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全真楷書" svg:font-family="全真楷書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9">
      <style:table-cell-properties fo:border="thin solid #000000" style:diagonal-tl-br="thin solid #000000" style:vertical-align="middle" fo:wrap-option="wrap" fo:background-color="transparent" style:repeat-content="false"/>
      <style:paragraph-properties fo:text-align="start" fo:margin-left="0cm"/>
    </style:style>
    <style:style style:name="ce3" style:family="table-cell" style:parent-style-name="Default" style:data-style-name="N48">
      <style:table-cell-properties fo:border="thin solid #000000" style:vertical-align="middle" fo:background-color="transparent" style:repeat-content="false"/>
      <style:paragraph-properties fo:text-align="center"/>
    </style:style>
    <style:style style:name="ce4" style:family="table-cell" style:parent-style-name="Default" style:data-style-name="N48">
      <style:table-cell-properties fo:border="thin solid #000000" style:vertical-align="middle" fo:background-color="#EDEDED" style:repeat-content="false"/>
      <style:paragraph-properties fo:text-align="center"/>
      <style:text-properties fo:color="#FF0000"/>
    </style:style>
    <style:style style:name="ce5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</style:style>
    <style:style style:name="ce6" style:family="table-cell" style:parent-style-name="Default" style:data-style-name="N19">
      <style:table-cell-properties fo:border="thin solid #000000" style:vertical-align="middle" fo:wrap-option="wrap" fo:background-color="transparent" style:repeat-content="false"/>
      <style:paragraph-properties fo:text-align="center"/>
    </style:style>
    <style:style style:name="ce7" style:family="table-cell" style:parent-style-name="Default" style:data-style-name="N48">
      <style:table-cell-properties fo:border="thin solid #000000"/>
    </style:style>
    <style:style style:name="ce8" style:family="table-cell" style:parent-style-name="Default" style:data-style-name="N48">
      <style:table-cell-properties fo:border="thin solid #000000" fo:background-color="#EDEDED"/>
    </style:style>
    <style:style style:name="ce9" style:family="table-cell" style:parent-style-name="Default" style:data-style-name="N0">
      <style:table-cell-properties fo:background-color="transparent"/>
    </style:style>
    <style:style style:name="ce10" style:family="table-cell" style:parent-style-name="Default" style:data-style-name="N19">
      <style:table-cell-properties fo:border="thin solid #000000" style:vertical-align="middle" fo:wrap-option="wrap" style:repeat-content="false"/>
      <style:paragraph-properties fo:text-align="center"/>
    </style:style>
    <style:style style:name="ce11" style:family="table-cell" style:parent-style-name="Default" style:data-style-name="N19">
      <style:table-cell-properties style:vertical-align="middle" style:repeat-content="false"/>
      <style:paragraph-properties fo:text-align="center"/>
    </style:style>
    <style:style style:name="ce12" style:family="table-cell" style:parent-style-name="Default" style:data-style-name="N48"/>
    <style:style style:name="ce13" style:family="table-cell" style:parent-style-name="Default" style:data-style-name="N1">
      <style:table-cell-properties style:vertical-align="middle" style:repeat-content="false"/>
      <style:paragraph-properties fo:text-align="end" fo:margin-right="0cm"/>
      <style:text-properties fo:color="#993300" style:font-name="全真楷書" style:font-name-asian="全真楷書" style:font-name-complex="全真楷書" fo:font-size="16pt" style:font-size-asian="16pt" style:font-size-complex="16pt" style:font-family-generic="modern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936875cm" style:use-optimal-column-width="true"/>
    </style:style>
    <style:style style:name="co2" style:family="table-column">
      <style:table-column-properties fo:break-before="auto" style:column-width="3.30729166666667cm"/>
    </style:style>
    <style:style style:name="co3" style:family="table-column">
      <style:table-column-properties fo:break-before="auto" style:column-width="3.75708333333333cm" style:use-optimal-column-width="true"/>
    </style:style>
    <style:style style:name="co4" style:family="table-column">
      <style:table-column-properties fo:break-before="auto" style:column-width="2.619375cm" style:use-optimal-column-width="true"/>
    </style:style>
    <style:style style:name="co5" style:family="table-column">
      <style:table-column-properties fo:break-before="auto" style:column-width="1.905cm"/>
    </style:style>
    <style:style style:name="co6" style:family="table-column">
      <style:table-column-properties fo:break-before="auto" style:column-width="3.75708333333333cm"/>
    </style:style>
    <style:style style:name="ro1" style:family="table-row">
      <style:table-row-properties style:row-height="35.1pt" style:use-optimal-row-height="false" fo:break-before="auto"/>
    </style:style>
    <style:style style:name="ro2" style:family="table-row">
      <style:table-row-properties style:row-height="24.95pt" style:use-optimal-row-height="false" fo:break-before="auto"/>
    </style:style>
    <style:style style:name="ro3" style:family="table-row">
      <style:table-row-properties style:row-height="16.5pt" style:use-optimal-row-height="true" fo:break-before="auto"/>
    </style:style>
    <style:style style:name="ro4" style:family="table-row">
      <style:table-row-properties style:row-height="21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出站資料" table:style-name="ta1">
        <table:table-column table:style-name="co1" table:default-cell-style-name="ce11"/>
        <table:table-column table:style-name="co2" table:number-columns-repeated="82" table:default-cell-style-name="ce12"/>
        <table:table-column table:style-name="co3" table:default-cell-style-name="ce12"/>
        <table:table-column table:style-name="co2" table:number-columns-repeated="25" table:default-cell-style-name="ce12"/>
        <table:table-column table:style-name="co2" table:number-columns-repeated="11" table:default-cell-style-name="ce12" table:visibility="collapse"/>
        <table:table-column table:style-name="co4" table:default-cell-style-name="ce1"/>
        <table:table-column table:style-name="co5" table:number-columns-repeated="16263" table:default-cell-style-name="ce1"/>
        <table:table-row table:style-name="ro1">
          <table:table-cell office:value-type="string" table:style-name="ce2">
            <text:p>　　　　車站</text:p>
            <text:p>日期</text:p>
          </table:table-cell>
          <table:table-cell office:value-type="string" table:style-name="ce3">
            <text:p>松山機場</text:p>
          </table:table-cell>
          <table:table-cell office:value-type="string" table:style-name="ce3">
            <text:p>中山國中</text:p>
          </table:table-cell>
          <table:table-cell office:value-type="string" table:style-name="ce3">
            <text:p>南京復興</text:p>
          </table:table-cell>
          <table:table-cell office:value-type="string" table:style-name="ce3">
            <text:p>忠孝復興</text:p>
          </table:table-cell>
          <table:table-cell office:value-type="string" table:style-name="ce3">
            <text:p>大安</text:p>
          </table:table-cell>
          <table:table-cell office:value-type="string" table:style-name="ce3">
            <text:p>科技大樓</text:p>
          </table:table-cell>
          <table:table-cell office:value-type="string" table:style-name="ce3">
            <text:p>六張犁</text:p>
          </table:table-cell>
          <table:table-cell office:value-type="string" table:style-name="ce3">
            <text:p>麟光</text:p>
          </table:table-cell>
          <table:table-cell office:value-type="string" table:style-name="ce3">
            <text:p>辛亥</text:p>
          </table:table-cell>
          <table:table-cell office:value-type="string" table:style-name="ce3">
            <text:p>萬芳醫院</text:p>
          </table:table-cell>
          <table:table-cell office:value-type="string" table:style-name="ce3">
            <text:p>萬芳社區</text:p>
          </table:table-cell>
          <table:table-cell office:value-type="string" table:style-name="ce3">
            <text:p>木柵</text:p>
          </table:table-cell>
          <table:table-cell office:value-type="string" table:style-name="ce3">
            <text:p>動物園</text:p>
          </table:table-cell>
          <table:table-cell office:value-type="string" table:style-name="ce3">
            <text:p>大直</text:p>
          </table:table-cell>
          <table:table-cell office:value-type="string" table:style-name="ce3">
            <text:p>劍南路</text:p>
          </table:table-cell>
          <table:table-cell office:value-type="string" table:style-name="ce3">
            <text:p>西湖</text:p>
          </table:table-cell>
          <table:table-cell office:value-type="string" table:style-name="ce3">
            <text:p>港墘</text:p>
          </table:table-cell>
          <table:table-cell office:value-type="string" table:style-name="ce3">
            <text:p>文德</text:p>
          </table:table-cell>
          <table:table-cell office:value-type="string" table:style-name="ce3">
            <text:p>內湖</text:p>
          </table:table-cell>
          <table:table-cell office:value-type="string" table:style-name="ce3">
            <text:p>大湖公園</text:p>
          </table:table-cell>
          <table:table-cell office:value-type="string" table:style-name="ce3">
            <text:p>葫洲</text:p>
          </table:table-cell>
          <table:table-cell office:value-type="string" table:style-name="ce3">
            <text:p>東湖</text:p>
          </table:table-cell>
          <table:table-cell office:value-type="string" table:style-name="ce3">
            <text:p>南港軟體園區</text:p>
          </table:table-cell>
          <table:table-cell office:value-type="string" table:style-name="ce3">
            <text:p>南港展覽館</text:p>
          </table:table-cell>
          <table:table-cell office:value-type="string" table:style-name="ce3">
            <text:p>小碧潭</text:p>
          </table:table-cell>
          <table:table-cell office:value-type="string" table:style-name="ce3">
            <text:p>新店</text:p>
          </table:table-cell>
          <table:table-cell office:value-type="string" table:style-name="ce3">
            <text:p>新店區公所</text:p>
          </table:table-cell>
          <table:table-cell office:value-type="string" table:style-name="ce3">
            <text:p>七張</text:p>
          </table:table-cell>
          <table:table-cell office:value-type="string" table:style-name="ce4">
            <text:p>大坪林</text:p>
          </table:table-cell>
          <table:table-cell office:value-type="string" table:style-name="ce3">
            <text:p>景美</text:p>
          </table:table-cell>
          <table:table-cell office:value-type="string" table:style-name="ce3">
            <text:p>萬隆</text:p>
          </table:table-cell>
          <table:table-cell office:value-type="string" table:style-name="ce3">
            <text:p>公館</text:p>
          </table:table-cell>
          <table:table-cell office:value-type="string" table:style-name="ce3">
            <text:p>台電大樓</text:p>
          </table:table-cell>
          <table:table-cell office:value-type="string" table:style-name="ce3">
            <text:p>古亭</text:p>
          </table:table-cell>
          <table:table-cell office:value-type="string" table:style-name="ce3">
            <text:p>中正紀念堂</text:p>
          </table:table-cell>
          <table:table-cell office:value-type="string" table:style-name="ce3">
            <text:p>小南門</text:p>
          </table:table-cell>
          <table:table-cell office:value-type="string" table:style-name="ce3">
            <text:p>頂溪</text:p>
          </table:table-cell>
          <table:table-cell office:value-type="string" table:style-name="ce3">
            <text:p>永安市場</text:p>
          </table:table-cell>
          <table:table-cell office:value-type="string" table:style-name="ce4">
            <text:p>景安</text:p>
          </table:table-cell>
          <table:table-cell office:value-type="string" table:style-name="ce3">
            <text:p>南勢角</text:p>
          </table:table-cell>
          <table:table-cell office:value-type="string" table:style-name="ce3">
            <text:p>台大醫院</text:p>
          </table:table-cell>
          <table:table-cell office:value-type="string" table:style-name="ce3">
            <text:p>台北車站</text:p>
          </table:table-cell>
          <table:table-cell office:value-type="string" table:style-name="ce3">
            <text:p>中山</text:p>
          </table:table-cell>
          <table:table-cell office:value-type="string" table:style-name="ce3">
            <text:p>雙連</text:p>
          </table:table-cell>
          <table:table-cell office:value-type="string" table:style-name="ce3">
            <text:p>民權西路</text:p>
          </table:table-cell>
          <table:table-cell office:value-type="string" table:style-name="ce3">
            <text:p>圓山</text:p>
          </table:table-cell>
          <table:table-cell office:value-type="string" table:style-name="ce3">
            <text:p>劍潭</text:p>
          </table:table-cell>
          <table:table-cell office:value-type="string" table:style-name="ce3">
            <text:p>士林</text:p>
          </table:table-cell>
          <table:table-cell office:value-type="string" table:style-name="ce3">
            <text:p>芝山</text:p>
          </table:table-cell>
          <table:table-cell office:value-type="string" table:style-name="ce3">
            <text:p>明德</text:p>
          </table:table-cell>
          <table:table-cell office:value-type="string" table:style-name="ce3">
            <text:p>石牌</text:p>
          </table:table-cell>
          <table:table-cell office:value-type="string" table:style-name="ce3">
            <text:p>唭哩岸</text:p>
          </table:table-cell>
          <table:table-cell office:value-type="string" table:style-name="ce3">
            <text:p>奇岩</text:p>
          </table:table-cell>
          <table:table-cell office:value-type="string" table:style-name="ce3">
            <text:p>北投</text:p>
          </table:table-cell>
          <table:table-cell office:value-type="string" table:style-name="ce3">
            <text:p>新北投</text:p>
          </table:table-cell>
          <table:table-cell office:value-type="string" table:style-name="ce3">
            <text:p>復興崗</text:p>
          </table:table-cell>
          <table:table-cell office:value-type="string" table:style-name="ce3">
            <text:p>忠義</text:p>
          </table:table-cell>
          <table:table-cell office:value-type="string" table:style-name="ce3">
            <text:p>關渡</text:p>
          </table:table-cell>
          <table:table-cell office:value-type="string" table:style-name="ce3">
            <text:p>竹圍</text:p>
          </table:table-cell>
          <table:table-cell office:value-type="string" table:style-name="ce3">
            <text:p>紅樹林</text:p>
          </table:table-cell>
          <table:table-cell office:value-type="string" table:style-name="ce3">
            <text:p>淡水</text:p>
          </table:table-cell>
          <table:table-cell office:value-type="string" table:style-name="ce3">
            <text:p>頂埔</text:p>
          </table:table-cell>
          <table:table-cell office:value-type="string" table:style-name="ce3">
            <text:p>永寧</text:p>
          </table:table-cell>
          <table:table-cell office:value-type="string" table:style-name="ce3">
            <text:p>土城</text:p>
          </table:table-cell>
          <table:table-cell office:value-type="string" table:style-name="ce3">
            <text:p>海山</text:p>
          </table:table-cell>
          <table:table-cell office:value-type="string" table:style-name="ce3">
            <text:p>亞東醫院</text:p>
          </table:table-cell>
          <table:table-cell office:value-type="string" table:style-name="ce3">
            <text:p>府中</text:p>
          </table:table-cell>
          <table:table-cell office:value-type="string" table:style-name="ce3">
            <text:p>BL板橋</text:p>
          </table:table-cell>
          <table:table-cell office:value-type="string" table:style-name="ce3">
            <text:p>新埔</text:p>
          </table:table-cell>
          <table:table-cell office:value-type="string" table:style-name="ce3">
            <text:p>江子翠</text:p>
          </table:table-cell>
          <table:table-cell office:value-type="string" table:style-name="ce3">
            <text:p>龍山寺</text:p>
          </table:table-cell>
          <table:table-cell office:value-type="string" table:style-name="ce3">
            <text:p>西門</text:p>
          </table:table-cell>
          <table:table-cell office:value-type="string" table:style-name="ce3">
            <text:p>善導寺</text:p>
          </table:table-cell>
          <table:table-cell office:value-type="string" table:style-name="ce3">
            <text:p>忠孝新生</text:p>
          </table:table-cell>
          <table:table-cell office:value-type="string" table:style-name="ce3">
            <text:p>忠孝敦化</text:p>
          </table:table-cell>
          <table:table-cell office:value-type="string" table:style-name="ce3">
            <text:p>國父紀念館</text:p>
          </table:table-cell>
          <table:table-cell office:value-type="string" table:style-name="ce3">
            <text:p>市政府</text:p>
          </table:table-cell>
          <table:table-cell office:value-type="string" table:style-name="ce3">
            <text:p>永春</text:p>
          </table:table-cell>
          <table:table-cell office:value-type="string" table:style-name="ce3">
            <text:p>後山埤</text:p>
          </table:table-cell>
          <table:table-cell office:value-type="string" table:style-name="ce3">
            <text:p>昆陽</text:p>
          </table:table-cell>
          <table:table-cell office:value-type="string" table:style-name="ce3">
            <text:p>南港</text:p>
          </table:table-cell>
          <table:table-cell office:value-type="string" table:style-name="ce3">
            <text:p>象山</text:p>
          </table:table-cell>
          <table:table-cell office:value-type="string" table:style-name="ce3">
            <text:p>台北101/世貿</text:p>
          </table:table-cell>
          <table:table-cell office:value-type="string" table:style-name="ce3">
            <text:p>信義安和</text:p>
          </table:table-cell>
          <table:table-cell office:value-type="string" table:style-name="ce3">
            <text:p>大安森林公園</text:p>
          </table:table-cell>
          <table:table-cell office:value-type="string" table:style-name="ce3">
            <text:p>北門</text:p>
          </table:table-cell>
          <table:table-cell office:value-type="string" table:style-name="ce3">
            <text:p>松江南京</text:p>
          </table:table-cell>
          <table:table-cell office:value-type="string" table:style-name="ce3">
            <text:p>台北小巨蛋</text:p>
          </table:table-cell>
          <table:table-cell office:value-type="string" table:style-name="ce3">
            <text:p>南京三民</text:p>
          </table:table-cell>
          <table:table-cell office:value-type="string" table:style-name="ce3">
            <text:p>松山</text:p>
          </table:table-cell>
          <table:table-cell office:value-type="string" table:style-name="ce3">
            <text:p>輔大</text:p>
          </table:table-cell>
          <table:table-cell office:value-type="string" table:style-name="ce3">
            <text:p>新莊</text:p>
          </table:table-cell>
          <table:table-cell office:value-type="string" table:style-name="ce4">
            <text:p>頭前庄</text:p>
          </table:table-cell>
          <table:table-cell office:value-type="string" table:style-name="ce3">
            <text:p>先嗇宮</text:p>
          </table:table-cell>
          <table:table-cell office:value-type="string" table:style-name="ce3">
            <text:p>三重</text:p>
          </table:table-cell>
          <table:table-cell office:value-type="string" table:style-name="ce3">
            <text:p>菜寮</text:p>
          </table:table-cell>
          <table:table-cell office:value-type="string" table:style-name="ce3">
            <text:p>台北橋</text:p>
          </table:table-cell>
          <table:table-cell office:value-type="string" table:style-name="ce3">
            <text:p>大橋頭</text:p>
          </table:table-cell>
          <table:table-cell office:value-type="string" table:style-name="ce3">
            <text:p>中山國小</text:p>
          </table:table-cell>
          <table:table-cell office:value-type="string" table:style-name="ce3">
            <text:p>行天宮</text:p>
          </table:table-cell>
          <table:table-cell office:value-type="string" table:style-name="ce3">
            <text:p>東門</text:p>
          </table:table-cell>
          <table:table-cell office:value-type="string" table:style-name="ce3">
            <text:p>蘆洲</text:p>
          </table:table-cell>
          <table:table-cell office:value-type="string" table:style-name="ce3">
            <text:p>三民高中</text:p>
          </table:table-cell>
          <table:table-cell office:value-type="string" table:style-name="ce3">
            <text:p>徐匯中學</text:p>
          </table:table-cell>
          <table:table-cell office:value-type="string" table:style-name="ce3">
            <text:p>三和國中</text:p>
          </table:table-cell>
          <table:table-cell office:value-type="string" table:style-name="ce3">
            <text:p>三重國小</text:p>
          </table:table-cell>
          <table:table-cell office:value-type="string" table:style-name="ce3">
            <text:p>迴龍</text:p>
          </table:table-cell>
          <table:table-cell office:value-type="string" table:style-name="ce3">
            <text:p>丹鳳</text:p>
          </table:table-cell>
          <table:table-cell office:value-type="string" table:style-name="ce3">
            <text:p>十四張</text:p>
          </table:table-cell>
          <table:table-cell office:value-type="string" table:style-name="ce3">
            <text:p>秀朗橋</text:p>
          </table:table-cell>
          <table:table-cell office:value-type="string" table:style-name="ce3">
            <text:p>景平</text:p>
          </table:table-cell>
          <table:table-cell office:value-type="string" table:style-name="ce3">
            <text:p>中和</text:p>
          </table:table-cell>
          <table:table-cell office:value-type="string" table:style-name="ce3">
            <text:p>橋和</text:p>
          </table:table-cell>
          <table:table-cell office:value-type="string" table:style-name="ce3">
            <text:p>中原</text:p>
          </table:table-cell>
          <table:table-cell office:value-type="string" table:style-name="ce3">
            <text:p>板新</text:p>
          </table:table-cell>
          <table:table-cell office:value-type="string" table:style-name="ce3">
            <text:p>Y板橋</text:p>
          </table:table-cell>
          <table:table-cell office:value-type="string" table:style-name="ce3">
            <text:p>新埔民生</text:p>
          </table:table-cell>
          <table:table-cell office:value-type="string" table:style-name="ce3">
            <text:p>幸福</text:p>
          </table:table-cell>
          <table:table-cell office:value-type="string" table:style-name="ce3">
            <text:p>新北產業園區</text:p>
          </table:table-cell>
          <table:table-cell table:number-columns-repeated="16264" table:style-name="ce5"/>
        </table:table-row>
        <table:table-row table:style-name="ro2">
          <table:table-cell office:value-type="date" office:date-value="2025-06-01T00:00:00" table:style-name="ce6">
            <text:p>2025/6/1</text:p>
          </table:table-cell>
          <table:table-cell office:value-type="float" office:value="4152" table:style-name="ce7">
            <text:p>4,152<text:s/></text:p>
          </table:table-cell>
          <table:table-cell office:value-type="float" office:value="6437" table:style-name="ce7">
            <text:p>6,437<text:s/></text:p>
          </table:table-cell>
          <table:table-cell office:value-type="float" office:value="18343" table:style-name="ce7">
            <text:p>18,343<text:s/></text:p>
          </table:table-cell>
          <table:table-cell office:value-type="float" office:value="30656" table:style-name="ce7">
            <text:p>30,656<text:s/></text:p>
          </table:table-cell>
          <table:table-cell office:value-type="float" office:value="11734" table:style-name="ce7">
            <text:p>11,734<text:s/></text:p>
          </table:table-cell>
          <table:table-cell office:value-type="float" office:value="7329" table:style-name="ce7">
            <text:p>7,329<text:s/></text:p>
          </table:table-cell>
          <table:table-cell office:value-type="float" office:value="6310" table:style-name="ce7">
            <text:p>6,310<text:s/></text:p>
          </table:table-cell>
          <table:table-cell office:value-type="float" office:value="3312" table:style-name="ce7">
            <text:p>3,312<text:s/></text:p>
          </table:table-cell>
          <table:table-cell office:value-type="float" office:value="2353" table:style-name="ce7">
            <text:p>2,353<text:s/></text:p>
          </table:table-cell>
          <table:table-cell office:value-type="float" office:value="7711" table:style-name="ce7">
            <text:p>7,711<text:s/></text:p>
          </table:table-cell>
          <table:table-cell office:value-type="float" office:value="1434" table:style-name="ce7">
            <text:p>1,434<text:s/></text:p>
          </table:table-cell>
          <table:table-cell office:value-type="float" office:value="2782" table:style-name="ce7">
            <text:p>2,782<text:s/></text:p>
          </table:table-cell>
          <table:table-cell office:value-type="float" office:value="7152" table:style-name="ce7">
            <text:p>7,152<text:s/></text:p>
          </table:table-cell>
          <table:table-cell office:value-type="float" office:value="5739" table:style-name="ce7">
            <text:p>5,739<text:s/></text:p>
          </table:table-cell>
          <table:table-cell office:value-type="float" office:value="8009" table:style-name="ce7">
            <text:p>8,009<text:s/></text:p>
          </table:table-cell>
          <table:table-cell office:value-type="float" office:value="4131" table:style-name="ce7">
            <text:p>4,131<text:s/></text:p>
          </table:table-cell>
          <table:table-cell office:value-type="float" office:value="5722" table:style-name="ce7">
            <text:p>5,722<text:s/></text:p>
          </table:table-cell>
          <table:table-cell office:value-type="float" office:value="3690" table:style-name="ce7">
            <text:p>3,690<text:s/></text:p>
          </table:table-cell>
          <table:table-cell office:value-type="float" office:value="7307" table:style-name="ce7">
            <text:p>7,307<text:s/></text:p>
          </table:table-cell>
          <table:table-cell office:value-type="float" office:value="3105" table:style-name="ce7">
            <text:p>3,105<text:s/></text:p>
          </table:table-cell>
          <table:table-cell office:value-type="float" office:value="4896" table:style-name="ce7">
            <text:p>4,896<text:s/></text:p>
          </table:table-cell>
          <table:table-cell office:value-type="float" office:value="5536" table:style-name="ce7">
            <text:p>5,536<text:s/></text:p>
          </table:table-cell>
          <table:table-cell office:value-type="float" office:value="5519" table:style-name="ce7">
            <text:p>5,519<text:s/></text:p>
          </table:table-cell>
          <table:table-cell office:value-type="float" office:value="21736" table:style-name="ce7">
            <text:p>21,736<text:s/></text:p>
          </table:table-cell>
          <table:table-cell office:value-type="float" office:value="3272" table:style-name="ce7">
            <text:p>3,272<text:s/></text:p>
          </table:table-cell>
          <table:table-cell office:value-type="float" office:value="10630" table:style-name="ce7">
            <text:p>10,630<text:s/></text:p>
          </table:table-cell>
          <table:table-cell office:value-type="float" office:value="8117" table:style-name="ce7">
            <text:p>8,117<text:s/></text:p>
          </table:table-cell>
          <table:table-cell office:value-type="float" office:value="10220" table:style-name="ce7">
            <text:p>10,220<text:s/></text:p>
          </table:table-cell>
          <table:table-cell office:value-type="float" office:value="11393" table:style-name="ce8">
            <text:p>11,393<text:s/></text:p>
          </table:table-cell>
          <table:table-cell office:value-type="float" office:value="11460" table:style-name="ce7">
            <text:p>11,460<text:s/></text:p>
          </table:table-cell>
          <table:table-cell office:value-type="float" office:value="7434" table:style-name="ce7">
            <text:p>7,434<text:s/></text:p>
          </table:table-cell>
          <table:table-cell office:value-type="float" office:value="19682" table:style-name="ce7">
            <text:p>19,682<text:s/></text:p>
          </table:table-cell>
          <table:table-cell office:value-type="float" office:value="10243" table:style-name="ce7">
            <text:p>10,243<text:s/></text:p>
          </table:table-cell>
          <table:table-cell office:value-type="float" office:value="17462" table:style-name="ce7">
            <text:p>17,462<text:s/></text:p>
          </table:table-cell>
          <table:table-cell office:value-type="float" office:value="16559" table:style-name="ce7">
            <text:p>16,559<text:s/></text:p>
          </table:table-cell>
          <table:table-cell office:value-type="float" office:value="4139" table:style-name="ce7">
            <text:p>4,139<text:s/></text:p>
          </table:table-cell>
          <table:table-cell office:value-type="float" office:value="23605" table:style-name="ce7">
            <text:p>23,605<text:s/></text:p>
          </table:table-cell>
          <table:table-cell office:value-type="float" office:value="16658" table:style-name="ce7">
            <text:p>16,658<text:s/></text:p>
          </table:table-cell>
          <table:table-cell office:value-type="float" office:value="12571" table:style-name="ce8">
            <text:p>12,571<text:s/></text:p>
          </table:table-cell>
          <table:table-cell office:value-type="float" office:value="13911" table:style-name="ce7">
            <text:p>13,911<text:s/></text:p>
          </table:table-cell>
          <table:table-cell office:value-type="float" office:value="7926" table:style-name="ce7">
            <text:p>7,926<text:s/></text:p>
          </table:table-cell>
          <table:table-cell office:value-type="float" office:value="122614" table:style-name="ce7">
            <text:p>122,614<text:s/></text:p>
          </table:table-cell>
          <table:table-cell office:value-type="float" office:value="42506" table:style-name="ce7">
            <text:p>42,506<text:s/></text:p>
          </table:table-cell>
          <table:table-cell office:value-type="float" office:value="12628" table:style-name="ce7">
            <text:p>12,628<text:s/></text:p>
          </table:table-cell>
          <table:table-cell office:value-type="float" office:value="14708" table:style-name="ce7">
            <text:p>14,708<text:s/></text:p>
          </table:table-cell>
          <table:table-cell office:value-type="float" office:value="21165" table:style-name="ce7">
            <text:p>21,165<text:s/></text:p>
          </table:table-cell>
          <table:table-cell office:value-type="float" office:value="22809" table:style-name="ce7">
            <text:p>22,809<text:s/></text:p>
          </table:table-cell>
          <table:table-cell office:value-type="float" office:value="19930" table:style-name="ce7">
            <text:p>19,930<text:s/></text:p>
          </table:table-cell>
          <table:table-cell office:value-type="float" office:value="16537" table:style-name="ce7">
            <text:p>16,537<text:s/></text:p>
          </table:table-cell>
          <table:table-cell office:value-type="float" office:value="7434" table:style-name="ce7">
            <text:p>7,434<text:s/></text:p>
          </table:table-cell>
          <table:table-cell office:value-type="float" office:value="17670" table:style-name="ce7">
            <text:p>17,670<text:s/></text:p>
          </table:table-cell>
          <table:table-cell office:value-type="float" office:value="5117" table:style-name="ce7">
            <text:p>5,117<text:s/></text:p>
          </table:table-cell>
          <table:table-cell office:value-type="float" office:value="4446" table:style-name="ce7">
            <text:p>4,446<text:s/></text:p>
          </table:table-cell>
          <table:table-cell office:value-type="float" office:value="14724" table:style-name="ce7">
            <text:p>14,724<text:s/></text:p>
          </table:table-cell>
          <table:table-cell office:value-type="float" office:value="4463" table:style-name="ce7">
            <text:p>4,463<text:s/></text:p>
          </table:table-cell>
          <table:table-cell office:value-type="float" office:value="2678" table:style-name="ce7">
            <text:p>2,678<text:s/></text:p>
          </table:table-cell>
          <table:table-cell office:value-type="float" office:value="1576" table:style-name="ce7">
            <text:p>1,576<text:s/></text:p>
          </table:table-cell>
          <table:table-cell office:value-type="float" office:value="8197" table:style-name="ce7">
            <text:p>8,197<text:s/></text:p>
          </table:table-cell>
          <table:table-cell office:value-type="float" office:value="8440" table:style-name="ce7">
            <text:p>8,440<text:s/></text:p>
          </table:table-cell>
          <table:table-cell office:value-type="float" office:value="17456" table:style-name="ce7">
            <text:p>17,456<text:s/></text:p>
          </table:table-cell>
          <table:table-cell office:value-type="float" office:value="37079" table:style-name="ce7">
            <text:p>37,079<text:s/></text:p>
          </table:table-cell>
          <table:table-cell office:value-type="float" office:value="5676" table:style-name="ce7">
            <text:p>5,676<text:s/></text:p>
          </table:table-cell>
          <table:table-cell office:value-type="float" office:value="8792" table:style-name="ce7">
            <text:p>8,792<text:s/></text:p>
          </table:table-cell>
          <table:table-cell office:value-type="float" office:value="5372" table:style-name="ce7">
            <text:p>5,372<text:s/></text:p>
          </table:table-cell>
          <table:table-cell office:value-type="float" office:value="14942" table:style-name="ce7">
            <text:p>14,942<text:s/></text:p>
          </table:table-cell>
          <table:table-cell office:value-type="float" office:value="11812" table:style-name="ce7">
            <text:p>11,812<text:s/></text:p>
          </table:table-cell>
          <table:table-cell office:value-type="float" office:value="19214" table:style-name="ce7">
            <text:p>19,214<text:s/></text:p>
          </table:table-cell>
          <table:table-cell office:value-type="float" office:value="31908" table:style-name="ce7">
            <text:p>31,908<text:s/></text:p>
          </table:table-cell>
          <table:table-cell office:value-type="float" office:value="23844" table:style-name="ce7">
            <text:p>23,844<text:s/></text:p>
          </table:table-cell>
          <table:table-cell office:value-type="float" office:value="18858" table:style-name="ce7">
            <text:p>18,858<text:s/></text:p>
          </table:table-cell>
          <table:table-cell office:value-type="float" office:value="22882" table:style-name="ce7">
            <text:p>22,882<text:s/></text:p>
          </table:table-cell>
          <table:table-cell office:value-type="float" office:value="59816" table:style-name="ce7">
            <text:p>59,816<text:s/></text:p>
          </table:table-cell>
          <table:table-cell office:value-type="float" office:value="10581" table:style-name="ce7">
            <text:p>10,581<text:s/></text:p>
          </table:table-cell>
          <table:table-cell office:value-type="float" office:value="24828" table:style-name="ce7">
            <text:p>24,828<text:s/></text:p>
          </table:table-cell>
          <table:table-cell office:value-type="float" office:value="20630" table:style-name="ce7">
            <text:p>20,630<text:s/></text:p>
          </table:table-cell>
          <table:table-cell office:value-type="float" office:value="20205" table:style-name="ce7">
            <text:p>20,205<text:s/></text:p>
          </table:table-cell>
          <table:table-cell office:value-type="float" office:value="39530" table:style-name="ce7">
            <text:p>39,530<text:s/></text:p>
          </table:table-cell>
          <table:table-cell office:value-type="float" office:value="12661" table:style-name="ce7">
            <text:p>12,661<text:s/></text:p>
          </table:table-cell>
          <table:table-cell office:value-type="float" office:value="11744" table:style-name="ce7">
            <text:p>11,744<text:s/></text:p>
          </table:table-cell>
          <table:table-cell office:value-type="float" office:value="8025" table:style-name="ce7">
            <text:p>8,025<text:s/></text:p>
          </table:table-cell>
          <table:table-cell office:value-type="float" office:value="17435" table:style-name="ce7">
            <text:p>17,435<text:s/></text:p>
          </table:table-cell>
          <table:table-cell office:value-type="float" office:value="8084" table:style-name="ce7">
            <text:p>8,084<text:s/></text:p>
          </table:table-cell>
          <table:table-cell office:value-type="float" office:value="24991" table:style-name="ce7">
            <text:p>24,991<text:s/></text:p>
          </table:table-cell>
          <table:table-cell office:value-type="float" office:value="10609" table:style-name="ce7">
            <text:p>10,609<text:s/></text:p>
          </table:table-cell>
          <table:table-cell office:value-type="float" office:value="9617" table:style-name="ce7">
            <text:p>9,617<text:s/></text:p>
          </table:table-cell>
          <table:table-cell office:value-type="float" office:value="11599" table:style-name="ce7">
            <text:p>11,599<text:s/></text:p>
          </table:table-cell>
          <table:table-cell office:value-type="float" office:value="14216" table:style-name="ce7">
            <text:p>14,216<text:s/></text:p>
          </table:table-cell>
          <table:table-cell office:value-type="float" office:value="12040" table:style-name="ce7">
            <text:p>12,040<text:s/></text:p>
          </table:table-cell>
          <table:table-cell office:value-type="float" office:value="11093" table:style-name="ce7">
            <text:p>11,093<text:s/></text:p>
          </table:table-cell>
          <table:table-cell office:value-type="float" office:value="14904" table:style-name="ce7">
            <text:p>14,904<text:s/></text:p>
          </table:table-cell>
          <table:table-cell office:value-type="float" office:value="5491" table:style-name="ce7">
            <text:p>5,491<text:s/></text:p>
          </table:table-cell>
          <table:table-cell office:value-type="float" office:value="7238" table:style-name="ce7">
            <text:p>7,238<text:s/></text:p>
          </table:table-cell>
          <table:table-cell office:value-type="float" office:value="2766" table:style-name="ce8">
            <text:p>2,766<text:s/></text:p>
          </table:table-cell>
          <table:table-cell office:value-type="float" office:value="2203" table:style-name="ce7">
            <text:p>2,203<text:s/></text:p>
          </table:table-cell>
          <table:table-cell office:value-type="float" office:value="6675" table:style-name="ce7">
            <text:p>6,675<text:s/></text:p>
          </table:table-cell>
          <table:table-cell office:value-type="float" office:value="6271" table:style-name="ce7">
            <text:p>6,271<text:s/></text:p>
          </table:table-cell>
          <table:table-cell office:value-type="float" office:value="8135" table:style-name="ce7">
            <text:p>8,135<text:s/></text:p>
          </table:table-cell>
          <table:table-cell office:value-type="float" office:value="8682" table:style-name="ce7">
            <text:p>8,682<text:s/></text:p>
          </table:table-cell>
          <table:table-cell office:value-type="float" office:value="10163" table:style-name="ce7">
            <text:p>10,163<text:s/></text:p>
          </table:table-cell>
          <table:table-cell office:value-type="float" office:value="13742" table:style-name="ce7">
            <text:p>13,742<text:s/></text:p>
          </table:table-cell>
          <table:table-cell office:value-type="float" office:value="17904" table:style-name="ce7">
            <text:p>17,904<text:s/></text:p>
          </table:table-cell>
          <table:table-cell office:value-type="float" office:value="8379" table:style-name="ce7">
            <text:p>8,379<text:s/></text:p>
          </table:table-cell>
          <table:table-cell office:value-type="float" office:value="7561" table:style-name="ce7">
            <text:p>7,561<text:s/></text:p>
          </table:table-cell>
          <table:table-cell office:value-type="float" office:value="8067" table:style-name="ce7">
            <text:p>8,067<text:s/></text:p>
          </table:table-cell>
          <table:table-cell office:value-type="float" office:value="8003" table:style-name="ce7">
            <text:p>8,003<text:s/></text:p>
          </table:table-cell>
          <table:table-cell office:value-type="float" office:value="8573" table:style-name="ce7">
            <text:p>8,573<text:s/></text:p>
          </table:table-cell>
          <table:table-cell office:value-type="float" office:value="6857" table:style-name="ce7">
            <text:p>6,857<text:s/></text:p>
          </table:table-cell>
          <table:table-cell office:value-type="float" office:value="5603" table:style-name="ce7">
            <text:p>5,603<text:s/></text:p>
          </table:table-cell>
          <table:table-cell table:number-columns-repeated="11" table:style-name="ce7"/>
          <table:table-cell table:number-columns-repeated="16264" table:style-name="ce9"/>
        </table:table-row>
        <table:table-row table:style-name="ro2">
          <table:table-cell office:value-type="date" office:date-value="2025-06-02T00:00:00" table:style-name="ce6">
            <text:p>2025/6/2</text:p>
          </table:table-cell>
          <table:table-cell office:value-type="float" office:value="5601" table:style-name="ce7">
            <text:p>5,601<text:s/></text:p>
          </table:table-cell>
          <table:table-cell office:value-type="float" office:value="13525" table:style-name="ce7">
            <text:p>13,525<text:s/></text:p>
          </table:table-cell>
          <table:table-cell office:value-type="float" office:value="45787" table:style-name="ce7">
            <text:p>45,787<text:s/></text:p>
          </table:table-cell>
          <table:table-cell office:value-type="float" office:value="38891" table:style-name="ce7">
            <text:p>38,891<text:s/></text:p>
          </table:table-cell>
          <table:table-cell office:value-type="float" office:value="26414" table:style-name="ce7">
            <text:p>26,414<text:s/></text:p>
          </table:table-cell>
          <table:table-cell office:value-type="float" office:value="14385" table:style-name="ce7">
            <text:p>14,385<text:s/></text:p>
          </table:table-cell>
          <table:table-cell office:value-type="float" office:value="11004" table:style-name="ce7">
            <text:p>11,004<text:s/></text:p>
          </table:table-cell>
          <table:table-cell office:value-type="float" office:value="4198" table:style-name="ce7">
            <text:p>4,198<text:s/></text:p>
          </table:table-cell>
          <table:table-cell office:value-type="float" office:value="3518" table:style-name="ce7">
            <text:p>3,518<text:s/></text:p>
          </table:table-cell>
          <table:table-cell office:value-type="float" office:value="13092" table:style-name="ce7">
            <text:p>13,092<text:s/></text:p>
          </table:table-cell>
          <table:table-cell office:value-type="float" office:value="2188" table:style-name="ce7">
            <text:p>2,188<text:s/></text:p>
          </table:table-cell>
          <table:table-cell office:value-type="float" office:value="5028" table:style-name="ce7">
            <text:p>5,028<text:s/></text:p>
          </table:table-cell>
          <table:table-cell office:value-type="float" office:value="5864" table:style-name="ce7">
            <text:p>5,864<text:s/></text:p>
          </table:table-cell>
          <table:table-cell office:value-type="float" office:value="9876" table:style-name="ce7">
            <text:p>9,876<text:s/></text:p>
          </table:table-cell>
          <table:table-cell office:value-type="float" office:value="10208" table:style-name="ce7">
            <text:p>10,208<text:s/></text:p>
          </table:table-cell>
          <table:table-cell office:value-type="float" office:value="15903" table:style-name="ce7">
            <text:p>15,903<text:s/></text:p>
          </table:table-cell>
          <table:table-cell office:value-type="float" office:value="18250" table:style-name="ce7">
            <text:p>18,250<text:s/></text:p>
          </table:table-cell>
          <table:table-cell office:value-type="float" office:value="5946" table:style-name="ce7">
            <text:p>5,946<text:s/></text:p>
          </table:table-cell>
          <table:table-cell office:value-type="float" office:value="10248" table:style-name="ce7">
            <text:p>10,248<text:s/></text:p>
          </table:table-cell>
          <table:table-cell office:value-type="float" office:value="3400" table:style-name="ce7">
            <text:p>3,400<text:s/></text:p>
          </table:table-cell>
          <table:table-cell office:value-type="float" office:value="9147" table:style-name="ce7">
            <text:p>9,147<text:s/></text:p>
          </table:table-cell>
          <table:table-cell office:value-type="float" office:value="9054" table:style-name="ce7">
            <text:p>9,054<text:s/></text:p>
          </table:table-cell>
          <table:table-cell office:value-type="float" office:value="8081" table:style-name="ce7">
            <text:p>8,081<text:s/></text:p>
          </table:table-cell>
          <table:table-cell office:value-type="float" office:value="30362" table:style-name="ce7">
            <text:p>30,362<text:s/></text:p>
          </table:table-cell>
          <table:table-cell office:value-type="float" office:value="3538" table:style-name="ce7">
            <text:p>3,538<text:s/></text:p>
          </table:table-cell>
          <table:table-cell office:value-type="float" office:value="10929" table:style-name="ce7">
            <text:p>10,929<text:s/></text:p>
          </table:table-cell>
          <table:table-cell office:value-type="float" office:value="13372" table:style-name="ce7">
            <text:p>13,372<text:s/></text:p>
          </table:table-cell>
          <table:table-cell office:value-type="float" office:value="16440" table:style-name="ce7">
            <text:p>16,440<text:s/></text:p>
          </table:table-cell>
          <table:table-cell office:value-type="float" office:value="20332" table:style-name="ce8">
            <text:p>20,332<text:s/></text:p>
          </table:table-cell>
          <table:table-cell office:value-type="float" office:value="16644" table:style-name="ce7">
            <text:p>16,644<text:s/></text:p>
          </table:table-cell>
          <table:table-cell office:value-type="float" office:value="10146" table:style-name="ce7">
            <text:p>10,146<text:s/></text:p>
          </table:table-cell>
          <table:table-cell office:value-type="float" office:value="25561" table:style-name="ce7">
            <text:p>25,561<text:s/></text:p>
          </table:table-cell>
          <table:table-cell office:value-type="float" office:value="15017" table:style-name="ce7">
            <text:p>15,017<text:s/></text:p>
          </table:table-cell>
          <table:table-cell office:value-type="float" office:value="31142" table:style-name="ce7">
            <text:p>31,142<text:s/></text:p>
          </table:table-cell>
          <table:table-cell office:value-type="float" office:value="26201" table:style-name="ce7">
            <text:p>26,201<text:s/></text:p>
          </table:table-cell>
          <table:table-cell office:value-type="float" office:value="12564" table:style-name="ce7">
            <text:p>12,564<text:s/></text:p>
          </table:table-cell>
          <table:table-cell office:value-type="float" office:value="34460" table:style-name="ce7">
            <text:p>34,460<text:s/></text:p>
          </table:table-cell>
          <table:table-cell office:value-type="float" office:value="25825" table:style-name="ce7">
            <text:p>25,825<text:s/></text:p>
          </table:table-cell>
          <table:table-cell office:value-type="float" office:value="21505" table:style-name="ce8">
            <text:p>21,505<text:s/></text:p>
          </table:table-cell>
          <table:table-cell office:value-type="float" office:value="20454" table:style-name="ce7">
            <text:p>20,454<text:s/></text:p>
          </table:table-cell>
          <table:table-cell office:value-type="float" office:value="26751" table:style-name="ce7">
            <text:p>26,751<text:s/></text:p>
          </table:table-cell>
          <table:table-cell office:value-type="float" office:value="128827" table:style-name="ce7">
            <text:p>128,827<text:s/></text:p>
          </table:table-cell>
          <table:table-cell office:value-type="float" office:value="43526" table:style-name="ce7">
            <text:p>43,526<text:s/></text:p>
          </table:table-cell>
          <table:table-cell office:value-type="float" office:value="22714" table:style-name="ce7">
            <text:p>22,714<text:s/></text:p>
          </table:table-cell>
          <table:table-cell office:value-type="float" office:value="24517" table:style-name="ce7">
            <text:p>24,517<text:s/></text:p>
          </table:table-cell>
          <table:table-cell office:value-type="float" office:value="24717" table:style-name="ce7">
            <text:p>24,717<text:s/></text:p>
          </table:table-cell>
          <table:table-cell office:value-type="float" office:value="26836" table:style-name="ce7">
            <text:p>26,836<text:s/></text:p>
          </table:table-cell>
          <table:table-cell office:value-type="float" office:value="26427" table:style-name="ce7">
            <text:p>26,427<text:s/></text:p>
          </table:table-cell>
          <table:table-cell office:value-type="float" office:value="22927" table:style-name="ce7">
            <text:p>22,927<text:s/></text:p>
          </table:table-cell>
          <table:table-cell office:value-type="float" office:value="13806" table:style-name="ce7">
            <text:p>13,806<text:s/></text:p>
          </table:table-cell>
          <table:table-cell office:value-type="float" office:value="31766" table:style-name="ce7">
            <text:p>31,766<text:s/></text:p>
          </table:table-cell>
          <table:table-cell office:value-type="float" office:value="6780" table:style-name="ce7">
            <text:p>6,780<text:s/></text:p>
          </table:table-cell>
          <table:table-cell office:value-type="float" office:value="8294" table:style-name="ce7">
            <text:p>8,294<text:s/></text:p>
          </table:table-cell>
          <table:table-cell office:value-type="float" office:value="19163" table:style-name="ce7">
            <text:p>19,163<text:s/></text:p>
          </table:table-cell>
          <table:table-cell office:value-type="float" office:value="4271" table:style-name="ce7">
            <text:p>4,271<text:s/></text:p>
          </table:table-cell>
          <table:table-cell office:value-type="float" office:value="3977" table:style-name="ce7">
            <text:p>3,977<text:s/></text:p>
          </table:table-cell>
          <table:table-cell office:value-type="float" office:value="3465" table:style-name="ce7">
            <text:p>3,465<text:s/></text:p>
          </table:table-cell>
          <table:table-cell office:value-type="float" office:value="14679" table:style-name="ce7">
            <text:p>14,679<text:s/></text:p>
          </table:table-cell>
          <table:table-cell office:value-type="float" office:value="10105" table:style-name="ce7">
            <text:p>10,105<text:s/></text:p>
          </table:table-cell>
          <table:table-cell office:value-type="float" office:value="15970" table:style-name="ce7">
            <text:p>15,970<text:s/></text:p>
          </table:table-cell>
          <table:table-cell office:value-type="float" office:value="30894" table:style-name="ce7">
            <text:p>30,894<text:s/></text:p>
          </table:table-cell>
          <table:table-cell office:value-type="float" office:value="9761" table:style-name="ce7">
            <text:p>9,761<text:s/></text:p>
          </table:table-cell>
          <table:table-cell office:value-type="float" office:value="13827" table:style-name="ce7">
            <text:p>13,827<text:s/></text:p>
          </table:table-cell>
          <table:table-cell office:value-type="float" office:value="9015" table:style-name="ce7">
            <text:p>9,015<text:s/></text:p>
          </table:table-cell>
          <table:table-cell office:value-type="float" office:value="24534" table:style-name="ce7">
            <text:p>24,534<text:s/></text:p>
          </table:table-cell>
          <table:table-cell office:value-type="float" office:value="25240" table:style-name="ce7">
            <text:p>25,240<text:s/></text:p>
          </table:table-cell>
          <table:table-cell office:value-type="float" office:value="26239" table:style-name="ce7">
            <text:p>26,239<text:s/></text:p>
          </table:table-cell>
          <table:table-cell office:value-type="float" office:value="40317" table:style-name="ce7">
            <text:p>40,317<text:s/></text:p>
          </table:table-cell>
          <table:table-cell office:value-type="float" office:value="38888" table:style-name="ce7">
            <text:p>38,888<text:s/></text:p>
          </table:table-cell>
          <table:table-cell office:value-type="float" office:value="29581" table:style-name="ce7">
            <text:p>29,581<text:s/></text:p>
          </table:table-cell>
          <table:table-cell office:value-type="float" office:value="27123" table:style-name="ce7">
            <text:p>27,123<text:s/></text:p>
          </table:table-cell>
          <table:table-cell office:value-type="float" office:value="58240" table:style-name="ce7">
            <text:p>58,240<text:s/></text:p>
          </table:table-cell>
          <table:table-cell office:value-type="float" office:value="23423" table:style-name="ce7">
            <text:p>23,423<text:s/></text:p>
          </table:table-cell>
          <table:table-cell office:value-type="float" office:value="33669" table:style-name="ce7">
            <text:p>33,669<text:s/></text:p>
          </table:table-cell>
          <table:table-cell office:value-type="float" office:value="30504" table:style-name="ce7">
            <text:p>30,504<text:s/></text:p>
          </table:table-cell>
          <table:table-cell office:value-type="float" office:value="21515" table:style-name="ce7">
            <text:p>21,515<text:s/></text:p>
          </table:table-cell>
          <table:table-cell office:value-type="float" office:value="58459" table:style-name="ce7">
            <text:p>58,459<text:s/></text:p>
          </table:table-cell>
          <table:table-cell office:value-type="float" office:value="20738" table:style-name="ce7">
            <text:p>20,738<text:s/></text:p>
          </table:table-cell>
          <table:table-cell office:value-type="float" office:value="16495" table:style-name="ce7">
            <text:p>16,495<text:s/></text:p>
          </table:table-cell>
          <table:table-cell office:value-type="float" office:value="15465" table:style-name="ce7">
            <text:p>15,465<text:s/></text:p>
          </table:table-cell>
          <table:table-cell office:value-type="float" office:value="23598" table:style-name="ce7">
            <text:p>23,598<text:s/></text:p>
          </table:table-cell>
          <table:table-cell office:value-type="float" office:value="13358" table:style-name="ce7">
            <text:p>13,358<text:s/></text:p>
          </table:table-cell>
          <table:table-cell office:value-type="float" office:value="30550" table:style-name="ce7">
            <text:p>30,550<text:s/></text:p>
          </table:table-cell>
          <table:table-cell office:value-type="float" office:value="20111" table:style-name="ce7">
            <text:p>20,111<text:s/></text:p>
          </table:table-cell>
          <table:table-cell office:value-type="float" office:value="7523" table:style-name="ce7">
            <text:p>7,523<text:s/></text:p>
          </table:table-cell>
          <table:table-cell office:value-type="float" office:value="16600" table:style-name="ce7">
            <text:p>16,600<text:s/></text:p>
          </table:table-cell>
          <table:table-cell office:value-type="float" office:value="41725" table:style-name="ce7">
            <text:p>41,725<text:s/></text:p>
          </table:table-cell>
          <table:table-cell office:value-type="float" office:value="22572" table:style-name="ce7">
            <text:p>22,572<text:s/></text:p>
          </table:table-cell>
          <table:table-cell office:value-type="float" office:value="26327" table:style-name="ce7">
            <text:p>26,327<text:s/></text:p>
          </table:table-cell>
          <table:table-cell office:value-type="float" office:value="26232" table:style-name="ce7">
            <text:p>26,232<text:s/></text:p>
          </table:table-cell>
          <table:table-cell office:value-type="float" office:value="13541" table:style-name="ce7">
            <text:p>13,541<text:s/></text:p>
          </table:table-cell>
          <table:table-cell office:value-type="float" office:value="11452" table:style-name="ce7">
            <text:p>11,452<text:s/></text:p>
          </table:table-cell>
          <table:table-cell office:value-type="float" office:value="5090" table:style-name="ce8">
            <text:p>5,090<text:s/></text:p>
          </table:table-cell>
          <table:table-cell office:value-type="float" office:value="5660" table:style-name="ce7">
            <text:p>5,660<text:s/></text:p>
          </table:table-cell>
          <table:table-cell office:value-type="float" office:value="8938" table:style-name="ce7">
            <text:p>8,938<text:s/></text:p>
          </table:table-cell>
          <table:table-cell office:value-type="float" office:value="10899" table:style-name="ce7">
            <text:p>10,899<text:s/></text:p>
          </table:table-cell>
          <table:table-cell office:value-type="float" office:value="10447" table:style-name="ce7">
            <text:p>10,447<text:s/></text:p>
          </table:table-cell>
          <table:table-cell office:value-type="float" office:value="12291" table:style-name="ce7">
            <text:p>12,291<text:s/></text:p>
          </table:table-cell>
          <table:table-cell office:value-type="float" office:value="17002" table:style-name="ce7">
            <text:p>17,002<text:s/></text:p>
          </table:table-cell>
          <table:table-cell office:value-type="float" office:value="27836" table:style-name="ce7">
            <text:p>27,836<text:s/></text:p>
          </table:table-cell>
          <table:table-cell office:value-type="float" office:value="24600" table:style-name="ce7">
            <text:p>24,600<text:s/></text:p>
          </table:table-cell>
          <table:table-cell office:value-type="float" office:value="14686" table:style-name="ce7">
            <text:p>14,686<text:s/></text:p>
          </table:table-cell>
          <table:table-cell office:value-type="float" office:value="12867" table:style-name="ce7">
            <text:p>12,867<text:s/></text:p>
          </table:table-cell>
          <table:table-cell office:value-type="float" office:value="12923" table:style-name="ce7">
            <text:p>12,923<text:s/></text:p>
          </table:table-cell>
          <table:table-cell office:value-type="float" office:value="13211" table:style-name="ce7">
            <text:p>13,211<text:s/></text:p>
          </table:table-cell>
          <table:table-cell office:value-type="float" office:value="12754" table:style-name="ce7">
            <text:p>12,754<text:s/></text:p>
          </table:table-cell>
          <table:table-cell office:value-type="float" office:value="12017" table:style-name="ce7">
            <text:p>12,017<text:s/></text:p>
          </table:table-cell>
          <table:table-cell office:value-type="float" office:value="9393" table:style-name="ce7">
            <text:p>9,393<text:s/></text:p>
          </table:table-cell>
          <table:table-cell table:number-columns-repeated="11" table:style-name="ce7"/>
          <table:table-cell table:number-columns-repeated="16264" table:style-name="ce9"/>
        </table:table-row>
        <table:table-row table:style-name="ro2">
          <table:table-cell office:value-type="date" office:date-value="2025-06-03T00:00:00" table:style-name="ce6">
            <text:p>2025/6/3</text:p>
          </table:table-cell>
          <table:table-cell office:value-type="float" office:value="5242" table:style-name="ce7">
            <text:p>5,242<text:s/></text:p>
          </table:table-cell>
          <table:table-cell office:value-type="float" office:value="14156" table:style-name="ce7">
            <text:p>14,156<text:s/></text:p>
          </table:table-cell>
          <table:table-cell office:value-type="float" office:value="47368" table:style-name="ce7">
            <text:p>47,368<text:s/></text:p>
          </table:table-cell>
          <table:table-cell office:value-type="float" office:value="41075" table:style-name="ce7">
            <text:p>41,075<text:s/></text:p>
          </table:table-cell>
          <table:table-cell office:value-type="float" office:value="26875" table:style-name="ce7">
            <text:p>26,875<text:s/></text:p>
          </table:table-cell>
          <table:table-cell office:value-type="float" office:value="14690" table:style-name="ce7">
            <text:p>14,690<text:s/></text:p>
          </table:table-cell>
          <table:table-cell office:value-type="float" office:value="11237" table:style-name="ce7">
            <text:p>11,237<text:s/></text:p>
          </table:table-cell>
          <table:table-cell office:value-type="float" office:value="4115" table:style-name="ce7">
            <text:p>4,115<text:s/></text:p>
          </table:table-cell>
          <table:table-cell office:value-type="float" office:value="3422" table:style-name="ce7">
            <text:p>3,422<text:s/></text:p>
          </table:table-cell>
          <table:table-cell office:value-type="float" office:value="12786" table:style-name="ce7">
            <text:p>12,786<text:s/></text:p>
          </table:table-cell>
          <table:table-cell office:value-type="float" office:value="2067" table:style-name="ce7">
            <text:p>2,067<text:s/></text:p>
          </table:table-cell>
          <table:table-cell office:value-type="float" office:value="4731" table:style-name="ce7">
            <text:p>4,731<text:s/></text:p>
          </table:table-cell>
          <table:table-cell office:value-type="float" office:value="5062" table:style-name="ce7">
            <text:p>5,062<text:s/></text:p>
          </table:table-cell>
          <table:table-cell office:value-type="float" office:value="9841" table:style-name="ce7">
            <text:p>9,841<text:s/></text:p>
          </table:table-cell>
          <table:table-cell office:value-type="float" office:value="11255" table:style-name="ce7">
            <text:p>11,255<text:s/></text:p>
          </table:table-cell>
          <table:table-cell office:value-type="float" office:value="16898" table:style-name="ce7">
            <text:p>16,898<text:s/></text:p>
          </table:table-cell>
          <table:table-cell office:value-type="float" office:value="19221" table:style-name="ce7">
            <text:p>19,221<text:s/></text:p>
          </table:table-cell>
          <table:table-cell office:value-type="float" office:value="6392" table:style-name="ce7">
            <text:p>6,392<text:s/></text:p>
          </table:table-cell>
          <table:table-cell office:value-type="float" office:value="10548" table:style-name="ce7">
            <text:p>10,548<text:s/></text:p>
          </table:table-cell>
          <table:table-cell office:value-type="float" office:value="3197" table:style-name="ce7">
            <text:p>3,197<text:s/></text:p>
          </table:table-cell>
          <table:table-cell office:value-type="float" office:value="9292" table:style-name="ce7">
            <text:p>9,292<text:s/></text:p>
          </table:table-cell>
          <table:table-cell office:value-type="float" office:value="9264" table:style-name="ce7">
            <text:p>9,264<text:s/></text:p>
          </table:table-cell>
          <table:table-cell office:value-type="float" office:value="8245" table:style-name="ce7">
            <text:p>8,245<text:s/></text:p>
          </table:table-cell>
          <table:table-cell office:value-type="float" office:value="30812" table:style-name="ce7">
            <text:p>30,812<text:s/></text:p>
          </table:table-cell>
          <table:table-cell office:value-type="float" office:value="3612" table:style-name="ce7">
            <text:p>3,612<text:s/></text:p>
          </table:table-cell>
          <table:table-cell office:value-type="float" office:value="10438" table:style-name="ce7">
            <text:p>10,438<text:s/></text:p>
          </table:table-cell>
          <table:table-cell office:value-type="float" office:value="13468" table:style-name="ce7">
            <text:p>13,468<text:s/></text:p>
          </table:table-cell>
          <table:table-cell office:value-type="float" office:value="16326" table:style-name="ce7">
            <text:p>16,326<text:s/></text:p>
          </table:table-cell>
          <table:table-cell office:value-type="float" office:value="20368" table:style-name="ce8">
            <text:p>20,368<text:s/></text:p>
          </table:table-cell>
          <table:table-cell office:value-type="float" office:value="16997" table:style-name="ce7">
            <text:p>16,997<text:s/></text:p>
          </table:table-cell>
          <table:table-cell office:value-type="float" office:value="10053" table:style-name="ce7">
            <text:p>10,053<text:s/></text:p>
          </table:table-cell>
          <table:table-cell office:value-type="float" office:value="25774" table:style-name="ce7">
            <text:p>25,774<text:s/></text:p>
          </table:table-cell>
          <table:table-cell office:value-type="float" office:value="15380" table:style-name="ce7">
            <text:p>15,380<text:s/></text:p>
          </table:table-cell>
          <table:table-cell office:value-type="float" office:value="32937" table:style-name="ce7">
            <text:p>32,937<text:s/></text:p>
          </table:table-cell>
          <table:table-cell office:value-type="float" office:value="28107" table:style-name="ce7">
            <text:p>28,107<text:s/></text:p>
          </table:table-cell>
          <table:table-cell office:value-type="float" office:value="12725" table:style-name="ce7">
            <text:p>12,725<text:s/></text:p>
          </table:table-cell>
          <table:table-cell office:value-type="float" office:value="35495" table:style-name="ce7">
            <text:p>35,495<text:s/></text:p>
          </table:table-cell>
          <table:table-cell office:value-type="float" office:value="26731" table:style-name="ce7">
            <text:p>26,731<text:s/></text:p>
          </table:table-cell>
          <table:table-cell office:value-type="float" office:value="22343" table:style-name="ce8">
            <text:p>22,343<text:s/></text:p>
          </table:table-cell>
          <table:table-cell office:value-type="float" office:value="20737" table:style-name="ce7">
            <text:p>20,737<text:s/></text:p>
          </table:table-cell>
          <table:table-cell office:value-type="float" office:value="25973" table:style-name="ce7">
            <text:p>25,973<text:s/></text:p>
          </table:table-cell>
          <table:table-cell office:value-type="float" office:value="126468" table:style-name="ce7">
            <text:p>126,468<text:s/></text:p>
          </table:table-cell>
          <table:table-cell office:value-type="float" office:value="44858" table:style-name="ce7">
            <text:p>44,858<text:s/></text:p>
          </table:table-cell>
          <table:table-cell office:value-type="float" office:value="22519" table:style-name="ce7">
            <text:p>22,519<text:s/></text:p>
          </table:table-cell>
          <table:table-cell office:value-type="float" office:value="24744" table:style-name="ce7">
            <text:p>24,744<text:s/></text:p>
          </table:table-cell>
          <table:table-cell office:value-type="float" office:value="25542" table:style-name="ce7">
            <text:p>25,542<text:s/></text:p>
          </table:table-cell>
          <table:table-cell office:value-type="float" office:value="25786" table:style-name="ce7">
            <text:p>25,786<text:s/></text:p>
          </table:table-cell>
          <table:table-cell office:value-type="float" office:value="26943" table:style-name="ce7">
            <text:p>26,943<text:s/></text:p>
          </table:table-cell>
          <table:table-cell office:value-type="float" office:value="23316" table:style-name="ce7">
            <text:p>23,316<text:s/></text:p>
          </table:table-cell>
          <table:table-cell office:value-type="float" office:value="13356" table:style-name="ce7">
            <text:p>13,356<text:s/></text:p>
          </table:table-cell>
          <table:table-cell office:value-type="float" office:value="30927" table:style-name="ce7">
            <text:p>30,927<text:s/></text:p>
          </table:table-cell>
          <table:table-cell office:value-type="float" office:value="6871" table:style-name="ce7">
            <text:p>6,871<text:s/></text:p>
          </table:table-cell>
          <table:table-cell office:value-type="float" office:value="8242" table:style-name="ce7">
            <text:p>8,242<text:s/></text:p>
          </table:table-cell>
          <table:table-cell office:value-type="float" office:value="18826" table:style-name="ce7">
            <text:p>18,826<text:s/></text:p>
          </table:table-cell>
          <table:table-cell office:value-type="float" office:value="4588" table:style-name="ce7">
            <text:p>4,588<text:s/></text:p>
          </table:table-cell>
          <table:table-cell office:value-type="float" office:value="3971" table:style-name="ce7">
            <text:p>3,971<text:s/></text:p>
          </table:table-cell>
          <table:table-cell office:value-type="float" office:value="3403" table:style-name="ce7">
            <text:p>3,403<text:s/></text:p>
          </table:table-cell>
          <table:table-cell office:value-type="float" office:value="14560" table:style-name="ce7">
            <text:p>14,560<text:s/></text:p>
          </table:table-cell>
          <table:table-cell office:value-type="float" office:value="9783" table:style-name="ce7">
            <text:p>9,783<text:s/></text:p>
          </table:table-cell>
          <table:table-cell office:value-type="float" office:value="15021" table:style-name="ce7">
            <text:p>15,021<text:s/></text:p>
          </table:table-cell>
          <table:table-cell office:value-type="float" office:value="27133" table:style-name="ce7">
            <text:p>27,133<text:s/></text:p>
          </table:table-cell>
          <table:table-cell office:value-type="float" office:value="9740" table:style-name="ce7">
            <text:p>9,740<text:s/></text:p>
          </table:table-cell>
          <table:table-cell office:value-type="float" office:value="13869" table:style-name="ce7">
            <text:p>13,869<text:s/></text:p>
          </table:table-cell>
          <table:table-cell office:value-type="float" office:value="8878" table:style-name="ce7">
            <text:p>8,878<text:s/></text:p>
          </table:table-cell>
          <table:table-cell office:value-type="float" office:value="24488" table:style-name="ce7">
            <text:p>24,488<text:s/></text:p>
          </table:table-cell>
          <table:table-cell office:value-type="float" office:value="25928" table:style-name="ce7">
            <text:p>25,928<text:s/></text:p>
          </table:table-cell>
          <table:table-cell office:value-type="float" office:value="26640" table:style-name="ce7">
            <text:p>26,640<text:s/></text:p>
          </table:table-cell>
          <table:table-cell office:value-type="float" office:value="40657" table:style-name="ce7">
            <text:p>40,657<text:s/></text:p>
          </table:table-cell>
          <table:table-cell office:value-type="float" office:value="39723" table:style-name="ce7">
            <text:p>39,723<text:s/></text:p>
          </table:table-cell>
          <table:table-cell office:value-type="float" office:value="29892" table:style-name="ce7">
            <text:p>29,892<text:s/></text:p>
          </table:table-cell>
          <table:table-cell office:value-type="float" office:value="25881" table:style-name="ce7">
            <text:p>25,881<text:s/></text:p>
          </table:table-cell>
          <table:table-cell office:value-type="float" office:value="58872" table:style-name="ce7">
            <text:p>58,872<text:s/></text:p>
          </table:table-cell>
          <table:table-cell office:value-type="float" office:value="25933" table:style-name="ce7">
            <text:p>25,933<text:s/></text:p>
          </table:table-cell>
          <table:table-cell office:value-type="float" office:value="33718" table:style-name="ce7">
            <text:p>33,718<text:s/></text:p>
          </table:table-cell>
          <table:table-cell office:value-type="float" office:value="32057" table:style-name="ce7">
            <text:p>32,057<text:s/></text:p>
          </table:table-cell>
          <table:table-cell office:value-type="float" office:value="22286" table:style-name="ce7">
            <text:p>22,286<text:s/></text:p>
          </table:table-cell>
          <table:table-cell office:value-type="float" office:value="59414" table:style-name="ce7">
            <text:p>59,414<text:s/></text:p>
          </table:table-cell>
          <table:table-cell office:value-type="float" office:value="20749" table:style-name="ce7">
            <text:p>20,749<text:s/></text:p>
          </table:table-cell>
          <table:table-cell office:value-type="float" office:value="16464" table:style-name="ce7">
            <text:p>16,464<text:s/></text:p>
          </table:table-cell>
          <table:table-cell office:value-type="float" office:value="15637" table:style-name="ce7">
            <text:p>15,637<text:s/></text:p>
          </table:table-cell>
          <table:table-cell office:value-type="float" office:value="24244" table:style-name="ce7">
            <text:p>24,244<text:s/></text:p>
          </table:table-cell>
          <table:table-cell office:value-type="float" office:value="12934" table:style-name="ce7">
            <text:p>12,934<text:s/></text:p>
          </table:table-cell>
          <table:table-cell office:value-type="float" office:value="28880" table:style-name="ce7">
            <text:p>28,880<text:s/></text:p>
          </table:table-cell>
          <table:table-cell office:value-type="float" office:value="20201" table:style-name="ce7">
            <text:p>20,201<text:s/></text:p>
          </table:table-cell>
          <table:table-cell office:value-type="float" office:value="7336" table:style-name="ce7">
            <text:p>7,336<text:s/></text:p>
          </table:table-cell>
          <table:table-cell office:value-type="float" office:value="16523" table:style-name="ce7">
            <text:p>16,523<text:s/></text:p>
          </table:table-cell>
          <table:table-cell office:value-type="float" office:value="44028" table:style-name="ce7">
            <text:p>44,028<text:s/></text:p>
          </table:table-cell>
          <table:table-cell office:value-type="float" office:value="23382" table:style-name="ce7">
            <text:p>23,382<text:s/></text:p>
          </table:table-cell>
          <table:table-cell office:value-type="float" office:value="26647" table:style-name="ce7">
            <text:p>26,647<text:s/></text:p>
          </table:table-cell>
          <table:table-cell office:value-type="float" office:value="25963" table:style-name="ce7">
            <text:p>25,963<text:s/></text:p>
          </table:table-cell>
          <table:table-cell office:value-type="float" office:value="13843" table:style-name="ce7">
            <text:p>13,843<text:s/></text:p>
          </table:table-cell>
          <table:table-cell office:value-type="float" office:value="11655" table:style-name="ce7">
            <text:p>11,655<text:s/></text:p>
          </table:table-cell>
          <table:table-cell office:value-type="float" office:value="5266" table:style-name="ce8">
            <text:p>5,266<text:s/></text:p>
          </table:table-cell>
          <table:table-cell office:value-type="float" office:value="5757" table:style-name="ce7">
            <text:p>5,757<text:s/></text:p>
          </table:table-cell>
          <table:table-cell office:value-type="float" office:value="8981" table:style-name="ce7">
            <text:p>8,981<text:s/></text:p>
          </table:table-cell>
          <table:table-cell office:value-type="float" office:value="11143" table:style-name="ce7">
            <text:p>11,143<text:s/></text:p>
          </table:table-cell>
          <table:table-cell office:value-type="float" office:value="10763" table:style-name="ce7">
            <text:p>10,763<text:s/></text:p>
          </table:table-cell>
          <table:table-cell office:value-type="float" office:value="12209" table:style-name="ce7">
            <text:p>12,209<text:s/></text:p>
          </table:table-cell>
          <table:table-cell office:value-type="float" office:value="17520" table:style-name="ce7">
            <text:p>17,520<text:s/></text:p>
          </table:table-cell>
          <table:table-cell office:value-type="float" office:value="28774" table:style-name="ce7">
            <text:p>28,774<text:s/></text:p>
          </table:table-cell>
          <table:table-cell office:value-type="float" office:value="25751" table:style-name="ce7">
            <text:p>25,751<text:s/></text:p>
          </table:table-cell>
          <table:table-cell office:value-type="float" office:value="14851" table:style-name="ce7">
            <text:p>14,851<text:s/></text:p>
          </table:table-cell>
          <table:table-cell office:value-type="float" office:value="12995" table:style-name="ce7">
            <text:p>12,995<text:s/></text:p>
          </table:table-cell>
          <table:table-cell office:value-type="float" office:value="13195" table:style-name="ce7">
            <text:p>13,195<text:s/></text:p>
          </table:table-cell>
          <table:table-cell office:value-type="float" office:value="13214" table:style-name="ce7">
            <text:p>13,214<text:s/></text:p>
          </table:table-cell>
          <table:table-cell office:value-type="float" office:value="12764" table:style-name="ce7">
            <text:p>12,764<text:s/></text:p>
          </table:table-cell>
          <table:table-cell office:value-type="float" office:value="12059" table:style-name="ce7">
            <text:p>12,059<text:s/></text:p>
          </table:table-cell>
          <table:table-cell office:value-type="float" office:value="9564" table:style-name="ce7">
            <text:p>9,564<text:s/></text:p>
          </table:table-cell>
          <table:table-cell table:number-columns-repeated="11" table:style-name="ce7"/>
          <table:table-cell table:number-columns-repeated="16264" table:style-name="ce9"/>
        </table:table-row>
        <table:table-row table:style-name="ro2">
          <table:table-cell office:value-type="date" office:date-value="2025-06-04T00:00:00" table:style-name="ce6">
            <text:p>2025/6/4</text:p>
          </table:table-cell>
          <table:table-cell office:value-type="float" office:value="5709" table:style-name="ce7">
            <text:p>5,709<text:s/></text:p>
          </table:table-cell>
          <table:table-cell office:value-type="float" office:value="14438" table:style-name="ce7">
            <text:p>14,438<text:s/></text:p>
          </table:table-cell>
          <table:table-cell office:value-type="float" office:value="48671" table:style-name="ce7">
            <text:p>48,671<text:s/></text:p>
          </table:table-cell>
          <table:table-cell office:value-type="float" office:value="42414" table:style-name="ce7">
            <text:p>42,414<text:s/></text:p>
          </table:table-cell>
          <table:table-cell office:value-type="float" office:value="27721" table:style-name="ce7">
            <text:p>27,721<text:s/></text:p>
          </table:table-cell>
          <table:table-cell office:value-type="float" office:value="15472" table:style-name="ce7">
            <text:p>15,472<text:s/></text:p>
          </table:table-cell>
          <table:table-cell office:value-type="float" office:value="11664" table:style-name="ce7">
            <text:p>11,664<text:s/></text:p>
          </table:table-cell>
          <table:table-cell office:value-type="float" office:value="4261" table:style-name="ce7">
            <text:p>4,261<text:s/></text:p>
          </table:table-cell>
          <table:table-cell office:value-type="float" office:value="3483" table:style-name="ce7">
            <text:p>3,483<text:s/></text:p>
          </table:table-cell>
          <table:table-cell office:value-type="float" office:value="12964" table:style-name="ce7">
            <text:p>12,964<text:s/></text:p>
          </table:table-cell>
          <table:table-cell office:value-type="float" office:value="2164" table:style-name="ce7">
            <text:p>2,164<text:s/></text:p>
          </table:table-cell>
          <table:table-cell office:value-type="float" office:value="4690" table:style-name="ce7">
            <text:p>4,690<text:s/></text:p>
          </table:table-cell>
          <table:table-cell office:value-type="float" office:value="5184" table:style-name="ce7">
            <text:p>5,184<text:s/></text:p>
          </table:table-cell>
          <table:table-cell office:value-type="float" office:value="9856" table:style-name="ce7">
            <text:p>9,856<text:s/></text:p>
          </table:table-cell>
          <table:table-cell office:value-type="float" office:value="10995" table:style-name="ce7">
            <text:p>10,995<text:s/></text:p>
          </table:table-cell>
          <table:table-cell office:value-type="float" office:value="17207" table:style-name="ce7">
            <text:p>17,207<text:s/></text:p>
          </table:table-cell>
          <table:table-cell office:value-type="float" office:value="19651" table:style-name="ce7">
            <text:p>19,651<text:s/></text:p>
          </table:table-cell>
          <table:table-cell office:value-type="float" office:value="6008" table:style-name="ce7">
            <text:p>6,008<text:s/></text:p>
          </table:table-cell>
          <table:table-cell office:value-type="float" office:value="10876" table:style-name="ce7">
            <text:p>10,876<text:s/></text:p>
          </table:table-cell>
          <table:table-cell office:value-type="float" office:value="3226" table:style-name="ce7">
            <text:p>3,226<text:s/></text:p>
          </table:table-cell>
          <table:table-cell office:value-type="float" office:value="9392" table:style-name="ce7">
            <text:p>9,392<text:s/></text:p>
          </table:table-cell>
          <table:table-cell office:value-type="float" office:value="9363" table:style-name="ce7">
            <text:p>9,363<text:s/></text:p>
          </table:table-cell>
          <table:table-cell office:value-type="float" office:value="8714" table:style-name="ce7">
            <text:p>8,714<text:s/></text:p>
          </table:table-cell>
          <table:table-cell office:value-type="float" office:value="31328" table:style-name="ce7">
            <text:p>31,328<text:s/></text:p>
          </table:table-cell>
          <table:table-cell office:value-type="float" office:value="3598" table:style-name="ce7">
            <text:p>3,598<text:s/></text:p>
          </table:table-cell>
          <table:table-cell office:value-type="float" office:value="12784" table:style-name="ce7">
            <text:p>12,784<text:s/></text:p>
          </table:table-cell>
          <table:table-cell office:value-type="float" office:value="13853" table:style-name="ce7">
            <text:p>13,853<text:s/></text:p>
          </table:table-cell>
          <table:table-cell office:value-type="float" office:value="16736" table:style-name="ce7">
            <text:p>16,736<text:s/></text:p>
          </table:table-cell>
          <table:table-cell office:value-type="float" office:value="21206" table:style-name="ce8">
            <text:p>21,206<text:s/></text:p>
          </table:table-cell>
          <table:table-cell office:value-type="float" office:value="17140" table:style-name="ce7">
            <text:p>17,140<text:s/></text:p>
          </table:table-cell>
          <table:table-cell office:value-type="float" office:value="10343" table:style-name="ce7">
            <text:p>10,343<text:s/></text:p>
          </table:table-cell>
          <table:table-cell office:value-type="float" office:value="27062" table:style-name="ce7">
            <text:p>27,062<text:s/></text:p>
          </table:table-cell>
          <table:table-cell office:value-type="float" office:value="16378" table:style-name="ce7">
            <text:p>16,378<text:s/></text:p>
          </table:table-cell>
          <table:table-cell office:value-type="float" office:value="33948" table:style-name="ce7">
            <text:p>33,948<text:s/></text:p>
          </table:table-cell>
          <table:table-cell office:value-type="float" office:value="29285" table:style-name="ce7">
            <text:p>29,285<text:s/></text:p>
          </table:table-cell>
          <table:table-cell office:value-type="float" office:value="12425" table:style-name="ce7">
            <text:p>12,425<text:s/></text:p>
          </table:table-cell>
          <table:table-cell office:value-type="float" office:value="35682" table:style-name="ce7">
            <text:p>35,682<text:s/></text:p>
          </table:table-cell>
          <table:table-cell office:value-type="float" office:value="26189" table:style-name="ce7">
            <text:p>26,189<text:s/></text:p>
          </table:table-cell>
          <table:table-cell office:value-type="float" office:value="22464" table:style-name="ce8">
            <text:p>22,464<text:s/></text:p>
          </table:table-cell>
          <table:table-cell office:value-type="float" office:value="20778" table:style-name="ce7">
            <text:p>20,778<text:s/></text:p>
          </table:table-cell>
          <table:table-cell office:value-type="float" office:value="27283" table:style-name="ce7">
            <text:p>27,283<text:s/></text:p>
          </table:table-cell>
          <table:table-cell office:value-type="float" office:value="128636" table:style-name="ce7">
            <text:p>128,636<text:s/></text:p>
          </table:table-cell>
          <table:table-cell office:value-type="float" office:value="47170" table:style-name="ce7">
            <text:p>47,170<text:s/></text:p>
          </table:table-cell>
          <table:table-cell office:value-type="float" office:value="23366" table:style-name="ce7">
            <text:p>23,366<text:s/></text:p>
          </table:table-cell>
          <table:table-cell office:value-type="float" office:value="25137" table:style-name="ce7">
            <text:p>25,137<text:s/></text:p>
          </table:table-cell>
          <table:table-cell office:value-type="float" office:value="25357" table:style-name="ce7">
            <text:p>25,357<text:s/></text:p>
          </table:table-cell>
          <table:table-cell office:value-type="float" office:value="26012" table:style-name="ce7">
            <text:p>26,012<text:s/></text:p>
          </table:table-cell>
          <table:table-cell office:value-type="float" office:value="26839" table:style-name="ce7">
            <text:p>26,839<text:s/></text:p>
          </table:table-cell>
          <table:table-cell office:value-type="float" office:value="23315" table:style-name="ce7">
            <text:p>23,315<text:s/></text:p>
          </table:table-cell>
          <table:table-cell office:value-type="float" office:value="13807" table:style-name="ce7">
            <text:p>13,807<text:s/></text:p>
          </table:table-cell>
          <table:table-cell office:value-type="float" office:value="31149" table:style-name="ce7">
            <text:p>31,149<text:s/></text:p>
          </table:table-cell>
          <table:table-cell office:value-type="float" office:value="6990" table:style-name="ce7">
            <text:p>6,990<text:s/></text:p>
          </table:table-cell>
          <table:table-cell office:value-type="float" office:value="8338" table:style-name="ce7">
            <text:p>8,338<text:s/></text:p>
          </table:table-cell>
          <table:table-cell office:value-type="float" office:value="19008" table:style-name="ce7">
            <text:p>19,008<text:s/></text:p>
          </table:table-cell>
          <table:table-cell office:value-type="float" office:value="4786" table:style-name="ce7">
            <text:p>4,786<text:s/></text:p>
          </table:table-cell>
          <table:table-cell office:value-type="float" office:value="3878" table:style-name="ce7">
            <text:p>3,878<text:s/></text:p>
          </table:table-cell>
          <table:table-cell office:value-type="float" office:value="3636" table:style-name="ce7">
            <text:p>3,636<text:s/></text:p>
          </table:table-cell>
          <table:table-cell office:value-type="float" office:value="15046" table:style-name="ce7">
            <text:p>15,046<text:s/></text:p>
          </table:table-cell>
          <table:table-cell office:value-type="float" office:value="10081" table:style-name="ce7">
            <text:p>10,081<text:s/></text:p>
          </table:table-cell>
          <table:table-cell office:value-type="float" office:value="15073" table:style-name="ce7">
            <text:p>15,073<text:s/></text:p>
          </table:table-cell>
          <table:table-cell office:value-type="float" office:value="27412" table:style-name="ce7">
            <text:p>27,412<text:s/></text:p>
          </table:table-cell>
          <table:table-cell office:value-type="float" office:value="9946" table:style-name="ce7">
            <text:p>9,946<text:s/></text:p>
          </table:table-cell>
          <table:table-cell office:value-type="float" office:value="13900" table:style-name="ce7">
            <text:p>13,900<text:s/></text:p>
          </table:table-cell>
          <table:table-cell office:value-type="float" office:value="8903" table:style-name="ce7">
            <text:p>8,903<text:s/></text:p>
          </table:table-cell>
          <table:table-cell office:value-type="float" office:value="24520" table:style-name="ce7">
            <text:p>24,520<text:s/></text:p>
          </table:table-cell>
          <table:table-cell office:value-type="float" office:value="25766" table:style-name="ce7">
            <text:p>25,766<text:s/></text:p>
          </table:table-cell>
          <table:table-cell office:value-type="float" office:value="26548" table:style-name="ce7">
            <text:p>26,548<text:s/></text:p>
          </table:table-cell>
          <table:table-cell office:value-type="float" office:value="41380" table:style-name="ce7">
            <text:p>41,380<text:s/></text:p>
          </table:table-cell>
          <table:table-cell office:value-type="float" office:value="40086" table:style-name="ce7">
            <text:p>40,086<text:s/></text:p>
          </table:table-cell>
          <table:table-cell office:value-type="float" office:value="30248" table:style-name="ce7">
            <text:p>30,248<text:s/></text:p>
          </table:table-cell>
          <table:table-cell office:value-type="float" office:value="26854" table:style-name="ce7">
            <text:p>26,854<text:s/></text:p>
          </table:table-cell>
          <table:table-cell office:value-type="float" office:value="60144" table:style-name="ce7">
            <text:p>60,144<text:s/></text:p>
          </table:table-cell>
          <table:table-cell office:value-type="float" office:value="26326" table:style-name="ce7">
            <text:p>26,326<text:s/></text:p>
          </table:table-cell>
          <table:table-cell office:value-type="float" office:value="36412" table:style-name="ce7">
            <text:p>36,412<text:s/></text:p>
          </table:table-cell>
          <table:table-cell office:value-type="float" office:value="33385" table:style-name="ce7">
            <text:p>33,385<text:s/></text:p>
          </table:table-cell>
          <table:table-cell office:value-type="float" office:value="23654" table:style-name="ce7">
            <text:p>23,654<text:s/></text:p>
          </table:table-cell>
          <table:table-cell office:value-type="float" office:value="61283" table:style-name="ce7">
            <text:p>61,283<text:s/></text:p>
          </table:table-cell>
          <table:table-cell office:value-type="float" office:value="21339" table:style-name="ce7">
            <text:p>21,339<text:s/></text:p>
          </table:table-cell>
          <table:table-cell office:value-type="float" office:value="16916" table:style-name="ce7">
            <text:p>16,916<text:s/></text:p>
          </table:table-cell>
          <table:table-cell office:value-type="float" office:value="15761" table:style-name="ce7">
            <text:p>15,761<text:s/></text:p>
          </table:table-cell>
          <table:table-cell office:value-type="float" office:value="23847" table:style-name="ce7">
            <text:p>23,847<text:s/></text:p>
          </table:table-cell>
          <table:table-cell office:value-type="float" office:value="13550" table:style-name="ce7">
            <text:p>13,550<text:s/></text:p>
          </table:table-cell>
          <table:table-cell office:value-type="float" office:value="30496" table:style-name="ce7">
            <text:p>30,496<text:s/></text:p>
          </table:table-cell>
          <table:table-cell office:value-type="float" office:value="21409" table:style-name="ce7">
            <text:p>21,409<text:s/></text:p>
          </table:table-cell>
          <table:table-cell office:value-type="float" office:value="7603" table:style-name="ce7">
            <text:p>7,603<text:s/></text:p>
          </table:table-cell>
          <table:table-cell office:value-type="float" office:value="16840" table:style-name="ce7">
            <text:p>16,840<text:s/></text:p>
          </table:table-cell>
          <table:table-cell office:value-type="float" office:value="44078" table:style-name="ce7">
            <text:p>44,078<text:s/></text:p>
          </table:table-cell>
          <table:table-cell office:value-type="float" office:value="24485" table:style-name="ce7">
            <text:p>24,485<text:s/></text:p>
          </table:table-cell>
          <table:table-cell office:value-type="float" office:value="27355" table:style-name="ce7">
            <text:p>27,355<text:s/></text:p>
          </table:table-cell>
          <table:table-cell office:value-type="float" office:value="26798" table:style-name="ce7">
            <text:p>26,798<text:s/></text:p>
          </table:table-cell>
          <table:table-cell office:value-type="float" office:value="13401" table:style-name="ce7">
            <text:p>13,401<text:s/></text:p>
          </table:table-cell>
          <table:table-cell office:value-type="float" office:value="11500" table:style-name="ce7">
            <text:p>11,500<text:s/></text:p>
          </table:table-cell>
          <table:table-cell office:value-type="float" office:value="5282" table:style-name="ce8">
            <text:p>5,282<text:s/></text:p>
          </table:table-cell>
          <table:table-cell office:value-type="float" office:value="6021" table:style-name="ce7">
            <text:p>6,021<text:s/></text:p>
          </table:table-cell>
          <table:table-cell office:value-type="float" office:value="9011" table:style-name="ce7">
            <text:p>9,011<text:s/></text:p>
          </table:table-cell>
          <table:table-cell office:value-type="float" office:value="11322" table:style-name="ce7">
            <text:p>11,322<text:s/></text:p>
          </table:table-cell>
          <table:table-cell office:value-type="float" office:value="10980" table:style-name="ce7">
            <text:p>10,980<text:s/></text:p>
          </table:table-cell>
          <table:table-cell office:value-type="float" office:value="12381" table:style-name="ce7">
            <text:p>12,381<text:s/></text:p>
          </table:table-cell>
          <table:table-cell office:value-type="float" office:value="17572" table:style-name="ce7">
            <text:p>17,572<text:s/></text:p>
          </table:table-cell>
          <table:table-cell office:value-type="float" office:value="29592" table:style-name="ce7">
            <text:p>29,592<text:s/></text:p>
          </table:table-cell>
          <table:table-cell office:value-type="float" office:value="26533" table:style-name="ce7">
            <text:p>26,533<text:s/></text:p>
          </table:table-cell>
          <table:table-cell office:value-type="float" office:value="14915" table:style-name="ce7">
            <text:p>14,915<text:s/></text:p>
          </table:table-cell>
          <table:table-cell office:value-type="float" office:value="12807" table:style-name="ce7">
            <text:p>12,807<text:s/></text:p>
          </table:table-cell>
          <table:table-cell office:value-type="float" office:value="13593" table:style-name="ce7">
            <text:p>13,593<text:s/></text:p>
          </table:table-cell>
          <table:table-cell office:value-type="float" office:value="13359" table:style-name="ce7">
            <text:p>13,359<text:s/></text:p>
          </table:table-cell>
          <table:table-cell office:value-type="float" office:value="13025" table:style-name="ce7">
            <text:p>13,025<text:s/></text:p>
          </table:table-cell>
          <table:table-cell office:value-type="float" office:value="12006" table:style-name="ce7">
            <text:p>12,006<text:s/></text:p>
          </table:table-cell>
          <table:table-cell office:value-type="float" office:value="9788" table:style-name="ce7">
            <text:p>9,788<text:s/></text:p>
          </table:table-cell>
          <table:table-cell table:number-columns-repeated="11" table:style-name="ce7"/>
          <table:table-cell table:number-columns-repeated="16264" table:style-name="ce9"/>
        </table:table-row>
        <table:table-row table:style-name="ro2">
          <table:table-cell office:value-type="date" office:date-value="2025-06-05T00:00:00" table:style-name="ce6">
            <text:p>2025/6/5</text:p>
          </table:table-cell>
          <table:table-cell office:value-type="float" office:value="5828" table:style-name="ce7">
            <text:p>5,828<text:s/></text:p>
          </table:table-cell>
          <table:table-cell office:value-type="float" office:value="14758" table:style-name="ce7">
            <text:p>14,758<text:s/></text:p>
          </table:table-cell>
          <table:table-cell office:value-type="float" office:value="50031" table:style-name="ce7">
            <text:p>50,031<text:s/></text:p>
          </table:table-cell>
          <table:table-cell office:value-type="float" office:value="43192" table:style-name="ce7">
            <text:p>43,192<text:s/></text:p>
          </table:table-cell>
          <table:table-cell office:value-type="float" office:value="27214" table:style-name="ce7">
            <text:p>27,214<text:s/></text:p>
          </table:table-cell>
          <table:table-cell office:value-type="float" office:value="16220" table:style-name="ce7">
            <text:p>16,220<text:s/></text:p>
          </table:table-cell>
          <table:table-cell office:value-type="float" office:value="11951" table:style-name="ce7">
            <text:p>11,951<text:s/></text:p>
          </table:table-cell>
          <table:table-cell office:value-type="float" office:value="4226" table:style-name="ce7">
            <text:p>4,226<text:s/></text:p>
          </table:table-cell>
          <table:table-cell office:value-type="float" office:value="3588" table:style-name="ce7">
            <text:p>3,588<text:s/></text:p>
          </table:table-cell>
          <table:table-cell office:value-type="float" office:value="12983" table:style-name="ce7">
            <text:p>12,983<text:s/></text:p>
          </table:table-cell>
          <table:table-cell office:value-type="float" office:value="2183" table:style-name="ce7">
            <text:p>2,183<text:s/></text:p>
          </table:table-cell>
          <table:table-cell office:value-type="float" office:value="4784" table:style-name="ce7">
            <text:p>4,784<text:s/></text:p>
          </table:table-cell>
          <table:table-cell office:value-type="float" office:value="5747" table:style-name="ce7">
            <text:p>5,747<text:s/></text:p>
          </table:table-cell>
          <table:table-cell office:value-type="float" office:value="9956" table:style-name="ce7">
            <text:p>9,956<text:s/></text:p>
          </table:table-cell>
          <table:table-cell office:value-type="float" office:value="11515" table:style-name="ce7">
            <text:p>11,515<text:s/></text:p>
          </table:table-cell>
          <table:table-cell office:value-type="float" office:value="17207" table:style-name="ce7">
            <text:p>17,207<text:s/></text:p>
          </table:table-cell>
          <table:table-cell office:value-type="float" office:value="19003" table:style-name="ce7">
            <text:p>19,003<text:s/></text:p>
          </table:table-cell>
          <table:table-cell office:value-type="float" office:value="6028" table:style-name="ce7">
            <text:p>6,028<text:s/></text:p>
          </table:table-cell>
          <table:table-cell office:value-type="float" office:value="10859" table:style-name="ce7">
            <text:p>10,859<text:s/></text:p>
          </table:table-cell>
          <table:table-cell office:value-type="float" office:value="3365" table:style-name="ce7">
            <text:p>3,365<text:s/></text:p>
          </table:table-cell>
          <table:table-cell office:value-type="float" office:value="9409" table:style-name="ce7">
            <text:p>9,409<text:s/></text:p>
          </table:table-cell>
          <table:table-cell office:value-type="float" office:value="9287" table:style-name="ce7">
            <text:p>9,287<text:s/></text:p>
          </table:table-cell>
          <table:table-cell office:value-type="float" office:value="8884" table:style-name="ce7">
            <text:p>8,884<text:s/></text:p>
          </table:table-cell>
          <table:table-cell office:value-type="float" office:value="33850" table:style-name="ce7">
            <text:p>33,850<text:s/></text:p>
          </table:table-cell>
          <table:table-cell office:value-type="float" office:value="3732" table:style-name="ce7">
            <text:p>3,732<text:s/></text:p>
          </table:table-cell>
          <table:table-cell office:value-type="float" office:value="10910" table:style-name="ce7">
            <text:p>10,910<text:s/></text:p>
          </table:table-cell>
          <table:table-cell office:value-type="float" office:value="13739" table:style-name="ce7">
            <text:p>13,739<text:s/></text:p>
          </table:table-cell>
          <table:table-cell office:value-type="float" office:value="16575" table:style-name="ce7">
            <text:p>16,575<text:s/></text:p>
          </table:table-cell>
          <table:table-cell office:value-type="float" office:value="21130" table:style-name="ce8">
            <text:p>21,130<text:s/></text:p>
          </table:table-cell>
          <table:table-cell office:value-type="float" office:value="17129" table:style-name="ce7">
            <text:p>17,129<text:s/></text:p>
          </table:table-cell>
          <table:table-cell office:value-type="float" office:value="10383" table:style-name="ce7">
            <text:p>10,383<text:s/></text:p>
          </table:table-cell>
          <table:table-cell office:value-type="float" office:value="26825" table:style-name="ce7">
            <text:p>26,825<text:s/></text:p>
          </table:table-cell>
          <table:table-cell office:value-type="float" office:value="16334" table:style-name="ce7">
            <text:p>16,334<text:s/></text:p>
          </table:table-cell>
          <table:table-cell office:value-type="float" office:value="34439" table:style-name="ce7">
            <text:p>34,439<text:s/></text:p>
          </table:table-cell>
          <table:table-cell office:value-type="float" office:value="28533" table:style-name="ce7">
            <text:p>28,533<text:s/></text:p>
          </table:table-cell>
          <table:table-cell office:value-type="float" office:value="12493" table:style-name="ce7">
            <text:p>12,493<text:s/></text:p>
          </table:table-cell>
          <table:table-cell office:value-type="float" office:value="36261" table:style-name="ce7">
            <text:p>36,261<text:s/></text:p>
          </table:table-cell>
          <table:table-cell office:value-type="float" office:value="26527" table:style-name="ce7">
            <text:p>26,527<text:s/></text:p>
          </table:table-cell>
          <table:table-cell office:value-type="float" office:value="22560" table:style-name="ce8">
            <text:p>22,560<text:s/></text:p>
          </table:table-cell>
          <table:table-cell office:value-type="float" office:value="20912" table:style-name="ce7">
            <text:p>20,912<text:s/></text:p>
          </table:table-cell>
          <table:table-cell office:value-type="float" office:value="25997" table:style-name="ce7">
            <text:p>25,997<text:s/></text:p>
          </table:table-cell>
          <table:table-cell office:value-type="float" office:value="135015" table:style-name="ce7">
            <text:p>135,015<text:s/></text:p>
          </table:table-cell>
          <table:table-cell office:value-type="float" office:value="50376" table:style-name="ce7">
            <text:p>50,376<text:s/></text:p>
          </table:table-cell>
          <table:table-cell office:value-type="float" office:value="23503" table:style-name="ce7">
            <text:p>23,503<text:s/></text:p>
          </table:table-cell>
          <table:table-cell office:value-type="float" office:value="25768" table:style-name="ce7">
            <text:p>25,768<text:s/></text:p>
          </table:table-cell>
          <table:table-cell office:value-type="float" office:value="25843" table:style-name="ce7">
            <text:p>25,843<text:s/></text:p>
          </table:table-cell>
          <table:table-cell office:value-type="float" office:value="26956" table:style-name="ce7">
            <text:p>26,956<text:s/></text:p>
          </table:table-cell>
          <table:table-cell office:value-type="float" office:value="27402" table:style-name="ce7">
            <text:p>27,402<text:s/></text:p>
          </table:table-cell>
          <table:table-cell office:value-type="float" office:value="24007" table:style-name="ce7">
            <text:p>24,007<text:s/></text:p>
          </table:table-cell>
          <table:table-cell office:value-type="float" office:value="13431" table:style-name="ce7">
            <text:p>13,431<text:s/></text:p>
          </table:table-cell>
          <table:table-cell office:value-type="float" office:value="31345" table:style-name="ce7">
            <text:p>31,345<text:s/></text:p>
          </table:table-cell>
          <table:table-cell office:value-type="float" office:value="6957" table:style-name="ce7">
            <text:p>6,957<text:s/></text:p>
          </table:table-cell>
          <table:table-cell office:value-type="float" office:value="8461" table:style-name="ce7">
            <text:p>8,461<text:s/></text:p>
          </table:table-cell>
          <table:table-cell office:value-type="float" office:value="19435" table:style-name="ce7">
            <text:p>19,435<text:s/></text:p>
          </table:table-cell>
          <table:table-cell office:value-type="float" office:value="5003" table:style-name="ce7">
            <text:p>5,003<text:s/></text:p>
          </table:table-cell>
          <table:table-cell office:value-type="float" office:value="4207" table:style-name="ce7">
            <text:p>4,207<text:s/></text:p>
          </table:table-cell>
          <table:table-cell office:value-type="float" office:value="3543" table:style-name="ce7">
            <text:p>3,543<text:s/></text:p>
          </table:table-cell>
          <table:table-cell office:value-type="float" office:value="14808" table:style-name="ce7">
            <text:p>14,808<text:s/></text:p>
          </table:table-cell>
          <table:table-cell office:value-type="float" office:value="10314" table:style-name="ce7">
            <text:p>10,314<text:s/></text:p>
          </table:table-cell>
          <table:table-cell office:value-type="float" office:value="15227" table:style-name="ce7">
            <text:p>15,227<text:s/></text:p>
          </table:table-cell>
          <table:table-cell office:value-type="float" office:value="28472" table:style-name="ce7">
            <text:p>28,472<text:s/></text:p>
          </table:table-cell>
          <table:table-cell office:value-type="float" office:value="9857" table:style-name="ce7">
            <text:p>9,857<text:s/></text:p>
          </table:table-cell>
          <table:table-cell office:value-type="float" office:value="14026" table:style-name="ce7">
            <text:p>14,026<text:s/></text:p>
          </table:table-cell>
          <table:table-cell office:value-type="float" office:value="8922" table:style-name="ce7">
            <text:p>8,922<text:s/></text:p>
          </table:table-cell>
          <table:table-cell office:value-type="float" office:value="24690" table:style-name="ce7">
            <text:p>24,690<text:s/></text:p>
          </table:table-cell>
          <table:table-cell office:value-type="float" office:value="25781" table:style-name="ce7">
            <text:p>25,781<text:s/></text:p>
          </table:table-cell>
          <table:table-cell office:value-type="float" office:value="27266" table:style-name="ce7">
            <text:p>27,266<text:s/></text:p>
          </table:table-cell>
          <table:table-cell office:value-type="float" office:value="41446" table:style-name="ce7">
            <text:p>41,446<text:s/></text:p>
          </table:table-cell>
          <table:table-cell office:value-type="float" office:value="40057" table:style-name="ce7">
            <text:p>40,057<text:s/></text:p>
          </table:table-cell>
          <table:table-cell office:value-type="float" office:value="30542" table:style-name="ce7">
            <text:p>30,542<text:s/></text:p>
          </table:table-cell>
          <table:table-cell office:value-type="float" office:value="27022" table:style-name="ce7">
            <text:p>27,022<text:s/></text:p>
          </table:table-cell>
          <table:table-cell office:value-type="float" office:value="62777" table:style-name="ce7">
            <text:p>62,777<text:s/></text:p>
          </table:table-cell>
          <table:table-cell office:value-type="float" office:value="25747" table:style-name="ce7">
            <text:p>25,747<text:s/></text:p>
          </table:table-cell>
          <table:table-cell office:value-type="float" office:value="36380" table:style-name="ce7">
            <text:p>36,380<text:s/></text:p>
          </table:table-cell>
          <table:table-cell office:value-type="float" office:value="34246" table:style-name="ce7">
            <text:p>34,246<text:s/></text:p>
          </table:table-cell>
          <table:table-cell office:value-type="float" office:value="24866" table:style-name="ce7">
            <text:p>24,866<text:s/></text:p>
          </table:table-cell>
          <table:table-cell office:value-type="float" office:value="62495" table:style-name="ce7">
            <text:p>62,495<text:s/></text:p>
          </table:table-cell>
          <table:table-cell office:value-type="float" office:value="21488" table:style-name="ce7">
            <text:p>21,488<text:s/></text:p>
          </table:table-cell>
          <table:table-cell office:value-type="float" office:value="16815" table:style-name="ce7">
            <text:p>16,815<text:s/></text:p>
          </table:table-cell>
          <table:table-cell office:value-type="float" office:value="16168" table:style-name="ce7">
            <text:p>16,168<text:s/></text:p>
          </table:table-cell>
          <table:table-cell office:value-type="float" office:value="25061" table:style-name="ce7">
            <text:p>25,061<text:s/></text:p>
          </table:table-cell>
          <table:table-cell office:value-type="float" office:value="13472" table:style-name="ce7">
            <text:p>13,472<text:s/></text:p>
          </table:table-cell>
          <table:table-cell office:value-type="float" office:value="31108" table:style-name="ce7">
            <text:p>31,108<text:s/></text:p>
          </table:table-cell>
          <table:table-cell office:value-type="float" office:value="21486" table:style-name="ce7">
            <text:p>21,486<text:s/></text:p>
          </table:table-cell>
          <table:table-cell office:value-type="float" office:value="7630" table:style-name="ce7">
            <text:p>7,630<text:s/></text:p>
          </table:table-cell>
          <table:table-cell office:value-type="float" office:value="17458" table:style-name="ce7">
            <text:p>17,458<text:s/></text:p>
          </table:table-cell>
          <table:table-cell office:value-type="float" office:value="44715" table:style-name="ce7">
            <text:p>44,715<text:s/></text:p>
          </table:table-cell>
          <table:table-cell office:value-type="float" office:value="24298" table:style-name="ce7">
            <text:p>24,298<text:s/></text:p>
          </table:table-cell>
          <table:table-cell office:value-type="float" office:value="27207" table:style-name="ce7">
            <text:p>27,207<text:s/></text:p>
          </table:table-cell>
          <table:table-cell office:value-type="float" office:value="27353" table:style-name="ce7">
            <text:p>27,353<text:s/></text:p>
          </table:table-cell>
          <table:table-cell office:value-type="float" office:value="14069" table:style-name="ce7">
            <text:p>14,069<text:s/></text:p>
          </table:table-cell>
          <table:table-cell office:value-type="float" office:value="12036" table:style-name="ce7">
            <text:p>12,036<text:s/></text:p>
          </table:table-cell>
          <table:table-cell office:value-type="float" office:value="5273" table:style-name="ce8">
            <text:p>5,273<text:s/></text:p>
          </table:table-cell>
          <table:table-cell office:value-type="float" office:value="6024" table:style-name="ce7">
            <text:p>6,024<text:s/></text:p>
          </table:table-cell>
          <table:table-cell office:value-type="float" office:value="9347" table:style-name="ce7">
            <text:p>9,347<text:s/></text:p>
          </table:table-cell>
          <table:table-cell office:value-type="float" office:value="11176" table:style-name="ce7">
            <text:p>11,176<text:s/></text:p>
          </table:table-cell>
          <table:table-cell office:value-type="float" office:value="11042" table:style-name="ce7">
            <text:p>11,042<text:s/></text:p>
          </table:table-cell>
          <table:table-cell office:value-type="float" office:value="12840" table:style-name="ce7">
            <text:p>12,840<text:s/></text:p>
          </table:table-cell>
          <table:table-cell office:value-type="float" office:value="18478" table:style-name="ce7">
            <text:p>18,478<text:s/></text:p>
          </table:table-cell>
          <table:table-cell office:value-type="float" office:value="29758" table:style-name="ce7">
            <text:p>29,758<text:s/></text:p>
          </table:table-cell>
          <table:table-cell office:value-type="float" office:value="27338" table:style-name="ce7">
            <text:p>27,338<text:s/></text:p>
          </table:table-cell>
          <table:table-cell office:value-type="float" office:value="14907" table:style-name="ce7">
            <text:p>14,907<text:s/></text:p>
          </table:table-cell>
          <table:table-cell office:value-type="float" office:value="13055" table:style-name="ce7">
            <text:p>13,055<text:s/></text:p>
          </table:table-cell>
          <table:table-cell office:value-type="float" office:value="13529" table:style-name="ce7">
            <text:p>13,529<text:s/></text:p>
          </table:table-cell>
          <table:table-cell office:value-type="float" office:value="13434" table:style-name="ce7">
            <text:p>13,434<text:s/></text:p>
          </table:table-cell>
          <table:table-cell office:value-type="float" office:value="13012" table:style-name="ce7">
            <text:p>13,012<text:s/></text:p>
          </table:table-cell>
          <table:table-cell office:value-type="float" office:value="11966" table:style-name="ce7">
            <text:p>11,966<text:s/></text:p>
          </table:table-cell>
          <table:table-cell office:value-type="float" office:value="9687" table:style-name="ce7">
            <text:p>9,687<text:s/></text:p>
          </table:table-cell>
          <table:table-cell table:number-columns-repeated="11" table:style-name="ce7"/>
          <table:table-cell table:number-columns-repeated="16264" table:style-name="ce9"/>
        </table:table-row>
        <table:table-row table:style-name="ro2">
          <table:table-cell office:value-type="date" office:date-value="2025-06-06T00:00:00" table:style-name="ce6">
            <text:p>2025/6/6</text:p>
          </table:table-cell>
          <table:table-cell office:value-type="float" office:value="6023" table:style-name="ce7">
            <text:p>6,023<text:s/></text:p>
          </table:table-cell>
          <table:table-cell office:value-type="float" office:value="14815" table:style-name="ce7">
            <text:p>14,815<text:s/></text:p>
          </table:table-cell>
          <table:table-cell office:value-type="float" office:value="51580" table:style-name="ce7">
            <text:p>51,580<text:s/></text:p>
          </table:table-cell>
          <table:table-cell office:value-type="float" office:value="50271" table:style-name="ce7">
            <text:p>50,271<text:s/></text:p>
          </table:table-cell>
          <table:table-cell office:value-type="float" office:value="28298" table:style-name="ce7">
            <text:p>28,298<text:s/></text:p>
          </table:table-cell>
          <table:table-cell office:value-type="float" office:value="16038" table:style-name="ce7">
            <text:p>16,038<text:s/></text:p>
          </table:table-cell>
          <table:table-cell office:value-type="float" office:value="12287" table:style-name="ce7">
            <text:p>12,287<text:s/></text:p>
          </table:table-cell>
          <table:table-cell office:value-type="float" office:value="4396" table:style-name="ce7">
            <text:p>4,396<text:s/></text:p>
          </table:table-cell>
          <table:table-cell office:value-type="float" office:value="3681" table:style-name="ce7">
            <text:p>3,681<text:s/></text:p>
          </table:table-cell>
          <table:table-cell office:value-type="float" office:value="13365" table:style-name="ce7">
            <text:p>13,365<text:s/></text:p>
          </table:table-cell>
          <table:table-cell office:value-type="float" office:value="2221" table:style-name="ce7">
            <text:p>2,221<text:s/></text:p>
          </table:table-cell>
          <table:table-cell office:value-type="float" office:value="5009" table:style-name="ce7">
            <text:p>5,009<text:s/></text:p>
          </table:table-cell>
          <table:table-cell office:value-type="float" office:value="6618" table:style-name="ce7">
            <text:p>6,618<text:s/></text:p>
          </table:table-cell>
          <table:table-cell office:value-type="float" office:value="9717" table:style-name="ce7">
            <text:p>9,717<text:s/></text:p>
          </table:table-cell>
          <table:table-cell office:value-type="float" office:value="13028" table:style-name="ce7">
            <text:p>13,028<text:s/></text:p>
          </table:table-cell>
          <table:table-cell office:value-type="float" office:value="16148" table:style-name="ce7">
            <text:p>16,148<text:s/></text:p>
          </table:table-cell>
          <table:table-cell office:value-type="float" office:value="18832" table:style-name="ce7">
            <text:p>18,832<text:s/></text:p>
          </table:table-cell>
          <table:table-cell office:value-type="float" office:value="6101" table:style-name="ce7">
            <text:p>6,101<text:s/></text:p>
          </table:table-cell>
          <table:table-cell office:value-type="float" office:value="11246" table:style-name="ce7">
            <text:p>11,246<text:s/></text:p>
          </table:table-cell>
          <table:table-cell office:value-type="float" office:value="3543" table:style-name="ce7">
            <text:p>3,543<text:s/></text:p>
          </table:table-cell>
          <table:table-cell office:value-type="float" office:value="9606" table:style-name="ce7">
            <text:p>9,606<text:s/></text:p>
          </table:table-cell>
          <table:table-cell office:value-type="float" office:value="9614" table:style-name="ce7">
            <text:p>9,614<text:s/></text:p>
          </table:table-cell>
          <table:table-cell office:value-type="float" office:value="9100" table:style-name="ce7">
            <text:p>9,100<text:s/></text:p>
          </table:table-cell>
          <table:table-cell office:value-type="float" office:value="35390" table:style-name="ce7">
            <text:p>35,390<text:s/></text:p>
          </table:table-cell>
          <table:table-cell office:value-type="float" office:value="4230" table:style-name="ce7">
            <text:p>4,230<text:s/></text:p>
          </table:table-cell>
          <table:table-cell office:value-type="float" office:value="11483" table:style-name="ce7">
            <text:p>11,483<text:s/></text:p>
          </table:table-cell>
          <table:table-cell office:value-type="float" office:value="14075" table:style-name="ce7">
            <text:p>14,075<text:s/></text:p>
          </table:table-cell>
          <table:table-cell office:value-type="float" office:value="17446" table:style-name="ce7">
            <text:p>17,446<text:s/></text:p>
          </table:table-cell>
          <table:table-cell office:value-type="float" office:value="22128" table:style-name="ce8">
            <text:p>22,128<text:s/></text:p>
          </table:table-cell>
          <table:table-cell office:value-type="float" office:value="18154" table:style-name="ce7">
            <text:p>18,154<text:s/></text:p>
          </table:table-cell>
          <table:table-cell office:value-type="float" office:value="11169" table:style-name="ce7">
            <text:p>11,169<text:s/></text:p>
          </table:table-cell>
          <table:table-cell office:value-type="float" office:value="30843" table:style-name="ce7">
            <text:p>30,843<text:s/></text:p>
          </table:table-cell>
          <table:table-cell office:value-type="float" office:value="17284" table:style-name="ce7">
            <text:p>17,284<text:s/></text:p>
          </table:table-cell>
          <table:table-cell office:value-type="float" office:value="35799" table:style-name="ce7">
            <text:p>35,799<text:s/></text:p>
          </table:table-cell>
          <table:table-cell office:value-type="float" office:value="30217" table:style-name="ce7">
            <text:p>30,217<text:s/></text:p>
          </table:table-cell>
          <table:table-cell office:value-type="float" office:value="12328" table:style-name="ce7">
            <text:p>12,328<text:s/></text:p>
          </table:table-cell>
          <table:table-cell office:value-type="float" office:value="37059" table:style-name="ce7">
            <text:p>37,059<text:s/></text:p>
          </table:table-cell>
          <table:table-cell office:value-type="float" office:value="27443" table:style-name="ce7">
            <text:p>27,443<text:s/></text:p>
          </table:table-cell>
          <table:table-cell office:value-type="float" office:value="23083" table:style-name="ce8">
            <text:p>23,083<text:s/></text:p>
          </table:table-cell>
          <table:table-cell office:value-type="float" office:value="21148" table:style-name="ce7">
            <text:p>21,148<text:s/></text:p>
          </table:table-cell>
          <table:table-cell office:value-type="float" office:value="27426" table:style-name="ce7">
            <text:p>27,426<text:s/></text:p>
          </table:table-cell>
          <table:table-cell office:value-type="float" office:value="169594" table:style-name="ce7">
            <text:p>169,594<text:s/></text:p>
          </table:table-cell>
          <table:table-cell office:value-type="float" office:value="60663" table:style-name="ce7">
            <text:p>60,663<text:s/></text:p>
          </table:table-cell>
          <table:table-cell office:value-type="float" office:value="25600" table:style-name="ce7">
            <text:p>25,600<text:s/></text:p>
          </table:table-cell>
          <table:table-cell office:value-type="float" office:value="26874" table:style-name="ce7">
            <text:p>26,874<text:s/></text:p>
          </table:table-cell>
          <table:table-cell office:value-type="float" office:value="30915" table:style-name="ce7">
            <text:p>30,915<text:s/></text:p>
          </table:table-cell>
          <table:table-cell office:value-type="float" office:value="31469" table:style-name="ce7">
            <text:p>31,469<text:s/></text:p>
          </table:table-cell>
          <table:table-cell office:value-type="float" office:value="31037" table:style-name="ce7">
            <text:p>31,037<text:s/></text:p>
          </table:table-cell>
          <table:table-cell office:value-type="float" office:value="26904" table:style-name="ce7">
            <text:p>26,904<text:s/></text:p>
          </table:table-cell>
          <table:table-cell office:value-type="float" office:value="14083" table:style-name="ce7">
            <text:p>14,083<text:s/></text:p>
          </table:table-cell>
          <table:table-cell office:value-type="float" office:value="33049" table:style-name="ce7">
            <text:p>33,049<text:s/></text:p>
          </table:table-cell>
          <table:table-cell office:value-type="float" office:value="7377" table:style-name="ce7">
            <text:p>7,377<text:s/></text:p>
          </table:table-cell>
          <table:table-cell office:value-type="float" office:value="8739" table:style-name="ce7">
            <text:p>8,739<text:s/></text:p>
          </table:table-cell>
          <table:table-cell office:value-type="float" office:value="20988" table:style-name="ce7">
            <text:p>20,988<text:s/></text:p>
          </table:table-cell>
          <table:table-cell office:value-type="float" office:value="5748" table:style-name="ce7">
            <text:p>5,748<text:s/></text:p>
          </table:table-cell>
          <table:table-cell office:value-type="float" office:value="4207" table:style-name="ce7">
            <text:p>4,207<text:s/></text:p>
          </table:table-cell>
          <table:table-cell office:value-type="float" office:value="3698" table:style-name="ce7">
            <text:p>3,698<text:s/></text:p>
          </table:table-cell>
          <table:table-cell office:value-type="float" office:value="14948" table:style-name="ce7">
            <text:p>14,948<text:s/></text:p>
          </table:table-cell>
          <table:table-cell office:value-type="float" office:value="10551" table:style-name="ce7">
            <text:p>10,551<text:s/></text:p>
          </table:table-cell>
          <table:table-cell office:value-type="float" office:value="15805" table:style-name="ce7">
            <text:p>15,805<text:s/></text:p>
          </table:table-cell>
          <table:table-cell office:value-type="float" office:value="32680" table:style-name="ce7">
            <text:p>32,680<text:s/></text:p>
          </table:table-cell>
          <table:table-cell office:value-type="float" office:value="10304" table:style-name="ce7">
            <text:p>10,304<text:s/></text:p>
          </table:table-cell>
          <table:table-cell office:value-type="float" office:value="15974" table:style-name="ce7">
            <text:p>15,974<text:s/></text:p>
          </table:table-cell>
          <table:table-cell office:value-type="float" office:value="9582" table:style-name="ce7">
            <text:p>9,582<text:s/></text:p>
          </table:table-cell>
          <table:table-cell office:value-type="float" office:value="25437" table:style-name="ce7">
            <text:p>25,437<text:s/></text:p>
          </table:table-cell>
          <table:table-cell office:value-type="float" office:value="25909" table:style-name="ce7">
            <text:p>25,909<text:s/></text:p>
          </table:table-cell>
          <table:table-cell office:value-type="float" office:value="29609" table:style-name="ce7">
            <text:p>29,609<text:s/></text:p>
          </table:table-cell>
          <table:table-cell office:value-type="float" office:value="47242" table:style-name="ce7">
            <text:p>47,242<text:s/></text:p>
          </table:table-cell>
          <table:table-cell office:value-type="float" office:value="41591" table:style-name="ce7">
            <text:p>41,591<text:s/></text:p>
          </table:table-cell>
          <table:table-cell office:value-type="float" office:value="31567" table:style-name="ce7">
            <text:p>31,567<text:s/></text:p>
          </table:table-cell>
          <table:table-cell office:value-type="float" office:value="29369" table:style-name="ce7">
            <text:p>29,369<text:s/></text:p>
          </table:table-cell>
          <table:table-cell office:value-type="float" office:value="75182" table:style-name="ce7">
            <text:p>75,182<text:s/></text:p>
          </table:table-cell>
          <table:table-cell office:value-type="float" office:value="26596" table:style-name="ce7">
            <text:p>26,596<text:s/></text:p>
          </table:table-cell>
          <table:table-cell office:value-type="float" office:value="39322" table:style-name="ce7">
            <text:p>39,322<text:s/></text:p>
          </table:table-cell>
          <table:table-cell office:value-type="float" office:value="38868" table:style-name="ce7">
            <text:p>38,868<text:s/></text:p>
          </table:table-cell>
          <table:table-cell office:value-type="float" office:value="28640" table:style-name="ce7">
            <text:p>28,640<text:s/></text:p>
          </table:table-cell>
          <table:table-cell office:value-type="float" office:value="70690" table:style-name="ce7">
            <text:p>70,690<text:s/></text:p>
          </table:table-cell>
          <table:table-cell office:value-type="float" office:value="22467" table:style-name="ce7">
            <text:p>22,467<text:s/></text:p>
          </table:table-cell>
          <table:table-cell office:value-type="float" office:value="17733" table:style-name="ce7">
            <text:p>17,733<text:s/></text:p>
          </table:table-cell>
          <table:table-cell office:value-type="float" office:value="16389" table:style-name="ce7">
            <text:p>16,389<text:s/></text:p>
          </table:table-cell>
          <table:table-cell office:value-type="float" office:value="29744" table:style-name="ce7">
            <text:p>29,744<text:s/></text:p>
          </table:table-cell>
          <table:table-cell office:value-type="float" office:value="14417" table:style-name="ce7">
            <text:p>14,417<text:s/></text:p>
          </table:table-cell>
          <table:table-cell office:value-type="float" office:value="35550" table:style-name="ce7">
            <text:p>35,550<text:s/></text:p>
          </table:table-cell>
          <table:table-cell office:value-type="float" office:value="23307" table:style-name="ce7">
            <text:p>23,307<text:s/></text:p>
          </table:table-cell>
          <table:table-cell office:value-type="float" office:value="8947" table:style-name="ce7">
            <text:p>8,947<text:s/></text:p>
          </table:table-cell>
          <table:table-cell office:value-type="float" office:value="18845" table:style-name="ce7">
            <text:p>18,845<text:s/></text:p>
          </table:table-cell>
          <table:table-cell office:value-type="float" office:value="46065" table:style-name="ce7">
            <text:p>46,065<text:s/></text:p>
          </table:table-cell>
          <table:table-cell office:value-type="float" office:value="25177" table:style-name="ce7">
            <text:p>25,177<text:s/></text:p>
          </table:table-cell>
          <table:table-cell office:value-type="float" office:value="28051" table:style-name="ce7">
            <text:p>28,051<text:s/></text:p>
          </table:table-cell>
          <table:table-cell office:value-type="float" office:value="28761" table:style-name="ce7">
            <text:p>28,761<text:s/></text:p>
          </table:table-cell>
          <table:table-cell office:value-type="float" office:value="14880" table:style-name="ce7">
            <text:p>14,880<text:s/></text:p>
          </table:table-cell>
          <table:table-cell office:value-type="float" office:value="13920" table:style-name="ce7">
            <text:p>13,920<text:s/></text:p>
          </table:table-cell>
          <table:table-cell office:value-type="float" office:value="5784" table:style-name="ce8">
            <text:p>5,784<text:s/></text:p>
          </table:table-cell>
          <table:table-cell office:value-type="float" office:value="5912" table:style-name="ce7">
            <text:p>5,912<text:s/></text:p>
          </table:table-cell>
          <table:table-cell office:value-type="float" office:value="9925" table:style-name="ce7">
            <text:p>9,925<text:s/></text:p>
          </table:table-cell>
          <table:table-cell office:value-type="float" office:value="11287" table:style-name="ce7">
            <text:p>11,287<text:s/></text:p>
          </table:table-cell>
          <table:table-cell office:value-type="float" office:value="11816" table:style-name="ce7">
            <text:p>11,816<text:s/></text:p>
          </table:table-cell>
          <table:table-cell office:value-type="float" office:value="13742" table:style-name="ce7">
            <text:p>13,742<text:s/></text:p>
          </table:table-cell>
          <table:table-cell office:value-type="float" office:value="19462" table:style-name="ce7">
            <text:p>19,462<text:s/></text:p>
          </table:table-cell>
          <table:table-cell office:value-type="float" office:value="30781" table:style-name="ce7">
            <text:p>30,781<text:s/></text:p>
          </table:table-cell>
          <table:table-cell office:value-type="float" office:value="29711" table:style-name="ce7">
            <text:p>29,711<text:s/></text:p>
          </table:table-cell>
          <table:table-cell office:value-type="float" office:value="15452" table:style-name="ce7">
            <text:p>15,452<text:s/></text:p>
          </table:table-cell>
          <table:table-cell office:value-type="float" office:value="13521" table:style-name="ce7">
            <text:p>13,521<text:s/></text:p>
          </table:table-cell>
          <table:table-cell office:value-type="float" office:value="13975" table:style-name="ce7">
            <text:p>13,975<text:s/></text:p>
          </table:table-cell>
          <table:table-cell office:value-type="float" office:value="13895" table:style-name="ce7">
            <text:p>13,895<text:s/></text:p>
          </table:table-cell>
          <table:table-cell office:value-type="float" office:value="13493" table:style-name="ce7">
            <text:p>13,493<text:s/></text:p>
          </table:table-cell>
          <table:table-cell office:value-type="float" office:value="12308" table:style-name="ce7">
            <text:p>12,308<text:s/></text:p>
          </table:table-cell>
          <table:table-cell office:value-type="float" office:value="9940" table:style-name="ce7">
            <text:p>9,940<text:s/></text:p>
          </table:table-cell>
          <table:table-cell table:number-columns-repeated="11" table:style-name="ce7"/>
          <table:table-cell table:number-columns-repeated="16264" table:style-name="ce9"/>
        </table:table-row>
        <table:table-row table:style-name="ro2">
          <table:table-cell office:value-type="date" office:date-value="2025-06-07T00:00:00" table:style-name="ce6">
            <text:p>2025/6/7</text:p>
          </table:table-cell>
          <table:table-cell office:value-type="float" office:value="4111" table:style-name="ce7">
            <text:p>4,111<text:s/></text:p>
          </table:table-cell>
          <table:table-cell office:value-type="float" office:value="9143" table:style-name="ce7">
            <text:p>9,143<text:s/></text:p>
          </table:table-cell>
          <table:table-cell office:value-type="float" office:value="30953" table:style-name="ce7">
            <text:p>30,953<text:s/></text:p>
          </table:table-cell>
          <table:table-cell office:value-type="float" office:value="47318" table:style-name="ce7">
            <text:p>47,318<text:s/></text:p>
          </table:table-cell>
          <table:table-cell office:value-type="float" office:value="17912" table:style-name="ce7">
            <text:p>17,912<text:s/></text:p>
          </table:table-cell>
          <table:table-cell office:value-type="float" office:value="12209" table:style-name="ce7">
            <text:p>12,209<text:s/></text:p>
          </table:table-cell>
          <table:table-cell office:value-type="float" office:value="8302" table:style-name="ce7">
            <text:p>8,302<text:s/></text:p>
          </table:table-cell>
          <table:table-cell office:value-type="float" office:value="3797" table:style-name="ce7">
            <text:p>3,797<text:s/></text:p>
          </table:table-cell>
          <table:table-cell office:value-type="float" office:value="2525" table:style-name="ce7">
            <text:p>2,525<text:s/></text:p>
          </table:table-cell>
          <table:table-cell office:value-type="float" office:value="9449" table:style-name="ce7">
            <text:p>9,449<text:s/></text:p>
          </table:table-cell>
          <table:table-cell office:value-type="float" office:value="1796" table:style-name="ce7">
            <text:p>1,796<text:s/></text:p>
          </table:table-cell>
          <table:table-cell office:value-type="float" office:value="3372" table:style-name="ce7">
            <text:p>3,372<text:s/></text:p>
          </table:table-cell>
          <table:table-cell office:value-type="float" office:value="6576" table:style-name="ce7">
            <text:p>6,576<text:s/></text:p>
          </table:table-cell>
          <table:table-cell office:value-type="float" office:value="6584" table:style-name="ce7">
            <text:p>6,584<text:s/></text:p>
          </table:table-cell>
          <table:table-cell office:value-type="float" office:value="10694" table:style-name="ce7">
            <text:p>10,694<text:s/></text:p>
          </table:table-cell>
          <table:table-cell office:value-type="float" office:value="5896" table:style-name="ce7">
            <text:p>5,896<text:s/></text:p>
          </table:table-cell>
          <table:table-cell office:value-type="float" office:value="7442" table:style-name="ce7">
            <text:p>7,442<text:s/></text:p>
          </table:table-cell>
          <table:table-cell office:value-type="float" office:value="4218" table:style-name="ce7">
            <text:p>4,218<text:s/></text:p>
          </table:table-cell>
          <table:table-cell office:value-type="float" office:value="8920" table:style-name="ce7">
            <text:p>8,920<text:s/></text:p>
          </table:table-cell>
          <table:table-cell office:value-type="float" office:value="3102" table:style-name="ce7">
            <text:p>3,102<text:s/></text:p>
          </table:table-cell>
          <table:table-cell office:value-type="float" office:value="6038" table:style-name="ce7">
            <text:p>6,038<text:s/></text:p>
          </table:table-cell>
          <table:table-cell office:value-type="float" office:value="6750" table:style-name="ce7">
            <text:p>6,750<text:s/></text:p>
          </table:table-cell>
          <table:table-cell office:value-type="float" office:value="6011" table:style-name="ce7">
            <text:p>6,011<text:s/></text:p>
          </table:table-cell>
          <table:table-cell office:value-type="float" office:value="29413" table:style-name="ce7">
            <text:p>29,413<text:s/></text:p>
          </table:table-cell>
          <table:table-cell office:value-type="float" office:value="3733" table:style-name="ce7">
            <text:p>3,733<text:s/></text:p>
          </table:table-cell>
          <table:table-cell office:value-type="float" office:value="10605" table:style-name="ce7">
            <text:p>10,605<text:s/></text:p>
          </table:table-cell>
          <table:table-cell office:value-type="float" office:value="10087" table:style-name="ce7">
            <text:p>10,087<text:s/></text:p>
          </table:table-cell>
          <table:table-cell office:value-type="float" office:value="12729" table:style-name="ce7">
            <text:p>12,729<text:s/></text:p>
          </table:table-cell>
          <table:table-cell office:value-type="float" office:value="15421" table:style-name="ce8">
            <text:p>15,421<text:s/></text:p>
          </table:table-cell>
          <table:table-cell office:value-type="float" office:value="14072" table:style-name="ce7">
            <text:p>14,072<text:s/></text:p>
          </table:table-cell>
          <table:table-cell office:value-type="float" office:value="8951" table:style-name="ce7">
            <text:p>8,951<text:s/></text:p>
          </table:table-cell>
          <table:table-cell office:value-type="float" office:value="27950" table:style-name="ce7">
            <text:p>27,950<text:s/></text:p>
          </table:table-cell>
          <table:table-cell office:value-type="float" office:value="14483" table:style-name="ce7">
            <text:p>14,483<text:s/></text:p>
          </table:table-cell>
          <table:table-cell office:value-type="float" office:value="27218" table:style-name="ce7">
            <text:p>27,218<text:s/></text:p>
          </table:table-cell>
          <table:table-cell office:value-type="float" office:value="21806" table:style-name="ce7">
            <text:p>21,806<text:s/></text:p>
          </table:table-cell>
          <table:table-cell office:value-type="float" office:value="5355" table:style-name="ce7">
            <text:p>5,355<text:s/></text:p>
          </table:table-cell>
          <table:table-cell office:value-type="float" office:value="29244" table:style-name="ce7">
            <text:p>29,244<text:s/></text:p>
          </table:table-cell>
          <table:table-cell office:value-type="float" office:value="20213" table:style-name="ce7">
            <text:p>20,213<text:s/></text:p>
          </table:table-cell>
          <table:table-cell office:value-type="float" office:value="16196" table:style-name="ce8">
            <text:p>16,196<text:s/></text:p>
          </table:table-cell>
          <table:table-cell office:value-type="float" office:value="16420" table:style-name="ce7">
            <text:p>16,420<text:s/></text:p>
          </table:table-cell>
          <table:table-cell office:value-type="float" office:value="11809" table:style-name="ce7">
            <text:p>11,809<text:s/></text:p>
          </table:table-cell>
          <table:table-cell office:value-type="float" office:value="171310" table:style-name="ce7">
            <text:p>171,310<text:s/></text:p>
          </table:table-cell>
          <table:table-cell office:value-type="float" office:value="63439" table:style-name="ce7">
            <text:p>63,439<text:s/></text:p>
          </table:table-cell>
          <table:table-cell office:value-type="float" office:value="20196" table:style-name="ce7">
            <text:p>20,196<text:s/></text:p>
          </table:table-cell>
          <table:table-cell office:value-type="float" office:value="18947" table:style-name="ce7">
            <text:p>18,947<text:s/></text:p>
          </table:table-cell>
          <table:table-cell office:value-type="float" office:value="29237" table:style-name="ce7">
            <text:p>29,237<text:s/></text:p>
          </table:table-cell>
          <table:table-cell office:value-type="float" office:value="32394" table:style-name="ce7">
            <text:p>32,394<text:s/></text:p>
          </table:table-cell>
          <table:table-cell office:value-type="float" office:value="27555" table:style-name="ce7">
            <text:p>27,555<text:s/></text:p>
          </table:table-cell>
          <table:table-cell office:value-type="float" office:value="22435" table:style-name="ce7">
            <text:p>22,435<text:s/></text:p>
          </table:table-cell>
          <table:table-cell office:value-type="float" office:value="9636" table:style-name="ce7">
            <text:p>9,636<text:s/></text:p>
          </table:table-cell>
          <table:table-cell office:value-type="float" office:value="25889" table:style-name="ce7">
            <text:p>25,889<text:s/></text:p>
          </table:table-cell>
          <table:table-cell office:value-type="float" office:value="6200" table:style-name="ce7">
            <text:p>6,200<text:s/></text:p>
          </table:table-cell>
          <table:table-cell office:value-type="float" office:value="5685" table:style-name="ce7">
            <text:p>5,685<text:s/></text:p>
          </table:table-cell>
          <table:table-cell office:value-type="float" office:value="16798" table:style-name="ce7">
            <text:p>16,798<text:s/></text:p>
          </table:table-cell>
          <table:table-cell office:value-type="float" office:value="5254" table:style-name="ce7">
            <text:p>5,254<text:s/></text:p>
          </table:table-cell>
          <table:table-cell office:value-type="float" office:value="3649" table:style-name="ce7">
            <text:p>3,649<text:s/></text:p>
          </table:table-cell>
          <table:table-cell office:value-type="float" office:value="1784" table:style-name="ce7">
            <text:p>1,784<text:s/></text:p>
          </table:table-cell>
          <table:table-cell office:value-type="float" office:value="8895" table:style-name="ce7">
            <text:p>8,895<text:s/></text:p>
          </table:table-cell>
          <table:table-cell office:value-type="float" office:value="8321" table:style-name="ce7">
            <text:p>8,321<text:s/></text:p>
          </table:table-cell>
          <table:table-cell office:value-type="float" office:value="12348" table:style-name="ce7">
            <text:p>12,348<text:s/></text:p>
          </table:table-cell>
          <table:table-cell office:value-type="float" office:value="31664" table:style-name="ce7">
            <text:p>31,664<text:s/></text:p>
          </table:table-cell>
          <table:table-cell office:value-type="float" office:value="6544" table:style-name="ce7">
            <text:p>6,544<text:s/></text:p>
          </table:table-cell>
          <table:table-cell office:value-type="float" office:value="11640" table:style-name="ce7">
            <text:p>11,640<text:s/></text:p>
          </table:table-cell>
          <table:table-cell office:value-type="float" office:value="6691" table:style-name="ce7">
            <text:p>6,691<text:s/></text:p>
          </table:table-cell>
          <table:table-cell office:value-type="float" office:value="17970" table:style-name="ce7">
            <text:p>17,970<text:s/></text:p>
          </table:table-cell>
          <table:table-cell office:value-type="float" office:value="16344" table:style-name="ce7">
            <text:p>16,344<text:s/></text:p>
          </table:table-cell>
          <table:table-cell office:value-type="float" office:value="26486" table:style-name="ce7">
            <text:p>26,486<text:s/></text:p>
          </table:table-cell>
          <table:table-cell office:value-type="float" office:value="42211" table:style-name="ce7">
            <text:p>42,211<text:s/></text:p>
          </table:table-cell>
          <table:table-cell office:value-type="float" office:value="31671" table:style-name="ce7">
            <text:p>31,671<text:s/></text:p>
          </table:table-cell>
          <table:table-cell office:value-type="float" office:value="24575" table:style-name="ce7">
            <text:p>24,575<text:s/></text:p>
          </table:table-cell>
          <table:table-cell office:value-type="float" office:value="27052" table:style-name="ce7">
            <text:p>27,052<text:s/></text:p>
          </table:table-cell>
          <table:table-cell office:value-type="float" office:value="79126" table:style-name="ce7">
            <text:p>79,126<text:s/></text:p>
          </table:table-cell>
          <table:table-cell office:value-type="float" office:value="19039" table:style-name="ce7">
            <text:p>19,039<text:s/></text:p>
          </table:table-cell>
          <table:table-cell office:value-type="float" office:value="37386" table:style-name="ce7">
            <text:p>37,386<text:s/></text:p>
          </table:table-cell>
          <table:table-cell office:value-type="float" office:value="34567" table:style-name="ce7">
            <text:p>34,567<text:s/></text:p>
          </table:table-cell>
          <table:table-cell office:value-type="float" office:value="44426" table:style-name="ce7">
            <text:p>44,426<text:s/></text:p>
          </table:table-cell>
          <table:table-cell office:value-type="float" office:value="57599" table:style-name="ce7">
            <text:p>57,599<text:s/></text:p>
          </table:table-cell>
          <table:table-cell office:value-type="float" office:value="16659" table:style-name="ce7">
            <text:p>16,659<text:s/></text:p>
          </table:table-cell>
          <table:table-cell office:value-type="float" office:value="14355" table:style-name="ce7">
            <text:p>14,355<text:s/></text:p>
          </table:table-cell>
          <table:table-cell office:value-type="float" office:value="9168" table:style-name="ce7">
            <text:p>9,168<text:s/></text:p>
          </table:table-cell>
          <table:table-cell office:value-type="float" office:value="22562" table:style-name="ce7">
            <text:p>22,562<text:s/></text:p>
          </table:table-cell>
          <table:table-cell office:value-type="float" office:value="9134" table:style-name="ce7">
            <text:p>9,134<text:s/></text:p>
          </table:table-cell>
          <table:table-cell office:value-type="float" office:value="30468" table:style-name="ce7">
            <text:p>30,468<text:s/></text:p>
          </table:table-cell>
          <table:table-cell office:value-type="float" office:value="15558" table:style-name="ce7">
            <text:p>15,558<text:s/></text:p>
          </table:table-cell>
          <table:table-cell office:value-type="float" office:value="10049" table:style-name="ce7">
            <text:p>10,049<text:s/></text:p>
          </table:table-cell>
          <table:table-cell office:value-type="float" office:value="14573" table:style-name="ce7">
            <text:p>14,573<text:s/></text:p>
          </table:table-cell>
          <table:table-cell office:value-type="float" office:value="23077" table:style-name="ce7">
            <text:p>23,077<text:s/></text:p>
          </table:table-cell>
          <table:table-cell office:value-type="float" office:value="19669" table:style-name="ce7">
            <text:p>19,669<text:s/></text:p>
          </table:table-cell>
          <table:table-cell office:value-type="float" office:value="15236" table:style-name="ce7">
            <text:p>15,236<text:s/></text:p>
          </table:table-cell>
          <table:table-cell office:value-type="float" office:value="19858" table:style-name="ce7">
            <text:p>19,858<text:s/></text:p>
          </table:table-cell>
          <table:table-cell office:value-type="float" office:value="11905" table:style-name="ce7">
            <text:p>11,905<text:s/></text:p>
          </table:table-cell>
          <table:table-cell office:value-type="float" office:value="10815" table:style-name="ce7">
            <text:p>10,815<text:s/></text:p>
          </table:table-cell>
          <table:table-cell office:value-type="float" office:value="3948" table:style-name="ce8">
            <text:p>3,948<text:s/></text:p>
          </table:table-cell>
          <table:table-cell office:value-type="float" office:value="2853" table:style-name="ce7">
            <text:p>2,853<text:s/></text:p>
          </table:table-cell>
          <table:table-cell office:value-type="float" office:value="7922" table:style-name="ce7">
            <text:p>7,922<text:s/></text:p>
          </table:table-cell>
          <table:table-cell office:value-type="float" office:value="8271" table:style-name="ce7">
            <text:p>8,271<text:s/></text:p>
          </table:table-cell>
          <table:table-cell office:value-type="float" office:value="10882" table:style-name="ce7">
            <text:p>10,882<text:s/></text:p>
          </table:table-cell>
          <table:table-cell office:value-type="float" office:value="11477" table:style-name="ce7">
            <text:p>11,477<text:s/></text:p>
          </table:table-cell>
          <table:table-cell office:value-type="float" office:value="15001" table:style-name="ce7">
            <text:p>15,001<text:s/></text:p>
          </table:table-cell>
          <table:table-cell office:value-type="float" office:value="20476" table:style-name="ce7">
            <text:p>20,476<text:s/></text:p>
          </table:table-cell>
          <table:table-cell office:value-type="float" office:value="26345" table:style-name="ce7">
            <text:p>26,345<text:s/></text:p>
          </table:table-cell>
          <table:table-cell office:value-type="float" office:value="11039" table:style-name="ce7">
            <text:p>11,039<text:s/></text:p>
          </table:table-cell>
          <table:table-cell office:value-type="float" office:value="9552" table:style-name="ce7">
            <text:p>9,552<text:s/></text:p>
          </table:table-cell>
          <table:table-cell office:value-type="float" office:value="10464" table:style-name="ce7">
            <text:p>10,464<text:s/></text:p>
          </table:table-cell>
          <table:table-cell office:value-type="float" office:value="10405" table:style-name="ce7">
            <text:p>10,405<text:s/></text:p>
          </table:table-cell>
          <table:table-cell office:value-type="float" office:value="10769" table:style-name="ce7">
            <text:p>10,769<text:s/></text:p>
          </table:table-cell>
          <table:table-cell office:value-type="float" office:value="9064" table:style-name="ce7">
            <text:p>9,064<text:s/></text:p>
          </table:table-cell>
          <table:table-cell office:value-type="float" office:value="7538" table:style-name="ce7">
            <text:p>7,538<text:s/></text:p>
          </table:table-cell>
          <table:table-cell table:number-columns-repeated="11" table:style-name="ce7"/>
          <table:table-cell table:number-columns-repeated="16264" table:style-name="ce9"/>
        </table:table-row>
        <table:table-row table:style-name="ro2">
          <table:table-cell office:value-type="date" office:date-value="2025-06-08T00:00:00" table:style-name="ce6">
            <text:p>2025/6/8</text:p>
          </table:table-cell>
          <table:table-cell office:value-type="float" office:value="4319" table:style-name="ce7">
            <text:p>4,319<text:s/></text:p>
          </table:table-cell>
          <table:table-cell office:value-type="float" office:value="7255" table:style-name="ce7">
            <text:p>7,255<text:s/></text:p>
          </table:table-cell>
          <table:table-cell office:value-type="float" office:value="21423" table:style-name="ce7">
            <text:p>21,423<text:s/></text:p>
          </table:table-cell>
          <table:table-cell office:value-type="float" office:value="35910" table:style-name="ce7">
            <text:p>35,910<text:s/></text:p>
          </table:table-cell>
          <table:table-cell office:value-type="float" office:value="15284" table:style-name="ce7">
            <text:p>15,284<text:s/></text:p>
          </table:table-cell>
          <table:table-cell office:value-type="float" office:value="8318" table:style-name="ce7">
            <text:p>8,318<text:s/></text:p>
          </table:table-cell>
          <table:table-cell office:value-type="float" office:value="6610" table:style-name="ce7">
            <text:p>6,610<text:s/></text:p>
          </table:table-cell>
          <table:table-cell office:value-type="float" office:value="3284" table:style-name="ce7">
            <text:p>3,284<text:s/></text:p>
          </table:table-cell>
          <table:table-cell office:value-type="float" office:value="2308" table:style-name="ce7">
            <text:p>2,308<text:s/></text:p>
          </table:table-cell>
          <table:table-cell office:value-type="float" office:value="7777" table:style-name="ce7">
            <text:p>7,777<text:s/></text:p>
          </table:table-cell>
          <table:table-cell office:value-type="float" office:value="1400" table:style-name="ce7">
            <text:p>1,400<text:s/></text:p>
          </table:table-cell>
          <table:table-cell office:value-type="float" office:value="2841" table:style-name="ce7">
            <text:p>2,841<text:s/></text:p>
          </table:table-cell>
          <table:table-cell office:value-type="float" office:value="6197" table:style-name="ce7">
            <text:p>6,197<text:s/></text:p>
          </table:table-cell>
          <table:table-cell office:value-type="float" office:value="5638" table:style-name="ce7">
            <text:p>5,638<text:s/></text:p>
          </table:table-cell>
          <table:table-cell office:value-type="float" office:value="9292" table:style-name="ce7">
            <text:p>9,292<text:s/></text:p>
          </table:table-cell>
          <table:table-cell office:value-type="float" office:value="4532" table:style-name="ce7">
            <text:p>4,532<text:s/></text:p>
          </table:table-cell>
          <table:table-cell office:value-type="float" office:value="6059" table:style-name="ce7">
            <text:p>6,059<text:s/></text:p>
          </table:table-cell>
          <table:table-cell office:value-type="float" office:value="3704" table:style-name="ce7">
            <text:p>3,704<text:s/></text:p>
          </table:table-cell>
          <table:table-cell office:value-type="float" office:value="7487" table:style-name="ce7">
            <text:p>7,487<text:s/></text:p>
          </table:table-cell>
          <table:table-cell office:value-type="float" office:value="2777" table:style-name="ce7">
            <text:p>2,777<text:s/></text:p>
          </table:table-cell>
          <table:table-cell office:value-type="float" office:value="5183" table:style-name="ce7">
            <text:p>5,183<text:s/></text:p>
          </table:table-cell>
          <table:table-cell office:value-type="float" office:value="5874" table:style-name="ce7">
            <text:p>5,874<text:s/></text:p>
          </table:table-cell>
          <table:table-cell office:value-type="float" office:value="5650" table:style-name="ce7">
            <text:p>5,650<text:s/></text:p>
          </table:table-cell>
          <table:table-cell office:value-type="float" office:value="23247" table:style-name="ce7">
            <text:p>23,247<text:s/></text:p>
          </table:table-cell>
          <table:table-cell office:value-type="float" office:value="3464" table:style-name="ce7">
            <text:p>3,464<text:s/></text:p>
          </table:table-cell>
          <table:table-cell office:value-type="float" office:value="9654" table:style-name="ce7">
            <text:p>9,654<text:s/></text:p>
          </table:table-cell>
          <table:table-cell office:value-type="float" office:value="8643" table:style-name="ce7">
            <text:p>8,643<text:s/></text:p>
          </table:table-cell>
          <table:table-cell office:value-type="float" office:value="10919" table:style-name="ce7">
            <text:p>10,919<text:s/></text:p>
          </table:table-cell>
          <table:table-cell office:value-type="float" office:value="12590" table:style-name="ce8">
            <text:p>12,590<text:s/></text:p>
          </table:table-cell>
          <table:table-cell office:value-type="float" office:value="12099" table:style-name="ce7">
            <text:p>12,099<text:s/></text:p>
          </table:table-cell>
          <table:table-cell office:value-type="float" office:value="8061" table:style-name="ce7">
            <text:p>8,061<text:s/></text:p>
          </table:table-cell>
          <table:table-cell office:value-type="float" office:value="23010" table:style-name="ce7">
            <text:p>23,010<text:s/></text:p>
          </table:table-cell>
          <table:table-cell office:value-type="float" office:value="11662" table:style-name="ce7">
            <text:p>11,662<text:s/></text:p>
          </table:table-cell>
          <table:table-cell office:value-type="float" office:value="20619" table:style-name="ce7">
            <text:p>20,619<text:s/></text:p>
          </table:table-cell>
          <table:table-cell office:value-type="float" office:value="18999" table:style-name="ce7">
            <text:p>18,999<text:s/></text:p>
          </table:table-cell>
          <table:table-cell office:value-type="float" office:value="4519" table:style-name="ce7">
            <text:p>4,519<text:s/></text:p>
          </table:table-cell>
          <table:table-cell office:value-type="float" office:value="24902" table:style-name="ce7">
            <text:p>24,902<text:s/></text:p>
          </table:table-cell>
          <table:table-cell office:value-type="float" office:value="17317" table:style-name="ce7">
            <text:p>17,317<text:s/></text:p>
          </table:table-cell>
          <table:table-cell office:value-type="float" office:value="13162" table:style-name="ce8">
            <text:p>13,162<text:s/></text:p>
          </table:table-cell>
          <table:table-cell office:value-type="float" office:value="14173" table:style-name="ce7">
            <text:p>14,173<text:s/></text:p>
          </table:table-cell>
          <table:table-cell office:value-type="float" office:value="9370" table:style-name="ce7">
            <text:p>9,370<text:s/></text:p>
          </table:table-cell>
          <table:table-cell office:value-type="float" office:value="146732" table:style-name="ce7">
            <text:p>146,732<text:s/></text:p>
          </table:table-cell>
          <table:table-cell office:value-type="float" office:value="52108" table:style-name="ce7">
            <text:p>52,108<text:s/></text:p>
          </table:table-cell>
          <table:table-cell office:value-type="float" office:value="14165" table:style-name="ce7">
            <text:p>14,165<text:s/></text:p>
          </table:table-cell>
          <table:table-cell office:value-type="float" office:value="16397" table:style-name="ce7">
            <text:p>16,397<text:s/></text:p>
          </table:table-cell>
          <table:table-cell office:value-type="float" office:value="24779" table:style-name="ce7">
            <text:p>24,779<text:s/></text:p>
          </table:table-cell>
          <table:table-cell office:value-type="float" office:value="23288" table:style-name="ce7">
            <text:p>23,288<text:s/></text:p>
          </table:table-cell>
          <table:table-cell office:value-type="float" office:value="21975" table:style-name="ce7">
            <text:p>21,975<text:s/></text:p>
          </table:table-cell>
          <table:table-cell office:value-type="float" office:value="18396" table:style-name="ce7">
            <text:p>18,396<text:s/></text:p>
          </table:table-cell>
          <table:table-cell office:value-type="float" office:value="7610" table:style-name="ce7">
            <text:p>7,610<text:s/></text:p>
          </table:table-cell>
          <table:table-cell office:value-type="float" office:value="18695" table:style-name="ce7">
            <text:p>18,695<text:s/></text:p>
          </table:table-cell>
          <table:table-cell office:value-type="float" office:value="4961" table:style-name="ce7">
            <text:p>4,961<text:s/></text:p>
          </table:table-cell>
          <table:table-cell office:value-type="float" office:value="4602" table:style-name="ce7">
            <text:p>4,602<text:s/></text:p>
          </table:table-cell>
          <table:table-cell office:value-type="float" office:value="14780" table:style-name="ce7">
            <text:p>14,780<text:s/></text:p>
          </table:table-cell>
          <table:table-cell office:value-type="float" office:value="4518" table:style-name="ce7">
            <text:p>4,518<text:s/></text:p>
          </table:table-cell>
          <table:table-cell office:value-type="float" office:value="2713" table:style-name="ce7">
            <text:p>2,713<text:s/></text:p>
          </table:table-cell>
          <table:table-cell office:value-type="float" office:value="1459" table:style-name="ce7">
            <text:p>1,459<text:s/></text:p>
          </table:table-cell>
          <table:table-cell office:value-type="float" office:value="8075" table:style-name="ce7">
            <text:p>8,075<text:s/></text:p>
          </table:table-cell>
          <table:table-cell office:value-type="float" office:value="6940" table:style-name="ce7">
            <text:p>6,940<text:s/></text:p>
          </table:table-cell>
          <table:table-cell office:value-type="float" office:value="11022" table:style-name="ce7">
            <text:p>11,022<text:s/></text:p>
          </table:table-cell>
          <table:table-cell office:value-type="float" office:value="27941" table:style-name="ce7">
            <text:p>27,941<text:s/></text:p>
          </table:table-cell>
          <table:table-cell office:value-type="float" office:value="5850" table:style-name="ce7">
            <text:p>5,850<text:s/></text:p>
          </table:table-cell>
          <table:table-cell office:value-type="float" office:value="9497" table:style-name="ce7">
            <text:p>9,497<text:s/></text:p>
          </table:table-cell>
          <table:table-cell office:value-type="float" office:value="5507" table:style-name="ce7">
            <text:p>5,507<text:s/></text:p>
          </table:table-cell>
          <table:table-cell office:value-type="float" office:value="15313" table:style-name="ce7">
            <text:p>15,313<text:s/></text:p>
          </table:table-cell>
          <table:table-cell office:value-type="float" office:value="12634" table:style-name="ce7">
            <text:p>12,634<text:s/></text:p>
          </table:table-cell>
          <table:table-cell office:value-type="float" office:value="22079" table:style-name="ce7">
            <text:p>22,079<text:s/></text:p>
          </table:table-cell>
          <table:table-cell office:value-type="float" office:value="35489" table:style-name="ce7">
            <text:p>35,489<text:s/></text:p>
          </table:table-cell>
          <table:table-cell office:value-type="float" office:value="26442" table:style-name="ce7">
            <text:p>26,442<text:s/></text:p>
          </table:table-cell>
          <table:table-cell office:value-type="float" office:value="20135" table:style-name="ce7">
            <text:p>20,135<text:s/></text:p>
          </table:table-cell>
          <table:table-cell office:value-type="float" office:value="24658" table:style-name="ce7">
            <text:p>24,658<text:s/></text:p>
          </table:table-cell>
          <table:table-cell office:value-type="float" office:value="67676" table:style-name="ce7">
            <text:p>67,676<text:s/></text:p>
          </table:table-cell>
          <table:table-cell office:value-type="float" office:value="13442" table:style-name="ce7">
            <text:p>13,442<text:s/></text:p>
          </table:table-cell>
          <table:table-cell office:value-type="float" office:value="28984" table:style-name="ce7">
            <text:p>28,984<text:s/></text:p>
          </table:table-cell>
          <table:table-cell office:value-type="float" office:value="25006" table:style-name="ce7">
            <text:p>25,006<text:s/></text:p>
          </table:table-cell>
          <table:table-cell office:value-type="float" office:value="36849" table:style-name="ce7">
            <text:p>36,849<text:s/></text:p>
          </table:table-cell>
          <table:table-cell office:value-type="float" office:value="44373" table:style-name="ce7">
            <text:p>44,373<text:s/></text:p>
          </table:table-cell>
          <table:table-cell office:value-type="float" office:value="13670" table:style-name="ce7">
            <text:p>13,670<text:s/></text:p>
          </table:table-cell>
          <table:table-cell office:value-type="float" office:value="12233" table:style-name="ce7">
            <text:p>12,233<text:s/></text:p>
          </table:table-cell>
          <table:table-cell office:value-type="float" office:value="9412" table:style-name="ce7">
            <text:p>9,412<text:s/></text:p>
          </table:table-cell>
          <table:table-cell office:value-type="float" office:value="18967" table:style-name="ce7">
            <text:p>18,967<text:s/></text:p>
          </table:table-cell>
          <table:table-cell office:value-type="float" office:value="7992" table:style-name="ce7">
            <text:p>7,992<text:s/></text:p>
          </table:table-cell>
          <table:table-cell office:value-type="float" office:value="24933" table:style-name="ce7">
            <text:p>24,933<text:s/></text:p>
          </table:table-cell>
          <table:table-cell office:value-type="float" office:value="11481" table:style-name="ce7">
            <text:p>11,481<text:s/></text:p>
          </table:table-cell>
          <table:table-cell office:value-type="float" office:value="9439" table:style-name="ce7">
            <text:p>9,439<text:s/></text:p>
          </table:table-cell>
          <table:table-cell office:value-type="float" office:value="13092" table:style-name="ce7">
            <text:p>13,092<text:s/></text:p>
          </table:table-cell>
          <table:table-cell office:value-type="float" office:value="16490" table:style-name="ce7">
            <text:p>16,490<text:s/></text:p>
          </table:table-cell>
          <table:table-cell office:value-type="float" office:value="12158" table:style-name="ce7">
            <text:p>12,158<text:s/></text:p>
          </table:table-cell>
          <table:table-cell office:value-type="float" office:value="12278" table:style-name="ce7">
            <text:p>12,278<text:s/></text:p>
          </table:table-cell>
          <table:table-cell office:value-type="float" office:value="15966" table:style-name="ce7">
            <text:p>15,966<text:s/></text:p>
          </table:table-cell>
          <table:table-cell office:value-type="float" office:value="6021" table:style-name="ce7">
            <text:p>6,021<text:s/></text:p>
          </table:table-cell>
          <table:table-cell office:value-type="float" office:value="8233" table:style-name="ce7">
            <text:p>8,233<text:s/></text:p>
          </table:table-cell>
          <table:table-cell office:value-type="float" office:value="3033" table:style-name="ce8">
            <text:p>3,033<text:s/></text:p>
          </table:table-cell>
          <table:table-cell office:value-type="float" office:value="2509" table:style-name="ce7">
            <text:p>2,509<text:s/></text:p>
          </table:table-cell>
          <table:table-cell office:value-type="float" office:value="6783" table:style-name="ce7">
            <text:p>6,783<text:s/></text:p>
          </table:table-cell>
          <table:table-cell office:value-type="float" office:value="6574" table:style-name="ce7">
            <text:p>6,574<text:s/></text:p>
          </table:table-cell>
          <table:table-cell office:value-type="float" office:value="8747" table:style-name="ce7">
            <text:p>8,747<text:s/></text:p>
          </table:table-cell>
          <table:table-cell office:value-type="float" office:value="9703" table:style-name="ce7">
            <text:p>9,703<text:s/></text:p>
          </table:table-cell>
          <table:table-cell office:value-type="float" office:value="11323" table:style-name="ce7">
            <text:p>11,323<text:s/></text:p>
          </table:table-cell>
          <table:table-cell office:value-type="float" office:value="15727" table:style-name="ce7">
            <text:p>15,727<text:s/></text:p>
          </table:table-cell>
          <table:table-cell office:value-type="float" office:value="20892" table:style-name="ce7">
            <text:p>20,892<text:s/></text:p>
          </table:table-cell>
          <table:table-cell office:value-type="float" office:value="8738" table:style-name="ce7">
            <text:p>8,738<text:s/></text:p>
          </table:table-cell>
          <table:table-cell office:value-type="float" office:value="7752" table:style-name="ce7">
            <text:p>7,752<text:s/></text:p>
          </table:table-cell>
          <table:table-cell office:value-type="float" office:value="8762" table:style-name="ce7">
            <text:p>8,762<text:s/></text:p>
          </table:table-cell>
          <table:table-cell office:value-type="float" office:value="8248" table:style-name="ce7">
            <text:p>8,248<text:s/></text:p>
          </table:table-cell>
          <table:table-cell office:value-type="float" office:value="8687" table:style-name="ce7">
            <text:p>8,687<text:s/></text:p>
          </table:table-cell>
          <table:table-cell office:value-type="float" office:value="7355" table:style-name="ce7">
            <text:p>7,355<text:s/></text:p>
          </table:table-cell>
          <table:table-cell office:value-type="float" office:value="6098" table:style-name="ce7">
            <text:p>6,098<text:s/></text:p>
          </table:table-cell>
          <table:table-cell table:number-columns-repeated="11" table:style-name="ce7"/>
          <table:table-cell table:number-columns-repeated="16264" table:style-name="ce9"/>
        </table:table-row>
        <table:table-row table:style-name="ro2">
          <table:table-cell office:value-type="date" office:date-value="2025-06-09T00:00:00" table:style-name="ce6">
            <text:p>2025/6/9</text:p>
          </table:table-cell>
          <table:table-cell office:value-type="float" office:value="5965" table:style-name="ce7">
            <text:p>5,965<text:s/></text:p>
          </table:table-cell>
          <table:table-cell office:value-type="float" office:value="13357" table:style-name="ce7">
            <text:p>13,357<text:s/></text:p>
          </table:table-cell>
          <table:table-cell office:value-type="float" office:value="46507" table:style-name="ce7">
            <text:p>46,507<text:s/></text:p>
          </table:table-cell>
          <table:table-cell office:value-type="float" office:value="40846" table:style-name="ce7">
            <text:p>40,846<text:s/></text:p>
          </table:table-cell>
          <table:table-cell office:value-type="float" office:value="25254" table:style-name="ce7">
            <text:p>25,254<text:s/></text:p>
          </table:table-cell>
          <table:table-cell office:value-type="float" office:value="14009" table:style-name="ce7">
            <text:p>14,009<text:s/></text:p>
          </table:table-cell>
          <table:table-cell office:value-type="float" office:value="11304" table:style-name="ce7">
            <text:p>11,304<text:s/></text:p>
          </table:table-cell>
          <table:table-cell office:value-type="float" office:value="4239" table:style-name="ce7">
            <text:p>4,239<text:s/></text:p>
          </table:table-cell>
          <table:table-cell office:value-type="float" office:value="3366" table:style-name="ce7">
            <text:p>3,366<text:s/></text:p>
          </table:table-cell>
          <table:table-cell office:value-type="float" office:value="12885" table:style-name="ce7">
            <text:p>12,885<text:s/></text:p>
          </table:table-cell>
          <table:table-cell office:value-type="float" office:value="2091" table:style-name="ce7">
            <text:p>2,091<text:s/></text:p>
          </table:table-cell>
          <table:table-cell office:value-type="float" office:value="4695" table:style-name="ce7">
            <text:p>4,695<text:s/></text:p>
          </table:table-cell>
          <table:table-cell office:value-type="float" office:value="4627" table:style-name="ce7">
            <text:p>4,627<text:s/></text:p>
          </table:table-cell>
          <table:table-cell office:value-type="float" office:value="9295" table:style-name="ce7">
            <text:p>9,295<text:s/></text:p>
          </table:table-cell>
          <table:table-cell office:value-type="float" office:value="10852" table:style-name="ce7">
            <text:p>10,852<text:s/></text:p>
          </table:table-cell>
          <table:table-cell office:value-type="float" office:value="16205" table:style-name="ce7">
            <text:p>16,205<text:s/></text:p>
          </table:table-cell>
          <table:table-cell office:value-type="float" office:value="18321" table:style-name="ce7">
            <text:p>18,321<text:s/></text:p>
          </table:table-cell>
          <table:table-cell office:value-type="float" office:value="5750" table:style-name="ce7">
            <text:p>5,750<text:s/></text:p>
          </table:table-cell>
          <table:table-cell office:value-type="float" office:value="10073" table:style-name="ce7">
            <text:p>10,073<text:s/></text:p>
          </table:table-cell>
          <table:table-cell office:value-type="float" office:value="3202" table:style-name="ce7">
            <text:p>3,202<text:s/></text:p>
          </table:table-cell>
          <table:table-cell office:value-type="float" office:value="9052" table:style-name="ce7">
            <text:p>9,052<text:s/></text:p>
          </table:table-cell>
          <table:table-cell office:value-type="float" office:value="8864" table:style-name="ce7">
            <text:p>8,864<text:s/></text:p>
          </table:table-cell>
          <table:table-cell office:value-type="float" office:value="8474" table:style-name="ce7">
            <text:p>8,474<text:s/></text:p>
          </table:table-cell>
          <table:table-cell office:value-type="float" office:value="30889" table:style-name="ce7">
            <text:p>30,889<text:s/></text:p>
          </table:table-cell>
          <table:table-cell office:value-type="float" office:value="3563" table:style-name="ce7">
            <text:p>3,563<text:s/></text:p>
          </table:table-cell>
          <table:table-cell office:value-type="float" office:value="10463" table:style-name="ce7">
            <text:p>10,463<text:s/></text:p>
          </table:table-cell>
          <table:table-cell office:value-type="float" office:value="13109" table:style-name="ce7">
            <text:p>13,109<text:s/></text:p>
          </table:table-cell>
          <table:table-cell office:value-type="float" office:value="16133" table:style-name="ce7">
            <text:p>16,133<text:s/></text:p>
          </table:table-cell>
          <table:table-cell office:value-type="float" office:value="20287" table:style-name="ce8">
            <text:p>20,287<text:s/></text:p>
          </table:table-cell>
          <table:table-cell office:value-type="float" office:value="15237" table:style-name="ce7">
            <text:p>15,237<text:s/></text:p>
          </table:table-cell>
          <table:table-cell office:value-type="float" office:value="10026" table:style-name="ce7">
            <text:p>10,026<text:s/></text:p>
          </table:table-cell>
          <table:table-cell office:value-type="float" office:value="24624" table:style-name="ce7">
            <text:p>24,624<text:s/></text:p>
          </table:table-cell>
          <table:table-cell office:value-type="float" office:value="15378" table:style-name="ce7">
            <text:p>15,378<text:s/></text:p>
          </table:table-cell>
          <table:table-cell office:value-type="float" office:value="30999" table:style-name="ce7">
            <text:p>30,999<text:s/></text:p>
          </table:table-cell>
          <table:table-cell office:value-type="float" office:value="25057" table:style-name="ce7">
            <text:p>25,057<text:s/></text:p>
          </table:table-cell>
          <table:table-cell office:value-type="float" office:value="11642" table:style-name="ce7">
            <text:p>11,642<text:s/></text:p>
          </table:table-cell>
          <table:table-cell office:value-type="float" office:value="34407" table:style-name="ce7">
            <text:p>34,407<text:s/></text:p>
          </table:table-cell>
          <table:table-cell office:value-type="float" office:value="25287" table:style-name="ce7">
            <text:p>25,287<text:s/></text:p>
          </table:table-cell>
          <table:table-cell office:value-type="float" office:value="21692" table:style-name="ce8">
            <text:p>21,692<text:s/></text:p>
          </table:table-cell>
          <table:table-cell office:value-type="float" office:value="20010" table:style-name="ce7">
            <text:p>20,010<text:s/></text:p>
          </table:table-cell>
          <table:table-cell office:value-type="float" office:value="25492" table:style-name="ce7">
            <text:p>25,492<text:s/></text:p>
          </table:table-cell>
          <table:table-cell office:value-type="float" office:value="137093" table:style-name="ce7">
            <text:p>137,093<text:s/></text:p>
          </table:table-cell>
          <table:table-cell office:value-type="float" office:value="46125" table:style-name="ce7">
            <text:p>46,125<text:s/></text:p>
          </table:table-cell>
          <table:table-cell office:value-type="float" office:value="22817" table:style-name="ce7">
            <text:p>22,817<text:s/></text:p>
          </table:table-cell>
          <table:table-cell office:value-type="float" office:value="23855" table:style-name="ce7">
            <text:p>23,855<text:s/></text:p>
          </table:table-cell>
          <table:table-cell office:value-type="float" office:value="25493" table:style-name="ce7">
            <text:p>25,493<text:s/></text:p>
          </table:table-cell>
          <table:table-cell office:value-type="float" office:value="24742" table:style-name="ce7">
            <text:p>24,742<text:s/></text:p>
          </table:table-cell>
          <table:table-cell office:value-type="float" office:value="25595" table:style-name="ce7">
            <text:p>25,595<text:s/></text:p>
          </table:table-cell>
          <table:table-cell office:value-type="float" office:value="22432" table:style-name="ce7">
            <text:p>22,432<text:s/></text:p>
          </table:table-cell>
          <table:table-cell office:value-type="float" office:value="13164" table:style-name="ce7">
            <text:p>13,164<text:s/></text:p>
          </table:table-cell>
          <table:table-cell office:value-type="float" office:value="30556" table:style-name="ce7">
            <text:p>30,556<text:s/></text:p>
          </table:table-cell>
          <table:table-cell office:value-type="float" office:value="6769" table:style-name="ce7">
            <text:p>6,769<text:s/></text:p>
          </table:table-cell>
          <table:table-cell office:value-type="float" office:value="8071" table:style-name="ce7">
            <text:p>8,071<text:s/></text:p>
          </table:table-cell>
          <table:table-cell office:value-type="float" office:value="18287" table:style-name="ce7">
            <text:p>18,287<text:s/></text:p>
          </table:table-cell>
          <table:table-cell office:value-type="float" office:value="4148" table:style-name="ce7">
            <text:p>4,148<text:s/></text:p>
          </table:table-cell>
          <table:table-cell office:value-type="float" office:value="3872" table:style-name="ce7">
            <text:p>3,872<text:s/></text:p>
          </table:table-cell>
          <table:table-cell office:value-type="float" office:value="3617" table:style-name="ce7">
            <text:p>3,617<text:s/></text:p>
          </table:table-cell>
          <table:table-cell office:value-type="float" office:value="14623" table:style-name="ce7">
            <text:p>14,623<text:s/></text:p>
          </table:table-cell>
          <table:table-cell office:value-type="float" office:value="9993" table:style-name="ce7">
            <text:p>9,993<text:s/></text:p>
          </table:table-cell>
          <table:table-cell office:value-type="float" office:value="15186" table:style-name="ce7">
            <text:p>15,186<text:s/></text:p>
          </table:table-cell>
          <table:table-cell office:value-type="float" office:value="29010" table:style-name="ce7">
            <text:p>29,010<text:s/></text:p>
          </table:table-cell>
          <table:table-cell office:value-type="float" office:value="9734" table:style-name="ce7">
            <text:p>9,734<text:s/></text:p>
          </table:table-cell>
          <table:table-cell office:value-type="float" office:value="13815" table:style-name="ce7">
            <text:p>13,815<text:s/></text:p>
          </table:table-cell>
          <table:table-cell office:value-type="float" office:value="9080" table:style-name="ce7">
            <text:p>9,080<text:s/></text:p>
          </table:table-cell>
          <table:table-cell office:value-type="float" office:value="23700" table:style-name="ce7">
            <text:p>23,700<text:s/></text:p>
          </table:table-cell>
          <table:table-cell office:value-type="float" office:value="25189" table:style-name="ce7">
            <text:p>25,189<text:s/></text:p>
          </table:table-cell>
          <table:table-cell office:value-type="float" office:value="26102" table:style-name="ce7">
            <text:p>26,102<text:s/></text:p>
          </table:table-cell>
          <table:table-cell office:value-type="float" office:value="41646" table:style-name="ce7">
            <text:p>41,646<text:s/></text:p>
          </table:table-cell>
          <table:table-cell office:value-type="float" office:value="38836" table:style-name="ce7">
            <text:p>38,836<text:s/></text:p>
          </table:table-cell>
          <table:table-cell office:value-type="float" office:value="29248" table:style-name="ce7">
            <text:p>29,248<text:s/></text:p>
          </table:table-cell>
          <table:table-cell office:value-type="float" office:value="26309" table:style-name="ce7">
            <text:p>26,309<text:s/></text:p>
          </table:table-cell>
          <table:table-cell office:value-type="float" office:value="61024" table:style-name="ce7">
            <text:p>61,024<text:s/></text:p>
          </table:table-cell>
          <table:table-cell office:value-type="float" office:value="23958" table:style-name="ce7">
            <text:p>23,958<text:s/></text:p>
          </table:table-cell>
          <table:table-cell office:value-type="float" office:value="33637" table:style-name="ce7">
            <text:p>33,637<text:s/></text:p>
          </table:table-cell>
          <table:table-cell office:value-type="float" office:value="31702" table:style-name="ce7">
            <text:p>31,702<text:s/></text:p>
          </table:table-cell>
          <table:table-cell office:value-type="float" office:value="23000" table:style-name="ce7">
            <text:p>23,000<text:s/></text:p>
          </table:table-cell>
          <table:table-cell office:value-type="float" office:value="59775" table:style-name="ce7">
            <text:p>59,775<text:s/></text:p>
          </table:table-cell>
          <table:table-cell office:value-type="float" office:value="19984" table:style-name="ce7">
            <text:p>19,984<text:s/></text:p>
          </table:table-cell>
          <table:table-cell office:value-type="float" office:value="16525" table:style-name="ce7">
            <text:p>16,525<text:s/></text:p>
          </table:table-cell>
          <table:table-cell office:value-type="float" office:value="15199" table:style-name="ce7">
            <text:p>15,199<text:s/></text:p>
          </table:table-cell>
          <table:table-cell office:value-type="float" office:value="24134" table:style-name="ce7">
            <text:p>24,134<text:s/></text:p>
          </table:table-cell>
          <table:table-cell office:value-type="float" office:value="13182" table:style-name="ce7">
            <text:p>13,182<text:s/></text:p>
          </table:table-cell>
          <table:table-cell office:value-type="float" office:value="31224" table:style-name="ce7">
            <text:p>31,224<text:s/></text:p>
          </table:table-cell>
          <table:table-cell office:value-type="float" office:value="20489" table:style-name="ce7">
            <text:p>20,489<text:s/></text:p>
          </table:table-cell>
          <table:table-cell office:value-type="float" office:value="7419" table:style-name="ce7">
            <text:p>7,419<text:s/></text:p>
          </table:table-cell>
          <table:table-cell office:value-type="float" office:value="16858" table:style-name="ce7">
            <text:p>16,858<text:s/></text:p>
          </table:table-cell>
          <table:table-cell office:value-type="float" office:value="41767" table:style-name="ce7">
            <text:p>41,767<text:s/></text:p>
          </table:table-cell>
          <table:table-cell office:value-type="float" office:value="22218" table:style-name="ce7">
            <text:p>22,218<text:s/></text:p>
          </table:table-cell>
          <table:table-cell office:value-type="float" office:value="25674" table:style-name="ce7">
            <text:p>25,674<text:s/></text:p>
          </table:table-cell>
          <table:table-cell office:value-type="float" office:value="26062" table:style-name="ce7">
            <text:p>26,062<text:s/></text:p>
          </table:table-cell>
          <table:table-cell office:value-type="float" office:value="9508" table:style-name="ce7">
            <text:p>9,508<text:s/></text:p>
          </table:table-cell>
          <table:table-cell office:value-type="float" office:value="11119" table:style-name="ce7">
            <text:p>11,119<text:s/></text:p>
          </table:table-cell>
          <table:table-cell office:value-type="float" office:value="4987" table:style-name="ce8">
            <text:p>4,987<text:s/></text:p>
          </table:table-cell>
          <table:table-cell office:value-type="float" office:value="5703" table:style-name="ce7">
            <text:p>5,703<text:s/></text:p>
          </table:table-cell>
          <table:table-cell office:value-type="float" office:value="8943" table:style-name="ce7">
            <text:p>8,943<text:s/></text:p>
          </table:table-cell>
          <table:table-cell office:value-type="float" office:value="10706" table:style-name="ce7">
            <text:p>10,706<text:s/></text:p>
          </table:table-cell>
          <table:table-cell office:value-type="float" office:value="10437" table:style-name="ce7">
            <text:p>10,437<text:s/></text:p>
          </table:table-cell>
          <table:table-cell office:value-type="float" office:value="12364" table:style-name="ce7">
            <text:p>12,364<text:s/></text:p>
          </table:table-cell>
          <table:table-cell office:value-type="float" office:value="17380" table:style-name="ce7">
            <text:p>17,380<text:s/></text:p>
          </table:table-cell>
          <table:table-cell office:value-type="float" office:value="28268" table:style-name="ce7">
            <text:p>28,268<text:s/></text:p>
          </table:table-cell>
          <table:table-cell office:value-type="float" office:value="25578" table:style-name="ce7">
            <text:p>25,578<text:s/></text:p>
          </table:table-cell>
          <table:table-cell office:value-type="float" office:value="14440" table:style-name="ce7">
            <text:p>14,440<text:s/></text:p>
          </table:table-cell>
          <table:table-cell office:value-type="float" office:value="12252" table:style-name="ce7">
            <text:p>12,252<text:s/></text:p>
          </table:table-cell>
          <table:table-cell office:value-type="float" office:value="12901" table:style-name="ce7">
            <text:p>12,901<text:s/></text:p>
          </table:table-cell>
          <table:table-cell office:value-type="float" office:value="12904" table:style-name="ce7">
            <text:p>12,904<text:s/></text:p>
          </table:table-cell>
          <table:table-cell office:value-type="float" office:value="12515" table:style-name="ce7">
            <text:p>12,515<text:s/></text:p>
          </table:table-cell>
          <table:table-cell office:value-type="float" office:value="11659" table:style-name="ce7">
            <text:p>11,659<text:s/></text:p>
          </table:table-cell>
          <table:table-cell office:value-type="float" office:value="9227" table:style-name="ce7">
            <text:p>9,227<text:s/></text:p>
          </table:table-cell>
          <table:table-cell table:number-columns-repeated="11" table:style-name="ce7"/>
          <table:table-cell table:number-columns-repeated="16264" table:style-name="ce9"/>
        </table:table-row>
        <table:table-row table:style-name="ro2">
          <table:table-cell office:value-type="date" office:date-value="2025-06-10T00:00:00" table:style-name="ce6">
            <text:p>2025/6/10</text:p>
          </table:table-cell>
          <table:table-cell office:value-type="float" office:value="5780" table:style-name="ce7">
            <text:p>5,780<text:s/></text:p>
          </table:table-cell>
          <table:table-cell office:value-type="float" office:value="13996" table:style-name="ce7">
            <text:p>13,996<text:s/></text:p>
          </table:table-cell>
          <table:table-cell office:value-type="float" office:value="48474" table:style-name="ce7">
            <text:p>48,474<text:s/></text:p>
          </table:table-cell>
          <table:table-cell office:value-type="float" office:value="43702" table:style-name="ce7">
            <text:p>43,702<text:s/></text:p>
          </table:table-cell>
          <table:table-cell office:value-type="float" office:value="26656" table:style-name="ce7">
            <text:p>26,656<text:s/></text:p>
          </table:table-cell>
          <table:table-cell office:value-type="float" office:value="14562" table:style-name="ce7">
            <text:p>14,562<text:s/></text:p>
          </table:table-cell>
          <table:table-cell office:value-type="float" office:value="11643" table:style-name="ce7">
            <text:p>11,643<text:s/></text:p>
          </table:table-cell>
          <table:table-cell office:value-type="float" office:value="4194" table:style-name="ce7">
            <text:p>4,194<text:s/></text:p>
          </table:table-cell>
          <table:table-cell office:value-type="float" office:value="3585" table:style-name="ce7">
            <text:p>3,585<text:s/></text:p>
          </table:table-cell>
          <table:table-cell office:value-type="float" office:value="14884" table:style-name="ce7">
            <text:p>14,884<text:s/></text:p>
          </table:table-cell>
          <table:table-cell office:value-type="float" office:value="2250" table:style-name="ce7">
            <text:p>2,250<text:s/></text:p>
          </table:table-cell>
          <table:table-cell office:value-type="float" office:value="4707" table:style-name="ce7">
            <text:p>4,707<text:s/></text:p>
          </table:table-cell>
          <table:table-cell office:value-type="float" office:value="5987" table:style-name="ce7">
            <text:p>5,987<text:s/></text:p>
          </table:table-cell>
          <table:table-cell office:value-type="float" office:value="9734" table:style-name="ce7">
            <text:p>9,734<text:s/></text:p>
          </table:table-cell>
          <table:table-cell office:value-type="float" office:value="11554" table:style-name="ce7">
            <text:p>11,554<text:s/></text:p>
          </table:table-cell>
          <table:table-cell office:value-type="float" office:value="16717" table:style-name="ce7">
            <text:p>16,717<text:s/></text:p>
          </table:table-cell>
          <table:table-cell office:value-type="float" office:value="18950" table:style-name="ce7">
            <text:p>18,950<text:s/></text:p>
          </table:table-cell>
          <table:table-cell office:value-type="float" office:value="5959" table:style-name="ce7">
            <text:p>5,959<text:s/></text:p>
          </table:table-cell>
          <table:table-cell office:value-type="float" office:value="10476" table:style-name="ce7">
            <text:p>10,476<text:s/></text:p>
          </table:table-cell>
          <table:table-cell office:value-type="float" office:value="3376" table:style-name="ce7">
            <text:p>3,376<text:s/></text:p>
          </table:table-cell>
          <table:table-cell office:value-type="float" office:value="9343" table:style-name="ce7">
            <text:p>9,343<text:s/></text:p>
          </table:table-cell>
          <table:table-cell office:value-type="float" office:value="9479" table:style-name="ce7">
            <text:p>9,479<text:s/></text:p>
          </table:table-cell>
          <table:table-cell office:value-type="float" office:value="8851" table:style-name="ce7">
            <text:p>8,851<text:s/></text:p>
          </table:table-cell>
          <table:table-cell office:value-type="float" office:value="32199" table:style-name="ce7">
            <text:p>32,199<text:s/></text:p>
          </table:table-cell>
          <table:table-cell office:value-type="float" office:value="3690" table:style-name="ce7">
            <text:p>3,690<text:s/></text:p>
          </table:table-cell>
          <table:table-cell office:value-type="float" office:value="11190" table:style-name="ce7">
            <text:p>11,190<text:s/></text:p>
          </table:table-cell>
          <table:table-cell office:value-type="float" office:value="13687" table:style-name="ce7">
            <text:p>13,687<text:s/></text:p>
          </table:table-cell>
          <table:table-cell office:value-type="float" office:value="16640" table:style-name="ce7">
            <text:p>16,640<text:s/></text:p>
          </table:table-cell>
          <table:table-cell office:value-type="float" office:value="21198" table:style-name="ce8">
            <text:p>21,198<text:s/></text:p>
          </table:table-cell>
          <table:table-cell office:value-type="float" office:value="16382" table:style-name="ce7">
            <text:p>16,382<text:s/></text:p>
          </table:table-cell>
          <table:table-cell office:value-type="float" office:value="10468" table:style-name="ce7">
            <text:p>10,468<text:s/></text:p>
          </table:table-cell>
          <table:table-cell office:value-type="float" office:value="25674" table:style-name="ce7">
            <text:p>25,674<text:s/></text:p>
          </table:table-cell>
          <table:table-cell office:value-type="float" office:value="16209" table:style-name="ce7">
            <text:p>16,209<text:s/></text:p>
          </table:table-cell>
          <table:table-cell office:value-type="float" office:value="32707" table:style-name="ce7">
            <text:p>32,707<text:s/></text:p>
          </table:table-cell>
          <table:table-cell office:value-type="float" office:value="27302" table:style-name="ce7">
            <text:p>27,302<text:s/></text:p>
          </table:table-cell>
          <table:table-cell office:value-type="float" office:value="12185" table:style-name="ce7">
            <text:p>12,185<text:s/></text:p>
          </table:table-cell>
          <table:table-cell office:value-type="float" office:value="35573" table:style-name="ce7">
            <text:p>35,573<text:s/></text:p>
          </table:table-cell>
          <table:table-cell office:value-type="float" office:value="26322" table:style-name="ce7">
            <text:p>26,322<text:s/></text:p>
          </table:table-cell>
          <table:table-cell office:value-type="float" office:value="22196" table:style-name="ce8">
            <text:p>22,196<text:s/></text:p>
          </table:table-cell>
          <table:table-cell office:value-type="float" office:value="21011" table:style-name="ce7">
            <text:p>21,011<text:s/></text:p>
          </table:table-cell>
          <table:table-cell office:value-type="float" office:value="27370" table:style-name="ce7">
            <text:p>27,370<text:s/></text:p>
          </table:table-cell>
          <table:table-cell office:value-type="float" office:value="138760" table:style-name="ce7">
            <text:p>138,760<text:s/></text:p>
          </table:table-cell>
          <table:table-cell office:value-type="float" office:value="48882" table:style-name="ce7">
            <text:p>48,882<text:s/></text:p>
          </table:table-cell>
          <table:table-cell office:value-type="float" office:value="23809" table:style-name="ce7">
            <text:p>23,809<text:s/></text:p>
          </table:table-cell>
          <table:table-cell office:value-type="float" office:value="25090" table:style-name="ce7">
            <text:p>25,090<text:s/></text:p>
          </table:table-cell>
          <table:table-cell office:value-type="float" office:value="26288" table:style-name="ce7">
            <text:p>26,288<text:s/></text:p>
          </table:table-cell>
          <table:table-cell office:value-type="float" office:value="26410" table:style-name="ce7">
            <text:p>26,410<text:s/></text:p>
          </table:table-cell>
          <table:table-cell office:value-type="float" office:value="27863" table:style-name="ce7">
            <text:p>27,863<text:s/></text:p>
          </table:table-cell>
          <table:table-cell office:value-type="float" office:value="23629" table:style-name="ce7">
            <text:p>23,629<text:s/></text:p>
          </table:table-cell>
          <table:table-cell office:value-type="float" office:value="13740" table:style-name="ce7">
            <text:p>13,740<text:s/></text:p>
          </table:table-cell>
          <table:table-cell office:value-type="float" office:value="31453" table:style-name="ce7">
            <text:p>31,453<text:s/></text:p>
          </table:table-cell>
          <table:table-cell office:value-type="float" office:value="7129" table:style-name="ce7">
            <text:p>7,129<text:s/></text:p>
          </table:table-cell>
          <table:table-cell office:value-type="float" office:value="8169" table:style-name="ce7">
            <text:p>8,169<text:s/></text:p>
          </table:table-cell>
          <table:table-cell office:value-type="float" office:value="19459" table:style-name="ce7">
            <text:p>19,459<text:s/></text:p>
          </table:table-cell>
          <table:table-cell office:value-type="float" office:value="4693" table:style-name="ce7">
            <text:p>4,693<text:s/></text:p>
          </table:table-cell>
          <table:table-cell office:value-type="float" office:value="4131" table:style-name="ce7">
            <text:p>4,131<text:s/></text:p>
          </table:table-cell>
          <table:table-cell office:value-type="float" office:value="3569" table:style-name="ce7">
            <text:p>3,569<text:s/></text:p>
          </table:table-cell>
          <table:table-cell office:value-type="float" office:value="14938" table:style-name="ce7">
            <text:p>14,938<text:s/></text:p>
          </table:table-cell>
          <table:table-cell office:value-type="float" office:value="10234" table:style-name="ce7">
            <text:p>10,234<text:s/></text:p>
          </table:table-cell>
          <table:table-cell office:value-type="float" office:value="15586" table:style-name="ce7">
            <text:p>15,586<text:s/></text:p>
          </table:table-cell>
          <table:table-cell office:value-type="float" office:value="30044" table:style-name="ce7">
            <text:p>30,044<text:s/></text:p>
          </table:table-cell>
          <table:table-cell office:value-type="float" office:value="9969" table:style-name="ce7">
            <text:p>9,969<text:s/></text:p>
          </table:table-cell>
          <table:table-cell office:value-type="float" office:value="14449" table:style-name="ce7">
            <text:p>14,449<text:s/></text:p>
          </table:table-cell>
          <table:table-cell office:value-type="float" office:value="9282" table:style-name="ce7">
            <text:p>9,282<text:s/></text:p>
          </table:table-cell>
          <table:table-cell office:value-type="float" office:value="24744" table:style-name="ce7">
            <text:p>24,744<text:s/></text:p>
          </table:table-cell>
          <table:table-cell office:value-type="float" office:value="25963" table:style-name="ce7">
            <text:p>25,963<text:s/></text:p>
          </table:table-cell>
          <table:table-cell office:value-type="float" office:value="27713" table:style-name="ce7">
            <text:p>27,713<text:s/></text:p>
          </table:table-cell>
          <table:table-cell office:value-type="float" office:value="41819" table:style-name="ce7">
            <text:p>41,819<text:s/></text:p>
          </table:table-cell>
          <table:table-cell office:value-type="float" office:value="40627" table:style-name="ce7">
            <text:p>40,627<text:s/></text:p>
          </table:table-cell>
          <table:table-cell office:value-type="float" office:value="30334" table:style-name="ce7">
            <text:p>30,334<text:s/></text:p>
          </table:table-cell>
          <table:table-cell office:value-type="float" office:value="28054" table:style-name="ce7">
            <text:p>28,054<text:s/></text:p>
          </table:table-cell>
          <table:table-cell office:value-type="float" office:value="62316" table:style-name="ce7">
            <text:p>62,316<text:s/></text:p>
          </table:table-cell>
          <table:table-cell office:value-type="float" office:value="25761" table:style-name="ce7">
            <text:p>25,761<text:s/></text:p>
          </table:table-cell>
          <table:table-cell office:value-type="float" office:value="34920" table:style-name="ce7">
            <text:p>34,920<text:s/></text:p>
          </table:table-cell>
          <table:table-cell office:value-type="float" office:value="34023" table:style-name="ce7">
            <text:p>34,023<text:s/></text:p>
          </table:table-cell>
          <table:table-cell office:value-type="float" office:value="24005" table:style-name="ce7">
            <text:p>24,005<text:s/></text:p>
          </table:table-cell>
          <table:table-cell office:value-type="float" office:value="61549" table:style-name="ce7">
            <text:p>61,549<text:s/></text:p>
          </table:table-cell>
          <table:table-cell office:value-type="float" office:value="21284" table:style-name="ce7">
            <text:p>21,284<text:s/></text:p>
          </table:table-cell>
          <table:table-cell office:value-type="float" office:value="16844" table:style-name="ce7">
            <text:p>16,844<text:s/></text:p>
          </table:table-cell>
          <table:table-cell office:value-type="float" office:value="15730" table:style-name="ce7">
            <text:p>15,730<text:s/></text:p>
          </table:table-cell>
          <table:table-cell office:value-type="float" office:value="24812" table:style-name="ce7">
            <text:p>24,812<text:s/></text:p>
          </table:table-cell>
          <table:table-cell office:value-type="float" office:value="13650" table:style-name="ce7">
            <text:p>13,650<text:s/></text:p>
          </table:table-cell>
          <table:table-cell office:value-type="float" office:value="30736" table:style-name="ce7">
            <text:p>30,736<text:s/></text:p>
          </table:table-cell>
          <table:table-cell office:value-type="float" office:value="21174" table:style-name="ce7">
            <text:p>21,174<text:s/></text:p>
          </table:table-cell>
          <table:table-cell office:value-type="float" office:value="8109" table:style-name="ce7">
            <text:p>8,109<text:s/></text:p>
          </table:table-cell>
          <table:table-cell office:value-type="float" office:value="17497" table:style-name="ce7">
            <text:p>17,497<text:s/></text:p>
          </table:table-cell>
          <table:table-cell office:value-type="float" office:value="43945" table:style-name="ce7">
            <text:p>43,945<text:s/></text:p>
          </table:table-cell>
          <table:table-cell office:value-type="float" office:value="23278" table:style-name="ce7">
            <text:p>23,278<text:s/></text:p>
          </table:table-cell>
          <table:table-cell office:value-type="float" office:value="26827" table:style-name="ce7">
            <text:p>26,827<text:s/></text:p>
          </table:table-cell>
          <table:table-cell office:value-type="float" office:value="27496" table:style-name="ce7">
            <text:p>27,496<text:s/></text:p>
          </table:table-cell>
          <table:table-cell office:value-type="float" office:value="9877" table:style-name="ce7">
            <text:p>9,877<text:s/></text:p>
          </table:table-cell>
          <table:table-cell office:value-type="float" office:value="11614" table:style-name="ce7">
            <text:p>11,614<text:s/></text:p>
          </table:table-cell>
          <table:table-cell office:value-type="float" office:value="5243" table:style-name="ce8">
            <text:p>5,243<text:s/></text:p>
          </table:table-cell>
          <table:table-cell office:value-type="float" office:value="5820" table:style-name="ce7">
            <text:p>5,820<text:s/></text:p>
          </table:table-cell>
          <table:table-cell office:value-type="float" office:value="9287" table:style-name="ce7">
            <text:p>9,287<text:s/></text:p>
          </table:table-cell>
          <table:table-cell office:value-type="float" office:value="10941" table:style-name="ce7">
            <text:p>10,941<text:s/></text:p>
          </table:table-cell>
          <table:table-cell office:value-type="float" office:value="10822" table:style-name="ce7">
            <text:p>10,822<text:s/></text:p>
          </table:table-cell>
          <table:table-cell office:value-type="float" office:value="12558" table:style-name="ce7">
            <text:p>12,558<text:s/></text:p>
          </table:table-cell>
          <table:table-cell office:value-type="float" office:value="17942" table:style-name="ce7">
            <text:p>17,942<text:s/></text:p>
          </table:table-cell>
          <table:table-cell office:value-type="float" office:value="30194" table:style-name="ce7">
            <text:p>30,194<text:s/></text:p>
          </table:table-cell>
          <table:table-cell office:value-type="float" office:value="26715" table:style-name="ce7">
            <text:p>26,715<text:s/></text:p>
          </table:table-cell>
          <table:table-cell office:value-type="float" office:value="14702" table:style-name="ce7">
            <text:p>14,702<text:s/></text:p>
          </table:table-cell>
          <table:table-cell office:value-type="float" office:value="12759" table:style-name="ce7">
            <text:p>12,759<text:s/></text:p>
          </table:table-cell>
          <table:table-cell office:value-type="float" office:value="13048" table:style-name="ce7">
            <text:p>13,048<text:s/></text:p>
          </table:table-cell>
          <table:table-cell office:value-type="float" office:value="13129" table:style-name="ce7">
            <text:p>13,129<text:s/></text:p>
          </table:table-cell>
          <table:table-cell office:value-type="float" office:value="12651" table:style-name="ce7">
            <text:p>12,651<text:s/></text:p>
          </table:table-cell>
          <table:table-cell office:value-type="float" office:value="12024" table:style-name="ce7">
            <text:p>12,024<text:s/></text:p>
          </table:table-cell>
          <table:table-cell office:value-type="float" office:value="9506" table:style-name="ce7">
            <text:p>9,506<text:s/></text:p>
          </table:table-cell>
          <table:table-cell table:number-columns-repeated="11" table:style-name="ce7"/>
          <table:table-cell table:number-columns-repeated="16264" table:style-name="ce9"/>
        </table:table-row>
        <table:table-row table:style-name="ro2">
          <table:table-cell office:value-type="date" office:date-value="2025-06-11T00:00:00" table:style-name="ce6">
            <text:p>2025/6/11</text:p>
          </table:table-cell>
          <table:table-cell office:value-type="float" office:value="5720" table:style-name="ce7">
            <text:p>5,720<text:s/></text:p>
          </table:table-cell>
          <table:table-cell office:value-type="float" office:value="14120" table:style-name="ce7">
            <text:p>14,120<text:s/></text:p>
          </table:table-cell>
          <table:table-cell office:value-type="float" office:value="48718" table:style-name="ce7">
            <text:p>48,718<text:s/></text:p>
          </table:table-cell>
          <table:table-cell office:value-type="float" office:value="44112" table:style-name="ce7">
            <text:p>44,112<text:s/></text:p>
          </table:table-cell>
          <table:table-cell office:value-type="float" office:value="26874" table:style-name="ce7">
            <text:p>26,874<text:s/></text:p>
          </table:table-cell>
          <table:table-cell office:value-type="float" office:value="14451" table:style-name="ce7">
            <text:p>14,451<text:s/></text:p>
          </table:table-cell>
          <table:table-cell office:value-type="float" office:value="11379" table:style-name="ce7">
            <text:p>11,379<text:s/></text:p>
          </table:table-cell>
          <table:table-cell office:value-type="float" office:value="4164" table:style-name="ce7">
            <text:p>4,164<text:s/></text:p>
          </table:table-cell>
          <table:table-cell office:value-type="float" office:value="3482" table:style-name="ce7">
            <text:p>3,482<text:s/></text:p>
          </table:table-cell>
          <table:table-cell office:value-type="float" office:value="13119" table:style-name="ce7">
            <text:p>13,119<text:s/></text:p>
          </table:table-cell>
          <table:table-cell office:value-type="float" office:value="2201" table:style-name="ce7">
            <text:p>2,201<text:s/></text:p>
          </table:table-cell>
          <table:table-cell office:value-type="float" office:value="4825" table:style-name="ce7">
            <text:p>4,825<text:s/></text:p>
          </table:table-cell>
          <table:table-cell office:value-type="float" office:value="5697" table:style-name="ce7">
            <text:p>5,697<text:s/></text:p>
          </table:table-cell>
          <table:table-cell office:value-type="float" office:value="9743" table:style-name="ce7">
            <text:p>9,743<text:s/></text:p>
          </table:table-cell>
          <table:table-cell office:value-type="float" office:value="11421" table:style-name="ce7">
            <text:p>11,421<text:s/></text:p>
          </table:table-cell>
          <table:table-cell office:value-type="float" office:value="16878" table:style-name="ce7">
            <text:p>16,878<text:s/></text:p>
          </table:table-cell>
          <table:table-cell office:value-type="float" office:value="18933" table:style-name="ce7">
            <text:p>18,933<text:s/></text:p>
          </table:table-cell>
          <table:table-cell office:value-type="float" office:value="5922" table:style-name="ce7">
            <text:p>5,922<text:s/></text:p>
          </table:table-cell>
          <table:table-cell office:value-type="float" office:value="10706" table:style-name="ce7">
            <text:p>10,706<text:s/></text:p>
          </table:table-cell>
          <table:table-cell office:value-type="float" office:value="3420" table:style-name="ce7">
            <text:p>3,420<text:s/></text:p>
          </table:table-cell>
          <table:table-cell office:value-type="float" office:value="9415" table:style-name="ce7">
            <text:p>9,415<text:s/></text:p>
          </table:table-cell>
          <table:table-cell office:value-type="float" office:value="9327" table:style-name="ce7">
            <text:p>9,327<text:s/></text:p>
          </table:table-cell>
          <table:table-cell office:value-type="float" office:value="9003" table:style-name="ce7">
            <text:p>9,003<text:s/></text:p>
          </table:table-cell>
          <table:table-cell office:value-type="float" office:value="32933" table:style-name="ce7">
            <text:p>32,933<text:s/></text:p>
          </table:table-cell>
          <table:table-cell office:value-type="float" office:value="3703" table:style-name="ce7">
            <text:p>3,703<text:s/></text:p>
          </table:table-cell>
          <table:table-cell office:value-type="float" office:value="11127" table:style-name="ce7">
            <text:p>11,127<text:s/></text:p>
          </table:table-cell>
          <table:table-cell office:value-type="float" office:value="13836" table:style-name="ce7">
            <text:p>13,836<text:s/></text:p>
          </table:table-cell>
          <table:table-cell office:value-type="float" office:value="16488" table:style-name="ce7">
            <text:p>16,488<text:s/></text:p>
          </table:table-cell>
          <table:table-cell office:value-type="float" office:value="21138" table:style-name="ce8">
            <text:p>21,138<text:s/></text:p>
          </table:table-cell>
          <table:table-cell office:value-type="float" office:value="16272" table:style-name="ce7">
            <text:p>16,272<text:s/></text:p>
          </table:table-cell>
          <table:table-cell office:value-type="float" office:value="10100" table:style-name="ce7">
            <text:p>10,100<text:s/></text:p>
          </table:table-cell>
          <table:table-cell office:value-type="float" office:value="25444" table:style-name="ce7">
            <text:p>25,444<text:s/></text:p>
          </table:table-cell>
          <table:table-cell office:value-type="float" office:value="16438" table:style-name="ce7">
            <text:p>16,438<text:s/></text:p>
          </table:table-cell>
          <table:table-cell office:value-type="float" office:value="32810" table:style-name="ce7">
            <text:p>32,810<text:s/></text:p>
          </table:table-cell>
          <table:table-cell office:value-type="float" office:value="28087" table:style-name="ce7">
            <text:p>28,087<text:s/></text:p>
          </table:table-cell>
          <table:table-cell office:value-type="float" office:value="11721" table:style-name="ce7">
            <text:p>11,721<text:s/></text:p>
          </table:table-cell>
          <table:table-cell office:value-type="float" office:value="35447" table:style-name="ce7">
            <text:p>35,447<text:s/></text:p>
          </table:table-cell>
          <table:table-cell office:value-type="float" office:value="26216" table:style-name="ce7">
            <text:p>26,216<text:s/></text:p>
          </table:table-cell>
          <table:table-cell office:value-type="float" office:value="22086" table:style-name="ce8">
            <text:p>22,086<text:s/></text:p>
          </table:table-cell>
          <table:table-cell office:value-type="float" office:value="20786" table:style-name="ce7">
            <text:p>20,786<text:s/></text:p>
          </table:table-cell>
          <table:table-cell office:value-type="float" office:value="26396" table:style-name="ce7">
            <text:p>26,396<text:s/></text:p>
          </table:table-cell>
          <table:table-cell office:value-type="float" office:value="137908" table:style-name="ce7">
            <text:p>137,908<text:s/></text:p>
          </table:table-cell>
          <table:table-cell office:value-type="float" office:value="50315" table:style-name="ce7">
            <text:p>50,315<text:s/></text:p>
          </table:table-cell>
          <table:table-cell office:value-type="float" office:value="24089" table:style-name="ce7">
            <text:p>24,089<text:s/></text:p>
          </table:table-cell>
          <table:table-cell office:value-type="float" office:value="24805" table:style-name="ce7">
            <text:p>24,805<text:s/></text:p>
          </table:table-cell>
          <table:table-cell office:value-type="float" office:value="25960" table:style-name="ce7">
            <text:p>25,960<text:s/></text:p>
          </table:table-cell>
          <table:table-cell office:value-type="float" office:value="26666" table:style-name="ce7">
            <text:p>26,666<text:s/></text:p>
          </table:table-cell>
          <table:table-cell office:value-type="float" office:value="28141" table:style-name="ce7">
            <text:p>28,141<text:s/></text:p>
          </table:table-cell>
          <table:table-cell office:value-type="float" office:value="24216" table:style-name="ce7">
            <text:p>24,216<text:s/></text:p>
          </table:table-cell>
          <table:table-cell office:value-type="float" office:value="13841" table:style-name="ce7">
            <text:p>13,841<text:s/></text:p>
          </table:table-cell>
          <table:table-cell office:value-type="float" office:value="31667" table:style-name="ce7">
            <text:p>31,667<text:s/></text:p>
          </table:table-cell>
          <table:table-cell office:value-type="float" office:value="7066" table:style-name="ce7">
            <text:p>7,066<text:s/></text:p>
          </table:table-cell>
          <table:table-cell office:value-type="float" office:value="8315" table:style-name="ce7">
            <text:p>8,315<text:s/></text:p>
          </table:table-cell>
          <table:table-cell office:value-type="float" office:value="19550" table:style-name="ce7">
            <text:p>19,550<text:s/></text:p>
          </table:table-cell>
          <table:table-cell office:value-type="float" office:value="4587" table:style-name="ce7">
            <text:p>4,587<text:s/></text:p>
          </table:table-cell>
          <table:table-cell office:value-type="float" office:value="4033" table:style-name="ce7">
            <text:p>4,033<text:s/></text:p>
          </table:table-cell>
          <table:table-cell office:value-type="float" office:value="3577" table:style-name="ce7">
            <text:p>3,577<text:s/></text:p>
          </table:table-cell>
          <table:table-cell office:value-type="float" office:value="15037" table:style-name="ce7">
            <text:p>15,037<text:s/></text:p>
          </table:table-cell>
          <table:table-cell office:value-type="float" office:value="10326" table:style-name="ce7">
            <text:p>10,326<text:s/></text:p>
          </table:table-cell>
          <table:table-cell office:value-type="float" office:value="15738" table:style-name="ce7">
            <text:p>15,738<text:s/></text:p>
          </table:table-cell>
          <table:table-cell office:value-type="float" office:value="30323" table:style-name="ce7">
            <text:p>30,323<text:s/></text:p>
          </table:table-cell>
          <table:table-cell office:value-type="float" office:value="9907" table:style-name="ce7">
            <text:p>9,907<text:s/></text:p>
          </table:table-cell>
          <table:table-cell office:value-type="float" office:value="14098" table:style-name="ce7">
            <text:p>14,098<text:s/></text:p>
          </table:table-cell>
          <table:table-cell office:value-type="float" office:value="9141" table:style-name="ce7">
            <text:p>9,141<text:s/></text:p>
          </table:table-cell>
          <table:table-cell office:value-type="float" office:value="24546" table:style-name="ce7">
            <text:p>24,546<text:s/></text:p>
          </table:table-cell>
          <table:table-cell office:value-type="float" office:value="25886" table:style-name="ce7">
            <text:p>25,886<text:s/></text:p>
          </table:table-cell>
          <table:table-cell office:value-type="float" office:value="27497" table:style-name="ce7">
            <text:p>27,497<text:s/></text:p>
          </table:table-cell>
          <table:table-cell office:value-type="float" office:value="41819" table:style-name="ce7">
            <text:p>41,819<text:s/></text:p>
          </table:table-cell>
          <table:table-cell office:value-type="float" office:value="40091" table:style-name="ce7">
            <text:p>40,091<text:s/></text:p>
          </table:table-cell>
          <table:table-cell office:value-type="float" office:value="30487" table:style-name="ce7">
            <text:p>30,487<text:s/></text:p>
          </table:table-cell>
          <table:table-cell office:value-type="float" office:value="27557" table:style-name="ce7">
            <text:p>27,557<text:s/></text:p>
          </table:table-cell>
          <table:table-cell office:value-type="float" office:value="63610" table:style-name="ce7">
            <text:p>63,610<text:s/></text:p>
          </table:table-cell>
          <table:table-cell office:value-type="float" office:value="25835" table:style-name="ce7">
            <text:p>25,835<text:s/></text:p>
          </table:table-cell>
          <table:table-cell office:value-type="float" office:value="35472" table:style-name="ce7">
            <text:p>35,472<text:s/></text:p>
          </table:table-cell>
          <table:table-cell office:value-type="float" office:value="34312" table:style-name="ce7">
            <text:p>34,312<text:s/></text:p>
          </table:table-cell>
          <table:table-cell office:value-type="float" office:value="24181" table:style-name="ce7">
            <text:p>24,181<text:s/></text:p>
          </table:table-cell>
          <table:table-cell office:value-type="float" office:value="63002" table:style-name="ce7">
            <text:p>63,002<text:s/></text:p>
          </table:table-cell>
          <table:table-cell office:value-type="float" office:value="21381" table:style-name="ce7">
            <text:p>21,381<text:s/></text:p>
          </table:table-cell>
          <table:table-cell office:value-type="float" office:value="17217" table:style-name="ce7">
            <text:p>17,217<text:s/></text:p>
          </table:table-cell>
          <table:table-cell office:value-type="float" office:value="15588" table:style-name="ce7">
            <text:p>15,588<text:s/></text:p>
          </table:table-cell>
          <table:table-cell office:value-type="float" office:value="25077" table:style-name="ce7">
            <text:p>25,077<text:s/></text:p>
          </table:table-cell>
          <table:table-cell office:value-type="float" office:value="13917" table:style-name="ce7">
            <text:p>13,917<text:s/></text:p>
          </table:table-cell>
          <table:table-cell office:value-type="float" office:value="30848" table:style-name="ce7">
            <text:p>30,848<text:s/></text:p>
          </table:table-cell>
          <table:table-cell office:value-type="float" office:value="21195" table:style-name="ce7">
            <text:p>21,195<text:s/></text:p>
          </table:table-cell>
          <table:table-cell office:value-type="float" office:value="8119" table:style-name="ce7">
            <text:p>8,119<text:s/></text:p>
          </table:table-cell>
          <table:table-cell office:value-type="float" office:value="17526" table:style-name="ce7">
            <text:p>17,526<text:s/></text:p>
          </table:table-cell>
          <table:table-cell office:value-type="float" office:value="43866" table:style-name="ce7">
            <text:p>43,866<text:s/></text:p>
          </table:table-cell>
          <table:table-cell office:value-type="float" office:value="24192" table:style-name="ce7">
            <text:p>24,192<text:s/></text:p>
          </table:table-cell>
          <table:table-cell office:value-type="float" office:value="26868" table:style-name="ce7">
            <text:p>26,868<text:s/></text:p>
          </table:table-cell>
          <table:table-cell office:value-type="float" office:value="27696" table:style-name="ce7">
            <text:p>27,696<text:s/></text:p>
          </table:table-cell>
          <table:table-cell office:value-type="float" office:value="9920" table:style-name="ce7">
            <text:p>9,920<text:s/></text:p>
          </table:table-cell>
          <table:table-cell office:value-type="float" office:value="11390" table:style-name="ce7">
            <text:p>11,390<text:s/></text:p>
          </table:table-cell>
          <table:table-cell office:value-type="float" office:value="5230" table:style-name="ce8">
            <text:p>5,230<text:s/></text:p>
          </table:table-cell>
          <table:table-cell office:value-type="float" office:value="5765" table:style-name="ce7">
            <text:p>5,765<text:s/></text:p>
          </table:table-cell>
          <table:table-cell office:value-type="float" office:value="9193" table:style-name="ce7">
            <text:p>9,193<text:s/></text:p>
          </table:table-cell>
          <table:table-cell office:value-type="float" office:value="11152" table:style-name="ce7">
            <text:p>11,152<text:s/></text:p>
          </table:table-cell>
          <table:table-cell office:value-type="float" office:value="10858" table:style-name="ce7">
            <text:p>10,858<text:s/></text:p>
          </table:table-cell>
          <table:table-cell office:value-type="float" office:value="12590" table:style-name="ce7">
            <text:p>12,590<text:s/></text:p>
          </table:table-cell>
          <table:table-cell office:value-type="float" office:value="18065" table:style-name="ce7">
            <text:p>18,065<text:s/></text:p>
          </table:table-cell>
          <table:table-cell office:value-type="float" office:value="29649" table:style-name="ce7">
            <text:p>29,649<text:s/></text:p>
          </table:table-cell>
          <table:table-cell office:value-type="float" office:value="26807" table:style-name="ce7">
            <text:p>26,807<text:s/></text:p>
          </table:table-cell>
          <table:table-cell office:value-type="float" office:value="14716" table:style-name="ce7">
            <text:p>14,716<text:s/></text:p>
          </table:table-cell>
          <table:table-cell office:value-type="float" office:value="12815" table:style-name="ce7">
            <text:p>12,815<text:s/></text:p>
          </table:table-cell>
          <table:table-cell office:value-type="float" office:value="13114" table:style-name="ce7">
            <text:p>13,114<text:s/></text:p>
          </table:table-cell>
          <table:table-cell office:value-type="float" office:value="13210" table:style-name="ce7">
            <text:p>13,210<text:s/></text:p>
          </table:table-cell>
          <table:table-cell office:value-type="float" office:value="13036" table:style-name="ce7">
            <text:p>13,036<text:s/></text:p>
          </table:table-cell>
          <table:table-cell office:value-type="float" office:value="11820" table:style-name="ce7">
            <text:p>11,820<text:s/></text:p>
          </table:table-cell>
          <table:table-cell office:value-type="float" office:value="9486" table:style-name="ce7">
            <text:p>9,486<text:s/></text:p>
          </table:table-cell>
          <table:table-cell table:number-columns-repeated="11" table:style-name="ce7"/>
          <table:table-cell table:number-columns-repeated="16264" table:style-name="ce9"/>
        </table:table-row>
        <table:table-row table:style-name="ro2">
          <table:table-cell office:value-type="date" office:date-value="2025-06-12T00:00:00" table:style-name="ce6">
            <text:p>2025/6/12</text:p>
          </table:table-cell>
          <table:table-cell office:value-type="float" office:value="5898" table:style-name="ce7">
            <text:p>5,898<text:s/></text:p>
          </table:table-cell>
          <table:table-cell office:value-type="float" office:value="14065" table:style-name="ce7">
            <text:p>14,065<text:s/></text:p>
          </table:table-cell>
          <table:table-cell office:value-type="float" office:value="48646" table:style-name="ce7">
            <text:p>48,646<text:s/></text:p>
          </table:table-cell>
          <table:table-cell office:value-type="float" office:value="43594" table:style-name="ce7">
            <text:p>43,594<text:s/></text:p>
          </table:table-cell>
          <table:table-cell office:value-type="float" office:value="26710" table:style-name="ce7">
            <text:p>26,710<text:s/></text:p>
          </table:table-cell>
          <table:table-cell office:value-type="float" office:value="14583" table:style-name="ce7">
            <text:p>14,583<text:s/></text:p>
          </table:table-cell>
          <table:table-cell office:value-type="float" office:value="11449" table:style-name="ce7">
            <text:p>11,449<text:s/></text:p>
          </table:table-cell>
          <table:table-cell office:value-type="float" office:value="4185" table:style-name="ce7">
            <text:p>4,185<text:s/></text:p>
          </table:table-cell>
          <table:table-cell office:value-type="float" office:value="3527" table:style-name="ce7">
            <text:p>3,527<text:s/></text:p>
          </table:table-cell>
          <table:table-cell office:value-type="float" office:value="12766" table:style-name="ce7">
            <text:p>12,766<text:s/></text:p>
          </table:table-cell>
          <table:table-cell office:value-type="float" office:value="2098" table:style-name="ce7">
            <text:p>2,098<text:s/></text:p>
          </table:table-cell>
          <table:table-cell office:value-type="float" office:value="4807" table:style-name="ce7">
            <text:p>4,807<text:s/></text:p>
          </table:table-cell>
          <table:table-cell office:value-type="float" office:value="5237" table:style-name="ce7">
            <text:p>5,237<text:s/></text:p>
          </table:table-cell>
          <table:table-cell office:value-type="float" office:value="9770" table:style-name="ce7">
            <text:p>9,770<text:s/></text:p>
          </table:table-cell>
          <table:table-cell office:value-type="float" office:value="11411" table:style-name="ce7">
            <text:p>11,411<text:s/></text:p>
          </table:table-cell>
          <table:table-cell office:value-type="float" office:value="16618" table:style-name="ce7">
            <text:p>16,618<text:s/></text:p>
          </table:table-cell>
          <table:table-cell office:value-type="float" office:value="18445" table:style-name="ce7">
            <text:p>18,445<text:s/></text:p>
          </table:table-cell>
          <table:table-cell office:value-type="float" office:value="5715" table:style-name="ce7">
            <text:p>5,715<text:s/></text:p>
          </table:table-cell>
          <table:table-cell office:value-type="float" office:value="10555" table:style-name="ce7">
            <text:p>10,555<text:s/></text:p>
          </table:table-cell>
          <table:table-cell office:value-type="float" office:value="3371" table:style-name="ce7">
            <text:p>3,371<text:s/></text:p>
          </table:table-cell>
          <table:table-cell office:value-type="float" office:value="9219" table:style-name="ce7">
            <text:p>9,219<text:s/></text:p>
          </table:table-cell>
          <table:table-cell office:value-type="float" office:value="9339" table:style-name="ce7">
            <text:p>9,339<text:s/></text:p>
          </table:table-cell>
          <table:table-cell office:value-type="float" office:value="8981" table:style-name="ce7">
            <text:p>8,981<text:s/></text:p>
          </table:table-cell>
          <table:table-cell office:value-type="float" office:value="36467" table:style-name="ce7">
            <text:p>36,467<text:s/></text:p>
          </table:table-cell>
          <table:table-cell office:value-type="float" office:value="3636" table:style-name="ce7">
            <text:p>3,636<text:s/></text:p>
          </table:table-cell>
          <table:table-cell office:value-type="float" office:value="10544" table:style-name="ce7">
            <text:p>10,544<text:s/></text:p>
          </table:table-cell>
          <table:table-cell office:value-type="float" office:value="13534" table:style-name="ce7">
            <text:p>13,534<text:s/></text:p>
          </table:table-cell>
          <table:table-cell office:value-type="float" office:value="16284" table:style-name="ce7">
            <text:p>16,284<text:s/></text:p>
          </table:table-cell>
          <table:table-cell office:value-type="float" office:value="20426" table:style-name="ce8">
            <text:p>20,426<text:s/></text:p>
          </table:table-cell>
          <table:table-cell office:value-type="float" office:value="15403" table:style-name="ce7">
            <text:p>15,403<text:s/></text:p>
          </table:table-cell>
          <table:table-cell office:value-type="float" office:value="10195" table:style-name="ce7">
            <text:p>10,195<text:s/></text:p>
          </table:table-cell>
          <table:table-cell office:value-type="float" office:value="24955" table:style-name="ce7">
            <text:p>24,955<text:s/></text:p>
          </table:table-cell>
          <table:table-cell office:value-type="float" office:value="16420" table:style-name="ce7">
            <text:p>16,420<text:s/></text:p>
          </table:table-cell>
          <table:table-cell office:value-type="float" office:value="32543" table:style-name="ce7">
            <text:p>32,543<text:s/></text:p>
          </table:table-cell>
          <table:table-cell office:value-type="float" office:value="27192" table:style-name="ce7">
            <text:p>27,192<text:s/></text:p>
          </table:table-cell>
          <table:table-cell office:value-type="float" office:value="11819" table:style-name="ce7">
            <text:p>11,819<text:s/></text:p>
          </table:table-cell>
          <table:table-cell office:value-type="float" office:value="35104" table:style-name="ce7">
            <text:p>35,104<text:s/></text:p>
          </table:table-cell>
          <table:table-cell office:value-type="float" office:value="25909" table:style-name="ce7">
            <text:p>25,909<text:s/></text:p>
          </table:table-cell>
          <table:table-cell office:value-type="float" office:value="21866" table:style-name="ce8">
            <text:p>21,866<text:s/></text:p>
          </table:table-cell>
          <table:table-cell office:value-type="float" office:value="20415" table:style-name="ce7">
            <text:p>20,415<text:s/></text:p>
          </table:table-cell>
          <table:table-cell office:value-type="float" office:value="25117" table:style-name="ce7">
            <text:p>25,117<text:s/></text:p>
          </table:table-cell>
          <table:table-cell office:value-type="float" office:value="136386" table:style-name="ce7">
            <text:p>136,386<text:s/></text:p>
          </table:table-cell>
          <table:table-cell office:value-type="float" office:value="48733" table:style-name="ce7">
            <text:p>48,733<text:s/></text:p>
          </table:table-cell>
          <table:table-cell office:value-type="float" office:value="22887" table:style-name="ce7">
            <text:p>22,887<text:s/></text:p>
          </table:table-cell>
          <table:table-cell office:value-type="float" office:value="24836" table:style-name="ce7">
            <text:p>24,836<text:s/></text:p>
          </table:table-cell>
          <table:table-cell office:value-type="float" office:value="24773" table:style-name="ce7">
            <text:p>24,773<text:s/></text:p>
          </table:table-cell>
          <table:table-cell office:value-type="float" office:value="24171" table:style-name="ce7">
            <text:p>24,171<text:s/></text:p>
          </table:table-cell>
          <table:table-cell office:value-type="float" office:value="26601" table:style-name="ce7">
            <text:p>26,601<text:s/></text:p>
          </table:table-cell>
          <table:table-cell office:value-type="float" office:value="22943" table:style-name="ce7">
            <text:p>22,943<text:s/></text:p>
          </table:table-cell>
          <table:table-cell office:value-type="float" office:value="12930" table:style-name="ce7">
            <text:p>12,930<text:s/></text:p>
          </table:table-cell>
          <table:table-cell office:value-type="float" office:value="29542" table:style-name="ce7">
            <text:p>29,542<text:s/></text:p>
          </table:table-cell>
          <table:table-cell office:value-type="float" office:value="6890" table:style-name="ce7">
            <text:p>6,890<text:s/></text:p>
          </table:table-cell>
          <table:table-cell office:value-type="float" office:value="8343" table:style-name="ce7">
            <text:p>8,343<text:s/></text:p>
          </table:table-cell>
          <table:table-cell office:value-type="float" office:value="18355" table:style-name="ce7">
            <text:p>18,355<text:s/></text:p>
          </table:table-cell>
          <table:table-cell office:value-type="float" office:value="4763" table:style-name="ce7">
            <text:p>4,763<text:s/></text:p>
          </table:table-cell>
          <table:table-cell office:value-type="float" office:value="3877" table:style-name="ce7">
            <text:p>3,877<text:s/></text:p>
          </table:table-cell>
          <table:table-cell office:value-type="float" office:value="3484" table:style-name="ce7">
            <text:p>3,484<text:s/></text:p>
          </table:table-cell>
          <table:table-cell office:value-type="float" office:value="14075" table:style-name="ce7">
            <text:p>14,075<text:s/></text:p>
          </table:table-cell>
          <table:table-cell office:value-type="float" office:value="9744" table:style-name="ce7">
            <text:p>9,744<text:s/></text:p>
          </table:table-cell>
          <table:table-cell office:value-type="float" office:value="14535" table:style-name="ce7">
            <text:p>14,535<text:s/></text:p>
          </table:table-cell>
          <table:table-cell office:value-type="float" office:value="26990" table:style-name="ce7">
            <text:p>26,990<text:s/></text:p>
          </table:table-cell>
          <table:table-cell office:value-type="float" office:value="9828" table:style-name="ce7">
            <text:p>9,828<text:s/></text:p>
          </table:table-cell>
          <table:table-cell office:value-type="float" office:value="13731" table:style-name="ce7">
            <text:p>13,731<text:s/></text:p>
          </table:table-cell>
          <table:table-cell office:value-type="float" office:value="8913" table:style-name="ce7">
            <text:p>8,913<text:s/></text:p>
          </table:table-cell>
          <table:table-cell office:value-type="float" office:value="24111" table:style-name="ce7">
            <text:p>24,111<text:s/></text:p>
          </table:table-cell>
          <table:table-cell office:value-type="float" office:value="25094" table:style-name="ce7">
            <text:p>25,094<text:s/></text:p>
          </table:table-cell>
          <table:table-cell office:value-type="float" office:value="26602" table:style-name="ce7">
            <text:p>26,602<text:s/></text:p>
          </table:table-cell>
          <table:table-cell office:value-type="float" office:value="41518" table:style-name="ce7">
            <text:p>41,518<text:s/></text:p>
          </table:table-cell>
          <table:table-cell office:value-type="float" office:value="39594" table:style-name="ce7">
            <text:p>39,594<text:s/></text:p>
          </table:table-cell>
          <table:table-cell office:value-type="float" office:value="30047" table:style-name="ce7">
            <text:p>30,047<text:s/></text:p>
          </table:table-cell>
          <table:table-cell office:value-type="float" office:value="26269" table:style-name="ce7">
            <text:p>26,269<text:s/></text:p>
          </table:table-cell>
          <table:table-cell office:value-type="float" office:value="62120" table:style-name="ce7">
            <text:p>62,120<text:s/></text:p>
          </table:table-cell>
          <table:table-cell office:value-type="float" office:value="25873" table:style-name="ce7">
            <text:p>25,873<text:s/></text:p>
          </table:table-cell>
          <table:table-cell office:value-type="float" office:value="35384" table:style-name="ce7">
            <text:p>35,384<text:s/></text:p>
          </table:table-cell>
          <table:table-cell office:value-type="float" office:value="34313" table:style-name="ce7">
            <text:p>34,313<text:s/></text:p>
          </table:table-cell>
          <table:table-cell office:value-type="float" office:value="30086" table:style-name="ce7">
            <text:p>30,086<text:s/></text:p>
          </table:table-cell>
          <table:table-cell office:value-type="float" office:value="62866" table:style-name="ce7">
            <text:p>62,866<text:s/></text:p>
          </table:table-cell>
          <table:table-cell office:value-type="float" office:value="21486" table:style-name="ce7">
            <text:p>21,486<text:s/></text:p>
          </table:table-cell>
          <table:table-cell office:value-type="float" office:value="16601" table:style-name="ce7">
            <text:p>16,601<text:s/></text:p>
          </table:table-cell>
          <table:table-cell office:value-type="float" office:value="16264" table:style-name="ce7">
            <text:p>16,264<text:s/></text:p>
          </table:table-cell>
          <table:table-cell office:value-type="float" office:value="26108" table:style-name="ce7">
            <text:p>26,108<text:s/></text:p>
          </table:table-cell>
          <table:table-cell office:value-type="float" office:value="13153" table:style-name="ce7">
            <text:p>13,153<text:s/></text:p>
          </table:table-cell>
          <table:table-cell office:value-type="float" office:value="30643" table:style-name="ce7">
            <text:p>30,643<text:s/></text:p>
          </table:table-cell>
          <table:table-cell office:value-type="float" office:value="20872" table:style-name="ce7">
            <text:p>20,872<text:s/></text:p>
          </table:table-cell>
          <table:table-cell office:value-type="float" office:value="7521" table:style-name="ce7">
            <text:p>7,521<text:s/></text:p>
          </table:table-cell>
          <table:table-cell office:value-type="float" office:value="16793" table:style-name="ce7">
            <text:p>16,793<text:s/></text:p>
          </table:table-cell>
          <table:table-cell office:value-type="float" office:value="43801" table:style-name="ce7">
            <text:p>43,801<text:s/></text:p>
          </table:table-cell>
          <table:table-cell office:value-type="float" office:value="24083" table:style-name="ce7">
            <text:p>24,083<text:s/></text:p>
          </table:table-cell>
          <table:table-cell office:value-type="float" office:value="26494" table:style-name="ce7">
            <text:p>26,494<text:s/></text:p>
          </table:table-cell>
          <table:table-cell office:value-type="float" office:value="26502" table:style-name="ce7">
            <text:p>26,502<text:s/></text:p>
          </table:table-cell>
          <table:table-cell office:value-type="float" office:value="9437" table:style-name="ce7">
            <text:p>9,437<text:s/></text:p>
          </table:table-cell>
          <table:table-cell office:value-type="float" office:value="11218" table:style-name="ce7">
            <text:p>11,218<text:s/></text:p>
          </table:table-cell>
          <table:table-cell office:value-type="float" office:value="5142" table:style-name="ce8">
            <text:p>5,142<text:s/></text:p>
          </table:table-cell>
          <table:table-cell office:value-type="float" office:value="5828" table:style-name="ce7">
            <text:p>5,828<text:s/></text:p>
          </table:table-cell>
          <table:table-cell office:value-type="float" office:value="9031" table:style-name="ce7">
            <text:p>9,031<text:s/></text:p>
          </table:table-cell>
          <table:table-cell office:value-type="float" office:value="10924" table:style-name="ce7">
            <text:p>10,924<text:s/></text:p>
          </table:table-cell>
          <table:table-cell office:value-type="float" office:value="10813" table:style-name="ce7">
            <text:p>10,813<text:s/></text:p>
          </table:table-cell>
          <table:table-cell office:value-type="float" office:value="12601" table:style-name="ce7">
            <text:p>12,601<text:s/></text:p>
          </table:table-cell>
          <table:table-cell office:value-type="float" office:value="18217" table:style-name="ce7">
            <text:p>18,217<text:s/></text:p>
          </table:table-cell>
          <table:table-cell office:value-type="float" office:value="29170" table:style-name="ce7">
            <text:p>29,170<text:s/></text:p>
          </table:table-cell>
          <table:table-cell office:value-type="float" office:value="26672" table:style-name="ce7">
            <text:p>26,672<text:s/></text:p>
          </table:table-cell>
          <table:table-cell office:value-type="float" office:value="14305" table:style-name="ce7">
            <text:p>14,305<text:s/></text:p>
          </table:table-cell>
          <table:table-cell office:value-type="float" office:value="12480" table:style-name="ce7">
            <text:p>12,480<text:s/></text:p>
          </table:table-cell>
          <table:table-cell office:value-type="float" office:value="13076" table:style-name="ce7">
            <text:p>13,076<text:s/></text:p>
          </table:table-cell>
          <table:table-cell office:value-type="float" office:value="13154" table:style-name="ce7">
            <text:p>13,154<text:s/></text:p>
          </table:table-cell>
          <table:table-cell office:value-type="float" office:value="12842" table:style-name="ce7">
            <text:p>12,842<text:s/></text:p>
          </table:table-cell>
          <table:table-cell office:value-type="float" office:value="11534" table:style-name="ce7">
            <text:p>11,534<text:s/></text:p>
          </table:table-cell>
          <table:table-cell office:value-type="float" office:value="9289" table:style-name="ce7">
            <text:p>9,289<text:s/></text:p>
          </table:table-cell>
          <table:table-cell table:number-columns-repeated="11" table:style-name="ce7"/>
          <table:table-cell table:number-columns-repeated="16264" table:style-name="ce9"/>
        </table:table-row>
        <table:table-row table:style-name="ro2">
          <table:table-cell office:value-type="date" office:date-value="2025-06-13T00:00:00" table:style-name="ce6">
            <text:p>2025/6/13</text:p>
          </table:table-cell>
          <table:table-cell office:value-type="float" office:value="6029" table:style-name="ce7">
            <text:p>6,029<text:s/></text:p>
          </table:table-cell>
          <table:table-cell office:value-type="float" office:value="14513" table:style-name="ce7">
            <text:p>14,513<text:s/></text:p>
          </table:table-cell>
          <table:table-cell office:value-type="float" office:value="51859" table:style-name="ce7">
            <text:p>51,859<text:s/></text:p>
          </table:table-cell>
          <table:table-cell office:value-type="float" office:value="50782" table:style-name="ce7">
            <text:p>50,782<text:s/></text:p>
          </table:table-cell>
          <table:table-cell office:value-type="float" office:value="28508" table:style-name="ce7">
            <text:p>28,508<text:s/></text:p>
          </table:table-cell>
          <table:table-cell office:value-type="float" office:value="15135" table:style-name="ce7">
            <text:p>15,135<text:s/></text:p>
          </table:table-cell>
          <table:table-cell office:value-type="float" office:value="12103" table:style-name="ce7">
            <text:p>12,103<text:s/></text:p>
          </table:table-cell>
          <table:table-cell office:value-type="float" office:value="4369" table:style-name="ce7">
            <text:p>4,369<text:s/></text:p>
          </table:table-cell>
          <table:table-cell office:value-type="float" office:value="3576" table:style-name="ce7">
            <text:p>3,576<text:s/></text:p>
          </table:table-cell>
          <table:table-cell office:value-type="float" office:value="13081" table:style-name="ce7">
            <text:p>13,081<text:s/></text:p>
          </table:table-cell>
          <table:table-cell office:value-type="float" office:value="2248" table:style-name="ce7">
            <text:p>2,248<text:s/></text:p>
          </table:table-cell>
          <table:table-cell office:value-type="float" office:value="4761" table:style-name="ce7">
            <text:p>4,761<text:s/></text:p>
          </table:table-cell>
          <table:table-cell office:value-type="float" office:value="5263" table:style-name="ce7">
            <text:p>5,263<text:s/></text:p>
          </table:table-cell>
          <table:table-cell office:value-type="float" office:value="9570" table:style-name="ce7">
            <text:p>9,570<text:s/></text:p>
          </table:table-cell>
          <table:table-cell office:value-type="float" office:value="13212" table:style-name="ce7">
            <text:p>13,212<text:s/></text:p>
          </table:table-cell>
          <table:table-cell office:value-type="float" office:value="16352" table:style-name="ce7">
            <text:p>16,352<text:s/></text:p>
          </table:table-cell>
          <table:table-cell office:value-type="float" office:value="18619" table:style-name="ce7">
            <text:p>18,619<text:s/></text:p>
          </table:table-cell>
          <table:table-cell office:value-type="float" office:value="6092" table:style-name="ce7">
            <text:p>6,092<text:s/></text:p>
          </table:table-cell>
          <table:table-cell office:value-type="float" office:value="11309" table:style-name="ce7">
            <text:p>11,309<text:s/></text:p>
          </table:table-cell>
          <table:table-cell office:value-type="float" office:value="3480" table:style-name="ce7">
            <text:p>3,480<text:s/></text:p>
          </table:table-cell>
          <table:table-cell office:value-type="float" office:value="9546" table:style-name="ce7">
            <text:p>9,546<text:s/></text:p>
          </table:table-cell>
          <table:table-cell office:value-type="float" office:value="9612" table:style-name="ce7">
            <text:p>9,612<text:s/></text:p>
          </table:table-cell>
          <table:table-cell office:value-type="float" office:value="9393" table:style-name="ce7">
            <text:p>9,393<text:s/></text:p>
          </table:table-cell>
          <table:table-cell office:value-type="float" office:value="35724" table:style-name="ce7">
            <text:p>35,724<text:s/></text:p>
          </table:table-cell>
          <table:table-cell office:value-type="float" office:value="4473" table:style-name="ce7">
            <text:p>4,473<text:s/></text:p>
          </table:table-cell>
          <table:table-cell office:value-type="float" office:value="11034" table:style-name="ce7">
            <text:p>11,034<text:s/></text:p>
          </table:table-cell>
          <table:table-cell office:value-type="float" office:value="13836" table:style-name="ce7">
            <text:p>13,836<text:s/></text:p>
          </table:table-cell>
          <table:table-cell office:value-type="float" office:value="16827" table:style-name="ce7">
            <text:p>16,827<text:s/></text:p>
          </table:table-cell>
          <table:table-cell office:value-type="float" office:value="21860" table:style-name="ce8">
            <text:p>21,860<text:s/></text:p>
          </table:table-cell>
          <table:table-cell office:value-type="float" office:value="16375" table:style-name="ce7">
            <text:p>16,375<text:s/></text:p>
          </table:table-cell>
          <table:table-cell office:value-type="float" office:value="11118" table:style-name="ce7">
            <text:p>11,118<text:s/></text:p>
          </table:table-cell>
          <table:table-cell office:value-type="float" office:value="27141" table:style-name="ce7">
            <text:p>27,141<text:s/></text:p>
          </table:table-cell>
          <table:table-cell office:value-type="float" office:value="17488" table:style-name="ce7">
            <text:p>17,488<text:s/></text:p>
          </table:table-cell>
          <table:table-cell office:value-type="float" office:value="34312" table:style-name="ce7">
            <text:p>34,312<text:s/></text:p>
          </table:table-cell>
          <table:table-cell office:value-type="float" office:value="29034" table:style-name="ce7">
            <text:p>29,034<text:s/></text:p>
          </table:table-cell>
          <table:table-cell office:value-type="float" office:value="12095" table:style-name="ce7">
            <text:p>12,095<text:s/></text:p>
          </table:table-cell>
          <table:table-cell office:value-type="float" office:value="36763" table:style-name="ce7">
            <text:p>36,763<text:s/></text:p>
          </table:table-cell>
          <table:table-cell office:value-type="float" office:value="26973" table:style-name="ce7">
            <text:p>26,973<text:s/></text:p>
          </table:table-cell>
          <table:table-cell office:value-type="float" office:value="22659" table:style-name="ce8">
            <text:p>22,659<text:s/></text:p>
          </table:table-cell>
          <table:table-cell office:value-type="float" office:value="20669" table:style-name="ce7">
            <text:p>20,669<text:s/></text:p>
          </table:table-cell>
          <table:table-cell office:value-type="float" office:value="26297" table:style-name="ce7">
            <text:p>26,297<text:s/></text:p>
          </table:table-cell>
          <table:table-cell office:value-type="float" office:value="166138" table:style-name="ce7">
            <text:p>166,138<text:s/></text:p>
          </table:table-cell>
          <table:table-cell office:value-type="float" office:value="58896" table:style-name="ce7">
            <text:p>58,896<text:s/></text:p>
          </table:table-cell>
          <table:table-cell office:value-type="float" office:value="25247" table:style-name="ce7">
            <text:p>25,247<text:s/></text:p>
          </table:table-cell>
          <table:table-cell office:value-type="float" office:value="26087" table:style-name="ce7">
            <text:p>26,087<text:s/></text:p>
          </table:table-cell>
          <table:table-cell office:value-type="float" office:value="28659" table:style-name="ce7">
            <text:p>28,659<text:s/></text:p>
          </table:table-cell>
          <table:table-cell office:value-type="float" office:value="27445" table:style-name="ce7">
            <text:p>27,445<text:s/></text:p>
          </table:table-cell>
          <table:table-cell office:value-type="float" office:value="28630" table:style-name="ce7">
            <text:p>28,630<text:s/></text:p>
          </table:table-cell>
          <table:table-cell office:value-type="float" office:value="24873" table:style-name="ce7">
            <text:p>24,873<text:s/></text:p>
          </table:table-cell>
          <table:table-cell office:value-type="float" office:value="13646" table:style-name="ce7">
            <text:p>13,646<text:s/></text:p>
          </table:table-cell>
          <table:table-cell office:value-type="float" office:value="30540" table:style-name="ce7">
            <text:p>30,540<text:s/></text:p>
          </table:table-cell>
          <table:table-cell office:value-type="float" office:value="7239" table:style-name="ce7">
            <text:p>7,239<text:s/></text:p>
          </table:table-cell>
          <table:table-cell office:value-type="float" office:value="8395" table:style-name="ce7">
            <text:p>8,395<text:s/></text:p>
          </table:table-cell>
          <table:table-cell office:value-type="float" office:value="19683" table:style-name="ce7">
            <text:p>19,683<text:s/></text:p>
          </table:table-cell>
          <table:table-cell office:value-type="float" office:value="5125" table:style-name="ce7">
            <text:p>5,125<text:s/></text:p>
          </table:table-cell>
          <table:table-cell office:value-type="float" office:value="4225" table:style-name="ce7">
            <text:p>4,225<text:s/></text:p>
          </table:table-cell>
          <table:table-cell office:value-type="float" office:value="3405" table:style-name="ce7">
            <text:p>3,405<text:s/></text:p>
          </table:table-cell>
          <table:table-cell office:value-type="float" office:value="14205" table:style-name="ce7">
            <text:p>14,205<text:s/></text:p>
          </table:table-cell>
          <table:table-cell office:value-type="float" office:value="10118" table:style-name="ce7">
            <text:p>10,118<text:s/></text:p>
          </table:table-cell>
          <table:table-cell office:value-type="float" office:value="15293" table:style-name="ce7">
            <text:p>15,293<text:s/></text:p>
          </table:table-cell>
          <table:table-cell office:value-type="float" office:value="29371" table:style-name="ce7">
            <text:p>29,371<text:s/></text:p>
          </table:table-cell>
          <table:table-cell office:value-type="float" office:value="10184" table:style-name="ce7">
            <text:p>10,184<text:s/></text:p>
          </table:table-cell>
          <table:table-cell office:value-type="float" office:value="14941" table:style-name="ce7">
            <text:p>14,941<text:s/></text:p>
          </table:table-cell>
          <table:table-cell office:value-type="float" office:value="9503" table:style-name="ce7">
            <text:p>9,503<text:s/></text:p>
          </table:table-cell>
          <table:table-cell office:value-type="float" office:value="25256" table:style-name="ce7">
            <text:p>25,256<text:s/></text:p>
          </table:table-cell>
          <table:table-cell office:value-type="float" office:value="25672" table:style-name="ce7">
            <text:p>25,672<text:s/></text:p>
          </table:table-cell>
          <table:table-cell office:value-type="float" office:value="29280" table:style-name="ce7">
            <text:p>29,280<text:s/></text:p>
          </table:table-cell>
          <table:table-cell office:value-type="float" office:value="47121" table:style-name="ce7">
            <text:p>47,121<text:s/></text:p>
          </table:table-cell>
          <table:table-cell office:value-type="float" office:value="41695" table:style-name="ce7">
            <text:p>41,695<text:s/></text:p>
          </table:table-cell>
          <table:table-cell office:value-type="float" office:value="31462" table:style-name="ce7">
            <text:p>31,462<text:s/></text:p>
          </table:table-cell>
          <table:table-cell office:value-type="float" office:value="28569" table:style-name="ce7">
            <text:p>28,569<text:s/></text:p>
          </table:table-cell>
          <table:table-cell office:value-type="float" office:value="74462" table:style-name="ce7">
            <text:p>74,462<text:s/></text:p>
          </table:table-cell>
          <table:table-cell office:value-type="float" office:value="26246" table:style-name="ce7">
            <text:p>26,246<text:s/></text:p>
          </table:table-cell>
          <table:table-cell office:value-type="float" office:value="39289" table:style-name="ce7">
            <text:p>39,289<text:s/></text:p>
          </table:table-cell>
          <table:table-cell office:value-type="float" office:value="38991" table:style-name="ce7">
            <text:p>38,991<text:s/></text:p>
          </table:table-cell>
          <table:table-cell office:value-type="float" office:value="35952" table:style-name="ce7">
            <text:p>35,952<text:s/></text:p>
          </table:table-cell>
          <table:table-cell office:value-type="float" office:value="71010" table:style-name="ce7">
            <text:p>71,010<text:s/></text:p>
          </table:table-cell>
          <table:table-cell office:value-type="float" office:value="22844" table:style-name="ce7">
            <text:p>22,844<text:s/></text:p>
          </table:table-cell>
          <table:table-cell office:value-type="float" office:value="17872" table:style-name="ce7">
            <text:p>17,872<text:s/></text:p>
          </table:table-cell>
          <table:table-cell office:value-type="float" office:value="16959" table:style-name="ce7">
            <text:p>16,959<text:s/></text:p>
          </table:table-cell>
          <table:table-cell office:value-type="float" office:value="29988" table:style-name="ce7">
            <text:p>29,988<text:s/></text:p>
          </table:table-cell>
          <table:table-cell office:value-type="float" office:value="14033" table:style-name="ce7">
            <text:p>14,033<text:s/></text:p>
          </table:table-cell>
          <table:table-cell office:value-type="float" office:value="34698" table:style-name="ce7">
            <text:p>34,698<text:s/></text:p>
          </table:table-cell>
          <table:table-cell office:value-type="float" office:value="22910" table:style-name="ce7">
            <text:p>22,910<text:s/></text:p>
          </table:table-cell>
          <table:table-cell office:value-type="float" office:value="8117" table:style-name="ce7">
            <text:p>8,117<text:s/></text:p>
          </table:table-cell>
          <table:table-cell office:value-type="float" office:value="18328" table:style-name="ce7">
            <text:p>18,328<text:s/></text:p>
          </table:table-cell>
          <table:table-cell office:value-type="float" office:value="46552" table:style-name="ce7">
            <text:p>46,552<text:s/></text:p>
          </table:table-cell>
          <table:table-cell office:value-type="float" office:value="29426" table:style-name="ce7">
            <text:p>29,426<text:s/></text:p>
          </table:table-cell>
          <table:table-cell office:value-type="float" office:value="26993" table:style-name="ce7">
            <text:p>26,993<text:s/></text:p>
          </table:table-cell>
          <table:table-cell office:value-type="float" office:value="28639" table:style-name="ce7">
            <text:p>28,639<text:s/></text:p>
          </table:table-cell>
          <table:table-cell office:value-type="float" office:value="9440" table:style-name="ce7">
            <text:p>9,440<text:s/></text:p>
          </table:table-cell>
          <table:table-cell office:value-type="float" office:value="11772" table:style-name="ce7">
            <text:p>11,772<text:s/></text:p>
          </table:table-cell>
          <table:table-cell office:value-type="float" office:value="5496" table:style-name="ce8">
            <text:p>5,496<text:s/></text:p>
          </table:table-cell>
          <table:table-cell office:value-type="float" office:value="6001" table:style-name="ce7">
            <text:p>6,001<text:s/></text:p>
          </table:table-cell>
          <table:table-cell office:value-type="float" office:value="9381" table:style-name="ce7">
            <text:p>9,381<text:s/></text:p>
          </table:table-cell>
          <table:table-cell office:value-type="float" office:value="11204" table:style-name="ce7">
            <text:p>11,204<text:s/></text:p>
          </table:table-cell>
          <table:table-cell office:value-type="float" office:value="11732" table:style-name="ce7">
            <text:p>11,732<text:s/></text:p>
          </table:table-cell>
          <table:table-cell office:value-type="float" office:value="13187" table:style-name="ce7">
            <text:p>13,187<text:s/></text:p>
          </table:table-cell>
          <table:table-cell office:value-type="float" office:value="19759" table:style-name="ce7">
            <text:p>19,759<text:s/></text:p>
          </table:table-cell>
          <table:table-cell office:value-type="float" office:value="31284" table:style-name="ce7">
            <text:p>31,284<text:s/></text:p>
          </table:table-cell>
          <table:table-cell office:value-type="float" office:value="29251" table:style-name="ce7">
            <text:p>29,251<text:s/></text:p>
          </table:table-cell>
          <table:table-cell office:value-type="float" office:value="15094" table:style-name="ce7">
            <text:p>15,094<text:s/></text:p>
          </table:table-cell>
          <table:table-cell office:value-type="float" office:value="13023" table:style-name="ce7">
            <text:p>13,023<text:s/></text:p>
          </table:table-cell>
          <table:table-cell office:value-type="float" office:value="13809" table:style-name="ce7">
            <text:p>13,809<text:s/></text:p>
          </table:table-cell>
          <table:table-cell office:value-type="float" office:value="13734" table:style-name="ce7">
            <text:p>13,734<text:s/></text:p>
          </table:table-cell>
          <table:table-cell office:value-type="float" office:value="13211" table:style-name="ce7">
            <text:p>13,211<text:s/></text:p>
          </table:table-cell>
          <table:table-cell office:value-type="float" office:value="11927" table:style-name="ce7">
            <text:p>11,927<text:s/></text:p>
          </table:table-cell>
          <table:table-cell office:value-type="float" office:value="9617" table:style-name="ce7">
            <text:p>9,617<text:s/></text:p>
          </table:table-cell>
          <table:table-cell table:number-columns-repeated="11" table:style-name="ce7"/>
          <table:table-cell table:number-columns-repeated="16264" table:style-name="ce9"/>
        </table:table-row>
        <table:table-row table:style-name="ro2">
          <table:table-cell office:value-type="date" office:date-value="2025-06-14T00:00:00" table:style-name="ce6">
            <text:p>2025/6/14</text:p>
          </table:table-cell>
          <table:table-cell office:value-type="float" office:value="4342" table:style-name="ce7">
            <text:p>4,342<text:s/></text:p>
          </table:table-cell>
          <table:table-cell office:value-type="float" office:value="9171" table:style-name="ce7">
            <text:p>9,171<text:s/></text:p>
          </table:table-cell>
          <table:table-cell office:value-type="float" office:value="29605" table:style-name="ce7">
            <text:p>29,605<text:s/></text:p>
          </table:table-cell>
          <table:table-cell office:value-type="float" office:value="47245" table:style-name="ce7">
            <text:p>47,245<text:s/></text:p>
          </table:table-cell>
          <table:table-cell office:value-type="float" office:value="17256" table:style-name="ce7">
            <text:p>17,256<text:s/></text:p>
          </table:table-cell>
          <table:table-cell office:value-type="float" office:value="9770" table:style-name="ce7">
            <text:p>9,770<text:s/></text:p>
          </table:table-cell>
          <table:table-cell office:value-type="float" office:value="8172" table:style-name="ce7">
            <text:p>8,172<text:s/></text:p>
          </table:table-cell>
          <table:table-cell office:value-type="float" office:value="3540" table:style-name="ce7">
            <text:p>3,540<text:s/></text:p>
          </table:table-cell>
          <table:table-cell office:value-type="float" office:value="2645" table:style-name="ce7">
            <text:p>2,645<text:s/></text:p>
          </table:table-cell>
          <table:table-cell office:value-type="float" office:value="7811" table:style-name="ce7">
            <text:p>7,811<text:s/></text:p>
          </table:table-cell>
          <table:table-cell office:value-type="float" office:value="1598" table:style-name="ce7">
            <text:p>1,598<text:s/></text:p>
          </table:table-cell>
          <table:table-cell office:value-type="float" office:value="3330" table:style-name="ce7">
            <text:p>3,330<text:s/></text:p>
          </table:table-cell>
          <table:table-cell office:value-type="float" office:value="6418" table:style-name="ce7">
            <text:p>6,418<text:s/></text:p>
          </table:table-cell>
          <table:table-cell office:value-type="float" office:value="7261" table:style-name="ce7">
            <text:p>7,261<text:s/></text:p>
          </table:table-cell>
          <table:table-cell office:value-type="float" office:value="10309" table:style-name="ce7">
            <text:p>10,309<text:s/></text:p>
          </table:table-cell>
          <table:table-cell office:value-type="float" office:value="5181" table:style-name="ce7">
            <text:p>5,181<text:s/></text:p>
          </table:table-cell>
          <table:table-cell office:value-type="float" office:value="7466" table:style-name="ce7">
            <text:p>7,466<text:s/></text:p>
          </table:table-cell>
          <table:table-cell office:value-type="float" office:value="4111" table:style-name="ce7">
            <text:p>4,111<text:s/></text:p>
          </table:table-cell>
          <table:table-cell office:value-type="float" office:value="8886" table:style-name="ce7">
            <text:p>8,886<text:s/></text:p>
          </table:table-cell>
          <table:table-cell office:value-type="float" office:value="3391" table:style-name="ce7">
            <text:p>3,391<text:s/></text:p>
          </table:table-cell>
          <table:table-cell office:value-type="float" office:value="6368" table:style-name="ce7">
            <text:p>6,368<text:s/></text:p>
          </table:table-cell>
          <table:table-cell office:value-type="float" office:value="6842" table:style-name="ce7">
            <text:p>6,842<text:s/></text:p>
          </table:table-cell>
          <table:table-cell office:value-type="float" office:value="6291" table:style-name="ce7">
            <text:p>6,291<text:s/></text:p>
          </table:table-cell>
          <table:table-cell office:value-type="float" office:value="31190" table:style-name="ce7">
            <text:p>31,190<text:s/></text:p>
          </table:table-cell>
          <table:table-cell office:value-type="float" office:value="3622" table:style-name="ce7">
            <text:p>3,622<text:s/></text:p>
          </table:table-cell>
          <table:table-cell office:value-type="float" office:value="10925" table:style-name="ce7">
            <text:p>10,925<text:s/></text:p>
          </table:table-cell>
          <table:table-cell office:value-type="float" office:value="9843" table:style-name="ce7">
            <text:p>9,843<text:s/></text:p>
          </table:table-cell>
          <table:table-cell office:value-type="float" office:value="12793" table:style-name="ce7">
            <text:p>12,793<text:s/></text:p>
          </table:table-cell>
          <table:table-cell office:value-type="float" office:value="14954" table:style-name="ce8">
            <text:p>14,954<text:s/></text:p>
          </table:table-cell>
          <table:table-cell office:value-type="float" office:value="13762" table:style-name="ce7">
            <text:p>13,762<text:s/></text:p>
          </table:table-cell>
          <table:table-cell office:value-type="float" office:value="8937" table:style-name="ce7">
            <text:p>8,937<text:s/></text:p>
          </table:table-cell>
          <table:table-cell office:value-type="float" office:value="25289" table:style-name="ce7">
            <text:p>25,289<text:s/></text:p>
          </table:table-cell>
          <table:table-cell office:value-type="float" office:value="13859" table:style-name="ce7">
            <text:p>13,859<text:s/></text:p>
          </table:table-cell>
          <table:table-cell office:value-type="float" office:value="25843" table:style-name="ce7">
            <text:p>25,843<text:s/></text:p>
          </table:table-cell>
          <table:table-cell office:value-type="float" office:value="22398" table:style-name="ce7">
            <text:p>22,398<text:s/></text:p>
          </table:table-cell>
          <table:table-cell office:value-type="float" office:value="5194" table:style-name="ce7">
            <text:p>5,194<text:s/></text:p>
          </table:table-cell>
          <table:table-cell office:value-type="float" office:value="29072" table:style-name="ce7">
            <text:p>29,072<text:s/></text:p>
          </table:table-cell>
          <table:table-cell office:value-type="float" office:value="20317" table:style-name="ce7">
            <text:p>20,317<text:s/></text:p>
          </table:table-cell>
          <table:table-cell office:value-type="float" office:value="16014" table:style-name="ce8">
            <text:p>16,014<text:s/></text:p>
          </table:table-cell>
          <table:table-cell office:value-type="float" office:value="16695" table:style-name="ce7">
            <text:p>16,695<text:s/></text:p>
          </table:table-cell>
          <table:table-cell office:value-type="float" office:value="12045" table:style-name="ce7">
            <text:p>12,045<text:s/></text:p>
          </table:table-cell>
          <table:table-cell office:value-type="float" office:value="158335" table:style-name="ce7">
            <text:p>158,335<text:s/></text:p>
          </table:table-cell>
          <table:table-cell office:value-type="float" office:value="62081" table:style-name="ce7">
            <text:p>62,081<text:s/></text:p>
          </table:table-cell>
          <table:table-cell office:value-type="float" office:value="20081" table:style-name="ce7">
            <text:p>20,081<text:s/></text:p>
          </table:table-cell>
          <table:table-cell office:value-type="float" office:value="18329" table:style-name="ce7">
            <text:p>18,329<text:s/></text:p>
          </table:table-cell>
          <table:table-cell office:value-type="float" office:value="28336" table:style-name="ce7">
            <text:p>28,336<text:s/></text:p>
          </table:table-cell>
          <table:table-cell office:value-type="float" office:value="26946" table:style-name="ce7">
            <text:p>26,946<text:s/></text:p>
          </table:table-cell>
          <table:table-cell office:value-type="float" office:value="25457" table:style-name="ce7">
            <text:p>25,457<text:s/></text:p>
          </table:table-cell>
          <table:table-cell office:value-type="float" office:value="20019" table:style-name="ce7">
            <text:p>20,019<text:s/></text:p>
          </table:table-cell>
          <table:table-cell office:value-type="float" office:value="9220" table:style-name="ce7">
            <text:p>9,220<text:s/></text:p>
          </table:table-cell>
          <table:table-cell office:value-type="float" office:value="21660" table:style-name="ce7">
            <text:p>21,660<text:s/></text:p>
          </table:table-cell>
          <table:table-cell office:value-type="float" office:value="6030" table:style-name="ce7">
            <text:p>6,030<text:s/></text:p>
          </table:table-cell>
          <table:table-cell office:value-type="float" office:value="5615" table:style-name="ce7">
            <text:p>5,615<text:s/></text:p>
          </table:table-cell>
          <table:table-cell office:value-type="float" office:value="15980" table:style-name="ce7">
            <text:p>15,980<text:s/></text:p>
          </table:table-cell>
          <table:table-cell office:value-type="float" office:value="5039" table:style-name="ce7">
            <text:p>5,039<text:s/></text:p>
          </table:table-cell>
          <table:table-cell office:value-type="float" office:value="3274" table:style-name="ce7">
            <text:p>3,274<text:s/></text:p>
          </table:table-cell>
          <table:table-cell office:value-type="float" office:value="1870" table:style-name="ce7">
            <text:p>1,870<text:s/></text:p>
          </table:table-cell>
          <table:table-cell office:value-type="float" office:value="8590" table:style-name="ce7">
            <text:p>8,590<text:s/></text:p>
          </table:table-cell>
          <table:table-cell office:value-type="float" office:value="8248" table:style-name="ce7">
            <text:p>8,248<text:s/></text:p>
          </table:table-cell>
          <table:table-cell office:value-type="float" office:value="12266" table:style-name="ce7">
            <text:p>12,266<text:s/></text:p>
          </table:table-cell>
          <table:table-cell office:value-type="float" office:value="29865" table:style-name="ce7">
            <text:p>29,865<text:s/></text:p>
          </table:table-cell>
          <table:table-cell office:value-type="float" office:value="6665" table:style-name="ce7">
            <text:p>6,665<text:s/></text:p>
          </table:table-cell>
          <table:table-cell office:value-type="float" office:value="11138" table:style-name="ce7">
            <text:p>11,138<text:s/></text:p>
          </table:table-cell>
          <table:table-cell office:value-type="float" office:value="6901" table:style-name="ce7">
            <text:p>6,901<text:s/></text:p>
          </table:table-cell>
          <table:table-cell office:value-type="float" office:value="18873" table:style-name="ce7">
            <text:p>18,873<text:s/></text:p>
          </table:table-cell>
          <table:table-cell office:value-type="float" office:value="17272" table:style-name="ce7">
            <text:p>17,272<text:s/></text:p>
          </table:table-cell>
          <table:table-cell office:value-type="float" office:value="26307" table:style-name="ce7">
            <text:p>26,307<text:s/></text:p>
          </table:table-cell>
          <table:table-cell office:value-type="float" office:value="43753" table:style-name="ce7">
            <text:p>43,753<text:s/></text:p>
          </table:table-cell>
          <table:table-cell office:value-type="float" office:value="30519" table:style-name="ce7">
            <text:p>30,519<text:s/></text:p>
          </table:table-cell>
          <table:table-cell office:value-type="float" office:value="24538" table:style-name="ce7">
            <text:p>24,538<text:s/></text:p>
          </table:table-cell>
          <table:table-cell office:value-type="float" office:value="28055" table:style-name="ce7">
            <text:p>28,055<text:s/></text:p>
          </table:table-cell>
          <table:table-cell office:value-type="float" office:value="81151" table:style-name="ce7">
            <text:p>81,151<text:s/></text:p>
          </table:table-cell>
          <table:table-cell office:value-type="float" office:value="16698" table:style-name="ce7">
            <text:p>16,698<text:s/></text:p>
          </table:table-cell>
          <table:table-cell office:value-type="float" office:value="36081" table:style-name="ce7">
            <text:p>36,081<text:s/></text:p>
          </table:table-cell>
          <table:table-cell office:value-type="float" office:value="33778" table:style-name="ce7">
            <text:p>33,778<text:s/></text:p>
          </table:table-cell>
          <table:table-cell office:value-type="float" office:value="40432" table:style-name="ce7">
            <text:p>40,432<text:s/></text:p>
          </table:table-cell>
          <table:table-cell office:value-type="float" office:value="61515" table:style-name="ce7">
            <text:p>61,515<text:s/></text:p>
          </table:table-cell>
          <table:table-cell office:value-type="float" office:value="16910" table:style-name="ce7">
            <text:p>16,910<text:s/></text:p>
          </table:table-cell>
          <table:table-cell office:value-type="float" office:value="14632" table:style-name="ce7">
            <text:p>14,632<text:s/></text:p>
          </table:table-cell>
          <table:table-cell office:value-type="float" office:value="11005" table:style-name="ce7">
            <text:p>11,005<text:s/></text:p>
          </table:table-cell>
          <table:table-cell office:value-type="float" office:value="24641" table:style-name="ce7">
            <text:p>24,641<text:s/></text:p>
          </table:table-cell>
          <table:table-cell office:value-type="float" office:value="9602" table:style-name="ce7">
            <text:p>9,602<text:s/></text:p>
          </table:table-cell>
          <table:table-cell office:value-type="float" office:value="30058" table:style-name="ce7">
            <text:p>30,058<text:s/></text:p>
          </table:table-cell>
          <table:table-cell office:value-type="float" office:value="15331" table:style-name="ce7">
            <text:p>15,331<text:s/></text:p>
          </table:table-cell>
          <table:table-cell office:value-type="float" office:value="10111" table:style-name="ce7">
            <text:p>10,111<text:s/></text:p>
          </table:table-cell>
          <table:table-cell office:value-type="float" office:value="15067" table:style-name="ce7">
            <text:p>15,067<text:s/></text:p>
          </table:table-cell>
          <table:table-cell office:value-type="float" office:value="22727" table:style-name="ce7">
            <text:p>22,727<text:s/></text:p>
          </table:table-cell>
          <table:table-cell office:value-type="float" office:value="20471" table:style-name="ce7">
            <text:p>20,471<text:s/></text:p>
          </table:table-cell>
          <table:table-cell office:value-type="float" office:value="15161" table:style-name="ce7">
            <text:p>15,161<text:s/></text:p>
          </table:table-cell>
          <table:table-cell office:value-type="float" office:value="20559" table:style-name="ce7">
            <text:p>20,559<text:s/></text:p>
          </table:table-cell>
          <table:table-cell office:value-type="float" office:value="6611" table:style-name="ce7">
            <text:p>6,611<text:s/></text:p>
          </table:table-cell>
          <table:table-cell office:value-type="float" office:value="8511" table:style-name="ce7">
            <text:p>8,511<text:s/></text:p>
          </table:table-cell>
          <table:table-cell office:value-type="float" office:value="3705" table:style-name="ce8">
            <text:p>3,705<text:s/></text:p>
          </table:table-cell>
          <table:table-cell office:value-type="float" office:value="2887" table:style-name="ce7">
            <text:p>2,887<text:s/></text:p>
          </table:table-cell>
          <table:table-cell office:value-type="float" office:value="8169" table:style-name="ce7">
            <text:p>8,169<text:s/></text:p>
          </table:table-cell>
          <table:table-cell office:value-type="float" office:value="9645" table:style-name="ce7">
            <text:p>9,645<text:s/></text:p>
          </table:table-cell>
          <table:table-cell office:value-type="float" office:value="10467" table:style-name="ce7">
            <text:p>10,467<text:s/></text:p>
          </table:table-cell>
          <table:table-cell office:value-type="float" office:value="11400" table:style-name="ce7">
            <text:p>11,400<text:s/></text:p>
          </table:table-cell>
          <table:table-cell office:value-type="float" office:value="14443" table:style-name="ce7">
            <text:p>14,443<text:s/></text:p>
          </table:table-cell>
          <table:table-cell office:value-type="float" office:value="20150" table:style-name="ce7">
            <text:p>20,150<text:s/></text:p>
          </table:table-cell>
          <table:table-cell office:value-type="float" office:value="25057" table:style-name="ce7">
            <text:p>25,057<text:s/></text:p>
          </table:table-cell>
          <table:table-cell office:value-type="float" office:value="11114" table:style-name="ce7">
            <text:p>11,114<text:s/></text:p>
          </table:table-cell>
          <table:table-cell office:value-type="float" office:value="9814" table:style-name="ce7">
            <text:p>9,814<text:s/></text:p>
          </table:table-cell>
          <table:table-cell office:value-type="float" office:value="10394" table:style-name="ce7">
            <text:p>10,394<text:s/></text:p>
          </table:table-cell>
          <table:table-cell office:value-type="float" office:value="10073" table:style-name="ce7">
            <text:p>10,073<text:s/></text:p>
          </table:table-cell>
          <table:table-cell office:value-type="float" office:value="10505" table:style-name="ce7">
            <text:p>10,505<text:s/></text:p>
          </table:table-cell>
          <table:table-cell office:value-type="float" office:value="8210" table:style-name="ce7">
            <text:p>8,210<text:s/></text:p>
          </table:table-cell>
          <table:table-cell office:value-type="float" office:value="7095" table:style-name="ce7">
            <text:p>7,095<text:s/></text:p>
          </table:table-cell>
          <table:table-cell table:number-columns-repeated="11" table:style-name="ce7"/>
          <table:table-cell table:number-columns-repeated="16264" table:style-name="ce9"/>
        </table:table-row>
        <table:table-row table:style-name="ro2">
          <table:table-cell office:value-type="date" office:date-value="2025-06-15T00:00:00" table:style-name="ce6">
            <text:p>2025/6/15</text:p>
          </table:table-cell>
          <table:table-cell office:value-type="float" office:value="4341" table:style-name="ce7">
            <text:p>4,341<text:s/></text:p>
          </table:table-cell>
          <table:table-cell office:value-type="float" office:value="7476" table:style-name="ce7">
            <text:p>7,476<text:s/></text:p>
          </table:table-cell>
          <table:table-cell office:value-type="float" office:value="21499" table:style-name="ce7">
            <text:p>21,499<text:s/></text:p>
          </table:table-cell>
          <table:table-cell office:value-type="float" office:value="35902" table:style-name="ce7">
            <text:p>35,902<text:s/></text:p>
          </table:table-cell>
          <table:table-cell office:value-type="float" office:value="14440" table:style-name="ce7">
            <text:p>14,440<text:s/></text:p>
          </table:table-cell>
          <table:table-cell office:value-type="float" office:value="8047" table:style-name="ce7">
            <text:p>8,047<text:s/></text:p>
          </table:table-cell>
          <table:table-cell office:value-type="float" office:value="6581" table:style-name="ce7">
            <text:p>6,581<text:s/></text:p>
          </table:table-cell>
          <table:table-cell office:value-type="float" office:value="3317" table:style-name="ce7">
            <text:p>3,317<text:s/></text:p>
          </table:table-cell>
          <table:table-cell office:value-type="float" office:value="2235" table:style-name="ce7">
            <text:p>2,235<text:s/></text:p>
          </table:table-cell>
          <table:table-cell office:value-type="float" office:value="6383" table:style-name="ce7">
            <text:p>6,383<text:s/></text:p>
          </table:table-cell>
          <table:table-cell office:value-type="float" office:value="1603" table:style-name="ce7">
            <text:p>1,603<text:s/></text:p>
          </table:table-cell>
          <table:table-cell office:value-type="float" office:value="2884" table:style-name="ce7">
            <text:p>2,884<text:s/></text:p>
          </table:table-cell>
          <table:table-cell office:value-type="float" office:value="6455" table:style-name="ce7">
            <text:p>6,455<text:s/></text:p>
          </table:table-cell>
          <table:table-cell office:value-type="float" office:value="5803" table:style-name="ce7">
            <text:p>5,803<text:s/></text:p>
          </table:table-cell>
          <table:table-cell office:value-type="float" office:value="9251" table:style-name="ce7">
            <text:p>9,251<text:s/></text:p>
          </table:table-cell>
          <table:table-cell office:value-type="float" office:value="4540" table:style-name="ce7">
            <text:p>4,540<text:s/></text:p>
          </table:table-cell>
          <table:table-cell office:value-type="float" office:value="5818" table:style-name="ce7">
            <text:p>5,818<text:s/></text:p>
          </table:table-cell>
          <table:table-cell office:value-type="float" office:value="3768" table:style-name="ce7">
            <text:p>3,768<text:s/></text:p>
          </table:table-cell>
          <table:table-cell office:value-type="float" office:value="7700" table:style-name="ce7">
            <text:p>7,700<text:s/></text:p>
          </table:table-cell>
          <table:table-cell office:value-type="float" office:value="3257" table:style-name="ce7">
            <text:p>3,257<text:s/></text:p>
          </table:table-cell>
          <table:table-cell office:value-type="float" office:value="5501" table:style-name="ce7">
            <text:p>5,501<text:s/></text:p>
          </table:table-cell>
          <table:table-cell office:value-type="float" office:value="5940" table:style-name="ce7">
            <text:p>5,940<text:s/></text:p>
          </table:table-cell>
          <table:table-cell office:value-type="float" office:value="5814" table:style-name="ce7">
            <text:p>5,814<text:s/></text:p>
          </table:table-cell>
          <table:table-cell office:value-type="float" office:value="26894" table:style-name="ce7">
            <text:p>26,894<text:s/></text:p>
          </table:table-cell>
          <table:table-cell office:value-type="float" office:value="3318" table:style-name="ce7">
            <text:p>3,318<text:s/></text:p>
          </table:table-cell>
          <table:table-cell office:value-type="float" office:value="10112" table:style-name="ce7">
            <text:p>10,112<text:s/></text:p>
          </table:table-cell>
          <table:table-cell office:value-type="float" office:value="8376" table:style-name="ce7">
            <text:p>8,376<text:s/></text:p>
          </table:table-cell>
          <table:table-cell office:value-type="float" office:value="10988" table:style-name="ce7">
            <text:p>10,988<text:s/></text:p>
          </table:table-cell>
          <table:table-cell office:value-type="float" office:value="12985" table:style-name="ce8">
            <text:p>12,985<text:s/></text:p>
          </table:table-cell>
          <table:table-cell office:value-type="float" office:value="12298" table:style-name="ce7">
            <text:p>12,298<text:s/></text:p>
          </table:table-cell>
          <table:table-cell office:value-type="float" office:value="7900" table:style-name="ce7">
            <text:p>7,900<text:s/></text:p>
          </table:table-cell>
          <table:table-cell office:value-type="float" office:value="21611" table:style-name="ce7">
            <text:p>21,611<text:s/></text:p>
          </table:table-cell>
          <table:table-cell office:value-type="float" office:value="11566" table:style-name="ce7">
            <text:p>11,566<text:s/></text:p>
          </table:table-cell>
          <table:table-cell office:value-type="float" office:value="20505" table:style-name="ce7">
            <text:p>20,505<text:s/></text:p>
          </table:table-cell>
          <table:table-cell office:value-type="float" office:value="18600" table:style-name="ce7">
            <text:p>18,600<text:s/></text:p>
          </table:table-cell>
          <table:table-cell office:value-type="float" office:value="4469" table:style-name="ce7">
            <text:p>4,469<text:s/></text:p>
          </table:table-cell>
          <table:table-cell office:value-type="float" office:value="24893" table:style-name="ce7">
            <text:p>24,893<text:s/></text:p>
          </table:table-cell>
          <table:table-cell office:value-type="float" office:value="17176" table:style-name="ce7">
            <text:p>17,176<text:s/></text:p>
          </table:table-cell>
          <table:table-cell office:value-type="float" office:value="13497" table:style-name="ce8">
            <text:p>13,497<text:s/></text:p>
          </table:table-cell>
          <table:table-cell office:value-type="float" office:value="14204" table:style-name="ce7">
            <text:p>14,204<text:s/></text:p>
          </table:table-cell>
          <table:table-cell office:value-type="float" office:value="9384" table:style-name="ce7">
            <text:p>9,384<text:s/></text:p>
          </table:table-cell>
          <table:table-cell office:value-type="float" office:value="151171" table:style-name="ce7">
            <text:p>151,171<text:s/></text:p>
          </table:table-cell>
          <table:table-cell office:value-type="float" office:value="50279" table:style-name="ce7">
            <text:p>50,279<text:s/></text:p>
          </table:table-cell>
          <table:table-cell office:value-type="float" office:value="14167" table:style-name="ce7">
            <text:p>14,167<text:s/></text:p>
          </table:table-cell>
          <table:table-cell office:value-type="float" office:value="16878" table:style-name="ce7">
            <text:p>16,878<text:s/></text:p>
          </table:table-cell>
          <table:table-cell office:value-type="float" office:value="22934" table:style-name="ce7">
            <text:p>22,934<text:s/></text:p>
          </table:table-cell>
          <table:table-cell office:value-type="float" office:value="23479" table:style-name="ce7">
            <text:p>23,479<text:s/></text:p>
          </table:table-cell>
          <table:table-cell office:value-type="float" office:value="22305" table:style-name="ce7">
            <text:p>22,305<text:s/></text:p>
          </table:table-cell>
          <table:table-cell office:value-type="float" office:value="17078" table:style-name="ce7">
            <text:p>17,078<text:s/></text:p>
          </table:table-cell>
          <table:table-cell office:value-type="float" office:value="7383" table:style-name="ce7">
            <text:p>7,383<text:s/></text:p>
          </table:table-cell>
          <table:table-cell office:value-type="float" office:value="19231" table:style-name="ce7">
            <text:p>19,231<text:s/></text:p>
          </table:table-cell>
          <table:table-cell office:value-type="float" office:value="5169" table:style-name="ce7">
            <text:p>5,169<text:s/></text:p>
          </table:table-cell>
          <table:table-cell office:value-type="float" office:value="4665" table:style-name="ce7">
            <text:p>4,665<text:s/></text:p>
          </table:table-cell>
          <table:table-cell office:value-type="float" office:value="14673" table:style-name="ce7">
            <text:p>14,673<text:s/></text:p>
          </table:table-cell>
          <table:table-cell office:value-type="float" office:value="4406" table:style-name="ce7">
            <text:p>4,406<text:s/></text:p>
          </table:table-cell>
          <table:table-cell office:value-type="float" office:value="2632" table:style-name="ce7">
            <text:p>2,632<text:s/></text:p>
          </table:table-cell>
          <table:table-cell office:value-type="float" office:value="1334" table:style-name="ce7">
            <text:p>1,334<text:s/></text:p>
          </table:table-cell>
          <table:table-cell office:value-type="float" office:value="7830" table:style-name="ce7">
            <text:p>7,830<text:s/></text:p>
          </table:table-cell>
          <table:table-cell office:value-type="float" office:value="7062" table:style-name="ce7">
            <text:p>7,062<text:s/></text:p>
          </table:table-cell>
          <table:table-cell office:value-type="float" office:value="11024" table:style-name="ce7">
            <text:p>11,024<text:s/></text:p>
          </table:table-cell>
          <table:table-cell office:value-type="float" office:value="30225" table:style-name="ce7">
            <text:p>30,225<text:s/></text:p>
          </table:table-cell>
          <table:table-cell office:value-type="float" office:value="6027" table:style-name="ce7">
            <text:p>6,027<text:s/></text:p>
          </table:table-cell>
          <table:table-cell office:value-type="float" office:value="9987" table:style-name="ce7">
            <text:p>9,987<text:s/></text:p>
          </table:table-cell>
          <table:table-cell office:value-type="float" office:value="5531" table:style-name="ce7">
            <text:p>5,531<text:s/></text:p>
          </table:table-cell>
          <table:table-cell office:value-type="float" office:value="15794" table:style-name="ce7">
            <text:p>15,794<text:s/></text:p>
          </table:table-cell>
          <table:table-cell office:value-type="float" office:value="13181" table:style-name="ce7">
            <text:p>13,181<text:s/></text:p>
          </table:table-cell>
          <table:table-cell office:value-type="float" office:value="21896" table:style-name="ce7">
            <text:p>21,896<text:s/></text:p>
          </table:table-cell>
          <table:table-cell office:value-type="float" office:value="36039" table:style-name="ce7">
            <text:p>36,039<text:s/></text:p>
          </table:table-cell>
          <table:table-cell office:value-type="float" office:value="25468" table:style-name="ce7">
            <text:p>25,468<text:s/></text:p>
          </table:table-cell>
          <table:table-cell office:value-type="float" office:value="20691" table:style-name="ce7">
            <text:p>20,691<text:s/></text:p>
          </table:table-cell>
          <table:table-cell office:value-type="float" office:value="24081" table:style-name="ce7">
            <text:p>24,081<text:s/></text:p>
          </table:table-cell>
          <table:table-cell office:value-type="float" office:value="66238" table:style-name="ce7">
            <text:p>66,238<text:s/></text:p>
          </table:table-cell>
          <table:table-cell office:value-type="float" office:value="13169" table:style-name="ce7">
            <text:p>13,169<text:s/></text:p>
          </table:table-cell>
          <table:table-cell office:value-type="float" office:value="28712" table:style-name="ce7">
            <text:p>28,712<text:s/></text:p>
          </table:table-cell>
          <table:table-cell office:value-type="float" office:value="24236" table:style-name="ce7">
            <text:p>24,236<text:s/></text:p>
          </table:table-cell>
          <table:table-cell office:value-type="float" office:value="36006" table:style-name="ce7">
            <text:p>36,006<text:s/></text:p>
          </table:table-cell>
          <table:table-cell office:value-type="float" office:value="54087" table:style-name="ce7">
            <text:p>54,087<text:s/></text:p>
          </table:table-cell>
          <table:table-cell office:value-type="float" office:value="14193" table:style-name="ce7">
            <text:p>14,193<text:s/></text:p>
          </table:table-cell>
          <table:table-cell office:value-type="float" office:value="12621" table:style-name="ce7">
            <text:p>12,621<text:s/></text:p>
          </table:table-cell>
          <table:table-cell office:value-type="float" office:value="8693" table:style-name="ce7">
            <text:p>8,693<text:s/></text:p>
          </table:table-cell>
          <table:table-cell office:value-type="float" office:value="22750" table:style-name="ce7">
            <text:p>22,750<text:s/></text:p>
          </table:table-cell>
          <table:table-cell office:value-type="float" office:value="8281" table:style-name="ce7">
            <text:p>8,281<text:s/></text:p>
          </table:table-cell>
          <table:table-cell office:value-type="float" office:value="26265" table:style-name="ce7">
            <text:p>26,265<text:s/></text:p>
          </table:table-cell>
          <table:table-cell office:value-type="float" office:value="11299" table:style-name="ce7">
            <text:p>11,299<text:s/></text:p>
          </table:table-cell>
          <table:table-cell office:value-type="float" office:value="9319" table:style-name="ce7">
            <text:p>9,319<text:s/></text:p>
          </table:table-cell>
          <table:table-cell office:value-type="float" office:value="12794" table:style-name="ce7">
            <text:p>12,794<text:s/></text:p>
          </table:table-cell>
          <table:table-cell office:value-type="float" office:value="16053" table:style-name="ce7">
            <text:p>16,053<text:s/></text:p>
          </table:table-cell>
          <table:table-cell office:value-type="float" office:value="16527" table:style-name="ce7">
            <text:p>16,527<text:s/></text:p>
          </table:table-cell>
          <table:table-cell office:value-type="float" office:value="12296" table:style-name="ce7">
            <text:p>12,296<text:s/></text:p>
          </table:table-cell>
          <table:table-cell office:value-type="float" office:value="16619" table:style-name="ce7">
            <text:p>16,619<text:s/></text:p>
          </table:table-cell>
          <table:table-cell office:value-type="float" office:value="5650" table:style-name="ce7">
            <text:p>5,650<text:s/></text:p>
          </table:table-cell>
          <table:table-cell office:value-type="float" office:value="6561" table:style-name="ce7">
            <text:p>6,561<text:s/></text:p>
          </table:table-cell>
          <table:table-cell office:value-type="float" office:value="3005" table:style-name="ce8">
            <text:p>3,005<text:s/></text:p>
          </table:table-cell>
          <table:table-cell office:value-type="float" office:value="2286" table:style-name="ce7">
            <text:p>2,286<text:s/></text:p>
          </table:table-cell>
          <table:table-cell office:value-type="float" office:value="8095" table:style-name="ce7">
            <text:p>8,095<text:s/></text:p>
          </table:table-cell>
          <table:table-cell office:value-type="float" office:value="6678" table:style-name="ce7">
            <text:p>6,678<text:s/></text:p>
          </table:table-cell>
          <table:table-cell office:value-type="float" office:value="8672" table:style-name="ce7">
            <text:p>8,672<text:s/></text:p>
          </table:table-cell>
          <table:table-cell office:value-type="float" office:value="9261" table:style-name="ce7">
            <text:p>9,261<text:s/></text:p>
          </table:table-cell>
          <table:table-cell office:value-type="float" office:value="11511" table:style-name="ce7">
            <text:p>11,511<text:s/></text:p>
          </table:table-cell>
          <table:table-cell office:value-type="float" office:value="15301" table:style-name="ce7">
            <text:p>15,301<text:s/></text:p>
          </table:table-cell>
          <table:table-cell office:value-type="float" office:value="20199" table:style-name="ce7">
            <text:p>20,199<text:s/></text:p>
          </table:table-cell>
          <table:table-cell office:value-type="float" office:value="8996" table:style-name="ce7">
            <text:p>8,996<text:s/></text:p>
          </table:table-cell>
          <table:table-cell office:value-type="float" office:value="8178" table:style-name="ce7">
            <text:p>8,178<text:s/></text:p>
          </table:table-cell>
          <table:table-cell office:value-type="float" office:value="8788" table:style-name="ce7">
            <text:p>8,788<text:s/></text:p>
          </table:table-cell>
          <table:table-cell office:value-type="float" office:value="8468" table:style-name="ce7">
            <text:p>8,468<text:s/></text:p>
          </table:table-cell>
          <table:table-cell office:value-type="float" office:value="8724" table:style-name="ce7">
            <text:p>8,724<text:s/></text:p>
          </table:table-cell>
          <table:table-cell office:value-type="float" office:value="7462" table:style-name="ce7">
            <text:p>7,462<text:s/></text:p>
          </table:table-cell>
          <table:table-cell office:value-type="float" office:value="5971" table:style-name="ce7">
            <text:p>5,971<text:s/></text:p>
          </table:table-cell>
          <table:table-cell table:number-columns-repeated="11" table:style-name="ce7"/>
          <table:table-cell table:number-columns-repeated="16264" table:style-name="ce9"/>
        </table:table-row>
        <table:table-row table:style-name="ro2">
          <table:table-cell office:value-type="date" office:date-value="2025-06-16T00:00:00" table:style-name="ce6">
            <text:p>2025/6/16</text:p>
          </table:table-cell>
          <table:table-cell office:value-type="float" office:value="5884" table:style-name="ce7">
            <text:p>5,884<text:s/></text:p>
          </table:table-cell>
          <table:table-cell office:value-type="float" office:value="13212" table:style-name="ce7">
            <text:p>13,212<text:s/></text:p>
          </table:table-cell>
          <table:table-cell office:value-type="float" office:value="46114" table:style-name="ce7">
            <text:p>46,114<text:s/></text:p>
          </table:table-cell>
          <table:table-cell office:value-type="float" office:value="41476" table:style-name="ce7">
            <text:p>41,476<text:s/></text:p>
          </table:table-cell>
          <table:table-cell office:value-type="float" office:value="25817" table:style-name="ce7">
            <text:p>25,817<text:s/></text:p>
          </table:table-cell>
          <table:table-cell office:value-type="float" office:value="13476" table:style-name="ce7">
            <text:p>13,476<text:s/></text:p>
          </table:table-cell>
          <table:table-cell office:value-type="float" office:value="10879" table:style-name="ce7">
            <text:p>10,879<text:s/></text:p>
          </table:table-cell>
          <table:table-cell office:value-type="float" office:value="3968" table:style-name="ce7">
            <text:p>3,968<text:s/></text:p>
          </table:table-cell>
          <table:table-cell office:value-type="float" office:value="3379" table:style-name="ce7">
            <text:p>3,379<text:s/></text:p>
          </table:table-cell>
          <table:table-cell office:value-type="float" office:value="13543" table:style-name="ce7">
            <text:p>13,543<text:s/></text:p>
          </table:table-cell>
          <table:table-cell office:value-type="float" office:value="2182" table:style-name="ce7">
            <text:p>2,182<text:s/></text:p>
          </table:table-cell>
          <table:table-cell office:value-type="float" office:value="4648" table:style-name="ce7">
            <text:p>4,648<text:s/></text:p>
          </table:table-cell>
          <table:table-cell office:value-type="float" office:value="4727" table:style-name="ce7">
            <text:p>4,727<text:s/></text:p>
          </table:table-cell>
          <table:table-cell office:value-type="float" office:value="8558" table:style-name="ce7">
            <text:p>8,558<text:s/></text:p>
          </table:table-cell>
          <table:table-cell office:value-type="float" office:value="11059" table:style-name="ce7">
            <text:p>11,059<text:s/></text:p>
          </table:table-cell>
          <table:table-cell office:value-type="float" office:value="16236" table:style-name="ce7">
            <text:p>16,236<text:s/></text:p>
          </table:table-cell>
          <table:table-cell office:value-type="float" office:value="18094" table:style-name="ce7">
            <text:p>18,094<text:s/></text:p>
          </table:table-cell>
          <table:table-cell office:value-type="float" office:value="5622" table:style-name="ce7">
            <text:p>5,622<text:s/></text:p>
          </table:table-cell>
          <table:table-cell office:value-type="float" office:value="10227" table:style-name="ce7">
            <text:p>10,227<text:s/></text:p>
          </table:table-cell>
          <table:table-cell office:value-type="float" office:value="3325" table:style-name="ce7">
            <text:p>3,325<text:s/></text:p>
          </table:table-cell>
          <table:table-cell office:value-type="float" office:value="9111" table:style-name="ce7">
            <text:p>9,111<text:s/></text:p>
          </table:table-cell>
          <table:table-cell office:value-type="float" office:value="8920" table:style-name="ce7">
            <text:p>8,920<text:s/></text:p>
          </table:table-cell>
          <table:table-cell office:value-type="float" office:value="8532" table:style-name="ce7">
            <text:p>8,532<text:s/></text:p>
          </table:table-cell>
          <table:table-cell office:value-type="float" office:value="32295" table:style-name="ce7">
            <text:p>32,295<text:s/></text:p>
          </table:table-cell>
          <table:table-cell office:value-type="float" office:value="3430" table:style-name="ce7">
            <text:p>3,430<text:s/></text:p>
          </table:table-cell>
          <table:table-cell office:value-type="float" office:value="10730" table:style-name="ce7">
            <text:p>10,730<text:s/></text:p>
          </table:table-cell>
          <table:table-cell office:value-type="float" office:value="13144" table:style-name="ce7">
            <text:p>13,144<text:s/></text:p>
          </table:table-cell>
          <table:table-cell office:value-type="float" office:value="15839" table:style-name="ce7">
            <text:p>15,839<text:s/></text:p>
          </table:table-cell>
          <table:table-cell office:value-type="float" office:value="20029" table:style-name="ce8">
            <text:p>20,029<text:s/></text:p>
          </table:table-cell>
          <table:table-cell office:value-type="float" office:value="15183" table:style-name="ce7">
            <text:p>15,183<text:s/></text:p>
          </table:table-cell>
          <table:table-cell office:value-type="float" office:value="9874" table:style-name="ce7">
            <text:p>9,874<text:s/></text:p>
          </table:table-cell>
          <table:table-cell office:value-type="float" office:value="22964" table:style-name="ce7">
            <text:p>22,964<text:s/></text:p>
          </table:table-cell>
          <table:table-cell office:value-type="float" office:value="15006" table:style-name="ce7">
            <text:p>15,006<text:s/></text:p>
          </table:table-cell>
          <table:table-cell office:value-type="float" office:value="30735" table:style-name="ce7">
            <text:p>30,735<text:s/></text:p>
          </table:table-cell>
          <table:table-cell office:value-type="float" office:value="24949" table:style-name="ce7">
            <text:p>24,949<text:s/></text:p>
          </table:table-cell>
          <table:table-cell office:value-type="float" office:value="10545" table:style-name="ce7">
            <text:p>10,545<text:s/></text:p>
          </table:table-cell>
          <table:table-cell office:value-type="float" office:value="33873" table:style-name="ce7">
            <text:p>33,873<text:s/></text:p>
          </table:table-cell>
          <table:table-cell office:value-type="float" office:value="25011" table:style-name="ce7">
            <text:p>25,011<text:s/></text:p>
          </table:table-cell>
          <table:table-cell office:value-type="float" office:value="21169" table:style-name="ce8">
            <text:p>21,169<text:s/></text:p>
          </table:table-cell>
          <table:table-cell office:value-type="float" office:value="20042" table:style-name="ce7">
            <text:p>20,042<text:s/></text:p>
          </table:table-cell>
          <table:table-cell office:value-type="float" office:value="25383" table:style-name="ce7">
            <text:p>25,383<text:s/></text:p>
          </table:table-cell>
          <table:table-cell office:value-type="float" office:value="134884" table:style-name="ce7">
            <text:p>134,884<text:s/></text:p>
          </table:table-cell>
          <table:table-cell office:value-type="float" office:value="45995" table:style-name="ce7">
            <text:p>45,995<text:s/></text:p>
          </table:table-cell>
          <table:table-cell office:value-type="float" office:value="23120" table:style-name="ce7">
            <text:p>23,120<text:s/></text:p>
          </table:table-cell>
          <table:table-cell office:value-type="float" office:value="23866" table:style-name="ce7">
            <text:p>23,866<text:s/></text:p>
          </table:table-cell>
          <table:table-cell office:value-type="float" office:value="23905" table:style-name="ce7">
            <text:p>23,905<text:s/></text:p>
          </table:table-cell>
          <table:table-cell office:value-type="float" office:value="23833" table:style-name="ce7">
            <text:p>23,833<text:s/></text:p>
          </table:table-cell>
          <table:table-cell office:value-type="float" office:value="25110" table:style-name="ce7">
            <text:p>25,110<text:s/></text:p>
          </table:table-cell>
          <table:table-cell office:value-type="float" office:value="22886" table:style-name="ce7">
            <text:p>22,886<text:s/></text:p>
          </table:table-cell>
          <table:table-cell office:value-type="float" office:value="13214" table:style-name="ce7">
            <text:p>13,214<text:s/></text:p>
          </table:table-cell>
          <table:table-cell office:value-type="float" office:value="29907" table:style-name="ce7">
            <text:p>29,907<text:s/></text:p>
          </table:table-cell>
          <table:table-cell office:value-type="float" office:value="6604" table:style-name="ce7">
            <text:p>6,604<text:s/></text:p>
          </table:table-cell>
          <table:table-cell office:value-type="float" office:value="7958" table:style-name="ce7">
            <text:p>7,958<text:s/></text:p>
          </table:table-cell>
          <table:table-cell office:value-type="float" office:value="17980" table:style-name="ce7">
            <text:p>17,980<text:s/></text:p>
          </table:table-cell>
          <table:table-cell office:value-type="float" office:value="4129" table:style-name="ce7">
            <text:p>4,129<text:s/></text:p>
          </table:table-cell>
          <table:table-cell office:value-type="float" office:value="3833" table:style-name="ce7">
            <text:p>3,833<text:s/></text:p>
          </table:table-cell>
          <table:table-cell office:value-type="float" office:value="3524" table:style-name="ce7">
            <text:p>3,524<text:s/></text:p>
          </table:table-cell>
          <table:table-cell office:value-type="float" office:value="14408" table:style-name="ce7">
            <text:p>14,408<text:s/></text:p>
          </table:table-cell>
          <table:table-cell office:value-type="float" office:value="9808" table:style-name="ce7">
            <text:p>9,808<text:s/></text:p>
          </table:table-cell>
          <table:table-cell office:value-type="float" office:value="14976" table:style-name="ce7">
            <text:p>14,976<text:s/></text:p>
          </table:table-cell>
          <table:table-cell office:value-type="float" office:value="28347" table:style-name="ce7">
            <text:p>28,347<text:s/></text:p>
          </table:table-cell>
          <table:table-cell office:value-type="float" office:value="9679" table:style-name="ce7">
            <text:p>9,679<text:s/></text:p>
          </table:table-cell>
          <table:table-cell office:value-type="float" office:value="13574" table:style-name="ce7">
            <text:p>13,574<text:s/></text:p>
          </table:table-cell>
          <table:table-cell office:value-type="float" office:value="8938" table:style-name="ce7">
            <text:p>8,938<text:s/></text:p>
          </table:table-cell>
          <table:table-cell office:value-type="float" office:value="24059" table:style-name="ce7">
            <text:p>24,059<text:s/></text:p>
          </table:table-cell>
          <table:table-cell office:value-type="float" office:value="24980" table:style-name="ce7">
            <text:p>24,980<text:s/></text:p>
          </table:table-cell>
          <table:table-cell office:value-type="float" office:value="26084" table:style-name="ce7">
            <text:p>26,084<text:s/></text:p>
          </table:table-cell>
          <table:table-cell office:value-type="float" office:value="40542" table:style-name="ce7">
            <text:p>40,542<text:s/></text:p>
          </table:table-cell>
          <table:table-cell office:value-type="float" office:value="37317" table:style-name="ce7">
            <text:p>37,317<text:s/></text:p>
          </table:table-cell>
          <table:table-cell office:value-type="float" office:value="29208" table:style-name="ce7">
            <text:p>29,208<text:s/></text:p>
          </table:table-cell>
          <table:table-cell office:value-type="float" office:value="26537" table:style-name="ce7">
            <text:p>26,537<text:s/></text:p>
          </table:table-cell>
          <table:table-cell office:value-type="float" office:value="59865" table:style-name="ce7">
            <text:p>59,865<text:s/></text:p>
          </table:table-cell>
          <table:table-cell office:value-type="float" office:value="23339" table:style-name="ce7">
            <text:p>23,339<text:s/></text:p>
          </table:table-cell>
          <table:table-cell office:value-type="float" office:value="32985" table:style-name="ce7">
            <text:p>32,985<text:s/></text:p>
          </table:table-cell>
          <table:table-cell office:value-type="float" office:value="31913" table:style-name="ce7">
            <text:p>31,913<text:s/></text:p>
          </table:table-cell>
          <table:table-cell office:value-type="float" office:value="22673" table:style-name="ce7">
            <text:p>22,673<text:s/></text:p>
          </table:table-cell>
          <table:table-cell office:value-type="float" office:value="60489" table:style-name="ce7">
            <text:p>60,489<text:s/></text:p>
          </table:table-cell>
          <table:table-cell office:value-type="float" office:value="19975" table:style-name="ce7">
            <text:p>19,975<text:s/></text:p>
          </table:table-cell>
          <table:table-cell office:value-type="float" office:value="16377" table:style-name="ce7">
            <text:p>16,377<text:s/></text:p>
          </table:table-cell>
          <table:table-cell office:value-type="float" office:value="15332" table:style-name="ce7">
            <text:p>15,332<text:s/></text:p>
          </table:table-cell>
          <table:table-cell office:value-type="float" office:value="24228" table:style-name="ce7">
            <text:p>24,228<text:s/></text:p>
          </table:table-cell>
          <table:table-cell office:value-type="float" office:value="13425" table:style-name="ce7">
            <text:p>13,425<text:s/></text:p>
          </table:table-cell>
          <table:table-cell office:value-type="float" office:value="29430" table:style-name="ce7">
            <text:p>29,430<text:s/></text:p>
          </table:table-cell>
          <table:table-cell office:value-type="float" office:value="20101" table:style-name="ce7">
            <text:p>20,101<text:s/></text:p>
          </table:table-cell>
          <table:table-cell office:value-type="float" office:value="7559" table:style-name="ce7">
            <text:p>7,559<text:s/></text:p>
          </table:table-cell>
          <table:table-cell office:value-type="float" office:value="16672" table:style-name="ce7">
            <text:p>16,672<text:s/></text:p>
          </table:table-cell>
          <table:table-cell office:value-type="float" office:value="42030" table:style-name="ce7">
            <text:p>42,030<text:s/></text:p>
          </table:table-cell>
          <table:table-cell office:value-type="float" office:value="22455" table:style-name="ce7">
            <text:p>22,455<text:s/></text:p>
          </table:table-cell>
          <table:table-cell office:value-type="float" office:value="25659" table:style-name="ce7">
            <text:p>25,659<text:s/></text:p>
          </table:table-cell>
          <table:table-cell office:value-type="float" office:value="26206" table:style-name="ce7">
            <text:p>26,206<text:s/></text:p>
          </table:table-cell>
          <table:table-cell office:value-type="float" office:value="8882" table:style-name="ce7">
            <text:p>8,882<text:s/></text:p>
          </table:table-cell>
          <table:table-cell office:value-type="float" office:value="12500" table:style-name="ce7">
            <text:p>12,500<text:s/></text:p>
          </table:table-cell>
          <table:table-cell office:value-type="float" office:value="5124" table:style-name="ce8">
            <text:p>5,124<text:s/></text:p>
          </table:table-cell>
          <table:table-cell office:value-type="float" office:value="5577" table:style-name="ce7">
            <text:p>5,577<text:s/></text:p>
          </table:table-cell>
          <table:table-cell office:value-type="float" office:value="8835" table:style-name="ce7">
            <text:p>8,835<text:s/></text:p>
          </table:table-cell>
          <table:table-cell office:value-type="float" office:value="10582" table:style-name="ce7">
            <text:p>10,582<text:s/></text:p>
          </table:table-cell>
          <table:table-cell office:value-type="float" office:value="10386" table:style-name="ce7">
            <text:p>10,386<text:s/></text:p>
          </table:table-cell>
          <table:table-cell office:value-type="float" office:value="12244" table:style-name="ce7">
            <text:p>12,244<text:s/></text:p>
          </table:table-cell>
          <table:table-cell office:value-type="float" office:value="17217" table:style-name="ce7">
            <text:p>17,217<text:s/></text:p>
          </table:table-cell>
          <table:table-cell office:value-type="float" office:value="28527" table:style-name="ce7">
            <text:p>28,527<text:s/></text:p>
          </table:table-cell>
          <table:table-cell office:value-type="float" office:value="25229" table:style-name="ce7">
            <text:p>25,229<text:s/></text:p>
          </table:table-cell>
          <table:table-cell office:value-type="float" office:value="14091" table:style-name="ce7">
            <text:p>14,091<text:s/></text:p>
          </table:table-cell>
          <table:table-cell office:value-type="float" office:value="12358" table:style-name="ce7">
            <text:p>12,358<text:s/></text:p>
          </table:table-cell>
          <table:table-cell office:value-type="float" office:value="12491" table:style-name="ce7">
            <text:p>12,491<text:s/></text:p>
          </table:table-cell>
          <table:table-cell office:value-type="float" office:value="12739" table:style-name="ce7">
            <text:p>12,739<text:s/></text:p>
          </table:table-cell>
          <table:table-cell office:value-type="float" office:value="12293" table:style-name="ce7">
            <text:p>12,293<text:s/></text:p>
          </table:table-cell>
          <table:table-cell office:value-type="float" office:value="11641" table:style-name="ce7">
            <text:p>11,641<text:s/></text:p>
          </table:table-cell>
          <table:table-cell office:value-type="float" office:value="9217" table:style-name="ce7">
            <text:p>9,217<text:s/></text:p>
          </table:table-cell>
          <table:table-cell table:number-columns-repeated="11" table:style-name="ce7"/>
          <table:table-cell table:number-columns-repeated="16264" table:style-name="ce9"/>
        </table:table-row>
        <table:table-row table:style-name="ro2">
          <table:table-cell office:value-type="date" office:date-value="2025-06-17T00:00:00" table:style-name="ce6">
            <text:p>2025/6/17</text:p>
          </table:table-cell>
          <table:table-cell office:value-type="float" office:value="5514" table:style-name="ce7">
            <text:p>5,514<text:s/></text:p>
          </table:table-cell>
          <table:table-cell office:value-type="float" office:value="13634" table:style-name="ce7">
            <text:p>13,634<text:s/></text:p>
          </table:table-cell>
          <table:table-cell office:value-type="float" office:value="47869" table:style-name="ce7">
            <text:p>47,869<text:s/></text:p>
          </table:table-cell>
          <table:table-cell office:value-type="float" office:value="41897" table:style-name="ce7">
            <text:p>41,897<text:s/></text:p>
          </table:table-cell>
          <table:table-cell office:value-type="float" office:value="26821" table:style-name="ce7">
            <text:p>26,821<text:s/></text:p>
          </table:table-cell>
          <table:table-cell office:value-type="float" office:value="13898" table:style-name="ce7">
            <text:p>13,898<text:s/></text:p>
          </table:table-cell>
          <table:table-cell office:value-type="float" office:value="11246" table:style-name="ce7">
            <text:p>11,246<text:s/></text:p>
          </table:table-cell>
          <table:table-cell office:value-type="float" office:value="3971" table:style-name="ce7">
            <text:p>3,971<text:s/></text:p>
          </table:table-cell>
          <table:table-cell office:value-type="float" office:value="3528" table:style-name="ce7">
            <text:p>3,528<text:s/></text:p>
          </table:table-cell>
          <table:table-cell office:value-type="float" office:value="12637" table:style-name="ce7">
            <text:p>12,637<text:s/></text:p>
          </table:table-cell>
          <table:table-cell office:value-type="float" office:value="2195" table:style-name="ce7">
            <text:p>2,195<text:s/></text:p>
          </table:table-cell>
          <table:table-cell office:value-type="float" office:value="4863" table:style-name="ce7">
            <text:p>4,863<text:s/></text:p>
          </table:table-cell>
          <table:table-cell office:value-type="float" office:value="4747" table:style-name="ce7">
            <text:p>4,747<text:s/></text:p>
          </table:table-cell>
          <table:table-cell office:value-type="float" office:value="8682" table:style-name="ce7">
            <text:p>8,682<text:s/></text:p>
          </table:table-cell>
          <table:table-cell office:value-type="float" office:value="11391" table:style-name="ce7">
            <text:p>11,391<text:s/></text:p>
          </table:table-cell>
          <table:table-cell office:value-type="float" office:value="16695" table:style-name="ce7">
            <text:p>16,695<text:s/></text:p>
          </table:table-cell>
          <table:table-cell office:value-type="float" office:value="19022" table:style-name="ce7">
            <text:p>19,022<text:s/></text:p>
          </table:table-cell>
          <table:table-cell office:value-type="float" office:value="5869" table:style-name="ce7">
            <text:p>5,869<text:s/></text:p>
          </table:table-cell>
          <table:table-cell office:value-type="float" office:value="10460" table:style-name="ce7">
            <text:p>10,460<text:s/></text:p>
          </table:table-cell>
          <table:table-cell office:value-type="float" office:value="3334" table:style-name="ce7">
            <text:p>3,334<text:s/></text:p>
          </table:table-cell>
          <table:table-cell office:value-type="float" office:value="9101" table:style-name="ce7">
            <text:p>9,101<text:s/></text:p>
          </table:table-cell>
          <table:table-cell office:value-type="float" office:value="9253" table:style-name="ce7">
            <text:p>9,253<text:s/></text:p>
          </table:table-cell>
          <table:table-cell office:value-type="float" office:value="8638" table:style-name="ce7">
            <text:p>8,638<text:s/></text:p>
          </table:table-cell>
          <table:table-cell office:value-type="float" office:value="32452" table:style-name="ce7">
            <text:p>32,452<text:s/></text:p>
          </table:table-cell>
          <table:table-cell office:value-type="float" office:value="3531" table:style-name="ce7">
            <text:p>3,531<text:s/></text:p>
          </table:table-cell>
          <table:table-cell office:value-type="float" office:value="10694" table:style-name="ce7">
            <text:p>10,694<text:s/></text:p>
          </table:table-cell>
          <table:table-cell office:value-type="float" office:value="13193" table:style-name="ce7">
            <text:p>13,193<text:s/></text:p>
          </table:table-cell>
          <table:table-cell office:value-type="float" office:value="16187" table:style-name="ce7">
            <text:p>16,187<text:s/></text:p>
          </table:table-cell>
          <table:table-cell office:value-type="float" office:value="20457" table:style-name="ce8">
            <text:p>20,457<text:s/></text:p>
          </table:table-cell>
          <table:table-cell office:value-type="float" office:value="15591" table:style-name="ce7">
            <text:p>15,591<text:s/></text:p>
          </table:table-cell>
          <table:table-cell office:value-type="float" office:value="10217" table:style-name="ce7">
            <text:p>10,217<text:s/></text:p>
          </table:table-cell>
          <table:table-cell office:value-type="float" office:value="23908" table:style-name="ce7">
            <text:p>23,908<text:s/></text:p>
          </table:table-cell>
          <table:table-cell office:value-type="float" office:value="15677" table:style-name="ce7">
            <text:p>15,677<text:s/></text:p>
          </table:table-cell>
          <table:table-cell office:value-type="float" office:value="31646" table:style-name="ce7">
            <text:p>31,646<text:s/></text:p>
          </table:table-cell>
          <table:table-cell office:value-type="float" office:value="26969" table:style-name="ce7">
            <text:p>26,969<text:s/></text:p>
          </table:table-cell>
          <table:table-cell office:value-type="float" office:value="10873" table:style-name="ce7">
            <text:p>10,873<text:s/></text:p>
          </table:table-cell>
          <table:table-cell office:value-type="float" office:value="34628" table:style-name="ce7">
            <text:p>34,628<text:s/></text:p>
          </table:table-cell>
          <table:table-cell office:value-type="float" office:value="25529" table:style-name="ce7">
            <text:p>25,529<text:s/></text:p>
          </table:table-cell>
          <table:table-cell office:value-type="float" office:value="21667" table:style-name="ce8">
            <text:p>21,667<text:s/></text:p>
          </table:table-cell>
          <table:table-cell office:value-type="float" office:value="20327" table:style-name="ce7">
            <text:p>20,327<text:s/></text:p>
          </table:table-cell>
          <table:table-cell office:value-type="float" office:value="25750" table:style-name="ce7">
            <text:p>25,750<text:s/></text:p>
          </table:table-cell>
          <table:table-cell office:value-type="float" office:value="133611" table:style-name="ce7">
            <text:p>133,611<text:s/></text:p>
          </table:table-cell>
          <table:table-cell office:value-type="float" office:value="47606" table:style-name="ce7">
            <text:p>47,606<text:s/></text:p>
          </table:table-cell>
          <table:table-cell office:value-type="float" office:value="23320" table:style-name="ce7">
            <text:p>23,320<text:s/></text:p>
          </table:table-cell>
          <table:table-cell office:value-type="float" office:value="24097" table:style-name="ce7">
            <text:p>24,097<text:s/></text:p>
          </table:table-cell>
          <table:table-cell office:value-type="float" office:value="25414" table:style-name="ce7">
            <text:p>25,414<text:s/></text:p>
          </table:table-cell>
          <table:table-cell office:value-type="float" office:value="24527" table:style-name="ce7">
            <text:p>24,527<text:s/></text:p>
          </table:table-cell>
          <table:table-cell office:value-type="float" office:value="25853" table:style-name="ce7">
            <text:p>25,853<text:s/></text:p>
          </table:table-cell>
          <table:table-cell office:value-type="float" office:value="23970" table:style-name="ce7">
            <text:p>23,970<text:s/></text:p>
          </table:table-cell>
          <table:table-cell office:value-type="float" office:value="13128" table:style-name="ce7">
            <text:p>13,128<text:s/></text:p>
          </table:table-cell>
          <table:table-cell office:value-type="float" office:value="30119" table:style-name="ce7">
            <text:p>30,119<text:s/></text:p>
          </table:table-cell>
          <table:table-cell office:value-type="float" office:value="6739" table:style-name="ce7">
            <text:p>6,739<text:s/></text:p>
          </table:table-cell>
          <table:table-cell office:value-type="float" office:value="8224" table:style-name="ce7">
            <text:p>8,224<text:s/></text:p>
          </table:table-cell>
          <table:table-cell office:value-type="float" office:value="18452" table:style-name="ce7">
            <text:p>18,452<text:s/></text:p>
          </table:table-cell>
          <table:table-cell office:value-type="float" office:value="4467" table:style-name="ce7">
            <text:p>4,467<text:s/></text:p>
          </table:table-cell>
          <table:table-cell office:value-type="float" office:value="3953" table:style-name="ce7">
            <text:p>3,953<text:s/></text:p>
          </table:table-cell>
          <table:table-cell office:value-type="float" office:value="3445" table:style-name="ce7">
            <text:p>3,445<text:s/></text:p>
          </table:table-cell>
          <table:table-cell office:value-type="float" office:value="14546" table:style-name="ce7">
            <text:p>14,546<text:s/></text:p>
          </table:table-cell>
          <table:table-cell office:value-type="float" office:value="10012" table:style-name="ce7">
            <text:p>10,012<text:s/></text:p>
          </table:table-cell>
          <table:table-cell office:value-type="float" office:value="15130" table:style-name="ce7">
            <text:p>15,130<text:s/></text:p>
          </table:table-cell>
          <table:table-cell office:value-type="float" office:value="27232" table:style-name="ce7">
            <text:p>27,232<text:s/></text:p>
          </table:table-cell>
          <table:table-cell office:value-type="float" office:value="9811" table:style-name="ce7">
            <text:p>9,811<text:s/></text:p>
          </table:table-cell>
          <table:table-cell office:value-type="float" office:value="13750" table:style-name="ce7">
            <text:p>13,750<text:s/></text:p>
          </table:table-cell>
          <table:table-cell office:value-type="float" office:value="8938" table:style-name="ce7">
            <text:p>8,938<text:s/></text:p>
          </table:table-cell>
          <table:table-cell office:value-type="float" office:value="24413" table:style-name="ce7">
            <text:p>24,413<text:s/></text:p>
          </table:table-cell>
          <table:table-cell office:value-type="float" office:value="25690" table:style-name="ce7">
            <text:p>25,690<text:s/></text:p>
          </table:table-cell>
          <table:table-cell office:value-type="float" office:value="26718" table:style-name="ce7">
            <text:p>26,718<text:s/></text:p>
          </table:table-cell>
          <table:table-cell office:value-type="float" office:value="41111" table:style-name="ce7">
            <text:p>41,111<text:s/></text:p>
          </table:table-cell>
          <table:table-cell office:value-type="float" office:value="38285" table:style-name="ce7">
            <text:p>38,285<text:s/></text:p>
          </table:table-cell>
          <table:table-cell office:value-type="float" office:value="29686" table:style-name="ce7">
            <text:p>29,686<text:s/></text:p>
          </table:table-cell>
          <table:table-cell office:value-type="float" office:value="26742" table:style-name="ce7">
            <text:p>26,742<text:s/></text:p>
          </table:table-cell>
          <table:table-cell office:value-type="float" office:value="61126" table:style-name="ce7">
            <text:p>61,126<text:s/></text:p>
          </table:table-cell>
          <table:table-cell office:value-type="float" office:value="24554" table:style-name="ce7">
            <text:p>24,554<text:s/></text:p>
          </table:table-cell>
          <table:table-cell office:value-type="float" office:value="35705" table:style-name="ce7">
            <text:p>35,705<text:s/></text:p>
          </table:table-cell>
          <table:table-cell office:value-type="float" office:value="32410" table:style-name="ce7">
            <text:p>32,410<text:s/></text:p>
          </table:table-cell>
          <table:table-cell office:value-type="float" office:value="23285" table:style-name="ce7">
            <text:p>23,285<text:s/></text:p>
          </table:table-cell>
          <table:table-cell office:value-type="float" office:value="59735" table:style-name="ce7">
            <text:p>59,735<text:s/></text:p>
          </table:table-cell>
          <table:table-cell office:value-type="float" office:value="21010" table:style-name="ce7">
            <text:p>21,010<text:s/></text:p>
          </table:table-cell>
          <table:table-cell office:value-type="float" office:value="16637" table:style-name="ce7">
            <text:p>16,637<text:s/></text:p>
          </table:table-cell>
          <table:table-cell office:value-type="float" office:value="15231" table:style-name="ce7">
            <text:p>15,231<text:s/></text:p>
          </table:table-cell>
          <table:table-cell office:value-type="float" office:value="24505" table:style-name="ce7">
            <text:p>24,505<text:s/></text:p>
          </table:table-cell>
          <table:table-cell office:value-type="float" office:value="13831" table:style-name="ce7">
            <text:p>13,831<text:s/></text:p>
          </table:table-cell>
          <table:table-cell office:value-type="float" office:value="29584" table:style-name="ce7">
            <text:p>29,584<text:s/></text:p>
          </table:table-cell>
          <table:table-cell office:value-type="float" office:value="20500" table:style-name="ce7">
            <text:p>20,500<text:s/></text:p>
          </table:table-cell>
          <table:table-cell office:value-type="float" office:value="7596" table:style-name="ce7">
            <text:p>7,596<text:s/></text:p>
          </table:table-cell>
          <table:table-cell office:value-type="float" office:value="16866" table:style-name="ce7">
            <text:p>16,866<text:s/></text:p>
          </table:table-cell>
          <table:table-cell office:value-type="float" office:value="43356" table:style-name="ce7">
            <text:p>43,356<text:s/></text:p>
          </table:table-cell>
          <table:table-cell office:value-type="float" office:value="22940" table:style-name="ce7">
            <text:p>22,940<text:s/></text:p>
          </table:table-cell>
          <table:table-cell office:value-type="float" office:value="26360" table:style-name="ce7">
            <text:p>26,360<text:s/></text:p>
          </table:table-cell>
          <table:table-cell office:value-type="float" office:value="26790" table:style-name="ce7">
            <text:p>26,790<text:s/></text:p>
          </table:table-cell>
          <table:table-cell office:value-type="float" office:value="8835" table:style-name="ce7">
            <text:p>8,835<text:s/></text:p>
          </table:table-cell>
          <table:table-cell office:value-type="float" office:value="12538" table:style-name="ce7">
            <text:p>12,538<text:s/></text:p>
          </table:table-cell>
          <table:table-cell office:value-type="float" office:value="5035" table:style-name="ce8">
            <text:p>5,035<text:s/></text:p>
          </table:table-cell>
          <table:table-cell office:value-type="float" office:value="5683" table:style-name="ce7">
            <text:p>5,683<text:s/></text:p>
          </table:table-cell>
          <table:table-cell office:value-type="float" office:value="8893" table:style-name="ce7">
            <text:p>8,893<text:s/></text:p>
          </table:table-cell>
          <table:table-cell office:value-type="float" office:value="10953" table:style-name="ce7">
            <text:p>10,953<text:s/></text:p>
          </table:table-cell>
          <table:table-cell office:value-type="float" office:value="10690" table:style-name="ce7">
            <text:p>10,690<text:s/></text:p>
          </table:table-cell>
          <table:table-cell office:value-type="float" office:value="12436" table:style-name="ce7">
            <text:p>12,436<text:s/></text:p>
          </table:table-cell>
          <table:table-cell office:value-type="float" office:value="17990" table:style-name="ce7">
            <text:p>17,990<text:s/></text:p>
          </table:table-cell>
          <table:table-cell office:value-type="float" office:value="28735" table:style-name="ce7">
            <text:p>28,735<text:s/></text:p>
          </table:table-cell>
          <table:table-cell office:value-type="float" office:value="26192" table:style-name="ce7">
            <text:p>26,192<text:s/></text:p>
          </table:table-cell>
          <table:table-cell office:value-type="float" office:value="14466" table:style-name="ce7">
            <text:p>14,466<text:s/></text:p>
          </table:table-cell>
          <table:table-cell office:value-type="float" office:value="12752" table:style-name="ce7">
            <text:p>12,752<text:s/></text:p>
          </table:table-cell>
          <table:table-cell office:value-type="float" office:value="12728" table:style-name="ce7">
            <text:p>12,728<text:s/></text:p>
          </table:table-cell>
          <table:table-cell office:value-type="float" office:value="12860" table:style-name="ce7">
            <text:p>12,860<text:s/></text:p>
          </table:table-cell>
          <table:table-cell office:value-type="float" office:value="12592" table:style-name="ce7">
            <text:p>12,592<text:s/></text:p>
          </table:table-cell>
          <table:table-cell office:value-type="float" office:value="11644" table:style-name="ce7">
            <text:p>11,644<text:s/></text:p>
          </table:table-cell>
          <table:table-cell office:value-type="float" office:value="9382" table:style-name="ce7">
            <text:p>9,382<text:s/></text:p>
          </table:table-cell>
          <table:table-cell table:number-columns-repeated="11" table:style-name="ce7"/>
          <table:table-cell table:number-columns-repeated="16264" table:style-name="ce9"/>
        </table:table-row>
        <table:table-row table:style-name="ro2">
          <table:table-cell office:value-type="date" office:date-value="2025-06-18T00:00:00" table:style-name="ce6">
            <text:p>2025/6/18</text:p>
          </table:table-cell>
          <table:table-cell office:value-type="float" office:value="5952" table:style-name="ce7">
            <text:p>5,952<text:s/></text:p>
          </table:table-cell>
          <table:table-cell office:value-type="float" office:value="13956" table:style-name="ce7">
            <text:p>13,956<text:s/></text:p>
          </table:table-cell>
          <table:table-cell office:value-type="float" office:value="48870" table:style-name="ce7">
            <text:p>48,870<text:s/></text:p>
          </table:table-cell>
          <table:table-cell office:value-type="float" office:value="43362" table:style-name="ce7">
            <text:p>43,362<text:s/></text:p>
          </table:table-cell>
          <table:table-cell office:value-type="float" office:value="26648" table:style-name="ce7">
            <text:p>26,648<text:s/></text:p>
          </table:table-cell>
          <table:table-cell office:value-type="float" office:value="14092" table:style-name="ce7">
            <text:p>14,092<text:s/></text:p>
          </table:table-cell>
          <table:table-cell office:value-type="float" office:value="11364" table:style-name="ce7">
            <text:p>11,364<text:s/></text:p>
          </table:table-cell>
          <table:table-cell office:value-type="float" office:value="4110" table:style-name="ce7">
            <text:p>4,110<text:s/></text:p>
          </table:table-cell>
          <table:table-cell office:value-type="float" office:value="3589" table:style-name="ce7">
            <text:p>3,589<text:s/></text:p>
          </table:table-cell>
          <table:table-cell office:value-type="float" office:value="12948" table:style-name="ce7">
            <text:p>12,948<text:s/></text:p>
          </table:table-cell>
          <table:table-cell office:value-type="float" office:value="2295" table:style-name="ce7">
            <text:p>2,295<text:s/></text:p>
          </table:table-cell>
          <table:table-cell office:value-type="float" office:value="4764" table:style-name="ce7">
            <text:p>4,764<text:s/></text:p>
          </table:table-cell>
          <table:table-cell office:value-type="float" office:value="3927" table:style-name="ce7">
            <text:p>3,927<text:s/></text:p>
          </table:table-cell>
          <table:table-cell office:value-type="float" office:value="8779" table:style-name="ce7">
            <text:p>8,779<text:s/></text:p>
          </table:table-cell>
          <table:table-cell office:value-type="float" office:value="11116" table:style-name="ce7">
            <text:p>11,116<text:s/></text:p>
          </table:table-cell>
          <table:table-cell office:value-type="float" office:value="16564" table:style-name="ce7">
            <text:p>16,564<text:s/></text:p>
          </table:table-cell>
          <table:table-cell office:value-type="float" office:value="18629" table:style-name="ce7">
            <text:p>18,629<text:s/></text:p>
          </table:table-cell>
          <table:table-cell office:value-type="float" office:value="5853" table:style-name="ce7">
            <text:p>5,853<text:s/></text:p>
          </table:table-cell>
          <table:table-cell office:value-type="float" office:value="10556" table:style-name="ce7">
            <text:p>10,556<text:s/></text:p>
          </table:table-cell>
          <table:table-cell office:value-type="float" office:value="3445" table:style-name="ce7">
            <text:p>3,445<text:s/></text:p>
          </table:table-cell>
          <table:table-cell office:value-type="float" office:value="9276" table:style-name="ce7">
            <text:p>9,276<text:s/></text:p>
          </table:table-cell>
          <table:table-cell office:value-type="float" office:value="9309" table:style-name="ce7">
            <text:p>9,309<text:s/></text:p>
          </table:table-cell>
          <table:table-cell office:value-type="float" office:value="8835" table:style-name="ce7">
            <text:p>8,835<text:s/></text:p>
          </table:table-cell>
          <table:table-cell office:value-type="float" office:value="32626" table:style-name="ce7">
            <text:p>32,626<text:s/></text:p>
          </table:table-cell>
          <table:table-cell office:value-type="float" office:value="3709" table:style-name="ce7">
            <text:p>3,709<text:s/></text:p>
          </table:table-cell>
          <table:table-cell office:value-type="float" office:value="14899" table:style-name="ce7">
            <text:p>14,899<text:s/></text:p>
          </table:table-cell>
          <table:table-cell office:value-type="float" office:value="13961" table:style-name="ce7">
            <text:p>13,961<text:s/></text:p>
          </table:table-cell>
          <table:table-cell office:value-type="float" office:value="16398" table:style-name="ce7">
            <text:p>16,398<text:s/></text:p>
          </table:table-cell>
          <table:table-cell office:value-type="float" office:value="20824" table:style-name="ce8">
            <text:p>20,824<text:s/></text:p>
          </table:table-cell>
          <table:table-cell office:value-type="float" office:value="16167" table:style-name="ce7">
            <text:p>16,167<text:s/></text:p>
          </table:table-cell>
          <table:table-cell office:value-type="float" office:value="10374" table:style-name="ce7">
            <text:p>10,374<text:s/></text:p>
          </table:table-cell>
          <table:table-cell office:value-type="float" office:value="24655" table:style-name="ce7">
            <text:p>24,655<text:s/></text:p>
          </table:table-cell>
          <table:table-cell office:value-type="float" office:value="16226" table:style-name="ce7">
            <text:p>16,226<text:s/></text:p>
          </table:table-cell>
          <table:table-cell office:value-type="float" office:value="32636" table:style-name="ce7">
            <text:p>32,636<text:s/></text:p>
          </table:table-cell>
          <table:table-cell office:value-type="float" office:value="28184" table:style-name="ce7">
            <text:p>28,184<text:s/></text:p>
          </table:table-cell>
          <table:table-cell office:value-type="float" office:value="11047" table:style-name="ce7">
            <text:p>11,047<text:s/></text:p>
          </table:table-cell>
          <table:table-cell office:value-type="float" office:value="35162" table:style-name="ce7">
            <text:p>35,162<text:s/></text:p>
          </table:table-cell>
          <table:table-cell office:value-type="float" office:value="26191" table:style-name="ce7">
            <text:p>26,191<text:s/></text:p>
          </table:table-cell>
          <table:table-cell office:value-type="float" office:value="21833" table:style-name="ce8">
            <text:p>21,833<text:s/></text:p>
          </table:table-cell>
          <table:table-cell office:value-type="float" office:value="20589" table:style-name="ce7">
            <text:p>20,589<text:s/></text:p>
          </table:table-cell>
          <table:table-cell office:value-type="float" office:value="25880" table:style-name="ce7">
            <text:p>25,880<text:s/></text:p>
          </table:table-cell>
          <table:table-cell office:value-type="float" office:value="137498" table:style-name="ce7">
            <text:p>137,498<text:s/></text:p>
          </table:table-cell>
          <table:table-cell office:value-type="float" office:value="49429" table:style-name="ce7">
            <text:p>49,429<text:s/></text:p>
          </table:table-cell>
          <table:table-cell office:value-type="float" office:value="23485" table:style-name="ce7">
            <text:p>23,485<text:s/></text:p>
          </table:table-cell>
          <table:table-cell office:value-type="float" office:value="24580" table:style-name="ce7">
            <text:p>24,580<text:s/></text:p>
          </table:table-cell>
          <table:table-cell office:value-type="float" office:value="25433" table:style-name="ce7">
            <text:p>25,433<text:s/></text:p>
          </table:table-cell>
          <table:table-cell office:value-type="float" office:value="25472" table:style-name="ce7">
            <text:p>25,472<text:s/></text:p>
          </table:table-cell>
          <table:table-cell office:value-type="float" office:value="26767" table:style-name="ce7">
            <text:p>26,767<text:s/></text:p>
          </table:table-cell>
          <table:table-cell office:value-type="float" office:value="23600" table:style-name="ce7">
            <text:p>23,600<text:s/></text:p>
          </table:table-cell>
          <table:table-cell office:value-type="float" office:value="13100" table:style-name="ce7">
            <text:p>13,100<text:s/></text:p>
          </table:table-cell>
          <table:table-cell office:value-type="float" office:value="31076" table:style-name="ce7">
            <text:p>31,076<text:s/></text:p>
          </table:table-cell>
          <table:table-cell office:value-type="float" office:value="6888" table:style-name="ce7">
            <text:p>6,888<text:s/></text:p>
          </table:table-cell>
          <table:table-cell office:value-type="float" office:value="8337" table:style-name="ce7">
            <text:p>8,337<text:s/></text:p>
          </table:table-cell>
          <table:table-cell office:value-type="float" office:value="18846" table:style-name="ce7">
            <text:p>18,846<text:s/></text:p>
          </table:table-cell>
          <table:table-cell office:value-type="float" office:value="4628" table:style-name="ce7">
            <text:p>4,628<text:s/></text:p>
          </table:table-cell>
          <table:table-cell office:value-type="float" office:value="4062" table:style-name="ce7">
            <text:p>4,062<text:s/></text:p>
          </table:table-cell>
          <table:table-cell office:value-type="float" office:value="3679" table:style-name="ce7">
            <text:p>3,679<text:s/></text:p>
          </table:table-cell>
          <table:table-cell office:value-type="float" office:value="14452" table:style-name="ce7">
            <text:p>14,452<text:s/></text:p>
          </table:table-cell>
          <table:table-cell office:value-type="float" office:value="10081" table:style-name="ce7">
            <text:p>10,081<text:s/></text:p>
          </table:table-cell>
          <table:table-cell office:value-type="float" office:value="15651" table:style-name="ce7">
            <text:p>15,651<text:s/></text:p>
          </table:table-cell>
          <table:table-cell office:value-type="float" office:value="28565" table:style-name="ce7">
            <text:p>28,565<text:s/></text:p>
          </table:table-cell>
          <table:table-cell office:value-type="float" office:value="10026" table:style-name="ce7">
            <text:p>10,026<text:s/></text:p>
          </table:table-cell>
          <table:table-cell office:value-type="float" office:value="14058" table:style-name="ce7">
            <text:p>14,058<text:s/></text:p>
          </table:table-cell>
          <table:table-cell office:value-type="float" office:value="9264" table:style-name="ce7">
            <text:p>9,264<text:s/></text:p>
          </table:table-cell>
          <table:table-cell office:value-type="float" office:value="24810" table:style-name="ce7">
            <text:p>24,810<text:s/></text:p>
          </table:table-cell>
          <table:table-cell office:value-type="float" office:value="25660" table:style-name="ce7">
            <text:p>25,660<text:s/></text:p>
          </table:table-cell>
          <table:table-cell office:value-type="float" office:value="27145" table:style-name="ce7">
            <text:p>27,145<text:s/></text:p>
          </table:table-cell>
          <table:table-cell office:value-type="float" office:value="41843" table:style-name="ce7">
            <text:p>41,843<text:s/></text:p>
          </table:table-cell>
          <table:table-cell office:value-type="float" office:value="38722" table:style-name="ce7">
            <text:p>38,722<text:s/></text:p>
          </table:table-cell>
          <table:table-cell office:value-type="float" office:value="29863" table:style-name="ce7">
            <text:p>29,863<text:s/></text:p>
          </table:table-cell>
          <table:table-cell office:value-type="float" office:value="27250" table:style-name="ce7">
            <text:p>27,250<text:s/></text:p>
          </table:table-cell>
          <table:table-cell office:value-type="float" office:value="62230" table:style-name="ce7">
            <text:p>62,230<text:s/></text:p>
          </table:table-cell>
          <table:table-cell office:value-type="float" office:value="26030" table:style-name="ce7">
            <text:p>26,030<text:s/></text:p>
          </table:table-cell>
          <table:table-cell office:value-type="float" office:value="34610" table:style-name="ce7">
            <text:p>34,610<text:s/></text:p>
          </table:table-cell>
          <table:table-cell office:value-type="float" office:value="34716" table:style-name="ce7">
            <text:p>34,716<text:s/></text:p>
          </table:table-cell>
          <table:table-cell office:value-type="float" office:value="24063" table:style-name="ce7">
            <text:p>24,063<text:s/></text:p>
          </table:table-cell>
          <table:table-cell office:value-type="float" office:value="62804" table:style-name="ce7">
            <text:p>62,804<text:s/></text:p>
          </table:table-cell>
          <table:table-cell office:value-type="float" office:value="20803" table:style-name="ce7">
            <text:p>20,803<text:s/></text:p>
          </table:table-cell>
          <table:table-cell office:value-type="float" office:value="16758" table:style-name="ce7">
            <text:p>16,758<text:s/></text:p>
          </table:table-cell>
          <table:table-cell office:value-type="float" office:value="15643" table:style-name="ce7">
            <text:p>15,643<text:s/></text:p>
          </table:table-cell>
          <table:table-cell office:value-type="float" office:value="25398" table:style-name="ce7">
            <text:p>25,398<text:s/></text:p>
          </table:table-cell>
          <table:table-cell office:value-type="float" office:value="14002" table:style-name="ce7">
            <text:p>14,002<text:s/></text:p>
          </table:table-cell>
          <table:table-cell office:value-type="float" office:value="30771" table:style-name="ce7">
            <text:p>30,771<text:s/></text:p>
          </table:table-cell>
          <table:table-cell office:value-type="float" office:value="21092" table:style-name="ce7">
            <text:p>21,092<text:s/></text:p>
          </table:table-cell>
          <table:table-cell office:value-type="float" office:value="8163" table:style-name="ce7">
            <text:p>8,163<text:s/></text:p>
          </table:table-cell>
          <table:table-cell office:value-type="float" office:value="17236" table:style-name="ce7">
            <text:p>17,236<text:s/></text:p>
          </table:table-cell>
          <table:table-cell office:value-type="float" office:value="44045" table:style-name="ce7">
            <text:p>44,045<text:s/></text:p>
          </table:table-cell>
          <table:table-cell office:value-type="float" office:value="24166" table:style-name="ce7">
            <text:p>24,166<text:s/></text:p>
          </table:table-cell>
          <table:table-cell office:value-type="float" office:value="27892" table:style-name="ce7">
            <text:p>27,892<text:s/></text:p>
          </table:table-cell>
          <table:table-cell office:value-type="float" office:value="27281" table:style-name="ce7">
            <text:p>27,281<text:s/></text:p>
          </table:table-cell>
          <table:table-cell office:value-type="float" office:value="9037" table:style-name="ce7">
            <text:p>9,037<text:s/></text:p>
          </table:table-cell>
          <table:table-cell office:value-type="float" office:value="13013" table:style-name="ce7">
            <text:p>13,013<text:s/></text:p>
          </table:table-cell>
          <table:table-cell office:value-type="float" office:value="5214" table:style-name="ce8">
            <text:p>5,214<text:s/></text:p>
          </table:table-cell>
          <table:table-cell office:value-type="float" office:value="5869" table:style-name="ce7">
            <text:p>5,869<text:s/></text:p>
          </table:table-cell>
          <table:table-cell office:value-type="float" office:value="8973" table:style-name="ce7">
            <text:p>8,973<text:s/></text:p>
          </table:table-cell>
          <table:table-cell office:value-type="float" office:value="10933" table:style-name="ce7">
            <text:p>10,933<text:s/></text:p>
          </table:table-cell>
          <table:table-cell office:value-type="float" office:value="10885" table:style-name="ce7">
            <text:p>10,885<text:s/></text:p>
          </table:table-cell>
          <table:table-cell office:value-type="float" office:value="12569" table:style-name="ce7">
            <text:p>12,569<text:s/></text:p>
          </table:table-cell>
          <table:table-cell office:value-type="float" office:value="18001" table:style-name="ce7">
            <text:p>18,001<text:s/></text:p>
          </table:table-cell>
          <table:table-cell office:value-type="float" office:value="29322" table:style-name="ce7">
            <text:p>29,322<text:s/></text:p>
          </table:table-cell>
          <table:table-cell office:value-type="float" office:value="26656" table:style-name="ce7">
            <text:p>26,656<text:s/></text:p>
          </table:table-cell>
          <table:table-cell office:value-type="float" office:value="14400" table:style-name="ce7">
            <text:p>14,400<text:s/></text:p>
          </table:table-cell>
          <table:table-cell office:value-type="float" office:value="12773" table:style-name="ce7">
            <text:p>12,773<text:s/></text:p>
          </table:table-cell>
          <table:table-cell office:value-type="float" office:value="12987" table:style-name="ce7">
            <text:p>12,987<text:s/></text:p>
          </table:table-cell>
          <table:table-cell office:value-type="float" office:value="13070" table:style-name="ce7">
            <text:p>13,070<text:s/></text:p>
          </table:table-cell>
          <table:table-cell office:value-type="float" office:value="12690" table:style-name="ce7">
            <text:p>12,690<text:s/></text:p>
          </table:table-cell>
          <table:table-cell office:value-type="float" office:value="11718" table:style-name="ce7">
            <text:p>11,718<text:s/></text:p>
          </table:table-cell>
          <table:table-cell office:value-type="float" office:value="9552" table:style-name="ce7">
            <text:p>9,552<text:s/></text:p>
          </table:table-cell>
          <table:table-cell table:number-columns-repeated="11" table:style-name="ce7"/>
          <table:table-cell table:number-columns-repeated="16264" table:style-name="ce9"/>
        </table:table-row>
        <table:table-row table:style-name="ro2">
          <table:table-cell office:value-type="date" office:date-value="2025-06-19T00:00:00" table:style-name="ce6">
            <text:p>2025/6/19</text:p>
          </table:table-cell>
          <table:table-cell office:value-type="float" office:value="6137" table:style-name="ce7">
            <text:p>6,137<text:s/></text:p>
          </table:table-cell>
          <table:table-cell office:value-type="float" office:value="13910" table:style-name="ce7">
            <text:p>13,910<text:s/></text:p>
          </table:table-cell>
          <table:table-cell office:value-type="float" office:value="47937" table:style-name="ce7">
            <text:p>47,937<text:s/></text:p>
          </table:table-cell>
          <table:table-cell office:value-type="float" office:value="43676" table:style-name="ce7">
            <text:p>43,676<text:s/></text:p>
          </table:table-cell>
          <table:table-cell office:value-type="float" office:value="26294" table:style-name="ce7">
            <text:p>26,294<text:s/></text:p>
          </table:table-cell>
          <table:table-cell office:value-type="float" office:value="13850" table:style-name="ce7">
            <text:p>13,850<text:s/></text:p>
          </table:table-cell>
          <table:table-cell office:value-type="float" office:value="11291" table:style-name="ce7">
            <text:p>11,291<text:s/></text:p>
          </table:table-cell>
          <table:table-cell office:value-type="float" office:value="4109" table:style-name="ce7">
            <text:p>4,109<text:s/></text:p>
          </table:table-cell>
          <table:table-cell office:value-type="float" office:value="3416" table:style-name="ce7">
            <text:p>3,416<text:s/></text:p>
          </table:table-cell>
          <table:table-cell office:value-type="float" office:value="12699" table:style-name="ce7">
            <text:p>12,699<text:s/></text:p>
          </table:table-cell>
          <table:table-cell office:value-type="float" office:value="2239" table:style-name="ce7">
            <text:p>2,239<text:s/></text:p>
          </table:table-cell>
          <table:table-cell office:value-type="float" office:value="4695" table:style-name="ce7">
            <text:p>4,695<text:s/></text:p>
          </table:table-cell>
          <table:table-cell office:value-type="float" office:value="3925" table:style-name="ce7">
            <text:p>3,925<text:s/></text:p>
          </table:table-cell>
          <table:table-cell office:value-type="float" office:value="8694" table:style-name="ce7">
            <text:p>8,694<text:s/></text:p>
          </table:table-cell>
          <table:table-cell office:value-type="float" office:value="11467" table:style-name="ce7">
            <text:p>11,467<text:s/></text:p>
          </table:table-cell>
          <table:table-cell office:value-type="float" office:value="16487" table:style-name="ce7">
            <text:p>16,487<text:s/></text:p>
          </table:table-cell>
          <table:table-cell office:value-type="float" office:value="18559" table:style-name="ce7">
            <text:p>18,559<text:s/></text:p>
          </table:table-cell>
          <table:table-cell office:value-type="float" office:value="5804" table:style-name="ce7">
            <text:p>5,804<text:s/></text:p>
          </table:table-cell>
          <table:table-cell office:value-type="float" office:value="10325" table:style-name="ce7">
            <text:p>10,325<text:s/></text:p>
          </table:table-cell>
          <table:table-cell office:value-type="float" office:value="3423" table:style-name="ce7">
            <text:p>3,423<text:s/></text:p>
          </table:table-cell>
          <table:table-cell office:value-type="float" office:value="9143" table:style-name="ce7">
            <text:p>9,143<text:s/></text:p>
          </table:table-cell>
          <table:table-cell office:value-type="float" office:value="9116" table:style-name="ce7">
            <text:p>9,116<text:s/></text:p>
          </table:table-cell>
          <table:table-cell office:value-type="float" office:value="8749" table:style-name="ce7">
            <text:p>8,749<text:s/></text:p>
          </table:table-cell>
          <table:table-cell office:value-type="float" office:value="31856" table:style-name="ce7">
            <text:p>31,856<text:s/></text:p>
          </table:table-cell>
          <table:table-cell office:value-type="float" office:value="3687" table:style-name="ce7">
            <text:p>3,687<text:s/></text:p>
          </table:table-cell>
          <table:table-cell office:value-type="float" office:value="10978" table:style-name="ce7">
            <text:p>10,978<text:s/></text:p>
          </table:table-cell>
          <table:table-cell office:value-type="float" office:value="13506" table:style-name="ce7">
            <text:p>13,506<text:s/></text:p>
          </table:table-cell>
          <table:table-cell office:value-type="float" office:value="16069" table:style-name="ce7">
            <text:p>16,069<text:s/></text:p>
          </table:table-cell>
          <table:table-cell office:value-type="float" office:value="20601" table:style-name="ce8">
            <text:p>20,601<text:s/></text:p>
          </table:table-cell>
          <table:table-cell office:value-type="float" office:value="15509" table:style-name="ce7">
            <text:p>15,509<text:s/></text:p>
          </table:table-cell>
          <table:table-cell office:value-type="float" office:value="10433" table:style-name="ce7">
            <text:p>10,433<text:s/></text:p>
          </table:table-cell>
          <table:table-cell office:value-type="float" office:value="24733" table:style-name="ce7">
            <text:p>24,733<text:s/></text:p>
          </table:table-cell>
          <table:table-cell office:value-type="float" office:value="16445" table:style-name="ce7">
            <text:p>16,445<text:s/></text:p>
          </table:table-cell>
          <table:table-cell office:value-type="float" office:value="32295" table:style-name="ce7">
            <text:p>32,295<text:s/></text:p>
          </table:table-cell>
          <table:table-cell office:value-type="float" office:value="28228" table:style-name="ce7">
            <text:p>28,228<text:s/></text:p>
          </table:table-cell>
          <table:table-cell office:value-type="float" office:value="10826" table:style-name="ce7">
            <text:p>10,826<text:s/></text:p>
          </table:table-cell>
          <table:table-cell office:value-type="float" office:value="34995" table:style-name="ce7">
            <text:p>34,995<text:s/></text:p>
          </table:table-cell>
          <table:table-cell office:value-type="float" office:value="25804" table:style-name="ce7">
            <text:p>25,804<text:s/></text:p>
          </table:table-cell>
          <table:table-cell office:value-type="float" office:value="21826" table:style-name="ce8">
            <text:p>21,826<text:s/></text:p>
          </table:table-cell>
          <table:table-cell office:value-type="float" office:value="20531" table:style-name="ce7">
            <text:p>20,531<text:s/></text:p>
          </table:table-cell>
          <table:table-cell office:value-type="float" office:value="25380" table:style-name="ce7">
            <text:p>25,380<text:s/></text:p>
          </table:table-cell>
          <table:table-cell office:value-type="float" office:value="141930" table:style-name="ce7">
            <text:p>141,930<text:s/></text:p>
          </table:table-cell>
          <table:table-cell office:value-type="float" office:value="50348" table:style-name="ce7">
            <text:p>50,348<text:s/></text:p>
          </table:table-cell>
          <table:table-cell office:value-type="float" office:value="23738" table:style-name="ce7">
            <text:p>23,738<text:s/></text:p>
          </table:table-cell>
          <table:table-cell office:value-type="float" office:value="25012" table:style-name="ce7">
            <text:p>25,012<text:s/></text:p>
          </table:table-cell>
          <table:table-cell office:value-type="float" office:value="25601" table:style-name="ce7">
            <text:p>25,601<text:s/></text:p>
          </table:table-cell>
          <table:table-cell office:value-type="float" office:value="26300" table:style-name="ce7">
            <text:p>26,300<text:s/></text:p>
          </table:table-cell>
          <table:table-cell office:value-type="float" office:value="27170" table:style-name="ce7">
            <text:p>27,170<text:s/></text:p>
          </table:table-cell>
          <table:table-cell office:value-type="float" office:value="24657" table:style-name="ce7">
            <text:p>24,657<text:s/></text:p>
          </table:table-cell>
          <table:table-cell office:value-type="float" office:value="13196" table:style-name="ce7">
            <text:p>13,196<text:s/></text:p>
          </table:table-cell>
          <table:table-cell office:value-type="float" office:value="30425" table:style-name="ce7">
            <text:p>30,425<text:s/></text:p>
          </table:table-cell>
          <table:table-cell office:value-type="float" office:value="6787" table:style-name="ce7">
            <text:p>6,787<text:s/></text:p>
          </table:table-cell>
          <table:table-cell office:value-type="float" office:value="8355" table:style-name="ce7">
            <text:p>8,355<text:s/></text:p>
          </table:table-cell>
          <table:table-cell office:value-type="float" office:value="18691" table:style-name="ce7">
            <text:p>18,691<text:s/></text:p>
          </table:table-cell>
          <table:table-cell office:value-type="float" office:value="4707" table:style-name="ce7">
            <text:p>4,707<text:s/></text:p>
          </table:table-cell>
          <table:table-cell office:value-type="float" office:value="4155" table:style-name="ce7">
            <text:p>4,155<text:s/></text:p>
          </table:table-cell>
          <table:table-cell office:value-type="float" office:value="3479" table:style-name="ce7">
            <text:p>3,479<text:s/></text:p>
          </table:table-cell>
          <table:table-cell office:value-type="float" office:value="14326" table:style-name="ce7">
            <text:p>14,326<text:s/></text:p>
          </table:table-cell>
          <table:table-cell office:value-type="float" office:value="10134" table:style-name="ce7">
            <text:p>10,134<text:s/></text:p>
          </table:table-cell>
          <table:table-cell office:value-type="float" office:value="15216" table:style-name="ce7">
            <text:p>15,216<text:s/></text:p>
          </table:table-cell>
          <table:table-cell office:value-type="float" office:value="29330" table:style-name="ce7">
            <text:p>29,330<text:s/></text:p>
          </table:table-cell>
          <table:table-cell office:value-type="float" office:value="9909" table:style-name="ce7">
            <text:p>9,909<text:s/></text:p>
          </table:table-cell>
          <table:table-cell office:value-type="float" office:value="13781" table:style-name="ce7">
            <text:p>13,781<text:s/></text:p>
          </table:table-cell>
          <table:table-cell office:value-type="float" office:value="9047" table:style-name="ce7">
            <text:p>9,047<text:s/></text:p>
          </table:table-cell>
          <table:table-cell office:value-type="float" office:value="24617" table:style-name="ce7">
            <text:p>24,617<text:s/></text:p>
          </table:table-cell>
          <table:table-cell office:value-type="float" office:value="25085" table:style-name="ce7">
            <text:p>25,085<text:s/></text:p>
          </table:table-cell>
          <table:table-cell office:value-type="float" office:value="27033" table:style-name="ce7">
            <text:p>27,033<text:s/></text:p>
          </table:table-cell>
          <table:table-cell office:value-type="float" office:value="42023" table:style-name="ce7">
            <text:p>42,023<text:s/></text:p>
          </table:table-cell>
          <table:table-cell office:value-type="float" office:value="38167" table:style-name="ce7">
            <text:p>38,167<text:s/></text:p>
          </table:table-cell>
          <table:table-cell office:value-type="float" office:value="30082" table:style-name="ce7">
            <text:p>30,082<text:s/></text:p>
          </table:table-cell>
          <table:table-cell office:value-type="float" office:value="27431" table:style-name="ce7">
            <text:p>27,431<text:s/></text:p>
          </table:table-cell>
          <table:table-cell office:value-type="float" office:value="62786" table:style-name="ce7">
            <text:p>62,786<text:s/></text:p>
          </table:table-cell>
          <table:table-cell office:value-type="float" office:value="25594" table:style-name="ce7">
            <text:p>25,594<text:s/></text:p>
          </table:table-cell>
          <table:table-cell office:value-type="float" office:value="35399" table:style-name="ce7">
            <text:p>35,399<text:s/></text:p>
          </table:table-cell>
          <table:table-cell office:value-type="float" office:value="35495" table:style-name="ce7">
            <text:p>35,495<text:s/></text:p>
          </table:table-cell>
          <table:table-cell office:value-type="float" office:value="25035" table:style-name="ce7">
            <text:p>25,035<text:s/></text:p>
          </table:table-cell>
          <table:table-cell office:value-type="float" office:value="63428" table:style-name="ce7">
            <text:p>63,428<text:s/></text:p>
          </table:table-cell>
          <table:table-cell office:value-type="float" office:value="21047" table:style-name="ce7">
            <text:p>21,047<text:s/></text:p>
          </table:table-cell>
          <table:table-cell office:value-type="float" office:value="16736" table:style-name="ce7">
            <text:p>16,736<text:s/></text:p>
          </table:table-cell>
          <table:table-cell office:value-type="float" office:value="15882" table:style-name="ce7">
            <text:p>15,882<text:s/></text:p>
          </table:table-cell>
          <table:table-cell office:value-type="float" office:value="25250" table:style-name="ce7">
            <text:p>25,250<text:s/></text:p>
          </table:table-cell>
          <table:table-cell office:value-type="float" office:value="14192" table:style-name="ce7">
            <text:p>14,192<text:s/></text:p>
          </table:table-cell>
          <table:table-cell office:value-type="float" office:value="31458" table:style-name="ce7">
            <text:p>31,458<text:s/></text:p>
          </table:table-cell>
          <table:table-cell office:value-type="float" office:value="20750" table:style-name="ce7">
            <text:p>20,750<text:s/></text:p>
          </table:table-cell>
          <table:table-cell office:value-type="float" office:value="7953" table:style-name="ce7">
            <text:p>7,953<text:s/></text:p>
          </table:table-cell>
          <table:table-cell office:value-type="float" office:value="17472" table:style-name="ce7">
            <text:p>17,472<text:s/></text:p>
          </table:table-cell>
          <table:table-cell office:value-type="float" office:value="44137" table:style-name="ce7">
            <text:p>44,137<text:s/></text:p>
          </table:table-cell>
          <table:table-cell office:value-type="float" office:value="23135" table:style-name="ce7">
            <text:p>23,135<text:s/></text:p>
          </table:table-cell>
          <table:table-cell office:value-type="float" office:value="26967" table:style-name="ce7">
            <text:p>26,967<text:s/></text:p>
          </table:table-cell>
          <table:table-cell office:value-type="float" office:value="27484" table:style-name="ce7">
            <text:p>27,484<text:s/></text:p>
          </table:table-cell>
          <table:table-cell office:value-type="float" office:value="9038" table:style-name="ce7">
            <text:p>9,038<text:s/></text:p>
          </table:table-cell>
          <table:table-cell office:value-type="float" office:value="11321" table:style-name="ce7">
            <text:p>11,321<text:s/></text:p>
          </table:table-cell>
          <table:table-cell office:value-type="float" office:value="5032" table:style-name="ce8">
            <text:p>5,032<text:s/></text:p>
          </table:table-cell>
          <table:table-cell office:value-type="float" office:value="5680" table:style-name="ce7">
            <text:p>5,680<text:s/></text:p>
          </table:table-cell>
          <table:table-cell office:value-type="float" office:value="9123" table:style-name="ce7">
            <text:p>9,123<text:s/></text:p>
          </table:table-cell>
          <table:table-cell office:value-type="float" office:value="10835" table:style-name="ce7">
            <text:p>10,835<text:s/></text:p>
          </table:table-cell>
          <table:table-cell office:value-type="float" office:value="10596" table:style-name="ce7">
            <text:p>10,596<text:s/></text:p>
          </table:table-cell>
          <table:table-cell office:value-type="float" office:value="12823" table:style-name="ce7">
            <text:p>12,823<text:s/></text:p>
          </table:table-cell>
          <table:table-cell office:value-type="float" office:value="18090" table:style-name="ce7">
            <text:p>18,090<text:s/></text:p>
          </table:table-cell>
          <table:table-cell office:value-type="float" office:value="29411" table:style-name="ce7">
            <text:p>29,411<text:s/></text:p>
          </table:table-cell>
          <table:table-cell office:value-type="float" office:value="27349" table:style-name="ce7">
            <text:p>27,349<text:s/></text:p>
          </table:table-cell>
          <table:table-cell office:value-type="float" office:value="14359" table:style-name="ce7">
            <text:p>14,359<text:s/></text:p>
          </table:table-cell>
          <table:table-cell office:value-type="float" office:value="12708" table:style-name="ce7">
            <text:p>12,708<text:s/></text:p>
          </table:table-cell>
          <table:table-cell office:value-type="float" office:value="13073" table:style-name="ce7">
            <text:p>13,073<text:s/></text:p>
          </table:table-cell>
          <table:table-cell office:value-type="float" office:value="12992" table:style-name="ce7">
            <text:p>12,992<text:s/></text:p>
          </table:table-cell>
          <table:table-cell office:value-type="float" office:value="12650" table:style-name="ce7">
            <text:p>12,650<text:s/></text:p>
          </table:table-cell>
          <table:table-cell office:value-type="float" office:value="11605" table:style-name="ce7">
            <text:p>11,605<text:s/></text:p>
          </table:table-cell>
          <table:table-cell office:value-type="float" office:value="9423" table:style-name="ce7">
            <text:p>9,423<text:s/></text:p>
          </table:table-cell>
          <table:table-cell table:number-columns-repeated="11" table:style-name="ce7"/>
          <table:table-cell table:number-columns-repeated="16264" table:style-name="ce9"/>
        </table:table-row>
        <table:table-row table:style-name="ro2">
          <table:table-cell office:value-type="date" office:date-value="2025-06-20T00:00:00" table:style-name="ce6">
            <text:p>2025/6/20</text:p>
          </table:table-cell>
          <table:table-cell office:value-type="float" office:value="6011" table:style-name="ce7">
            <text:p>6,011<text:s/></text:p>
          </table:table-cell>
          <table:table-cell office:value-type="float" office:value="14222" table:style-name="ce7">
            <text:p>14,222<text:s/></text:p>
          </table:table-cell>
          <table:table-cell office:value-type="float" office:value="50368" table:style-name="ce7">
            <text:p>50,368<text:s/></text:p>
          </table:table-cell>
          <table:table-cell office:value-type="float" office:value="50551" table:style-name="ce7">
            <text:p>50,551<text:s/></text:p>
          </table:table-cell>
          <table:table-cell office:value-type="float" office:value="27170" table:style-name="ce7">
            <text:p>27,170<text:s/></text:p>
          </table:table-cell>
          <table:table-cell office:value-type="float" office:value="14356" table:style-name="ce7">
            <text:p>14,356<text:s/></text:p>
          </table:table-cell>
          <table:table-cell office:value-type="float" office:value="11617" table:style-name="ce7">
            <text:p>11,617<text:s/></text:p>
          </table:table-cell>
          <table:table-cell office:value-type="float" office:value="4197" table:style-name="ce7">
            <text:p>4,197<text:s/></text:p>
          </table:table-cell>
          <table:table-cell office:value-type="float" office:value="3446" table:style-name="ce7">
            <text:p>3,446<text:s/></text:p>
          </table:table-cell>
          <table:table-cell office:value-type="float" office:value="12438" table:style-name="ce7">
            <text:p>12,438<text:s/></text:p>
          </table:table-cell>
          <table:table-cell office:value-type="float" office:value="2219" table:style-name="ce7">
            <text:p>2,219<text:s/></text:p>
          </table:table-cell>
          <table:table-cell office:value-type="float" office:value="4707" table:style-name="ce7">
            <text:p>4,707<text:s/></text:p>
          </table:table-cell>
          <table:table-cell office:value-type="float" office:value="3823" table:style-name="ce7">
            <text:p>3,823<text:s/></text:p>
          </table:table-cell>
          <table:table-cell office:value-type="float" office:value="8616" table:style-name="ce7">
            <text:p>8,616<text:s/></text:p>
          </table:table-cell>
          <table:table-cell office:value-type="float" office:value="12294" table:style-name="ce7">
            <text:p>12,294<text:s/></text:p>
          </table:table-cell>
          <table:table-cell office:value-type="float" office:value="15839" table:style-name="ce7">
            <text:p>15,839<text:s/></text:p>
          </table:table-cell>
          <table:table-cell office:value-type="float" office:value="18185" table:style-name="ce7">
            <text:p>18,185<text:s/></text:p>
          </table:table-cell>
          <table:table-cell office:value-type="float" office:value="5986" table:style-name="ce7">
            <text:p>5,986<text:s/></text:p>
          </table:table-cell>
          <table:table-cell office:value-type="float" office:value="10793" table:style-name="ce7">
            <text:p>10,793<text:s/></text:p>
          </table:table-cell>
          <table:table-cell office:value-type="float" office:value="3431" table:style-name="ce7">
            <text:p>3,431<text:s/></text:p>
          </table:table-cell>
          <table:table-cell office:value-type="float" office:value="9349" table:style-name="ce7">
            <text:p>9,349<text:s/></text:p>
          </table:table-cell>
          <table:table-cell office:value-type="float" office:value="9532" table:style-name="ce7">
            <text:p>9,532<text:s/></text:p>
          </table:table-cell>
          <table:table-cell office:value-type="float" office:value="9463" table:style-name="ce7">
            <text:p>9,463<text:s/></text:p>
          </table:table-cell>
          <table:table-cell office:value-type="float" office:value="39403" table:style-name="ce7">
            <text:p>39,403<text:s/></text:p>
          </table:table-cell>
          <table:table-cell office:value-type="float" office:value="4176" table:style-name="ce7">
            <text:p>4,176<text:s/></text:p>
          </table:table-cell>
          <table:table-cell office:value-type="float" office:value="11136" table:style-name="ce7">
            <text:p>11,136<text:s/></text:p>
          </table:table-cell>
          <table:table-cell office:value-type="float" office:value="13724" table:style-name="ce7">
            <text:p>13,724<text:s/></text:p>
          </table:table-cell>
          <table:table-cell office:value-type="float" office:value="16673" table:style-name="ce7">
            <text:p>16,673<text:s/></text:p>
          </table:table-cell>
          <table:table-cell office:value-type="float" office:value="21240" table:style-name="ce8">
            <text:p>21,240<text:s/></text:p>
          </table:table-cell>
          <table:table-cell office:value-type="float" office:value="16173" table:style-name="ce7">
            <text:p>16,173<text:s/></text:p>
          </table:table-cell>
          <table:table-cell office:value-type="float" office:value="10586" table:style-name="ce7">
            <text:p>10,586<text:s/></text:p>
          </table:table-cell>
          <table:table-cell office:value-type="float" office:value="25788" table:style-name="ce7">
            <text:p>25,788<text:s/></text:p>
          </table:table-cell>
          <table:table-cell office:value-type="float" office:value="16874" table:style-name="ce7">
            <text:p>16,874<text:s/></text:p>
          </table:table-cell>
          <table:table-cell office:value-type="float" office:value="33546" table:style-name="ce7">
            <text:p>33,546<text:s/></text:p>
          </table:table-cell>
          <table:table-cell office:value-type="float" office:value="28493" table:style-name="ce7">
            <text:p>28,493<text:s/></text:p>
          </table:table-cell>
          <table:table-cell office:value-type="float" office:value="10759" table:style-name="ce7">
            <text:p>10,759<text:s/></text:p>
          </table:table-cell>
          <table:table-cell office:value-type="float" office:value="35870" table:style-name="ce7">
            <text:p>35,870<text:s/></text:p>
          </table:table-cell>
          <table:table-cell office:value-type="float" office:value="26182" table:style-name="ce7">
            <text:p>26,182<text:s/></text:p>
          </table:table-cell>
          <table:table-cell office:value-type="float" office:value="21987" table:style-name="ce8">
            <text:p>21,987<text:s/></text:p>
          </table:table-cell>
          <table:table-cell office:value-type="float" office:value="20423" table:style-name="ce7">
            <text:p>20,423<text:s/></text:p>
          </table:table-cell>
          <table:table-cell office:value-type="float" office:value="25123" table:style-name="ce7">
            <text:p>25,123<text:s/></text:p>
          </table:table-cell>
          <table:table-cell office:value-type="float" office:value="168267" table:style-name="ce7">
            <text:p>168,267<text:s/></text:p>
          </table:table-cell>
          <table:table-cell office:value-type="float" office:value="57323" table:style-name="ce7">
            <text:p>57,323<text:s/></text:p>
          </table:table-cell>
          <table:table-cell office:value-type="float" office:value="25159" table:style-name="ce7">
            <text:p>25,159<text:s/></text:p>
          </table:table-cell>
          <table:table-cell office:value-type="float" office:value="25651" table:style-name="ce7">
            <text:p>25,651<text:s/></text:p>
          </table:table-cell>
          <table:table-cell office:value-type="float" office:value="28320" table:style-name="ce7">
            <text:p>28,320<text:s/></text:p>
          </table:table-cell>
          <table:table-cell office:value-type="float" office:value="27396" table:style-name="ce7">
            <text:p>27,396<text:s/></text:p>
          </table:table-cell>
          <table:table-cell office:value-type="float" office:value="27791" table:style-name="ce7">
            <text:p>27,791<text:s/></text:p>
          </table:table-cell>
          <table:table-cell office:value-type="float" office:value="25913" table:style-name="ce7">
            <text:p>25,913<text:s/></text:p>
          </table:table-cell>
          <table:table-cell office:value-type="float" office:value="13074" table:style-name="ce7">
            <text:p>13,074<text:s/></text:p>
          </table:table-cell>
          <table:table-cell office:value-type="float" office:value="30788" table:style-name="ce7">
            <text:p>30,788<text:s/></text:p>
          </table:table-cell>
          <table:table-cell office:value-type="float" office:value="6983" table:style-name="ce7">
            <text:p>6,983<text:s/></text:p>
          </table:table-cell>
          <table:table-cell office:value-type="float" office:value="8338" table:style-name="ce7">
            <text:p>8,338<text:s/></text:p>
          </table:table-cell>
          <table:table-cell office:value-type="float" office:value="19623" table:style-name="ce7">
            <text:p>19,623<text:s/></text:p>
          </table:table-cell>
          <table:table-cell office:value-type="float" office:value="4880" table:style-name="ce7">
            <text:p>4,880<text:s/></text:p>
          </table:table-cell>
          <table:table-cell office:value-type="float" office:value="4205" table:style-name="ce7">
            <text:p>4,205<text:s/></text:p>
          </table:table-cell>
          <table:table-cell office:value-type="float" office:value="3707" table:style-name="ce7">
            <text:p>3,707<text:s/></text:p>
          </table:table-cell>
          <table:table-cell office:value-type="float" office:value="14162" table:style-name="ce7">
            <text:p>14,162<text:s/></text:p>
          </table:table-cell>
          <table:table-cell office:value-type="float" office:value="10249" table:style-name="ce7">
            <text:p>10,249<text:s/></text:p>
          </table:table-cell>
          <table:table-cell office:value-type="float" office:value="15393" table:style-name="ce7">
            <text:p>15,393<text:s/></text:p>
          </table:table-cell>
          <table:table-cell office:value-type="float" office:value="29858" table:style-name="ce7">
            <text:p>29,858<text:s/></text:p>
          </table:table-cell>
          <table:table-cell office:value-type="float" office:value="10467" table:style-name="ce7">
            <text:p>10,467<text:s/></text:p>
          </table:table-cell>
          <table:table-cell office:value-type="float" office:value="14910" table:style-name="ce7">
            <text:p>14,910<text:s/></text:p>
          </table:table-cell>
          <table:table-cell office:value-type="float" office:value="9413" table:style-name="ce7">
            <text:p>9,413<text:s/></text:p>
          </table:table-cell>
          <table:table-cell office:value-type="float" office:value="25503" table:style-name="ce7">
            <text:p>25,503<text:s/></text:p>
          </table:table-cell>
          <table:table-cell office:value-type="float" office:value="25261" table:style-name="ce7">
            <text:p>25,261<text:s/></text:p>
          </table:table-cell>
          <table:table-cell office:value-type="float" office:value="28981" table:style-name="ce7">
            <text:p>28,981<text:s/></text:p>
          </table:table-cell>
          <table:table-cell office:value-type="float" office:value="47286" table:style-name="ce7">
            <text:p>47,286<text:s/></text:p>
          </table:table-cell>
          <table:table-cell office:value-type="float" office:value="39370" table:style-name="ce7">
            <text:p>39,370<text:s/></text:p>
          </table:table-cell>
          <table:table-cell office:value-type="float" office:value="30813" table:style-name="ce7">
            <text:p>30,813<text:s/></text:p>
          </table:table-cell>
          <table:table-cell office:value-type="float" office:value="28589" table:style-name="ce7">
            <text:p>28,589<text:s/></text:p>
          </table:table-cell>
          <table:table-cell office:value-type="float" office:value="71321" table:style-name="ce7">
            <text:p>71,321<text:s/></text:p>
          </table:table-cell>
          <table:table-cell office:value-type="float" office:value="25930" table:style-name="ce7">
            <text:p>25,930<text:s/></text:p>
          </table:table-cell>
          <table:table-cell office:value-type="float" office:value="38928" table:style-name="ce7">
            <text:p>38,928<text:s/></text:p>
          </table:table-cell>
          <table:table-cell office:value-type="float" office:value="38858" table:style-name="ce7">
            <text:p>38,858<text:s/></text:p>
          </table:table-cell>
          <table:table-cell office:value-type="float" office:value="27495" table:style-name="ce7">
            <text:p>27,495<text:s/></text:p>
          </table:table-cell>
          <table:table-cell office:value-type="float" office:value="70910" table:style-name="ce7">
            <text:p>70,910<text:s/></text:p>
          </table:table-cell>
          <table:table-cell office:value-type="float" office:value="22171" table:style-name="ce7">
            <text:p>22,171<text:s/></text:p>
          </table:table-cell>
          <table:table-cell office:value-type="float" office:value="17693" table:style-name="ce7">
            <text:p>17,693<text:s/></text:p>
          </table:table-cell>
          <table:table-cell office:value-type="float" office:value="15765" table:style-name="ce7">
            <text:p>15,765<text:s/></text:p>
          </table:table-cell>
          <table:table-cell office:value-type="float" office:value="30613" table:style-name="ce7">
            <text:p>30,613<text:s/></text:p>
          </table:table-cell>
          <table:table-cell office:value-type="float" office:value="14067" table:style-name="ce7">
            <text:p>14,067<text:s/></text:p>
          </table:table-cell>
          <table:table-cell office:value-type="float" office:value="35549" table:style-name="ce7">
            <text:p>35,549<text:s/></text:p>
          </table:table-cell>
          <table:table-cell office:value-type="float" office:value="22348" table:style-name="ce7">
            <text:p>22,348<text:s/></text:p>
          </table:table-cell>
          <table:table-cell office:value-type="float" office:value="8505" table:style-name="ce7">
            <text:p>8,505<text:s/></text:p>
          </table:table-cell>
          <table:table-cell office:value-type="float" office:value="18419" table:style-name="ce7">
            <text:p>18,419<text:s/></text:p>
          </table:table-cell>
          <table:table-cell office:value-type="float" office:value="46113" table:style-name="ce7">
            <text:p>46,113<text:s/></text:p>
          </table:table-cell>
          <table:table-cell office:value-type="float" office:value="24695" table:style-name="ce7">
            <text:p>24,695<text:s/></text:p>
          </table:table-cell>
          <table:table-cell office:value-type="float" office:value="27285" table:style-name="ce7">
            <text:p>27,285<text:s/></text:p>
          </table:table-cell>
          <table:table-cell office:value-type="float" office:value="28216" table:style-name="ce7">
            <text:p>28,216<text:s/></text:p>
          </table:table-cell>
          <table:table-cell office:value-type="float" office:value="9090" table:style-name="ce7">
            <text:p>9,090<text:s/></text:p>
          </table:table-cell>
          <table:table-cell office:value-type="float" office:value="11755" table:style-name="ce7">
            <text:p>11,755<text:s/></text:p>
          </table:table-cell>
          <table:table-cell office:value-type="float" office:value="5382" table:style-name="ce8">
            <text:p>5,382<text:s/></text:p>
          </table:table-cell>
          <table:table-cell office:value-type="float" office:value="5724" table:style-name="ce7">
            <text:p>5,724<text:s/></text:p>
          </table:table-cell>
          <table:table-cell office:value-type="float" office:value="9273" table:style-name="ce7">
            <text:p>9,273<text:s/></text:p>
          </table:table-cell>
          <table:table-cell office:value-type="float" office:value="11121" table:style-name="ce7">
            <text:p>11,121<text:s/></text:p>
          </table:table-cell>
          <table:table-cell office:value-type="float" office:value="11383" table:style-name="ce7">
            <text:p>11,383<text:s/></text:p>
          </table:table-cell>
          <table:table-cell office:value-type="float" office:value="13018" table:style-name="ce7">
            <text:p>13,018<text:s/></text:p>
          </table:table-cell>
          <table:table-cell office:value-type="float" office:value="19302" table:style-name="ce7">
            <text:p>19,302<text:s/></text:p>
          </table:table-cell>
          <table:table-cell office:value-type="float" office:value="30384" table:style-name="ce7">
            <text:p>30,384<text:s/></text:p>
          </table:table-cell>
          <table:table-cell office:value-type="float" office:value="29252" table:style-name="ce7">
            <text:p>29,252<text:s/></text:p>
          </table:table-cell>
          <table:table-cell office:value-type="float" office:value="14723" table:style-name="ce7">
            <text:p>14,723<text:s/></text:p>
          </table:table-cell>
          <table:table-cell office:value-type="float" office:value="12826" table:style-name="ce7">
            <text:p>12,826<text:s/></text:p>
          </table:table-cell>
          <table:table-cell office:value-type="float" office:value="13644" table:style-name="ce7">
            <text:p>13,644<text:s/></text:p>
          </table:table-cell>
          <table:table-cell office:value-type="float" office:value="13629" table:style-name="ce7">
            <text:p>13,629<text:s/></text:p>
          </table:table-cell>
          <table:table-cell office:value-type="float" office:value="13144" table:style-name="ce7">
            <text:p>13,144<text:s/></text:p>
          </table:table-cell>
          <table:table-cell office:value-type="float" office:value="11941" table:style-name="ce7">
            <text:p>11,941<text:s/></text:p>
          </table:table-cell>
          <table:table-cell office:value-type="float" office:value="9634" table:style-name="ce7">
            <text:p>9,634<text:s/></text:p>
          </table:table-cell>
          <table:table-cell table:number-columns-repeated="11" table:style-name="ce7"/>
          <table:table-cell table:number-columns-repeated="16264" table:style-name="ce9"/>
        </table:table-row>
        <table:table-row table:style-name="ro2">
          <table:table-cell office:value-type="date" office:date-value="2025-06-21T00:00:00" table:style-name="ce6">
            <text:p>2025/6/21</text:p>
          </table:table-cell>
          <table:table-cell office:value-type="float" office:value="4612" table:style-name="ce7">
            <text:p>4,612<text:s/></text:p>
          </table:table-cell>
          <table:table-cell office:value-type="float" office:value="8896" table:style-name="ce7">
            <text:p>8,896<text:s/></text:p>
          </table:table-cell>
          <table:table-cell office:value-type="float" office:value="27356" table:style-name="ce7">
            <text:p>27,356<text:s/></text:p>
          </table:table-cell>
          <table:table-cell office:value-type="float" office:value="45369" table:style-name="ce7">
            <text:p>45,369<text:s/></text:p>
          </table:table-cell>
          <table:table-cell office:value-type="float" office:value="16411" table:style-name="ce7">
            <text:p>16,411<text:s/></text:p>
          </table:table-cell>
          <table:table-cell office:value-type="float" office:value="9635" table:style-name="ce7">
            <text:p>9,635<text:s/></text:p>
          </table:table-cell>
          <table:table-cell office:value-type="float" office:value="7557" table:style-name="ce7">
            <text:p>7,557<text:s/></text:p>
          </table:table-cell>
          <table:table-cell office:value-type="float" office:value="3466" table:style-name="ce7">
            <text:p>3,466<text:s/></text:p>
          </table:table-cell>
          <table:table-cell office:value-type="float" office:value="2631" table:style-name="ce7">
            <text:p>2,631<text:s/></text:p>
          </table:table-cell>
          <table:table-cell office:value-type="float" office:value="7622" table:style-name="ce7">
            <text:p>7,622<text:s/></text:p>
          </table:table-cell>
          <table:table-cell office:value-type="float" office:value="1700" table:style-name="ce7">
            <text:p>1,700<text:s/></text:p>
          </table:table-cell>
          <table:table-cell office:value-type="float" office:value="3218" table:style-name="ce7">
            <text:p>3,218<text:s/></text:p>
          </table:table-cell>
          <table:table-cell office:value-type="float" office:value="3367" table:style-name="ce7">
            <text:p>3,367<text:s/></text:p>
          </table:table-cell>
          <table:table-cell office:value-type="float" office:value="6340" table:style-name="ce7">
            <text:p>6,340<text:s/></text:p>
          </table:table-cell>
          <table:table-cell office:value-type="float" office:value="10622" table:style-name="ce7">
            <text:p>10,622<text:s/></text:p>
          </table:table-cell>
          <table:table-cell office:value-type="float" office:value="5342" table:style-name="ce7">
            <text:p>5,342<text:s/></text:p>
          </table:table-cell>
          <table:table-cell office:value-type="float" office:value="7110" table:style-name="ce7">
            <text:p>7,110<text:s/></text:p>
          </table:table-cell>
          <table:table-cell office:value-type="float" office:value="4107" table:style-name="ce7">
            <text:p>4,107<text:s/></text:p>
          </table:table-cell>
          <table:table-cell office:value-type="float" office:value="8369" table:style-name="ce7">
            <text:p>8,369<text:s/></text:p>
          </table:table-cell>
          <table:table-cell office:value-type="float" office:value="3002" table:style-name="ce7">
            <text:p>3,002<text:s/></text:p>
          </table:table-cell>
          <table:table-cell office:value-type="float" office:value="5634" table:style-name="ce7">
            <text:p>5,634<text:s/></text:p>
          </table:table-cell>
          <table:table-cell office:value-type="float" office:value="6484" table:style-name="ce7">
            <text:p>6,484<text:s/></text:p>
          </table:table-cell>
          <table:table-cell office:value-type="float" office:value="6362" table:style-name="ce7">
            <text:p>6,362<text:s/></text:p>
          </table:table-cell>
          <table:table-cell office:value-type="float" office:value="26968" table:style-name="ce7">
            <text:p>26,968<text:s/></text:p>
          </table:table-cell>
          <table:table-cell office:value-type="float" office:value="3447" table:style-name="ce7">
            <text:p>3,447<text:s/></text:p>
          </table:table-cell>
          <table:table-cell office:value-type="float" office:value="10946" table:style-name="ce7">
            <text:p>10,946<text:s/></text:p>
          </table:table-cell>
          <table:table-cell office:value-type="float" office:value="9995" table:style-name="ce7">
            <text:p>9,995<text:s/></text:p>
          </table:table-cell>
          <table:table-cell office:value-type="float" office:value="12306" table:style-name="ce7">
            <text:p>12,306<text:s/></text:p>
          </table:table-cell>
          <table:table-cell office:value-type="float" office:value="14401" table:style-name="ce8">
            <text:p>14,401<text:s/></text:p>
          </table:table-cell>
          <table:table-cell office:value-type="float" office:value="13220" table:style-name="ce7">
            <text:p>13,220<text:s/></text:p>
          </table:table-cell>
          <table:table-cell office:value-type="float" office:value="8415" table:style-name="ce7">
            <text:p>8,415<text:s/></text:p>
          </table:table-cell>
          <table:table-cell office:value-type="float" office:value="24260" table:style-name="ce7">
            <text:p>24,260<text:s/></text:p>
          </table:table-cell>
          <table:table-cell office:value-type="float" office:value="13248" table:style-name="ce7">
            <text:p>13,248<text:s/></text:p>
          </table:table-cell>
          <table:table-cell office:value-type="float" office:value="24845" table:style-name="ce7">
            <text:p>24,845<text:s/></text:p>
          </table:table-cell>
          <table:table-cell office:value-type="float" office:value="20796" table:style-name="ce7">
            <text:p>20,796<text:s/></text:p>
          </table:table-cell>
          <table:table-cell office:value-type="float" office:value="4725" table:style-name="ce7">
            <text:p>4,725<text:s/></text:p>
          </table:table-cell>
          <table:table-cell office:value-type="float" office:value="28239" table:style-name="ce7">
            <text:p>28,239<text:s/></text:p>
          </table:table-cell>
          <table:table-cell office:value-type="float" office:value="19521" table:style-name="ce7">
            <text:p>19,521<text:s/></text:p>
          </table:table-cell>
          <table:table-cell office:value-type="float" office:value="15366" table:style-name="ce8">
            <text:p>15,366<text:s/></text:p>
          </table:table-cell>
          <table:table-cell office:value-type="float" office:value="16205" table:style-name="ce7">
            <text:p>16,205<text:s/></text:p>
          </table:table-cell>
          <table:table-cell office:value-type="float" office:value="10489" table:style-name="ce7">
            <text:p>10,489<text:s/></text:p>
          </table:table-cell>
          <table:table-cell office:value-type="float" office:value="152520" table:style-name="ce7">
            <text:p>152,520<text:s/></text:p>
          </table:table-cell>
          <table:table-cell office:value-type="float" office:value="59004" table:style-name="ce7">
            <text:p>59,004<text:s/></text:p>
          </table:table-cell>
          <table:table-cell office:value-type="float" office:value="19726" table:style-name="ce7">
            <text:p>19,726<text:s/></text:p>
          </table:table-cell>
          <table:table-cell office:value-type="float" office:value="18373" table:style-name="ce7">
            <text:p>18,373<text:s/></text:p>
          </table:table-cell>
          <table:table-cell office:value-type="float" office:value="29914" table:style-name="ce7">
            <text:p>29,914<text:s/></text:p>
          </table:table-cell>
          <table:table-cell office:value-type="float" office:value="26605" table:style-name="ce7">
            <text:p>26,605<text:s/></text:p>
          </table:table-cell>
          <table:table-cell office:value-type="float" office:value="25374" table:style-name="ce7">
            <text:p>25,374<text:s/></text:p>
          </table:table-cell>
          <table:table-cell office:value-type="float" office:value="20149" table:style-name="ce7">
            <text:p>20,149<text:s/></text:p>
          </table:table-cell>
          <table:table-cell office:value-type="float" office:value="9153" table:style-name="ce7">
            <text:p>9,153<text:s/></text:p>
          </table:table-cell>
          <table:table-cell office:value-type="float" office:value="20980" table:style-name="ce7">
            <text:p>20,980<text:s/></text:p>
          </table:table-cell>
          <table:table-cell office:value-type="float" office:value="5827" table:style-name="ce7">
            <text:p>5,827<text:s/></text:p>
          </table:table-cell>
          <table:table-cell office:value-type="float" office:value="5451" table:style-name="ce7">
            <text:p>5,451<text:s/></text:p>
          </table:table-cell>
          <table:table-cell office:value-type="float" office:value="15454" table:style-name="ce7">
            <text:p>15,454<text:s/></text:p>
          </table:table-cell>
          <table:table-cell office:value-type="float" office:value="4623" table:style-name="ce7">
            <text:p>4,623<text:s/></text:p>
          </table:table-cell>
          <table:table-cell office:value-type="float" office:value="3037" table:style-name="ce7">
            <text:p>3,037<text:s/></text:p>
          </table:table-cell>
          <table:table-cell office:value-type="float" office:value="1759" table:style-name="ce7">
            <text:p>1,759<text:s/></text:p>
          </table:table-cell>
          <table:table-cell office:value-type="float" office:value="8436" table:style-name="ce7">
            <text:p>8,436<text:s/></text:p>
          </table:table-cell>
          <table:table-cell office:value-type="float" office:value="7991" table:style-name="ce7">
            <text:p>7,991<text:s/></text:p>
          </table:table-cell>
          <table:table-cell office:value-type="float" office:value="12153" table:style-name="ce7">
            <text:p>12,153<text:s/></text:p>
          </table:table-cell>
          <table:table-cell office:value-type="float" office:value="29383" table:style-name="ce7">
            <text:p>29,383<text:s/></text:p>
          </table:table-cell>
          <table:table-cell office:value-type="float" office:value="6489" table:style-name="ce7">
            <text:p>6,489<text:s/></text:p>
          </table:table-cell>
          <table:table-cell office:value-type="float" office:value="10862" table:style-name="ce7">
            <text:p>10,862<text:s/></text:p>
          </table:table-cell>
          <table:table-cell office:value-type="float" office:value="6706" table:style-name="ce7">
            <text:p>6,706<text:s/></text:p>
          </table:table-cell>
          <table:table-cell office:value-type="float" office:value="18124" table:style-name="ce7">
            <text:p>18,124<text:s/></text:p>
          </table:table-cell>
          <table:table-cell office:value-type="float" office:value="16414" table:style-name="ce7">
            <text:p>16,414<text:s/></text:p>
          </table:table-cell>
          <table:table-cell office:value-type="float" office:value="24646" table:style-name="ce7">
            <text:p>24,646<text:s/></text:p>
          </table:table-cell>
          <table:table-cell office:value-type="float" office:value="40191" table:style-name="ce7">
            <text:p>40,191<text:s/></text:p>
          </table:table-cell>
          <table:table-cell office:value-type="float" office:value="29838" table:style-name="ce7">
            <text:p>29,838<text:s/></text:p>
          </table:table-cell>
          <table:table-cell office:value-type="float" office:value="23066" table:style-name="ce7">
            <text:p>23,066<text:s/></text:p>
          </table:table-cell>
          <table:table-cell office:value-type="float" office:value="27498" table:style-name="ce7">
            <text:p>27,498<text:s/></text:p>
          </table:table-cell>
          <table:table-cell office:value-type="float" office:value="73775" table:style-name="ce7">
            <text:p>73,775<text:s/></text:p>
          </table:table-cell>
          <table:table-cell office:value-type="float" office:value="14864" table:style-name="ce7">
            <text:p>14,864<text:s/></text:p>
          </table:table-cell>
          <table:table-cell office:value-type="float" office:value="34221" table:style-name="ce7">
            <text:p>34,221<text:s/></text:p>
          </table:table-cell>
          <table:table-cell office:value-type="float" office:value="32516" table:style-name="ce7">
            <text:p>32,516<text:s/></text:p>
          </table:table-cell>
          <table:table-cell office:value-type="float" office:value="24436" table:style-name="ce7">
            <text:p>24,436<text:s/></text:p>
          </table:table-cell>
          <table:table-cell office:value-type="float" office:value="55269" table:style-name="ce7">
            <text:p>55,269<text:s/></text:p>
          </table:table-cell>
          <table:table-cell office:value-type="float" office:value="15490" table:style-name="ce7">
            <text:p>15,490<text:s/></text:p>
          </table:table-cell>
          <table:table-cell office:value-type="float" office:value="14265" table:style-name="ce7">
            <text:p>14,265<text:s/></text:p>
          </table:table-cell>
          <table:table-cell office:value-type="float" office:value="9525" table:style-name="ce7">
            <text:p>9,525<text:s/></text:p>
          </table:table-cell>
          <table:table-cell office:value-type="float" office:value="22469" table:style-name="ce7">
            <text:p>22,469<text:s/></text:p>
          </table:table-cell>
          <table:table-cell office:value-type="float" office:value="9438" table:style-name="ce7">
            <text:p>9,438<text:s/></text:p>
          </table:table-cell>
          <table:table-cell office:value-type="float" office:value="30156" table:style-name="ce7">
            <text:p>30,156<text:s/></text:p>
          </table:table-cell>
          <table:table-cell office:value-type="float" office:value="14323" table:style-name="ce7">
            <text:p>14,323<text:s/></text:p>
          </table:table-cell>
          <table:table-cell office:value-type="float" office:value="9653" table:style-name="ce7">
            <text:p>9,653<text:s/></text:p>
          </table:table-cell>
          <table:table-cell office:value-type="float" office:value="14431" table:style-name="ce7">
            <text:p>14,431<text:s/></text:p>
          </table:table-cell>
          <table:table-cell office:value-type="float" office:value="22727" table:style-name="ce7">
            <text:p>22,727<text:s/></text:p>
          </table:table-cell>
          <table:table-cell office:value-type="float" office:value="18850" table:style-name="ce7">
            <text:p>18,850<text:s/></text:p>
          </table:table-cell>
          <table:table-cell office:value-type="float" office:value="14878" table:style-name="ce7">
            <text:p>14,878<text:s/></text:p>
          </table:table-cell>
          <table:table-cell office:value-type="float" office:value="19523" table:style-name="ce7">
            <text:p>19,523<text:s/></text:p>
          </table:table-cell>
          <table:table-cell office:value-type="float" office:value="6278" table:style-name="ce7">
            <text:p>6,278<text:s/></text:p>
          </table:table-cell>
          <table:table-cell office:value-type="float" office:value="8151" table:style-name="ce7">
            <text:p>8,151<text:s/></text:p>
          </table:table-cell>
          <table:table-cell office:value-type="float" office:value="3712" table:style-name="ce8">
            <text:p>3,712<text:s/></text:p>
          </table:table-cell>
          <table:table-cell office:value-type="float" office:value="2751" table:style-name="ce7">
            <text:p>2,751<text:s/></text:p>
          </table:table-cell>
          <table:table-cell office:value-type="float" office:value="7497" table:style-name="ce7">
            <text:p>7,497<text:s/></text:p>
          </table:table-cell>
          <table:table-cell office:value-type="float" office:value="7779" table:style-name="ce7">
            <text:p>7,779<text:s/></text:p>
          </table:table-cell>
          <table:table-cell office:value-type="float" office:value="10239" table:style-name="ce7">
            <text:p>10,239<text:s/></text:p>
          </table:table-cell>
          <table:table-cell office:value-type="float" office:value="11055" table:style-name="ce7">
            <text:p>11,055<text:s/></text:p>
          </table:table-cell>
          <table:table-cell office:value-type="float" office:value="13770" table:style-name="ce7">
            <text:p>13,770<text:s/></text:p>
          </table:table-cell>
          <table:table-cell office:value-type="float" office:value="20246" table:style-name="ce7">
            <text:p>20,246<text:s/></text:p>
          </table:table-cell>
          <table:table-cell office:value-type="float" office:value="24569" table:style-name="ce7">
            <text:p>24,569<text:s/></text:p>
          </table:table-cell>
          <table:table-cell office:value-type="float" office:value="10149" table:style-name="ce7">
            <text:p>10,149<text:s/></text:p>
          </table:table-cell>
          <table:table-cell office:value-type="float" office:value="9080" table:style-name="ce7">
            <text:p>9,080<text:s/></text:p>
          </table:table-cell>
          <table:table-cell office:value-type="float" office:value="9944" table:style-name="ce7">
            <text:p>9,944<text:s/></text:p>
          </table:table-cell>
          <table:table-cell office:value-type="float" office:value="10005" table:style-name="ce7">
            <text:p>10,005<text:s/></text:p>
          </table:table-cell>
          <table:table-cell office:value-type="float" office:value="10126" table:style-name="ce7">
            <text:p>10,126<text:s/></text:p>
          </table:table-cell>
          <table:table-cell office:value-type="float" office:value="8342" table:style-name="ce7">
            <text:p>8,342<text:s/></text:p>
          </table:table-cell>
          <table:table-cell office:value-type="float" office:value="6827" table:style-name="ce7">
            <text:p>6,827<text:s/></text:p>
          </table:table-cell>
          <table:table-cell table:number-columns-repeated="11" table:style-name="ce7"/>
          <table:table-cell table:number-columns-repeated="16264" table:style-name="ce9"/>
        </table:table-row>
        <table:table-row table:style-name="ro2">
          <table:table-cell office:value-type="date" office:date-value="2025-06-22T00:00:00" table:style-name="ce6">
            <text:p>2025/6/22</text:p>
          </table:table-cell>
          <table:table-cell office:value-type="float" office:value="4407" table:style-name="ce7">
            <text:p>4,407<text:s/></text:p>
          </table:table-cell>
          <table:table-cell office:value-type="float" office:value="7159" table:style-name="ce7">
            <text:p>7,159<text:s/></text:p>
          </table:table-cell>
          <table:table-cell office:value-type="float" office:value="20140" table:style-name="ce7">
            <text:p>20,140<text:s/></text:p>
          </table:table-cell>
          <table:table-cell office:value-type="float" office:value="34052" table:style-name="ce7">
            <text:p>34,052<text:s/></text:p>
          </table:table-cell>
          <table:table-cell office:value-type="float" office:value="12062" table:style-name="ce7">
            <text:p>12,062<text:s/></text:p>
          </table:table-cell>
          <table:table-cell office:value-type="float" office:value="7422" table:style-name="ce7">
            <text:p>7,422<text:s/></text:p>
          </table:table-cell>
          <table:table-cell office:value-type="float" office:value="6458" table:style-name="ce7">
            <text:p>6,458<text:s/></text:p>
          </table:table-cell>
          <table:table-cell office:value-type="float" office:value="3096" table:style-name="ce7">
            <text:p>3,096<text:s/></text:p>
          </table:table-cell>
          <table:table-cell office:value-type="float" office:value="2258" table:style-name="ce7">
            <text:p>2,258<text:s/></text:p>
          </table:table-cell>
          <table:table-cell office:value-type="float" office:value="6633" table:style-name="ce7">
            <text:p>6,633<text:s/></text:p>
          </table:table-cell>
          <table:table-cell office:value-type="float" office:value="1387" table:style-name="ce7">
            <text:p>1,387<text:s/></text:p>
          </table:table-cell>
          <table:table-cell office:value-type="float" office:value="2815" table:style-name="ce7">
            <text:p>2,815<text:s/></text:p>
          </table:table-cell>
          <table:table-cell office:value-type="float" office:value="2921" table:style-name="ce7">
            <text:p>2,921<text:s/></text:p>
          </table:table-cell>
          <table:table-cell office:value-type="float" office:value="5253" table:style-name="ce7">
            <text:p>5,253<text:s/></text:p>
          </table:table-cell>
          <table:table-cell office:value-type="float" office:value="9425" table:style-name="ce7">
            <text:p>9,425<text:s/></text:p>
          </table:table-cell>
          <table:table-cell office:value-type="float" office:value="4199" table:style-name="ce7">
            <text:p>4,199<text:s/></text:p>
          </table:table-cell>
          <table:table-cell office:value-type="float" office:value="5804" table:style-name="ce7">
            <text:p>5,804<text:s/></text:p>
          </table:table-cell>
          <table:table-cell office:value-type="float" office:value="3427" table:style-name="ce7">
            <text:p>3,427<text:s/></text:p>
          </table:table-cell>
          <table:table-cell office:value-type="float" office:value="7224" table:style-name="ce7">
            <text:p>7,224<text:s/></text:p>
          </table:table-cell>
          <table:table-cell office:value-type="float" office:value="3141" table:style-name="ce7">
            <text:p>3,141<text:s/></text:p>
          </table:table-cell>
          <table:table-cell office:value-type="float" office:value="4695" table:style-name="ce7">
            <text:p>4,695<text:s/></text:p>
          </table:table-cell>
          <table:table-cell office:value-type="float" office:value="5581" table:style-name="ce7">
            <text:p>5,581<text:s/></text:p>
          </table:table-cell>
          <table:table-cell office:value-type="float" office:value="5767" table:style-name="ce7">
            <text:p>5,767<text:s/></text:p>
          </table:table-cell>
          <table:table-cell office:value-type="float" office:value="22627" table:style-name="ce7">
            <text:p>22,627<text:s/></text:p>
          </table:table-cell>
          <table:table-cell office:value-type="float" office:value="3307" table:style-name="ce7">
            <text:p>3,307<text:s/></text:p>
          </table:table-cell>
          <table:table-cell office:value-type="float" office:value="10417" table:style-name="ce7">
            <text:p>10,417<text:s/></text:p>
          </table:table-cell>
          <table:table-cell office:value-type="float" office:value="8363" table:style-name="ce7">
            <text:p>8,363<text:s/></text:p>
          </table:table-cell>
          <table:table-cell office:value-type="float" office:value="10583" table:style-name="ce7">
            <text:p>10,583<text:s/></text:p>
          </table:table-cell>
          <table:table-cell office:value-type="float" office:value="12303" table:style-name="ce8">
            <text:p>12,303<text:s/></text:p>
          </table:table-cell>
          <table:table-cell office:value-type="float" office:value="11807" table:style-name="ce7">
            <text:p>11,807<text:s/></text:p>
          </table:table-cell>
          <table:table-cell office:value-type="float" office:value="7783" table:style-name="ce7">
            <text:p>7,783<text:s/></text:p>
          </table:table-cell>
          <table:table-cell office:value-type="float" office:value="20715" table:style-name="ce7">
            <text:p>20,715<text:s/></text:p>
          </table:table-cell>
          <table:table-cell office:value-type="float" office:value="11243" table:style-name="ce7">
            <text:p>11,243<text:s/></text:p>
          </table:table-cell>
          <table:table-cell office:value-type="float" office:value="19294" table:style-name="ce7">
            <text:p>19,294<text:s/></text:p>
          </table:table-cell>
          <table:table-cell office:value-type="float" office:value="18178" table:style-name="ce7">
            <text:p>18,178<text:s/></text:p>
          </table:table-cell>
          <table:table-cell office:value-type="float" office:value="4100" table:style-name="ce7">
            <text:p>4,100<text:s/></text:p>
          </table:table-cell>
          <table:table-cell office:value-type="float" office:value="24638" table:style-name="ce7">
            <text:p>24,638<text:s/></text:p>
          </table:table-cell>
          <table:table-cell office:value-type="float" office:value="16840" table:style-name="ce7">
            <text:p>16,840<text:s/></text:p>
          </table:table-cell>
          <table:table-cell office:value-type="float" office:value="12949" table:style-name="ce8">
            <text:p>12,949<text:s/></text:p>
          </table:table-cell>
          <table:table-cell office:value-type="float" office:value="13909" table:style-name="ce7">
            <text:p>13,909<text:s/></text:p>
          </table:table-cell>
          <table:table-cell office:value-type="float" office:value="8182" table:style-name="ce7">
            <text:p>8,182<text:s/></text:p>
          </table:table-cell>
          <table:table-cell office:value-type="float" office:value="137300" table:style-name="ce7">
            <text:p>137,300<text:s/></text:p>
          </table:table-cell>
          <table:table-cell office:value-type="float" office:value="46987" table:style-name="ce7">
            <text:p>46,987<text:s/></text:p>
          </table:table-cell>
          <table:table-cell office:value-type="float" office:value="13788" table:style-name="ce7">
            <text:p>13,788<text:s/></text:p>
          </table:table-cell>
          <table:table-cell office:value-type="float" office:value="16038" table:style-name="ce7">
            <text:p>16,038<text:s/></text:p>
          </table:table-cell>
          <table:table-cell office:value-type="float" office:value="26522" table:style-name="ce7">
            <text:p>26,522<text:s/></text:p>
          </table:table-cell>
          <table:table-cell office:value-type="float" office:value="24145" table:style-name="ce7">
            <text:p>24,145<text:s/></text:p>
          </table:table-cell>
          <table:table-cell office:value-type="float" office:value="21369" table:style-name="ce7">
            <text:p>21,369<text:s/></text:p>
          </table:table-cell>
          <table:table-cell office:value-type="float" office:value="17077" table:style-name="ce7">
            <text:p>17,077<text:s/></text:p>
          </table:table-cell>
          <table:table-cell office:value-type="float" office:value="7112" table:style-name="ce7">
            <text:p>7,112<text:s/></text:p>
          </table:table-cell>
          <table:table-cell office:value-type="float" office:value="17222" table:style-name="ce7">
            <text:p>17,222<text:s/></text:p>
          </table:table-cell>
          <table:table-cell office:value-type="float" office:value="5006" table:style-name="ce7">
            <text:p>5,006<text:s/></text:p>
          </table:table-cell>
          <table:table-cell office:value-type="float" office:value="4422" table:style-name="ce7">
            <text:p>4,422<text:s/></text:p>
          </table:table-cell>
          <table:table-cell office:value-type="float" office:value="14069" table:style-name="ce7">
            <text:p>14,069<text:s/></text:p>
          </table:table-cell>
          <table:table-cell office:value-type="float" office:value="4093" table:style-name="ce7">
            <text:p>4,093<text:s/></text:p>
          </table:table-cell>
          <table:table-cell office:value-type="float" office:value="2641" table:style-name="ce7">
            <text:p>2,641<text:s/></text:p>
          </table:table-cell>
          <table:table-cell office:value-type="float" office:value="1420" table:style-name="ce7">
            <text:p>1,420<text:s/></text:p>
          </table:table-cell>
          <table:table-cell office:value-type="float" office:value="7329" table:style-name="ce7">
            <text:p>7,329<text:s/></text:p>
          </table:table-cell>
          <table:table-cell office:value-type="float" office:value="6661" table:style-name="ce7">
            <text:p>6,661<text:s/></text:p>
          </table:table-cell>
          <table:table-cell office:value-type="float" office:value="10564" table:style-name="ce7">
            <text:p>10,564<text:s/></text:p>
          </table:table-cell>
          <table:table-cell office:value-type="float" office:value="27727" table:style-name="ce7">
            <text:p>27,727<text:s/></text:p>
          </table:table-cell>
          <table:table-cell office:value-type="float" office:value="5727" table:style-name="ce7">
            <text:p>5,727<text:s/></text:p>
          </table:table-cell>
          <table:table-cell office:value-type="float" office:value="9058" table:style-name="ce7">
            <text:p>9,058<text:s/></text:p>
          </table:table-cell>
          <table:table-cell office:value-type="float" office:value="5389" table:style-name="ce7">
            <text:p>5,389<text:s/></text:p>
          </table:table-cell>
          <table:table-cell office:value-type="float" office:value="14846" table:style-name="ce7">
            <text:p>14,846<text:s/></text:p>
          </table:table-cell>
          <table:table-cell office:value-type="float" office:value="11943" table:style-name="ce7">
            <text:p>11,943<text:s/></text:p>
          </table:table-cell>
          <table:table-cell office:value-type="float" office:value="20389" table:style-name="ce7">
            <text:p>20,389<text:s/></text:p>
          </table:table-cell>
          <table:table-cell office:value-type="float" office:value="33446" table:style-name="ce7">
            <text:p>33,446<text:s/></text:p>
          </table:table-cell>
          <table:table-cell office:value-type="float" office:value="24836" table:style-name="ce7">
            <text:p>24,836<text:s/></text:p>
          </table:table-cell>
          <table:table-cell office:value-type="float" office:value="19307" table:style-name="ce7">
            <text:p>19,307<text:s/></text:p>
          </table:table-cell>
          <table:table-cell office:value-type="float" office:value="23343" table:style-name="ce7">
            <text:p>23,343<text:s/></text:p>
          </table:table-cell>
          <table:table-cell office:value-type="float" office:value="60712" table:style-name="ce7">
            <text:p>60,712<text:s/></text:p>
          </table:table-cell>
          <table:table-cell office:value-type="float" office:value="12346" table:style-name="ce7">
            <text:p>12,346<text:s/></text:p>
          </table:table-cell>
          <table:table-cell office:value-type="float" office:value="26730" table:style-name="ce7">
            <text:p>26,730<text:s/></text:p>
          </table:table-cell>
          <table:table-cell office:value-type="float" office:value="22334" table:style-name="ce7">
            <text:p>22,334<text:s/></text:p>
          </table:table-cell>
          <table:table-cell office:value-type="float" office:value="19888" table:style-name="ce7">
            <text:p>19,888<text:s/></text:p>
          </table:table-cell>
          <table:table-cell office:value-type="float" office:value="43084" table:style-name="ce7">
            <text:p>43,084<text:s/></text:p>
          </table:table-cell>
          <table:table-cell office:value-type="float" office:value="13708" table:style-name="ce7">
            <text:p>13,708<text:s/></text:p>
          </table:table-cell>
          <table:table-cell office:value-type="float" office:value="11910" table:style-name="ce7">
            <text:p>11,910<text:s/></text:p>
          </table:table-cell>
          <table:table-cell office:value-type="float" office:value="7952" table:style-name="ce7">
            <text:p>7,952<text:s/></text:p>
          </table:table-cell>
          <table:table-cell office:value-type="float" office:value="18536" table:style-name="ce7">
            <text:p>18,536<text:s/></text:p>
          </table:table-cell>
          <table:table-cell office:value-type="float" office:value="8025" table:style-name="ce7">
            <text:p>8,025<text:s/></text:p>
          </table:table-cell>
          <table:table-cell office:value-type="float" office:value="26318" table:style-name="ce7">
            <text:p>26,318<text:s/></text:p>
          </table:table-cell>
          <table:table-cell office:value-type="float" office:value="11126" table:style-name="ce7">
            <text:p>11,126<text:s/></text:p>
          </table:table-cell>
          <table:table-cell office:value-type="float" office:value="8875" table:style-name="ce7">
            <text:p>8,875<text:s/></text:p>
          </table:table-cell>
          <table:table-cell office:value-type="float" office:value="12023" table:style-name="ce7">
            <text:p>12,023<text:s/></text:p>
          </table:table-cell>
          <table:table-cell office:value-type="float" office:value="16739" table:style-name="ce7">
            <text:p>16,739<text:s/></text:p>
          </table:table-cell>
          <table:table-cell office:value-type="float" office:value="11707" table:style-name="ce7">
            <text:p>11,707<text:s/></text:p>
          </table:table-cell>
          <table:table-cell office:value-type="float" office:value="12215" table:style-name="ce7">
            <text:p>12,215<text:s/></text:p>
          </table:table-cell>
          <table:table-cell office:value-type="float" office:value="15450" table:style-name="ce7">
            <text:p>15,450<text:s/></text:p>
          </table:table-cell>
          <table:table-cell office:value-type="float" office:value="5299" table:style-name="ce7">
            <text:p>5,299<text:s/></text:p>
          </table:table-cell>
          <table:table-cell office:value-type="float" office:value="6304" table:style-name="ce7">
            <text:p>6,304<text:s/></text:p>
          </table:table-cell>
          <table:table-cell office:value-type="float" office:value="2933" table:style-name="ce8">
            <text:p>2,933<text:s/></text:p>
          </table:table-cell>
          <table:table-cell office:value-type="float" office:value="2215" table:style-name="ce7">
            <text:p>2,215<text:s/></text:p>
          </table:table-cell>
          <table:table-cell office:value-type="float" office:value="6599" table:style-name="ce7">
            <text:p>6,599<text:s/></text:p>
          </table:table-cell>
          <table:table-cell office:value-type="float" office:value="6291" table:style-name="ce7">
            <text:p>6,291<text:s/></text:p>
          </table:table-cell>
          <table:table-cell office:value-type="float" office:value="8254" table:style-name="ce7">
            <text:p>8,254<text:s/></text:p>
          </table:table-cell>
          <table:table-cell office:value-type="float" office:value="9135" table:style-name="ce7">
            <text:p>9,135<text:s/></text:p>
          </table:table-cell>
          <table:table-cell office:value-type="float" office:value="10963" table:style-name="ce7">
            <text:p>10,963<text:s/></text:p>
          </table:table-cell>
          <table:table-cell office:value-type="float" office:value="15476" table:style-name="ce7">
            <text:p>15,476<text:s/></text:p>
          </table:table-cell>
          <table:table-cell office:value-type="float" office:value="20065" table:style-name="ce7">
            <text:p>20,065<text:s/></text:p>
          </table:table-cell>
          <table:table-cell office:value-type="float" office:value="8091" table:style-name="ce7">
            <text:p>8,091<text:s/></text:p>
          </table:table-cell>
          <table:table-cell office:value-type="float" office:value="7553" table:style-name="ce7">
            <text:p>7,553<text:s/></text:p>
          </table:table-cell>
          <table:table-cell office:value-type="float" office:value="8198" table:style-name="ce7">
            <text:p>8,198<text:s/></text:p>
          </table:table-cell>
          <table:table-cell office:value-type="float" office:value="8196" table:style-name="ce7">
            <text:p>8,196<text:s/></text:p>
          </table:table-cell>
          <table:table-cell office:value-type="float" office:value="8354" table:style-name="ce7">
            <text:p>8,354<text:s/></text:p>
          </table:table-cell>
          <table:table-cell office:value-type="float" office:value="6964" table:style-name="ce7">
            <text:p>6,964<text:s/></text:p>
          </table:table-cell>
          <table:table-cell office:value-type="float" office:value="5640" table:style-name="ce7">
            <text:p>5,640<text:s/></text:p>
          </table:table-cell>
          <table:table-cell table:number-columns-repeated="11" table:style-name="ce7"/>
          <table:table-cell table:number-columns-repeated="16264" table:style-name="ce9"/>
        </table:table-row>
        <table:table-row table:style-name="ro2">
          <table:table-cell office:value-type="date" office:date-value="2025-06-23T00:00:00" table:style-name="ce10">
            <text:p>2025/6/23</text:p>
          </table:table-cell>
          <table:table-cell office:value-type="float" office:value="6005" table:style-name="ce7">
            <text:p>6,005<text:s/></text:p>
          </table:table-cell>
          <table:table-cell office:value-type="float" office:value="13050" table:style-name="ce7">
            <text:p>13,050<text:s/></text:p>
          </table:table-cell>
          <table:table-cell office:value-type="float" office:value="45759" table:style-name="ce7">
            <text:p>45,759<text:s/></text:p>
          </table:table-cell>
          <table:table-cell office:value-type="float" office:value="40657" table:style-name="ce7">
            <text:p>40,657<text:s/></text:p>
          </table:table-cell>
          <table:table-cell office:value-type="float" office:value="25146" table:style-name="ce7">
            <text:p>25,146<text:s/></text:p>
          </table:table-cell>
          <table:table-cell office:value-type="float" office:value="13006" table:style-name="ce7">
            <text:p>13,006<text:s/></text:p>
          </table:table-cell>
          <table:table-cell office:value-type="float" office:value="10991" table:style-name="ce7">
            <text:p>10,991<text:s/></text:p>
          </table:table-cell>
          <table:table-cell office:value-type="float" office:value="3951" table:style-name="ce7">
            <text:p>3,951<text:s/></text:p>
          </table:table-cell>
          <table:table-cell office:value-type="float" office:value="3361" table:style-name="ce7">
            <text:p>3,361<text:s/></text:p>
          </table:table-cell>
          <table:table-cell office:value-type="float" office:value="12180" table:style-name="ce7">
            <text:p>12,180<text:s/></text:p>
          </table:table-cell>
          <table:table-cell office:value-type="float" office:value="2147" table:style-name="ce7">
            <text:p>2,147<text:s/></text:p>
          </table:table-cell>
          <table:table-cell office:value-type="float" office:value="4417" table:style-name="ce7">
            <text:p>4,417<text:s/></text:p>
          </table:table-cell>
          <table:table-cell office:value-type="float" office:value="3068" table:style-name="ce7">
            <text:p>3,068<text:s/></text:p>
          </table:table-cell>
          <table:table-cell office:value-type="float" office:value="8178" table:style-name="ce7">
            <text:p>8,178<text:s/></text:p>
          </table:table-cell>
          <table:table-cell office:value-type="float" office:value="10452" table:style-name="ce7">
            <text:p>10,452<text:s/></text:p>
          </table:table-cell>
          <table:table-cell office:value-type="float" office:value="15885" table:style-name="ce7">
            <text:p>15,885<text:s/></text:p>
          </table:table-cell>
          <table:table-cell office:value-type="float" office:value="17772" table:style-name="ce7">
            <text:p>17,772<text:s/></text:p>
          </table:table-cell>
          <table:table-cell office:value-type="float" office:value="5658" table:style-name="ce7">
            <text:p>5,658<text:s/></text:p>
          </table:table-cell>
          <table:table-cell office:value-type="float" office:value="9891" table:style-name="ce7">
            <text:p>9,891<text:s/></text:p>
          </table:table-cell>
          <table:table-cell office:value-type="float" office:value="3317" table:style-name="ce7">
            <text:p>3,317<text:s/></text:p>
          </table:table-cell>
          <table:table-cell office:value-type="float" office:value="8432" table:style-name="ce7">
            <text:p>8,432<text:s/></text:p>
          </table:table-cell>
          <table:table-cell office:value-type="float" office:value="8888" table:style-name="ce7">
            <text:p>8,888<text:s/></text:p>
          </table:table-cell>
          <table:table-cell office:value-type="float" office:value="8813" table:style-name="ce7">
            <text:p>8,813<text:s/></text:p>
          </table:table-cell>
          <table:table-cell office:value-type="float" office:value="31637" table:style-name="ce7">
            <text:p>31,637<text:s/></text:p>
          </table:table-cell>
          <table:table-cell office:value-type="float" office:value="3490" table:style-name="ce7">
            <text:p>3,490<text:s/></text:p>
          </table:table-cell>
          <table:table-cell office:value-type="float" office:value="10679" table:style-name="ce7">
            <text:p>10,679<text:s/></text:p>
          </table:table-cell>
          <table:table-cell office:value-type="float" office:value="13019" table:style-name="ce7">
            <text:p>13,019<text:s/></text:p>
          </table:table-cell>
          <table:table-cell office:value-type="float" office:value="15477" table:style-name="ce7">
            <text:p>15,477<text:s/></text:p>
          </table:table-cell>
          <table:table-cell office:value-type="float" office:value="19876" table:style-name="ce8">
            <text:p>19,876<text:s/></text:p>
          </table:table-cell>
          <table:table-cell office:value-type="float" office:value="14774" table:style-name="ce7">
            <text:p>14,774<text:s/></text:p>
          </table:table-cell>
          <table:table-cell office:value-type="float" office:value="10003" table:style-name="ce7">
            <text:p>10,003<text:s/></text:p>
          </table:table-cell>
          <table:table-cell office:value-type="float" office:value="22737" table:style-name="ce7">
            <text:p>22,737<text:s/></text:p>
          </table:table-cell>
          <table:table-cell office:value-type="float" office:value="15132" table:style-name="ce7">
            <text:p>15,132<text:s/></text:p>
          </table:table-cell>
          <table:table-cell office:value-type="float" office:value="30753" table:style-name="ce7">
            <text:p>30,753<text:s/></text:p>
          </table:table-cell>
          <table:table-cell office:value-type="float" office:value="24510" table:style-name="ce7">
            <text:p>24,510<text:s/></text:p>
          </table:table-cell>
          <table:table-cell office:value-type="float" office:value="10342" table:style-name="ce7">
            <text:p>10,342<text:s/></text:p>
          </table:table-cell>
          <table:table-cell office:value-type="float" office:value="33279" table:style-name="ce7">
            <text:p>33,279<text:s/></text:p>
          </table:table-cell>
          <table:table-cell office:value-type="float" office:value="24749" table:style-name="ce7">
            <text:p>24,749<text:s/></text:p>
          </table:table-cell>
          <table:table-cell office:value-type="float" office:value="20975" table:style-name="ce8">
            <text:p>20,975<text:s/></text:p>
          </table:table-cell>
          <table:table-cell office:value-type="float" office:value="19617" table:style-name="ce7">
            <text:p>19,617<text:s/></text:p>
          </table:table-cell>
          <table:table-cell office:value-type="float" office:value="25048" table:style-name="ce7">
            <text:p>25,048<text:s/></text:p>
          </table:table-cell>
          <table:table-cell office:value-type="float" office:value="134690" table:style-name="ce7">
            <text:p>134,690<text:s/></text:p>
          </table:table-cell>
          <table:table-cell office:value-type="float" office:value="45264" table:style-name="ce7">
            <text:p>45,264<text:s/></text:p>
          </table:table-cell>
          <table:table-cell office:value-type="float" office:value="22626" table:style-name="ce7">
            <text:p>22,626<text:s/></text:p>
          </table:table-cell>
          <table:table-cell office:value-type="float" office:value="23723" table:style-name="ce7">
            <text:p>23,723<text:s/></text:p>
          </table:table-cell>
          <table:table-cell office:value-type="float" office:value="23364" table:style-name="ce7">
            <text:p>23,364<text:s/></text:p>
          </table:table-cell>
          <table:table-cell office:value-type="float" office:value="22796" table:style-name="ce7">
            <text:p>22,796<text:s/></text:p>
          </table:table-cell>
          <table:table-cell office:value-type="float" office:value="24374" table:style-name="ce7">
            <text:p>24,374<text:s/></text:p>
          </table:table-cell>
          <table:table-cell office:value-type="float" office:value="22135" table:style-name="ce7">
            <text:p>22,135<text:s/></text:p>
          </table:table-cell>
          <table:table-cell office:value-type="float" office:value="13286" table:style-name="ce7">
            <text:p>13,286<text:s/></text:p>
          </table:table-cell>
          <table:table-cell office:value-type="float" office:value="29555" table:style-name="ce7">
            <text:p>29,555<text:s/></text:p>
          </table:table-cell>
          <table:table-cell office:value-type="float" office:value="6554" table:style-name="ce7">
            <text:p>6,554<text:s/></text:p>
          </table:table-cell>
          <table:table-cell office:value-type="float" office:value="8134" table:style-name="ce7">
            <text:p>8,134<text:s/></text:p>
          </table:table-cell>
          <table:table-cell office:value-type="float" office:value="17550" table:style-name="ce7">
            <text:p>17,550<text:s/></text:p>
          </table:table-cell>
          <table:table-cell office:value-type="float" office:value="4080" table:style-name="ce7">
            <text:p>4,080<text:s/></text:p>
          </table:table-cell>
          <table:table-cell office:value-type="float" office:value="3718" table:style-name="ce7">
            <text:p>3,718<text:s/></text:p>
          </table:table-cell>
          <table:table-cell office:value-type="float" office:value="3235" table:style-name="ce7">
            <text:p>3,235<text:s/></text:p>
          </table:table-cell>
          <table:table-cell office:value-type="float" office:value="12841" table:style-name="ce7">
            <text:p>12,841<text:s/></text:p>
          </table:table-cell>
          <table:table-cell office:value-type="float" office:value="9583" table:style-name="ce7">
            <text:p>9,583<text:s/></text:p>
          </table:table-cell>
          <table:table-cell office:value-type="float" office:value="14588" table:style-name="ce7">
            <text:p>14,588<text:s/></text:p>
          </table:table-cell>
          <table:table-cell office:value-type="float" office:value="26986" table:style-name="ce7">
            <text:p>26,986<text:s/></text:p>
          </table:table-cell>
          <table:table-cell office:value-type="float" office:value="9681" table:style-name="ce7">
            <text:p>9,681<text:s/></text:p>
          </table:table-cell>
          <table:table-cell office:value-type="float" office:value="13451" table:style-name="ce7">
            <text:p>13,451<text:s/></text:p>
          </table:table-cell>
          <table:table-cell office:value-type="float" office:value="8942" table:style-name="ce7">
            <text:p>8,942<text:s/></text:p>
          </table:table-cell>
          <table:table-cell office:value-type="float" office:value="23552" table:style-name="ce7">
            <text:p>23,552<text:s/></text:p>
          </table:table-cell>
          <table:table-cell office:value-type="float" office:value="24515" table:style-name="ce7">
            <text:p>24,515<text:s/></text:p>
          </table:table-cell>
          <table:table-cell office:value-type="float" office:value="25641" table:style-name="ce7">
            <text:p>25,641<text:s/></text:p>
          </table:table-cell>
          <table:table-cell office:value-type="float" office:value="40782" table:style-name="ce7">
            <text:p>40,782<text:s/></text:p>
          </table:table-cell>
          <table:table-cell office:value-type="float" office:value="36411" table:style-name="ce7">
            <text:p>36,411<text:s/></text:p>
          </table:table-cell>
          <table:table-cell office:value-type="float" office:value="28841" table:style-name="ce7">
            <text:p>28,841<text:s/></text:p>
          </table:table-cell>
          <table:table-cell office:value-type="float" office:value="25977" table:style-name="ce7">
            <text:p>25,977<text:s/></text:p>
          </table:table-cell>
          <table:table-cell office:value-type="float" office:value="59582" table:style-name="ce7">
            <text:p>59,582<text:s/></text:p>
          </table:table-cell>
          <table:table-cell office:value-type="float" office:value="21197" table:style-name="ce7">
            <text:p>21,197<text:s/></text:p>
          </table:table-cell>
          <table:table-cell office:value-type="float" office:value="31869" table:style-name="ce7">
            <text:p>31,869<text:s/></text:p>
          </table:table-cell>
          <table:table-cell office:value-type="float" office:value="32074" table:style-name="ce7">
            <text:p>32,074<text:s/></text:p>
          </table:table-cell>
          <table:table-cell office:value-type="float" office:value="22696" table:style-name="ce7">
            <text:p>22,696<text:s/></text:p>
          </table:table-cell>
          <table:table-cell office:value-type="float" office:value="60459" table:style-name="ce7">
            <text:p>60,459<text:s/></text:p>
          </table:table-cell>
          <table:table-cell office:value-type="float" office:value="19984" table:style-name="ce7">
            <text:p>19,984<text:s/></text:p>
          </table:table-cell>
          <table:table-cell office:value-type="float" office:value="16408" table:style-name="ce7">
            <text:p>16,408<text:s/></text:p>
          </table:table-cell>
          <table:table-cell office:value-type="float" office:value="15260" table:style-name="ce7">
            <text:p>15,260<text:s/></text:p>
          </table:table-cell>
          <table:table-cell office:value-type="float" office:value="23750" table:style-name="ce7">
            <text:p>23,750<text:s/></text:p>
          </table:table-cell>
          <table:table-cell office:value-type="float" office:value="13257" table:style-name="ce7">
            <text:p>13,257<text:s/></text:p>
          </table:table-cell>
          <table:table-cell office:value-type="float" office:value="31061" table:style-name="ce7">
            <text:p>31,061<text:s/></text:p>
          </table:table-cell>
          <table:table-cell office:value-type="float" office:value="19905" table:style-name="ce7">
            <text:p>19,905<text:s/></text:p>
          </table:table-cell>
          <table:table-cell office:value-type="float" office:value="7408" table:style-name="ce7">
            <text:p>7,408<text:s/></text:p>
          </table:table-cell>
          <table:table-cell office:value-type="float" office:value="16302" table:style-name="ce7">
            <text:p>16,302<text:s/></text:p>
          </table:table-cell>
          <table:table-cell office:value-type="float" office:value="41576" table:style-name="ce7">
            <text:p>41,576<text:s/></text:p>
          </table:table-cell>
          <table:table-cell office:value-type="float" office:value="22014" table:style-name="ce7">
            <text:p>22,014<text:s/></text:p>
          </table:table-cell>
          <table:table-cell office:value-type="float" office:value="25572" table:style-name="ce7">
            <text:p>25,572<text:s/></text:p>
          </table:table-cell>
          <table:table-cell office:value-type="float" office:value="26110" table:style-name="ce7">
            <text:p>26,110<text:s/></text:p>
          </table:table-cell>
          <table:table-cell office:value-type="float" office:value="8618" table:style-name="ce7">
            <text:p>8,618<text:s/></text:p>
          </table:table-cell>
          <table:table-cell office:value-type="float" office:value="10813" table:style-name="ce7">
            <text:p>10,813<text:s/></text:p>
          </table:table-cell>
          <table:table-cell office:value-type="float" office:value="4777" table:style-name="ce8">
            <text:p>4,777<text:s/></text:p>
          </table:table-cell>
          <table:table-cell office:value-type="float" office:value="5605" table:style-name="ce7">
            <text:p>5,605<text:s/></text:p>
          </table:table-cell>
          <table:table-cell office:value-type="float" office:value="8575" table:style-name="ce7">
            <text:p>8,575<text:s/></text:p>
          </table:table-cell>
          <table:table-cell office:value-type="float" office:value="10385" table:style-name="ce7">
            <text:p>10,385<text:s/></text:p>
          </table:table-cell>
          <table:table-cell office:value-type="float" office:value="10136" table:style-name="ce7">
            <text:p>10,136<text:s/></text:p>
          </table:table-cell>
          <table:table-cell office:value-type="float" office:value="12240" table:style-name="ce7">
            <text:p>12,240<text:s/></text:p>
          </table:table-cell>
          <table:table-cell office:value-type="float" office:value="16923" table:style-name="ce7">
            <text:p>16,923<text:s/></text:p>
          </table:table-cell>
          <table:table-cell office:value-type="float" office:value="28218" table:style-name="ce7">
            <text:p>28,218<text:s/></text:p>
          </table:table-cell>
          <table:table-cell office:value-type="float" office:value="25104" table:style-name="ce7">
            <text:p>25,104<text:s/></text:p>
          </table:table-cell>
          <table:table-cell office:value-type="float" office:value="13842" table:style-name="ce7">
            <text:p>13,842<text:s/></text:p>
          </table:table-cell>
          <table:table-cell office:value-type="float" office:value="12084" table:style-name="ce7">
            <text:p>12,084<text:s/></text:p>
          </table:table-cell>
          <table:table-cell office:value-type="float" office:value="12421" table:style-name="ce7">
            <text:p>12,421<text:s/></text:p>
          </table:table-cell>
          <table:table-cell office:value-type="float" office:value="12553" table:style-name="ce7">
            <text:p>12,553<text:s/></text:p>
          </table:table-cell>
          <table:table-cell office:value-type="float" office:value="12234" table:style-name="ce7">
            <text:p>12,234<text:s/></text:p>
          </table:table-cell>
          <table:table-cell office:value-type="float" office:value="10786" table:style-name="ce7">
            <text:p>10,786<text:s/></text:p>
          </table:table-cell>
          <table:table-cell office:value-type="float" office:value="9161" table:style-name="ce7">
            <text:p>9,161<text:s/></text:p>
          </table:table-cell>
          <table:table-cell table:number-columns-repeated="11" table:style-name="ce7"/>
          <table:table-cell table:number-columns-repeated="16264"/>
        </table:table-row>
        <table:table-row table:style-name="ro2">
          <table:table-cell office:value-type="date" office:date-value="2025-06-24T00:00:00" table:style-name="ce10">
            <text:p>2025/6/24</text:p>
          </table:table-cell>
          <table:table-cell office:value-type="float" office:value="5809" table:style-name="ce7">
            <text:p>5,809<text:s/></text:p>
          </table:table-cell>
          <table:table-cell office:value-type="float" office:value="13912" table:style-name="ce7">
            <text:p>13,912<text:s/></text:p>
          </table:table-cell>
          <table:table-cell office:value-type="float" office:value="48169" table:style-name="ce7">
            <text:p>48,169<text:s/></text:p>
          </table:table-cell>
          <table:table-cell office:value-type="float" office:value="43843" table:style-name="ce7">
            <text:p>43,843<text:s/></text:p>
          </table:table-cell>
          <table:table-cell office:value-type="float" office:value="26217" table:style-name="ce7">
            <text:p>26,217<text:s/></text:p>
          </table:table-cell>
          <table:table-cell office:value-type="float" office:value="13625" table:style-name="ce7">
            <text:p>13,625<text:s/></text:p>
          </table:table-cell>
          <table:table-cell office:value-type="float" office:value="11174" table:style-name="ce7">
            <text:p>11,174<text:s/></text:p>
          </table:table-cell>
          <table:table-cell office:value-type="float" office:value="4092" table:style-name="ce7">
            <text:p>4,092<text:s/></text:p>
          </table:table-cell>
          <table:table-cell office:value-type="float" office:value="3407" table:style-name="ce7">
            <text:p>3,407<text:s/></text:p>
          </table:table-cell>
          <table:table-cell office:value-type="float" office:value="12089" table:style-name="ce7">
            <text:p>12,089<text:s/></text:p>
          </table:table-cell>
          <table:table-cell office:value-type="float" office:value="2414" table:style-name="ce7">
            <text:p>2,414<text:s/></text:p>
          </table:table-cell>
          <table:table-cell office:value-type="float" office:value="4640" table:style-name="ce7">
            <text:p>4,640<text:s/></text:p>
          </table:table-cell>
          <table:table-cell office:value-type="float" office:value="3391" table:style-name="ce7">
            <text:p>3,391<text:s/></text:p>
          </table:table-cell>
          <table:table-cell office:value-type="float" office:value="8456" table:style-name="ce7">
            <text:p>8,456<text:s/></text:p>
          </table:table-cell>
          <table:table-cell office:value-type="float" office:value="11597" table:style-name="ce7">
            <text:p>11,597<text:s/></text:p>
          </table:table-cell>
          <table:table-cell office:value-type="float" office:value="16665" table:style-name="ce7">
            <text:p>16,665<text:s/></text:p>
          </table:table-cell>
          <table:table-cell office:value-type="float" office:value="18591" table:style-name="ce7">
            <text:p>18,591<text:s/></text:p>
          </table:table-cell>
          <table:table-cell office:value-type="float" office:value="5758" table:style-name="ce7">
            <text:p>5,758<text:s/></text:p>
          </table:table-cell>
          <table:table-cell office:value-type="float" office:value="10408" table:style-name="ce7">
            <text:p>10,408<text:s/></text:p>
          </table:table-cell>
          <table:table-cell office:value-type="float" office:value="3387" table:style-name="ce7">
            <text:p>3,387<text:s/></text:p>
          </table:table-cell>
          <table:table-cell office:value-type="float" office:value="8737" table:style-name="ce7">
            <text:p>8,737<text:s/></text:p>
          </table:table-cell>
          <table:table-cell office:value-type="float" office:value="9356" table:style-name="ce7">
            <text:p>9,356<text:s/></text:p>
          </table:table-cell>
          <table:table-cell office:value-type="float" office:value="9000" table:style-name="ce7">
            <text:p>9,000<text:s/></text:p>
          </table:table-cell>
          <table:table-cell office:value-type="float" office:value="34450" table:style-name="ce7">
            <text:p>34,450<text:s/></text:p>
          </table:table-cell>
          <table:table-cell office:value-type="float" office:value="3621" table:style-name="ce7">
            <text:p>3,621<text:s/></text:p>
          </table:table-cell>
          <table:table-cell office:value-type="float" office:value="10979" table:style-name="ce7">
            <text:p>10,979<text:s/></text:p>
          </table:table-cell>
          <table:table-cell office:value-type="float" office:value="13468" table:style-name="ce7">
            <text:p>13,468<text:s/></text:p>
          </table:table-cell>
          <table:table-cell office:value-type="float" office:value="16207" table:style-name="ce7">
            <text:p>16,207<text:s/></text:p>
          </table:table-cell>
          <table:table-cell office:value-type="float" office:value="20460" table:style-name="ce8">
            <text:p>20,460<text:s/></text:p>
          </table:table-cell>
          <table:table-cell office:value-type="float" office:value="15707" table:style-name="ce7">
            <text:p>15,707<text:s/></text:p>
          </table:table-cell>
          <table:table-cell office:value-type="float" office:value="10386" table:style-name="ce7">
            <text:p>10,386<text:s/></text:p>
          </table:table-cell>
          <table:table-cell office:value-type="float" office:value="24641" table:style-name="ce7">
            <text:p>24,641<text:s/></text:p>
          </table:table-cell>
          <table:table-cell office:value-type="float" office:value="16205" table:style-name="ce7">
            <text:p>16,205<text:s/></text:p>
          </table:table-cell>
          <table:table-cell office:value-type="float" office:value="31976" table:style-name="ce7">
            <text:p>31,976<text:s/></text:p>
          </table:table-cell>
          <table:table-cell office:value-type="float" office:value="28460" table:style-name="ce7">
            <text:p>28,460<text:s/></text:p>
          </table:table-cell>
          <table:table-cell office:value-type="float" office:value="11049" table:style-name="ce7">
            <text:p>11,049<text:s/></text:p>
          </table:table-cell>
          <table:table-cell office:value-type="float" office:value="34623" table:style-name="ce7">
            <text:p>34,623<text:s/></text:p>
          </table:table-cell>
          <table:table-cell office:value-type="float" office:value="25956" table:style-name="ce7">
            <text:p>25,956<text:s/></text:p>
          </table:table-cell>
          <table:table-cell office:value-type="float" office:value="22084" table:style-name="ce8">
            <text:p>22,084<text:s/></text:p>
          </table:table-cell>
          <table:table-cell office:value-type="float" office:value="20137" table:style-name="ce7">
            <text:p>20,137<text:s/></text:p>
          </table:table-cell>
          <table:table-cell office:value-type="float" office:value="26162" table:style-name="ce7">
            <text:p>26,162<text:s/></text:p>
          </table:table-cell>
          <table:table-cell office:value-type="float" office:value="135235" table:style-name="ce7">
            <text:p>135,235<text:s/></text:p>
          </table:table-cell>
          <table:table-cell office:value-type="float" office:value="48387" table:style-name="ce7">
            <text:p>48,387<text:s/></text:p>
          </table:table-cell>
          <table:table-cell office:value-type="float" office:value="24027" table:style-name="ce7">
            <text:p>24,027<text:s/></text:p>
          </table:table-cell>
          <table:table-cell office:value-type="float" office:value="24530" table:style-name="ce7">
            <text:p>24,530<text:s/></text:p>
          </table:table-cell>
          <table:table-cell office:value-type="float" office:value="26077" table:style-name="ce7">
            <text:p>26,077<text:s/></text:p>
          </table:table-cell>
          <table:table-cell office:value-type="float" office:value="25092" table:style-name="ce7">
            <text:p>25,092<text:s/></text:p>
          </table:table-cell>
          <table:table-cell office:value-type="float" office:value="26271" table:style-name="ce7">
            <text:p>26,271<text:s/></text:p>
          </table:table-cell>
          <table:table-cell office:value-type="float" office:value="23708" table:style-name="ce7">
            <text:p>23,708<text:s/></text:p>
          </table:table-cell>
          <table:table-cell office:value-type="float" office:value="13527" table:style-name="ce7">
            <text:p>13,527<text:s/></text:p>
          </table:table-cell>
          <table:table-cell office:value-type="float" office:value="29255" table:style-name="ce7">
            <text:p>29,255<text:s/></text:p>
          </table:table-cell>
          <table:table-cell office:value-type="float" office:value="6721" table:style-name="ce7">
            <text:p>6,721<text:s/></text:p>
          </table:table-cell>
          <table:table-cell office:value-type="float" office:value="8389" table:style-name="ce7">
            <text:p>8,389<text:s/></text:p>
          </table:table-cell>
          <table:table-cell office:value-type="float" office:value="18379" table:style-name="ce7">
            <text:p>18,379<text:s/></text:p>
          </table:table-cell>
          <table:table-cell office:value-type="float" office:value="4891" table:style-name="ce7">
            <text:p>4,891<text:s/></text:p>
          </table:table-cell>
          <table:table-cell office:value-type="float" office:value="3923" table:style-name="ce7">
            <text:p>3,923<text:s/></text:p>
          </table:table-cell>
          <table:table-cell office:value-type="float" office:value="3311" table:style-name="ce7">
            <text:p>3,311<text:s/></text:p>
          </table:table-cell>
          <table:table-cell office:value-type="float" office:value="13238" table:style-name="ce7">
            <text:p>13,238<text:s/></text:p>
          </table:table-cell>
          <table:table-cell office:value-type="float" office:value="9922" table:style-name="ce7">
            <text:p>9,922<text:s/></text:p>
          </table:table-cell>
          <table:table-cell office:value-type="float" office:value="15116" table:style-name="ce7">
            <text:p>15,116<text:s/></text:p>
          </table:table-cell>
          <table:table-cell office:value-type="float" office:value="27697" table:style-name="ce7">
            <text:p>27,697<text:s/></text:p>
          </table:table-cell>
          <table:table-cell office:value-type="float" office:value="9941" table:style-name="ce7">
            <text:p>9,941<text:s/></text:p>
          </table:table-cell>
          <table:table-cell office:value-type="float" office:value="13916" table:style-name="ce7">
            <text:p>13,916<text:s/></text:p>
          </table:table-cell>
          <table:table-cell office:value-type="float" office:value="9180" table:style-name="ce7">
            <text:p>9,180<text:s/></text:p>
          </table:table-cell>
          <table:table-cell office:value-type="float" office:value="24295" table:style-name="ce7">
            <text:p>24,295<text:s/></text:p>
          </table:table-cell>
          <table:table-cell office:value-type="float" office:value="25246" table:style-name="ce7">
            <text:p>25,246<text:s/></text:p>
          </table:table-cell>
          <table:table-cell office:value-type="float" office:value="26937" table:style-name="ce7">
            <text:p>26,937<text:s/></text:p>
          </table:table-cell>
          <table:table-cell office:value-type="float" office:value="41842" table:style-name="ce7">
            <text:p>41,842<text:s/></text:p>
          </table:table-cell>
          <table:table-cell office:value-type="float" office:value="37943" table:style-name="ce7">
            <text:p>37,943<text:s/></text:p>
          </table:table-cell>
          <table:table-cell office:value-type="float" office:value="29963" table:style-name="ce7">
            <text:p>29,963<text:s/></text:p>
          </table:table-cell>
          <table:table-cell office:value-type="float" office:value="27040" table:style-name="ce7">
            <text:p>27,040<text:s/></text:p>
          </table:table-cell>
          <table:table-cell office:value-type="float" office:value="61886" table:style-name="ce7">
            <text:p>61,886<text:s/></text:p>
          </table:table-cell>
          <table:table-cell office:value-type="float" office:value="22476" table:style-name="ce7">
            <text:p>22,476<text:s/></text:p>
          </table:table-cell>
          <table:table-cell office:value-type="float" office:value="32631" table:style-name="ce7">
            <text:p>32,631<text:s/></text:p>
          </table:table-cell>
          <table:table-cell office:value-type="float" office:value="33991" table:style-name="ce7">
            <text:p>33,991<text:s/></text:p>
          </table:table-cell>
          <table:table-cell office:value-type="float" office:value="24654" table:style-name="ce7">
            <text:p>24,654<text:s/></text:p>
          </table:table-cell>
          <table:table-cell office:value-type="float" office:value="62062" table:style-name="ce7">
            <text:p>62,062<text:s/></text:p>
          </table:table-cell>
          <table:table-cell office:value-type="float" office:value="21066" table:style-name="ce7">
            <text:p>21,066<text:s/></text:p>
          </table:table-cell>
          <table:table-cell office:value-type="float" office:value="16592" table:style-name="ce7">
            <text:p>16,592<text:s/></text:p>
          </table:table-cell>
          <table:table-cell office:value-type="float" office:value="15493" table:style-name="ce7">
            <text:p>15,493<text:s/></text:p>
          </table:table-cell>
          <table:table-cell office:value-type="float" office:value="24890" table:style-name="ce7">
            <text:p>24,890<text:s/></text:p>
          </table:table-cell>
          <table:table-cell office:value-type="float" office:value="13732" table:style-name="ce7">
            <text:p>13,732<text:s/></text:p>
          </table:table-cell>
          <table:table-cell office:value-type="float" office:value="30775" table:style-name="ce7">
            <text:p>30,775<text:s/></text:p>
          </table:table-cell>
          <table:table-cell office:value-type="float" office:value="20594" table:style-name="ce7">
            <text:p>20,594<text:s/></text:p>
          </table:table-cell>
          <table:table-cell office:value-type="float" office:value="8181" table:style-name="ce7">
            <text:p>8,181<text:s/></text:p>
          </table:table-cell>
          <table:table-cell office:value-type="float" office:value="17408" table:style-name="ce7">
            <text:p>17,408<text:s/></text:p>
          </table:table-cell>
          <table:table-cell office:value-type="float" office:value="44166" table:style-name="ce7">
            <text:p>44,166<text:s/></text:p>
          </table:table-cell>
          <table:table-cell office:value-type="float" office:value="23394" table:style-name="ce7">
            <text:p>23,394<text:s/></text:p>
          </table:table-cell>
          <table:table-cell office:value-type="float" office:value="26403" table:style-name="ce7">
            <text:p>26,403<text:s/></text:p>
          </table:table-cell>
          <table:table-cell office:value-type="float" office:value="26735" table:style-name="ce7">
            <text:p>26,735<text:s/></text:p>
          </table:table-cell>
          <table:table-cell office:value-type="float" office:value="9002" table:style-name="ce7">
            <text:p>9,002<text:s/></text:p>
          </table:table-cell>
          <table:table-cell office:value-type="float" office:value="12588" table:style-name="ce7">
            <text:p>12,588<text:s/></text:p>
          </table:table-cell>
          <table:table-cell office:value-type="float" office:value="5207" table:style-name="ce8">
            <text:p>5,207<text:s/></text:p>
          </table:table-cell>
          <table:table-cell office:value-type="float" office:value="5775" table:style-name="ce7">
            <text:p>5,775<text:s/></text:p>
          </table:table-cell>
          <table:table-cell office:value-type="float" office:value="8936" table:style-name="ce7">
            <text:p>8,936<text:s/></text:p>
          </table:table-cell>
          <table:table-cell office:value-type="float" office:value="10681" table:style-name="ce7">
            <text:p>10,681<text:s/></text:p>
          </table:table-cell>
          <table:table-cell office:value-type="float" office:value="10534" table:style-name="ce7">
            <text:p>10,534<text:s/></text:p>
          </table:table-cell>
          <table:table-cell office:value-type="float" office:value="12486" table:style-name="ce7">
            <text:p>12,486<text:s/></text:p>
          </table:table-cell>
          <table:table-cell office:value-type="float" office:value="17909" table:style-name="ce7">
            <text:p>17,909<text:s/></text:p>
          </table:table-cell>
          <table:table-cell office:value-type="float" office:value="29542" table:style-name="ce7">
            <text:p>29,542<text:s/></text:p>
          </table:table-cell>
          <table:table-cell office:value-type="float" office:value="26695" table:style-name="ce7">
            <text:p>26,695<text:s/></text:p>
          </table:table-cell>
          <table:table-cell office:value-type="float" office:value="14526" table:style-name="ce7">
            <text:p>14,526<text:s/></text:p>
          </table:table-cell>
          <table:table-cell office:value-type="float" office:value="12578" table:style-name="ce7">
            <text:p>12,578<text:s/></text:p>
          </table:table-cell>
          <table:table-cell office:value-type="float" office:value="12898" table:style-name="ce7">
            <text:p>12,898<text:s/></text:p>
          </table:table-cell>
          <table:table-cell office:value-type="float" office:value="12938" table:style-name="ce7">
            <text:p>12,938<text:s/></text:p>
          </table:table-cell>
          <table:table-cell office:value-type="float" office:value="12335" table:style-name="ce7">
            <text:p>12,335<text:s/></text:p>
          </table:table-cell>
          <table:table-cell office:value-type="float" office:value="11018" table:style-name="ce7">
            <text:p>11,018<text:s/></text:p>
          </table:table-cell>
          <table:table-cell office:value-type="float" office:value="9302" table:style-name="ce7">
            <text:p>9,302<text:s/></text:p>
          </table:table-cell>
          <table:table-cell table:number-columns-repeated="11" table:style-name="ce7"/>
          <table:table-cell table:number-columns-repeated="16264"/>
        </table:table-row>
        <table:table-row table:style-name="ro2">
          <table:table-cell office:value-type="date" office:date-value="2025-06-25T00:00:00" table:style-name="ce10">
            <text:p>2025/6/25</text:p>
          </table:table-cell>
          <table:table-cell office:value-type="float" office:value="6076" table:style-name="ce7">
            <text:p>6,076<text:s/></text:p>
          </table:table-cell>
          <table:table-cell office:value-type="float" office:value="13876" table:style-name="ce7">
            <text:p>13,876<text:s/></text:p>
          </table:table-cell>
          <table:table-cell office:value-type="float" office:value="48526" table:style-name="ce7">
            <text:p>48,526<text:s/></text:p>
          </table:table-cell>
          <table:table-cell office:value-type="float" office:value="44562" table:style-name="ce7">
            <text:p>44,562<text:s/></text:p>
          </table:table-cell>
          <table:table-cell office:value-type="float" office:value="26313" table:style-name="ce7">
            <text:p>26,313<text:s/></text:p>
          </table:table-cell>
          <table:table-cell office:value-type="float" office:value="13514" table:style-name="ce7">
            <text:p>13,514<text:s/></text:p>
          </table:table-cell>
          <table:table-cell office:value-type="float" office:value="11326" table:style-name="ce7">
            <text:p>11,326<text:s/></text:p>
          </table:table-cell>
          <table:table-cell office:value-type="float" office:value="4097" table:style-name="ce7">
            <text:p>4,097<text:s/></text:p>
          </table:table-cell>
          <table:table-cell office:value-type="float" office:value="3433" table:style-name="ce7">
            <text:p>3,433<text:s/></text:p>
          </table:table-cell>
          <table:table-cell office:value-type="float" office:value="11931" table:style-name="ce7">
            <text:p>11,931<text:s/></text:p>
          </table:table-cell>
          <table:table-cell office:value-type="float" office:value="2170" table:style-name="ce7">
            <text:p>2,170<text:s/></text:p>
          </table:table-cell>
          <table:table-cell office:value-type="float" office:value="4620" table:style-name="ce7">
            <text:p>4,620<text:s/></text:p>
          </table:table-cell>
          <table:table-cell office:value-type="float" office:value="3222" table:style-name="ce7">
            <text:p>3,222<text:s/></text:p>
          </table:table-cell>
          <table:table-cell office:value-type="float" office:value="8485" table:style-name="ce7">
            <text:p>8,485<text:s/></text:p>
          </table:table-cell>
          <table:table-cell office:value-type="float" office:value="11767" table:style-name="ce7">
            <text:p>11,767<text:s/></text:p>
          </table:table-cell>
          <table:table-cell office:value-type="float" office:value="16363" table:style-name="ce7">
            <text:p>16,363<text:s/></text:p>
          </table:table-cell>
          <table:table-cell office:value-type="float" office:value="18732" table:style-name="ce7">
            <text:p>18,732<text:s/></text:p>
          </table:table-cell>
          <table:table-cell office:value-type="float" office:value="5674" table:style-name="ce7">
            <text:p>5,674<text:s/></text:p>
          </table:table-cell>
          <table:table-cell office:value-type="float" office:value="10452" table:style-name="ce7">
            <text:p>10,452<text:s/></text:p>
          </table:table-cell>
          <table:table-cell office:value-type="float" office:value="3533" table:style-name="ce7">
            <text:p>3,533<text:s/></text:p>
          </table:table-cell>
          <table:table-cell office:value-type="float" office:value="8733" table:style-name="ce7">
            <text:p>8,733<text:s/></text:p>
          </table:table-cell>
          <table:table-cell office:value-type="float" office:value="9476" table:style-name="ce7">
            <text:p>9,476<text:s/></text:p>
          </table:table-cell>
          <table:table-cell office:value-type="float" office:value="9119" table:style-name="ce7">
            <text:p>9,119<text:s/></text:p>
          </table:table-cell>
          <table:table-cell office:value-type="float" office:value="46165" table:style-name="ce7">
            <text:p>46,165<text:s/></text:p>
          </table:table-cell>
          <table:table-cell office:value-type="float" office:value="3577" table:style-name="ce7">
            <text:p>3,577<text:s/></text:p>
          </table:table-cell>
          <table:table-cell office:value-type="float" office:value="10882" table:style-name="ce7">
            <text:p>10,882<text:s/></text:p>
          </table:table-cell>
          <table:table-cell office:value-type="float" office:value="13456" table:style-name="ce7">
            <text:p>13,456<text:s/></text:p>
          </table:table-cell>
          <table:table-cell office:value-type="float" office:value="16030" table:style-name="ce7">
            <text:p>16,030<text:s/></text:p>
          </table:table-cell>
          <table:table-cell office:value-type="float" office:value="20786" table:style-name="ce8">
            <text:p>20,786<text:s/></text:p>
          </table:table-cell>
          <table:table-cell office:value-type="float" office:value="15517" table:style-name="ce7">
            <text:p>15,517<text:s/></text:p>
          </table:table-cell>
          <table:table-cell office:value-type="float" office:value="10341" table:style-name="ce7">
            <text:p>10,341<text:s/></text:p>
          </table:table-cell>
          <table:table-cell office:value-type="float" office:value="24426" table:style-name="ce7">
            <text:p>24,426<text:s/></text:p>
          </table:table-cell>
          <table:table-cell office:value-type="float" office:value="17515" table:style-name="ce7">
            <text:p>17,515<text:s/></text:p>
          </table:table-cell>
          <table:table-cell office:value-type="float" office:value="32527" table:style-name="ce7">
            <text:p>32,527<text:s/></text:p>
          </table:table-cell>
          <table:table-cell office:value-type="float" office:value="28043" table:style-name="ce7">
            <text:p>28,043<text:s/></text:p>
          </table:table-cell>
          <table:table-cell office:value-type="float" office:value="10704" table:style-name="ce7">
            <text:p>10,704<text:s/></text:p>
          </table:table-cell>
          <table:table-cell office:value-type="float" office:value="34793" table:style-name="ce7">
            <text:p>34,793<text:s/></text:p>
          </table:table-cell>
          <table:table-cell office:value-type="float" office:value="25925" table:style-name="ce7">
            <text:p>25,925<text:s/></text:p>
          </table:table-cell>
          <table:table-cell office:value-type="float" office:value="21925" table:style-name="ce8">
            <text:p>21,925<text:s/></text:p>
          </table:table-cell>
          <table:table-cell office:value-type="float" office:value="20274" table:style-name="ce7">
            <text:p>20,274<text:s/></text:p>
          </table:table-cell>
          <table:table-cell office:value-type="float" office:value="25570" table:style-name="ce7">
            <text:p>25,570<text:s/></text:p>
          </table:table-cell>
          <table:table-cell office:value-type="float" office:value="137830" table:style-name="ce7">
            <text:p>137,830<text:s/></text:p>
          </table:table-cell>
          <table:table-cell office:value-type="float" office:value="49050" table:style-name="ce7">
            <text:p>49,050<text:s/></text:p>
          </table:table-cell>
          <table:table-cell office:value-type="float" office:value="23542" table:style-name="ce7">
            <text:p>23,542<text:s/></text:p>
          </table:table-cell>
          <table:table-cell office:value-type="float" office:value="24613" table:style-name="ce7">
            <text:p>24,613<text:s/></text:p>
          </table:table-cell>
          <table:table-cell office:value-type="float" office:value="25862" table:style-name="ce7">
            <text:p>25,862<text:s/></text:p>
          </table:table-cell>
          <table:table-cell office:value-type="float" office:value="24432" table:style-name="ce7">
            <text:p>24,432<text:s/></text:p>
          </table:table-cell>
          <table:table-cell office:value-type="float" office:value="26068" table:style-name="ce7">
            <text:p>26,068<text:s/></text:p>
          </table:table-cell>
          <table:table-cell office:value-type="float" office:value="23073" table:style-name="ce7">
            <text:p>23,073<text:s/></text:p>
          </table:table-cell>
          <table:table-cell office:value-type="float" office:value="13319" table:style-name="ce7">
            <text:p>13,319<text:s/></text:p>
          </table:table-cell>
          <table:table-cell office:value-type="float" office:value="29976" table:style-name="ce7">
            <text:p>29,976<text:s/></text:p>
          </table:table-cell>
          <table:table-cell office:value-type="float" office:value="6916" table:style-name="ce7">
            <text:p>6,916<text:s/></text:p>
          </table:table-cell>
          <table:table-cell office:value-type="float" office:value="8363" table:style-name="ce7">
            <text:p>8,363<text:s/></text:p>
          </table:table-cell>
          <table:table-cell office:value-type="float" office:value="18474" table:style-name="ce7">
            <text:p>18,474<text:s/></text:p>
          </table:table-cell>
          <table:table-cell office:value-type="float" office:value="4439" table:style-name="ce7">
            <text:p>4,439<text:s/></text:p>
          </table:table-cell>
          <table:table-cell office:value-type="float" office:value="3998" table:style-name="ce7">
            <text:p>3,998<text:s/></text:p>
          </table:table-cell>
          <table:table-cell office:value-type="float" office:value="3394" table:style-name="ce7">
            <text:p>3,394<text:s/></text:p>
          </table:table-cell>
          <table:table-cell office:value-type="float" office:value="13154" table:style-name="ce7">
            <text:p>13,154<text:s/></text:p>
          </table:table-cell>
          <table:table-cell office:value-type="float" office:value="9742" table:style-name="ce7">
            <text:p>9,742<text:s/></text:p>
          </table:table-cell>
          <table:table-cell office:value-type="float" office:value="15057" table:style-name="ce7">
            <text:p>15,057<text:s/></text:p>
          </table:table-cell>
          <table:table-cell office:value-type="float" office:value="27194" table:style-name="ce7">
            <text:p>27,194<text:s/></text:p>
          </table:table-cell>
          <table:table-cell office:value-type="float" office:value="10076" table:style-name="ce7">
            <text:p>10,076<text:s/></text:p>
          </table:table-cell>
          <table:table-cell office:value-type="float" office:value="14012" table:style-name="ce7">
            <text:p>14,012<text:s/></text:p>
          </table:table-cell>
          <table:table-cell office:value-type="float" office:value="9096" table:style-name="ce7">
            <text:p>9,096<text:s/></text:p>
          </table:table-cell>
          <table:table-cell office:value-type="float" office:value="24557" table:style-name="ce7">
            <text:p>24,557<text:s/></text:p>
          </table:table-cell>
          <table:table-cell office:value-type="float" office:value="25210" table:style-name="ce7">
            <text:p>25,210<text:s/></text:p>
          </table:table-cell>
          <table:table-cell office:value-type="float" office:value="27020" table:style-name="ce7">
            <text:p>27,020<text:s/></text:p>
          </table:table-cell>
          <table:table-cell office:value-type="float" office:value="43045" table:style-name="ce7">
            <text:p>43,045<text:s/></text:p>
          </table:table-cell>
          <table:table-cell office:value-type="float" office:value="38417" table:style-name="ce7">
            <text:p>38,417<text:s/></text:p>
          </table:table-cell>
          <table:table-cell office:value-type="float" office:value="30105" table:style-name="ce7">
            <text:p>30,105<text:s/></text:p>
          </table:table-cell>
          <table:table-cell office:value-type="float" office:value="27777" table:style-name="ce7">
            <text:p>27,777<text:s/></text:p>
          </table:table-cell>
          <table:table-cell office:value-type="float" office:value="62762" table:style-name="ce7">
            <text:p>62,762<text:s/></text:p>
          </table:table-cell>
          <table:table-cell office:value-type="float" office:value="22931" table:style-name="ce7">
            <text:p>22,931<text:s/></text:p>
          </table:table-cell>
          <table:table-cell office:value-type="float" office:value="33081" table:style-name="ce7">
            <text:p>33,081<text:s/></text:p>
          </table:table-cell>
          <table:table-cell office:value-type="float" office:value="34346" table:style-name="ce7">
            <text:p>34,346<text:s/></text:p>
          </table:table-cell>
          <table:table-cell office:value-type="float" office:value="24822" table:style-name="ce7">
            <text:p>24,822<text:s/></text:p>
          </table:table-cell>
          <table:table-cell office:value-type="float" office:value="64301" table:style-name="ce7">
            <text:p>64,301<text:s/></text:p>
          </table:table-cell>
          <table:table-cell office:value-type="float" office:value="21160" table:style-name="ce7">
            <text:p>21,160<text:s/></text:p>
          </table:table-cell>
          <table:table-cell office:value-type="float" office:value="17079" table:style-name="ce7">
            <text:p>17,079<text:s/></text:p>
          </table:table-cell>
          <table:table-cell office:value-type="float" office:value="15909" table:style-name="ce7">
            <text:p>15,909<text:s/></text:p>
          </table:table-cell>
          <table:table-cell office:value-type="float" office:value="28192" table:style-name="ce7">
            <text:p>28,192<text:s/></text:p>
          </table:table-cell>
          <table:table-cell office:value-type="float" office:value="13664" table:style-name="ce7">
            <text:p>13,664<text:s/></text:p>
          </table:table-cell>
          <table:table-cell office:value-type="float" office:value="30818" table:style-name="ce7">
            <text:p>30,818<text:s/></text:p>
          </table:table-cell>
          <table:table-cell office:value-type="float" office:value="20899" table:style-name="ce7">
            <text:p>20,899<text:s/></text:p>
          </table:table-cell>
          <table:table-cell office:value-type="float" office:value="7922" table:style-name="ce7">
            <text:p>7,922<text:s/></text:p>
          </table:table-cell>
          <table:table-cell office:value-type="float" office:value="17226" table:style-name="ce7">
            <text:p>17,226<text:s/></text:p>
          </table:table-cell>
          <table:table-cell office:value-type="float" office:value="44087" table:style-name="ce7">
            <text:p>44,087<text:s/></text:p>
          </table:table-cell>
          <table:table-cell office:value-type="float" office:value="24284" table:style-name="ce7">
            <text:p>24,284<text:s/></text:p>
          </table:table-cell>
          <table:table-cell office:value-type="float" office:value="26333" table:style-name="ce7">
            <text:p>26,333<text:s/></text:p>
          </table:table-cell>
          <table:table-cell office:value-type="float" office:value="27616" table:style-name="ce7">
            <text:p>27,616<text:s/></text:p>
          </table:table-cell>
          <table:table-cell office:value-type="float" office:value="8729" table:style-name="ce7">
            <text:p>8,729<text:s/></text:p>
          </table:table-cell>
          <table:table-cell office:value-type="float" office:value="13754" table:style-name="ce7">
            <text:p>13,754<text:s/></text:p>
          </table:table-cell>
          <table:table-cell office:value-type="float" office:value="5139" table:style-name="ce8">
            <text:p>5,139<text:s/></text:p>
          </table:table-cell>
          <table:table-cell office:value-type="float" office:value="5878" table:style-name="ce7">
            <text:p>5,878<text:s/></text:p>
          </table:table-cell>
          <table:table-cell office:value-type="float" office:value="9056" table:style-name="ce7">
            <text:p>9,056<text:s/></text:p>
          </table:table-cell>
          <table:table-cell office:value-type="float" office:value="10876" table:style-name="ce7">
            <text:p>10,876<text:s/></text:p>
          </table:table-cell>
          <table:table-cell office:value-type="float" office:value="10664" table:style-name="ce7">
            <text:p>10,664<text:s/></text:p>
          </table:table-cell>
          <table:table-cell office:value-type="float" office:value="12535" table:style-name="ce7">
            <text:p>12,535<text:s/></text:p>
          </table:table-cell>
          <table:table-cell office:value-type="float" office:value="17815" table:style-name="ce7">
            <text:p>17,815<text:s/></text:p>
          </table:table-cell>
          <table:table-cell office:value-type="float" office:value="29903" table:style-name="ce7">
            <text:p>29,903<text:s/></text:p>
          </table:table-cell>
          <table:table-cell office:value-type="float" office:value="26885" table:style-name="ce7">
            <text:p>26,885<text:s/></text:p>
          </table:table-cell>
          <table:table-cell office:value-type="float" office:value="14492" table:style-name="ce7">
            <text:p>14,492<text:s/></text:p>
          </table:table-cell>
          <table:table-cell office:value-type="float" office:value="12716" table:style-name="ce7">
            <text:p>12,716<text:s/></text:p>
          </table:table-cell>
          <table:table-cell office:value-type="float" office:value="12795" table:style-name="ce7">
            <text:p>12,795<text:s/></text:p>
          </table:table-cell>
          <table:table-cell office:value-type="float" office:value="13062" table:style-name="ce7">
            <text:p>13,062<text:s/></text:p>
          </table:table-cell>
          <table:table-cell office:value-type="float" office:value="12605" table:style-name="ce7">
            <text:p>12,605<text:s/></text:p>
          </table:table-cell>
          <table:table-cell office:value-type="float" office:value="10773" table:style-name="ce7">
            <text:p>10,773<text:s/></text:p>
          </table:table-cell>
          <table:table-cell office:value-type="float" office:value="9444" table:style-name="ce7">
            <text:p>9,444<text:s/></text:p>
          </table:table-cell>
          <table:table-cell table:number-columns-repeated="11" table:style-name="ce7"/>
          <table:table-cell table:number-columns-repeated="16264"/>
        </table:table-row>
        <table:table-row table:style-name="ro2">
          <table:table-cell office:value-type="date" office:date-value="2025-06-26T00:00:00" table:style-name="ce10">
            <text:p>2025/6/26</text:p>
          </table:table-cell>
          <table:table-cell office:value-type="float" office:value="6259" table:style-name="ce7">
            <text:p>6,259<text:s/></text:p>
          </table:table-cell>
          <table:table-cell office:value-type="float" office:value="14041" table:style-name="ce7">
            <text:p>14,041<text:s/></text:p>
          </table:table-cell>
          <table:table-cell office:value-type="float" office:value="48375" table:style-name="ce7">
            <text:p>48,375<text:s/></text:p>
          </table:table-cell>
          <table:table-cell office:value-type="float" office:value="45183" table:style-name="ce7">
            <text:p>45,183<text:s/></text:p>
          </table:table-cell>
          <table:table-cell office:value-type="float" office:value="26582" table:style-name="ce7">
            <text:p>26,582<text:s/></text:p>
          </table:table-cell>
          <table:table-cell office:value-type="float" office:value="13445" table:style-name="ce7">
            <text:p>13,445<text:s/></text:p>
          </table:table-cell>
          <table:table-cell office:value-type="float" office:value="11271" table:style-name="ce7">
            <text:p>11,271<text:s/></text:p>
          </table:table-cell>
          <table:table-cell office:value-type="float" office:value="4033" table:style-name="ce7">
            <text:p>4,033<text:s/></text:p>
          </table:table-cell>
          <table:table-cell office:value-type="float" office:value="3455" table:style-name="ce7">
            <text:p>3,455<text:s/></text:p>
          </table:table-cell>
          <table:table-cell office:value-type="float" office:value="12014" table:style-name="ce7">
            <text:p>12,014<text:s/></text:p>
          </table:table-cell>
          <table:table-cell office:value-type="float" office:value="2152" table:style-name="ce7">
            <text:p>2,152<text:s/></text:p>
          </table:table-cell>
          <table:table-cell office:value-type="float" office:value="4666" table:style-name="ce7">
            <text:p>4,666<text:s/></text:p>
          </table:table-cell>
          <table:table-cell office:value-type="float" office:value="3231" table:style-name="ce7">
            <text:p>3,231<text:s/></text:p>
          </table:table-cell>
          <table:table-cell office:value-type="float" office:value="8600" table:style-name="ce7">
            <text:p>8,600<text:s/></text:p>
          </table:table-cell>
          <table:table-cell office:value-type="float" office:value="11842" table:style-name="ce7">
            <text:p>11,842<text:s/></text:p>
          </table:table-cell>
          <table:table-cell office:value-type="float" office:value="16832" table:style-name="ce7">
            <text:p>16,832<text:s/></text:p>
          </table:table-cell>
          <table:table-cell office:value-type="float" office:value="18513" table:style-name="ce7">
            <text:p>18,513<text:s/></text:p>
          </table:table-cell>
          <table:table-cell office:value-type="float" office:value="5818" table:style-name="ce7">
            <text:p>5,818<text:s/></text:p>
          </table:table-cell>
          <table:table-cell office:value-type="float" office:value="10475" table:style-name="ce7">
            <text:p>10,475<text:s/></text:p>
          </table:table-cell>
          <table:table-cell office:value-type="float" office:value="3471" table:style-name="ce7">
            <text:p>3,471<text:s/></text:p>
          </table:table-cell>
          <table:table-cell office:value-type="float" office:value="8781" table:style-name="ce7">
            <text:p>8,781<text:s/></text:p>
          </table:table-cell>
          <table:table-cell office:value-type="float" office:value="9279" table:style-name="ce7">
            <text:p>9,279<text:s/></text:p>
          </table:table-cell>
          <table:table-cell office:value-type="float" office:value="8892" table:style-name="ce7">
            <text:p>8,892<text:s/></text:p>
          </table:table-cell>
          <table:table-cell office:value-type="float" office:value="47199" table:style-name="ce7">
            <text:p>47,199<text:s/></text:p>
          </table:table-cell>
          <table:table-cell office:value-type="float" office:value="3703" table:style-name="ce7">
            <text:p>3,703<text:s/></text:p>
          </table:table-cell>
          <table:table-cell office:value-type="float" office:value="10927" table:style-name="ce7">
            <text:p>10,927<text:s/></text:p>
          </table:table-cell>
          <table:table-cell office:value-type="float" office:value="13626" table:style-name="ce7">
            <text:p>13,626<text:s/></text:p>
          </table:table-cell>
          <table:table-cell office:value-type="float" office:value="16151" table:style-name="ce7">
            <text:p>16,151<text:s/></text:p>
          </table:table-cell>
          <table:table-cell office:value-type="float" office:value="21062" table:style-name="ce8">
            <text:p>21,062<text:s/></text:p>
          </table:table-cell>
          <table:table-cell office:value-type="float" office:value="15531" table:style-name="ce7">
            <text:p>15,531<text:s/></text:p>
          </table:table-cell>
          <table:table-cell office:value-type="float" office:value="10246" table:style-name="ce7">
            <text:p>10,246<text:s/></text:p>
          </table:table-cell>
          <table:table-cell office:value-type="float" office:value="25180" table:style-name="ce7">
            <text:p>25,180<text:s/></text:p>
          </table:table-cell>
          <table:table-cell office:value-type="float" office:value="17078" table:style-name="ce7">
            <text:p>17,078<text:s/></text:p>
          </table:table-cell>
          <table:table-cell office:value-type="float" office:value="32298" table:style-name="ce7">
            <text:p>32,298<text:s/></text:p>
          </table:table-cell>
          <table:table-cell office:value-type="float" office:value="28825" table:style-name="ce7">
            <text:p>28,825<text:s/></text:p>
          </table:table-cell>
          <table:table-cell office:value-type="float" office:value="10757" table:style-name="ce7">
            <text:p>10,757<text:s/></text:p>
          </table:table-cell>
          <table:table-cell office:value-type="float" office:value="34948" table:style-name="ce7">
            <text:p>34,948<text:s/></text:p>
          </table:table-cell>
          <table:table-cell office:value-type="float" office:value="25561" table:style-name="ce7">
            <text:p>25,561<text:s/></text:p>
          </table:table-cell>
          <table:table-cell office:value-type="float" office:value="22256" table:style-name="ce8">
            <text:p>22,256<text:s/></text:p>
          </table:table-cell>
          <table:table-cell office:value-type="float" office:value="20587" table:style-name="ce7">
            <text:p>20,587<text:s/></text:p>
          </table:table-cell>
          <table:table-cell office:value-type="float" office:value="25404" table:style-name="ce7">
            <text:p>25,404<text:s/></text:p>
          </table:table-cell>
          <table:table-cell office:value-type="float" office:value="140953" table:style-name="ce7">
            <text:p>140,953<text:s/></text:p>
          </table:table-cell>
          <table:table-cell office:value-type="float" office:value="51510" table:style-name="ce7">
            <text:p>51,510<text:s/></text:p>
          </table:table-cell>
          <table:table-cell office:value-type="float" office:value="23468" table:style-name="ce7">
            <text:p>23,468<text:s/></text:p>
          </table:table-cell>
          <table:table-cell office:value-type="float" office:value="24777" table:style-name="ce7">
            <text:p>24,777<text:s/></text:p>
          </table:table-cell>
          <table:table-cell office:value-type="float" office:value="27714" table:style-name="ce7">
            <text:p>27,714<text:s/></text:p>
          </table:table-cell>
          <table:table-cell office:value-type="float" office:value="25280" table:style-name="ce7">
            <text:p>25,280<text:s/></text:p>
          </table:table-cell>
          <table:table-cell office:value-type="float" office:value="26493" table:style-name="ce7">
            <text:p>26,493<text:s/></text:p>
          </table:table-cell>
          <table:table-cell office:value-type="float" office:value="23203" table:style-name="ce7">
            <text:p>23,203<text:s/></text:p>
          </table:table-cell>
          <table:table-cell office:value-type="float" office:value="12964" table:style-name="ce7">
            <text:p>12,964<text:s/></text:p>
          </table:table-cell>
          <table:table-cell office:value-type="float" office:value="29518" table:style-name="ce7">
            <text:p>29,518<text:s/></text:p>
          </table:table-cell>
          <table:table-cell office:value-type="float" office:value="6921" table:style-name="ce7">
            <text:p>6,921<text:s/></text:p>
          </table:table-cell>
          <table:table-cell office:value-type="float" office:value="8382" table:style-name="ce7">
            <text:p>8,382<text:s/></text:p>
          </table:table-cell>
          <table:table-cell office:value-type="float" office:value="18410" table:style-name="ce7">
            <text:p>18,410<text:s/></text:p>
          </table:table-cell>
          <table:table-cell office:value-type="float" office:value="4895" table:style-name="ce7">
            <text:p>4,895<text:s/></text:p>
          </table:table-cell>
          <table:table-cell office:value-type="float" office:value="4095" table:style-name="ce7">
            <text:p>4,095<text:s/></text:p>
          </table:table-cell>
          <table:table-cell office:value-type="float" office:value="3542" table:style-name="ce7">
            <text:p>3,542<text:s/></text:p>
          </table:table-cell>
          <table:table-cell office:value-type="float" office:value="13135" table:style-name="ce7">
            <text:p>13,135<text:s/></text:p>
          </table:table-cell>
          <table:table-cell office:value-type="float" office:value="9533" table:style-name="ce7">
            <text:p>9,533<text:s/></text:p>
          </table:table-cell>
          <table:table-cell office:value-type="float" office:value="14812" table:style-name="ce7">
            <text:p>14,812<text:s/></text:p>
          </table:table-cell>
          <table:table-cell office:value-type="float" office:value="27985" table:style-name="ce7">
            <text:p>27,985<text:s/></text:p>
          </table:table-cell>
          <table:table-cell office:value-type="float" office:value="10039" table:style-name="ce7">
            <text:p>10,039<text:s/></text:p>
          </table:table-cell>
          <table:table-cell office:value-type="float" office:value="13980" table:style-name="ce7">
            <text:p>13,980<text:s/></text:p>
          </table:table-cell>
          <table:table-cell office:value-type="float" office:value="8981" table:style-name="ce7">
            <text:p>8,981<text:s/></text:p>
          </table:table-cell>
          <table:table-cell office:value-type="float" office:value="24083" table:style-name="ce7">
            <text:p>24,083<text:s/></text:p>
          </table:table-cell>
          <table:table-cell office:value-type="float" office:value="24672" table:style-name="ce7">
            <text:p>24,672<text:s/></text:p>
          </table:table-cell>
          <table:table-cell office:value-type="float" office:value="27288" table:style-name="ce7">
            <text:p>27,288<text:s/></text:p>
          </table:table-cell>
          <table:table-cell office:value-type="float" office:value="42733" table:style-name="ce7">
            <text:p>42,733<text:s/></text:p>
          </table:table-cell>
          <table:table-cell office:value-type="float" office:value="38371" table:style-name="ce7">
            <text:p>38,371<text:s/></text:p>
          </table:table-cell>
          <table:table-cell office:value-type="float" office:value="30376" table:style-name="ce7">
            <text:p>30,376<text:s/></text:p>
          </table:table-cell>
          <table:table-cell office:value-type="float" office:value="27816" table:style-name="ce7">
            <text:p>27,816<text:s/></text:p>
          </table:table-cell>
          <table:table-cell office:value-type="float" office:value="63552" table:style-name="ce7">
            <text:p>63,552<text:s/></text:p>
          </table:table-cell>
          <table:table-cell office:value-type="float" office:value="22604" table:style-name="ce7">
            <text:p>22,604<text:s/></text:p>
          </table:table-cell>
          <table:table-cell office:value-type="float" office:value="33230" table:style-name="ce7">
            <text:p>33,230<text:s/></text:p>
          </table:table-cell>
          <table:table-cell office:value-type="float" office:value="35159" table:style-name="ce7">
            <text:p>35,159<text:s/></text:p>
          </table:table-cell>
          <table:table-cell office:value-type="float" office:value="26337" table:style-name="ce7">
            <text:p>26,337<text:s/></text:p>
          </table:table-cell>
          <table:table-cell office:value-type="float" office:value="65852" table:style-name="ce7">
            <text:p>65,852<text:s/></text:p>
          </table:table-cell>
          <table:table-cell office:value-type="float" office:value="21442" table:style-name="ce7">
            <text:p>21,442<text:s/></text:p>
          </table:table-cell>
          <table:table-cell office:value-type="float" office:value="16940" table:style-name="ce7">
            <text:p>16,940<text:s/></text:p>
          </table:table-cell>
          <table:table-cell office:value-type="float" office:value="16127" table:style-name="ce7">
            <text:p>16,127<text:s/></text:p>
          </table:table-cell>
          <table:table-cell office:value-type="float" office:value="29413" table:style-name="ce7">
            <text:p>29,413<text:s/></text:p>
          </table:table-cell>
          <table:table-cell office:value-type="float" office:value="14120" table:style-name="ce7">
            <text:p>14,120<text:s/></text:p>
          </table:table-cell>
          <table:table-cell office:value-type="float" office:value="31506" table:style-name="ce7">
            <text:p>31,506<text:s/></text:p>
          </table:table-cell>
          <table:table-cell office:value-type="float" office:value="20815" table:style-name="ce7">
            <text:p>20,815<text:s/></text:p>
          </table:table-cell>
          <table:table-cell office:value-type="float" office:value="8158" table:style-name="ce7">
            <text:p>8,158<text:s/></text:p>
          </table:table-cell>
          <table:table-cell office:value-type="float" office:value="17513" table:style-name="ce7">
            <text:p>17,513<text:s/></text:p>
          </table:table-cell>
          <table:table-cell office:value-type="float" office:value="44272" table:style-name="ce7">
            <text:p>44,272<text:s/></text:p>
          </table:table-cell>
          <table:table-cell office:value-type="float" office:value="23544" table:style-name="ce7">
            <text:p>23,544<text:s/></text:p>
          </table:table-cell>
          <table:table-cell office:value-type="float" office:value="27122" table:style-name="ce7">
            <text:p>27,122<text:s/></text:p>
          </table:table-cell>
          <table:table-cell office:value-type="float" office:value="27366" table:style-name="ce7">
            <text:p>27,366<text:s/></text:p>
          </table:table-cell>
          <table:table-cell office:value-type="float" office:value="8912" table:style-name="ce7">
            <text:p>8,912<text:s/></text:p>
          </table:table-cell>
          <table:table-cell office:value-type="float" office:value="12006" table:style-name="ce7">
            <text:p>12,006<text:s/></text:p>
          </table:table-cell>
          <table:table-cell office:value-type="float" office:value="5190" table:style-name="ce8">
            <text:p>5,190<text:s/></text:p>
          </table:table-cell>
          <table:table-cell office:value-type="float" office:value="5891" table:style-name="ce7">
            <text:p>5,891<text:s/></text:p>
          </table:table-cell>
          <table:table-cell office:value-type="float" office:value="8825" table:style-name="ce7">
            <text:p>8,825<text:s/></text:p>
          </table:table-cell>
          <table:table-cell office:value-type="float" office:value="11712" table:style-name="ce7">
            <text:p>11,712<text:s/></text:p>
          </table:table-cell>
          <table:table-cell office:value-type="float" office:value="10534" table:style-name="ce7">
            <text:p>10,534<text:s/></text:p>
          </table:table-cell>
          <table:table-cell office:value-type="float" office:value="12746" table:style-name="ce7">
            <text:p>12,746<text:s/></text:p>
          </table:table-cell>
          <table:table-cell office:value-type="float" office:value="18150" table:style-name="ce7">
            <text:p>18,150<text:s/></text:p>
          </table:table-cell>
          <table:table-cell office:value-type="float" office:value="29656" table:style-name="ce7">
            <text:p>29,656<text:s/></text:p>
          </table:table-cell>
          <table:table-cell office:value-type="float" office:value="27547" table:style-name="ce7">
            <text:p>27,547<text:s/></text:p>
          </table:table-cell>
          <table:table-cell office:value-type="float" office:value="14215" table:style-name="ce7">
            <text:p>14,215<text:s/></text:p>
          </table:table-cell>
          <table:table-cell office:value-type="float" office:value="12654" table:style-name="ce7">
            <text:p>12,654<text:s/></text:p>
          </table:table-cell>
          <table:table-cell office:value-type="float" office:value="12818" table:style-name="ce7">
            <text:p>12,818<text:s/></text:p>
          </table:table-cell>
          <table:table-cell office:value-type="float" office:value="13063" table:style-name="ce7">
            <text:p>13,063<text:s/></text:p>
          </table:table-cell>
          <table:table-cell office:value-type="float" office:value="12706" table:style-name="ce7">
            <text:p>12,706<text:s/></text:p>
          </table:table-cell>
          <table:table-cell office:value-type="float" office:value="10922" table:style-name="ce7">
            <text:p>10,922<text:s/></text:p>
          </table:table-cell>
          <table:table-cell office:value-type="float" office:value="9389" table:style-name="ce7">
            <text:p>9,389<text:s/></text:p>
          </table:table-cell>
          <table:table-cell table:number-columns-repeated="11" table:style-name="ce7"/>
          <table:table-cell table:number-columns-repeated="16264"/>
        </table:table-row>
        <table:table-row table:style-name="ro2">
          <table:table-cell office:value-type="date" office:date-value="2025-06-27T00:00:00" table:style-name="ce10">
            <text:p>2025/6/27</text:p>
          </table:table-cell>
          <table:table-cell office:value-type="float" office:value="6378" table:style-name="ce7">
            <text:p>6,378<text:s/></text:p>
          </table:table-cell>
          <table:table-cell office:value-type="float" office:value="14340" table:style-name="ce7">
            <text:p>14,340<text:s/></text:p>
          </table:table-cell>
          <table:table-cell office:value-type="float" office:value="50624" table:style-name="ce7">
            <text:p>50,624<text:s/></text:p>
          </table:table-cell>
          <table:table-cell office:value-type="float" office:value="51499" table:style-name="ce7">
            <text:p>51,499<text:s/></text:p>
          </table:table-cell>
          <table:table-cell office:value-type="float" office:value="27458" table:style-name="ce7">
            <text:p>27,458<text:s/></text:p>
          </table:table-cell>
          <table:table-cell office:value-type="float" office:value="13990" table:style-name="ce7">
            <text:p>13,990<text:s/></text:p>
          </table:table-cell>
          <table:table-cell office:value-type="float" office:value="11493" table:style-name="ce7">
            <text:p>11,493<text:s/></text:p>
          </table:table-cell>
          <table:table-cell office:value-type="float" office:value="4170" table:style-name="ce7">
            <text:p>4,170<text:s/></text:p>
          </table:table-cell>
          <table:table-cell office:value-type="float" office:value="3492" table:style-name="ce7">
            <text:p>3,492<text:s/></text:p>
          </table:table-cell>
          <table:table-cell office:value-type="float" office:value="12007" table:style-name="ce7">
            <text:p>12,007<text:s/></text:p>
          </table:table-cell>
          <table:table-cell office:value-type="float" office:value="2177" table:style-name="ce7">
            <text:p>2,177<text:s/></text:p>
          </table:table-cell>
          <table:table-cell office:value-type="float" office:value="4572" table:style-name="ce7">
            <text:p>4,572<text:s/></text:p>
          </table:table-cell>
          <table:table-cell office:value-type="float" office:value="3206" table:style-name="ce7">
            <text:p>3,206<text:s/></text:p>
          </table:table-cell>
          <table:table-cell office:value-type="float" office:value="8394" table:style-name="ce7">
            <text:p>8,394<text:s/></text:p>
          </table:table-cell>
          <table:table-cell office:value-type="float" office:value="13186" table:style-name="ce7">
            <text:p>13,186<text:s/></text:p>
          </table:table-cell>
          <table:table-cell office:value-type="float" office:value="15907" table:style-name="ce7">
            <text:p>15,907<text:s/></text:p>
          </table:table-cell>
          <table:table-cell office:value-type="float" office:value="18404" table:style-name="ce7">
            <text:p>18,404<text:s/></text:p>
          </table:table-cell>
          <table:table-cell office:value-type="float" office:value="6083" table:style-name="ce7">
            <text:p>6,083<text:s/></text:p>
          </table:table-cell>
          <table:table-cell office:value-type="float" office:value="10975" table:style-name="ce7">
            <text:p>10,975<text:s/></text:p>
          </table:table-cell>
          <table:table-cell office:value-type="float" office:value="3457" table:style-name="ce7">
            <text:p>3,457<text:s/></text:p>
          </table:table-cell>
          <table:table-cell office:value-type="float" office:value="8969" table:style-name="ce7">
            <text:p>8,969<text:s/></text:p>
          </table:table-cell>
          <table:table-cell office:value-type="float" office:value="9611" table:style-name="ce7">
            <text:p>9,611<text:s/></text:p>
          </table:table-cell>
          <table:table-cell office:value-type="float" office:value="9559" table:style-name="ce7">
            <text:p>9,559<text:s/></text:p>
          </table:table-cell>
          <table:table-cell office:value-type="float" office:value="48485" table:style-name="ce7">
            <text:p>48,485<text:s/></text:p>
          </table:table-cell>
          <table:table-cell office:value-type="float" office:value="4222" table:style-name="ce7">
            <text:p>4,222<text:s/></text:p>
          </table:table-cell>
          <table:table-cell office:value-type="float" office:value="11331" table:style-name="ce7">
            <text:p>11,331<text:s/></text:p>
          </table:table-cell>
          <table:table-cell office:value-type="float" office:value="13804" table:style-name="ce7">
            <text:p>13,804<text:s/></text:p>
          </table:table-cell>
          <table:table-cell office:value-type="float" office:value="16385" table:style-name="ce7">
            <text:p>16,385<text:s/></text:p>
          </table:table-cell>
          <table:table-cell office:value-type="float" office:value="21199" table:style-name="ce8">
            <text:p>21,199<text:s/></text:p>
          </table:table-cell>
          <table:table-cell office:value-type="float" office:value="16055" table:style-name="ce7">
            <text:p>16,055<text:s/></text:p>
          </table:table-cell>
          <table:table-cell office:value-type="float" office:value="10764" table:style-name="ce7">
            <text:p>10,764<text:s/></text:p>
          </table:table-cell>
          <table:table-cell office:value-type="float" office:value="26564" table:style-name="ce7">
            <text:p>26,564<text:s/></text:p>
          </table:table-cell>
          <table:table-cell office:value-type="float" office:value="17603" table:style-name="ce7">
            <text:p>17,603<text:s/></text:p>
          </table:table-cell>
          <table:table-cell office:value-type="float" office:value="33500" table:style-name="ce7">
            <text:p>33,500<text:s/></text:p>
          </table:table-cell>
          <table:table-cell office:value-type="float" office:value="29547" table:style-name="ce7">
            <text:p>29,547<text:s/></text:p>
          </table:table-cell>
          <table:table-cell office:value-type="float" office:value="10707" table:style-name="ce7">
            <text:p>10,707<text:s/></text:p>
          </table:table-cell>
          <table:table-cell office:value-type="float" office:value="36048" table:style-name="ce7">
            <text:p>36,048<text:s/></text:p>
          </table:table-cell>
          <table:table-cell office:value-type="float" office:value="26720" table:style-name="ce7">
            <text:p>26,720<text:s/></text:p>
          </table:table-cell>
          <table:table-cell office:value-type="float" office:value="22129" table:style-name="ce8">
            <text:p>22,129<text:s/></text:p>
          </table:table-cell>
          <table:table-cell office:value-type="float" office:value="20519" table:style-name="ce7">
            <text:p>20,519<text:s/></text:p>
          </table:table-cell>
          <table:table-cell office:value-type="float" office:value="25709" table:style-name="ce7">
            <text:p>25,709<text:s/></text:p>
          </table:table-cell>
          <table:table-cell office:value-type="float" office:value="168246" table:style-name="ce7">
            <text:p>168,246<text:s/></text:p>
          </table:table-cell>
          <table:table-cell office:value-type="float" office:value="58596" table:style-name="ce7">
            <text:p>58,596<text:s/></text:p>
          </table:table-cell>
          <table:table-cell office:value-type="float" office:value="24728" table:style-name="ce7">
            <text:p>24,728<text:s/></text:p>
          </table:table-cell>
          <table:table-cell office:value-type="float" office:value="25708" table:style-name="ce7">
            <text:p>25,708<text:s/></text:p>
          </table:table-cell>
          <table:table-cell office:value-type="float" office:value="30151" table:style-name="ce7">
            <text:p>30,151<text:s/></text:p>
          </table:table-cell>
          <table:table-cell office:value-type="float" office:value="27245" table:style-name="ce7">
            <text:p>27,245<text:s/></text:p>
          </table:table-cell>
          <table:table-cell office:value-type="float" office:value="27813" table:style-name="ce7">
            <text:p>27,813<text:s/></text:p>
          </table:table-cell>
          <table:table-cell office:value-type="float" office:value="25568" table:style-name="ce7">
            <text:p>25,568<text:s/></text:p>
          </table:table-cell>
          <table:table-cell office:value-type="float" office:value="13066" table:style-name="ce7">
            <text:p>13,066<text:s/></text:p>
          </table:table-cell>
          <table:table-cell office:value-type="float" office:value="29724" table:style-name="ce7">
            <text:p>29,724<text:s/></text:p>
          </table:table-cell>
          <table:table-cell office:value-type="float" office:value="7063" table:style-name="ce7">
            <text:p>7,063<text:s/></text:p>
          </table:table-cell>
          <table:table-cell office:value-type="float" office:value="8518" table:style-name="ce7">
            <text:p>8,518<text:s/></text:p>
          </table:table-cell>
          <table:table-cell office:value-type="float" office:value="18827" table:style-name="ce7">
            <text:p>18,827<text:s/></text:p>
          </table:table-cell>
          <table:table-cell office:value-type="float" office:value="4955" table:style-name="ce7">
            <text:p>4,955<text:s/></text:p>
          </table:table-cell>
          <table:table-cell office:value-type="float" office:value="4068" table:style-name="ce7">
            <text:p>4,068<text:s/></text:p>
          </table:table-cell>
          <table:table-cell office:value-type="float" office:value="3335" table:style-name="ce7">
            <text:p>3,335<text:s/></text:p>
          </table:table-cell>
          <table:table-cell office:value-type="float" office:value="13227" table:style-name="ce7">
            <text:p>13,227<text:s/></text:p>
          </table:table-cell>
          <table:table-cell office:value-type="float" office:value="9861" table:style-name="ce7">
            <text:p>9,861<text:s/></text:p>
          </table:table-cell>
          <table:table-cell office:value-type="float" office:value="15234" table:style-name="ce7">
            <text:p>15,234<text:s/></text:p>
          </table:table-cell>
          <table:table-cell office:value-type="float" office:value="28928" table:style-name="ce7">
            <text:p>28,928<text:s/></text:p>
          </table:table-cell>
          <table:table-cell office:value-type="float" office:value="10136" table:style-name="ce7">
            <text:p>10,136<text:s/></text:p>
          </table:table-cell>
          <table:table-cell office:value-type="float" office:value="14851" table:style-name="ce7">
            <text:p>14,851<text:s/></text:p>
          </table:table-cell>
          <table:table-cell office:value-type="float" office:value="9279" table:style-name="ce7">
            <text:p>9,279<text:s/></text:p>
          </table:table-cell>
          <table:table-cell office:value-type="float" office:value="24687" table:style-name="ce7">
            <text:p>24,687<text:s/></text:p>
          </table:table-cell>
          <table:table-cell office:value-type="float" office:value="24725" table:style-name="ce7">
            <text:p>24,725<text:s/></text:p>
          </table:table-cell>
          <table:table-cell office:value-type="float" office:value="28799" table:style-name="ce7">
            <text:p>28,799<text:s/></text:p>
          </table:table-cell>
          <table:table-cell office:value-type="float" office:value="48006" table:style-name="ce7">
            <text:p>48,006<text:s/></text:p>
          </table:table-cell>
          <table:table-cell office:value-type="float" office:value="39114" table:style-name="ce7">
            <text:p>39,114<text:s/></text:p>
          </table:table-cell>
          <table:table-cell office:value-type="float" office:value="30921" table:style-name="ce7">
            <text:p>30,921<text:s/></text:p>
          </table:table-cell>
          <table:table-cell office:value-type="float" office:value="28658" table:style-name="ce7">
            <text:p>28,658<text:s/></text:p>
          </table:table-cell>
          <table:table-cell office:value-type="float" office:value="72893" table:style-name="ce7">
            <text:p>72,893<text:s/></text:p>
          </table:table-cell>
          <table:table-cell office:value-type="float" office:value="23882" table:style-name="ce7">
            <text:p>23,882<text:s/></text:p>
          </table:table-cell>
          <table:table-cell office:value-type="float" office:value="36962" table:style-name="ce7">
            <text:p>36,962<text:s/></text:p>
          </table:table-cell>
          <table:table-cell office:value-type="float" office:value="39592" table:style-name="ce7">
            <text:p>39,592<text:s/></text:p>
          </table:table-cell>
          <table:table-cell office:value-type="float" office:value="47271" table:style-name="ce7">
            <text:p>47,271<text:s/></text:p>
          </table:table-cell>
          <table:table-cell office:value-type="float" office:value="73272" table:style-name="ce7">
            <text:p>73,272<text:s/></text:p>
          </table:table-cell>
          <table:table-cell office:value-type="float" office:value="22112" table:style-name="ce7">
            <text:p>22,112<text:s/></text:p>
          </table:table-cell>
          <table:table-cell office:value-type="float" office:value="17755" table:style-name="ce7">
            <text:p>17,755<text:s/></text:p>
          </table:table-cell>
          <table:table-cell office:value-type="float" office:value="15910" table:style-name="ce7">
            <text:p>15,910<text:s/></text:p>
          </table:table-cell>
          <table:table-cell office:value-type="float" office:value="34568" table:style-name="ce7">
            <text:p>34,568<text:s/></text:p>
          </table:table-cell>
          <table:table-cell office:value-type="float" office:value="14679" table:style-name="ce7">
            <text:p>14,679<text:s/></text:p>
          </table:table-cell>
          <table:table-cell office:value-type="float" office:value="34492" table:style-name="ce7">
            <text:p>34,492<text:s/></text:p>
          </table:table-cell>
          <table:table-cell office:value-type="float" office:value="22310" table:style-name="ce7">
            <text:p>22,310<text:s/></text:p>
          </table:table-cell>
          <table:table-cell office:value-type="float" office:value="8588" table:style-name="ce7">
            <text:p>8,588<text:s/></text:p>
          </table:table-cell>
          <table:table-cell office:value-type="float" office:value="18816" table:style-name="ce7">
            <text:p>18,816<text:s/></text:p>
          </table:table-cell>
          <table:table-cell office:value-type="float" office:value="45619" table:style-name="ce7">
            <text:p>45,619<text:s/></text:p>
          </table:table-cell>
          <table:table-cell office:value-type="float" office:value="24657" table:style-name="ce7">
            <text:p>24,657<text:s/></text:p>
          </table:table-cell>
          <table:table-cell office:value-type="float" office:value="27729" table:style-name="ce7">
            <text:p>27,729<text:s/></text:p>
          </table:table-cell>
          <table:table-cell office:value-type="float" office:value="28618" table:style-name="ce7">
            <text:p>28,618<text:s/></text:p>
          </table:table-cell>
          <table:table-cell office:value-type="float" office:value="8143" table:style-name="ce7">
            <text:p>8,143<text:s/></text:p>
          </table:table-cell>
          <table:table-cell office:value-type="float" office:value="11514" table:style-name="ce7">
            <text:p>11,514<text:s/></text:p>
          </table:table-cell>
          <table:table-cell office:value-type="float" office:value="5421" table:style-name="ce8">
            <text:p>5,421<text:s/></text:p>
          </table:table-cell>
          <table:table-cell office:value-type="float" office:value="5821" table:style-name="ce7">
            <text:p>5,821<text:s/></text:p>
          </table:table-cell>
          <table:table-cell office:value-type="float" office:value="9551" table:style-name="ce7">
            <text:p>9,551<text:s/></text:p>
          </table:table-cell>
          <table:table-cell office:value-type="float" office:value="10947" table:style-name="ce7">
            <text:p>10,947<text:s/></text:p>
          </table:table-cell>
          <table:table-cell office:value-type="float" office:value="11504" table:style-name="ce7">
            <text:p>11,504<text:s/></text:p>
          </table:table-cell>
          <table:table-cell office:value-type="float" office:value="13380" table:style-name="ce7">
            <text:p>13,380<text:s/></text:p>
          </table:table-cell>
          <table:table-cell office:value-type="float" office:value="19317" table:style-name="ce7">
            <text:p>19,317<text:s/></text:p>
          </table:table-cell>
          <table:table-cell office:value-type="float" office:value="30329" table:style-name="ce7">
            <text:p>30,329<text:s/></text:p>
          </table:table-cell>
          <table:table-cell office:value-type="float" office:value="29342" table:style-name="ce7">
            <text:p>29,342<text:s/></text:p>
          </table:table-cell>
          <table:table-cell office:value-type="float" office:value="14787" table:style-name="ce7">
            <text:p>14,787<text:s/></text:p>
          </table:table-cell>
          <table:table-cell office:value-type="float" office:value="12834" table:style-name="ce7">
            <text:p>12,834<text:s/></text:p>
          </table:table-cell>
          <table:table-cell office:value-type="float" office:value="13277" table:style-name="ce7">
            <text:p>13,277<text:s/></text:p>
          </table:table-cell>
          <table:table-cell office:value-type="float" office:value="13413" table:style-name="ce7">
            <text:p>13,413<text:s/></text:p>
          </table:table-cell>
          <table:table-cell office:value-type="float" office:value="12942" table:style-name="ce7">
            <text:p>12,942<text:s/></text:p>
          </table:table-cell>
          <table:table-cell office:value-type="float" office:value="11141" table:style-name="ce7">
            <text:p>11,141<text:s/></text:p>
          </table:table-cell>
          <table:table-cell office:value-type="float" office:value="9597" table:style-name="ce7">
            <text:p>9,597<text:s/></text:p>
          </table:table-cell>
          <table:table-cell table:number-columns-repeated="11" table:style-name="ce7"/>
          <table:table-cell table:number-columns-repeated="16264"/>
        </table:table-row>
        <table:table-row table:style-name="ro2">
          <table:table-cell office:value-type="date" office:date-value="2025-06-28T00:00:00" table:style-name="ce10">
            <text:p>2025/6/28</text:p>
          </table:table-cell>
          <table:table-cell office:value-type="float" office:value="4383" table:style-name="ce7">
            <text:p>4,383<text:s/></text:p>
          </table:table-cell>
          <table:table-cell office:value-type="float" office:value="9056" table:style-name="ce7">
            <text:p>9,056<text:s/></text:p>
          </table:table-cell>
          <table:table-cell office:value-type="float" office:value="28457" table:style-name="ce7">
            <text:p>28,457<text:s/></text:p>
          </table:table-cell>
          <table:table-cell office:value-type="float" office:value="47892" table:style-name="ce7">
            <text:p>47,892<text:s/></text:p>
          </table:table-cell>
          <table:table-cell office:value-type="float" office:value="17243" table:style-name="ce7">
            <text:p>17,243<text:s/></text:p>
          </table:table-cell>
          <table:table-cell office:value-type="float" office:value="9457" table:style-name="ce7">
            <text:p>9,457<text:s/></text:p>
          </table:table-cell>
          <table:table-cell office:value-type="float" office:value="7862" table:style-name="ce7">
            <text:p>7,862<text:s/></text:p>
          </table:table-cell>
          <table:table-cell office:value-type="float" office:value="3651" table:style-name="ce7">
            <text:p>3,651<text:s/></text:p>
          </table:table-cell>
          <table:table-cell office:value-type="float" office:value="2727" table:style-name="ce7">
            <text:p>2,727<text:s/></text:p>
          </table:table-cell>
          <table:table-cell office:value-type="float" office:value="7789" table:style-name="ce7">
            <text:p>7,789<text:s/></text:p>
          </table:table-cell>
          <table:table-cell office:value-type="float" office:value="1628" table:style-name="ce7">
            <text:p>1,628<text:s/></text:p>
          </table:table-cell>
          <table:table-cell office:value-type="float" office:value="3220" table:style-name="ce7">
            <text:p>3,220<text:s/></text:p>
          </table:table-cell>
          <table:table-cell office:value-type="float" office:value="5627" table:style-name="ce7">
            <text:p>5,627<text:s/></text:p>
          </table:table-cell>
          <table:table-cell office:value-type="float" office:value="5990" table:style-name="ce7">
            <text:p>5,990<text:s/></text:p>
          </table:table-cell>
          <table:table-cell office:value-type="float" office:value="11670" table:style-name="ce7">
            <text:p>11,670<text:s/></text:p>
          </table:table-cell>
          <table:table-cell office:value-type="float" office:value="5394" table:style-name="ce7">
            <text:p>5,394<text:s/></text:p>
          </table:table-cell>
          <table:table-cell office:value-type="float" office:value="7502" table:style-name="ce7">
            <text:p>7,502<text:s/></text:p>
          </table:table-cell>
          <table:table-cell office:value-type="float" office:value="4081" table:style-name="ce7">
            <text:p>4,081<text:s/></text:p>
          </table:table-cell>
          <table:table-cell office:value-type="float" office:value="8963" table:style-name="ce7">
            <text:p>8,963<text:s/></text:p>
          </table:table-cell>
          <table:table-cell office:value-type="float" office:value="3245" table:style-name="ce7">
            <text:p>3,245<text:s/></text:p>
          </table:table-cell>
          <table:table-cell office:value-type="float" office:value="6032" table:style-name="ce7">
            <text:p>6,032<text:s/></text:p>
          </table:table-cell>
          <table:table-cell office:value-type="float" office:value="6790" table:style-name="ce7">
            <text:p>6,790<text:s/></text:p>
          </table:table-cell>
          <table:table-cell office:value-type="float" office:value="7077" table:style-name="ce7">
            <text:p>7,077<text:s/></text:p>
          </table:table-cell>
          <table:table-cell office:value-type="float" office:value="42945" table:style-name="ce7">
            <text:p>42,945<text:s/></text:p>
          </table:table-cell>
          <table:table-cell office:value-type="float" office:value="3650" table:style-name="ce7">
            <text:p>3,650<text:s/></text:p>
          </table:table-cell>
          <table:table-cell office:value-type="float" office:value="11036" table:style-name="ce7">
            <text:p>11,036<text:s/></text:p>
          </table:table-cell>
          <table:table-cell office:value-type="float" office:value="9788" table:style-name="ce7">
            <text:p>9,788<text:s/></text:p>
          </table:table-cell>
          <table:table-cell office:value-type="float" office:value="12426" table:style-name="ce7">
            <text:p>12,426<text:s/></text:p>
          </table:table-cell>
          <table:table-cell office:value-type="float" office:value="14792" table:style-name="ce8">
            <text:p>14,792<text:s/></text:p>
          </table:table-cell>
          <table:table-cell office:value-type="float" office:value="13494" table:style-name="ce7">
            <text:p>13,494<text:s/></text:p>
          </table:table-cell>
          <table:table-cell office:value-type="float" office:value="8831" table:style-name="ce7">
            <text:p>8,831<text:s/></text:p>
          </table:table-cell>
          <table:table-cell office:value-type="float" office:value="23924" table:style-name="ce7">
            <text:p>23,924<text:s/></text:p>
          </table:table-cell>
          <table:table-cell office:value-type="float" office:value="13925" table:style-name="ce7">
            <text:p>13,925<text:s/></text:p>
          </table:table-cell>
          <table:table-cell office:value-type="float" office:value="25937" table:style-name="ce7">
            <text:p>25,937<text:s/></text:p>
          </table:table-cell>
          <table:table-cell office:value-type="float" office:value="26176" table:style-name="ce7">
            <text:p>26,176<text:s/></text:p>
          </table:table-cell>
          <table:table-cell office:value-type="float" office:value="4983" table:style-name="ce7">
            <text:p>4,983<text:s/></text:p>
          </table:table-cell>
          <table:table-cell office:value-type="float" office:value="29338" table:style-name="ce7">
            <text:p>29,338<text:s/></text:p>
          </table:table-cell>
          <table:table-cell office:value-type="float" office:value="20374" table:style-name="ce7">
            <text:p>20,374<text:s/></text:p>
          </table:table-cell>
          <table:table-cell office:value-type="float" office:value="15985" table:style-name="ce8">
            <text:p>15,985<text:s/></text:p>
          </table:table-cell>
          <table:table-cell office:value-type="float" office:value="16881" table:style-name="ce7">
            <text:p>16,881<text:s/></text:p>
          </table:table-cell>
          <table:table-cell office:value-type="float" office:value="10706" table:style-name="ce7">
            <text:p>10,706<text:s/></text:p>
          </table:table-cell>
          <table:table-cell office:value-type="float" office:value="170488" table:style-name="ce7">
            <text:p>170,488<text:s/></text:p>
          </table:table-cell>
          <table:table-cell office:value-type="float" office:value="62989" table:style-name="ce7">
            <text:p>62,989<text:s/></text:p>
          </table:table-cell>
          <table:table-cell office:value-type="float" office:value="19883" table:style-name="ce7">
            <text:p>19,883<text:s/></text:p>
          </table:table-cell>
          <table:table-cell office:value-type="float" office:value="17984" table:style-name="ce7">
            <text:p>17,984<text:s/></text:p>
          </table:table-cell>
          <table:table-cell office:value-type="float" office:value="29783" table:style-name="ce7">
            <text:p>29,783<text:s/></text:p>
          </table:table-cell>
          <table:table-cell office:value-type="float" office:value="29531" table:style-name="ce7">
            <text:p>29,531<text:s/></text:p>
          </table:table-cell>
          <table:table-cell office:value-type="float" office:value="26662" table:style-name="ce7">
            <text:p>26,662<text:s/></text:p>
          </table:table-cell>
          <table:table-cell office:value-type="float" office:value="20229" table:style-name="ce7">
            <text:p>20,229<text:s/></text:p>
          </table:table-cell>
          <table:table-cell office:value-type="float" office:value="9033" table:style-name="ce7">
            <text:p>9,033<text:s/></text:p>
          </table:table-cell>
          <table:table-cell office:value-type="float" office:value="21186" table:style-name="ce7">
            <text:p>21,186<text:s/></text:p>
          </table:table-cell>
          <table:table-cell office:value-type="float" office:value="6158" table:style-name="ce7">
            <text:p>6,158<text:s/></text:p>
          </table:table-cell>
          <table:table-cell office:value-type="float" office:value="5665" table:style-name="ce7">
            <text:p>5,665<text:s/></text:p>
          </table:table-cell>
          <table:table-cell office:value-type="float" office:value="16405" table:style-name="ce7">
            <text:p>16,405<text:s/></text:p>
          </table:table-cell>
          <table:table-cell office:value-type="float" office:value="4921" table:style-name="ce7">
            <text:p>4,921<text:s/></text:p>
          </table:table-cell>
          <table:table-cell office:value-type="float" office:value="3197" table:style-name="ce7">
            <text:p>3,197<text:s/></text:p>
          </table:table-cell>
          <table:table-cell office:value-type="float" office:value="1869" table:style-name="ce7">
            <text:p>1,869<text:s/></text:p>
          </table:table-cell>
          <table:table-cell office:value-type="float" office:value="8306" table:style-name="ce7">
            <text:p>8,306<text:s/></text:p>
          </table:table-cell>
          <table:table-cell office:value-type="float" office:value="8261" table:style-name="ce7">
            <text:p>8,261<text:s/></text:p>
          </table:table-cell>
          <table:table-cell office:value-type="float" office:value="12891" table:style-name="ce7">
            <text:p>12,891<text:s/></text:p>
          </table:table-cell>
          <table:table-cell office:value-type="float" office:value="30685" table:style-name="ce7">
            <text:p>30,685<text:s/></text:p>
          </table:table-cell>
          <table:table-cell office:value-type="float" office:value="6584" table:style-name="ce7">
            <text:p>6,584<text:s/></text:p>
          </table:table-cell>
          <table:table-cell office:value-type="float" office:value="12030" table:style-name="ce7">
            <text:p>12,030<text:s/></text:p>
          </table:table-cell>
          <table:table-cell office:value-type="float" office:value="6810" table:style-name="ce7">
            <text:p>6,810<text:s/></text:p>
          </table:table-cell>
          <table:table-cell office:value-type="float" office:value="18558" table:style-name="ce7">
            <text:p>18,558<text:s/></text:p>
          </table:table-cell>
          <table:table-cell office:value-type="float" office:value="16331" table:style-name="ce7">
            <text:p>16,331<text:s/></text:p>
          </table:table-cell>
          <table:table-cell office:value-type="float" office:value="26059" table:style-name="ce7">
            <text:p>26,059<text:s/></text:p>
          </table:table-cell>
          <table:table-cell office:value-type="float" office:value="42589" table:style-name="ce7">
            <text:p>42,589<text:s/></text:p>
          </table:table-cell>
          <table:table-cell office:value-type="float" office:value="31266" table:style-name="ce7">
            <text:p>31,266<text:s/></text:p>
          </table:table-cell>
          <table:table-cell office:value-type="float" office:value="24048" table:style-name="ce7">
            <text:p>24,048<text:s/></text:p>
          </table:table-cell>
          <table:table-cell office:value-type="float" office:value="27660" table:style-name="ce7">
            <text:p>27,660<text:s/></text:p>
          </table:table-cell>
          <table:table-cell office:value-type="float" office:value="80824" table:style-name="ce7">
            <text:p>80,824<text:s/></text:p>
          </table:table-cell>
          <table:table-cell office:value-type="float" office:value="15554" table:style-name="ce7">
            <text:p>15,554<text:s/></text:p>
          </table:table-cell>
          <table:table-cell office:value-type="float" office:value="37803" table:style-name="ce7">
            <text:p>37,803<text:s/></text:p>
          </table:table-cell>
          <table:table-cell office:value-type="float" office:value="33912" table:style-name="ce7">
            <text:p>33,912<text:s/></text:p>
          </table:table-cell>
          <table:table-cell office:value-type="float" office:value="46626" table:style-name="ce7">
            <text:p>46,626<text:s/></text:p>
          </table:table-cell>
          <table:table-cell office:value-type="float" office:value="62463" table:style-name="ce7">
            <text:p>62,463<text:s/></text:p>
          </table:table-cell>
          <table:table-cell office:value-type="float" office:value="17001" table:style-name="ce7">
            <text:p>17,001<text:s/></text:p>
          </table:table-cell>
          <table:table-cell office:value-type="float" office:value="15133" table:style-name="ce7">
            <text:p>15,133<text:s/></text:p>
          </table:table-cell>
          <table:table-cell office:value-type="float" office:value="11118" table:style-name="ce7">
            <text:p>11,118<text:s/></text:p>
          </table:table-cell>
          <table:table-cell office:value-type="float" office:value="27655" table:style-name="ce7">
            <text:p>27,655<text:s/></text:p>
          </table:table-cell>
          <table:table-cell office:value-type="float" office:value="10315" table:style-name="ce7">
            <text:p>10,315<text:s/></text:p>
          </table:table-cell>
          <table:table-cell office:value-type="float" office:value="43199" table:style-name="ce7">
            <text:p>43,199<text:s/></text:p>
          </table:table-cell>
          <table:table-cell office:value-type="float" office:value="15085" table:style-name="ce7">
            <text:p>15,085<text:s/></text:p>
          </table:table-cell>
          <table:table-cell office:value-type="float" office:value="11625" table:style-name="ce7">
            <text:p>11,625<text:s/></text:p>
          </table:table-cell>
          <table:table-cell office:value-type="float" office:value="15111" table:style-name="ce7">
            <text:p>15,111<text:s/></text:p>
          </table:table-cell>
          <table:table-cell office:value-type="float" office:value="23009" table:style-name="ce7">
            <text:p>23,009<text:s/></text:p>
          </table:table-cell>
          <table:table-cell office:value-type="float" office:value="18292" table:style-name="ce7">
            <text:p>18,292<text:s/></text:p>
          </table:table-cell>
          <table:table-cell office:value-type="float" office:value="14941" table:style-name="ce7">
            <text:p>14,941<text:s/></text:p>
          </table:table-cell>
          <table:table-cell office:value-type="float" office:value="20572" table:style-name="ce7">
            <text:p>20,572<text:s/></text:p>
          </table:table-cell>
          <table:table-cell office:value-type="float" office:value="6269" table:style-name="ce7">
            <text:p>6,269<text:s/></text:p>
          </table:table-cell>
          <table:table-cell office:value-type="float" office:value="8444" table:style-name="ce7">
            <text:p>8,444<text:s/></text:p>
          </table:table-cell>
          <table:table-cell office:value-type="float" office:value="3833" table:style-name="ce8">
            <text:p>3,833<text:s/></text:p>
          </table:table-cell>
          <table:table-cell office:value-type="float" office:value="2729" table:style-name="ce7">
            <text:p>2,729<text:s/></text:p>
          </table:table-cell>
          <table:table-cell office:value-type="float" office:value="8044" table:style-name="ce7">
            <text:p>8,044<text:s/></text:p>
          </table:table-cell>
          <table:table-cell office:value-type="float" office:value="7797" table:style-name="ce7">
            <text:p>7,797<text:s/></text:p>
          </table:table-cell>
          <table:table-cell office:value-type="float" office:value="10458" table:style-name="ce7">
            <text:p>10,458<text:s/></text:p>
          </table:table-cell>
          <table:table-cell office:value-type="float" office:value="11346" table:style-name="ce7">
            <text:p>11,346<text:s/></text:p>
          </table:table-cell>
          <table:table-cell office:value-type="float" office:value="14740" table:style-name="ce7">
            <text:p>14,740<text:s/></text:p>
          </table:table-cell>
          <table:table-cell office:value-type="float" office:value="19637" table:style-name="ce7">
            <text:p>19,637<text:s/></text:p>
          </table:table-cell>
          <table:table-cell office:value-type="float" office:value="24806" table:style-name="ce7">
            <text:p>24,806<text:s/></text:p>
          </table:table-cell>
          <table:table-cell office:value-type="float" office:value="11116" table:style-name="ce7">
            <text:p>11,116<text:s/></text:p>
          </table:table-cell>
          <table:table-cell office:value-type="float" office:value="9514" table:style-name="ce7">
            <text:p>9,514<text:s/></text:p>
          </table:table-cell>
          <table:table-cell office:value-type="float" office:value="10393" table:style-name="ce7">
            <text:p>10,393<text:s/></text:p>
          </table:table-cell>
          <table:table-cell office:value-type="float" office:value="10485" table:style-name="ce7">
            <text:p>10,485<text:s/></text:p>
          </table:table-cell>
          <table:table-cell office:value-type="float" office:value="10644" table:style-name="ce7">
            <text:p>10,644<text:s/></text:p>
          </table:table-cell>
          <table:table-cell office:value-type="float" office:value="8841" table:style-name="ce7">
            <text:p>8,841<text:s/></text:p>
          </table:table-cell>
          <table:table-cell office:value-type="float" office:value="7286" table:style-name="ce7">
            <text:p>7,286<text:s/></text:p>
          </table:table-cell>
          <table:table-cell table:number-columns-repeated="11" table:style-name="ce7"/>
          <table:table-cell table:number-columns-repeated="16264"/>
        </table:table-row>
        <table:table-row table:style-name="ro2">
          <table:table-cell office:value-type="date" office:date-value="2025-06-29T00:00:00" table:style-name="ce10">
            <text:p>2025/6/29</text:p>
          </table:table-cell>
          <table:table-cell office:value-type="float" office:value="4176" table:style-name="ce7">
            <text:p>4,176<text:s/></text:p>
          </table:table-cell>
          <table:table-cell office:value-type="float" office:value="7498" table:style-name="ce7">
            <text:p>7,498<text:s/></text:p>
          </table:table-cell>
          <table:table-cell office:value-type="float" office:value="20570" table:style-name="ce7">
            <text:p>20,570<text:s/></text:p>
          </table:table-cell>
          <table:table-cell office:value-type="float" office:value="36600" table:style-name="ce7">
            <text:p>36,600<text:s/></text:p>
          </table:table-cell>
          <table:table-cell office:value-type="float" office:value="13568" table:style-name="ce7">
            <text:p>13,568<text:s/></text:p>
          </table:table-cell>
          <table:table-cell office:value-type="float" office:value="7420" table:style-name="ce7">
            <text:p>7,420<text:s/></text:p>
          </table:table-cell>
          <table:table-cell office:value-type="float" office:value="6401" table:style-name="ce7">
            <text:p>6,401<text:s/></text:p>
          </table:table-cell>
          <table:table-cell office:value-type="float" office:value="3256" table:style-name="ce7">
            <text:p>3,256<text:s/></text:p>
          </table:table-cell>
          <table:table-cell office:value-type="float" office:value="2195" table:style-name="ce7">
            <text:p>2,195<text:s/></text:p>
          </table:table-cell>
          <table:table-cell office:value-type="float" office:value="7155" table:style-name="ce7">
            <text:p>7,155<text:s/></text:p>
          </table:table-cell>
          <table:table-cell office:value-type="float" office:value="1421" table:style-name="ce7">
            <text:p>1,421<text:s/></text:p>
          </table:table-cell>
          <table:table-cell office:value-type="float" office:value="2915" table:style-name="ce7">
            <text:p>2,915<text:s/></text:p>
          </table:table-cell>
          <table:table-cell office:value-type="float" office:value="4706" table:style-name="ce7">
            <text:p>4,706<text:s/></text:p>
          </table:table-cell>
          <table:table-cell office:value-type="float" office:value="5444" table:style-name="ce7">
            <text:p>5,444<text:s/></text:p>
          </table:table-cell>
          <table:table-cell office:value-type="float" office:value="9425" table:style-name="ce7">
            <text:p>9,425<text:s/></text:p>
          </table:table-cell>
          <table:table-cell office:value-type="float" office:value="4372" table:style-name="ce7">
            <text:p>4,372<text:s/></text:p>
          </table:table-cell>
          <table:table-cell office:value-type="float" office:value="5915" table:style-name="ce7">
            <text:p>5,915<text:s/></text:p>
          </table:table-cell>
          <table:table-cell office:value-type="float" office:value="3646" table:style-name="ce7">
            <text:p>3,646<text:s/></text:p>
          </table:table-cell>
          <table:table-cell office:value-type="float" office:value="7587" table:style-name="ce7">
            <text:p>7,587<text:s/></text:p>
          </table:table-cell>
          <table:table-cell office:value-type="float" office:value="3169" table:style-name="ce7">
            <text:p>3,169<text:s/></text:p>
          </table:table-cell>
          <table:table-cell office:value-type="float" office:value="4889" table:style-name="ce7">
            <text:p>4,889<text:s/></text:p>
          </table:table-cell>
          <table:table-cell office:value-type="float" office:value="5730" table:style-name="ce7">
            <text:p>5,730<text:s/></text:p>
          </table:table-cell>
          <table:table-cell office:value-type="float" office:value="6135" table:style-name="ce7">
            <text:p>6,135<text:s/></text:p>
          </table:table-cell>
          <table:table-cell office:value-type="float" office:value="24544" table:style-name="ce7">
            <text:p>24,544<text:s/></text:p>
          </table:table-cell>
          <table:table-cell office:value-type="float" office:value="3288" table:style-name="ce7">
            <text:p>3,288<text:s/></text:p>
          </table:table-cell>
          <table:table-cell office:value-type="float" office:value="9937" table:style-name="ce7">
            <text:p>9,937<text:s/></text:p>
          </table:table-cell>
          <table:table-cell office:value-type="float" office:value="8659" table:style-name="ce7">
            <text:p>8,659<text:s/></text:p>
          </table:table-cell>
          <table:table-cell office:value-type="float" office:value="10866" table:style-name="ce7">
            <text:p>10,866<text:s/></text:p>
          </table:table-cell>
          <table:table-cell office:value-type="float" office:value="12844" table:style-name="ce8">
            <text:p>12,844<text:s/></text:p>
          </table:table-cell>
          <table:table-cell office:value-type="float" office:value="11933" table:style-name="ce7">
            <text:p>11,933<text:s/></text:p>
          </table:table-cell>
          <table:table-cell office:value-type="float" office:value="8106" table:style-name="ce7">
            <text:p>8,106<text:s/></text:p>
          </table:table-cell>
          <table:table-cell office:value-type="float" office:value="21061" table:style-name="ce7">
            <text:p>21,061<text:s/></text:p>
          </table:table-cell>
          <table:table-cell office:value-type="float" office:value="11641" table:style-name="ce7">
            <text:p>11,641<text:s/></text:p>
          </table:table-cell>
          <table:table-cell office:value-type="float" office:value="19711" table:style-name="ce7">
            <text:p>19,711<text:s/></text:p>
          </table:table-cell>
          <table:table-cell office:value-type="float" office:value="33026" table:style-name="ce7">
            <text:p>33,026<text:s/></text:p>
          </table:table-cell>
          <table:table-cell office:value-type="float" office:value="4300" table:style-name="ce7">
            <text:p>4,300<text:s/></text:p>
          </table:table-cell>
          <table:table-cell office:value-type="float" office:value="24880" table:style-name="ce7">
            <text:p>24,880<text:s/></text:p>
          </table:table-cell>
          <table:table-cell office:value-type="float" office:value="17302" table:style-name="ce7">
            <text:p>17,302<text:s/></text:p>
          </table:table-cell>
          <table:table-cell office:value-type="float" office:value="13654" table:style-name="ce8">
            <text:p>13,654<text:s/></text:p>
          </table:table-cell>
          <table:table-cell office:value-type="float" office:value="14914" table:style-name="ce7">
            <text:p>14,914<text:s/></text:p>
          </table:table-cell>
          <table:table-cell office:value-type="float" office:value="8354" table:style-name="ce7">
            <text:p>8,354<text:s/></text:p>
          </table:table-cell>
          <table:table-cell office:value-type="float" office:value="154217" table:style-name="ce7">
            <text:p>154,217<text:s/></text:p>
          </table:table-cell>
          <table:table-cell office:value-type="float" office:value="52409" table:style-name="ce7">
            <text:p>52,409<text:s/></text:p>
          </table:table-cell>
          <table:table-cell office:value-type="float" office:value="14652" table:style-name="ce7">
            <text:p>14,652<text:s/></text:p>
          </table:table-cell>
          <table:table-cell office:value-type="float" office:value="15937" table:style-name="ce7">
            <text:p>15,937<text:s/></text:p>
          </table:table-cell>
          <table:table-cell office:value-type="float" office:value="22920" table:style-name="ce7">
            <text:p>22,920<text:s/></text:p>
          </table:table-cell>
          <table:table-cell office:value-type="float" office:value="24407" table:style-name="ce7">
            <text:p>24,407<text:s/></text:p>
          </table:table-cell>
          <table:table-cell office:value-type="float" office:value="21807" table:style-name="ce7">
            <text:p>21,807<text:s/></text:p>
          </table:table-cell>
          <table:table-cell office:value-type="float" office:value="17506" table:style-name="ce7">
            <text:p>17,506<text:s/></text:p>
          </table:table-cell>
          <table:table-cell office:value-type="float" office:value="7511" table:style-name="ce7">
            <text:p>7,511<text:s/></text:p>
          </table:table-cell>
          <table:table-cell office:value-type="float" office:value="17880" table:style-name="ce7">
            <text:p>17,880<text:s/></text:p>
          </table:table-cell>
          <table:table-cell office:value-type="float" office:value="5340" table:style-name="ce7">
            <text:p>5,340<text:s/></text:p>
          </table:table-cell>
          <table:table-cell office:value-type="float" office:value="4618" table:style-name="ce7">
            <text:p>4,618<text:s/></text:p>
          </table:table-cell>
          <table:table-cell office:value-type="float" office:value="13736" table:style-name="ce7">
            <text:p>13,736<text:s/></text:p>
          </table:table-cell>
          <table:table-cell office:value-type="float" office:value="4325" table:style-name="ce7">
            <text:p>4,325<text:s/></text:p>
          </table:table-cell>
          <table:table-cell office:value-type="float" office:value="2744" table:style-name="ce7">
            <text:p>2,744<text:s/></text:p>
          </table:table-cell>
          <table:table-cell office:value-type="float" office:value="1425" table:style-name="ce7">
            <text:p>1,425<text:s/></text:p>
          </table:table-cell>
          <table:table-cell office:value-type="float" office:value="7151" table:style-name="ce7">
            <text:p>7,151<text:s/></text:p>
          </table:table-cell>
          <table:table-cell office:value-type="float" office:value="6639" table:style-name="ce7">
            <text:p>6,639<text:s/></text:p>
          </table:table-cell>
          <table:table-cell office:value-type="float" office:value="10884" table:style-name="ce7">
            <text:p>10,884<text:s/></text:p>
          </table:table-cell>
          <table:table-cell office:value-type="float" office:value="27375" table:style-name="ce7">
            <text:p>27,375<text:s/></text:p>
          </table:table-cell>
          <table:table-cell office:value-type="float" office:value="5960" table:style-name="ce7">
            <text:p>5,960<text:s/></text:p>
          </table:table-cell>
          <table:table-cell office:value-type="float" office:value="10238" table:style-name="ce7">
            <text:p>10,238<text:s/></text:p>
          </table:table-cell>
          <table:table-cell office:value-type="float" office:value="5869" table:style-name="ce7">
            <text:p>5,869<text:s/></text:p>
          </table:table-cell>
          <table:table-cell office:value-type="float" office:value="15852" table:style-name="ce7">
            <text:p>15,852<text:s/></text:p>
          </table:table-cell>
          <table:table-cell office:value-type="float" office:value="12808" table:style-name="ce7">
            <text:p>12,808<text:s/></text:p>
          </table:table-cell>
          <table:table-cell office:value-type="float" office:value="21031" table:style-name="ce7">
            <text:p>21,031<text:s/></text:p>
          </table:table-cell>
          <table:table-cell office:value-type="float" office:value="36349" table:style-name="ce7">
            <text:p>36,349<text:s/></text:p>
          </table:table-cell>
          <table:table-cell office:value-type="float" office:value="26129" table:style-name="ce7">
            <text:p>26,129<text:s/></text:p>
          </table:table-cell>
          <table:table-cell office:value-type="float" office:value="20366" table:style-name="ce7">
            <text:p>20,366<text:s/></text:p>
          </table:table-cell>
          <table:table-cell office:value-type="float" office:value="24032" table:style-name="ce7">
            <text:p>24,032<text:s/></text:p>
          </table:table-cell>
          <table:table-cell office:value-type="float" office:value="67469" table:style-name="ce7">
            <text:p>67,469<text:s/></text:p>
          </table:table-cell>
          <table:table-cell office:value-type="float" office:value="13305" table:style-name="ce7">
            <text:p>13,305<text:s/></text:p>
          </table:table-cell>
          <table:table-cell office:value-type="float" office:value="29467" table:style-name="ce7">
            <text:p>29,467<text:s/></text:p>
          </table:table-cell>
          <table:table-cell office:value-type="float" office:value="24823" table:style-name="ce7">
            <text:p>24,823<text:s/></text:p>
          </table:table-cell>
          <table:table-cell office:value-type="float" office:value="40353" table:style-name="ce7">
            <text:p>40,353<text:s/></text:p>
          </table:table-cell>
          <table:table-cell office:value-type="float" office:value="48711" table:style-name="ce7">
            <text:p>48,711<text:s/></text:p>
          </table:table-cell>
          <table:table-cell office:value-type="float" office:value="14408" table:style-name="ce7">
            <text:p>14,408<text:s/></text:p>
          </table:table-cell>
          <table:table-cell office:value-type="float" office:value="12778" table:style-name="ce7">
            <text:p>12,778<text:s/></text:p>
          </table:table-cell>
          <table:table-cell office:value-type="float" office:value="8609" table:style-name="ce7">
            <text:p>8,609<text:s/></text:p>
          </table:table-cell>
          <table:table-cell office:value-type="float" office:value="21629" table:style-name="ce7">
            <text:p>21,629<text:s/></text:p>
          </table:table-cell>
          <table:table-cell office:value-type="float" office:value="9358" table:style-name="ce7">
            <text:p>9,358<text:s/></text:p>
          </table:table-cell>
          <table:table-cell office:value-type="float" office:value="26785" table:style-name="ce7">
            <text:p>26,785<text:s/></text:p>
          </table:table-cell>
          <table:table-cell office:value-type="float" office:value="11279" table:style-name="ce7">
            <text:p>11,279<text:s/></text:p>
          </table:table-cell>
          <table:table-cell office:value-type="float" office:value="10103" table:style-name="ce7">
            <text:p>10,103<text:s/></text:p>
          </table:table-cell>
          <table:table-cell office:value-type="float" office:value="12842" table:style-name="ce7">
            <text:p>12,842<text:s/></text:p>
          </table:table-cell>
          <table:table-cell office:value-type="float" office:value="17147" table:style-name="ce7">
            <text:p>17,147<text:s/></text:p>
          </table:table-cell>
          <table:table-cell office:value-type="float" office:value="11303" table:style-name="ce7">
            <text:p>11,303<text:s/></text:p>
          </table:table-cell>
          <table:table-cell office:value-type="float" office:value="12718" table:style-name="ce7">
            <text:p>12,718<text:s/></text:p>
          </table:table-cell>
          <table:table-cell office:value-type="float" office:value="16174" table:style-name="ce7">
            <text:p>16,174<text:s/></text:p>
          </table:table-cell>
          <table:table-cell office:value-type="float" office:value="5485" table:style-name="ce7">
            <text:p>5,485<text:s/></text:p>
          </table:table-cell>
          <table:table-cell office:value-type="float" office:value="9549" table:style-name="ce7">
            <text:p>9,549<text:s/></text:p>
          </table:table-cell>
          <table:table-cell office:value-type="float" office:value="3087" table:style-name="ce8">
            <text:p>3,087<text:s/></text:p>
          </table:table-cell>
          <table:table-cell office:value-type="float" office:value="2303" table:style-name="ce7">
            <text:p>2,303<text:s/></text:p>
          </table:table-cell>
          <table:table-cell office:value-type="float" office:value="6877" table:style-name="ce7">
            <text:p>6,877<text:s/></text:p>
          </table:table-cell>
          <table:table-cell office:value-type="float" office:value="6541" table:style-name="ce7">
            <text:p>6,541<text:s/></text:p>
          </table:table-cell>
          <table:table-cell office:value-type="float" office:value="8653" table:style-name="ce7">
            <text:p>8,653<text:s/></text:p>
          </table:table-cell>
          <table:table-cell office:value-type="float" office:value="9309" table:style-name="ce7">
            <text:p>9,309<text:s/></text:p>
          </table:table-cell>
          <table:table-cell office:value-type="float" office:value="11106" table:style-name="ce7">
            <text:p>11,106<text:s/></text:p>
          </table:table-cell>
          <table:table-cell office:value-type="float" office:value="15543" table:style-name="ce7">
            <text:p>15,543<text:s/></text:p>
          </table:table-cell>
          <table:table-cell office:value-type="float" office:value="21294" table:style-name="ce7">
            <text:p>21,294<text:s/></text:p>
          </table:table-cell>
          <table:table-cell office:value-type="float" office:value="9218" table:style-name="ce7">
            <text:p>9,218<text:s/></text:p>
          </table:table-cell>
          <table:table-cell office:value-type="float" office:value="7860" table:style-name="ce7">
            <text:p>7,860<text:s/></text:p>
          </table:table-cell>
          <table:table-cell office:value-type="float" office:value="8625" table:style-name="ce7">
            <text:p>8,625<text:s/></text:p>
          </table:table-cell>
          <table:table-cell office:value-type="float" office:value="8695" table:style-name="ce7">
            <text:p>8,695<text:s/></text:p>
          </table:table-cell>
          <table:table-cell office:value-type="float" office:value="8947" table:style-name="ce7">
            <text:p>8,947<text:s/></text:p>
          </table:table-cell>
          <table:table-cell office:value-type="float" office:value="7092" table:style-name="ce7">
            <text:p>7,092<text:s/></text:p>
          </table:table-cell>
          <table:table-cell office:value-type="float" office:value="6028" table:style-name="ce7">
            <text:p>6,028<text:s/></text:p>
          </table:table-cell>
          <table:table-cell table:number-columns-repeated="11" table:style-name="ce7"/>
          <table:table-cell table:number-columns-repeated="16264"/>
        </table:table-row>
        <table:table-row table:style-name="ro2">
          <table:table-cell office:value-type="date" office:date-value="2025-06-30T00:00:00" table:style-name="ce10">
            <text:p>2025/6/30</text:p>
          </table:table-cell>
          <table:table-cell office:value-type="float" office:value="6161" table:style-name="ce7">
            <text:p>6,161<text:s/></text:p>
          </table:table-cell>
          <table:table-cell office:value-type="float" office:value="13650" table:style-name="ce7">
            <text:p>13,650<text:s/></text:p>
          </table:table-cell>
          <table:table-cell office:value-type="float" office:value="47007" table:style-name="ce7">
            <text:p>47,007<text:s/></text:p>
          </table:table-cell>
          <table:table-cell office:value-type="float" office:value="43568" table:style-name="ce7">
            <text:p>43,568<text:s/></text:p>
          </table:table-cell>
          <table:table-cell office:value-type="float" office:value="25975" table:style-name="ce7">
            <text:p>25,975<text:s/></text:p>
          </table:table-cell>
          <table:table-cell office:value-type="float" office:value="13531" table:style-name="ce7">
            <text:p>13,531<text:s/></text:p>
          </table:table-cell>
          <table:table-cell office:value-type="float" office:value="10987" table:style-name="ce7">
            <text:p>10,987<text:s/></text:p>
          </table:table-cell>
          <table:table-cell office:value-type="float" office:value="4094" table:style-name="ce7">
            <text:p>4,094<text:s/></text:p>
          </table:table-cell>
          <table:table-cell office:value-type="float" office:value="3481" table:style-name="ce7">
            <text:p>3,481<text:s/></text:p>
          </table:table-cell>
          <table:table-cell office:value-type="float" office:value="12775" table:style-name="ce7">
            <text:p>12,775<text:s/></text:p>
          </table:table-cell>
          <table:table-cell office:value-type="float" office:value="2131" table:style-name="ce7">
            <text:p>2,131<text:s/></text:p>
          </table:table-cell>
          <table:table-cell office:value-type="float" office:value="4708" table:style-name="ce7">
            <text:p>4,708<text:s/></text:p>
          </table:table-cell>
          <table:table-cell office:value-type="float" office:value="4239" table:style-name="ce7">
            <text:p>4,239<text:s/></text:p>
          </table:table-cell>
          <table:table-cell office:value-type="float" office:value="8364" table:style-name="ce7">
            <text:p>8,364<text:s/></text:p>
          </table:table-cell>
          <table:table-cell office:value-type="float" office:value="12372" table:style-name="ce7">
            <text:p>12,372<text:s/></text:p>
          </table:table-cell>
          <table:table-cell office:value-type="float" office:value="15362" table:style-name="ce7">
            <text:p>15,362<text:s/></text:p>
          </table:table-cell>
          <table:table-cell office:value-type="float" office:value="18594" table:style-name="ce7">
            <text:p>18,594<text:s/></text:p>
          </table:table-cell>
          <table:table-cell office:value-type="float" office:value="6041" table:style-name="ce7">
            <text:p>6,041<text:s/></text:p>
          </table:table-cell>
          <table:table-cell office:value-type="float" office:value="10584" table:style-name="ce7">
            <text:p>10,584<text:s/></text:p>
          </table:table-cell>
          <table:table-cell office:value-type="float" office:value="3601" table:style-name="ce7">
            <text:p>3,601<text:s/></text:p>
          </table:table-cell>
          <table:table-cell office:value-type="float" office:value="8953" table:style-name="ce7">
            <text:p>8,953<text:s/></text:p>
          </table:table-cell>
          <table:table-cell office:value-type="float" office:value="9522" table:style-name="ce7">
            <text:p>9,522<text:s/></text:p>
          </table:table-cell>
          <table:table-cell office:value-type="float" office:value="10010" table:style-name="ce7">
            <text:p>10,010<text:s/></text:p>
          </table:table-cell>
          <table:table-cell office:value-type="float" office:value="34028" table:style-name="ce7">
            <text:p>34,028<text:s/></text:p>
          </table:table-cell>
          <table:table-cell office:value-type="float" office:value="3862" table:style-name="ce7">
            <text:p>3,862<text:s/></text:p>
          </table:table-cell>
          <table:table-cell office:value-type="float" office:value="11071" table:style-name="ce7">
            <text:p>11,071<text:s/></text:p>
          </table:table-cell>
          <table:table-cell office:value-type="float" office:value="13886" table:style-name="ce7">
            <text:p>13,886<text:s/></text:p>
          </table:table-cell>
          <table:table-cell office:value-type="float" office:value="16426" table:style-name="ce7">
            <text:p>16,426<text:s/></text:p>
          </table:table-cell>
          <table:table-cell office:value-type="float" office:value="20672" table:style-name="ce8">
            <text:p>20,672<text:s/></text:p>
          </table:table-cell>
          <table:table-cell office:value-type="float" office:value="15628" table:style-name="ce7">
            <text:p>15,628<text:s/></text:p>
          </table:table-cell>
          <table:table-cell office:value-type="float" office:value="10300" table:style-name="ce7">
            <text:p>10,300<text:s/></text:p>
          </table:table-cell>
          <table:table-cell office:value-type="float" office:value="24642" table:style-name="ce7">
            <text:p>24,642<text:s/></text:p>
          </table:table-cell>
          <table:table-cell office:value-type="float" office:value="15325" table:style-name="ce7">
            <text:p>15,325<text:s/></text:p>
          </table:table-cell>
          <table:table-cell office:value-type="float" office:value="31749" table:style-name="ce7">
            <text:p>31,749<text:s/></text:p>
          </table:table-cell>
          <table:table-cell office:value-type="float" office:value="28090" table:style-name="ce7">
            <text:p>28,090<text:s/></text:p>
          </table:table-cell>
          <table:table-cell office:value-type="float" office:value="10531" table:style-name="ce7">
            <text:p>10,531<text:s/></text:p>
          </table:table-cell>
          <table:table-cell office:value-type="float" office:value="35196" table:style-name="ce7">
            <text:p>35,196<text:s/></text:p>
          </table:table-cell>
          <table:table-cell office:value-type="float" office:value="26025" table:style-name="ce7">
            <text:p>26,025<text:s/></text:p>
          </table:table-cell>
          <table:table-cell office:value-type="float" office:value="21886" table:style-name="ce8">
            <text:p>21,886<text:s/></text:p>
          </table:table-cell>
          <table:table-cell office:value-type="float" office:value="20406" table:style-name="ce7">
            <text:p>20,406<text:s/></text:p>
          </table:table-cell>
          <table:table-cell office:value-type="float" office:value="25163" table:style-name="ce7">
            <text:p>25,163<text:s/></text:p>
          </table:table-cell>
          <table:table-cell office:value-type="float" office:value="147306" table:style-name="ce7">
            <text:p>147,306<text:s/></text:p>
          </table:table-cell>
          <table:table-cell office:value-type="float" office:value="53738" table:style-name="ce7">
            <text:p>53,738<text:s/></text:p>
          </table:table-cell>
          <table:table-cell office:value-type="float" office:value="23892" table:style-name="ce7">
            <text:p>23,892<text:s/></text:p>
          </table:table-cell>
          <table:table-cell office:value-type="float" office:value="24756" table:style-name="ce7">
            <text:p>24,756<text:s/></text:p>
          </table:table-cell>
          <table:table-cell office:value-type="float" office:value="24544" table:style-name="ce7">
            <text:p>24,544<text:s/></text:p>
          </table:table-cell>
          <table:table-cell office:value-type="float" office:value="24380" table:style-name="ce7">
            <text:p>24,380<text:s/></text:p>
          </table:table-cell>
          <table:table-cell office:value-type="float" office:value="26264" table:style-name="ce7">
            <text:p>26,264<text:s/></text:p>
          </table:table-cell>
          <table:table-cell office:value-type="float" office:value="23302" table:style-name="ce7">
            <text:p>23,302<text:s/></text:p>
          </table:table-cell>
          <table:table-cell office:value-type="float" office:value="13380" table:style-name="ce7">
            <text:p>13,380<text:s/></text:p>
          </table:table-cell>
          <table:table-cell office:value-type="float" office:value="30351" table:style-name="ce7">
            <text:p>30,351<text:s/></text:p>
          </table:table-cell>
          <table:table-cell office:value-type="float" office:value="7057" table:style-name="ce7">
            <text:p>7,057<text:s/></text:p>
          </table:table-cell>
          <table:table-cell office:value-type="float" office:value="8410" table:style-name="ce7">
            <text:p>8,410<text:s/></text:p>
          </table:table-cell>
          <table:table-cell office:value-type="float" office:value="18621" table:style-name="ce7">
            <text:p>18,621<text:s/></text:p>
          </table:table-cell>
          <table:table-cell office:value-type="float" office:value="4050" table:style-name="ce7">
            <text:p>4,050<text:s/></text:p>
          </table:table-cell>
          <table:table-cell office:value-type="float" office:value="4067" table:style-name="ce7">
            <text:p>4,067<text:s/></text:p>
          </table:table-cell>
          <table:table-cell office:value-type="float" office:value="3293" table:style-name="ce7">
            <text:p>3,293<text:s/></text:p>
          </table:table-cell>
          <table:table-cell office:value-type="float" office:value="13106" table:style-name="ce7">
            <text:p>13,106<text:s/></text:p>
          </table:table-cell>
          <table:table-cell office:value-type="float" office:value="10033" table:style-name="ce7">
            <text:p>10,033<text:s/></text:p>
          </table:table-cell>
          <table:table-cell office:value-type="float" office:value="16062" table:style-name="ce7">
            <text:p>16,062<text:s/></text:p>
          </table:table-cell>
          <table:table-cell office:value-type="float" office:value="30355" table:style-name="ce7">
            <text:p>30,355<text:s/></text:p>
          </table:table-cell>
          <table:table-cell office:value-type="float" office:value="9941" table:style-name="ce7">
            <text:p>9,941<text:s/></text:p>
          </table:table-cell>
          <table:table-cell office:value-type="float" office:value="14049" table:style-name="ce7">
            <text:p>14,049<text:s/></text:p>
          </table:table-cell>
          <table:table-cell office:value-type="float" office:value="9469" table:style-name="ce7">
            <text:p>9,469<text:s/></text:p>
          </table:table-cell>
          <table:table-cell office:value-type="float" office:value="24466" table:style-name="ce7">
            <text:p>24,466<text:s/></text:p>
          </table:table-cell>
          <table:table-cell office:value-type="float" office:value="25002" table:style-name="ce7">
            <text:p>25,002<text:s/></text:p>
          </table:table-cell>
          <table:table-cell office:value-type="float" office:value="27812" table:style-name="ce7">
            <text:p>27,812<text:s/></text:p>
          </table:table-cell>
          <table:table-cell office:value-type="float" office:value="43981" table:style-name="ce7">
            <text:p>43,981<text:s/></text:p>
          </table:table-cell>
          <table:table-cell office:value-type="float" office:value="38077" table:style-name="ce7">
            <text:p>38,077<text:s/></text:p>
          </table:table-cell>
          <table:table-cell office:value-type="float" office:value="30322" table:style-name="ce7">
            <text:p>30,322<text:s/></text:p>
          </table:table-cell>
          <table:table-cell office:value-type="float" office:value="27502" table:style-name="ce7">
            <text:p>27,502<text:s/></text:p>
          </table:table-cell>
          <table:table-cell office:value-type="float" office:value="70248" table:style-name="ce7">
            <text:p>70,248<text:s/></text:p>
          </table:table-cell>
          <table:table-cell office:value-type="float" office:value="21861" table:style-name="ce7">
            <text:p>21,861<text:s/></text:p>
          </table:table-cell>
          <table:table-cell office:value-type="float" office:value="35044" table:style-name="ce7">
            <text:p>35,044<text:s/></text:p>
          </table:table-cell>
          <table:table-cell office:value-type="float" office:value="33460" table:style-name="ce7">
            <text:p>33,460<text:s/></text:p>
          </table:table-cell>
          <table:table-cell office:value-type="float" office:value="25014" table:style-name="ce7">
            <text:p>25,014<text:s/></text:p>
          </table:table-cell>
          <table:table-cell office:value-type="float" office:value="65536" table:style-name="ce7">
            <text:p>65,536<text:s/></text:p>
          </table:table-cell>
          <table:table-cell office:value-type="float" office:value="20649" table:style-name="ce7">
            <text:p>20,649<text:s/></text:p>
          </table:table-cell>
          <table:table-cell office:value-type="float" office:value="17428" table:style-name="ce7">
            <text:p>17,428<text:s/></text:p>
          </table:table-cell>
          <table:table-cell office:value-type="float" office:value="15825" table:style-name="ce7">
            <text:p>15,825<text:s/></text:p>
          </table:table-cell>
          <table:table-cell office:value-type="float" office:value="26494" table:style-name="ce7">
            <text:p>26,494<text:s/></text:p>
          </table:table-cell>
          <table:table-cell office:value-type="float" office:value="14017" table:style-name="ce7">
            <text:p>14,017<text:s/></text:p>
          </table:table-cell>
          <table:table-cell office:value-type="float" office:value="32647" table:style-name="ce7">
            <text:p>32,647<text:s/></text:p>
          </table:table-cell>
          <table:table-cell office:value-type="float" office:value="19888" table:style-name="ce7">
            <text:p>19,888<text:s/></text:p>
          </table:table-cell>
          <table:table-cell office:value-type="float" office:value="8349" table:style-name="ce7">
            <text:p>8,349<text:s/></text:p>
          </table:table-cell>
          <table:table-cell office:value-type="float" office:value="17206" table:style-name="ce7">
            <text:p>17,206<text:s/></text:p>
          </table:table-cell>
          <table:table-cell office:value-type="float" office:value="42883" table:style-name="ce7">
            <text:p>42,883<text:s/></text:p>
          </table:table-cell>
          <table:table-cell office:value-type="float" office:value="24034" table:style-name="ce7">
            <text:p>24,034<text:s/></text:p>
          </table:table-cell>
          <table:table-cell office:value-type="float" office:value="26734" table:style-name="ce7">
            <text:p>26,734<text:s/></text:p>
          </table:table-cell>
          <table:table-cell office:value-type="float" office:value="27788" table:style-name="ce7">
            <text:p>27,788<text:s/></text:p>
          </table:table-cell>
          <table:table-cell office:value-type="float" office:value="8860" table:style-name="ce7">
            <text:p>8,860<text:s/></text:p>
          </table:table-cell>
          <table:table-cell office:value-type="float" office:value="11458" table:style-name="ce7">
            <text:p>11,458<text:s/></text:p>
          </table:table-cell>
          <table:table-cell office:value-type="float" office:value="5103" table:style-name="ce8">
            <text:p>5,103<text:s/></text:p>
          </table:table-cell>
          <table:table-cell office:value-type="float" office:value="5903" table:style-name="ce7">
            <text:p>5,903<text:s/></text:p>
          </table:table-cell>
          <table:table-cell office:value-type="float" office:value="9442" table:style-name="ce7">
            <text:p>9,442<text:s/></text:p>
          </table:table-cell>
          <table:table-cell office:value-type="float" office:value="10698" table:style-name="ce7">
            <text:p>10,698<text:s/></text:p>
          </table:table-cell>
          <table:table-cell office:value-type="float" office:value="11454" table:style-name="ce7">
            <text:p>11,454<text:s/></text:p>
          </table:table-cell>
          <table:table-cell office:value-type="float" office:value="12495" table:style-name="ce7">
            <text:p>12,495<text:s/></text:p>
          </table:table-cell>
          <table:table-cell office:value-type="float" office:value="17396" table:style-name="ce7">
            <text:p>17,396<text:s/></text:p>
          </table:table-cell>
          <table:table-cell office:value-type="float" office:value="29308" table:style-name="ce7">
            <text:p>29,308<text:s/></text:p>
          </table:table-cell>
          <table:table-cell office:value-type="float" office:value="26087" table:style-name="ce7">
            <text:p>26,087<text:s/></text:p>
          </table:table-cell>
          <table:table-cell office:value-type="float" office:value="14911" table:style-name="ce7">
            <text:p>14,911<text:s/></text:p>
          </table:table-cell>
          <table:table-cell office:value-type="float" office:value="12784" table:style-name="ce7">
            <text:p>12,784<text:s/></text:p>
          </table:table-cell>
          <table:table-cell office:value-type="float" office:value="13369" table:style-name="ce7">
            <text:p>13,369<text:s/></text:p>
          </table:table-cell>
          <table:table-cell office:value-type="float" office:value="13421" table:style-name="ce7">
            <text:p>13,421<text:s/></text:p>
          </table:table-cell>
          <table:table-cell office:value-type="float" office:value="12796" table:style-name="ce7">
            <text:p>12,796<text:s/></text:p>
          </table:table-cell>
          <table:table-cell office:value-type="float" office:value="10981" table:style-name="ce7">
            <text:p>10,981<text:s/></text:p>
          </table:table-cell>
          <table:table-cell office:value-type="float" office:value="9443" table:style-name="ce7">
            <text:p>9,443<text:s/></text:p>
          </table:table-cell>
          <table:table-cell table:number-columns-repeated="11" table:style-name="ce7"/>
          <table:table-cell table:number-columns-repeated="16264"/>
        </table:table-row>
        <table:table-row table:number-rows-repeated="3" table:style-name="ro3">
          <table:table-cell table:number-columns-repeated="16384"/>
        </table:table-row>
        <table:table-row table:style-name="ro4">
          <table:table-cell/>
          <table:table-cell table:style-name="ce13"/>
          <table:table-cell table:number-columns-repeated="16382"/>
        </table:table-row>
        <table:table-row table:number-rows-repeated="1048541" table:style-name="ro3">
          <table:table-cell table:number-columns-repeated="16384"/>
        </table:table-row>
        <table:named-expressions>
          <table:named-range table:name="Print_Titles" table:cell-range-address="出站資料.$A$1:出站資料.$A$1048576" table:base-cell-address="出站資料.$A$1"/>
        </table:named-expressions>
      </table:table>
      <table:table table:name="進站資料" table:style-name="ta2">
        <table:table-column table:style-name="co1" table:default-cell-style-name="ce11"/>
        <table:table-column table:style-name="co2" table:number-columns-repeated="82" table:default-cell-style-name="ce12"/>
        <table:table-column table:style-name="co6" table:default-cell-style-name="ce12"/>
        <table:table-column table:style-name="co2" table:number-columns-repeated="36" table:default-cell-style-name="ce12"/>
        <table:table-column table:style-name="co4" table:default-cell-style-name="ce1"/>
        <table:table-column table:style-name="co5" table:number-columns-repeated="16263" table:default-cell-style-name="ce1"/>
        <table:table-row table:style-name="ro1">
          <table:table-cell office:value-type="string" table:style-name="ce2">
            <text:p>　　　　車站</text:p>
            <text:p>日期</text:p>
          </table:table-cell>
          <table:table-cell office:value-type="string" table:style-name="ce3">
            <text:p>松山機場</text:p>
          </table:table-cell>
          <table:table-cell office:value-type="string" table:style-name="ce3">
            <text:p>中山國中</text:p>
          </table:table-cell>
          <table:table-cell office:value-type="string" table:style-name="ce3">
            <text:p>南京復興</text:p>
          </table:table-cell>
          <table:table-cell office:value-type="string" table:style-name="ce3">
            <text:p>忠孝復興</text:p>
          </table:table-cell>
          <table:table-cell office:value-type="string" table:style-name="ce3">
            <text:p>大安</text:p>
          </table:table-cell>
          <table:table-cell office:value-type="string" table:style-name="ce3">
            <text:p>科技大樓</text:p>
          </table:table-cell>
          <table:table-cell office:value-type="string" table:style-name="ce3">
            <text:p>六張犁</text:p>
          </table:table-cell>
          <table:table-cell office:value-type="string" table:style-name="ce3">
            <text:p>麟光</text:p>
          </table:table-cell>
          <table:table-cell office:value-type="string" table:style-name="ce3">
            <text:p>辛亥</text:p>
          </table:table-cell>
          <table:table-cell office:value-type="string" table:style-name="ce3">
            <text:p>萬芳醫院</text:p>
          </table:table-cell>
          <table:table-cell office:value-type="string" table:style-name="ce3">
            <text:p>萬芳社區</text:p>
          </table:table-cell>
          <table:table-cell office:value-type="string" table:style-name="ce3">
            <text:p>木柵</text:p>
          </table:table-cell>
          <table:table-cell office:value-type="string" table:style-name="ce3">
            <text:p>動物園</text:p>
          </table:table-cell>
          <table:table-cell office:value-type="string" table:style-name="ce3">
            <text:p>大直</text:p>
          </table:table-cell>
          <table:table-cell office:value-type="string" table:style-name="ce3">
            <text:p>劍南路</text:p>
          </table:table-cell>
          <table:table-cell office:value-type="string" table:style-name="ce3">
            <text:p>西湖</text:p>
          </table:table-cell>
          <table:table-cell office:value-type="string" table:style-name="ce3">
            <text:p>港墘</text:p>
          </table:table-cell>
          <table:table-cell office:value-type="string" table:style-name="ce3">
            <text:p>文德</text:p>
          </table:table-cell>
          <table:table-cell office:value-type="string" table:style-name="ce3">
            <text:p>內湖</text:p>
          </table:table-cell>
          <table:table-cell office:value-type="string" table:style-name="ce3">
            <text:p>大湖公園</text:p>
          </table:table-cell>
          <table:table-cell office:value-type="string" table:style-name="ce3">
            <text:p>葫洲</text:p>
          </table:table-cell>
          <table:table-cell office:value-type="string" table:style-name="ce3">
            <text:p>東湖</text:p>
          </table:table-cell>
          <table:table-cell office:value-type="string" table:style-name="ce3">
            <text:p>南港軟體園區</text:p>
          </table:table-cell>
          <table:table-cell office:value-type="string" table:style-name="ce3">
            <text:p>南港展覽館</text:p>
          </table:table-cell>
          <table:table-cell office:value-type="string" table:style-name="ce3">
            <text:p>小碧潭</text:p>
          </table:table-cell>
          <table:table-cell office:value-type="string" table:style-name="ce3">
            <text:p>新店</text:p>
          </table:table-cell>
          <table:table-cell office:value-type="string" table:style-name="ce3">
            <text:p>新店區公所</text:p>
          </table:table-cell>
          <table:table-cell office:value-type="string" table:style-name="ce3">
            <text:p>七張</text:p>
          </table:table-cell>
          <table:table-cell office:value-type="string" table:style-name="ce3">
            <text:p>大坪林</text:p>
          </table:table-cell>
          <table:table-cell office:value-type="string" table:style-name="ce3">
            <text:p>景美</text:p>
          </table:table-cell>
          <table:table-cell office:value-type="string" table:style-name="ce3">
            <text:p>萬隆</text:p>
          </table:table-cell>
          <table:table-cell office:value-type="string" table:style-name="ce3">
            <text:p>公館</text:p>
          </table:table-cell>
          <table:table-cell office:value-type="string" table:style-name="ce3">
            <text:p>台電大樓</text:p>
          </table:table-cell>
          <table:table-cell office:value-type="string" table:style-name="ce3">
            <text:p>古亭</text:p>
          </table:table-cell>
          <table:table-cell office:value-type="string" table:style-name="ce3">
            <text:p>中正紀念堂</text:p>
          </table:table-cell>
          <table:table-cell office:value-type="string" table:style-name="ce3">
            <text:p>小南門</text:p>
          </table:table-cell>
          <table:table-cell office:value-type="string" table:style-name="ce3">
            <text:p>頂溪</text:p>
          </table:table-cell>
          <table:table-cell office:value-type="string" table:style-name="ce3">
            <text:p>永安市場</text:p>
          </table:table-cell>
          <table:table-cell office:value-type="string" table:style-name="ce3">
            <text:p>景安</text:p>
          </table:table-cell>
          <table:table-cell office:value-type="string" table:style-name="ce3">
            <text:p>南勢角</text:p>
          </table:table-cell>
          <table:table-cell office:value-type="string" table:style-name="ce3">
            <text:p>台大醫院</text:p>
          </table:table-cell>
          <table:table-cell office:value-type="string" table:style-name="ce3">
            <text:p>台北車站</text:p>
          </table:table-cell>
          <table:table-cell office:value-type="string" table:style-name="ce3">
            <text:p>中山</text:p>
          </table:table-cell>
          <table:table-cell office:value-type="string" table:style-name="ce3">
            <text:p>雙連</text:p>
          </table:table-cell>
          <table:table-cell office:value-type="string" table:style-name="ce3">
            <text:p>民權西路</text:p>
          </table:table-cell>
          <table:table-cell office:value-type="string" table:style-name="ce3">
            <text:p>圓山</text:p>
          </table:table-cell>
          <table:table-cell office:value-type="string" table:style-name="ce3">
            <text:p>劍潭</text:p>
          </table:table-cell>
          <table:table-cell office:value-type="string" table:style-name="ce3">
            <text:p>士林</text:p>
          </table:table-cell>
          <table:table-cell office:value-type="string" table:style-name="ce3">
            <text:p>芝山</text:p>
          </table:table-cell>
          <table:table-cell office:value-type="string" table:style-name="ce3">
            <text:p>明德</text:p>
          </table:table-cell>
          <table:table-cell office:value-type="string" table:style-name="ce3">
            <text:p>石牌</text:p>
          </table:table-cell>
          <table:table-cell office:value-type="string" table:style-name="ce3">
            <text:p>唭哩岸</text:p>
          </table:table-cell>
          <table:table-cell office:value-type="string" table:style-name="ce3">
            <text:p>奇岩</text:p>
          </table:table-cell>
          <table:table-cell office:value-type="string" table:style-name="ce3">
            <text:p>北投</text:p>
          </table:table-cell>
          <table:table-cell office:value-type="string" table:style-name="ce3">
            <text:p>新北投</text:p>
          </table:table-cell>
          <table:table-cell office:value-type="string" table:style-name="ce3">
            <text:p>復興崗</text:p>
          </table:table-cell>
          <table:table-cell office:value-type="string" table:style-name="ce3">
            <text:p>忠義</text:p>
          </table:table-cell>
          <table:table-cell office:value-type="string" table:style-name="ce3">
            <text:p>關渡</text:p>
          </table:table-cell>
          <table:table-cell office:value-type="string" table:style-name="ce3">
            <text:p>竹圍</text:p>
          </table:table-cell>
          <table:table-cell office:value-type="string" table:style-name="ce3">
            <text:p>紅樹林</text:p>
          </table:table-cell>
          <table:table-cell office:value-type="string" table:style-name="ce3">
            <text:p>淡水</text:p>
          </table:table-cell>
          <table:table-cell office:value-type="string" table:style-name="ce3">
            <text:p>頂埔</text:p>
          </table:table-cell>
          <table:table-cell office:value-type="string" table:style-name="ce3">
            <text:p>永寧</text:p>
          </table:table-cell>
          <table:table-cell office:value-type="string" table:style-name="ce3">
            <text:p>土城</text:p>
          </table:table-cell>
          <table:table-cell office:value-type="string" table:style-name="ce3">
            <text:p>海山</text:p>
          </table:table-cell>
          <table:table-cell office:value-type="string" table:style-name="ce3">
            <text:p>亞東醫院</text:p>
          </table:table-cell>
          <table:table-cell office:value-type="string" table:style-name="ce3">
            <text:p>府中</text:p>
          </table:table-cell>
          <table:table-cell office:value-type="string" table:style-name="ce3">
            <text:p>BL板橋</text:p>
          </table:table-cell>
          <table:table-cell office:value-type="string" table:style-name="ce3">
            <text:p>新埔</text:p>
          </table:table-cell>
          <table:table-cell office:value-type="string" table:style-name="ce3">
            <text:p>江子翠</text:p>
          </table:table-cell>
          <table:table-cell office:value-type="string" table:style-name="ce3">
            <text:p>龍山寺</text:p>
          </table:table-cell>
          <table:table-cell office:value-type="string" table:style-name="ce3">
            <text:p>西門</text:p>
          </table:table-cell>
          <table:table-cell office:value-type="string" table:style-name="ce3">
            <text:p>善導寺</text:p>
          </table:table-cell>
          <table:table-cell office:value-type="string" table:style-name="ce3">
            <text:p>忠孝新生</text:p>
          </table:table-cell>
          <table:table-cell office:value-type="string" table:style-name="ce3">
            <text:p>忠孝敦化</text:p>
          </table:table-cell>
          <table:table-cell office:value-type="string" table:style-name="ce3">
            <text:p>國父紀念館</text:p>
          </table:table-cell>
          <table:table-cell office:value-type="string" table:style-name="ce3">
            <text:p>市政府</text:p>
          </table:table-cell>
          <table:table-cell office:value-type="string" table:style-name="ce3">
            <text:p>永春</text:p>
          </table:table-cell>
          <table:table-cell office:value-type="string" table:style-name="ce3">
            <text:p>後山埤</text:p>
          </table:table-cell>
          <table:table-cell office:value-type="string" table:style-name="ce3">
            <text:p>昆陽</text:p>
          </table:table-cell>
          <table:table-cell office:value-type="string" table:style-name="ce3">
            <text:p>南港</text:p>
          </table:table-cell>
          <table:table-cell office:value-type="string" table:style-name="ce3">
            <text:p>象山</text:p>
          </table:table-cell>
          <table:table-cell office:value-type="string" table:style-name="ce3">
            <text:p>台北101/世貿</text:p>
          </table:table-cell>
          <table:table-cell office:value-type="string" table:style-name="ce3">
            <text:p>信義安和</text:p>
          </table:table-cell>
          <table:table-cell office:value-type="string" table:style-name="ce3">
            <text:p>大安森林公園</text:p>
          </table:table-cell>
          <table:table-cell office:value-type="string" table:style-name="ce3">
            <text:p>北門</text:p>
          </table:table-cell>
          <table:table-cell office:value-type="string" table:style-name="ce3">
            <text:p>松江南京</text:p>
          </table:table-cell>
          <table:table-cell office:value-type="string" table:style-name="ce3">
            <text:p>台北小巨蛋</text:p>
          </table:table-cell>
          <table:table-cell office:value-type="string" table:style-name="ce3">
            <text:p>南京三民</text:p>
          </table:table-cell>
          <table:table-cell office:value-type="string" table:style-name="ce3">
            <text:p>松山</text:p>
          </table:table-cell>
          <table:table-cell office:value-type="string" table:style-name="ce3">
            <text:p>輔大</text:p>
          </table:table-cell>
          <table:table-cell office:value-type="string" table:style-name="ce3">
            <text:p>新莊</text:p>
          </table:table-cell>
          <table:table-cell office:value-type="string" table:style-name="ce3">
            <text:p>頭前庄</text:p>
          </table:table-cell>
          <table:table-cell office:value-type="string" table:style-name="ce3">
            <text:p>先嗇宮</text:p>
          </table:table-cell>
          <table:table-cell office:value-type="string" table:style-name="ce3">
            <text:p>三重</text:p>
          </table:table-cell>
          <table:table-cell office:value-type="string" table:style-name="ce3">
            <text:p>菜寮</text:p>
          </table:table-cell>
          <table:table-cell office:value-type="string" table:style-name="ce3">
            <text:p>台北橋</text:p>
          </table:table-cell>
          <table:table-cell office:value-type="string" table:style-name="ce3">
            <text:p>大橋頭</text:p>
          </table:table-cell>
          <table:table-cell office:value-type="string" table:style-name="ce3">
            <text:p>中山國小</text:p>
          </table:table-cell>
          <table:table-cell office:value-type="string" table:style-name="ce3">
            <text:p>行天宮</text:p>
          </table:table-cell>
          <table:table-cell office:value-type="string" table:style-name="ce3">
            <text:p>東門</text:p>
          </table:table-cell>
          <table:table-cell office:value-type="string" table:style-name="ce3">
            <text:p>蘆洲</text:p>
          </table:table-cell>
          <table:table-cell office:value-type="string" table:style-name="ce3">
            <text:p>三民高中</text:p>
          </table:table-cell>
          <table:table-cell office:value-type="string" table:style-name="ce3">
            <text:p>徐匯中學</text:p>
          </table:table-cell>
          <table:table-cell office:value-type="string" table:style-name="ce3">
            <text:p>三和國中</text:p>
          </table:table-cell>
          <table:table-cell office:value-type="string" table:style-name="ce3">
            <text:p>三重國小</text:p>
          </table:table-cell>
          <table:table-cell office:value-type="string" table:style-name="ce3">
            <text:p>迴龍</text:p>
          </table:table-cell>
          <table:table-cell office:value-type="string" table:style-name="ce3">
            <text:p>丹鳳</text:p>
          </table:table-cell>
          <table:table-cell office:value-type="string" table:style-name="ce3">
            <text:p>十四張</text:p>
          </table:table-cell>
          <table:table-cell office:value-type="string" table:style-name="ce3">
            <text:p>秀朗橋</text:p>
          </table:table-cell>
          <table:table-cell office:value-type="string" table:style-name="ce3">
            <text:p>景平</text:p>
          </table:table-cell>
          <table:table-cell office:value-type="string" table:style-name="ce3">
            <text:p>中和</text:p>
          </table:table-cell>
          <table:table-cell office:value-type="string" table:style-name="ce3">
            <text:p>橋和</text:p>
          </table:table-cell>
          <table:table-cell office:value-type="string" table:style-name="ce3">
            <text:p>中原</text:p>
          </table:table-cell>
          <table:table-cell office:value-type="string" table:style-name="ce3">
            <text:p>板新</text:p>
          </table:table-cell>
          <table:table-cell office:value-type="string" table:style-name="ce3">
            <text:p>Y板橋</text:p>
          </table:table-cell>
          <table:table-cell office:value-type="string" table:style-name="ce3">
            <text:p>新埔民生</text:p>
          </table:table-cell>
          <table:table-cell office:value-type="string" table:style-name="ce3">
            <text:p>幸福</text:p>
          </table:table-cell>
          <table:table-cell office:value-type="string" table:style-name="ce3">
            <text:p>新北產業園區</text:p>
          </table:table-cell>
          <table:table-cell table:number-columns-repeated="16264" table:style-name="ce5"/>
        </table:table-row>
        <table:table-row table:style-name="ro2">
          <table:table-cell office:value-type="date" office:date-value="2025-06-01T00:00:00" table:style-name="ce10">
            <text:p>2025/6/1</text:p>
          </table:table-cell>
          <table:table-cell office:value-type="float" office:value="4774" table:style-name="ce7">
            <text:p>4,774<text:s/></text:p>
          </table:table-cell>
          <table:table-cell office:value-type="float" office:value="6149" table:style-name="ce7">
            <text:p>6,149<text:s/></text:p>
          </table:table-cell>
          <table:table-cell office:value-type="float" office:value="17382" table:style-name="ce7">
            <text:p>17,382<text:s/></text:p>
          </table:table-cell>
          <table:table-cell office:value-type="float" office:value="31815" table:style-name="ce7">
            <text:p>31,815<text:s/></text:p>
          </table:table-cell>
          <table:table-cell office:value-type="float" office:value="10779" table:style-name="ce7">
            <text:p>10,779<text:s/></text:p>
          </table:table-cell>
          <table:table-cell office:value-type="float" office:value="7647" table:style-name="ce7">
            <text:p>7,647<text:s/></text:p>
          </table:table-cell>
          <table:table-cell office:value-type="float" office:value="5768" table:style-name="ce7">
            <text:p>5,768<text:s/></text:p>
          </table:table-cell>
          <table:table-cell office:value-type="float" office:value="3240" table:style-name="ce7">
            <text:p>3,240<text:s/></text:p>
          </table:table-cell>
          <table:table-cell office:value-type="float" office:value="2076" table:style-name="ce7">
            <text:p>2,076<text:s/></text:p>
          </table:table-cell>
          <table:table-cell office:value-type="float" office:value="5092" table:style-name="ce7">
            <text:p>5,092<text:s/></text:p>
          </table:table-cell>
          <table:table-cell office:value-type="float" office:value="1614" table:style-name="ce7">
            <text:p>1,614<text:s/></text:p>
          </table:table-cell>
          <table:table-cell office:value-type="float" office:value="2585" table:style-name="ce7">
            <text:p>2,585<text:s/></text:p>
          </table:table-cell>
          <table:table-cell office:value-type="float" office:value="6504" table:style-name="ce7">
            <text:p>6,504<text:s/></text:p>
          </table:table-cell>
          <table:table-cell office:value-type="float" office:value="4911" table:style-name="ce7">
            <text:p>4,911<text:s/></text:p>
          </table:table-cell>
          <table:table-cell office:value-type="float" office:value="7933" table:style-name="ce7">
            <text:p>7,933<text:s/></text:p>
          </table:table-cell>
          <table:table-cell office:value-type="float" office:value="3478" table:style-name="ce7">
            <text:p>3,478<text:s/></text:p>
          </table:table-cell>
          <table:table-cell office:value-type="float" office:value="5151" table:style-name="ce7">
            <text:p>5,151<text:s/></text:p>
          </table:table-cell>
          <table:table-cell office:value-type="float" office:value="3119" table:style-name="ce7">
            <text:p>3,119<text:s/></text:p>
          </table:table-cell>
          <table:table-cell office:value-type="float" office:value="6866" table:style-name="ce7">
            <text:p>6,866<text:s/></text:p>
          </table:table-cell>
          <table:table-cell office:value-type="float" office:value="3000" table:style-name="ce7">
            <text:p>3,000<text:s/></text:p>
          </table:table-cell>
          <table:table-cell office:value-type="float" office:value="4620" table:style-name="ce7">
            <text:p>4,620<text:s/></text:p>
          </table:table-cell>
          <table:table-cell office:value-type="float" office:value="4881" table:style-name="ce7">
            <text:p>4,881<text:s/></text:p>
          </table:table-cell>
          <table:table-cell office:value-type="float" office:value="5668" table:style-name="ce7">
            <text:p>5,668<text:s/></text:p>
          </table:table-cell>
          <table:table-cell office:value-type="float" office:value="22148" table:style-name="ce7">
            <text:p>22,148<text:s/></text:p>
          </table:table-cell>
          <table:table-cell office:value-type="float" office:value="2888" table:style-name="ce7">
            <text:p>2,888<text:s/></text:p>
          </table:table-cell>
          <table:table-cell office:value-type="float" office:value="10513" table:style-name="ce7">
            <text:p>10,513<text:s/></text:p>
          </table:table-cell>
          <table:table-cell office:value-type="float" office:value="7304" table:style-name="ce7">
            <text:p>7,304<text:s/></text:p>
          </table:table-cell>
          <table:table-cell office:value-type="float" office:value="9379" table:style-name="ce7">
            <text:p>9,379<text:s/></text:p>
          </table:table-cell>
          <table:table-cell office:value-type="float" office:value="11067" table:style-name="ce7">
            <text:p>11,067<text:s/></text:p>
          </table:table-cell>
          <table:table-cell office:value-type="float" office:value="10149" table:style-name="ce7">
            <text:p>10,149<text:s/></text:p>
          </table:table-cell>
          <table:table-cell office:value-type="float" office:value="6705" table:style-name="ce7">
            <text:p>6,705<text:s/></text:p>
          </table:table-cell>
          <table:table-cell office:value-type="float" office:value="17521" table:style-name="ce7">
            <text:p>17,521<text:s/></text:p>
          </table:table-cell>
          <table:table-cell office:value-type="float" office:value="9404" table:style-name="ce7">
            <text:p>9,404<text:s/></text:p>
          </table:table-cell>
          <table:table-cell office:value-type="float" office:value="16305" table:style-name="ce7">
            <text:p>16,305<text:s/></text:p>
          </table:table-cell>
          <table:table-cell office:value-type="float" office:value="15671" table:style-name="ce7">
            <text:p>15,671<text:s/></text:p>
          </table:table-cell>
          <table:table-cell office:value-type="float" office:value="3710" table:style-name="ce7">
            <text:p>3,710<text:s/></text:p>
          </table:table-cell>
          <table:table-cell office:value-type="float" office:value="20885" table:style-name="ce7">
            <text:p>20,885<text:s/></text:p>
          </table:table-cell>
          <table:table-cell office:value-type="float" office:value="14682" table:style-name="ce7">
            <text:p>14,682<text:s/></text:p>
          </table:table-cell>
          <table:table-cell office:value-type="float" office:value="13018" table:style-name="ce7">
            <text:p>13,018<text:s/></text:p>
          </table:table-cell>
          <table:table-cell office:value-type="float" office:value="12839" table:style-name="ce7">
            <text:p>12,839<text:s/></text:p>
          </table:table-cell>
          <table:table-cell office:value-type="float" office:value="7971" table:style-name="ce7">
            <text:p>7,971<text:s/></text:p>
          </table:table-cell>
          <table:table-cell office:value-type="float" office:value="157516" table:style-name="ce7">
            <text:p>157,516<text:s/></text:p>
          </table:table-cell>
          <table:table-cell office:value-type="float" office:value="40683" table:style-name="ce7">
            <text:p>40,683<text:s/></text:p>
          </table:table-cell>
          <table:table-cell office:value-type="float" office:value="12205" table:style-name="ce7">
            <text:p>12,205<text:s/></text:p>
          </table:table-cell>
          <table:table-cell office:value-type="float" office:value="14664" table:style-name="ce7">
            <text:p>14,664<text:s/></text:p>
          </table:table-cell>
          <table:table-cell office:value-type="float" office:value="22203" table:style-name="ce7">
            <text:p>22,203<text:s/></text:p>
          </table:table-cell>
          <table:table-cell office:value-type="float" office:value="20965" table:style-name="ce7">
            <text:p>20,965<text:s/></text:p>
          </table:table-cell>
          <table:table-cell office:value-type="float" office:value="18767" table:style-name="ce7">
            <text:p>18,767<text:s/></text:p>
          </table:table-cell>
          <table:table-cell office:value-type="float" office:value="15035" table:style-name="ce7">
            <text:p>15,035<text:s/></text:p>
          </table:table-cell>
          <table:table-cell office:value-type="float" office:value="6953" table:style-name="ce7">
            <text:p>6,953<text:s/></text:p>
          </table:table-cell>
          <table:table-cell office:value-type="float" office:value="15510" table:style-name="ce7">
            <text:p>15,510<text:s/></text:p>
          </table:table-cell>
          <table:table-cell office:value-type="float" office:value="4968" table:style-name="ce7">
            <text:p>4,968<text:s/></text:p>
          </table:table-cell>
          <table:table-cell office:value-type="float" office:value="4825" table:style-name="ce7">
            <text:p>4,825<text:s/></text:p>
          </table:table-cell>
          <table:table-cell office:value-type="float" office:value="13042" table:style-name="ce7">
            <text:p>13,042<text:s/></text:p>
          </table:table-cell>
          <table:table-cell office:value-type="float" office:value="4750" table:style-name="ce7">
            <text:p>4,750<text:s/></text:p>
          </table:table-cell>
          <table:table-cell office:value-type="float" office:value="2676" table:style-name="ce7">
            <text:p>2,676<text:s/></text:p>
          </table:table-cell>
          <table:table-cell office:value-type="float" office:value="1498" table:style-name="ce7">
            <text:p>1,498<text:s/></text:p>
          </table:table-cell>
          <table:table-cell office:value-type="float" office:value="7314" table:style-name="ce7">
            <text:p>7,314<text:s/></text:p>
          </table:table-cell>
          <table:table-cell office:value-type="float" office:value="8099" table:style-name="ce7">
            <text:p>8,099<text:s/></text:p>
          </table:table-cell>
          <table:table-cell office:value-type="float" office:value="15547" table:style-name="ce7">
            <text:p>15,547<text:s/></text:p>
          </table:table-cell>
          <table:table-cell office:value-type="float" office:value="37832" table:style-name="ce7">
            <text:p>37,832<text:s/></text:p>
          </table:table-cell>
          <table:table-cell office:value-type="float" office:value="5587" table:style-name="ce7">
            <text:p>5,587<text:s/></text:p>
          </table:table-cell>
          <table:table-cell office:value-type="float" office:value="9356" table:style-name="ce7">
            <text:p>9,356<text:s/></text:p>
          </table:table-cell>
          <table:table-cell office:value-type="float" office:value="5203" table:style-name="ce7">
            <text:p>5,203<text:s/></text:p>
          </table:table-cell>
          <table:table-cell office:value-type="float" office:value="13850" table:style-name="ce7">
            <text:p>13,850<text:s/></text:p>
          </table:table-cell>
          <table:table-cell office:value-type="float" office:value="12198" table:style-name="ce7">
            <text:p>12,198<text:s/></text:p>
          </table:table-cell>
          <table:table-cell office:value-type="float" office:value="20996" table:style-name="ce7">
            <text:p>20,996<text:s/></text:p>
          </table:table-cell>
          <table:table-cell office:value-type="float" office:value="34437" table:style-name="ce7">
            <text:p>34,437<text:s/></text:p>
          </table:table-cell>
          <table:table-cell office:value-type="float" office:value="23042" table:style-name="ce7">
            <text:p>23,042<text:s/></text:p>
          </table:table-cell>
          <table:table-cell office:value-type="float" office:value="17032" table:style-name="ce7">
            <text:p>17,032<text:s/></text:p>
          </table:table-cell>
          <table:table-cell office:value-type="float" office:value="22651" table:style-name="ce7">
            <text:p>22,651<text:s/></text:p>
          </table:table-cell>
          <table:table-cell office:value-type="float" office:value="59435" table:style-name="ce7">
            <text:p>59,435<text:s/></text:p>
          </table:table-cell>
          <table:table-cell office:value-type="float" office:value="10689" table:style-name="ce7">
            <text:p>10,689<text:s/></text:p>
          </table:table-cell>
          <table:table-cell office:value-type="float" office:value="23681" table:style-name="ce7">
            <text:p>23,681<text:s/></text:p>
          </table:table-cell>
          <table:table-cell office:value-type="float" office:value="19776" table:style-name="ce7">
            <text:p>19,776<text:s/></text:p>
          </table:table-cell>
          <table:table-cell office:value-type="float" office:value="19854" table:style-name="ce7">
            <text:p>19,854<text:s/></text:p>
          </table:table-cell>
          <table:table-cell office:value-type="float" office:value="41036" table:style-name="ce7">
            <text:p>41,036<text:s/></text:p>
          </table:table-cell>
          <table:table-cell office:value-type="float" office:value="11386" table:style-name="ce7">
            <text:p>11,386<text:s/></text:p>
          </table:table-cell>
          <table:table-cell office:value-type="float" office:value="10797" table:style-name="ce7">
            <text:p>10,797<text:s/></text:p>
          </table:table-cell>
          <table:table-cell office:value-type="float" office:value="7257" table:style-name="ce7">
            <text:p>7,257<text:s/></text:p>
          </table:table-cell>
          <table:table-cell office:value-type="float" office:value="19869" table:style-name="ce7">
            <text:p>19,869<text:s/></text:p>
          </table:table-cell>
          <table:table-cell office:value-type="float" office:value="8214" table:style-name="ce7">
            <text:p>8,214<text:s/></text:p>
          </table:table-cell>
          <table:table-cell office:value-type="float" office:value="24868" table:style-name="ce7">
            <text:p>24,868<text:s/></text:p>
          </table:table-cell>
          <table:table-cell office:value-type="float" office:value="9525" table:style-name="ce7">
            <text:p>9,525<text:s/></text:p>
          </table:table-cell>
          <table:table-cell office:value-type="float" office:value="9774" table:style-name="ce7">
            <text:p>9,774<text:s/></text:p>
          </table:table-cell>
          <table:table-cell office:value-type="float" office:value="11444" table:style-name="ce7">
            <text:p>11,444<text:s/></text:p>
          </table:table-cell>
          <table:table-cell office:value-type="float" office:value="13482" table:style-name="ce7">
            <text:p>13,482<text:s/></text:p>
          </table:table-cell>
          <table:table-cell office:value-type="float" office:value="11205" table:style-name="ce7">
            <text:p>11,205<text:s/></text:p>
          </table:table-cell>
          <table:table-cell office:value-type="float" office:value="10159" table:style-name="ce7">
            <text:p>10,159<text:s/></text:p>
          </table:table-cell>
          <table:table-cell office:value-type="float" office:value="16130" table:style-name="ce7">
            <text:p>16,130<text:s/></text:p>
          </table:table-cell>
          <table:table-cell office:value-type="float" office:value="3876" table:style-name="ce7">
            <text:p>3,876<text:s/></text:p>
          </table:table-cell>
          <table:table-cell office:value-type="float" office:value="6277" table:style-name="ce7">
            <text:p>6,277<text:s/></text:p>
          </table:table-cell>
          <table:table-cell office:value-type="float" office:value="2802" table:style-name="ce7">
            <text:p>2,802<text:s/></text:p>
          </table:table-cell>
          <table:table-cell office:value-type="float" office:value="1976" table:style-name="ce7">
            <text:p>1,976<text:s/></text:p>
          </table:table-cell>
          <table:table-cell office:value-type="float" office:value="6390" table:style-name="ce7">
            <text:p>6,390<text:s/></text:p>
          </table:table-cell>
          <table:table-cell office:value-type="float" office:value="5762" table:style-name="ce7">
            <text:p>5,762<text:s/></text:p>
          </table:table-cell>
          <table:table-cell office:value-type="float" office:value="7312" table:style-name="ce7">
            <text:p>7,312<text:s/></text:p>
          </table:table-cell>
          <table:table-cell office:value-type="float" office:value="10015" table:style-name="ce7">
            <text:p>10,015<text:s/></text:p>
          </table:table-cell>
          <table:table-cell office:value-type="float" office:value="9852" table:style-name="ce7">
            <text:p>9,852<text:s/></text:p>
          </table:table-cell>
          <table:table-cell office:value-type="float" office:value="13006" table:style-name="ce7">
            <text:p>13,006<text:s/></text:p>
          </table:table-cell>
          <table:table-cell office:value-type="float" office:value="16607" table:style-name="ce7">
            <text:p>16,607<text:s/></text:p>
          </table:table-cell>
          <table:table-cell office:value-type="float" office:value="8696" table:style-name="ce7">
            <text:p>8,696<text:s/></text:p>
          </table:table-cell>
          <table:table-cell office:value-type="float" office:value="6958" table:style-name="ce7">
            <text:p>6,958<text:s/></text:p>
          </table:table-cell>
          <table:table-cell office:value-type="float" office:value="7412" table:style-name="ce7">
            <text:p>7,412<text:s/></text:p>
          </table:table-cell>
          <table:table-cell office:value-type="float" office:value="7826" table:style-name="ce7">
            <text:p>7,826<text:s/></text:p>
          </table:table-cell>
          <table:table-cell office:value-type="float" office:value="7787" table:style-name="ce7">
            <text:p>7,787<text:s/></text:p>
          </table:table-cell>
          <table:table-cell office:value-type="float" office:value="6297" table:style-name="ce7">
            <text:p>6,297<text:s/></text:p>
          </table:table-cell>
          <table:table-cell office:value-type="float" office:value="5433" table:style-name="ce7">
            <text:p>5,433<text:s/></text:p>
          </table:table-cell>
          <table:table-cell office:value-type="float" office:value="1240" table:style-name="ce7">
            <text:p>1,240<text:s/></text:p>
          </table:table-cell>
          <table:table-cell office:value-type="float" office:value="885" table:style-name="ce7">
            <text:p>885<text:s/></text:p>
          </table:table-cell>
          <table:table-cell office:value-type="float" office:value="1229" table:style-name="ce7">
            <text:p>1,229<text:s/></text:p>
          </table:table-cell>
          <table:table-cell office:value-type="float" office:value="1457" table:style-name="ce7">
            <text:p>1,457<text:s/></text:p>
          </table:table-cell>
          <table:table-cell office:value-type="float" office:value="342" table:style-name="ce7">
            <text:p>342<text:s/></text:p>
          </table:table-cell>
          <table:table-cell office:value-type="float" office:value="458" table:style-name="ce7">
            <text:p>458<text:s/></text:p>
          </table:table-cell>
          <table:table-cell office:value-type="float" office:value="557" table:style-name="ce7">
            <text:p>557<text:s/></text:p>
          </table:table-cell>
          <table:table-cell office:value-type="float" office:value="2766" table:style-name="ce7">
            <text:p>2,766<text:s/></text:p>
          </table:table-cell>
          <table:table-cell office:value-type="float" office:value="388" table:style-name="ce7">
            <text:p>388<text:s/></text:p>
          </table:table-cell>
          <table:table-cell office:value-type="float" office:value="1148" table:style-name="ce7">
            <text:p>1,148<text:s/></text:p>
          </table:table-cell>
          <table:table-cell office:value-type="float" office:value="825" table:style-name="ce7">
            <text:p>825<text:s/></text:p>
          </table:table-cell>
          <table:table-cell table:number-columns-repeated="16264"/>
        </table:table-row>
        <table:table-row table:style-name="ro2">
          <table:table-cell office:value-type="date" office:date-value="2025-06-02T00:00:00" table:style-name="ce10">
            <text:p>2025/6/2</text:p>
          </table:table-cell>
          <table:table-cell office:value-type="float" office:value="5641" table:style-name="ce7">
            <text:p>5,641<text:s/></text:p>
          </table:table-cell>
          <table:table-cell office:value-type="float" office:value="13328" table:style-name="ce7">
            <text:p>13,328<text:s/></text:p>
          </table:table-cell>
          <table:table-cell office:value-type="float" office:value="43356" table:style-name="ce7">
            <text:p>43,356<text:s/></text:p>
          </table:table-cell>
          <table:table-cell office:value-type="float" office:value="38791" table:style-name="ce7">
            <text:p>38,791<text:s/></text:p>
          </table:table-cell>
          <table:table-cell office:value-type="float" office:value="26039" table:style-name="ce7">
            <text:p>26,039<text:s/></text:p>
          </table:table-cell>
          <table:table-cell office:value-type="float" office:value="14788" table:style-name="ce7">
            <text:p>14,788<text:s/></text:p>
          </table:table-cell>
          <table:table-cell office:value-type="float" office:value="10835" table:style-name="ce7">
            <text:p>10,835<text:s/></text:p>
          </table:table-cell>
          <table:table-cell office:value-type="float" office:value="4236" table:style-name="ce7">
            <text:p>4,236<text:s/></text:p>
          </table:table-cell>
          <table:table-cell office:value-type="float" office:value="3567" table:style-name="ce7">
            <text:p>3,567<text:s/></text:p>
          </table:table-cell>
          <table:table-cell office:value-type="float" office:value="12006" table:style-name="ce7">
            <text:p>12,006<text:s/></text:p>
          </table:table-cell>
          <table:table-cell office:value-type="float" office:value="2686" table:style-name="ce7">
            <text:p>2,686<text:s/></text:p>
          </table:table-cell>
          <table:table-cell office:value-type="float" office:value="4407" table:style-name="ce7">
            <text:p>4,407<text:s/></text:p>
          </table:table-cell>
          <table:table-cell office:value-type="float" office:value="5317" table:style-name="ce7">
            <text:p>5,317<text:s/></text:p>
          </table:table-cell>
          <table:table-cell office:value-type="float" office:value="9428" table:style-name="ce7">
            <text:p>9,428<text:s/></text:p>
          </table:table-cell>
          <table:table-cell office:value-type="float" office:value="10224" table:style-name="ce7">
            <text:p>10,224<text:s/></text:p>
          </table:table-cell>
          <table:table-cell office:value-type="float" office:value="15431" table:style-name="ce7">
            <text:p>15,431<text:s/></text:p>
          </table:table-cell>
          <table:table-cell office:value-type="float" office:value="18822" table:style-name="ce7">
            <text:p>18,822<text:s/></text:p>
          </table:table-cell>
          <table:table-cell office:value-type="float" office:value="6184" table:style-name="ce7">
            <text:p>6,184<text:s/></text:p>
          </table:table-cell>
          <table:table-cell office:value-type="float" office:value="9944" table:style-name="ce7">
            <text:p>9,944<text:s/></text:p>
          </table:table-cell>
          <table:table-cell office:value-type="float" office:value="3547" table:style-name="ce7">
            <text:p>3,547<text:s/></text:p>
          </table:table-cell>
          <table:table-cell office:value-type="float" office:value="8796" table:style-name="ce7">
            <text:p>8,796<text:s/></text:p>
          </table:table-cell>
          <table:table-cell office:value-type="float" office:value="8641" table:style-name="ce7">
            <text:p>8,641<text:s/></text:p>
          </table:table-cell>
          <table:table-cell office:value-type="float" office:value="8305" table:style-name="ce7">
            <text:p>8,305<text:s/></text:p>
          </table:table-cell>
          <table:table-cell office:value-type="float" office:value="32203" table:style-name="ce7">
            <text:p>32,203<text:s/></text:p>
          </table:table-cell>
          <table:table-cell office:value-type="float" office:value="3092" table:style-name="ce7">
            <text:p>3,092<text:s/></text:p>
          </table:table-cell>
          <table:table-cell office:value-type="float" office:value="12146" table:style-name="ce7">
            <text:p>12,146<text:s/></text:p>
          </table:table-cell>
          <table:table-cell office:value-type="float" office:value="12248" table:style-name="ce7">
            <text:p>12,248<text:s/></text:p>
          </table:table-cell>
          <table:table-cell office:value-type="float" office:value="14991" table:style-name="ce7">
            <text:p>14,991<text:s/></text:p>
          </table:table-cell>
          <table:table-cell office:value-type="float" office:value="21207" table:style-name="ce7">
            <text:p>21,207<text:s/></text:p>
          </table:table-cell>
          <table:table-cell office:value-type="float" office:value="15455" table:style-name="ce7">
            <text:p>15,455<text:s/></text:p>
          </table:table-cell>
          <table:table-cell office:value-type="float" office:value="9681" table:style-name="ce7">
            <text:p>9,681<text:s/></text:p>
          </table:table-cell>
          <table:table-cell office:value-type="float" office:value="24653" table:style-name="ce7">
            <text:p>24,653<text:s/></text:p>
          </table:table-cell>
          <table:table-cell office:value-type="float" office:value="14551" table:style-name="ce7">
            <text:p>14,551<text:s/></text:p>
          </table:table-cell>
          <table:table-cell office:value-type="float" office:value="30360" table:style-name="ce7">
            <text:p>30,360<text:s/></text:p>
          </table:table-cell>
          <table:table-cell office:value-type="float" office:value="25903" table:style-name="ce7">
            <text:p>25,903<text:s/></text:p>
          </table:table-cell>
          <table:table-cell office:value-type="float" office:value="12135" table:style-name="ce7">
            <text:p>12,135<text:s/></text:p>
          </table:table-cell>
          <table:table-cell office:value-type="float" office:value="32152" table:style-name="ce7">
            <text:p>32,152<text:s/></text:p>
          </table:table-cell>
          <table:table-cell office:value-type="float" office:value="23817" table:style-name="ce7">
            <text:p>23,817<text:s/></text:p>
          </table:table-cell>
          <table:table-cell office:value-type="float" office:value="22689" table:style-name="ce7">
            <text:p>22,689<text:s/></text:p>
          </table:table-cell>
          <table:table-cell office:value-type="float" office:value="20217" table:style-name="ce7">
            <text:p>20,217<text:s/></text:p>
          </table:table-cell>
          <table:table-cell office:value-type="float" office:value="25664" table:style-name="ce7">
            <text:p>25,664<text:s/></text:p>
          </table:table-cell>
          <table:table-cell office:value-type="float" office:value="145832" table:style-name="ce7">
            <text:p>145,832<text:s/></text:p>
          </table:table-cell>
          <table:table-cell office:value-type="float" office:value="42647" table:style-name="ce7">
            <text:p>42,647<text:s/></text:p>
          </table:table-cell>
          <table:table-cell office:value-type="float" office:value="21598" table:style-name="ce7">
            <text:p>21,598<text:s/></text:p>
          </table:table-cell>
          <table:table-cell office:value-type="float" office:value="24427" table:style-name="ce7">
            <text:p>24,427<text:s/></text:p>
          </table:table-cell>
          <table:table-cell office:value-type="float" office:value="24138" table:style-name="ce7">
            <text:p>24,138<text:s/></text:p>
          </table:table-cell>
          <table:table-cell office:value-type="float" office:value="25520" table:style-name="ce7">
            <text:p>25,520<text:s/></text:p>
          </table:table-cell>
          <table:table-cell office:value-type="float" office:value="25994" table:style-name="ce7">
            <text:p>25,994<text:s/></text:p>
          </table:table-cell>
          <table:table-cell office:value-type="float" office:value="22485" table:style-name="ce7">
            <text:p>22,485<text:s/></text:p>
          </table:table-cell>
          <table:table-cell office:value-type="float" office:value="13642" table:style-name="ce7">
            <text:p>13,642<text:s/></text:p>
          </table:table-cell>
          <table:table-cell office:value-type="float" office:value="29808" table:style-name="ce7">
            <text:p>29,808<text:s/></text:p>
          </table:table-cell>
          <table:table-cell office:value-type="float" office:value="7045" table:style-name="ce7">
            <text:p>7,045<text:s/></text:p>
          </table:table-cell>
          <table:table-cell office:value-type="float" office:value="9023" table:style-name="ce7">
            <text:p>9,023<text:s/></text:p>
          </table:table-cell>
          <table:table-cell office:value-type="float" office:value="18069" table:style-name="ce7">
            <text:p>18,069<text:s/></text:p>
          </table:table-cell>
          <table:table-cell office:value-type="float" office:value="4600" table:style-name="ce7">
            <text:p>4,600<text:s/></text:p>
          </table:table-cell>
          <table:table-cell office:value-type="float" office:value="3947" table:style-name="ce7">
            <text:p>3,947<text:s/></text:p>
          </table:table-cell>
          <table:table-cell office:value-type="float" office:value="3375" table:style-name="ce7">
            <text:p>3,375<text:s/></text:p>
          </table:table-cell>
          <table:table-cell office:value-type="float" office:value="14056" table:style-name="ce7">
            <text:p>14,056<text:s/></text:p>
          </table:table-cell>
          <table:table-cell office:value-type="float" office:value="9188" table:style-name="ce7">
            <text:p>9,188<text:s/></text:p>
          </table:table-cell>
          <table:table-cell office:value-type="float" office:value="13574" table:style-name="ce7">
            <text:p>13,574<text:s/></text:p>
          </table:table-cell>
          <table:table-cell office:value-type="float" office:value="32419" table:style-name="ce7">
            <text:p>32,419<text:s/></text:p>
          </table:table-cell>
          <table:table-cell office:value-type="float" office:value="10571" table:style-name="ce7">
            <text:p>10,571<text:s/></text:p>
          </table:table-cell>
          <table:table-cell office:value-type="float" office:value="13670" table:style-name="ce7">
            <text:p>13,670<text:s/></text:p>
          </table:table-cell>
          <table:table-cell office:value-type="float" office:value="8900" table:style-name="ce7">
            <text:p>8,900<text:s/></text:p>
          </table:table-cell>
          <table:table-cell office:value-type="float" office:value="23363" table:style-name="ce7">
            <text:p>23,363<text:s/></text:p>
          </table:table-cell>
          <table:table-cell office:value-type="float" office:value="26880" table:style-name="ce7">
            <text:p>26,880<text:s/></text:p>
          </table:table-cell>
          <table:table-cell office:value-type="float" office:value="28944" table:style-name="ce7">
            <text:p>28,944<text:s/></text:p>
          </table:table-cell>
          <table:table-cell office:value-type="float" office:value="37424" table:style-name="ce7">
            <text:p>37,424<text:s/></text:p>
          </table:table-cell>
          <table:table-cell office:value-type="float" office:value="39250" table:style-name="ce7">
            <text:p>39,250<text:s/></text:p>
          </table:table-cell>
          <table:table-cell office:value-type="float" office:value="27795" table:style-name="ce7">
            <text:p>27,795<text:s/></text:p>
          </table:table-cell>
          <table:table-cell office:value-type="float" office:value="26971" table:style-name="ce7">
            <text:p>26,971<text:s/></text:p>
          </table:table-cell>
          <table:table-cell office:value-type="float" office:value="58718" table:style-name="ce7">
            <text:p>58,718<text:s/></text:p>
          </table:table-cell>
          <table:table-cell office:value-type="float" office:value="22892" table:style-name="ce7">
            <text:p>22,892<text:s/></text:p>
          </table:table-cell>
          <table:table-cell office:value-type="float" office:value="32963" table:style-name="ce7">
            <text:p>32,963<text:s/></text:p>
          </table:table-cell>
          <table:table-cell office:value-type="float" office:value="30644" table:style-name="ce7">
            <text:p>30,644<text:s/></text:p>
          </table:table-cell>
          <table:table-cell office:value-type="float" office:value="20892" table:style-name="ce7">
            <text:p>20,892<text:s/></text:p>
          </table:table-cell>
          <table:table-cell office:value-type="float" office:value="54648" table:style-name="ce7">
            <text:p>54,648<text:s/></text:p>
          </table:table-cell>
          <table:table-cell office:value-type="float" office:value="20278" table:style-name="ce7">
            <text:p>20,278<text:s/></text:p>
          </table:table-cell>
          <table:table-cell office:value-type="float" office:value="16188" table:style-name="ce7">
            <text:p>16,188<text:s/></text:p>
          </table:table-cell>
          <table:table-cell office:value-type="float" office:value="15278" table:style-name="ce7">
            <text:p>15,278<text:s/></text:p>
          </table:table-cell>
          <table:table-cell office:value-type="float" office:value="23479" table:style-name="ce7">
            <text:p>23,479<text:s/></text:p>
          </table:table-cell>
          <table:table-cell office:value-type="float" office:value="14665" table:style-name="ce7">
            <text:p>14,665<text:s/></text:p>
          </table:table-cell>
          <table:table-cell office:value-type="float" office:value="30783" table:style-name="ce7">
            <text:p>30,783<text:s/></text:p>
          </table:table-cell>
          <table:table-cell office:value-type="float" office:value="18789" table:style-name="ce7">
            <text:p>18,789<text:s/></text:p>
          </table:table-cell>
          <table:table-cell office:value-type="float" office:value="8506" table:style-name="ce7">
            <text:p>8,506<text:s/></text:p>
          </table:table-cell>
          <table:table-cell office:value-type="float" office:value="16523" table:style-name="ce7">
            <text:p>16,523<text:s/></text:p>
          </table:table-cell>
          <table:table-cell office:value-type="float" office:value="40479" table:style-name="ce7">
            <text:p>40,479<text:s/></text:p>
          </table:table-cell>
          <table:table-cell office:value-type="float" office:value="21856" table:style-name="ce7">
            <text:p>21,856<text:s/></text:p>
          </table:table-cell>
          <table:table-cell office:value-type="float" office:value="25852" table:style-name="ce7">
            <text:p>25,852<text:s/></text:p>
          </table:table-cell>
          <table:table-cell office:value-type="float" office:value="27029" table:style-name="ce7">
            <text:p>27,029<text:s/></text:p>
          </table:table-cell>
          <table:table-cell office:value-type="float" office:value="11126" table:style-name="ce7">
            <text:p>11,126<text:s/></text:p>
          </table:table-cell>
          <table:table-cell office:value-type="float" office:value="10809" table:style-name="ce7">
            <text:p>10,809<text:s/></text:p>
          </table:table-cell>
          <table:table-cell office:value-type="float" office:value="5502" table:style-name="ce7">
            <text:p>5,502<text:s/></text:p>
          </table:table-cell>
          <table:table-cell office:value-type="float" office:value="5388" table:style-name="ce7">
            <text:p>5,388<text:s/></text:p>
          </table:table-cell>
          <table:table-cell office:value-type="float" office:value="9018" table:style-name="ce7">
            <text:p>9,018<text:s/></text:p>
          </table:table-cell>
          <table:table-cell office:value-type="float" office:value="10649" table:style-name="ce7">
            <text:p>10,649<text:s/></text:p>
          </table:table-cell>
          <table:table-cell office:value-type="float" office:value="9793" table:style-name="ce7">
            <text:p>9,793<text:s/></text:p>
          </table:table-cell>
          <table:table-cell office:value-type="float" office:value="13240" table:style-name="ce7">
            <text:p>13,240<text:s/></text:p>
          </table:table-cell>
          <table:table-cell office:value-type="float" office:value="17333" table:style-name="ce7">
            <text:p>17,333<text:s/></text:p>
          </table:table-cell>
          <table:table-cell office:value-type="float" office:value="27145" table:style-name="ce7">
            <text:p>27,145<text:s/></text:p>
          </table:table-cell>
          <table:table-cell office:value-type="float" office:value="23818" table:style-name="ce7">
            <text:p>23,818<text:s/></text:p>
          </table:table-cell>
          <table:table-cell office:value-type="float" office:value="15694" table:style-name="ce7">
            <text:p>15,694<text:s/></text:p>
          </table:table-cell>
          <table:table-cell office:value-type="float" office:value="12232" table:style-name="ce7">
            <text:p>12,232<text:s/></text:p>
          </table:table-cell>
          <table:table-cell office:value-type="float" office:value="12079" table:style-name="ce7">
            <text:p>12,079<text:s/></text:p>
          </table:table-cell>
          <table:table-cell office:value-type="float" office:value="13319" table:style-name="ce7">
            <text:p>13,319<text:s/></text:p>
          </table:table-cell>
          <table:table-cell office:value-type="float" office:value="12079" table:style-name="ce7">
            <text:p>12,079<text:s/></text:p>
          </table:table-cell>
          <table:table-cell office:value-type="float" office:value="11986" table:style-name="ce7">
            <text:p>11,986<text:s/></text:p>
          </table:table-cell>
          <table:table-cell office:value-type="float" office:value="9287" table:style-name="ce7">
            <text:p>9,287<text:s/></text:p>
          </table:table-cell>
          <table:table-cell office:value-type="float" office:value="2256" table:style-name="ce7">
            <text:p>2,256<text:s/></text:p>
          </table:table-cell>
          <table:table-cell office:value-type="float" office:value="1277" table:style-name="ce7">
            <text:p>1,277<text:s/></text:p>
          </table:table-cell>
          <table:table-cell office:value-type="float" office:value="1730" table:style-name="ce7">
            <text:p>1,730<text:s/></text:p>
          </table:table-cell>
          <table:table-cell office:value-type="float" office:value="2344" table:style-name="ce7">
            <text:p>2,344<text:s/></text:p>
          </table:table-cell>
          <table:table-cell office:value-type="float" office:value="1130" table:style-name="ce7">
            <text:p>1,130<text:s/></text:p>
          </table:table-cell>
          <table:table-cell office:value-type="float" office:value="1666" table:style-name="ce7">
            <text:p>1,666<text:s/></text:p>
          </table:table-cell>
          <table:table-cell office:value-type="float" office:value="1201" table:style-name="ce7">
            <text:p>1,201<text:s/></text:p>
          </table:table-cell>
          <table:table-cell office:value-type="float" office:value="2261" table:style-name="ce7">
            <text:p>2,261<text:s/></text:p>
          </table:table-cell>
          <table:table-cell office:value-type="float" office:value="632" table:style-name="ce7">
            <text:p>632<text:s/></text:p>
          </table:table-cell>
          <table:table-cell office:value-type="float" office:value="1933" table:style-name="ce7">
            <text:p>1,933<text:s/></text:p>
          </table:table-cell>
          <table:table-cell office:value-type="float" office:value="1721" table:style-name="ce7">
            <text:p>1,721<text:s/></text:p>
          </table:table-cell>
          <table:table-cell table:number-columns-repeated="16264"/>
        </table:table-row>
        <table:table-row table:style-name="ro2">
          <table:table-cell office:value-type="date" office:date-value="2025-06-03T00:00:00" table:style-name="ce10">
            <text:p>2025/6/3</text:p>
          </table:table-cell>
          <table:table-cell office:value-type="float" office:value="5296" table:style-name="ce7">
            <text:p>5,296<text:s/></text:p>
          </table:table-cell>
          <table:table-cell office:value-type="float" office:value="13975" table:style-name="ce7">
            <text:p>13,975<text:s/></text:p>
          </table:table-cell>
          <table:table-cell office:value-type="float" office:value="44942" table:style-name="ce7">
            <text:p>44,942<text:s/></text:p>
          </table:table-cell>
          <table:table-cell office:value-type="float" office:value="41127" table:style-name="ce7">
            <text:p>41,127<text:s/></text:p>
          </table:table-cell>
          <table:table-cell office:value-type="float" office:value="26925" table:style-name="ce7">
            <text:p>26,925<text:s/></text:p>
          </table:table-cell>
          <table:table-cell office:value-type="float" office:value="15272" table:style-name="ce7">
            <text:p>15,272<text:s/></text:p>
          </table:table-cell>
          <table:table-cell office:value-type="float" office:value="11237" table:style-name="ce7">
            <text:p>11,237<text:s/></text:p>
          </table:table-cell>
          <table:table-cell office:value-type="float" office:value="4319" table:style-name="ce7">
            <text:p>4,319<text:s/></text:p>
          </table:table-cell>
          <table:table-cell office:value-type="float" office:value="3481" table:style-name="ce7">
            <text:p>3,481<text:s/></text:p>
          </table:table-cell>
          <table:table-cell office:value-type="float" office:value="11786" table:style-name="ce7">
            <text:p>11,786<text:s/></text:p>
          </table:table-cell>
          <table:table-cell office:value-type="float" office:value="2736" table:style-name="ce7">
            <text:p>2,736<text:s/></text:p>
          </table:table-cell>
          <table:table-cell office:value-type="float" office:value="4353" table:style-name="ce7">
            <text:p>4,353<text:s/></text:p>
          </table:table-cell>
          <table:table-cell office:value-type="float" office:value="5092" table:style-name="ce7">
            <text:p>5,092<text:s/></text:p>
          </table:table-cell>
          <table:table-cell office:value-type="float" office:value="9836" table:style-name="ce7">
            <text:p>9,836<text:s/></text:p>
          </table:table-cell>
          <table:table-cell office:value-type="float" office:value="11296" table:style-name="ce7">
            <text:p>11,296<text:s/></text:p>
          </table:table-cell>
          <table:table-cell office:value-type="float" office:value="16692" table:style-name="ce7">
            <text:p>16,692<text:s/></text:p>
          </table:table-cell>
          <table:table-cell office:value-type="float" office:value="20055" table:style-name="ce7">
            <text:p>20,055<text:s/></text:p>
          </table:table-cell>
          <table:table-cell office:value-type="float" office:value="6704" table:style-name="ce7">
            <text:p>6,704<text:s/></text:p>
          </table:table-cell>
          <table:table-cell office:value-type="float" office:value="10239" table:style-name="ce7">
            <text:p>10,239<text:s/></text:p>
          </table:table-cell>
          <table:table-cell office:value-type="float" office:value="3304" table:style-name="ce7">
            <text:p>3,304<text:s/></text:p>
          </table:table-cell>
          <table:table-cell office:value-type="float" office:value="8957" table:style-name="ce7">
            <text:p>8,957<text:s/></text:p>
          </table:table-cell>
          <table:table-cell office:value-type="float" office:value="8954" table:style-name="ce7">
            <text:p>8,954<text:s/></text:p>
          </table:table-cell>
          <table:table-cell office:value-type="float" office:value="8630" table:style-name="ce7">
            <text:p>8,630<text:s/></text:p>
          </table:table-cell>
          <table:table-cell office:value-type="float" office:value="32496" table:style-name="ce7">
            <text:p>32,496<text:s/></text:p>
          </table:table-cell>
          <table:table-cell office:value-type="float" office:value="3280" table:style-name="ce7">
            <text:p>3,280<text:s/></text:p>
          </table:table-cell>
          <table:table-cell office:value-type="float" office:value="11656" table:style-name="ce7">
            <text:p>11,656<text:s/></text:p>
          </table:table-cell>
          <table:table-cell office:value-type="float" office:value="12484" table:style-name="ce7">
            <text:p>12,484<text:s/></text:p>
          </table:table-cell>
          <table:table-cell office:value-type="float" office:value="15208" table:style-name="ce7">
            <text:p>15,208<text:s/></text:p>
          </table:table-cell>
          <table:table-cell office:value-type="float" office:value="21491" table:style-name="ce7">
            <text:p>21,491<text:s/></text:p>
          </table:table-cell>
          <table:table-cell office:value-type="float" office:value="16139" table:style-name="ce7">
            <text:p>16,139<text:s/></text:p>
          </table:table-cell>
          <table:table-cell office:value-type="float" office:value="9916" table:style-name="ce7">
            <text:p>9,916<text:s/></text:p>
          </table:table-cell>
          <table:table-cell office:value-type="float" office:value="26250" table:style-name="ce7">
            <text:p>26,250<text:s/></text:p>
          </table:table-cell>
          <table:table-cell office:value-type="float" office:value="15380" table:style-name="ce7">
            <text:p>15,380<text:s/></text:p>
          </table:table-cell>
          <table:table-cell office:value-type="float" office:value="32906" table:style-name="ce7">
            <text:p>32,906<text:s/></text:p>
          </table:table-cell>
          <table:table-cell office:value-type="float" office:value="28762" table:style-name="ce7">
            <text:p>28,762<text:s/></text:p>
          </table:table-cell>
          <table:table-cell office:value-type="float" office:value="12312" table:style-name="ce7">
            <text:p>12,312<text:s/></text:p>
          </table:table-cell>
          <table:table-cell office:value-type="float" office:value="33461" table:style-name="ce7">
            <text:p>33,461<text:s/></text:p>
          </table:table-cell>
          <table:table-cell office:value-type="float" office:value="24882" table:style-name="ce7">
            <text:p>24,882<text:s/></text:p>
          </table:table-cell>
          <table:table-cell office:value-type="float" office:value="23581" table:style-name="ce7">
            <text:p>23,581<text:s/></text:p>
          </table:table-cell>
          <table:table-cell office:value-type="float" office:value="20722" table:style-name="ce7">
            <text:p>20,722<text:s/></text:p>
          </table:table-cell>
          <table:table-cell office:value-type="float" office:value="25324" table:style-name="ce7">
            <text:p>25,324<text:s/></text:p>
          </table:table-cell>
          <table:table-cell office:value-type="float" office:value="130562" table:style-name="ce7">
            <text:p>130,562<text:s/></text:p>
          </table:table-cell>
          <table:table-cell office:value-type="float" office:value="43304" table:style-name="ce7">
            <text:p>43,304<text:s/></text:p>
          </table:table-cell>
          <table:table-cell office:value-type="float" office:value="21512" table:style-name="ce7">
            <text:p>21,512<text:s/></text:p>
          </table:table-cell>
          <table:table-cell office:value-type="float" office:value="24473" table:style-name="ce7">
            <text:p>24,473<text:s/></text:p>
          </table:table-cell>
          <table:table-cell office:value-type="float" office:value="24517" table:style-name="ce7">
            <text:p>24,517<text:s/></text:p>
          </table:table-cell>
          <table:table-cell office:value-type="float" office:value="25636" table:style-name="ce7">
            <text:p>25,636<text:s/></text:p>
          </table:table-cell>
          <table:table-cell office:value-type="float" office:value="26816" table:style-name="ce7">
            <text:p>26,816<text:s/></text:p>
          </table:table-cell>
          <table:table-cell office:value-type="float" office:value="22973" table:style-name="ce7">
            <text:p>22,973<text:s/></text:p>
          </table:table-cell>
          <table:table-cell office:value-type="float" office:value="13559" table:style-name="ce7">
            <text:p>13,559<text:s/></text:p>
          </table:table-cell>
          <table:table-cell office:value-type="float" office:value="29792" table:style-name="ce7">
            <text:p>29,792<text:s/></text:p>
          </table:table-cell>
          <table:table-cell office:value-type="float" office:value="7254" table:style-name="ce7">
            <text:p>7,254<text:s/></text:p>
          </table:table-cell>
          <table:table-cell office:value-type="float" office:value="9169" table:style-name="ce7">
            <text:p>9,169<text:s/></text:p>
          </table:table-cell>
          <table:table-cell office:value-type="float" office:value="17696" table:style-name="ce7">
            <text:p>17,696<text:s/></text:p>
          </table:table-cell>
          <table:table-cell office:value-type="float" office:value="4836" table:style-name="ce7">
            <text:p>4,836<text:s/></text:p>
          </table:table-cell>
          <table:table-cell office:value-type="float" office:value="3896" table:style-name="ce7">
            <text:p>3,896<text:s/></text:p>
          </table:table-cell>
          <table:table-cell office:value-type="float" office:value="3327" table:style-name="ce7">
            <text:p>3,327<text:s/></text:p>
          </table:table-cell>
          <table:table-cell office:value-type="float" office:value="14189" table:style-name="ce7">
            <text:p>14,189<text:s/></text:p>
          </table:table-cell>
          <table:table-cell office:value-type="float" office:value="9007" table:style-name="ce7">
            <text:p>9,007<text:s/></text:p>
          </table:table-cell>
          <table:table-cell office:value-type="float" office:value="13437" table:style-name="ce7">
            <text:p>13,437<text:s/></text:p>
          </table:table-cell>
          <table:table-cell office:value-type="float" office:value="29852" table:style-name="ce7">
            <text:p>29,852<text:s/></text:p>
          </table:table-cell>
          <table:table-cell office:value-type="float" office:value="10442" table:style-name="ce7">
            <text:p>10,442<text:s/></text:p>
          </table:table-cell>
          <table:table-cell office:value-type="float" office:value="13474" table:style-name="ce7">
            <text:p>13,474<text:s/></text:p>
          </table:table-cell>
          <table:table-cell office:value-type="float" office:value="8713" table:style-name="ce7">
            <text:p>8,713<text:s/></text:p>
          </table:table-cell>
          <table:table-cell office:value-type="float" office:value="23118" table:style-name="ce7">
            <text:p>23,118<text:s/></text:p>
          </table:table-cell>
          <table:table-cell office:value-type="float" office:value="28035" table:style-name="ce7">
            <text:p>28,035<text:s/></text:p>
          </table:table-cell>
          <table:table-cell office:value-type="float" office:value="29485" table:style-name="ce7">
            <text:p>29,485<text:s/></text:p>
          </table:table-cell>
          <table:table-cell office:value-type="float" office:value="36530" table:style-name="ce7">
            <text:p>36,530<text:s/></text:p>
          </table:table-cell>
          <table:table-cell office:value-type="float" office:value="40119" table:style-name="ce7">
            <text:p>40,119<text:s/></text:p>
          </table:table-cell>
          <table:table-cell office:value-type="float" office:value="28245" table:style-name="ce7">
            <text:p>28,245<text:s/></text:p>
          </table:table-cell>
          <table:table-cell office:value-type="float" office:value="25966" table:style-name="ce7">
            <text:p>25,966<text:s/></text:p>
          </table:table-cell>
          <table:table-cell office:value-type="float" office:value="58605" table:style-name="ce7">
            <text:p>58,605<text:s/></text:p>
          </table:table-cell>
          <table:table-cell office:value-type="float" office:value="25455" table:style-name="ce7">
            <text:p>25,455<text:s/></text:p>
          </table:table-cell>
          <table:table-cell office:value-type="float" office:value="33416" table:style-name="ce7">
            <text:p>33,416<text:s/></text:p>
          </table:table-cell>
          <table:table-cell office:value-type="float" office:value="31996" table:style-name="ce7">
            <text:p>31,996<text:s/></text:p>
          </table:table-cell>
          <table:table-cell office:value-type="float" office:value="22126" table:style-name="ce7">
            <text:p>22,126<text:s/></text:p>
          </table:table-cell>
          <table:table-cell office:value-type="float" office:value="55735" table:style-name="ce7">
            <text:p>55,735<text:s/></text:p>
          </table:table-cell>
          <table:table-cell office:value-type="float" office:value="20108" table:style-name="ce7">
            <text:p>20,108<text:s/></text:p>
          </table:table-cell>
          <table:table-cell office:value-type="float" office:value="16178" table:style-name="ce7">
            <text:p>16,178<text:s/></text:p>
          </table:table-cell>
          <table:table-cell office:value-type="float" office:value="15748" table:style-name="ce7">
            <text:p>15,748<text:s/></text:p>
          </table:table-cell>
          <table:table-cell office:value-type="float" office:value="23339" table:style-name="ce7">
            <text:p>23,339<text:s/></text:p>
          </table:table-cell>
          <table:table-cell office:value-type="float" office:value="14353" table:style-name="ce7">
            <text:p>14,353<text:s/></text:p>
          </table:table-cell>
          <table:table-cell office:value-type="float" office:value="29092" table:style-name="ce7">
            <text:p>29,092<text:s/></text:p>
          </table:table-cell>
          <table:table-cell office:value-type="float" office:value="19461" table:style-name="ce7">
            <text:p>19,461<text:s/></text:p>
          </table:table-cell>
          <table:table-cell office:value-type="float" office:value="8170" table:style-name="ce7">
            <text:p>8,170<text:s/></text:p>
          </table:table-cell>
          <table:table-cell office:value-type="float" office:value="16580" table:style-name="ce7">
            <text:p>16,580<text:s/></text:p>
          </table:table-cell>
          <table:table-cell office:value-type="float" office:value="42736" table:style-name="ce7">
            <text:p>42,736<text:s/></text:p>
          </table:table-cell>
          <table:table-cell office:value-type="float" office:value="22263" table:style-name="ce7">
            <text:p>22,263<text:s/></text:p>
          </table:table-cell>
          <table:table-cell office:value-type="float" office:value="26112" table:style-name="ce7">
            <text:p>26,112<text:s/></text:p>
          </table:table-cell>
          <table:table-cell office:value-type="float" office:value="26478" table:style-name="ce7">
            <text:p>26,478<text:s/></text:p>
          </table:table-cell>
          <table:table-cell office:value-type="float" office:value="11910" table:style-name="ce7">
            <text:p>11,910<text:s/></text:p>
          </table:table-cell>
          <table:table-cell office:value-type="float" office:value="10896" table:style-name="ce7">
            <text:p>10,896<text:s/></text:p>
          </table:table-cell>
          <table:table-cell office:value-type="float" office:value="5747" table:style-name="ce7">
            <text:p>5,747<text:s/></text:p>
          </table:table-cell>
          <table:table-cell office:value-type="float" office:value="5505" table:style-name="ce7">
            <text:p>5,505<text:s/></text:p>
          </table:table-cell>
          <table:table-cell office:value-type="float" office:value="9031" table:style-name="ce7">
            <text:p>9,031<text:s/></text:p>
          </table:table-cell>
          <table:table-cell office:value-type="float" office:value="10988" table:style-name="ce7">
            <text:p>10,988<text:s/></text:p>
          </table:table-cell>
          <table:table-cell office:value-type="float" office:value="10101" table:style-name="ce7">
            <text:p>10,101<text:s/></text:p>
          </table:table-cell>
          <table:table-cell office:value-type="float" office:value="13171" table:style-name="ce7">
            <text:p>13,171<text:s/></text:p>
          </table:table-cell>
          <table:table-cell office:value-type="float" office:value="17763" table:style-name="ce7">
            <text:p>17,763<text:s/></text:p>
          </table:table-cell>
          <table:table-cell office:value-type="float" office:value="27952" table:style-name="ce7">
            <text:p>27,952<text:s/></text:p>
          </table:table-cell>
          <table:table-cell office:value-type="float" office:value="24892" table:style-name="ce7">
            <text:p>24,892<text:s/></text:p>
          </table:table-cell>
          <table:table-cell office:value-type="float" office:value="15835" table:style-name="ce7">
            <text:p>15,835<text:s/></text:p>
          </table:table-cell>
          <table:table-cell office:value-type="float" office:value="12508" table:style-name="ce7">
            <text:p>12,508<text:s/></text:p>
          </table:table-cell>
          <table:table-cell office:value-type="float" office:value="12152" table:style-name="ce7">
            <text:p>12,152<text:s/></text:p>
          </table:table-cell>
          <table:table-cell office:value-type="float" office:value="13312" table:style-name="ce7">
            <text:p>13,312<text:s/></text:p>
          </table:table-cell>
          <table:table-cell office:value-type="float" office:value="12028" table:style-name="ce7">
            <text:p>12,028<text:s/></text:p>
          </table:table-cell>
          <table:table-cell office:value-type="float" office:value="12118" table:style-name="ce7">
            <text:p>12,118<text:s/></text:p>
          </table:table-cell>
          <table:table-cell office:value-type="float" office:value="9541" table:style-name="ce7">
            <text:p>9,541<text:s/></text:p>
          </table:table-cell>
          <table:table-cell office:value-type="float" office:value="2258" table:style-name="ce7">
            <text:p>2,258<text:s/></text:p>
          </table:table-cell>
          <table:table-cell office:value-type="float" office:value="1341" table:style-name="ce7">
            <text:p>1,341<text:s/></text:p>
          </table:table-cell>
          <table:table-cell office:value-type="float" office:value="1845" table:style-name="ce7">
            <text:p>1,845<text:s/></text:p>
          </table:table-cell>
          <table:table-cell office:value-type="float" office:value="2382" table:style-name="ce7">
            <text:p>2,382<text:s/></text:p>
          </table:table-cell>
          <table:table-cell office:value-type="float" office:value="1180" table:style-name="ce7">
            <text:p>1,180<text:s/></text:p>
          </table:table-cell>
          <table:table-cell office:value-type="float" office:value="1731" table:style-name="ce7">
            <text:p>1,731<text:s/></text:p>
          </table:table-cell>
          <table:table-cell office:value-type="float" office:value="1224" table:style-name="ce7">
            <text:p>1,224<text:s/></text:p>
          </table:table-cell>
          <table:table-cell office:value-type="float" office:value="2151" table:style-name="ce7">
            <text:p>2,151<text:s/></text:p>
          </table:table-cell>
          <table:table-cell office:value-type="float" office:value="618" table:style-name="ce7">
            <text:p>618<text:s/></text:p>
          </table:table-cell>
          <table:table-cell office:value-type="float" office:value="1973" table:style-name="ce7">
            <text:p>1,973<text:s/></text:p>
          </table:table-cell>
          <table:table-cell office:value-type="float" office:value="1884" table:style-name="ce7">
            <text:p>1,884<text:s/></text:p>
          </table:table-cell>
          <table:table-cell table:number-columns-repeated="16264"/>
        </table:table-row>
        <table:table-row table:style-name="ro2">
          <table:table-cell office:value-type="date" office:date-value="2025-06-04T00:00:00" table:style-name="ce10">
            <text:p>2025/6/4</text:p>
          </table:table-cell>
          <table:table-cell office:value-type="float" office:value="5328" table:style-name="ce7">
            <text:p>5,328<text:s/></text:p>
          </table:table-cell>
          <table:table-cell office:value-type="float" office:value="14170" table:style-name="ce7">
            <text:p>14,170<text:s/></text:p>
          </table:table-cell>
          <table:table-cell office:value-type="float" office:value="45886" table:style-name="ce7">
            <text:p>45,886<text:s/></text:p>
          </table:table-cell>
          <table:table-cell office:value-type="float" office:value="43197" table:style-name="ce7">
            <text:p>43,197<text:s/></text:p>
          </table:table-cell>
          <table:table-cell office:value-type="float" office:value="27478" table:style-name="ce7">
            <text:p>27,478<text:s/></text:p>
          </table:table-cell>
          <table:table-cell office:value-type="float" office:value="15971" table:style-name="ce7">
            <text:p>15,971<text:s/></text:p>
          </table:table-cell>
          <table:table-cell office:value-type="float" office:value="11606" table:style-name="ce7">
            <text:p>11,606<text:s/></text:p>
          </table:table-cell>
          <table:table-cell office:value-type="float" office:value="4431" table:style-name="ce7">
            <text:p>4,431<text:s/></text:p>
          </table:table-cell>
          <table:table-cell office:value-type="float" office:value="3717" table:style-name="ce7">
            <text:p>3,717<text:s/></text:p>
          </table:table-cell>
          <table:table-cell office:value-type="float" office:value="12263" table:style-name="ce7">
            <text:p>12,263<text:s/></text:p>
          </table:table-cell>
          <table:table-cell office:value-type="float" office:value="2696" table:style-name="ce7">
            <text:p>2,696<text:s/></text:p>
          </table:table-cell>
          <table:table-cell office:value-type="float" office:value="4269" table:style-name="ce7">
            <text:p>4,269<text:s/></text:p>
          </table:table-cell>
          <table:table-cell office:value-type="float" office:value="5195" table:style-name="ce7">
            <text:p>5,195<text:s/></text:p>
          </table:table-cell>
          <table:table-cell office:value-type="float" office:value="9832" table:style-name="ce7">
            <text:p>9,832<text:s/></text:p>
          </table:table-cell>
          <table:table-cell office:value-type="float" office:value="10949" table:style-name="ce7">
            <text:p>10,949<text:s/></text:p>
          </table:table-cell>
          <table:table-cell office:value-type="float" office:value="16944" table:style-name="ce7">
            <text:p>16,944<text:s/></text:p>
          </table:table-cell>
          <table:table-cell office:value-type="float" office:value="20120" table:style-name="ce7">
            <text:p>20,120<text:s/></text:p>
          </table:table-cell>
          <table:table-cell office:value-type="float" office:value="6224" table:style-name="ce7">
            <text:p>6,224<text:s/></text:p>
          </table:table-cell>
          <table:table-cell office:value-type="float" office:value="10717" table:style-name="ce7">
            <text:p>10,717<text:s/></text:p>
          </table:table-cell>
          <table:table-cell office:value-type="float" office:value="3383" table:style-name="ce7">
            <text:p>3,383<text:s/></text:p>
          </table:table-cell>
          <table:table-cell office:value-type="float" office:value="9311" table:style-name="ce7">
            <text:p>9,311<text:s/></text:p>
          </table:table-cell>
          <table:table-cell office:value-type="float" office:value="9000" table:style-name="ce7">
            <text:p>9,000<text:s/></text:p>
          </table:table-cell>
          <table:table-cell office:value-type="float" office:value="8951" table:style-name="ce7">
            <text:p>8,951<text:s/></text:p>
          </table:table-cell>
          <table:table-cell office:value-type="float" office:value="32928" table:style-name="ce7">
            <text:p>32,928<text:s/></text:p>
          </table:table-cell>
          <table:table-cell office:value-type="float" office:value="3254" table:style-name="ce7">
            <text:p>3,254<text:s/></text:p>
          </table:table-cell>
          <table:table-cell office:value-type="float" office:value="13818" table:style-name="ce7">
            <text:p>13,818<text:s/></text:p>
          </table:table-cell>
          <table:table-cell office:value-type="float" office:value="12946" table:style-name="ce7">
            <text:p>12,946<text:s/></text:p>
          </table:table-cell>
          <table:table-cell office:value-type="float" office:value="15763" table:style-name="ce7">
            <text:p>15,763<text:s/></text:p>
          </table:table-cell>
          <table:table-cell office:value-type="float" office:value="22151" table:style-name="ce7">
            <text:p>22,151<text:s/></text:p>
          </table:table-cell>
          <table:table-cell office:value-type="float" office:value="16431" table:style-name="ce7">
            <text:p>16,431<text:s/></text:p>
          </table:table-cell>
          <table:table-cell office:value-type="float" office:value="10301" table:style-name="ce7">
            <text:p>10,301<text:s/></text:p>
          </table:table-cell>
          <table:table-cell office:value-type="float" office:value="27736" table:style-name="ce7">
            <text:p>27,736<text:s/></text:p>
          </table:table-cell>
          <table:table-cell office:value-type="float" office:value="16293" table:style-name="ce7">
            <text:p>16,293<text:s/></text:p>
          </table:table-cell>
          <table:table-cell office:value-type="float" office:value="33881" table:style-name="ce7">
            <text:p>33,881<text:s/></text:p>
          </table:table-cell>
          <table:table-cell office:value-type="float" office:value="29317" table:style-name="ce7">
            <text:p>29,317<text:s/></text:p>
          </table:table-cell>
          <table:table-cell office:value-type="float" office:value="12286" table:style-name="ce7">
            <text:p>12,286<text:s/></text:p>
          </table:table-cell>
          <table:table-cell office:value-type="float" office:value="34194" table:style-name="ce7">
            <text:p>34,194<text:s/></text:p>
          </table:table-cell>
          <table:table-cell office:value-type="float" office:value="24551" table:style-name="ce7">
            <text:p>24,551<text:s/></text:p>
          </table:table-cell>
          <table:table-cell office:value-type="float" office:value="24230" table:style-name="ce7">
            <text:p>24,230<text:s/></text:p>
          </table:table-cell>
          <table:table-cell office:value-type="float" office:value="20904" table:style-name="ce7">
            <text:p>20,904<text:s/></text:p>
          </table:table-cell>
          <table:table-cell office:value-type="float" office:value="26107" table:style-name="ce7">
            <text:p>26,107<text:s/></text:p>
          </table:table-cell>
          <table:table-cell office:value-type="float" office:value="131883" table:style-name="ce7">
            <text:p>131,883<text:s/></text:p>
          </table:table-cell>
          <table:table-cell office:value-type="float" office:value="45735" table:style-name="ce7">
            <text:p>45,735<text:s/></text:p>
          </table:table-cell>
          <table:table-cell office:value-type="float" office:value="22129" table:style-name="ce7">
            <text:p>22,129<text:s/></text:p>
          </table:table-cell>
          <table:table-cell office:value-type="float" office:value="25007" table:style-name="ce7">
            <text:p>25,007<text:s/></text:p>
          </table:table-cell>
          <table:table-cell office:value-type="float" office:value="24325" table:style-name="ce7">
            <text:p>24,325<text:s/></text:p>
          </table:table-cell>
          <table:table-cell office:value-type="float" office:value="25608" table:style-name="ce7">
            <text:p>25,608<text:s/></text:p>
          </table:table-cell>
          <table:table-cell office:value-type="float" office:value="26626" table:style-name="ce7">
            <text:p>26,626<text:s/></text:p>
          </table:table-cell>
          <table:table-cell office:value-type="float" office:value="23213" table:style-name="ce7">
            <text:p>23,213<text:s/></text:p>
          </table:table-cell>
          <table:table-cell office:value-type="float" office:value="13951" table:style-name="ce7">
            <text:p>13,951<text:s/></text:p>
          </table:table-cell>
          <table:table-cell office:value-type="float" office:value="30066" table:style-name="ce7">
            <text:p>30,066<text:s/></text:p>
          </table:table-cell>
          <table:table-cell office:value-type="float" office:value="7489" table:style-name="ce7">
            <text:p>7,489<text:s/></text:p>
          </table:table-cell>
          <table:table-cell office:value-type="float" office:value="9245" table:style-name="ce7">
            <text:p>9,245<text:s/></text:p>
          </table:table-cell>
          <table:table-cell office:value-type="float" office:value="17706" table:style-name="ce7">
            <text:p>17,706<text:s/></text:p>
          </table:table-cell>
          <table:table-cell office:value-type="float" office:value="5347" table:style-name="ce7">
            <text:p>5,347<text:s/></text:p>
          </table:table-cell>
          <table:table-cell office:value-type="float" office:value="3946" table:style-name="ce7">
            <text:p>3,946<text:s/></text:p>
          </table:table-cell>
          <table:table-cell office:value-type="float" office:value="3603" table:style-name="ce7">
            <text:p>3,603<text:s/></text:p>
          </table:table-cell>
          <table:table-cell office:value-type="float" office:value="14703" table:style-name="ce7">
            <text:p>14,703<text:s/></text:p>
          </table:table-cell>
          <table:table-cell office:value-type="float" office:value="9267" table:style-name="ce7">
            <text:p>9,267<text:s/></text:p>
          </table:table-cell>
          <table:table-cell office:value-type="float" office:value="13530" table:style-name="ce7">
            <text:p>13,530<text:s/></text:p>
          </table:table-cell>
          <table:table-cell office:value-type="float" office:value="30001" table:style-name="ce7">
            <text:p>30,001<text:s/></text:p>
          </table:table-cell>
          <table:table-cell office:value-type="float" office:value="10615" table:style-name="ce7">
            <text:p>10,615<text:s/></text:p>
          </table:table-cell>
          <table:table-cell office:value-type="float" office:value="13744" table:style-name="ce7">
            <text:p>13,744<text:s/></text:p>
          </table:table-cell>
          <table:table-cell office:value-type="float" office:value="8905" table:style-name="ce7">
            <text:p>8,905<text:s/></text:p>
          </table:table-cell>
          <table:table-cell office:value-type="float" office:value="23177" table:style-name="ce7">
            <text:p>23,177<text:s/></text:p>
          </table:table-cell>
          <table:table-cell office:value-type="float" office:value="27684" table:style-name="ce7">
            <text:p>27,684<text:s/></text:p>
          </table:table-cell>
          <table:table-cell office:value-type="float" office:value="29533" table:style-name="ce7">
            <text:p>29,533<text:s/></text:p>
          </table:table-cell>
          <table:table-cell office:value-type="float" office:value="37355" table:style-name="ce7">
            <text:p>37,355<text:s/></text:p>
          </table:table-cell>
          <table:table-cell office:value-type="float" office:value="40906" table:style-name="ce7">
            <text:p>40,906<text:s/></text:p>
          </table:table-cell>
          <table:table-cell office:value-type="float" office:value="28888" table:style-name="ce7">
            <text:p>28,888<text:s/></text:p>
          </table:table-cell>
          <table:table-cell office:value-type="float" office:value="26824" table:style-name="ce7">
            <text:p>26,824<text:s/></text:p>
          </table:table-cell>
          <table:table-cell office:value-type="float" office:value="59486" table:style-name="ce7">
            <text:p>59,486<text:s/></text:p>
          </table:table-cell>
          <table:table-cell office:value-type="float" office:value="25354" table:style-name="ce7">
            <text:p>25,354<text:s/></text:p>
          </table:table-cell>
          <table:table-cell office:value-type="float" office:value="35973" table:style-name="ce7">
            <text:p>35,973<text:s/></text:p>
          </table:table-cell>
          <table:table-cell office:value-type="float" office:value="33326" table:style-name="ce7">
            <text:p>33,326<text:s/></text:p>
          </table:table-cell>
          <table:table-cell office:value-type="float" office:value="23540" table:style-name="ce7">
            <text:p>23,540<text:s/></text:p>
          </table:table-cell>
          <table:table-cell office:value-type="float" office:value="57042" table:style-name="ce7">
            <text:p>57,042<text:s/></text:p>
          </table:table-cell>
          <table:table-cell office:value-type="float" office:value="20961" table:style-name="ce7">
            <text:p>20,961<text:s/></text:p>
          </table:table-cell>
          <table:table-cell office:value-type="float" office:value="16919" table:style-name="ce7">
            <text:p>16,919<text:s/></text:p>
          </table:table-cell>
          <table:table-cell office:value-type="float" office:value="15858" table:style-name="ce7">
            <text:p>15,858<text:s/></text:p>
          </table:table-cell>
          <table:table-cell office:value-type="float" office:value="22865" table:style-name="ce7">
            <text:p>22,865<text:s/></text:p>
          </table:table-cell>
          <table:table-cell office:value-type="float" office:value="14805" table:style-name="ce7">
            <text:p>14,805<text:s/></text:p>
          </table:table-cell>
          <table:table-cell office:value-type="float" office:value="30836" table:style-name="ce7">
            <text:p>30,836<text:s/></text:p>
          </table:table-cell>
          <table:table-cell office:value-type="float" office:value="20459" table:style-name="ce7">
            <text:p>20,459<text:s/></text:p>
          </table:table-cell>
          <table:table-cell office:value-type="float" office:value="7999" table:style-name="ce7">
            <text:p>7,999<text:s/></text:p>
          </table:table-cell>
          <table:table-cell office:value-type="float" office:value="16785" table:style-name="ce7">
            <text:p>16,785<text:s/></text:p>
          </table:table-cell>
          <table:table-cell office:value-type="float" office:value="41882" table:style-name="ce7">
            <text:p>41,882<text:s/></text:p>
          </table:table-cell>
          <table:table-cell office:value-type="float" office:value="23707" table:style-name="ce7">
            <text:p>23,707<text:s/></text:p>
          </table:table-cell>
          <table:table-cell office:value-type="float" office:value="26607" table:style-name="ce7">
            <text:p>26,607<text:s/></text:p>
          </table:table-cell>
          <table:table-cell office:value-type="float" office:value="27218" table:style-name="ce7">
            <text:p>27,218<text:s/></text:p>
          </table:table-cell>
          <table:table-cell office:value-type="float" office:value="11587" table:style-name="ce7">
            <text:p>11,587<text:s/></text:p>
          </table:table-cell>
          <table:table-cell office:value-type="float" office:value="10804" table:style-name="ce7">
            <text:p>10,804<text:s/></text:p>
          </table:table-cell>
          <table:table-cell office:value-type="float" office:value="5842" table:style-name="ce7">
            <text:p>5,842<text:s/></text:p>
          </table:table-cell>
          <table:table-cell office:value-type="float" office:value="5766" table:style-name="ce7">
            <text:p>5,766<text:s/></text:p>
          </table:table-cell>
          <table:table-cell office:value-type="float" office:value="9247" table:style-name="ce7">
            <text:p>9,247<text:s/></text:p>
          </table:table-cell>
          <table:table-cell office:value-type="float" office:value="11456" table:style-name="ce7">
            <text:p>11,456<text:s/></text:p>
          </table:table-cell>
          <table:table-cell office:value-type="float" office:value="10433" table:style-name="ce7">
            <text:p>10,433<text:s/></text:p>
          </table:table-cell>
          <table:table-cell office:value-type="float" office:value="13408" table:style-name="ce7">
            <text:p>13,408<text:s/></text:p>
          </table:table-cell>
          <table:table-cell office:value-type="float" office:value="17888" table:style-name="ce7">
            <text:p>17,888<text:s/></text:p>
          </table:table-cell>
          <table:table-cell office:value-type="float" office:value="28661" table:style-name="ce7">
            <text:p>28,661<text:s/></text:p>
          </table:table-cell>
          <table:table-cell office:value-type="float" office:value="25827" table:style-name="ce7">
            <text:p>25,827<text:s/></text:p>
          </table:table-cell>
          <table:table-cell office:value-type="float" office:value="16132" table:style-name="ce7">
            <text:p>16,132<text:s/></text:p>
          </table:table-cell>
          <table:table-cell office:value-type="float" office:value="12219" table:style-name="ce7">
            <text:p>12,219<text:s/></text:p>
          </table:table-cell>
          <table:table-cell office:value-type="float" office:value="12667" table:style-name="ce7">
            <text:p>12,667<text:s/></text:p>
          </table:table-cell>
          <table:table-cell office:value-type="float" office:value="13682" table:style-name="ce7">
            <text:p>13,682<text:s/></text:p>
          </table:table-cell>
          <table:table-cell office:value-type="float" office:value="12488" table:style-name="ce7">
            <text:p>12,488<text:s/></text:p>
          </table:table-cell>
          <table:table-cell office:value-type="float" office:value="12074" table:style-name="ce7">
            <text:p>12,074<text:s/></text:p>
          </table:table-cell>
          <table:table-cell office:value-type="float" office:value="9733" table:style-name="ce7">
            <text:p>9,733<text:s/></text:p>
          </table:table-cell>
          <table:table-cell office:value-type="float" office:value="2435" table:style-name="ce7">
            <text:p>2,435<text:s/></text:p>
          </table:table-cell>
          <table:table-cell office:value-type="float" office:value="1475" table:style-name="ce7">
            <text:p>1,475<text:s/></text:p>
          </table:table-cell>
          <table:table-cell office:value-type="float" office:value="1920" table:style-name="ce7">
            <text:p>1,920<text:s/></text:p>
          </table:table-cell>
          <table:table-cell office:value-type="float" office:value="2490" table:style-name="ce7">
            <text:p>2,490<text:s/></text:p>
          </table:table-cell>
          <table:table-cell office:value-type="float" office:value="1211" table:style-name="ce7">
            <text:p>1,211<text:s/></text:p>
          </table:table-cell>
          <table:table-cell office:value-type="float" office:value="1795" table:style-name="ce7">
            <text:p>1,795<text:s/></text:p>
          </table:table-cell>
          <table:table-cell office:value-type="float" office:value="1296" table:style-name="ce7">
            <text:p>1,296<text:s/></text:p>
          </table:table-cell>
          <table:table-cell office:value-type="float" office:value="2005" table:style-name="ce7">
            <text:p>2,005<text:s/></text:p>
          </table:table-cell>
          <table:table-cell office:value-type="float" office:value="682" table:style-name="ce7">
            <text:p>682<text:s/></text:p>
          </table:table-cell>
          <table:table-cell office:value-type="float" office:value="2158" table:style-name="ce7">
            <text:p>2,158<text:s/></text:p>
          </table:table-cell>
          <table:table-cell office:value-type="float" office:value="1818" table:style-name="ce7">
            <text:p>1,818<text:s/></text:p>
          </table:table-cell>
          <table:table-cell table:number-columns-repeated="16264"/>
        </table:table-row>
        <table:table-row table:style-name="ro2">
          <table:table-cell office:value-type="date" office:date-value="2025-06-05T00:00:00" table:style-name="ce10">
            <text:p>2025/6/5</text:p>
          </table:table-cell>
          <table:table-cell office:value-type="float" office:value="5131" table:style-name="ce7">
            <text:p>5,131<text:s/></text:p>
          </table:table-cell>
          <table:table-cell office:value-type="float" office:value="14546" table:style-name="ce7">
            <text:p>14,546<text:s/></text:p>
          </table:table-cell>
          <table:table-cell office:value-type="float" office:value="47325" table:style-name="ce7">
            <text:p>47,325<text:s/></text:p>
          </table:table-cell>
          <table:table-cell office:value-type="float" office:value="43206" table:style-name="ce7">
            <text:p>43,206<text:s/></text:p>
          </table:table-cell>
          <table:table-cell office:value-type="float" office:value="27096" table:style-name="ce7">
            <text:p>27,096<text:s/></text:p>
          </table:table-cell>
          <table:table-cell office:value-type="float" office:value="16898" table:style-name="ce7">
            <text:p>16,898<text:s/></text:p>
          </table:table-cell>
          <table:table-cell office:value-type="float" office:value="12091" table:style-name="ce7">
            <text:p>12,091<text:s/></text:p>
          </table:table-cell>
          <table:table-cell office:value-type="float" office:value="4504" table:style-name="ce7">
            <text:p>4,504<text:s/></text:p>
          </table:table-cell>
          <table:table-cell office:value-type="float" office:value="3825" table:style-name="ce7">
            <text:p>3,825<text:s/></text:p>
          </table:table-cell>
          <table:table-cell office:value-type="float" office:value="12119" table:style-name="ce7">
            <text:p>12,119<text:s/></text:p>
          </table:table-cell>
          <table:table-cell office:value-type="float" office:value="2762" table:style-name="ce7">
            <text:p>2,762<text:s/></text:p>
          </table:table-cell>
          <table:table-cell office:value-type="float" office:value="4444" table:style-name="ce7">
            <text:p>4,444<text:s/></text:p>
          </table:table-cell>
          <table:table-cell office:value-type="float" office:value="5793" table:style-name="ce7">
            <text:p>5,793<text:s/></text:p>
          </table:table-cell>
          <table:table-cell office:value-type="float" office:value="10128" table:style-name="ce7">
            <text:p>10,128<text:s/></text:p>
          </table:table-cell>
          <table:table-cell office:value-type="float" office:value="11590" table:style-name="ce7">
            <text:p>11,590<text:s/></text:p>
          </table:table-cell>
          <table:table-cell office:value-type="float" office:value="17126" table:style-name="ce7">
            <text:p>17,126<text:s/></text:p>
          </table:table-cell>
          <table:table-cell office:value-type="float" office:value="19608" table:style-name="ce7">
            <text:p>19,608<text:s/></text:p>
          </table:table-cell>
          <table:table-cell office:value-type="float" office:value="6211" table:style-name="ce7">
            <text:p>6,211<text:s/></text:p>
          </table:table-cell>
          <table:table-cell office:value-type="float" office:value="10664" table:style-name="ce7">
            <text:p>10,664<text:s/></text:p>
          </table:table-cell>
          <table:table-cell office:value-type="float" office:value="3512" table:style-name="ce7">
            <text:p>3,512<text:s/></text:p>
          </table:table-cell>
          <table:table-cell office:value-type="float" office:value="9321" table:style-name="ce7">
            <text:p>9,321<text:s/></text:p>
          </table:table-cell>
          <table:table-cell office:value-type="float" office:value="9118" table:style-name="ce7">
            <text:p>9,118<text:s/></text:p>
          </table:table-cell>
          <table:table-cell office:value-type="float" office:value="9353" table:style-name="ce7">
            <text:p>9,353<text:s/></text:p>
          </table:table-cell>
          <table:table-cell office:value-type="float" office:value="35987" table:style-name="ce7">
            <text:p>35,987<text:s/></text:p>
          </table:table-cell>
          <table:table-cell office:value-type="float" office:value="3236" table:style-name="ce7">
            <text:p>3,236<text:s/></text:p>
          </table:table-cell>
          <table:table-cell office:value-type="float" office:value="12110" table:style-name="ce7">
            <text:p>12,110<text:s/></text:p>
          </table:table-cell>
          <table:table-cell office:value-type="float" office:value="12844" table:style-name="ce7">
            <text:p>12,844<text:s/></text:p>
          </table:table-cell>
          <table:table-cell office:value-type="float" office:value="15508" table:style-name="ce7">
            <text:p>15,508<text:s/></text:p>
          </table:table-cell>
          <table:table-cell office:value-type="float" office:value="22025" table:style-name="ce7">
            <text:p>22,025<text:s/></text:p>
          </table:table-cell>
          <table:table-cell office:value-type="float" office:value="16594" table:style-name="ce7">
            <text:p>16,594<text:s/></text:p>
          </table:table-cell>
          <table:table-cell office:value-type="float" office:value="10315" table:style-name="ce7">
            <text:p>10,315<text:s/></text:p>
          </table:table-cell>
          <table:table-cell office:value-type="float" office:value="27594" table:style-name="ce7">
            <text:p>27,594<text:s/></text:p>
          </table:table-cell>
          <table:table-cell office:value-type="float" office:value="16392" table:style-name="ce7">
            <text:p>16,392<text:s/></text:p>
          </table:table-cell>
          <table:table-cell office:value-type="float" office:value="34282" table:style-name="ce7">
            <text:p>34,282<text:s/></text:p>
          </table:table-cell>
          <table:table-cell office:value-type="float" office:value="28849" table:style-name="ce7">
            <text:p>28,849<text:s/></text:p>
          </table:table-cell>
          <table:table-cell office:value-type="float" office:value="12409" table:style-name="ce7">
            <text:p>12,409<text:s/></text:p>
          </table:table-cell>
          <table:table-cell office:value-type="float" office:value="34520" table:style-name="ce7">
            <text:p>34,520<text:s/></text:p>
          </table:table-cell>
          <table:table-cell office:value-type="float" office:value="25128" table:style-name="ce7">
            <text:p>25,128<text:s/></text:p>
          </table:table-cell>
          <table:table-cell office:value-type="float" office:value="24115" table:style-name="ce7">
            <text:p>24,115<text:s/></text:p>
          </table:table-cell>
          <table:table-cell office:value-type="float" office:value="21159" table:style-name="ce7">
            <text:p>21,159<text:s/></text:p>
          </table:table-cell>
          <table:table-cell office:value-type="float" office:value="25258" table:style-name="ce7">
            <text:p>25,258<text:s/></text:p>
          </table:table-cell>
          <table:table-cell office:value-type="float" office:value="136078" table:style-name="ce7">
            <text:p>136,078<text:s/></text:p>
          </table:table-cell>
          <table:table-cell office:value-type="float" office:value="48423" table:style-name="ce7">
            <text:p>48,423<text:s/></text:p>
          </table:table-cell>
          <table:table-cell office:value-type="float" office:value="22209" table:style-name="ce7">
            <text:p>22,209<text:s/></text:p>
          </table:table-cell>
          <table:table-cell office:value-type="float" office:value="25569" table:style-name="ce7">
            <text:p>25,569<text:s/></text:p>
          </table:table-cell>
          <table:table-cell office:value-type="float" office:value="24740" table:style-name="ce7">
            <text:p>24,740<text:s/></text:p>
          </table:table-cell>
          <table:table-cell office:value-type="float" office:value="26961" table:style-name="ce7">
            <text:p>26,961<text:s/></text:p>
          </table:table-cell>
          <table:table-cell office:value-type="float" office:value="27563" table:style-name="ce7">
            <text:p>27,563<text:s/></text:p>
          </table:table-cell>
          <table:table-cell office:value-type="float" office:value="23802" table:style-name="ce7">
            <text:p>23,802<text:s/></text:p>
          </table:table-cell>
          <table:table-cell office:value-type="float" office:value="13639" table:style-name="ce7">
            <text:p>13,639<text:s/></text:p>
          </table:table-cell>
          <table:table-cell office:value-type="float" office:value="30615" table:style-name="ce7">
            <text:p>30,615<text:s/></text:p>
          </table:table-cell>
          <table:table-cell office:value-type="float" office:value="7484" table:style-name="ce7">
            <text:p>7,484<text:s/></text:p>
          </table:table-cell>
          <table:table-cell office:value-type="float" office:value="9371" table:style-name="ce7">
            <text:p>9,371<text:s/></text:p>
          </table:table-cell>
          <table:table-cell office:value-type="float" office:value="18259" table:style-name="ce7">
            <text:p>18,259<text:s/></text:p>
          </table:table-cell>
          <table:table-cell office:value-type="float" office:value="5390" table:style-name="ce7">
            <text:p>5,390<text:s/></text:p>
          </table:table-cell>
          <table:table-cell office:value-type="float" office:value="4134" table:style-name="ce7">
            <text:p>4,134<text:s/></text:p>
          </table:table-cell>
          <table:table-cell office:value-type="float" office:value="3519" table:style-name="ce7">
            <text:p>3,519<text:s/></text:p>
          </table:table-cell>
          <table:table-cell office:value-type="float" office:value="14597" table:style-name="ce7">
            <text:p>14,597<text:s/></text:p>
          </table:table-cell>
          <table:table-cell office:value-type="float" office:value="9595" table:style-name="ce7">
            <text:p>9,595<text:s/></text:p>
          </table:table-cell>
          <table:table-cell office:value-type="float" office:value="13677" table:style-name="ce7">
            <text:p>13,677<text:s/></text:p>
          </table:table-cell>
          <table:table-cell office:value-type="float" office:value="31619" table:style-name="ce7">
            <text:p>31,619<text:s/></text:p>
          </table:table-cell>
          <table:table-cell office:value-type="float" office:value="10641" table:style-name="ce7">
            <text:p>10,641<text:s/></text:p>
          </table:table-cell>
          <table:table-cell office:value-type="float" office:value="13644" table:style-name="ce7">
            <text:p>13,644<text:s/></text:p>
          </table:table-cell>
          <table:table-cell office:value-type="float" office:value="8798" table:style-name="ce7">
            <text:p>8,798<text:s/></text:p>
          </table:table-cell>
          <table:table-cell office:value-type="float" office:value="23447" table:style-name="ce7">
            <text:p>23,447<text:s/></text:p>
          </table:table-cell>
          <table:table-cell office:value-type="float" office:value="27647" table:style-name="ce7">
            <text:p>27,647<text:s/></text:p>
          </table:table-cell>
          <table:table-cell office:value-type="float" office:value="30284" table:style-name="ce7">
            <text:p>30,284<text:s/></text:p>
          </table:table-cell>
          <table:table-cell office:value-type="float" office:value="37031" table:style-name="ce7">
            <text:p>37,031<text:s/></text:p>
          </table:table-cell>
          <table:table-cell office:value-type="float" office:value="41276" table:style-name="ce7">
            <text:p>41,276<text:s/></text:p>
          </table:table-cell>
          <table:table-cell office:value-type="float" office:value="29114" table:style-name="ce7">
            <text:p>29,114<text:s/></text:p>
          </table:table-cell>
          <table:table-cell office:value-type="float" office:value="27160" table:style-name="ce7">
            <text:p>27,160<text:s/></text:p>
          </table:table-cell>
          <table:table-cell office:value-type="float" office:value="61147" table:style-name="ce7">
            <text:p>61,147<text:s/></text:p>
          </table:table-cell>
          <table:table-cell office:value-type="float" office:value="25252" table:style-name="ce7">
            <text:p>25,252<text:s/></text:p>
          </table:table-cell>
          <table:table-cell office:value-type="float" office:value="35925" table:style-name="ce7">
            <text:p>35,925<text:s/></text:p>
          </table:table-cell>
          <table:table-cell office:value-type="float" office:value="34176" table:style-name="ce7">
            <text:p>34,176<text:s/></text:p>
          </table:table-cell>
          <table:table-cell office:value-type="float" office:value="24275" table:style-name="ce7">
            <text:p>24,275<text:s/></text:p>
          </table:table-cell>
          <table:table-cell office:value-type="float" office:value="58077" table:style-name="ce7">
            <text:p>58,077<text:s/></text:p>
          </table:table-cell>
          <table:table-cell office:value-type="float" office:value="21049" table:style-name="ce7">
            <text:p>21,049<text:s/></text:p>
          </table:table-cell>
          <table:table-cell office:value-type="float" office:value="16726" table:style-name="ce7">
            <text:p>16,726<text:s/></text:p>
          </table:table-cell>
          <table:table-cell office:value-type="float" office:value="16343" table:style-name="ce7">
            <text:p>16,343<text:s/></text:p>
          </table:table-cell>
          <table:table-cell office:value-type="float" office:value="24000" table:style-name="ce7">
            <text:p>24,000<text:s/></text:p>
          </table:table-cell>
          <table:table-cell office:value-type="float" office:value="14809" table:style-name="ce7">
            <text:p>14,809<text:s/></text:p>
          </table:table-cell>
          <table:table-cell office:value-type="float" office:value="31023" table:style-name="ce7">
            <text:p>31,023<text:s/></text:p>
          </table:table-cell>
          <table:table-cell office:value-type="float" office:value="20447" table:style-name="ce7">
            <text:p>20,447<text:s/></text:p>
          </table:table-cell>
          <table:table-cell office:value-type="float" office:value="8286" table:style-name="ce7">
            <text:p>8,286<text:s/></text:p>
          </table:table-cell>
          <table:table-cell office:value-type="float" office:value="17522" table:style-name="ce7">
            <text:p>17,522<text:s/></text:p>
          </table:table-cell>
          <table:table-cell office:value-type="float" office:value="42776" table:style-name="ce7">
            <text:p>42,776<text:s/></text:p>
          </table:table-cell>
          <table:table-cell office:value-type="float" office:value="23439" table:style-name="ce7">
            <text:p>23,439<text:s/></text:p>
          </table:table-cell>
          <table:table-cell office:value-type="float" office:value="26609" table:style-name="ce7">
            <text:p>26,609<text:s/></text:p>
          </table:table-cell>
          <table:table-cell office:value-type="float" office:value="28037" table:style-name="ce7">
            <text:p>28,037<text:s/></text:p>
          </table:table-cell>
          <table:table-cell office:value-type="float" office:value="12232" table:style-name="ce7">
            <text:p>12,232<text:s/></text:p>
          </table:table-cell>
          <table:table-cell office:value-type="float" office:value="11067" table:style-name="ce7">
            <text:p>11,067<text:s/></text:p>
          </table:table-cell>
          <table:table-cell office:value-type="float" office:value="5856" table:style-name="ce7">
            <text:p>5,856<text:s/></text:p>
          </table:table-cell>
          <table:table-cell office:value-type="float" office:value="5849" table:style-name="ce7">
            <text:p>5,849<text:s/></text:p>
          </table:table-cell>
          <table:table-cell office:value-type="float" office:value="9498" table:style-name="ce7">
            <text:p>9,498<text:s/></text:p>
          </table:table-cell>
          <table:table-cell office:value-type="float" office:value="11239" table:style-name="ce7">
            <text:p>11,239<text:s/></text:p>
          </table:table-cell>
          <table:table-cell office:value-type="float" office:value="10583" table:style-name="ce7">
            <text:p>10,583<text:s/></text:p>
          </table:table-cell>
          <table:table-cell office:value-type="float" office:value="14001" table:style-name="ce7">
            <text:p>14,001<text:s/></text:p>
          </table:table-cell>
          <table:table-cell office:value-type="float" office:value="18767" table:style-name="ce7">
            <text:p>18,767<text:s/></text:p>
          </table:table-cell>
          <table:table-cell office:value-type="float" office:value="28904" table:style-name="ce7">
            <text:p>28,904<text:s/></text:p>
          </table:table-cell>
          <table:table-cell office:value-type="float" office:value="26264" table:style-name="ce7">
            <text:p>26,264<text:s/></text:p>
          </table:table-cell>
          <table:table-cell office:value-type="float" office:value="16090" table:style-name="ce7">
            <text:p>16,090<text:s/></text:p>
          </table:table-cell>
          <table:table-cell office:value-type="float" office:value="12493" table:style-name="ce7">
            <text:p>12,493<text:s/></text:p>
          </table:table-cell>
          <table:table-cell office:value-type="float" office:value="12617" table:style-name="ce7">
            <text:p>12,617<text:s/></text:p>
          </table:table-cell>
          <table:table-cell office:value-type="float" office:value="13920" table:style-name="ce7">
            <text:p>13,920<text:s/></text:p>
          </table:table-cell>
          <table:table-cell office:value-type="float" office:value="12515" table:style-name="ce7">
            <text:p>12,515<text:s/></text:p>
          </table:table-cell>
          <table:table-cell office:value-type="float" office:value="12044" table:style-name="ce7">
            <text:p>12,044<text:s/></text:p>
          </table:table-cell>
          <table:table-cell office:value-type="float" office:value="9814" table:style-name="ce7">
            <text:p>9,814<text:s/></text:p>
          </table:table-cell>
          <table:table-cell office:value-type="float" office:value="2501" table:style-name="ce7">
            <text:p>2,501<text:s/></text:p>
          </table:table-cell>
          <table:table-cell office:value-type="float" office:value="1391" table:style-name="ce7">
            <text:p>1,391<text:s/></text:p>
          </table:table-cell>
          <table:table-cell office:value-type="float" office:value="1915" table:style-name="ce7">
            <text:p>1,915<text:s/></text:p>
          </table:table-cell>
          <table:table-cell office:value-type="float" office:value="2508" table:style-name="ce7">
            <text:p>2,508<text:s/></text:p>
          </table:table-cell>
          <table:table-cell office:value-type="float" office:value="1234" table:style-name="ce7">
            <text:p>1,234<text:s/></text:p>
          </table:table-cell>
          <table:table-cell office:value-type="float" office:value="1822" table:style-name="ce7">
            <text:p>1,822<text:s/></text:p>
          </table:table-cell>
          <table:table-cell office:value-type="float" office:value="1298" table:style-name="ce7">
            <text:p>1,298<text:s/></text:p>
          </table:table-cell>
          <table:table-cell office:value-type="float" office:value="2016" table:style-name="ce7">
            <text:p>2,016<text:s/></text:p>
          </table:table-cell>
          <table:table-cell office:value-type="float" office:value="692" table:style-name="ce7">
            <text:p>692<text:s/></text:p>
          </table:table-cell>
          <table:table-cell office:value-type="float" office:value="2157" table:style-name="ce7">
            <text:p>2,157<text:s/></text:p>
          </table:table-cell>
          <table:table-cell office:value-type="float" office:value="1783" table:style-name="ce7">
            <text:p>1,783<text:s/></text:p>
          </table:table-cell>
          <table:table-cell table:number-columns-repeated="16264"/>
        </table:table-row>
        <table:table-row table:style-name="ro2">
          <table:table-cell office:value-type="date" office:date-value="2025-06-06T00:00:00" table:style-name="ce10">
            <text:p>2025/6/6</text:p>
          </table:table-cell>
          <table:table-cell office:value-type="float" office:value="6013" table:style-name="ce7">
            <text:p>6,013<text:s/></text:p>
          </table:table-cell>
          <table:table-cell office:value-type="float" office:value="14606" table:style-name="ce7">
            <text:p>14,606<text:s/></text:p>
          </table:table-cell>
          <table:table-cell office:value-type="float" office:value="47678" table:style-name="ce7">
            <text:p>47,678<text:s/></text:p>
          </table:table-cell>
          <table:table-cell office:value-type="float" office:value="49866" table:style-name="ce7">
            <text:p>49,866<text:s/></text:p>
          </table:table-cell>
          <table:table-cell office:value-type="float" office:value="28026" table:style-name="ce7">
            <text:p>28,026<text:s/></text:p>
          </table:table-cell>
          <table:table-cell office:value-type="float" office:value="17033" table:style-name="ce7">
            <text:p>17,033<text:s/></text:p>
          </table:table-cell>
          <table:table-cell office:value-type="float" office:value="12363" table:style-name="ce7">
            <text:p>12,363<text:s/></text:p>
          </table:table-cell>
          <table:table-cell office:value-type="float" office:value="4790" table:style-name="ce7">
            <text:p>4,790<text:s/></text:p>
          </table:table-cell>
          <table:table-cell office:value-type="float" office:value="4002" table:style-name="ce7">
            <text:p>4,002<text:s/></text:p>
          </table:table-cell>
          <table:table-cell office:value-type="float" office:value="14037" table:style-name="ce7">
            <text:p>14,037<text:s/></text:p>
          </table:table-cell>
          <table:table-cell office:value-type="float" office:value="3025" table:style-name="ce7">
            <text:p>3,025<text:s/></text:p>
          </table:table-cell>
          <table:table-cell office:value-type="float" office:value="4683" table:style-name="ce7">
            <text:p>4,683<text:s/></text:p>
          </table:table-cell>
          <table:table-cell office:value-type="float" office:value="6748" table:style-name="ce7">
            <text:p>6,748<text:s/></text:p>
          </table:table-cell>
          <table:table-cell office:value-type="float" office:value="10471" table:style-name="ce7">
            <text:p>10,471<text:s/></text:p>
          </table:table-cell>
          <table:table-cell office:value-type="float" office:value="12941" table:style-name="ce7">
            <text:p>12,941<text:s/></text:p>
          </table:table-cell>
          <table:table-cell office:value-type="float" office:value="16574" table:style-name="ce7">
            <text:p>16,574<text:s/></text:p>
          </table:table-cell>
          <table:table-cell office:value-type="float" office:value="19745" table:style-name="ce7">
            <text:p>19,745<text:s/></text:p>
          </table:table-cell>
          <table:table-cell office:value-type="float" office:value="6560" table:style-name="ce7">
            <text:p>6,560<text:s/></text:p>
          </table:table-cell>
          <table:table-cell office:value-type="float" office:value="11291" table:style-name="ce7">
            <text:p>11,291<text:s/></text:p>
          </table:table-cell>
          <table:table-cell office:value-type="float" office:value="3746" table:style-name="ce7">
            <text:p>3,746<text:s/></text:p>
          </table:table-cell>
          <table:table-cell office:value-type="float" office:value="9937" table:style-name="ce7">
            <text:p>9,937<text:s/></text:p>
          </table:table-cell>
          <table:table-cell office:value-type="float" office:value="9456" table:style-name="ce7">
            <text:p>9,456<text:s/></text:p>
          </table:table-cell>
          <table:table-cell office:value-type="float" office:value="9657" table:style-name="ce7">
            <text:p>9,657<text:s/></text:p>
          </table:table-cell>
          <table:table-cell office:value-type="float" office:value="37529" table:style-name="ce7">
            <text:p>37,529<text:s/></text:p>
          </table:table-cell>
          <table:table-cell office:value-type="float" office:value="3695" table:style-name="ce7">
            <text:p>3,695<text:s/></text:p>
          </table:table-cell>
          <table:table-cell office:value-type="float" office:value="13061" table:style-name="ce7">
            <text:p>13,061<text:s/></text:p>
          </table:table-cell>
          <table:table-cell office:value-type="float" office:value="13418" table:style-name="ce7">
            <text:p>13,418<text:s/></text:p>
          </table:table-cell>
          <table:table-cell office:value-type="float" office:value="16713" table:style-name="ce7">
            <text:p>16,713<text:s/></text:p>
          </table:table-cell>
          <table:table-cell office:value-type="float" office:value="23824" table:style-name="ce7">
            <text:p>23,824<text:s/></text:p>
          </table:table-cell>
          <table:table-cell office:value-type="float" office:value="17767" table:style-name="ce7">
            <text:p>17,767<text:s/></text:p>
          </table:table-cell>
          <table:table-cell office:value-type="float" office:value="11130" table:style-name="ce7">
            <text:p>11,130<text:s/></text:p>
          </table:table-cell>
          <table:table-cell office:value-type="float" office:value="33141" table:style-name="ce7">
            <text:p>33,141<text:s/></text:p>
          </table:table-cell>
          <table:table-cell office:value-type="float" office:value="17947" table:style-name="ce7">
            <text:p>17,947<text:s/></text:p>
          </table:table-cell>
          <table:table-cell office:value-type="float" office:value="36075" table:style-name="ce7">
            <text:p>36,075<text:s/></text:p>
          </table:table-cell>
          <table:table-cell office:value-type="float" office:value="30869" table:style-name="ce7">
            <text:p>30,869<text:s/></text:p>
          </table:table-cell>
          <table:table-cell office:value-type="float" office:value="12327" table:style-name="ce7">
            <text:p>12,327<text:s/></text:p>
          </table:table-cell>
          <table:table-cell office:value-type="float" office:value="36010" table:style-name="ce7">
            <text:p>36,010<text:s/></text:p>
          </table:table-cell>
          <table:table-cell office:value-type="float" office:value="26070" table:style-name="ce7">
            <text:p>26,070<text:s/></text:p>
          </table:table-cell>
          <table:table-cell office:value-type="float" office:value="24895" table:style-name="ce7">
            <text:p>24,895<text:s/></text:p>
          </table:table-cell>
          <table:table-cell office:value-type="float" office:value="21700" table:style-name="ce7">
            <text:p>21,700<text:s/></text:p>
          </table:table-cell>
          <table:table-cell office:value-type="float" office:value="26562" table:style-name="ce7">
            <text:p>26,562<text:s/></text:p>
          </table:table-cell>
          <table:table-cell office:value-type="float" office:value="165338" table:style-name="ce7">
            <text:p>165,338<text:s/></text:p>
          </table:table-cell>
          <table:table-cell office:value-type="float" office:value="57435" table:style-name="ce7">
            <text:p>57,435<text:s/></text:p>
          </table:table-cell>
          <table:table-cell office:value-type="float" office:value="24030" table:style-name="ce7">
            <text:p>24,030<text:s/></text:p>
          </table:table-cell>
          <table:table-cell office:value-type="float" office:value="26795" table:style-name="ce7">
            <text:p>26,795<text:s/></text:p>
          </table:table-cell>
          <table:table-cell office:value-type="float" office:value="28967" table:style-name="ce7">
            <text:p>28,967<text:s/></text:p>
          </table:table-cell>
          <table:table-cell office:value-type="float" office:value="31447" table:style-name="ce7">
            <text:p>31,447<text:s/></text:p>
          </table:table-cell>
          <table:table-cell office:value-type="float" office:value="31342" table:style-name="ce7">
            <text:p>31,342<text:s/></text:p>
          </table:table-cell>
          <table:table-cell office:value-type="float" office:value="26551" table:style-name="ce7">
            <text:p>26,551<text:s/></text:p>
          </table:table-cell>
          <table:table-cell office:value-type="float" office:value="14440" table:style-name="ce7">
            <text:p>14,440<text:s/></text:p>
          </table:table-cell>
          <table:table-cell office:value-type="float" office:value="32952" table:style-name="ce7">
            <text:p>32,952<text:s/></text:p>
          </table:table-cell>
          <table:table-cell office:value-type="float" office:value="8110" table:style-name="ce7">
            <text:p>8,110<text:s/></text:p>
          </table:table-cell>
          <table:table-cell office:value-type="float" office:value="9701" table:style-name="ce7">
            <text:p>9,701<text:s/></text:p>
          </table:table-cell>
          <table:table-cell office:value-type="float" office:value="20761" table:style-name="ce7">
            <text:p>20,761<text:s/></text:p>
          </table:table-cell>
          <table:table-cell office:value-type="float" office:value="6221" table:style-name="ce7">
            <text:p>6,221<text:s/></text:p>
          </table:table-cell>
          <table:table-cell office:value-type="float" office:value="4338" table:style-name="ce7">
            <text:p>4,338<text:s/></text:p>
          </table:table-cell>
          <table:table-cell office:value-type="float" office:value="3816" table:style-name="ce7">
            <text:p>3,816<text:s/></text:p>
          </table:table-cell>
          <table:table-cell office:value-type="float" office:value="15239" table:style-name="ce7">
            <text:p>15,239<text:s/></text:p>
          </table:table-cell>
          <table:table-cell office:value-type="float" office:value="10088" table:style-name="ce7">
            <text:p>10,088<text:s/></text:p>
          </table:table-cell>
          <table:table-cell office:value-type="float" office:value="15213" table:style-name="ce7">
            <text:p>15,213<text:s/></text:p>
          </table:table-cell>
          <table:table-cell office:value-type="float" office:value="37165" table:style-name="ce7">
            <text:p>37,165<text:s/></text:p>
          </table:table-cell>
          <table:table-cell office:value-type="float" office:value="11149" table:style-name="ce7">
            <text:p>11,149<text:s/></text:p>
          </table:table-cell>
          <table:table-cell office:value-type="float" office:value="15119" table:style-name="ce7">
            <text:p>15,119<text:s/></text:p>
          </table:table-cell>
          <table:table-cell office:value-type="float" office:value="9549" table:style-name="ce7">
            <text:p>9,549<text:s/></text:p>
          </table:table-cell>
          <table:table-cell office:value-type="float" office:value="24319" table:style-name="ce7">
            <text:p>24,319<text:s/></text:p>
          </table:table-cell>
          <table:table-cell office:value-type="float" office:value="28391" table:style-name="ce7">
            <text:p>28,391<text:s/></text:p>
          </table:table-cell>
          <table:table-cell office:value-type="float" office:value="32387" table:style-name="ce7">
            <text:p>32,387<text:s/></text:p>
          </table:table-cell>
          <table:table-cell office:value-type="float" office:value="42639" table:style-name="ce7">
            <text:p>42,639<text:s/></text:p>
          </table:table-cell>
          <table:table-cell office:value-type="float" office:value="43132" table:style-name="ce7">
            <text:p>43,132<text:s/></text:p>
          </table:table-cell>
          <table:table-cell office:value-type="float" office:value="30455" table:style-name="ce7">
            <text:p>30,455<text:s/></text:p>
          </table:table-cell>
          <table:table-cell office:value-type="float" office:value="29444" table:style-name="ce7">
            <text:p>29,444<text:s/></text:p>
          </table:table-cell>
          <table:table-cell office:value-type="float" office:value="71789" table:style-name="ce7">
            <text:p>71,789<text:s/></text:p>
          </table:table-cell>
          <table:table-cell office:value-type="float" office:value="26089" table:style-name="ce7">
            <text:p>26,089<text:s/></text:p>
          </table:table-cell>
          <table:table-cell office:value-type="float" office:value="39255" table:style-name="ce7">
            <text:p>39,255<text:s/></text:p>
          </table:table-cell>
          <table:table-cell office:value-type="float" office:value="37426" table:style-name="ce7">
            <text:p>37,426<text:s/></text:p>
          </table:table-cell>
          <table:table-cell office:value-type="float" office:value="27869" table:style-name="ce7">
            <text:p>27,869<text:s/></text:p>
          </table:table-cell>
          <table:table-cell office:value-type="float" office:value="64327" table:style-name="ce7">
            <text:p>64,327<text:s/></text:p>
          </table:table-cell>
          <table:table-cell office:value-type="float" office:value="22243" table:style-name="ce7">
            <text:p>22,243<text:s/></text:p>
          </table:table-cell>
          <table:table-cell office:value-type="float" office:value="17969" table:style-name="ce7">
            <text:p>17,969<text:s/></text:p>
          </table:table-cell>
          <table:table-cell office:value-type="float" office:value="17065" table:style-name="ce7">
            <text:p>17,065<text:s/></text:p>
          </table:table-cell>
          <table:table-cell office:value-type="float" office:value="26196" table:style-name="ce7">
            <text:p>26,196<text:s/></text:p>
          </table:table-cell>
          <table:table-cell office:value-type="float" office:value="15249" table:style-name="ce7">
            <text:p>15,249<text:s/></text:p>
          </table:table-cell>
          <table:table-cell office:value-type="float" office:value="34645" table:style-name="ce7">
            <text:p>34,645<text:s/></text:p>
          </table:table-cell>
          <table:table-cell office:value-type="float" office:value="21872" table:style-name="ce7">
            <text:p>21,872<text:s/></text:p>
          </table:table-cell>
          <table:table-cell office:value-type="float" office:value="9888" table:style-name="ce7">
            <text:p>9,888<text:s/></text:p>
          </table:table-cell>
          <table:table-cell office:value-type="float" office:value="18411" table:style-name="ce7">
            <text:p>18,411<text:s/></text:p>
          </table:table-cell>
          <table:table-cell office:value-type="float" office:value="43578" table:style-name="ce7">
            <text:p>43,578<text:s/></text:p>
          </table:table-cell>
          <table:table-cell office:value-type="float" office:value="24011" table:style-name="ce7">
            <text:p>24,011<text:s/></text:p>
          </table:table-cell>
          <table:table-cell office:value-type="float" office:value="27391" table:style-name="ce7">
            <text:p>27,391<text:s/></text:p>
          </table:table-cell>
          <table:table-cell office:value-type="float" office:value="29571" table:style-name="ce7">
            <text:p>29,571<text:s/></text:p>
          </table:table-cell>
          <table:table-cell office:value-type="float" office:value="13181" table:style-name="ce7">
            <text:p>13,181<text:s/></text:p>
          </table:table-cell>
          <table:table-cell office:value-type="float" office:value="12718" table:style-name="ce7">
            <text:p>12,718<text:s/></text:p>
          </table:table-cell>
          <table:table-cell office:value-type="float" office:value="6286" table:style-name="ce7">
            <text:p>6,286<text:s/></text:p>
          </table:table-cell>
          <table:table-cell office:value-type="float" office:value="5719" table:style-name="ce7">
            <text:p>5,719<text:s/></text:p>
          </table:table-cell>
          <table:table-cell office:value-type="float" office:value="9970" table:style-name="ce7">
            <text:p>9,970<text:s/></text:p>
          </table:table-cell>
          <table:table-cell office:value-type="float" office:value="11359" table:style-name="ce7">
            <text:p>11,359<text:s/></text:p>
          </table:table-cell>
          <table:table-cell office:value-type="float" office:value="11033" table:style-name="ce7">
            <text:p>11,033<text:s/></text:p>
          </table:table-cell>
          <table:table-cell office:value-type="float" office:value="15462" table:style-name="ce7">
            <text:p>15,462<text:s/></text:p>
          </table:table-cell>
          <table:table-cell office:value-type="float" office:value="19262" table:style-name="ce7">
            <text:p>19,262<text:s/></text:p>
          </table:table-cell>
          <table:table-cell office:value-type="float" office:value="29622" table:style-name="ce7">
            <text:p>29,622<text:s/></text:p>
          </table:table-cell>
          <table:table-cell office:value-type="float" office:value="28884" table:style-name="ce7">
            <text:p>28,884<text:s/></text:p>
          </table:table-cell>
          <table:table-cell office:value-type="float" office:value="16728" table:style-name="ce7">
            <text:p>16,728<text:s/></text:p>
          </table:table-cell>
          <table:table-cell office:value-type="float" office:value="13102" table:style-name="ce7">
            <text:p>13,102<text:s/></text:p>
          </table:table-cell>
          <table:table-cell office:value-type="float" office:value="13087" table:style-name="ce7">
            <text:p>13,087<text:s/></text:p>
          </table:table-cell>
          <table:table-cell office:value-type="float" office:value="14334" table:style-name="ce7">
            <text:p>14,334<text:s/></text:p>
          </table:table-cell>
          <table:table-cell office:value-type="float" office:value="13169" table:style-name="ce7">
            <text:p>13,169<text:s/></text:p>
          </table:table-cell>
          <table:table-cell office:value-type="float" office:value="12861" table:style-name="ce7">
            <text:p>12,861<text:s/></text:p>
          </table:table-cell>
          <table:table-cell office:value-type="float" office:value="10198" table:style-name="ce7">
            <text:p>10,198<text:s/></text:p>
          </table:table-cell>
          <table:table-cell office:value-type="float" office:value="2402" table:style-name="ce7">
            <text:p>2,402<text:s/></text:p>
          </table:table-cell>
          <table:table-cell office:value-type="float" office:value="1347" table:style-name="ce7">
            <text:p>1,347<text:s/></text:p>
          </table:table-cell>
          <table:table-cell office:value-type="float" office:value="1954" table:style-name="ce7">
            <text:p>1,954<text:s/></text:p>
          </table:table-cell>
          <table:table-cell office:value-type="float" office:value="2586" table:style-name="ce7">
            <text:p>2,586<text:s/></text:p>
          </table:table-cell>
          <table:table-cell office:value-type="float" office:value="1255" table:style-name="ce7">
            <text:p>1,255<text:s/></text:p>
          </table:table-cell>
          <table:table-cell office:value-type="float" office:value="1767" table:style-name="ce7">
            <text:p>1,767<text:s/></text:p>
          </table:table-cell>
          <table:table-cell office:value-type="float" office:value="1319" table:style-name="ce7">
            <text:p>1,319<text:s/></text:p>
          </table:table-cell>
          <table:table-cell office:value-type="float" office:value="2499" table:style-name="ce7">
            <text:p>2,499<text:s/></text:p>
          </table:table-cell>
          <table:table-cell office:value-type="float" office:value="756" table:style-name="ce7">
            <text:p>756<text:s/></text:p>
          </table:table-cell>
          <table:table-cell office:value-type="float" office:value="2241" table:style-name="ce7">
            <text:p>2,241<text:s/></text:p>
          </table:table-cell>
          <table:table-cell office:value-type="float" office:value="1851" table:style-name="ce7">
            <text:p>1,851<text:s/></text:p>
          </table:table-cell>
          <table:table-cell table:number-columns-repeated="16264"/>
        </table:table-row>
        <table:table-row table:style-name="ro2">
          <table:table-cell office:value-type="date" office:date-value="2025-06-07T00:00:00" table:style-name="ce10">
            <text:p>2025/6/7</text:p>
          </table:table-cell>
          <table:table-cell office:value-type="float" office:value="4436" table:style-name="ce7">
            <text:p>4,436<text:s/></text:p>
          </table:table-cell>
          <table:table-cell office:value-type="float" office:value="9327" table:style-name="ce7">
            <text:p>9,327<text:s/></text:p>
          </table:table-cell>
          <table:table-cell office:value-type="float" office:value="29237" table:style-name="ce7">
            <text:p>29,237<text:s/></text:p>
          </table:table-cell>
          <table:table-cell office:value-type="float" office:value="47596" table:style-name="ce7">
            <text:p>47,596<text:s/></text:p>
          </table:table-cell>
          <table:table-cell office:value-type="float" office:value="17154" table:style-name="ce7">
            <text:p>17,154<text:s/></text:p>
          </table:table-cell>
          <table:table-cell office:value-type="float" office:value="12928" table:style-name="ce7">
            <text:p>12,928<text:s/></text:p>
          </table:table-cell>
          <table:table-cell office:value-type="float" office:value="8047" table:style-name="ce7">
            <text:p>8,047<text:s/></text:p>
          </table:table-cell>
          <table:table-cell office:value-type="float" office:value="4000" table:style-name="ce7">
            <text:p>4,000<text:s/></text:p>
          </table:table-cell>
          <table:table-cell office:value-type="float" office:value="2635" table:style-name="ce7">
            <text:p>2,635<text:s/></text:p>
          </table:table-cell>
          <table:table-cell office:value-type="float" office:value="9351" table:style-name="ce7">
            <text:p>9,351<text:s/></text:p>
          </table:table-cell>
          <table:table-cell office:value-type="float" office:value="2140" table:style-name="ce7">
            <text:p>2,140<text:s/></text:p>
          </table:table-cell>
          <table:table-cell office:value-type="float" office:value="3299" table:style-name="ce7">
            <text:p>3,299<text:s/></text:p>
          </table:table-cell>
          <table:table-cell office:value-type="float" office:value="6343" table:style-name="ce7">
            <text:p>6,343<text:s/></text:p>
          </table:table-cell>
          <table:table-cell office:value-type="float" office:value="6622" table:style-name="ce7">
            <text:p>6,622<text:s/></text:p>
          </table:table-cell>
          <table:table-cell office:value-type="float" office:value="10679" table:style-name="ce7">
            <text:p>10,679<text:s/></text:p>
          </table:table-cell>
          <table:table-cell office:value-type="float" office:value="5811" table:style-name="ce7">
            <text:p>5,811<text:s/></text:p>
          </table:table-cell>
          <table:table-cell office:value-type="float" office:value="7454" table:style-name="ce7">
            <text:p>7,454<text:s/></text:p>
          </table:table-cell>
          <table:table-cell office:value-type="float" office:value="4292" table:style-name="ce7">
            <text:p>4,292<text:s/></text:p>
          </table:table-cell>
          <table:table-cell office:value-type="float" office:value="9246" table:style-name="ce7">
            <text:p>9,246<text:s/></text:p>
          </table:table-cell>
          <table:table-cell office:value-type="float" office:value="3032" table:style-name="ce7">
            <text:p>3,032<text:s/></text:p>
          </table:table-cell>
          <table:table-cell office:value-type="float" office:value="6265" table:style-name="ce7">
            <text:p>6,265<text:s/></text:p>
          </table:table-cell>
          <table:table-cell office:value-type="float" office:value="6528" table:style-name="ce7">
            <text:p>6,528<text:s/></text:p>
          </table:table-cell>
          <table:table-cell office:value-type="float" office:value="6151" table:style-name="ce7">
            <text:p>6,151<text:s/></text:p>
          </table:table-cell>
          <table:table-cell office:value-type="float" office:value="30395" table:style-name="ce7">
            <text:p>30,395<text:s/></text:p>
          </table:table-cell>
          <table:table-cell office:value-type="float" office:value="3299" table:style-name="ce7">
            <text:p>3,299<text:s/></text:p>
          </table:table-cell>
          <table:table-cell office:value-type="float" office:value="10738" table:style-name="ce7">
            <text:p>10,738<text:s/></text:p>
          </table:table-cell>
          <table:table-cell office:value-type="float" office:value="9733" table:style-name="ce7">
            <text:p>9,733<text:s/></text:p>
          </table:table-cell>
          <table:table-cell office:value-type="float" office:value="12442" table:style-name="ce7">
            <text:p>12,442<text:s/></text:p>
          </table:table-cell>
          <table:table-cell office:value-type="float" office:value="16578" table:style-name="ce7">
            <text:p>16,578<text:s/></text:p>
          </table:table-cell>
          <table:table-cell office:value-type="float" office:value="13911" table:style-name="ce7">
            <text:p>13,911<text:s/></text:p>
          </table:table-cell>
          <table:table-cell office:value-type="float" office:value="9235" table:style-name="ce7">
            <text:p>9,235<text:s/></text:p>
          </table:table-cell>
          <table:table-cell office:value-type="float" office:value="28826" table:style-name="ce7">
            <text:p>28,826<text:s/></text:p>
          </table:table-cell>
          <table:table-cell office:value-type="float" office:value="15198" table:style-name="ce7">
            <text:p>15,198<text:s/></text:p>
          </table:table-cell>
          <table:table-cell office:value-type="float" office:value="27520" table:style-name="ce7">
            <text:p>27,520<text:s/></text:p>
          </table:table-cell>
          <table:table-cell office:value-type="float" office:value="21956" table:style-name="ce7">
            <text:p>21,956<text:s/></text:p>
          </table:table-cell>
          <table:table-cell office:value-type="float" office:value="5274" table:style-name="ce7">
            <text:p>5,274<text:s/></text:p>
          </table:table-cell>
          <table:table-cell office:value-type="float" office:value="28835" table:style-name="ce7">
            <text:p>28,835<text:s/></text:p>
          </table:table-cell>
          <table:table-cell office:value-type="float" office:value="19570" table:style-name="ce7">
            <text:p>19,570<text:s/></text:p>
          </table:table-cell>
          <table:table-cell office:value-type="float" office:value="17956" table:style-name="ce7">
            <text:p>17,956<text:s/></text:p>
          </table:table-cell>
          <table:table-cell office:value-type="float" office:value="16419" table:style-name="ce7">
            <text:p>16,419<text:s/></text:p>
          </table:table-cell>
          <table:table-cell office:value-type="float" office:value="11552" table:style-name="ce7">
            <text:p>11,552<text:s/></text:p>
          </table:table-cell>
          <table:table-cell office:value-type="float" office:value="175688" table:style-name="ce7">
            <text:p>175,688<text:s/></text:p>
          </table:table-cell>
          <table:table-cell office:value-type="float" office:value="59673" table:style-name="ce7">
            <text:p>59,673<text:s/></text:p>
          </table:table-cell>
          <table:table-cell office:value-type="float" office:value="19352" table:style-name="ce7">
            <text:p>19,352<text:s/></text:p>
          </table:table-cell>
          <table:table-cell office:value-type="float" office:value="19176" table:style-name="ce7">
            <text:p>19,176<text:s/></text:p>
          </table:table-cell>
          <table:table-cell office:value-type="float" office:value="28536" table:style-name="ce7">
            <text:p>28,536<text:s/></text:p>
          </table:table-cell>
          <table:table-cell office:value-type="float" office:value="31643" table:style-name="ce7">
            <text:p>31,643<text:s/></text:p>
          </table:table-cell>
          <table:table-cell office:value-type="float" office:value="27972" table:style-name="ce7">
            <text:p>27,972<text:s/></text:p>
          </table:table-cell>
          <table:table-cell office:value-type="float" office:value="22407" table:style-name="ce7">
            <text:p>22,407<text:s/></text:p>
          </table:table-cell>
          <table:table-cell office:value-type="float" office:value="9978" table:style-name="ce7">
            <text:p>9,978<text:s/></text:p>
          </table:table-cell>
          <table:table-cell office:value-type="float" office:value="26139" table:style-name="ce7">
            <text:p>26,139<text:s/></text:p>
          </table:table-cell>
          <table:table-cell office:value-type="float" office:value="6772" table:style-name="ce7">
            <text:p>6,772<text:s/></text:p>
          </table:table-cell>
          <table:table-cell office:value-type="float" office:value="6400" table:style-name="ce7">
            <text:p>6,400<text:s/></text:p>
          </table:table-cell>
          <table:table-cell office:value-type="float" office:value="16501" table:style-name="ce7">
            <text:p>16,501<text:s/></text:p>
          </table:table-cell>
          <table:table-cell office:value-type="float" office:value="5305" table:style-name="ce7">
            <text:p>5,305<text:s/></text:p>
          </table:table-cell>
          <table:table-cell office:value-type="float" office:value="3612" table:style-name="ce7">
            <text:p>3,612<text:s/></text:p>
          </table:table-cell>
          <table:table-cell office:value-type="float" office:value="1908" table:style-name="ce7">
            <text:p>1,908<text:s/></text:p>
          </table:table-cell>
          <table:table-cell office:value-type="float" office:value="8939" table:style-name="ce7">
            <text:p>8,939<text:s/></text:p>
          </table:table-cell>
          <table:table-cell office:value-type="float" office:value="8255" table:style-name="ce7">
            <text:p>8,255<text:s/></text:p>
          </table:table-cell>
          <table:table-cell office:value-type="float" office:value="10930" table:style-name="ce7">
            <text:p>10,930<text:s/></text:p>
          </table:table-cell>
          <table:table-cell office:value-type="float" office:value="34730" table:style-name="ce7">
            <text:p>34,730<text:s/></text:p>
          </table:table-cell>
          <table:table-cell office:value-type="float" office:value="6720" table:style-name="ce7">
            <text:p>6,720<text:s/></text:p>
          </table:table-cell>
          <table:table-cell office:value-type="float" office:value="11254" table:style-name="ce7">
            <text:p>11,254<text:s/></text:p>
          </table:table-cell>
          <table:table-cell office:value-type="float" office:value="6854" table:style-name="ce7">
            <text:p>6,854<text:s/></text:p>
          </table:table-cell>
          <table:table-cell office:value-type="float" office:value="17761" table:style-name="ce7">
            <text:p>17,761<text:s/></text:p>
          </table:table-cell>
          <table:table-cell office:value-type="float" office:value="17792" table:style-name="ce7">
            <text:p>17,792<text:s/></text:p>
          </table:table-cell>
          <table:table-cell office:value-type="float" office:value="29168" table:style-name="ce7">
            <text:p>29,168<text:s/></text:p>
          </table:table-cell>
          <table:table-cell office:value-type="float" office:value="39350" table:style-name="ce7">
            <text:p>39,350<text:s/></text:p>
          </table:table-cell>
          <table:table-cell office:value-type="float" office:value="33135" table:style-name="ce7">
            <text:p>33,135<text:s/></text:p>
          </table:table-cell>
          <table:table-cell office:value-type="float" office:value="24254" table:style-name="ce7">
            <text:p>24,254<text:s/></text:p>
          </table:table-cell>
          <table:table-cell office:value-type="float" office:value="27311" table:style-name="ce7">
            <text:p>27,311<text:s/></text:p>
          </table:table-cell>
          <table:table-cell office:value-type="float" office:value="75377" table:style-name="ce7">
            <text:p>75,377<text:s/></text:p>
          </table:table-cell>
          <table:table-cell office:value-type="float" office:value="18856" table:style-name="ce7">
            <text:p>18,856<text:s/></text:p>
          </table:table-cell>
          <table:table-cell office:value-type="float" office:value="37084" table:style-name="ce7">
            <text:p>37,084<text:s/></text:p>
          </table:table-cell>
          <table:table-cell office:value-type="float" office:value="32645" table:style-name="ce7">
            <text:p>32,645<text:s/></text:p>
          </table:table-cell>
          <table:table-cell office:value-type="float" office:value="38519" table:style-name="ce7">
            <text:p>38,519<text:s/></text:p>
          </table:table-cell>
          <table:table-cell office:value-type="float" office:value="54386" table:style-name="ce7">
            <text:p>54,386<text:s/></text:p>
          </table:table-cell>
          <table:table-cell office:value-type="float" office:value="16868" table:style-name="ce7">
            <text:p>16,868<text:s/></text:p>
          </table:table-cell>
          <table:table-cell office:value-type="float" office:value="14491" table:style-name="ce7">
            <text:p>14,491<text:s/></text:p>
          </table:table-cell>
          <table:table-cell office:value-type="float" office:value="9319" table:style-name="ce7">
            <text:p>9,319<text:s/></text:p>
          </table:table-cell>
          <table:table-cell office:value-type="float" office:value="20795" table:style-name="ce7">
            <text:p>20,795<text:s/></text:p>
          </table:table-cell>
          <table:table-cell office:value-type="float" office:value="9524" table:style-name="ce7">
            <text:p>9,524<text:s/></text:p>
          </table:table-cell>
          <table:table-cell office:value-type="float" office:value="29097" table:style-name="ce7">
            <text:p>29,097<text:s/></text:p>
          </table:table-cell>
          <table:table-cell office:value-type="float" office:value="14905" table:style-name="ce7">
            <text:p>14,905<text:s/></text:p>
          </table:table-cell>
          <table:table-cell office:value-type="float" office:value="10306" table:style-name="ce7">
            <text:p>10,306<text:s/></text:p>
          </table:table-cell>
          <table:table-cell office:value-type="float" office:value="14943" table:style-name="ce7">
            <text:p>14,943<text:s/></text:p>
          </table:table-cell>
          <table:table-cell office:value-type="float" office:value="21898" table:style-name="ce7">
            <text:p>21,898<text:s/></text:p>
          </table:table-cell>
          <table:table-cell office:value-type="float" office:value="18910" table:style-name="ce7">
            <text:p>18,910<text:s/></text:p>
          </table:table-cell>
          <table:table-cell office:value-type="float" office:value="14929" table:style-name="ce7">
            <text:p>14,929<text:s/></text:p>
          </table:table-cell>
          <table:table-cell office:value-type="float" office:value="20324" table:style-name="ce7">
            <text:p>20,324<text:s/></text:p>
          </table:table-cell>
          <table:table-cell office:value-type="float" office:value="10899" table:style-name="ce7">
            <text:p>10,899<text:s/></text:p>
          </table:table-cell>
          <table:table-cell office:value-type="float" office:value="9547" table:style-name="ce7">
            <text:p>9,547<text:s/></text:p>
          </table:table-cell>
          <table:table-cell office:value-type="float" office:value="4123" table:style-name="ce7">
            <text:p>4,123<text:s/></text:p>
          </table:table-cell>
          <table:table-cell office:value-type="float" office:value="2734" table:style-name="ce7">
            <text:p>2,734<text:s/></text:p>
          </table:table-cell>
          <table:table-cell office:value-type="float" office:value="7695" table:style-name="ce7">
            <text:p>7,695<text:s/></text:p>
          </table:table-cell>
          <table:table-cell office:value-type="float" office:value="8133" table:style-name="ce7">
            <text:p>8,133<text:s/></text:p>
          </table:table-cell>
          <table:table-cell office:value-type="float" office:value="10046" table:style-name="ce7">
            <text:p>10,046<text:s/></text:p>
          </table:table-cell>
          <table:table-cell office:value-type="float" office:value="12931" table:style-name="ce7">
            <text:p>12,931<text:s/></text:p>
          </table:table-cell>
          <table:table-cell office:value-type="float" office:value="14526" table:style-name="ce7">
            <text:p>14,526<text:s/></text:p>
          </table:table-cell>
          <table:table-cell office:value-type="float" office:value="20243" table:style-name="ce7">
            <text:p>20,243<text:s/></text:p>
          </table:table-cell>
          <table:table-cell office:value-type="float" office:value="25376" table:style-name="ce7">
            <text:p>25,376<text:s/></text:p>
          </table:table-cell>
          <table:table-cell office:value-type="float" office:value="11884" table:style-name="ce7">
            <text:p>11,884<text:s/></text:p>
          </table:table-cell>
          <table:table-cell office:value-type="float" office:value="9400" table:style-name="ce7">
            <text:p>9,400<text:s/></text:p>
          </table:table-cell>
          <table:table-cell office:value-type="float" office:value="10021" table:style-name="ce7">
            <text:p>10,021<text:s/></text:p>
          </table:table-cell>
          <table:table-cell office:value-type="float" office:value="10679" table:style-name="ce7">
            <text:p>10,679<text:s/></text:p>
          </table:table-cell>
          <table:table-cell office:value-type="float" office:value="10563" table:style-name="ce7">
            <text:p>10,563<text:s/></text:p>
          </table:table-cell>
          <table:table-cell office:value-type="float" office:value="8894" table:style-name="ce7">
            <text:p>8,894<text:s/></text:p>
          </table:table-cell>
          <table:table-cell office:value-type="float" office:value="7591" table:style-name="ce7">
            <text:p>7,591<text:s/></text:p>
          </table:table-cell>
          <table:table-cell office:value-type="float" office:value="1739" table:style-name="ce7">
            <text:p>1,739<text:s/></text:p>
          </table:table-cell>
          <table:table-cell office:value-type="float" office:value="1276" table:style-name="ce7">
            <text:p>1,276<text:s/></text:p>
          </table:table-cell>
          <table:table-cell office:value-type="float" office:value="1526" table:style-name="ce7">
            <text:p>1,526<text:s/></text:p>
          </table:table-cell>
          <table:table-cell office:value-type="float" office:value="2033" table:style-name="ce7">
            <text:p>2,033<text:s/></text:p>
          </table:table-cell>
          <table:table-cell office:value-type="float" office:value="542" table:style-name="ce7">
            <text:p>542<text:s/></text:p>
          </table:table-cell>
          <table:table-cell office:value-type="float" office:value="632" table:style-name="ce7">
            <text:p>632<text:s/></text:p>
          </table:table-cell>
          <table:table-cell office:value-type="float" office:value="888" table:style-name="ce7">
            <text:p>888<text:s/></text:p>
          </table:table-cell>
          <table:table-cell office:value-type="float" office:value="2757" table:style-name="ce7">
            <text:p>2,757<text:s/></text:p>
          </table:table-cell>
          <table:table-cell office:value-type="float" office:value="683" table:style-name="ce7">
            <text:p>683<text:s/></text:p>
          </table:table-cell>
          <table:table-cell office:value-type="float" office:value="1570" table:style-name="ce7">
            <text:p>1,570<text:s/></text:p>
          </table:table-cell>
          <table:table-cell office:value-type="float" office:value="1246" table:style-name="ce7">
            <text:p>1,246<text:s/></text:p>
          </table:table-cell>
          <table:table-cell table:number-columns-repeated="16264"/>
        </table:table-row>
        <table:table-row table:style-name="ro2">
          <table:table-cell office:value-type="date" office:date-value="2025-06-08T00:00:00" table:style-name="ce10">
            <text:p>2025/6/8</text:p>
          </table:table-cell>
          <table:table-cell office:value-type="float" office:value="4420" table:style-name="ce7">
            <text:p>4,420<text:s/></text:p>
          </table:table-cell>
          <table:table-cell office:value-type="float" office:value="7410" table:style-name="ce7">
            <text:p>7,410<text:s/></text:p>
          </table:table-cell>
          <table:table-cell office:value-type="float" office:value="21388" table:style-name="ce7">
            <text:p>21,388<text:s/></text:p>
          </table:table-cell>
          <table:table-cell office:value-type="float" office:value="37181" table:style-name="ce7">
            <text:p>37,181<text:s/></text:p>
          </table:table-cell>
          <table:table-cell office:value-type="float" office:value="14919" table:style-name="ce7">
            <text:p>14,919<text:s/></text:p>
          </table:table-cell>
          <table:table-cell office:value-type="float" office:value="8845" table:style-name="ce7">
            <text:p>8,845<text:s/></text:p>
          </table:table-cell>
          <table:table-cell office:value-type="float" office:value="6405" table:style-name="ce7">
            <text:p>6,405<text:s/></text:p>
          </table:table-cell>
          <table:table-cell office:value-type="float" office:value="3169" table:style-name="ce7">
            <text:p>3,169<text:s/></text:p>
          </table:table-cell>
          <table:table-cell office:value-type="float" office:value="2210" table:style-name="ce7">
            <text:p>2,210<text:s/></text:p>
          </table:table-cell>
          <table:table-cell office:value-type="float" office:value="6226" table:style-name="ce7">
            <text:p>6,226<text:s/></text:p>
          </table:table-cell>
          <table:table-cell office:value-type="float" office:value="1625" table:style-name="ce7">
            <text:p>1,625<text:s/></text:p>
          </table:table-cell>
          <table:table-cell office:value-type="float" office:value="2777" table:style-name="ce7">
            <text:p>2,777<text:s/></text:p>
          </table:table-cell>
          <table:table-cell office:value-type="float" office:value="5781" table:style-name="ce7">
            <text:p>5,781<text:s/></text:p>
          </table:table-cell>
          <table:table-cell office:value-type="float" office:value="5025" table:style-name="ce7">
            <text:p>5,025<text:s/></text:p>
          </table:table-cell>
          <table:table-cell office:value-type="float" office:value="9321" table:style-name="ce7">
            <text:p>9,321<text:s/></text:p>
          </table:table-cell>
          <table:table-cell office:value-type="float" office:value="4227" table:style-name="ce7">
            <text:p>4,227<text:s/></text:p>
          </table:table-cell>
          <table:table-cell office:value-type="float" office:value="5682" table:style-name="ce7">
            <text:p>5,682<text:s/></text:p>
          </table:table-cell>
          <table:table-cell office:value-type="float" office:value="3454" table:style-name="ce7">
            <text:p>3,454<text:s/></text:p>
          </table:table-cell>
          <table:table-cell office:value-type="float" office:value="7449" table:style-name="ce7">
            <text:p>7,449<text:s/></text:p>
          </table:table-cell>
          <table:table-cell office:value-type="float" office:value="2713" table:style-name="ce7">
            <text:p>2,713<text:s/></text:p>
          </table:table-cell>
          <table:table-cell office:value-type="float" office:value="4937" table:style-name="ce7">
            <text:p>4,937<text:s/></text:p>
          </table:table-cell>
          <table:table-cell office:value-type="float" office:value="5389" table:style-name="ce7">
            <text:p>5,389<text:s/></text:p>
          </table:table-cell>
          <table:table-cell office:value-type="float" office:value="5671" table:style-name="ce7">
            <text:p>5,671<text:s/></text:p>
          </table:table-cell>
          <table:table-cell office:value-type="float" office:value="24194" table:style-name="ce7">
            <text:p>24,194<text:s/></text:p>
          </table:table-cell>
          <table:table-cell office:value-type="float" office:value="3150" table:style-name="ce7">
            <text:p>3,150<text:s/></text:p>
          </table:table-cell>
          <table:table-cell office:value-type="float" office:value="9618" table:style-name="ce7">
            <text:p>9,618<text:s/></text:p>
          </table:table-cell>
          <table:table-cell office:value-type="float" office:value="7934" table:style-name="ce7">
            <text:p>7,934<text:s/></text:p>
          </table:table-cell>
          <table:table-cell office:value-type="float" office:value="10444" table:style-name="ce7">
            <text:p>10,444<text:s/></text:p>
          </table:table-cell>
          <table:table-cell office:value-type="float" office:value="12948" table:style-name="ce7">
            <text:p>12,948<text:s/></text:p>
          </table:table-cell>
          <table:table-cell office:value-type="float" office:value="11658" table:style-name="ce7">
            <text:p>11,658<text:s/></text:p>
          </table:table-cell>
          <table:table-cell office:value-type="float" office:value="7898" table:style-name="ce7">
            <text:p>7,898<text:s/></text:p>
          </table:table-cell>
          <table:table-cell office:value-type="float" office:value="22698" table:style-name="ce7">
            <text:p>22,698<text:s/></text:p>
          </table:table-cell>
          <table:table-cell office:value-type="float" office:value="11661" table:style-name="ce7">
            <text:p>11,661<text:s/></text:p>
          </table:table-cell>
          <table:table-cell office:value-type="float" office:value="20354" table:style-name="ce7">
            <text:p>20,354<text:s/></text:p>
          </table:table-cell>
          <table:table-cell office:value-type="float" office:value="18729" table:style-name="ce7">
            <text:p>18,729<text:s/></text:p>
          </table:table-cell>
          <table:table-cell office:value-type="float" office:value="3956" table:style-name="ce7">
            <text:p>3,956<text:s/></text:p>
          </table:table-cell>
          <table:table-cell office:value-type="float" office:value="23513" table:style-name="ce7">
            <text:p>23,513<text:s/></text:p>
          </table:table-cell>
          <table:table-cell office:value-type="float" office:value="16409" table:style-name="ce7">
            <text:p>16,409<text:s/></text:p>
          </table:table-cell>
          <table:table-cell office:value-type="float" office:value="14194" table:style-name="ce7">
            <text:p>14,194<text:s/></text:p>
          </table:table-cell>
          <table:table-cell office:value-type="float" office:value="13676" table:style-name="ce7">
            <text:p>13,676<text:s/></text:p>
          </table:table-cell>
          <table:table-cell office:value-type="float" office:value="9372" table:style-name="ce7">
            <text:p>9,372<text:s/></text:p>
          </table:table-cell>
          <table:table-cell office:value-type="float" office:value="156058" table:style-name="ce7">
            <text:p>156,058<text:s/></text:p>
          </table:table-cell>
          <table:table-cell office:value-type="float" office:value="49761" table:style-name="ce7">
            <text:p>49,761<text:s/></text:p>
          </table:table-cell>
          <table:table-cell office:value-type="float" office:value="14466" table:style-name="ce7">
            <text:p>14,466<text:s/></text:p>
          </table:table-cell>
          <table:table-cell office:value-type="float" office:value="16179" table:style-name="ce7">
            <text:p>16,179<text:s/></text:p>
          </table:table-cell>
          <table:table-cell office:value-type="float" office:value="25216" table:style-name="ce7">
            <text:p>25,216<text:s/></text:p>
          </table:table-cell>
          <table:table-cell office:value-type="float" office:value="23039" table:style-name="ce7">
            <text:p>23,039<text:s/></text:p>
          </table:table-cell>
          <table:table-cell office:value-type="float" office:value="21106" table:style-name="ce7">
            <text:p>21,106<text:s/></text:p>
          </table:table-cell>
          <table:table-cell office:value-type="float" office:value="17386" table:style-name="ce7">
            <text:p>17,386<text:s/></text:p>
          </table:table-cell>
          <table:table-cell office:value-type="float" office:value="7490" table:style-name="ce7">
            <text:p>7,490<text:s/></text:p>
          </table:table-cell>
          <table:table-cell office:value-type="float" office:value="17610" table:style-name="ce7">
            <text:p>17,610<text:s/></text:p>
          </table:table-cell>
          <table:table-cell office:value-type="float" office:value="5147" table:style-name="ce7">
            <text:p>5,147<text:s/></text:p>
          </table:table-cell>
          <table:table-cell office:value-type="float" office:value="5123" table:style-name="ce7">
            <text:p>5,123<text:s/></text:p>
          </table:table-cell>
          <table:table-cell office:value-type="float" office:value="13663" table:style-name="ce7">
            <text:p>13,663<text:s/></text:p>
          </table:table-cell>
          <table:table-cell office:value-type="float" office:value="4716" table:style-name="ce7">
            <text:p>4,716<text:s/></text:p>
          </table:table-cell>
          <table:table-cell office:value-type="float" office:value="2671" table:style-name="ce7">
            <text:p>2,671<text:s/></text:p>
          </table:table-cell>
          <table:table-cell office:value-type="float" office:value="1459" table:style-name="ce7">
            <text:p>1,459<text:s/></text:p>
          </table:table-cell>
          <table:table-cell office:value-type="float" office:value="7271" table:style-name="ce7">
            <text:p>7,271<text:s/></text:p>
          </table:table-cell>
          <table:table-cell office:value-type="float" office:value="6608" table:style-name="ce7">
            <text:p>6,608<text:s/></text:p>
          </table:table-cell>
          <table:table-cell office:value-type="float" office:value="9437" table:style-name="ce7">
            <text:p>9,437<text:s/></text:p>
          </table:table-cell>
          <table:table-cell office:value-type="float" office:value="29941" table:style-name="ce7">
            <text:p>29,941<text:s/></text:p>
          </table:table-cell>
          <table:table-cell office:value-type="float" office:value="5847" table:style-name="ce7">
            <text:p>5,847<text:s/></text:p>
          </table:table-cell>
          <table:table-cell office:value-type="float" office:value="9781" table:style-name="ce7">
            <text:p>9,781<text:s/></text:p>
          </table:table-cell>
          <table:table-cell office:value-type="float" office:value="5368" table:style-name="ce7">
            <text:p>5,368<text:s/></text:p>
          </table:table-cell>
          <table:table-cell office:value-type="float" office:value="14626" table:style-name="ce7">
            <text:p>14,626<text:s/></text:p>
          </table:table-cell>
          <table:table-cell office:value-type="float" office:value="13293" table:style-name="ce7">
            <text:p>13,293<text:s/></text:p>
          </table:table-cell>
          <table:table-cell office:value-type="float" office:value="24726" table:style-name="ce7">
            <text:p>24,726<text:s/></text:p>
          </table:table-cell>
          <table:table-cell office:value-type="float" office:value="34800" table:style-name="ce7">
            <text:p>34,800<text:s/></text:p>
          </table:table-cell>
          <table:table-cell office:value-type="float" office:value="27048" table:style-name="ce7">
            <text:p>27,048<text:s/></text:p>
          </table:table-cell>
          <table:table-cell office:value-type="float" office:value="19071" table:style-name="ce7">
            <text:p>19,071<text:s/></text:p>
          </table:table-cell>
          <table:table-cell office:value-type="float" office:value="25306" table:style-name="ce7">
            <text:p>25,306<text:s/></text:p>
          </table:table-cell>
          <table:table-cell office:value-type="float" office:value="67216" table:style-name="ce7">
            <text:p>67,216<text:s/></text:p>
          </table:table-cell>
          <table:table-cell office:value-type="float" office:value="13394" table:style-name="ce7">
            <text:p>13,394<text:s/></text:p>
          </table:table-cell>
          <table:table-cell office:value-type="float" office:value="29359" table:style-name="ce7">
            <text:p>29,359<text:s/></text:p>
          </table:table-cell>
          <table:table-cell office:value-type="float" office:value="24660" table:style-name="ce7">
            <text:p>24,660<text:s/></text:p>
          </table:table-cell>
          <table:table-cell office:value-type="float" office:value="32370" table:style-name="ce7">
            <text:p>32,370<text:s/></text:p>
          </table:table-cell>
          <table:table-cell office:value-type="float" office:value="44975" table:style-name="ce7">
            <text:p>44,975<text:s/></text:p>
          </table:table-cell>
          <table:table-cell office:value-type="float" office:value="13354" table:style-name="ce7">
            <text:p>13,354<text:s/></text:p>
          </table:table-cell>
          <table:table-cell office:value-type="float" office:value="11756" table:style-name="ce7">
            <text:p>11,756<text:s/></text:p>
          </table:table-cell>
          <table:table-cell office:value-type="float" office:value="9031" table:style-name="ce7">
            <text:p>9,031<text:s/></text:p>
          </table:table-cell>
          <table:table-cell office:value-type="float" office:value="18734" table:style-name="ce7">
            <text:p>18,734<text:s/></text:p>
          </table:table-cell>
          <table:table-cell office:value-type="float" office:value="8377" table:style-name="ce7">
            <text:p>8,377<text:s/></text:p>
          </table:table-cell>
          <table:table-cell office:value-type="float" office:value="25063" table:style-name="ce7">
            <text:p>25,063<text:s/></text:p>
          </table:table-cell>
          <table:table-cell office:value-type="float" office:value="10888" table:style-name="ce7">
            <text:p>10,888<text:s/></text:p>
          </table:table-cell>
          <table:table-cell office:value-type="float" office:value="9729" table:style-name="ce7">
            <text:p>9,729<text:s/></text:p>
          </table:table-cell>
          <table:table-cell office:value-type="float" office:value="12859" table:style-name="ce7">
            <text:p>12,859<text:s/></text:p>
          </table:table-cell>
          <table:table-cell office:value-type="float" office:value="15986" table:style-name="ce7">
            <text:p>15,986<text:s/></text:p>
          </table:table-cell>
          <table:table-cell office:value-type="float" office:value="11760" table:style-name="ce7">
            <text:p>11,760<text:s/></text:p>
          </table:table-cell>
          <table:table-cell office:value-type="float" office:value="11618" table:style-name="ce7">
            <text:p>11,618<text:s/></text:p>
          </table:table-cell>
          <table:table-cell office:value-type="float" office:value="16920" table:style-name="ce7">
            <text:p>16,920<text:s/></text:p>
          </table:table-cell>
          <table:table-cell office:value-type="float" office:value="5078" table:style-name="ce7">
            <text:p>5,078<text:s/></text:p>
          </table:table-cell>
          <table:table-cell office:value-type="float" office:value="7303" table:style-name="ce7">
            <text:p>7,303<text:s/></text:p>
          </table:table-cell>
          <table:table-cell office:value-type="float" office:value="3087" table:style-name="ce7">
            <text:p>3,087<text:s/></text:p>
          </table:table-cell>
          <table:table-cell office:value-type="float" office:value="2334" table:style-name="ce7">
            <text:p>2,334<text:s/></text:p>
          </table:table-cell>
          <table:table-cell office:value-type="float" office:value="6692" table:style-name="ce7">
            <text:p>6,692<text:s/></text:p>
          </table:table-cell>
          <table:table-cell office:value-type="float" office:value="6334" table:style-name="ce7">
            <text:p>6,334<text:s/></text:p>
          </table:table-cell>
          <table:table-cell office:value-type="float" office:value="8362" table:style-name="ce7">
            <text:p>8,362<text:s/></text:p>
          </table:table-cell>
          <table:table-cell office:value-type="float" office:value="11002" table:style-name="ce7">
            <text:p>11,002<text:s/></text:p>
          </table:table-cell>
          <table:table-cell office:value-type="float" office:value="11608" table:style-name="ce7">
            <text:p>11,608<text:s/></text:p>
          </table:table-cell>
          <table:table-cell office:value-type="float" office:value="15275" table:style-name="ce7">
            <text:p>15,275<text:s/></text:p>
          </table:table-cell>
          <table:table-cell office:value-type="float" office:value="19943" table:style-name="ce7">
            <text:p>19,943<text:s/></text:p>
          </table:table-cell>
          <table:table-cell office:value-type="float" office:value="9124" table:style-name="ce7">
            <text:p>9,124<text:s/></text:p>
          </table:table-cell>
          <table:table-cell office:value-type="float" office:value="7371" table:style-name="ce7">
            <text:p>7,371<text:s/></text:p>
          </table:table-cell>
          <table:table-cell office:value-type="float" office:value="8279" table:style-name="ce7">
            <text:p>8,279<text:s/></text:p>
          </table:table-cell>
          <table:table-cell office:value-type="float" office:value="8221" table:style-name="ce7">
            <text:p>8,221<text:s/></text:p>
          </table:table-cell>
          <table:table-cell office:value-type="float" office:value="8371" table:style-name="ce7">
            <text:p>8,371<text:s/></text:p>
          </table:table-cell>
          <table:table-cell office:value-type="float" office:value="6919" table:style-name="ce7">
            <text:p>6,919<text:s/></text:p>
          </table:table-cell>
          <table:table-cell office:value-type="float" office:value="6039" table:style-name="ce7">
            <text:p>6,039<text:s/></text:p>
          </table:table-cell>
          <table:table-cell office:value-type="float" office:value="1285" table:style-name="ce7">
            <text:p>1,285<text:s/></text:p>
          </table:table-cell>
          <table:table-cell office:value-type="float" office:value="976" table:style-name="ce7">
            <text:p>976<text:s/></text:p>
          </table:table-cell>
          <table:table-cell office:value-type="float" office:value="1353" table:style-name="ce7">
            <text:p>1,353<text:s/></text:p>
          </table:table-cell>
          <table:table-cell office:value-type="float" office:value="1738" table:style-name="ce7">
            <text:p>1,738<text:s/></text:p>
          </table:table-cell>
          <table:table-cell office:value-type="float" office:value="394" table:style-name="ce7">
            <text:p>394<text:s/></text:p>
          </table:table-cell>
          <table:table-cell office:value-type="float" office:value="575" table:style-name="ce7">
            <text:p>575<text:s/></text:p>
          </table:table-cell>
          <table:table-cell office:value-type="float" office:value="641" table:style-name="ce7">
            <text:p>641<text:s/></text:p>
          </table:table-cell>
          <table:table-cell office:value-type="float" office:value="2193" table:style-name="ce7">
            <text:p>2,193<text:s/></text:p>
          </table:table-cell>
          <table:table-cell office:value-type="float" office:value="456" table:style-name="ce7">
            <text:p>456<text:s/></text:p>
          </table:table-cell>
          <table:table-cell office:value-type="float" office:value="1125" table:style-name="ce7">
            <text:p>1,125<text:s/></text:p>
          </table:table-cell>
          <table:table-cell office:value-type="float" office:value="948" table:style-name="ce7">
            <text:p>948<text:s/></text:p>
          </table:table-cell>
          <table:table-cell table:number-columns-repeated="16264"/>
        </table:table-row>
        <table:table-row table:style-name="ro2">
          <table:table-cell office:value-type="date" office:date-value="2025-06-09T00:00:00" table:style-name="ce10">
            <text:p>2025/6/9</text:p>
          </table:table-cell>
          <table:table-cell office:value-type="float" office:value="5375" table:style-name="ce7">
            <text:p>5,375<text:s/></text:p>
          </table:table-cell>
          <table:table-cell office:value-type="float" office:value="13301" table:style-name="ce7">
            <text:p>13,301<text:s/></text:p>
          </table:table-cell>
          <table:table-cell office:value-type="float" office:value="44816" table:style-name="ce7">
            <text:p>44,816<text:s/></text:p>
          </table:table-cell>
          <table:table-cell office:value-type="float" office:value="41575" table:style-name="ce7">
            <text:p>41,575<text:s/></text:p>
          </table:table-cell>
          <table:table-cell office:value-type="float" office:value="25277" table:style-name="ce7">
            <text:p>25,277<text:s/></text:p>
          </table:table-cell>
          <table:table-cell office:value-type="float" office:value="14630" table:style-name="ce7">
            <text:p>14,630<text:s/></text:p>
          </table:table-cell>
          <table:table-cell office:value-type="float" office:value="11328" table:style-name="ce7">
            <text:p>11,328<text:s/></text:p>
          </table:table-cell>
          <table:table-cell office:value-type="float" office:value="4285" table:style-name="ce7">
            <text:p>4,285<text:s/></text:p>
          </table:table-cell>
          <table:table-cell office:value-type="float" office:value="3552" table:style-name="ce7">
            <text:p>3,552<text:s/></text:p>
          </table:table-cell>
          <table:table-cell office:value-type="float" office:value="11710" table:style-name="ce7">
            <text:p>11,710<text:s/></text:p>
          </table:table-cell>
          <table:table-cell office:value-type="float" office:value="2611" table:style-name="ce7">
            <text:p>2,611<text:s/></text:p>
          </table:table-cell>
          <table:table-cell office:value-type="float" office:value="4247" table:style-name="ce7">
            <text:p>4,247<text:s/></text:p>
          </table:table-cell>
          <table:table-cell office:value-type="float" office:value="4538" table:style-name="ce7">
            <text:p>4,538<text:s/></text:p>
          </table:table-cell>
          <table:table-cell office:value-type="float" office:value="9110" table:style-name="ce7">
            <text:p>9,110<text:s/></text:p>
          </table:table-cell>
          <table:table-cell office:value-type="float" office:value="10919" table:style-name="ce7">
            <text:p>10,919<text:s/></text:p>
          </table:table-cell>
          <table:table-cell office:value-type="float" office:value="15961" table:style-name="ce7">
            <text:p>15,961<text:s/></text:p>
          </table:table-cell>
          <table:table-cell office:value-type="float" office:value="19006" table:style-name="ce7">
            <text:p>19,006<text:s/></text:p>
          </table:table-cell>
          <table:table-cell office:value-type="float" office:value="5920" table:style-name="ce7">
            <text:p>5,920<text:s/></text:p>
          </table:table-cell>
          <table:table-cell office:value-type="float" office:value="9852" table:style-name="ce7">
            <text:p>9,852<text:s/></text:p>
          </table:table-cell>
          <table:table-cell office:value-type="float" office:value="3338" table:style-name="ce7">
            <text:p>3,338<text:s/></text:p>
          </table:table-cell>
          <table:table-cell office:value-type="float" office:value="8672" table:style-name="ce7">
            <text:p>8,672<text:s/></text:p>
          </table:table-cell>
          <table:table-cell office:value-type="float" office:value="8577" table:style-name="ce7">
            <text:p>8,577<text:s/></text:p>
          </table:table-cell>
          <table:table-cell office:value-type="float" office:value="8960" table:style-name="ce7">
            <text:p>8,960<text:s/></text:p>
          </table:table-cell>
          <table:table-cell office:value-type="float" office:value="32438" table:style-name="ce7">
            <text:p>32,438<text:s/></text:p>
          </table:table-cell>
          <table:table-cell office:value-type="float" office:value="3110" table:style-name="ce7">
            <text:p>3,110<text:s/></text:p>
          </table:table-cell>
          <table:table-cell office:value-type="float" office:value="11595" table:style-name="ce7">
            <text:p>11,595<text:s/></text:p>
          </table:table-cell>
          <table:table-cell office:value-type="float" office:value="12129" table:style-name="ce7">
            <text:p>12,129<text:s/></text:p>
          </table:table-cell>
          <table:table-cell office:value-type="float" office:value="14653" table:style-name="ce7">
            <text:p>14,653<text:s/></text:p>
          </table:table-cell>
          <table:table-cell office:value-type="float" office:value="21140" table:style-name="ce7">
            <text:p>21,140<text:s/></text:p>
          </table:table-cell>
          <table:table-cell office:value-type="float" office:value="14319" table:style-name="ce7">
            <text:p>14,319<text:s/></text:p>
          </table:table-cell>
          <table:table-cell office:value-type="float" office:value="9705" table:style-name="ce7">
            <text:p>9,705<text:s/></text:p>
          </table:table-cell>
          <table:table-cell office:value-type="float" office:value="24722" table:style-name="ce7">
            <text:p>24,722<text:s/></text:p>
          </table:table-cell>
          <table:table-cell office:value-type="float" office:value="15222" table:style-name="ce7">
            <text:p>15,222<text:s/></text:p>
          </table:table-cell>
          <table:table-cell office:value-type="float" office:value="30612" table:style-name="ce7">
            <text:p>30,612<text:s/></text:p>
          </table:table-cell>
          <table:table-cell office:value-type="float" office:value="25376" table:style-name="ce7">
            <text:p>25,376<text:s/></text:p>
          </table:table-cell>
          <table:table-cell office:value-type="float" office:value="11688" table:style-name="ce7">
            <text:p>11,688<text:s/></text:p>
          </table:table-cell>
          <table:table-cell office:value-type="float" office:value="32392" table:style-name="ce7">
            <text:p>32,392<text:s/></text:p>
          </table:table-cell>
          <table:table-cell office:value-type="float" office:value="23605" table:style-name="ce7">
            <text:p>23,605<text:s/></text:p>
          </table:table-cell>
          <table:table-cell office:value-type="float" office:value="22615" table:style-name="ce7">
            <text:p>22,615<text:s/></text:p>
          </table:table-cell>
          <table:table-cell office:value-type="float" office:value="20004" table:style-name="ce7">
            <text:p>20,004<text:s/></text:p>
          </table:table-cell>
          <table:table-cell office:value-type="float" office:value="25060" table:style-name="ce7">
            <text:p>25,060<text:s/></text:p>
          </table:table-cell>
          <table:table-cell office:value-type="float" office:value="139753" table:style-name="ce7">
            <text:p>139,753<text:s/></text:p>
          </table:table-cell>
          <table:table-cell office:value-type="float" office:value="45212" table:style-name="ce7">
            <text:p>45,212<text:s/></text:p>
          </table:table-cell>
          <table:table-cell office:value-type="float" office:value="22047" table:style-name="ce7">
            <text:p>22,047<text:s/></text:p>
          </table:table-cell>
          <table:table-cell office:value-type="float" office:value="23825" table:style-name="ce7">
            <text:p>23,825<text:s/></text:p>
          </table:table-cell>
          <table:table-cell office:value-type="float" office:value="24663" table:style-name="ce7">
            <text:p>24,663<text:s/></text:p>
          </table:table-cell>
          <table:table-cell office:value-type="float" office:value="24239" table:style-name="ce7">
            <text:p>24,239<text:s/></text:p>
          </table:table-cell>
          <table:table-cell office:value-type="float" office:value="25264" table:style-name="ce7">
            <text:p>25,264<text:s/></text:p>
          </table:table-cell>
          <table:table-cell office:value-type="float" office:value="22150" table:style-name="ce7">
            <text:p>22,150<text:s/></text:p>
          </table:table-cell>
          <table:table-cell office:value-type="float" office:value="13192" table:style-name="ce7">
            <text:p>13,192<text:s/></text:p>
          </table:table-cell>
          <table:table-cell office:value-type="float" office:value="29319" table:style-name="ce7">
            <text:p>29,319<text:s/></text:p>
          </table:table-cell>
          <table:table-cell office:value-type="float" office:value="6994" table:style-name="ce7">
            <text:p>6,994<text:s/></text:p>
          </table:table-cell>
          <table:table-cell office:value-type="float" office:value="8898" table:style-name="ce7">
            <text:p>8,898<text:s/></text:p>
          </table:table-cell>
          <table:table-cell office:value-type="float" office:value="17298" table:style-name="ce7">
            <text:p>17,298<text:s/></text:p>
          </table:table-cell>
          <table:table-cell office:value-type="float" office:value="4395" table:style-name="ce7">
            <text:p>4,395<text:s/></text:p>
          </table:table-cell>
          <table:table-cell office:value-type="float" office:value="3816" table:style-name="ce7">
            <text:p>3,816<text:s/></text:p>
          </table:table-cell>
          <table:table-cell office:value-type="float" office:value="3463" table:style-name="ce7">
            <text:p>3,463<text:s/></text:p>
          </table:table-cell>
          <table:table-cell office:value-type="float" office:value="14075" table:style-name="ce7">
            <text:p>14,075<text:s/></text:p>
          </table:table-cell>
          <table:table-cell office:value-type="float" office:value="9180" table:style-name="ce7">
            <text:p>9,180<text:s/></text:p>
          </table:table-cell>
          <table:table-cell office:value-type="float" office:value="13450" table:style-name="ce7">
            <text:p>13,450<text:s/></text:p>
          </table:table-cell>
          <table:table-cell office:value-type="float" office:value="31265" table:style-name="ce7">
            <text:p>31,265<text:s/></text:p>
          </table:table-cell>
          <table:table-cell office:value-type="float" office:value="10394" table:style-name="ce7">
            <text:p>10,394<text:s/></text:p>
          </table:table-cell>
          <table:table-cell office:value-type="float" office:value="13714" table:style-name="ce7">
            <text:p>13,714<text:s/></text:p>
          </table:table-cell>
          <table:table-cell office:value-type="float" office:value="8891" table:style-name="ce7">
            <text:p>8,891<text:s/></text:p>
          </table:table-cell>
          <table:table-cell office:value-type="float" office:value="22424" table:style-name="ce7">
            <text:p>22,424<text:s/></text:p>
          </table:table-cell>
          <table:table-cell office:value-type="float" office:value="27137" table:style-name="ce7">
            <text:p>27,137<text:s/></text:p>
          </table:table-cell>
          <table:table-cell office:value-type="float" office:value="28890" table:style-name="ce7">
            <text:p>28,890<text:s/></text:p>
          </table:table-cell>
          <table:table-cell office:value-type="float" office:value="37623" table:style-name="ce7">
            <text:p>37,623<text:s/></text:p>
          </table:table-cell>
          <table:table-cell office:value-type="float" office:value="39664" table:style-name="ce7">
            <text:p>39,664<text:s/></text:p>
          </table:table-cell>
          <table:table-cell office:value-type="float" office:value="27779" table:style-name="ce7">
            <text:p>27,779<text:s/></text:p>
          </table:table-cell>
          <table:table-cell office:value-type="float" office:value="26128" table:style-name="ce7">
            <text:p>26,128<text:s/></text:p>
          </table:table-cell>
          <table:table-cell office:value-type="float" office:value="61096" table:style-name="ce7">
            <text:p>61,096<text:s/></text:p>
          </table:table-cell>
          <table:table-cell office:value-type="float" office:value="23796" table:style-name="ce7">
            <text:p>23,796<text:s/></text:p>
          </table:table-cell>
          <table:table-cell office:value-type="float" office:value="33843" table:style-name="ce7">
            <text:p>33,843<text:s/></text:p>
          </table:table-cell>
          <table:table-cell office:value-type="float" office:value="31796" table:style-name="ce7">
            <text:p>31,796<text:s/></text:p>
          </table:table-cell>
          <table:table-cell office:value-type="float" office:value="22848" table:style-name="ce7">
            <text:p>22,848<text:s/></text:p>
          </table:table-cell>
          <table:table-cell office:value-type="float" office:value="57139" table:style-name="ce7">
            <text:p>57,139<text:s/></text:p>
          </table:table-cell>
          <table:table-cell office:value-type="float" office:value="19597" table:style-name="ce7">
            <text:p>19,597<text:s/></text:p>
          </table:table-cell>
          <table:table-cell office:value-type="float" office:value="16065" table:style-name="ce7">
            <text:p>16,065<text:s/></text:p>
          </table:table-cell>
          <table:table-cell office:value-type="float" office:value="15198" table:style-name="ce7">
            <text:p>15,198<text:s/></text:p>
          </table:table-cell>
          <table:table-cell office:value-type="float" office:value="23113" table:style-name="ce7">
            <text:p>23,113<text:s/></text:p>
          </table:table-cell>
          <table:table-cell office:value-type="float" office:value="14259" table:style-name="ce7">
            <text:p>14,259<text:s/></text:p>
          </table:table-cell>
          <table:table-cell office:value-type="float" office:value="32396" table:style-name="ce7">
            <text:p>32,396<text:s/></text:p>
          </table:table-cell>
          <table:table-cell office:value-type="float" office:value="19676" table:style-name="ce7">
            <text:p>19,676<text:s/></text:p>
          </table:table-cell>
          <table:table-cell office:value-type="float" office:value="8183" table:style-name="ce7">
            <text:p>8,183<text:s/></text:p>
          </table:table-cell>
          <table:table-cell office:value-type="float" office:value="16780" table:style-name="ce7">
            <text:p>16,780<text:s/></text:p>
          </table:table-cell>
          <table:table-cell office:value-type="float" office:value="40670" table:style-name="ce7">
            <text:p>40,670<text:s/></text:p>
          </table:table-cell>
          <table:table-cell office:value-type="float" office:value="21576" table:style-name="ce7">
            <text:p>21,576<text:s/></text:p>
          </table:table-cell>
          <table:table-cell office:value-type="float" office:value="25277" table:style-name="ce7">
            <text:p>25,277<text:s/></text:p>
          </table:table-cell>
          <table:table-cell office:value-type="float" office:value="26792" table:style-name="ce7">
            <text:p>26,792<text:s/></text:p>
          </table:table-cell>
          <table:table-cell office:value-type="float" office:value="7939" table:style-name="ce7">
            <text:p>7,939<text:s/></text:p>
          </table:table-cell>
          <table:table-cell office:value-type="float" office:value="10316" table:style-name="ce7">
            <text:p>10,316<text:s/></text:p>
          </table:table-cell>
          <table:table-cell office:value-type="float" office:value="5416" table:style-name="ce7">
            <text:p>5,416<text:s/></text:p>
          </table:table-cell>
          <table:table-cell office:value-type="float" office:value="5474" table:style-name="ce7">
            <text:p>5,474<text:s/></text:p>
          </table:table-cell>
          <table:table-cell office:value-type="float" office:value="8937" table:style-name="ce7">
            <text:p>8,937<text:s/></text:p>
          </table:table-cell>
          <table:table-cell office:value-type="float" office:value="10509" table:style-name="ce7">
            <text:p>10,509<text:s/></text:p>
          </table:table-cell>
          <table:table-cell office:value-type="float" office:value="9793" table:style-name="ce7">
            <text:p>9,793<text:s/></text:p>
          </table:table-cell>
          <table:table-cell office:value-type="float" office:value="13314" table:style-name="ce7">
            <text:p>13,314<text:s/></text:p>
          </table:table-cell>
          <table:table-cell office:value-type="float" office:value="17539" table:style-name="ce7">
            <text:p>17,539<text:s/></text:p>
          </table:table-cell>
          <table:table-cell office:value-type="float" office:value="27600" table:style-name="ce7">
            <text:p>27,600<text:s/></text:p>
          </table:table-cell>
          <table:table-cell office:value-type="float" office:value="24908" table:style-name="ce7">
            <text:p>24,908<text:s/></text:p>
          </table:table-cell>
          <table:table-cell office:value-type="float" office:value="15499" table:style-name="ce7">
            <text:p>15,499<text:s/></text:p>
          </table:table-cell>
          <table:table-cell office:value-type="float" office:value="11831" table:style-name="ce7">
            <text:p>11,831<text:s/></text:p>
          </table:table-cell>
          <table:table-cell office:value-type="float" office:value="11819" table:style-name="ce7">
            <text:p>11,819<text:s/></text:p>
          </table:table-cell>
          <table:table-cell office:value-type="float" office:value="13128" table:style-name="ce7">
            <text:p>13,128<text:s/></text:p>
          </table:table-cell>
          <table:table-cell office:value-type="float" office:value="11748" table:style-name="ce7">
            <text:p>11,748<text:s/></text:p>
          </table:table-cell>
          <table:table-cell office:value-type="float" office:value="11651" table:style-name="ce7">
            <text:p>11,651<text:s/></text:p>
          </table:table-cell>
          <table:table-cell office:value-type="float" office:value="9152" table:style-name="ce7">
            <text:p>9,152<text:s/></text:p>
          </table:table-cell>
          <table:table-cell office:value-type="float" office:value="2121" table:style-name="ce7">
            <text:p>2,121<text:s/></text:p>
          </table:table-cell>
          <table:table-cell office:value-type="float" office:value="1255" table:style-name="ce7">
            <text:p>1,255<text:s/></text:p>
          </table:table-cell>
          <table:table-cell office:value-type="float" office:value="1763" table:style-name="ce7">
            <text:p>1,763<text:s/></text:p>
          </table:table-cell>
          <table:table-cell office:value-type="float" office:value="2178" table:style-name="ce7">
            <text:p>2,178<text:s/></text:p>
          </table:table-cell>
          <table:table-cell office:value-type="float" office:value="1207" table:style-name="ce7">
            <text:p>1,207<text:s/></text:p>
          </table:table-cell>
          <table:table-cell office:value-type="float" office:value="1740" table:style-name="ce7">
            <text:p>1,740<text:s/></text:p>
          </table:table-cell>
          <table:table-cell office:value-type="float" office:value="1150" table:style-name="ce7">
            <text:p>1,150<text:s/></text:p>
          </table:table-cell>
          <table:table-cell office:value-type="float" office:value="1904" table:style-name="ce7">
            <text:p>1,904<text:s/></text:p>
          </table:table-cell>
          <table:table-cell office:value-type="float" office:value="562" table:style-name="ce7">
            <text:p>562<text:s/></text:p>
          </table:table-cell>
          <table:table-cell office:value-type="float" office:value="1925" table:style-name="ce7">
            <text:p>1,925<text:s/></text:p>
          </table:table-cell>
          <table:table-cell office:value-type="float" office:value="1792" table:style-name="ce7">
            <text:p>1,792<text:s/></text:p>
          </table:table-cell>
          <table:table-cell table:number-columns-repeated="16264"/>
        </table:table-row>
        <table:table-row table:style-name="ro2">
          <table:table-cell office:value-type="date" office:date-value="2025-06-10T00:00:00" table:style-name="ce10">
            <text:p>2025/6/10</text:p>
          </table:table-cell>
          <table:table-cell office:value-type="float" office:value="5430" table:style-name="ce7">
            <text:p>5,430<text:s/></text:p>
          </table:table-cell>
          <table:table-cell office:value-type="float" office:value="13818" table:style-name="ce7">
            <text:p>13,818<text:s/></text:p>
          </table:table-cell>
          <table:table-cell office:value-type="float" office:value="45824" table:style-name="ce7">
            <text:p>45,824<text:s/></text:p>
          </table:table-cell>
          <table:table-cell office:value-type="float" office:value="44082" table:style-name="ce7">
            <text:p>44,082<text:s/></text:p>
          </table:table-cell>
          <table:table-cell office:value-type="float" office:value="26311" table:style-name="ce7">
            <text:p>26,311<text:s/></text:p>
          </table:table-cell>
          <table:table-cell office:value-type="float" office:value="14966" table:style-name="ce7">
            <text:p>14,966<text:s/></text:p>
          </table:table-cell>
          <table:table-cell office:value-type="float" office:value="11780" table:style-name="ce7">
            <text:p>11,780<text:s/></text:p>
          </table:table-cell>
          <table:table-cell office:value-type="float" office:value="4474" table:style-name="ce7">
            <text:p>4,474<text:s/></text:p>
          </table:table-cell>
          <table:table-cell office:value-type="float" office:value="3701" table:style-name="ce7">
            <text:p>3,701<text:s/></text:p>
          </table:table-cell>
          <table:table-cell office:value-type="float" office:value="14116" table:style-name="ce7">
            <text:p>14,116<text:s/></text:p>
          </table:table-cell>
          <table:table-cell office:value-type="float" office:value="2854" table:style-name="ce7">
            <text:p>2,854<text:s/></text:p>
          </table:table-cell>
          <table:table-cell office:value-type="float" office:value="4407" table:style-name="ce7">
            <text:p>4,407<text:s/></text:p>
          </table:table-cell>
          <table:table-cell office:value-type="float" office:value="6012" table:style-name="ce7">
            <text:p>6,012<text:s/></text:p>
          </table:table-cell>
          <table:table-cell office:value-type="float" office:value="9692" table:style-name="ce7">
            <text:p>9,692<text:s/></text:p>
          </table:table-cell>
          <table:table-cell office:value-type="float" office:value="11339" table:style-name="ce7">
            <text:p>11,339<text:s/></text:p>
          </table:table-cell>
          <table:table-cell office:value-type="float" office:value="16527" table:style-name="ce7">
            <text:p>16,527<text:s/></text:p>
          </table:table-cell>
          <table:table-cell office:value-type="float" office:value="19570" table:style-name="ce7">
            <text:p>19,570<text:s/></text:p>
          </table:table-cell>
          <table:table-cell office:value-type="float" office:value="6254" table:style-name="ce7">
            <text:p>6,254<text:s/></text:p>
          </table:table-cell>
          <table:table-cell office:value-type="float" office:value="10218" table:style-name="ce7">
            <text:p>10,218<text:s/></text:p>
          </table:table-cell>
          <table:table-cell office:value-type="float" office:value="3460" table:style-name="ce7">
            <text:p>3,460<text:s/></text:p>
          </table:table-cell>
          <table:table-cell office:value-type="float" office:value="9191" table:style-name="ce7">
            <text:p>9,191<text:s/></text:p>
          </table:table-cell>
          <table:table-cell office:value-type="float" office:value="9301" table:style-name="ce7">
            <text:p>9,301<text:s/></text:p>
          </table:table-cell>
          <table:table-cell office:value-type="float" office:value="8981" table:style-name="ce7">
            <text:p>8,981<text:s/></text:p>
          </table:table-cell>
          <table:table-cell office:value-type="float" office:value="34135" table:style-name="ce7">
            <text:p>34,135<text:s/></text:p>
          </table:table-cell>
          <table:table-cell office:value-type="float" office:value="3262" table:style-name="ce7">
            <text:p>3,262<text:s/></text:p>
          </table:table-cell>
          <table:table-cell office:value-type="float" office:value="12440" table:style-name="ce7">
            <text:p>12,440<text:s/></text:p>
          </table:table-cell>
          <table:table-cell office:value-type="float" office:value="12859" table:style-name="ce7">
            <text:p>12,859<text:s/></text:p>
          </table:table-cell>
          <table:table-cell office:value-type="float" office:value="15596" table:style-name="ce7">
            <text:p>15,596<text:s/></text:p>
          </table:table-cell>
          <table:table-cell office:value-type="float" office:value="22178" table:style-name="ce7">
            <text:p>22,178<text:s/></text:p>
          </table:table-cell>
          <table:table-cell office:value-type="float" office:value="15597" table:style-name="ce7">
            <text:p>15,597<text:s/></text:p>
          </table:table-cell>
          <table:table-cell office:value-type="float" office:value="10232" table:style-name="ce7">
            <text:p>10,232<text:s/></text:p>
          </table:table-cell>
          <table:table-cell office:value-type="float" office:value="26338" table:style-name="ce7">
            <text:p>26,338<text:s/></text:p>
          </table:table-cell>
          <table:table-cell office:value-type="float" office:value="16199" table:style-name="ce7">
            <text:p>16,199<text:s/></text:p>
          </table:table-cell>
          <table:table-cell office:value-type="float" office:value="32615" table:style-name="ce7">
            <text:p>32,615<text:s/></text:p>
          </table:table-cell>
          <table:table-cell office:value-type="float" office:value="27110" table:style-name="ce7">
            <text:p>27,110<text:s/></text:p>
          </table:table-cell>
          <table:table-cell office:value-type="float" office:value="12035" table:style-name="ce7">
            <text:p>12,035<text:s/></text:p>
          </table:table-cell>
          <table:table-cell office:value-type="float" office:value="33858" table:style-name="ce7">
            <text:p>33,858<text:s/></text:p>
          </table:table-cell>
          <table:table-cell office:value-type="float" office:value="24974" table:style-name="ce7">
            <text:p>24,974<text:s/></text:p>
          </table:table-cell>
          <table:table-cell office:value-type="float" office:value="23578" table:style-name="ce7">
            <text:p>23,578<text:s/></text:p>
          </table:table-cell>
          <table:table-cell office:value-type="float" office:value="21324" table:style-name="ce7">
            <text:p>21,324<text:s/></text:p>
          </table:table-cell>
          <table:table-cell office:value-type="float" office:value="26220" table:style-name="ce7">
            <text:p>26,220<text:s/></text:p>
          </table:table-cell>
          <table:table-cell office:value-type="float" office:value="140366" table:style-name="ce7">
            <text:p>140,366<text:s/></text:p>
          </table:table-cell>
          <table:table-cell office:value-type="float" office:value="47282" table:style-name="ce7">
            <text:p>47,282<text:s/></text:p>
          </table:table-cell>
          <table:table-cell office:value-type="float" office:value="22486" table:style-name="ce7">
            <text:p>22,486<text:s/></text:p>
          </table:table-cell>
          <table:table-cell office:value-type="float" office:value="25002" table:style-name="ce7">
            <text:p>25,002<text:s/></text:p>
          </table:table-cell>
          <table:table-cell office:value-type="float" office:value="25700" table:style-name="ce7">
            <text:p>25,700<text:s/></text:p>
          </table:table-cell>
          <table:table-cell office:value-type="float" office:value="26459" table:style-name="ce7">
            <text:p>26,459<text:s/></text:p>
          </table:table-cell>
          <table:table-cell office:value-type="float" office:value="27544" table:style-name="ce7">
            <text:p>27,544<text:s/></text:p>
          </table:table-cell>
          <table:table-cell office:value-type="float" office:value="23405" table:style-name="ce7">
            <text:p>23,405<text:s/></text:p>
          </table:table-cell>
          <table:table-cell office:value-type="float" office:value="13999" table:style-name="ce7">
            <text:p>13,999<text:s/></text:p>
          </table:table-cell>
          <table:table-cell office:value-type="float" office:value="30411" table:style-name="ce7">
            <text:p>30,411<text:s/></text:p>
          </table:table-cell>
          <table:table-cell office:value-type="float" office:value="7490" table:style-name="ce7">
            <text:p>7,490<text:s/></text:p>
          </table:table-cell>
          <table:table-cell office:value-type="float" office:value="9192" table:style-name="ce7">
            <text:p>9,192<text:s/></text:p>
          </table:table-cell>
          <table:table-cell office:value-type="float" office:value="18465" table:style-name="ce7">
            <text:p>18,465<text:s/></text:p>
          </table:table-cell>
          <table:table-cell office:value-type="float" office:value="5056" table:style-name="ce7">
            <text:p>5,056<text:s/></text:p>
          </table:table-cell>
          <table:table-cell office:value-type="float" office:value="4024" table:style-name="ce7">
            <text:p>4,024<text:s/></text:p>
          </table:table-cell>
          <table:table-cell office:value-type="float" office:value="3536" table:style-name="ce7">
            <text:p>3,536<text:s/></text:p>
          </table:table-cell>
          <table:table-cell office:value-type="float" office:value="14536" table:style-name="ce7">
            <text:p>14,536<text:s/></text:p>
          </table:table-cell>
          <table:table-cell office:value-type="float" office:value="9589" table:style-name="ce7">
            <text:p>9,589<text:s/></text:p>
          </table:table-cell>
          <table:table-cell office:value-type="float" office:value="13809" table:style-name="ce7">
            <text:p>13,809<text:s/></text:p>
          </table:table-cell>
          <table:table-cell office:value-type="float" office:value="32885" table:style-name="ce7">
            <text:p>32,885<text:s/></text:p>
          </table:table-cell>
          <table:table-cell office:value-type="float" office:value="10711" table:style-name="ce7">
            <text:p>10,711<text:s/></text:p>
          </table:table-cell>
          <table:table-cell office:value-type="float" office:value="13987" table:style-name="ce7">
            <text:p>13,987<text:s/></text:p>
          </table:table-cell>
          <table:table-cell office:value-type="float" office:value="9174" table:style-name="ce7">
            <text:p>9,174<text:s/></text:p>
          </table:table-cell>
          <table:table-cell office:value-type="float" office:value="23756" table:style-name="ce7">
            <text:p>23,756<text:s/></text:p>
          </table:table-cell>
          <table:table-cell office:value-type="float" office:value="28001" table:style-name="ce7">
            <text:p>28,001<text:s/></text:p>
          </table:table-cell>
          <table:table-cell office:value-type="float" office:value="30528" table:style-name="ce7">
            <text:p>30,528<text:s/></text:p>
          </table:table-cell>
          <table:table-cell office:value-type="float" office:value="37739" table:style-name="ce7">
            <text:p>37,739<text:s/></text:p>
          </table:table-cell>
          <table:table-cell office:value-type="float" office:value="41416" table:style-name="ce7">
            <text:p>41,416<text:s/></text:p>
          </table:table-cell>
          <table:table-cell office:value-type="float" office:value="29079" table:style-name="ce7">
            <text:p>29,079<text:s/></text:p>
          </table:table-cell>
          <table:table-cell office:value-type="float" office:value="28116" table:style-name="ce7">
            <text:p>28,116<text:s/></text:p>
          </table:table-cell>
          <table:table-cell office:value-type="float" office:value="62253" table:style-name="ce7">
            <text:p>62,253<text:s/></text:p>
          </table:table-cell>
          <table:table-cell office:value-type="float" office:value="25351" table:style-name="ce7">
            <text:p>25,351<text:s/></text:p>
          </table:table-cell>
          <table:table-cell office:value-type="float" office:value="35102" table:style-name="ce7">
            <text:p>35,102<text:s/></text:p>
          </table:table-cell>
          <table:table-cell office:value-type="float" office:value="33937" table:style-name="ce7">
            <text:p>33,937<text:s/></text:p>
          </table:table-cell>
          <table:table-cell office:value-type="float" office:value="23567" table:style-name="ce7">
            <text:p>23,567<text:s/></text:p>
          </table:table-cell>
          <table:table-cell office:value-type="float" office:value="57708" table:style-name="ce7">
            <text:p>57,708<text:s/></text:p>
          </table:table-cell>
          <table:table-cell office:value-type="float" office:value="21036" table:style-name="ce7">
            <text:p>21,036<text:s/></text:p>
          </table:table-cell>
          <table:table-cell office:value-type="float" office:value="16817" table:style-name="ce7">
            <text:p>16,817<text:s/></text:p>
          </table:table-cell>
          <table:table-cell office:value-type="float" office:value="15738" table:style-name="ce7">
            <text:p>15,738<text:s/></text:p>
          </table:table-cell>
          <table:table-cell office:value-type="float" office:value="23445" table:style-name="ce7">
            <text:p>23,445<text:s/></text:p>
          </table:table-cell>
          <table:table-cell office:value-type="float" office:value="14934" table:style-name="ce7">
            <text:p>14,934<text:s/></text:p>
          </table:table-cell>
          <table:table-cell office:value-type="float" office:value="30800" table:style-name="ce7">
            <text:p>30,800<text:s/></text:p>
          </table:table-cell>
          <table:table-cell office:value-type="float" office:value="20051" table:style-name="ce7">
            <text:p>20,051<text:s/></text:p>
          </table:table-cell>
          <table:table-cell office:value-type="float" office:value="8795" table:style-name="ce7">
            <text:p>8,795<text:s/></text:p>
          </table:table-cell>
          <table:table-cell office:value-type="float" office:value="17249" table:style-name="ce7">
            <text:p>17,249<text:s/></text:p>
          </table:table-cell>
          <table:table-cell office:value-type="float" office:value="42280" table:style-name="ce7">
            <text:p>42,280<text:s/></text:p>
          </table:table-cell>
          <table:table-cell office:value-type="float" office:value="22543" table:style-name="ce7">
            <text:p>22,543<text:s/></text:p>
          </table:table-cell>
          <table:table-cell office:value-type="float" office:value="26163" table:style-name="ce7">
            <text:p>26,163<text:s/></text:p>
          </table:table-cell>
          <table:table-cell office:value-type="float" office:value="28434" table:style-name="ce7">
            <text:p>28,434<text:s/></text:p>
          </table:table-cell>
          <table:table-cell office:value-type="float" office:value="8474" table:style-name="ce7">
            <text:p>8,474<text:s/></text:p>
          </table:table-cell>
          <table:table-cell office:value-type="float" office:value="10889" table:style-name="ce7">
            <text:p>10,889<text:s/></text:p>
          </table:table-cell>
          <table:table-cell office:value-type="float" office:value="5634" table:style-name="ce7">
            <text:p>5,634<text:s/></text:p>
          </table:table-cell>
          <table:table-cell office:value-type="float" office:value="5576" table:style-name="ce7">
            <text:p>5,576<text:s/></text:p>
          </table:table-cell>
          <table:table-cell office:value-type="float" office:value="9280" table:style-name="ce7">
            <text:p>9,280<text:s/></text:p>
          </table:table-cell>
          <table:table-cell office:value-type="float" office:value="10859" table:style-name="ce7">
            <text:p>10,859<text:s/></text:p>
          </table:table-cell>
          <table:table-cell office:value-type="float" office:value="10239" table:style-name="ce7">
            <text:p>10,239<text:s/></text:p>
          </table:table-cell>
          <table:table-cell office:value-type="float" office:value="13582" table:style-name="ce7">
            <text:p>13,582<text:s/></text:p>
          </table:table-cell>
          <table:table-cell office:value-type="float" office:value="18428" table:style-name="ce7">
            <text:p>18,428<text:s/></text:p>
          </table:table-cell>
          <table:table-cell office:value-type="float" office:value="29481" table:style-name="ce7">
            <text:p>29,481<text:s/></text:p>
          </table:table-cell>
          <table:table-cell office:value-type="float" office:value="25743" table:style-name="ce7">
            <text:p>25,743<text:s/></text:p>
          </table:table-cell>
          <table:table-cell office:value-type="float" office:value="15988" table:style-name="ce7">
            <text:p>15,988<text:s/></text:p>
          </table:table-cell>
          <table:table-cell office:value-type="float" office:value="12165" table:style-name="ce7">
            <text:p>12,165<text:s/></text:p>
          </table:table-cell>
          <table:table-cell office:value-type="float" office:value="12199" table:style-name="ce7">
            <text:p>12,199<text:s/></text:p>
          </table:table-cell>
          <table:table-cell office:value-type="float" office:value="13410" table:style-name="ce7">
            <text:p>13,410<text:s/></text:p>
          </table:table-cell>
          <table:table-cell office:value-type="float" office:value="12121" table:style-name="ce7">
            <text:p>12,121<text:s/></text:p>
          </table:table-cell>
          <table:table-cell office:value-type="float" office:value="12106" table:style-name="ce7">
            <text:p>12,106<text:s/></text:p>
          </table:table-cell>
          <table:table-cell office:value-type="float" office:value="9535" table:style-name="ce7">
            <text:p>9,535<text:s/></text:p>
          </table:table-cell>
          <table:table-cell office:value-type="float" office:value="2189" table:style-name="ce7">
            <text:p>2,189<text:s/></text:p>
          </table:table-cell>
          <table:table-cell office:value-type="float" office:value="1319" table:style-name="ce7">
            <text:p>1,319<text:s/></text:p>
          </table:table-cell>
          <table:table-cell office:value-type="float" office:value="1818" table:style-name="ce7">
            <text:p>1,818<text:s/></text:p>
          </table:table-cell>
          <table:table-cell office:value-type="float" office:value="2316" table:style-name="ce7">
            <text:p>2,316<text:s/></text:p>
          </table:table-cell>
          <table:table-cell office:value-type="float" office:value="1191" table:style-name="ce7">
            <text:p>1,191<text:s/></text:p>
          </table:table-cell>
          <table:table-cell office:value-type="float" office:value="1737" table:style-name="ce7">
            <text:p>1,737<text:s/></text:p>
          </table:table-cell>
          <table:table-cell office:value-type="float" office:value="1124" table:style-name="ce7">
            <text:p>1,124<text:s/></text:p>
          </table:table-cell>
          <table:table-cell office:value-type="float" office:value="1898" table:style-name="ce7">
            <text:p>1,898<text:s/></text:p>
          </table:table-cell>
          <table:table-cell office:value-type="float" office:value="573" table:style-name="ce7">
            <text:p>573<text:s/></text:p>
          </table:table-cell>
          <table:table-cell office:value-type="float" office:value="1987" table:style-name="ce7">
            <text:p>1,987<text:s/></text:p>
          </table:table-cell>
          <table:table-cell office:value-type="float" office:value="1815" table:style-name="ce7">
            <text:p>1,815<text:s/></text:p>
          </table:table-cell>
          <table:table-cell table:number-columns-repeated="16264"/>
        </table:table-row>
        <table:table-row table:style-name="ro2">
          <table:table-cell office:value-type="date" office:date-value="2025-06-11T00:00:00" table:style-name="ce10">
            <text:p>2025/6/11</text:p>
          </table:table-cell>
          <table:table-cell office:value-type="float" office:value="5458" table:style-name="ce7">
            <text:p>5,458<text:s/></text:p>
          </table:table-cell>
          <table:table-cell office:value-type="float" office:value="13889" table:style-name="ce7">
            <text:p>13,889<text:s/></text:p>
          </table:table-cell>
          <table:table-cell office:value-type="float" office:value="45861" table:style-name="ce7">
            <text:p>45,861<text:s/></text:p>
          </table:table-cell>
          <table:table-cell office:value-type="float" office:value="44439" table:style-name="ce7">
            <text:p>44,439<text:s/></text:p>
          </table:table-cell>
          <table:table-cell office:value-type="float" office:value="26521" table:style-name="ce7">
            <text:p>26,521<text:s/></text:p>
          </table:table-cell>
          <table:table-cell office:value-type="float" office:value="15104" table:style-name="ce7">
            <text:p>15,104<text:s/></text:p>
          </table:table-cell>
          <table:table-cell office:value-type="float" office:value="11527" table:style-name="ce7">
            <text:p>11,527<text:s/></text:p>
          </table:table-cell>
          <table:table-cell office:value-type="float" office:value="4327" table:style-name="ce7">
            <text:p>4,327<text:s/></text:p>
          </table:table-cell>
          <table:table-cell office:value-type="float" office:value="3748" table:style-name="ce7">
            <text:p>3,748<text:s/></text:p>
          </table:table-cell>
          <table:table-cell office:value-type="float" office:value="12012" table:style-name="ce7">
            <text:p>12,012<text:s/></text:p>
          </table:table-cell>
          <table:table-cell office:value-type="float" office:value="2797" table:style-name="ce7">
            <text:p>2,797<text:s/></text:p>
          </table:table-cell>
          <table:table-cell office:value-type="float" office:value="4605" table:style-name="ce7">
            <text:p>4,605<text:s/></text:p>
          </table:table-cell>
          <table:table-cell office:value-type="float" office:value="5630" table:style-name="ce7">
            <text:p>5,630<text:s/></text:p>
          </table:table-cell>
          <table:table-cell office:value-type="float" office:value="9829" table:style-name="ce7">
            <text:p>9,829<text:s/></text:p>
          </table:table-cell>
          <table:table-cell office:value-type="float" office:value="11385" table:style-name="ce7">
            <text:p>11,385<text:s/></text:p>
          </table:table-cell>
          <table:table-cell office:value-type="float" office:value="16545" table:style-name="ce7">
            <text:p>16,545<text:s/></text:p>
          </table:table-cell>
          <table:table-cell office:value-type="float" office:value="19510" table:style-name="ce7">
            <text:p>19,510<text:s/></text:p>
          </table:table-cell>
          <table:table-cell office:value-type="float" office:value="6243" table:style-name="ce7">
            <text:p>6,243<text:s/></text:p>
          </table:table-cell>
          <table:table-cell office:value-type="float" office:value="10629" table:style-name="ce7">
            <text:p>10,629<text:s/></text:p>
          </table:table-cell>
          <table:table-cell office:value-type="float" office:value="3615" table:style-name="ce7">
            <text:p>3,615<text:s/></text:p>
          </table:table-cell>
          <table:table-cell office:value-type="float" office:value="9319" table:style-name="ce7">
            <text:p>9,319<text:s/></text:p>
          </table:table-cell>
          <table:table-cell office:value-type="float" office:value="9082" table:style-name="ce7">
            <text:p>9,082<text:s/></text:p>
          </table:table-cell>
          <table:table-cell office:value-type="float" office:value="9262" table:style-name="ce7">
            <text:p>9,262<text:s/></text:p>
          </table:table-cell>
          <table:table-cell office:value-type="float" office:value="35043" table:style-name="ce7">
            <text:p>35,043<text:s/></text:p>
          </table:table-cell>
          <table:table-cell office:value-type="float" office:value="3251" table:style-name="ce7">
            <text:p>3,251<text:s/></text:p>
          </table:table-cell>
          <table:table-cell office:value-type="float" office:value="12407" table:style-name="ce7">
            <text:p>12,407<text:s/></text:p>
          </table:table-cell>
          <table:table-cell office:value-type="float" office:value="12789" table:style-name="ce7">
            <text:p>12,789<text:s/></text:p>
          </table:table-cell>
          <table:table-cell office:value-type="float" office:value="15447" table:style-name="ce7">
            <text:p>15,447<text:s/></text:p>
          </table:table-cell>
          <table:table-cell office:value-type="float" office:value="22296" table:style-name="ce7">
            <text:p>22,296<text:s/></text:p>
          </table:table-cell>
          <table:table-cell office:value-type="float" office:value="15748" table:style-name="ce7">
            <text:p>15,748<text:s/></text:p>
          </table:table-cell>
          <table:table-cell office:value-type="float" office:value="10118" table:style-name="ce7">
            <text:p>10,118<text:s/></text:p>
          </table:table-cell>
          <table:table-cell office:value-type="float" office:value="26301" table:style-name="ce7">
            <text:p>26,301<text:s/></text:p>
          </table:table-cell>
          <table:table-cell office:value-type="float" office:value="16357" table:style-name="ce7">
            <text:p>16,357<text:s/></text:p>
          </table:table-cell>
          <table:table-cell office:value-type="float" office:value="32640" table:style-name="ce7">
            <text:p>32,640<text:s/></text:p>
          </table:table-cell>
          <table:table-cell office:value-type="float" office:value="27992" table:style-name="ce7">
            <text:p>27,992<text:s/></text:p>
          </table:table-cell>
          <table:table-cell office:value-type="float" office:value="11570" table:style-name="ce7">
            <text:p>11,570<text:s/></text:p>
          </table:table-cell>
          <table:table-cell office:value-type="float" office:value="33848" table:style-name="ce7">
            <text:p>33,848<text:s/></text:p>
          </table:table-cell>
          <table:table-cell office:value-type="float" office:value="24729" table:style-name="ce7">
            <text:p>24,729<text:s/></text:p>
          </table:table-cell>
          <table:table-cell office:value-type="float" office:value="23685" table:style-name="ce7">
            <text:p>23,685<text:s/></text:p>
          </table:table-cell>
          <table:table-cell office:value-type="float" office:value="20935" table:style-name="ce7">
            <text:p>20,935<text:s/></text:p>
          </table:table-cell>
          <table:table-cell office:value-type="float" office:value="25489" table:style-name="ce7">
            <text:p>25,489<text:s/></text:p>
          </table:table-cell>
          <table:table-cell office:value-type="float" office:value="139673" table:style-name="ce7">
            <text:p>139,673<text:s/></text:p>
          </table:table-cell>
          <table:table-cell office:value-type="float" office:value="48786" table:style-name="ce7">
            <text:p>48,786<text:s/></text:p>
          </table:table-cell>
          <table:table-cell office:value-type="float" office:value="22657" table:style-name="ce7">
            <text:p>22,657<text:s/></text:p>
          </table:table-cell>
          <table:table-cell office:value-type="float" office:value="25065" table:style-name="ce7">
            <text:p>25,065<text:s/></text:p>
          </table:table-cell>
          <table:table-cell office:value-type="float" office:value="25027" table:style-name="ce7">
            <text:p>25,027<text:s/></text:p>
          </table:table-cell>
          <table:table-cell office:value-type="float" office:value="26478" table:style-name="ce7">
            <text:p>26,478<text:s/></text:p>
          </table:table-cell>
          <table:table-cell office:value-type="float" office:value="28048" table:style-name="ce7">
            <text:p>28,048<text:s/></text:p>
          </table:table-cell>
          <table:table-cell office:value-type="float" office:value="24002" table:style-name="ce7">
            <text:p>24,002<text:s/></text:p>
          </table:table-cell>
          <table:table-cell office:value-type="float" office:value="14053" table:style-name="ce7">
            <text:p>14,053<text:s/></text:p>
          </table:table-cell>
          <table:table-cell office:value-type="float" office:value="30610" table:style-name="ce7">
            <text:p>30,610<text:s/></text:p>
          </table:table-cell>
          <table:table-cell office:value-type="float" office:value="7588" table:style-name="ce7">
            <text:p>7,588<text:s/></text:p>
          </table:table-cell>
          <table:table-cell office:value-type="float" office:value="9213" table:style-name="ce7">
            <text:p>9,213<text:s/></text:p>
          </table:table-cell>
          <table:table-cell office:value-type="float" office:value="18476" table:style-name="ce7">
            <text:p>18,476<text:s/></text:p>
          </table:table-cell>
          <table:table-cell office:value-type="float" office:value="4871" table:style-name="ce7">
            <text:p>4,871<text:s/></text:p>
          </table:table-cell>
          <table:table-cell office:value-type="float" office:value="4062" table:style-name="ce7">
            <text:p>4,062<text:s/></text:p>
          </table:table-cell>
          <table:table-cell office:value-type="float" office:value="3537" table:style-name="ce7">
            <text:p>3,537<text:s/></text:p>
          </table:table-cell>
          <table:table-cell office:value-type="float" office:value="14664" table:style-name="ce7">
            <text:p>14,664<text:s/></text:p>
          </table:table-cell>
          <table:table-cell office:value-type="float" office:value="9631" table:style-name="ce7">
            <text:p>9,631<text:s/></text:p>
          </table:table-cell>
          <table:table-cell office:value-type="float" office:value="14056" table:style-name="ce7">
            <text:p>14,056<text:s/></text:p>
          </table:table-cell>
          <table:table-cell office:value-type="float" office:value="33499" table:style-name="ce7">
            <text:p>33,499<text:s/></text:p>
          </table:table-cell>
          <table:table-cell office:value-type="float" office:value="10713" table:style-name="ce7">
            <text:p>10,713<text:s/></text:p>
          </table:table-cell>
          <table:table-cell office:value-type="float" office:value="13825" table:style-name="ce7">
            <text:p>13,825<text:s/></text:p>
          </table:table-cell>
          <table:table-cell office:value-type="float" office:value="9114" table:style-name="ce7">
            <text:p>9,114<text:s/></text:p>
          </table:table-cell>
          <table:table-cell office:value-type="float" office:value="23408" table:style-name="ce7">
            <text:p>23,408<text:s/></text:p>
          </table:table-cell>
          <table:table-cell office:value-type="float" office:value="27711" table:style-name="ce7">
            <text:p>27,711<text:s/></text:p>
          </table:table-cell>
          <table:table-cell office:value-type="float" office:value="30270" table:style-name="ce7">
            <text:p>30,270<text:s/></text:p>
          </table:table-cell>
          <table:table-cell office:value-type="float" office:value="37730" table:style-name="ce7">
            <text:p>37,730<text:s/></text:p>
          </table:table-cell>
          <table:table-cell office:value-type="float" office:value="41020" table:style-name="ce7">
            <text:p>41,020<text:s/></text:p>
          </table:table-cell>
          <table:table-cell office:value-type="float" office:value="29061" table:style-name="ce7">
            <text:p>29,061<text:s/></text:p>
          </table:table-cell>
          <table:table-cell office:value-type="float" office:value="27619" table:style-name="ce7">
            <text:p>27,619<text:s/></text:p>
          </table:table-cell>
          <table:table-cell office:value-type="float" office:value="62630" table:style-name="ce7">
            <text:p>62,630<text:s/></text:p>
          </table:table-cell>
          <table:table-cell office:value-type="float" office:value="25247" table:style-name="ce7">
            <text:p>25,247<text:s/></text:p>
          </table:table-cell>
          <table:table-cell office:value-type="float" office:value="35647" table:style-name="ce7">
            <text:p>35,647<text:s/></text:p>
          </table:table-cell>
          <table:table-cell office:value-type="float" office:value="34096" table:style-name="ce7">
            <text:p>34,096<text:s/></text:p>
          </table:table-cell>
          <table:table-cell office:value-type="float" office:value="23857" table:style-name="ce7">
            <text:p>23,857<text:s/></text:p>
          </table:table-cell>
          <table:table-cell office:value-type="float" office:value="58563" table:style-name="ce7">
            <text:p>58,563<text:s/></text:p>
          </table:table-cell>
          <table:table-cell office:value-type="float" office:value="20994" table:style-name="ce7">
            <text:p>20,994<text:s/></text:p>
          </table:table-cell>
          <table:table-cell office:value-type="float" office:value="17153" table:style-name="ce7">
            <text:p>17,153<text:s/></text:p>
          </table:table-cell>
          <table:table-cell office:value-type="float" office:value="15637" table:style-name="ce7">
            <text:p>15,637<text:s/></text:p>
          </table:table-cell>
          <table:table-cell office:value-type="float" office:value="23781" table:style-name="ce7">
            <text:p>23,781<text:s/></text:p>
          </table:table-cell>
          <table:table-cell office:value-type="float" office:value="15125" table:style-name="ce7">
            <text:p>15,125<text:s/></text:p>
          </table:table-cell>
          <table:table-cell office:value-type="float" office:value="31273" table:style-name="ce7">
            <text:p>31,273<text:s/></text:p>
          </table:table-cell>
          <table:table-cell office:value-type="float" office:value="20185" table:style-name="ce7">
            <text:p>20,185<text:s/></text:p>
          </table:table-cell>
          <table:table-cell office:value-type="float" office:value="8722" table:style-name="ce7">
            <text:p>8,722<text:s/></text:p>
          </table:table-cell>
          <table:table-cell office:value-type="float" office:value="17226" table:style-name="ce7">
            <text:p>17,226<text:s/></text:p>
          </table:table-cell>
          <table:table-cell office:value-type="float" office:value="42320" table:style-name="ce7">
            <text:p>42,320<text:s/></text:p>
          </table:table-cell>
          <table:table-cell office:value-type="float" office:value="23326" table:style-name="ce7">
            <text:p>23,326<text:s/></text:p>
          </table:table-cell>
          <table:table-cell office:value-type="float" office:value="26166" table:style-name="ce7">
            <text:p>26,166<text:s/></text:p>
          </table:table-cell>
          <table:table-cell office:value-type="float" office:value="28399" table:style-name="ce7">
            <text:p>28,399<text:s/></text:p>
          </table:table-cell>
          <table:table-cell office:value-type="float" office:value="8686" table:style-name="ce7">
            <text:p>8,686<text:s/></text:p>
          </table:table-cell>
          <table:table-cell office:value-type="float" office:value="10692" table:style-name="ce7">
            <text:p>10,692<text:s/></text:p>
          </table:table-cell>
          <table:table-cell office:value-type="float" office:value="5634" table:style-name="ce7">
            <text:p>5,634<text:s/></text:p>
          </table:table-cell>
          <table:table-cell office:value-type="float" office:value="5534" table:style-name="ce7">
            <text:p>5,534<text:s/></text:p>
          </table:table-cell>
          <table:table-cell office:value-type="float" office:value="9297" table:style-name="ce7">
            <text:p>9,297<text:s/></text:p>
          </table:table-cell>
          <table:table-cell office:value-type="float" office:value="11109" table:style-name="ce7">
            <text:p>11,109<text:s/></text:p>
          </table:table-cell>
          <table:table-cell office:value-type="float" office:value="10080" table:style-name="ce7">
            <text:p>10,080<text:s/></text:p>
          </table:table-cell>
          <table:table-cell office:value-type="float" office:value="13666" table:style-name="ce7">
            <text:p>13,666<text:s/></text:p>
          </table:table-cell>
          <table:table-cell office:value-type="float" office:value="18351" table:style-name="ce7">
            <text:p>18,351<text:s/></text:p>
          </table:table-cell>
          <table:table-cell office:value-type="float" office:value="28790" table:style-name="ce7">
            <text:p>28,790<text:s/></text:p>
          </table:table-cell>
          <table:table-cell office:value-type="float" office:value="25992" table:style-name="ce7">
            <text:p>25,992<text:s/></text:p>
          </table:table-cell>
          <table:table-cell office:value-type="float" office:value="15936" table:style-name="ce7">
            <text:p>15,936<text:s/></text:p>
          </table:table-cell>
          <table:table-cell office:value-type="float" office:value="12233" table:style-name="ce7">
            <text:p>12,233<text:s/></text:p>
          </table:table-cell>
          <table:table-cell office:value-type="float" office:value="12350" table:style-name="ce7">
            <text:p>12,350<text:s/></text:p>
          </table:table-cell>
          <table:table-cell office:value-type="float" office:value="13624" table:style-name="ce7">
            <text:p>13,624<text:s/></text:p>
          </table:table-cell>
          <table:table-cell office:value-type="float" office:value="12381" table:style-name="ce7">
            <text:p>12,381<text:s/></text:p>
          </table:table-cell>
          <table:table-cell office:value-type="float" office:value="11893" table:style-name="ce7">
            <text:p>11,893<text:s/></text:p>
          </table:table-cell>
          <table:table-cell office:value-type="float" office:value="9512" table:style-name="ce7">
            <text:p>9,512<text:s/></text:p>
          </table:table-cell>
          <table:table-cell office:value-type="float" office:value="2210" table:style-name="ce7">
            <text:p>2,210<text:s/></text:p>
          </table:table-cell>
          <table:table-cell office:value-type="float" office:value="1329" table:style-name="ce7">
            <text:p>1,329<text:s/></text:p>
          </table:table-cell>
          <table:table-cell office:value-type="float" office:value="1869" table:style-name="ce7">
            <text:p>1,869<text:s/></text:p>
          </table:table-cell>
          <table:table-cell office:value-type="float" office:value="2326" table:style-name="ce7">
            <text:p>2,326<text:s/></text:p>
          </table:table-cell>
          <table:table-cell office:value-type="float" office:value="1169" table:style-name="ce7">
            <text:p>1,169<text:s/></text:p>
          </table:table-cell>
          <table:table-cell office:value-type="float" office:value="1701" table:style-name="ce7">
            <text:p>1,701<text:s/></text:p>
          </table:table-cell>
          <table:table-cell office:value-type="float" office:value="1125" table:style-name="ce7">
            <text:p>1,125<text:s/></text:p>
          </table:table-cell>
          <table:table-cell office:value-type="float" office:value="1899" table:style-name="ce7">
            <text:p>1,899<text:s/></text:p>
          </table:table-cell>
          <table:table-cell office:value-type="float" office:value="581" table:style-name="ce7">
            <text:p>581<text:s/></text:p>
          </table:table-cell>
          <table:table-cell office:value-type="float" office:value="2048" table:style-name="ce7">
            <text:p>2,048<text:s/></text:p>
          </table:table-cell>
          <table:table-cell office:value-type="float" office:value="1752" table:style-name="ce7">
            <text:p>1,752<text:s/></text:p>
          </table:table-cell>
          <table:table-cell table:number-columns-repeated="16264"/>
        </table:table-row>
        <table:table-row table:style-name="ro2">
          <table:table-cell office:value-type="date" office:date-value="2025-06-12T00:00:00" table:style-name="ce10">
            <text:p>2025/6/12</text:p>
          </table:table-cell>
          <table:table-cell office:value-type="float" office:value="5396" table:style-name="ce7">
            <text:p>5,396<text:s/></text:p>
          </table:table-cell>
          <table:table-cell office:value-type="float" office:value="13870" table:style-name="ce7">
            <text:p>13,870<text:s/></text:p>
          </table:table-cell>
          <table:table-cell office:value-type="float" office:value="45780" table:style-name="ce7">
            <text:p>45,780<text:s/></text:p>
          </table:table-cell>
          <table:table-cell office:value-type="float" office:value="44087" table:style-name="ce7">
            <text:p>44,087<text:s/></text:p>
          </table:table-cell>
          <table:table-cell office:value-type="float" office:value="26355" table:style-name="ce7">
            <text:p>26,355<text:s/></text:p>
          </table:table-cell>
          <table:table-cell office:value-type="float" office:value="15106" table:style-name="ce7">
            <text:p>15,106<text:s/></text:p>
          </table:table-cell>
          <table:table-cell office:value-type="float" office:value="11535" table:style-name="ce7">
            <text:p>11,535<text:s/></text:p>
          </table:table-cell>
          <table:table-cell office:value-type="float" office:value="4417" table:style-name="ce7">
            <text:p>4,417<text:s/></text:p>
          </table:table-cell>
          <table:table-cell office:value-type="float" office:value="3754" table:style-name="ce7">
            <text:p>3,754<text:s/></text:p>
          </table:table-cell>
          <table:table-cell office:value-type="float" office:value="11951" table:style-name="ce7">
            <text:p>11,951<text:s/></text:p>
          </table:table-cell>
          <table:table-cell office:value-type="float" office:value="2719" table:style-name="ce7">
            <text:p>2,719<text:s/></text:p>
          </table:table-cell>
          <table:table-cell office:value-type="float" office:value="4351" table:style-name="ce7">
            <text:p>4,351<text:s/></text:p>
          </table:table-cell>
          <table:table-cell office:value-type="float" office:value="5333" table:style-name="ce7">
            <text:p>5,333<text:s/></text:p>
          </table:table-cell>
          <table:table-cell office:value-type="float" office:value="9935" table:style-name="ce7">
            <text:p>9,935<text:s/></text:p>
          </table:table-cell>
          <table:table-cell office:value-type="float" office:value="11198" table:style-name="ce7">
            <text:p>11,198<text:s/></text:p>
          </table:table-cell>
          <table:table-cell office:value-type="float" office:value="16650" table:style-name="ce7">
            <text:p>16,650<text:s/></text:p>
          </table:table-cell>
          <table:table-cell office:value-type="float" office:value="18961" table:style-name="ce7">
            <text:p>18,961<text:s/></text:p>
          </table:table-cell>
          <table:table-cell office:value-type="float" office:value="5998" table:style-name="ce7">
            <text:p>5,998<text:s/></text:p>
          </table:table-cell>
          <table:table-cell office:value-type="float" office:value="10536" table:style-name="ce7">
            <text:p>10,536<text:s/></text:p>
          </table:table-cell>
          <table:table-cell office:value-type="float" office:value="3513" table:style-name="ce7">
            <text:p>3,513<text:s/></text:p>
          </table:table-cell>
          <table:table-cell office:value-type="float" office:value="9181" table:style-name="ce7">
            <text:p>9,181<text:s/></text:p>
          </table:table-cell>
          <table:table-cell office:value-type="float" office:value="8960" table:style-name="ce7">
            <text:p>8,960<text:s/></text:p>
          </table:table-cell>
          <table:table-cell office:value-type="float" office:value="9294" table:style-name="ce7">
            <text:p>9,294<text:s/></text:p>
          </table:table-cell>
          <table:table-cell office:value-type="float" office:value="38217" table:style-name="ce7">
            <text:p>38,217<text:s/></text:p>
          </table:table-cell>
          <table:table-cell office:value-type="float" office:value="3111" table:style-name="ce7">
            <text:p>3,111<text:s/></text:p>
          </table:table-cell>
          <table:table-cell office:value-type="float" office:value="11820" table:style-name="ce7">
            <text:p>11,820<text:s/></text:p>
          </table:table-cell>
          <table:table-cell office:value-type="float" office:value="12490" table:style-name="ce7">
            <text:p>12,490<text:s/></text:p>
          </table:table-cell>
          <table:table-cell office:value-type="float" office:value="15294" table:style-name="ce7">
            <text:p>15,294<text:s/></text:p>
          </table:table-cell>
          <table:table-cell office:value-type="float" office:value="21669" table:style-name="ce7">
            <text:p>21,669<text:s/></text:p>
          </table:table-cell>
          <table:table-cell office:value-type="float" office:value="14791" table:style-name="ce7">
            <text:p>14,791<text:s/></text:p>
          </table:table-cell>
          <table:table-cell office:value-type="float" office:value="10139" table:style-name="ce7">
            <text:p>10,139<text:s/></text:p>
          </table:table-cell>
          <table:table-cell office:value-type="float" office:value="25805" table:style-name="ce7">
            <text:p>25,805<text:s/></text:p>
          </table:table-cell>
          <table:table-cell office:value-type="float" office:value="16508" table:style-name="ce7">
            <text:p>16,508<text:s/></text:p>
          </table:table-cell>
          <table:table-cell office:value-type="float" office:value="32640" table:style-name="ce7">
            <text:p>32,640<text:s/></text:p>
          </table:table-cell>
          <table:table-cell office:value-type="float" office:value="27322" table:style-name="ce7">
            <text:p>27,322<text:s/></text:p>
          </table:table-cell>
          <table:table-cell office:value-type="float" office:value="11676" table:style-name="ce7">
            <text:p>11,676<text:s/></text:p>
          </table:table-cell>
          <table:table-cell office:value-type="float" office:value="33671" table:style-name="ce7">
            <text:p>33,671<text:s/></text:p>
          </table:table-cell>
          <table:table-cell office:value-type="float" office:value="24529" table:style-name="ce7">
            <text:p>24,529<text:s/></text:p>
          </table:table-cell>
          <table:table-cell office:value-type="float" office:value="23419" table:style-name="ce7">
            <text:p>23,419<text:s/></text:p>
          </table:table-cell>
          <table:table-cell office:value-type="float" office:value="20491" table:style-name="ce7">
            <text:p>20,491<text:s/></text:p>
          </table:table-cell>
          <table:table-cell office:value-type="float" office:value="24088" table:style-name="ce7">
            <text:p>24,088<text:s/></text:p>
          </table:table-cell>
          <table:table-cell office:value-type="float" office:value="137664" table:style-name="ce7">
            <text:p>137,664<text:s/></text:p>
          </table:table-cell>
          <table:table-cell office:value-type="float" office:value="47365" table:style-name="ce7">
            <text:p>47,365<text:s/></text:p>
          </table:table-cell>
          <table:table-cell office:value-type="float" office:value="21625" table:style-name="ce7">
            <text:p>21,625<text:s/></text:p>
          </table:table-cell>
          <table:table-cell office:value-type="float" office:value="24750" table:style-name="ce7">
            <text:p>24,750<text:s/></text:p>
          </table:table-cell>
          <table:table-cell office:value-type="float" office:value="23903" table:style-name="ce7">
            <text:p>23,903<text:s/></text:p>
          </table:table-cell>
          <table:table-cell office:value-type="float" office:value="24421" table:style-name="ce7">
            <text:p>24,421<text:s/></text:p>
          </table:table-cell>
          <table:table-cell office:value-type="float" office:value="26271" table:style-name="ce7">
            <text:p>26,271<text:s/></text:p>
          </table:table-cell>
          <table:table-cell office:value-type="float" office:value="22724" table:style-name="ce7">
            <text:p>22,724<text:s/></text:p>
          </table:table-cell>
          <table:table-cell office:value-type="float" office:value="13112" table:style-name="ce7">
            <text:p>13,112<text:s/></text:p>
          </table:table-cell>
          <table:table-cell office:value-type="float" office:value="28477" table:style-name="ce7">
            <text:p>28,477<text:s/></text:p>
          </table:table-cell>
          <table:table-cell office:value-type="float" office:value="7258" table:style-name="ce7">
            <text:p>7,258<text:s/></text:p>
          </table:table-cell>
          <table:table-cell office:value-type="float" office:value="9292" table:style-name="ce7">
            <text:p>9,292<text:s/></text:p>
          </table:table-cell>
          <table:table-cell office:value-type="float" office:value="17446" table:style-name="ce7">
            <text:p>17,446<text:s/></text:p>
          </table:table-cell>
          <table:table-cell office:value-type="float" office:value="5032" table:style-name="ce7">
            <text:p>5,032<text:s/></text:p>
          </table:table-cell>
          <table:table-cell office:value-type="float" office:value="3769" table:style-name="ce7">
            <text:p>3,769<text:s/></text:p>
          </table:table-cell>
          <table:table-cell office:value-type="float" office:value="3383" table:style-name="ce7">
            <text:p>3,383<text:s/></text:p>
          </table:table-cell>
          <table:table-cell office:value-type="float" office:value="13979" table:style-name="ce7">
            <text:p>13,979<text:s/></text:p>
          </table:table-cell>
          <table:table-cell office:value-type="float" office:value="9029" table:style-name="ce7">
            <text:p>9,029<text:s/></text:p>
          </table:table-cell>
          <table:table-cell office:value-type="float" office:value="13320" table:style-name="ce7">
            <text:p>13,320<text:s/></text:p>
          </table:table-cell>
          <table:table-cell office:value-type="float" office:value="30050" table:style-name="ce7">
            <text:p>30,050<text:s/></text:p>
          </table:table-cell>
          <table:table-cell office:value-type="float" office:value="10573" table:style-name="ce7">
            <text:p>10,573<text:s/></text:p>
          </table:table-cell>
          <table:table-cell office:value-type="float" office:value="13403" table:style-name="ce7">
            <text:p>13,403<text:s/></text:p>
          </table:table-cell>
          <table:table-cell office:value-type="float" office:value="8828" table:style-name="ce7">
            <text:p>8,828<text:s/></text:p>
          </table:table-cell>
          <table:table-cell office:value-type="float" office:value="22871" table:style-name="ce7">
            <text:p>22,871<text:s/></text:p>
          </table:table-cell>
          <table:table-cell office:value-type="float" office:value="27106" table:style-name="ce7">
            <text:p>27,106<text:s/></text:p>
          </table:table-cell>
          <table:table-cell office:value-type="float" office:value="29361" table:style-name="ce7">
            <text:p>29,361<text:s/></text:p>
          </table:table-cell>
          <table:table-cell office:value-type="float" office:value="37132" table:style-name="ce7">
            <text:p>37,132<text:s/></text:p>
          </table:table-cell>
          <table:table-cell office:value-type="float" office:value="40600" table:style-name="ce7">
            <text:p>40,600<text:s/></text:p>
          </table:table-cell>
          <table:table-cell office:value-type="float" office:value="28783" table:style-name="ce7">
            <text:p>28,783<text:s/></text:p>
          </table:table-cell>
          <table:table-cell office:value-type="float" office:value="26376" table:style-name="ce7">
            <text:p>26,376<text:s/></text:p>
          </table:table-cell>
          <table:table-cell office:value-type="float" office:value="61061" table:style-name="ce7">
            <text:p>61,061<text:s/></text:p>
          </table:table-cell>
          <table:table-cell office:value-type="float" office:value="25137" table:style-name="ce7">
            <text:p>25,137<text:s/></text:p>
          </table:table-cell>
          <table:table-cell office:value-type="float" office:value="35511" table:style-name="ce7">
            <text:p>35,511<text:s/></text:p>
          </table:table-cell>
          <table:table-cell office:value-type="float" office:value="34141" table:style-name="ce7">
            <text:p>34,141<text:s/></text:p>
          </table:table-cell>
          <table:table-cell office:value-type="float" office:value="29577" table:style-name="ce7">
            <text:p>29,577<text:s/></text:p>
          </table:table-cell>
          <table:table-cell office:value-type="float" office:value="58867" table:style-name="ce7">
            <text:p>58,867<text:s/></text:p>
          </table:table-cell>
          <table:table-cell office:value-type="float" office:value="21116" table:style-name="ce7">
            <text:p>21,116<text:s/></text:p>
          </table:table-cell>
          <table:table-cell office:value-type="float" office:value="16547" table:style-name="ce7">
            <text:p>16,547<text:s/></text:p>
          </table:table-cell>
          <table:table-cell office:value-type="float" office:value="16179" table:style-name="ce7">
            <text:p>16,179<text:s/></text:p>
          </table:table-cell>
          <table:table-cell office:value-type="float" office:value="24805" table:style-name="ce7">
            <text:p>24,805<text:s/></text:p>
          </table:table-cell>
          <table:table-cell office:value-type="float" office:value="14395" table:style-name="ce7">
            <text:p>14,395<text:s/></text:p>
          </table:table-cell>
          <table:table-cell office:value-type="float" office:value="30649" table:style-name="ce7">
            <text:p>30,649<text:s/></text:p>
          </table:table-cell>
          <table:table-cell office:value-type="float" office:value="19818" table:style-name="ce7">
            <text:p>19,818<text:s/></text:p>
          </table:table-cell>
          <table:table-cell office:value-type="float" office:value="8060" table:style-name="ce7">
            <text:p>8,060<text:s/></text:p>
          </table:table-cell>
          <table:table-cell office:value-type="float" office:value="16680" table:style-name="ce7">
            <text:p>16,680<text:s/></text:p>
          </table:table-cell>
          <table:table-cell office:value-type="float" office:value="42313" table:style-name="ce7">
            <text:p>42,313<text:s/></text:p>
          </table:table-cell>
          <table:table-cell office:value-type="float" office:value="22943" table:style-name="ce7">
            <text:p>22,943<text:s/></text:p>
          </table:table-cell>
          <table:table-cell office:value-type="float" office:value="26008" table:style-name="ce7">
            <text:p>26,008<text:s/></text:p>
          </table:table-cell>
          <table:table-cell office:value-type="float" office:value="27008" table:style-name="ce7">
            <text:p>27,008<text:s/></text:p>
          </table:table-cell>
          <table:table-cell office:value-type="float" office:value="8213" table:style-name="ce7">
            <text:p>8,213<text:s/></text:p>
          </table:table-cell>
          <table:table-cell office:value-type="float" office:value="10478" table:style-name="ce7">
            <text:p>10,478<text:s/></text:p>
          </table:table-cell>
          <table:table-cell office:value-type="float" office:value="5648" table:style-name="ce7">
            <text:p>5,648<text:s/></text:p>
          </table:table-cell>
          <table:table-cell office:value-type="float" office:value="5626" table:style-name="ce7">
            <text:p>5,626<text:s/></text:p>
          </table:table-cell>
          <table:table-cell office:value-type="float" office:value="9247" table:style-name="ce7">
            <text:p>9,247<text:s/></text:p>
          </table:table-cell>
          <table:table-cell office:value-type="float" office:value="10856" table:style-name="ce7">
            <text:p>10,856<text:s/></text:p>
          </table:table-cell>
          <table:table-cell office:value-type="float" office:value="10350" table:style-name="ce7">
            <text:p>10,350<text:s/></text:p>
          </table:table-cell>
          <table:table-cell office:value-type="float" office:value="13633" table:style-name="ce7">
            <text:p>13,633<text:s/></text:p>
          </table:table-cell>
          <table:table-cell office:value-type="float" office:value="18204" table:style-name="ce7">
            <text:p>18,204<text:s/></text:p>
          </table:table-cell>
          <table:table-cell office:value-type="float" office:value="28326" table:style-name="ce7">
            <text:p>28,326<text:s/></text:p>
          </table:table-cell>
          <table:table-cell office:value-type="float" office:value="25750" table:style-name="ce7">
            <text:p>25,750<text:s/></text:p>
          </table:table-cell>
          <table:table-cell office:value-type="float" office:value="15425" table:style-name="ce7">
            <text:p>15,425<text:s/></text:p>
          </table:table-cell>
          <table:table-cell office:value-type="float" office:value="11940" table:style-name="ce7">
            <text:p>11,940<text:s/></text:p>
          </table:table-cell>
          <table:table-cell office:value-type="float" office:value="12169" table:style-name="ce7">
            <text:p>12,169<text:s/></text:p>
          </table:table-cell>
          <table:table-cell office:value-type="float" office:value="13504" table:style-name="ce7">
            <text:p>13,504<text:s/></text:p>
          </table:table-cell>
          <table:table-cell office:value-type="float" office:value="12222" table:style-name="ce7">
            <text:p>12,222<text:s/></text:p>
          </table:table-cell>
          <table:table-cell office:value-type="float" office:value="11582" table:style-name="ce7">
            <text:p>11,582<text:s/></text:p>
          </table:table-cell>
          <table:table-cell office:value-type="float" office:value="9240" table:style-name="ce7">
            <text:p>9,240<text:s/></text:p>
          </table:table-cell>
          <table:table-cell office:value-type="float" office:value="2303" table:style-name="ce7">
            <text:p>2,303<text:s/></text:p>
          </table:table-cell>
          <table:table-cell office:value-type="float" office:value="1308" table:style-name="ce7">
            <text:p>1,308<text:s/></text:p>
          </table:table-cell>
          <table:table-cell office:value-type="float" office:value="1892" table:style-name="ce7">
            <text:p>1,892<text:s/></text:p>
          </table:table-cell>
          <table:table-cell office:value-type="float" office:value="2372" table:style-name="ce7">
            <text:p>2,372<text:s/></text:p>
          </table:table-cell>
          <table:table-cell office:value-type="float" office:value="1210" table:style-name="ce7">
            <text:p>1,210<text:s/></text:p>
          </table:table-cell>
          <table:table-cell office:value-type="float" office:value="1715" table:style-name="ce7">
            <text:p>1,715<text:s/></text:p>
          </table:table-cell>
          <table:table-cell office:value-type="float" office:value="1284" table:style-name="ce7">
            <text:p>1,284<text:s/></text:p>
          </table:table-cell>
          <table:table-cell office:value-type="float" office:value="1889" table:style-name="ce7">
            <text:p>1,889<text:s/></text:p>
          </table:table-cell>
          <table:table-cell office:value-type="float" office:value="559" table:style-name="ce7">
            <text:p>559<text:s/></text:p>
          </table:table-cell>
          <table:table-cell office:value-type="float" office:value="2103" table:style-name="ce7">
            <text:p>2,103<text:s/></text:p>
          </table:table-cell>
          <table:table-cell office:value-type="float" office:value="1753" table:style-name="ce7">
            <text:p>1,753<text:s/></text:p>
          </table:table-cell>
          <table:table-cell table:number-columns-repeated="16264"/>
        </table:table-row>
        <table:table-row table:style-name="ro2">
          <table:table-cell office:value-type="date" office:date-value="2025-06-13T00:00:00" table:style-name="ce10">
            <text:p>2025/6/13</text:p>
          </table:table-cell>
          <table:table-cell office:value-type="float" office:value="6208" table:style-name="ce7">
            <text:p>6,208<text:s/></text:p>
          </table:table-cell>
          <table:table-cell office:value-type="float" office:value="14495" table:style-name="ce7">
            <text:p>14,495<text:s/></text:p>
          </table:table-cell>
          <table:table-cell office:value-type="float" office:value="48385" table:style-name="ce7">
            <text:p>48,385<text:s/></text:p>
          </table:table-cell>
          <table:table-cell office:value-type="float" office:value="50225" table:style-name="ce7">
            <text:p>50,225<text:s/></text:p>
          </table:table-cell>
          <table:table-cell office:value-type="float" office:value="28051" table:style-name="ce7">
            <text:p>28,051<text:s/></text:p>
          </table:table-cell>
          <table:table-cell office:value-type="float" office:value="15734" table:style-name="ce7">
            <text:p>15,734<text:s/></text:p>
          </table:table-cell>
          <table:table-cell office:value-type="float" office:value="12193" table:style-name="ce7">
            <text:p>12,193<text:s/></text:p>
          </table:table-cell>
          <table:table-cell office:value-type="float" office:value="4676" table:style-name="ce7">
            <text:p>4,676<text:s/></text:p>
          </table:table-cell>
          <table:table-cell office:value-type="float" office:value="3796" table:style-name="ce7">
            <text:p>3,796<text:s/></text:p>
          </table:table-cell>
          <table:table-cell office:value-type="float" office:value="13441" table:style-name="ce7">
            <text:p>13,441<text:s/></text:p>
          </table:table-cell>
          <table:table-cell office:value-type="float" office:value="2903" table:style-name="ce7">
            <text:p>2,903<text:s/></text:p>
          </table:table-cell>
          <table:table-cell office:value-type="float" office:value="4446" table:style-name="ce7">
            <text:p>4,446<text:s/></text:p>
          </table:table-cell>
          <table:table-cell office:value-type="float" office:value="5615" table:style-name="ce7">
            <text:p>5,615<text:s/></text:p>
          </table:table-cell>
          <table:table-cell office:value-type="float" office:value="10145" table:style-name="ce7">
            <text:p>10,145<text:s/></text:p>
          </table:table-cell>
          <table:table-cell office:value-type="float" office:value="13081" table:style-name="ce7">
            <text:p>13,081<text:s/></text:p>
          </table:table-cell>
          <table:table-cell office:value-type="float" office:value="16757" table:style-name="ce7">
            <text:p>16,757<text:s/></text:p>
          </table:table-cell>
          <table:table-cell office:value-type="float" office:value="19907" table:style-name="ce7">
            <text:p>19,907<text:s/></text:p>
          </table:table-cell>
          <table:table-cell office:value-type="float" office:value="6585" table:style-name="ce7">
            <text:p>6,585<text:s/></text:p>
          </table:table-cell>
          <table:table-cell office:value-type="float" office:value="11317" table:style-name="ce7">
            <text:p>11,317<text:s/></text:p>
          </table:table-cell>
          <table:table-cell office:value-type="float" office:value="3717" table:style-name="ce7">
            <text:p>3,717<text:s/></text:p>
          </table:table-cell>
          <table:table-cell office:value-type="float" office:value="9896" table:style-name="ce7">
            <text:p>9,896<text:s/></text:p>
          </table:table-cell>
          <table:table-cell office:value-type="float" office:value="9432" table:style-name="ce7">
            <text:p>9,432<text:s/></text:p>
          </table:table-cell>
          <table:table-cell office:value-type="float" office:value="9823" table:style-name="ce7">
            <text:p>9,823<text:s/></text:p>
          </table:table-cell>
          <table:table-cell office:value-type="float" office:value="37888" table:style-name="ce7">
            <text:p>37,888<text:s/></text:p>
          </table:table-cell>
          <table:table-cell office:value-type="float" office:value="3883" table:style-name="ce7">
            <text:p>3,883<text:s/></text:p>
          </table:table-cell>
          <table:table-cell office:value-type="float" office:value="12400" table:style-name="ce7">
            <text:p>12,400<text:s/></text:p>
          </table:table-cell>
          <table:table-cell office:value-type="float" office:value="13060" table:style-name="ce7">
            <text:p>13,060<text:s/></text:p>
          </table:table-cell>
          <table:table-cell office:value-type="float" office:value="16191" table:style-name="ce7">
            <text:p>16,191<text:s/></text:p>
          </table:table-cell>
          <table:table-cell office:value-type="float" office:value="23014" table:style-name="ce7">
            <text:p>23,014<text:s/></text:p>
          </table:table-cell>
          <table:table-cell office:value-type="float" office:value="15734" table:style-name="ce7">
            <text:p>15,734<text:s/></text:p>
          </table:table-cell>
          <table:table-cell office:value-type="float" office:value="10975" table:style-name="ce7">
            <text:p>10,975<text:s/></text:p>
          </table:table-cell>
          <table:table-cell office:value-type="float" office:value="28589" table:style-name="ce7">
            <text:p>28,589<text:s/></text:p>
          </table:table-cell>
          <table:table-cell office:value-type="float" office:value="17903" table:style-name="ce7">
            <text:p>17,903<text:s/></text:p>
          </table:table-cell>
          <table:table-cell office:value-type="float" office:value="34336" table:style-name="ce7">
            <text:p>34,336<text:s/></text:p>
          </table:table-cell>
          <table:table-cell office:value-type="float" office:value="29503" table:style-name="ce7">
            <text:p>29,503<text:s/></text:p>
          </table:table-cell>
          <table:table-cell office:value-type="float" office:value="12194" table:style-name="ce7">
            <text:p>12,194<text:s/></text:p>
          </table:table-cell>
          <table:table-cell office:value-type="float" office:value="35350" table:style-name="ce7">
            <text:p>35,350<text:s/></text:p>
          </table:table-cell>
          <table:table-cell office:value-type="float" office:value="25698" table:style-name="ce7">
            <text:p>25,698<text:s/></text:p>
          </table:table-cell>
          <table:table-cell office:value-type="float" office:value="24350" table:style-name="ce7">
            <text:p>24,350<text:s/></text:p>
          </table:table-cell>
          <table:table-cell office:value-type="float" office:value="21166" table:style-name="ce7">
            <text:p>21,166<text:s/></text:p>
          </table:table-cell>
          <table:table-cell office:value-type="float" office:value="25214" table:style-name="ce7">
            <text:p>25,214<text:s/></text:p>
          </table:table-cell>
          <table:table-cell office:value-type="float" office:value="164023" table:style-name="ce7">
            <text:p>164,023<text:s/></text:p>
          </table:table-cell>
          <table:table-cell office:value-type="float" office:value="55978" table:style-name="ce7">
            <text:p>55,978<text:s/></text:p>
          </table:table-cell>
          <table:table-cell office:value-type="float" office:value="23811" table:style-name="ce7">
            <text:p>23,811<text:s/></text:p>
          </table:table-cell>
          <table:table-cell office:value-type="float" office:value="25934" table:style-name="ce7">
            <text:p>25,934<text:s/></text:p>
          </table:table-cell>
          <table:table-cell office:value-type="float" office:value="26803" table:style-name="ce7">
            <text:p>26,803<text:s/></text:p>
          </table:table-cell>
          <table:table-cell office:value-type="float" office:value="27936" table:style-name="ce7">
            <text:p>27,936<text:s/></text:p>
          </table:table-cell>
          <table:table-cell office:value-type="float" office:value="29295" table:style-name="ce7">
            <text:p>29,295<text:s/></text:p>
          </table:table-cell>
          <table:table-cell office:value-type="float" office:value="24628" table:style-name="ce7">
            <text:p>24,628<text:s/></text:p>
          </table:table-cell>
          <table:table-cell office:value-type="float" office:value="13904" table:style-name="ce7">
            <text:p>13,904<text:s/></text:p>
          </table:table-cell>
          <table:table-cell office:value-type="float" office:value="30076" table:style-name="ce7">
            <text:p>30,076<text:s/></text:p>
          </table:table-cell>
          <table:table-cell office:value-type="float" office:value="7868" table:style-name="ce7">
            <text:p>7,868<text:s/></text:p>
          </table:table-cell>
          <table:table-cell office:value-type="float" office:value="9305" table:style-name="ce7">
            <text:p>9,305<text:s/></text:p>
          </table:table-cell>
          <table:table-cell office:value-type="float" office:value="19554" table:style-name="ce7">
            <text:p>19,554<text:s/></text:p>
          </table:table-cell>
          <table:table-cell office:value-type="float" office:value="5485" table:style-name="ce7">
            <text:p>5,485<text:s/></text:p>
          </table:table-cell>
          <table:table-cell office:value-type="float" office:value="4238" table:style-name="ce7">
            <text:p>4,238<text:s/></text:p>
          </table:table-cell>
          <table:table-cell office:value-type="float" office:value="3479" table:style-name="ce7">
            <text:p>3,479<text:s/></text:p>
          </table:table-cell>
          <table:table-cell office:value-type="float" office:value="14408" table:style-name="ce7">
            <text:p>14,408<text:s/></text:p>
          </table:table-cell>
          <table:table-cell office:value-type="float" office:value="9667" table:style-name="ce7">
            <text:p>9,667<text:s/></text:p>
          </table:table-cell>
          <table:table-cell office:value-type="float" office:value="14502" table:style-name="ce7">
            <text:p>14,502<text:s/></text:p>
          </table:table-cell>
          <table:table-cell office:value-type="float" office:value="34570" table:style-name="ce7">
            <text:p>34,570<text:s/></text:p>
          </table:table-cell>
          <table:table-cell office:value-type="float" office:value="10905" table:style-name="ce7">
            <text:p>10,905<text:s/></text:p>
          </table:table-cell>
          <table:table-cell office:value-type="float" office:value="14310" table:style-name="ce7">
            <text:p>14,310<text:s/></text:p>
          </table:table-cell>
          <table:table-cell office:value-type="float" office:value="9426" table:style-name="ce7">
            <text:p>9,426<text:s/></text:p>
          </table:table-cell>
          <table:table-cell office:value-type="float" office:value="24316" table:style-name="ce7">
            <text:p>24,316<text:s/></text:p>
          </table:table-cell>
          <table:table-cell office:value-type="float" office:value="28479" table:style-name="ce7">
            <text:p>28,479<text:s/></text:p>
          </table:table-cell>
          <table:table-cell office:value-type="float" office:value="32220" table:style-name="ce7">
            <text:p>32,220<text:s/></text:p>
          </table:table-cell>
          <table:table-cell office:value-type="float" office:value="42646" table:style-name="ce7">
            <text:p>42,646<text:s/></text:p>
          </table:table-cell>
          <table:table-cell office:value-type="float" office:value="43465" table:style-name="ce7">
            <text:p>43,465<text:s/></text:p>
          </table:table-cell>
          <table:table-cell office:value-type="float" office:value="30377" table:style-name="ce7">
            <text:p>30,377<text:s/></text:p>
          </table:table-cell>
          <table:table-cell office:value-type="float" office:value="28283" table:style-name="ce7">
            <text:p>28,283<text:s/></text:p>
          </table:table-cell>
          <table:table-cell office:value-type="float" office:value="71416" table:style-name="ce7">
            <text:p>71,416<text:s/></text:p>
          </table:table-cell>
          <table:table-cell office:value-type="float" office:value="26029" table:style-name="ce7">
            <text:p>26,029<text:s/></text:p>
          </table:table-cell>
          <table:table-cell office:value-type="float" office:value="39928" table:style-name="ce7">
            <text:p>39,928<text:s/></text:p>
          </table:table-cell>
          <table:table-cell office:value-type="float" office:value="37374" table:style-name="ce7">
            <text:p>37,374<text:s/></text:p>
          </table:table-cell>
          <table:table-cell office:value-type="float" office:value="34169" table:style-name="ce7">
            <text:p>34,169<text:s/></text:p>
          </table:table-cell>
          <table:table-cell office:value-type="float" office:value="64827" table:style-name="ce7">
            <text:p>64,827<text:s/></text:p>
          </table:table-cell>
          <table:table-cell office:value-type="float" office:value="22531" table:style-name="ce7">
            <text:p>22,531<text:s/></text:p>
          </table:table-cell>
          <table:table-cell office:value-type="float" office:value="18037" table:style-name="ce7">
            <text:p>18,037<text:s/></text:p>
          </table:table-cell>
          <table:table-cell office:value-type="float" office:value="17518" table:style-name="ce7">
            <text:p>17,518<text:s/></text:p>
          </table:table-cell>
          <table:table-cell office:value-type="float" office:value="26733" table:style-name="ce7">
            <text:p>26,733<text:s/></text:p>
          </table:table-cell>
          <table:table-cell office:value-type="float" office:value="15027" table:style-name="ce7">
            <text:p>15,027<text:s/></text:p>
          </table:table-cell>
          <table:table-cell office:value-type="float" office:value="34193" table:style-name="ce7">
            <text:p>34,193<text:s/></text:p>
          </table:table-cell>
          <table:table-cell office:value-type="float" office:value="21809" table:style-name="ce7">
            <text:p>21,809<text:s/></text:p>
          </table:table-cell>
          <table:table-cell office:value-type="float" office:value="8727" table:style-name="ce7">
            <text:p>8,727<text:s/></text:p>
          </table:table-cell>
          <table:table-cell office:value-type="float" office:value="18128" table:style-name="ce7">
            <text:p>18,128<text:s/></text:p>
          </table:table-cell>
          <table:table-cell office:value-type="float" office:value="44166" table:style-name="ce7">
            <text:p>44,166<text:s/></text:p>
          </table:table-cell>
          <table:table-cell office:value-type="float" office:value="27429" table:style-name="ce7">
            <text:p>27,429<text:s/></text:p>
          </table:table-cell>
          <table:table-cell office:value-type="float" office:value="26682" table:style-name="ce7">
            <text:p>26,682<text:s/></text:p>
          </table:table-cell>
          <table:table-cell office:value-type="float" office:value="29025" table:style-name="ce7">
            <text:p>29,025<text:s/></text:p>
          </table:table-cell>
          <table:table-cell office:value-type="float" office:value="8296" table:style-name="ce7">
            <text:p>8,296<text:s/></text:p>
          </table:table-cell>
          <table:table-cell office:value-type="float" office:value="10883" table:style-name="ce7">
            <text:p>10,883<text:s/></text:p>
          </table:table-cell>
          <table:table-cell office:value-type="float" office:value="5881" table:style-name="ce7">
            <text:p>5,881<text:s/></text:p>
          </table:table-cell>
          <table:table-cell office:value-type="float" office:value="5796" table:style-name="ce7">
            <text:p>5,796<text:s/></text:p>
          </table:table-cell>
          <table:table-cell office:value-type="float" office:value="9426" table:style-name="ce7">
            <text:p>9,426<text:s/></text:p>
          </table:table-cell>
          <table:table-cell office:value-type="float" office:value="11242" table:style-name="ce7">
            <text:p>11,242<text:s/></text:p>
          </table:table-cell>
          <table:table-cell office:value-type="float" office:value="10879" table:style-name="ce7">
            <text:p>10,879<text:s/></text:p>
          </table:table-cell>
          <table:table-cell office:value-type="float" office:value="14781" table:style-name="ce7">
            <text:p>14,781<text:s/></text:p>
          </table:table-cell>
          <table:table-cell office:value-type="float" office:value="19517" table:style-name="ce7">
            <text:p>19,517<text:s/></text:p>
          </table:table-cell>
          <table:table-cell office:value-type="float" office:value="30126" table:style-name="ce7">
            <text:p>30,126<text:s/></text:p>
          </table:table-cell>
          <table:table-cell office:value-type="float" office:value="28213" table:style-name="ce7">
            <text:p>28,213<text:s/></text:p>
          </table:table-cell>
          <table:table-cell office:value-type="float" office:value="16306" table:style-name="ce7">
            <text:p>16,306<text:s/></text:p>
          </table:table-cell>
          <table:table-cell office:value-type="float" office:value="12595" table:style-name="ce7">
            <text:p>12,595<text:s/></text:p>
          </table:table-cell>
          <table:table-cell office:value-type="float" office:value="12977" table:style-name="ce7">
            <text:p>12,977<text:s/></text:p>
          </table:table-cell>
          <table:table-cell office:value-type="float" office:value="14155" table:style-name="ce7">
            <text:p>14,155<text:s/></text:p>
          </table:table-cell>
          <table:table-cell office:value-type="float" office:value="12786" table:style-name="ce7">
            <text:p>12,786<text:s/></text:p>
          </table:table-cell>
          <table:table-cell office:value-type="float" office:value="12376" table:style-name="ce7">
            <text:p>12,376<text:s/></text:p>
          </table:table-cell>
          <table:table-cell office:value-type="float" office:value="9731" table:style-name="ce7">
            <text:p>9,731<text:s/></text:p>
          </table:table-cell>
          <table:table-cell office:value-type="float" office:value="2316" table:style-name="ce7">
            <text:p>2,316<text:s/></text:p>
          </table:table-cell>
          <table:table-cell office:value-type="float" office:value="1364" table:style-name="ce7">
            <text:p>1,364<text:s/></text:p>
          </table:table-cell>
          <table:table-cell office:value-type="float" office:value="1894" table:style-name="ce7">
            <text:p>1,894<text:s/></text:p>
          </table:table-cell>
          <table:table-cell office:value-type="float" office:value="2581" table:style-name="ce7">
            <text:p>2,581<text:s/></text:p>
          </table:table-cell>
          <table:table-cell office:value-type="float" office:value="1256" table:style-name="ce7">
            <text:p>1,256<text:s/></text:p>
          </table:table-cell>
          <table:table-cell office:value-type="float" office:value="1800" table:style-name="ce7">
            <text:p>1,800<text:s/></text:p>
          </table:table-cell>
          <table:table-cell office:value-type="float" office:value="1242" table:style-name="ce7">
            <text:p>1,242<text:s/></text:p>
          </table:table-cell>
          <table:table-cell office:value-type="float" office:value="2229" table:style-name="ce7">
            <text:p>2,229<text:s/></text:p>
          </table:table-cell>
          <table:table-cell office:value-type="float" office:value="634" table:style-name="ce7">
            <text:p>634<text:s/></text:p>
          </table:table-cell>
          <table:table-cell office:value-type="float" office:value="2178" table:style-name="ce7">
            <text:p>2,178<text:s/></text:p>
          </table:table-cell>
          <table:table-cell office:value-type="float" office:value="1849" table:style-name="ce7">
            <text:p>1,849<text:s/></text:p>
          </table:table-cell>
          <table:table-cell table:number-columns-repeated="16264"/>
        </table:table-row>
        <table:table-row table:style-name="ro2">
          <table:table-cell office:value-type="date" office:date-value="2025-06-14T00:00:00" table:style-name="ce10">
            <text:p>2025/6/14</text:p>
          </table:table-cell>
          <table:table-cell office:value-type="float" office:value="4438" table:style-name="ce7">
            <text:p>4,438<text:s/></text:p>
          </table:table-cell>
          <table:table-cell office:value-type="float" office:value="9495" table:style-name="ce7">
            <text:p>9,495<text:s/></text:p>
          </table:table-cell>
          <table:table-cell office:value-type="float" office:value="28010" table:style-name="ce7">
            <text:p>28,010<text:s/></text:p>
          </table:table-cell>
          <table:table-cell office:value-type="float" office:value="47781" table:style-name="ce7">
            <text:p>47,781<text:s/></text:p>
          </table:table-cell>
          <table:table-cell office:value-type="float" office:value="16334" table:style-name="ce7">
            <text:p>16,334<text:s/></text:p>
          </table:table-cell>
          <table:table-cell office:value-type="float" office:value="10197" table:style-name="ce7">
            <text:p>10,197<text:s/></text:p>
          </table:table-cell>
          <table:table-cell office:value-type="float" office:value="8159" table:style-name="ce7">
            <text:p>8,159<text:s/></text:p>
          </table:table-cell>
          <table:table-cell office:value-type="float" office:value="3676" table:style-name="ce7">
            <text:p>3,676<text:s/></text:p>
          </table:table-cell>
          <table:table-cell office:value-type="float" office:value="2701" table:style-name="ce7">
            <text:p>2,701<text:s/></text:p>
          </table:table-cell>
          <table:table-cell office:value-type="float" office:value="7603" table:style-name="ce7">
            <text:p>7,603<text:s/></text:p>
          </table:table-cell>
          <table:table-cell office:value-type="float" office:value="2023" table:style-name="ce7">
            <text:p>2,023<text:s/></text:p>
          </table:table-cell>
          <table:table-cell office:value-type="float" office:value="3224" table:style-name="ce7">
            <text:p>3,224<text:s/></text:p>
          </table:table-cell>
          <table:table-cell office:value-type="float" office:value="6171" table:style-name="ce7">
            <text:p>6,171<text:s/></text:p>
          </table:table-cell>
          <table:table-cell office:value-type="float" office:value="7303" table:style-name="ce7">
            <text:p>7,303<text:s/></text:p>
          </table:table-cell>
          <table:table-cell office:value-type="float" office:value="10081" table:style-name="ce7">
            <text:p>10,081<text:s/></text:p>
          </table:table-cell>
          <table:table-cell office:value-type="float" office:value="5116" table:style-name="ce7">
            <text:p>5,116<text:s/></text:p>
          </table:table-cell>
          <table:table-cell office:value-type="float" office:value="7555" table:style-name="ce7">
            <text:p>7,555<text:s/></text:p>
          </table:table-cell>
          <table:table-cell office:value-type="float" office:value="4247" table:style-name="ce7">
            <text:p>4,247<text:s/></text:p>
          </table:table-cell>
          <table:table-cell office:value-type="float" office:value="9263" table:style-name="ce7">
            <text:p>9,263<text:s/></text:p>
          </table:table-cell>
          <table:table-cell office:value-type="float" office:value="3343" table:style-name="ce7">
            <text:p>3,343<text:s/></text:p>
          </table:table-cell>
          <table:table-cell office:value-type="float" office:value="6855" table:style-name="ce7">
            <text:p>6,855<text:s/></text:p>
          </table:table-cell>
          <table:table-cell office:value-type="float" office:value="6837" table:style-name="ce7">
            <text:p>6,837<text:s/></text:p>
          </table:table-cell>
          <table:table-cell office:value-type="float" office:value="6288" table:style-name="ce7">
            <text:p>6,288<text:s/></text:p>
          </table:table-cell>
          <table:table-cell office:value-type="float" office:value="32202" table:style-name="ce7">
            <text:p>32,202<text:s/></text:p>
          </table:table-cell>
          <table:table-cell office:value-type="float" office:value="3116" table:style-name="ce7">
            <text:p>3,116<text:s/></text:p>
          </table:table-cell>
          <table:table-cell office:value-type="float" office:value="11068" table:style-name="ce7">
            <text:p>11,068<text:s/></text:p>
          </table:table-cell>
          <table:table-cell office:value-type="float" office:value="9796" table:style-name="ce7">
            <text:p>9,796<text:s/></text:p>
          </table:table-cell>
          <table:table-cell office:value-type="float" office:value="12552" table:style-name="ce7">
            <text:p>12,552<text:s/></text:p>
          </table:table-cell>
          <table:table-cell office:value-type="float" office:value="15915" table:style-name="ce7">
            <text:p>15,915<text:s/></text:p>
          </table:table-cell>
          <table:table-cell office:value-type="float" office:value="13827" table:style-name="ce7">
            <text:p>13,827<text:s/></text:p>
          </table:table-cell>
          <table:table-cell office:value-type="float" office:value="9423" table:style-name="ce7">
            <text:p>9,423<text:s/></text:p>
          </table:table-cell>
          <table:table-cell office:value-type="float" office:value="25591" table:style-name="ce7">
            <text:p>25,591<text:s/></text:p>
          </table:table-cell>
          <table:table-cell office:value-type="float" office:value="14109" table:style-name="ce7">
            <text:p>14,109<text:s/></text:p>
          </table:table-cell>
          <table:table-cell office:value-type="float" office:value="26355" table:style-name="ce7">
            <text:p>26,355<text:s/></text:p>
          </table:table-cell>
          <table:table-cell office:value-type="float" office:value="22396" table:style-name="ce7">
            <text:p>22,396<text:s/></text:p>
          </table:table-cell>
          <table:table-cell office:value-type="float" office:value="5105" table:style-name="ce7">
            <text:p>5,105<text:s/></text:p>
          </table:table-cell>
          <table:table-cell office:value-type="float" office:value="28798" table:style-name="ce7">
            <text:p>28,798<text:s/></text:p>
          </table:table-cell>
          <table:table-cell office:value-type="float" office:value="19782" table:style-name="ce7">
            <text:p>19,782<text:s/></text:p>
          </table:table-cell>
          <table:table-cell office:value-type="float" office:value="17957" table:style-name="ce7">
            <text:p>17,957<text:s/></text:p>
          </table:table-cell>
          <table:table-cell office:value-type="float" office:value="16575" table:style-name="ce7">
            <text:p>16,575<text:s/></text:p>
          </table:table-cell>
          <table:table-cell office:value-type="float" office:value="11491" table:style-name="ce7">
            <text:p>11,491<text:s/></text:p>
          </table:table-cell>
          <table:table-cell office:value-type="float" office:value="162952" table:style-name="ce7">
            <text:p>162,952<text:s/></text:p>
          </table:table-cell>
          <table:table-cell office:value-type="float" office:value="58672" table:style-name="ce7">
            <text:p>58,672<text:s/></text:p>
          </table:table-cell>
          <table:table-cell office:value-type="float" office:value="19474" table:style-name="ce7">
            <text:p>19,474<text:s/></text:p>
          </table:table-cell>
          <table:table-cell office:value-type="float" office:value="18246" table:style-name="ce7">
            <text:p>18,246<text:s/></text:p>
          </table:table-cell>
          <table:table-cell office:value-type="float" office:value="27526" table:style-name="ce7">
            <text:p>27,526<text:s/></text:p>
          </table:table-cell>
          <table:table-cell office:value-type="float" office:value="27356" table:style-name="ce7">
            <text:p>27,356<text:s/></text:p>
          </table:table-cell>
          <table:table-cell office:value-type="float" office:value="25171" table:style-name="ce7">
            <text:p>25,171<text:s/></text:p>
          </table:table-cell>
          <table:table-cell office:value-type="float" office:value="19890" table:style-name="ce7">
            <text:p>19,890<text:s/></text:p>
          </table:table-cell>
          <table:table-cell office:value-type="float" office:value="9652" table:style-name="ce7">
            <text:p>9,652<text:s/></text:p>
          </table:table-cell>
          <table:table-cell office:value-type="float" office:value="21659" table:style-name="ce7">
            <text:p>21,659<text:s/></text:p>
          </table:table-cell>
          <table:table-cell office:value-type="float" office:value="6524" table:style-name="ce7">
            <text:p>6,524<text:s/></text:p>
          </table:table-cell>
          <table:table-cell office:value-type="float" office:value="6401" table:style-name="ce7">
            <text:p>6,401<text:s/></text:p>
          </table:table-cell>
          <table:table-cell office:value-type="float" office:value="15874" table:style-name="ce7">
            <text:p>15,874<text:s/></text:p>
          </table:table-cell>
          <table:table-cell office:value-type="float" office:value="4956" table:style-name="ce7">
            <text:p>4,956<text:s/></text:p>
          </table:table-cell>
          <table:table-cell office:value-type="float" office:value="3311" table:style-name="ce7">
            <text:p>3,311<text:s/></text:p>
          </table:table-cell>
          <table:table-cell office:value-type="float" office:value="1832" table:style-name="ce7">
            <text:p>1,832<text:s/></text:p>
          </table:table-cell>
          <table:table-cell office:value-type="float" office:value="8479" table:style-name="ce7">
            <text:p>8,479<text:s/></text:p>
          </table:table-cell>
          <table:table-cell office:value-type="float" office:value="8133" table:style-name="ce7">
            <text:p>8,133<text:s/></text:p>
          </table:table-cell>
          <table:table-cell office:value-type="float" office:value="10947" table:style-name="ce7">
            <text:p>10,947<text:s/></text:p>
          </table:table-cell>
          <table:table-cell office:value-type="float" office:value="32912" table:style-name="ce7">
            <text:p>32,912<text:s/></text:p>
          </table:table-cell>
          <table:table-cell office:value-type="float" office:value="6930" table:style-name="ce7">
            <text:p>6,930<text:s/></text:p>
          </table:table-cell>
          <table:table-cell office:value-type="float" office:value="10938" table:style-name="ce7">
            <text:p>10,938<text:s/></text:p>
          </table:table-cell>
          <table:table-cell office:value-type="float" office:value="7095" table:style-name="ce7">
            <text:p>7,095<text:s/></text:p>
          </table:table-cell>
          <table:table-cell office:value-type="float" office:value="18630" table:style-name="ce7">
            <text:p>18,630<text:s/></text:p>
          </table:table-cell>
          <table:table-cell office:value-type="float" office:value="18691" table:style-name="ce7">
            <text:p>18,691<text:s/></text:p>
          </table:table-cell>
          <table:table-cell office:value-type="float" office:value="28738" table:style-name="ce7">
            <text:p>28,738<text:s/></text:p>
          </table:table-cell>
          <table:table-cell office:value-type="float" office:value="40576" table:style-name="ce7">
            <text:p>40,576<text:s/></text:p>
          </table:table-cell>
          <table:table-cell office:value-type="float" office:value="31896" table:style-name="ce7">
            <text:p>31,896<text:s/></text:p>
          </table:table-cell>
          <table:table-cell office:value-type="float" office:value="24334" table:style-name="ce7">
            <text:p>24,334<text:s/></text:p>
          </table:table-cell>
          <table:table-cell office:value-type="float" office:value="28787" table:style-name="ce7">
            <text:p>28,787<text:s/></text:p>
          </table:table-cell>
          <table:table-cell office:value-type="float" office:value="76784" table:style-name="ce7">
            <text:p>76,784<text:s/></text:p>
          </table:table-cell>
          <table:table-cell office:value-type="float" office:value="16633" table:style-name="ce7">
            <text:p>16,633<text:s/></text:p>
          </table:table-cell>
          <table:table-cell office:value-type="float" office:value="35798" table:style-name="ce7">
            <text:p>35,798<text:s/></text:p>
          </table:table-cell>
          <table:table-cell office:value-type="float" office:value="32277" table:style-name="ce7">
            <text:p>32,277<text:s/></text:p>
          </table:table-cell>
          <table:table-cell office:value-type="float" office:value="36691" table:style-name="ce7">
            <text:p>36,691<text:s/></text:p>
          </table:table-cell>
          <table:table-cell office:value-type="float" office:value="56036" table:style-name="ce7">
            <text:p>56,036<text:s/></text:p>
          </table:table-cell>
          <table:table-cell office:value-type="float" office:value="17043" table:style-name="ce7">
            <text:p>17,043<text:s/></text:p>
          </table:table-cell>
          <table:table-cell office:value-type="float" office:value="14831" table:style-name="ce7">
            <text:p>14,831<text:s/></text:p>
          </table:table-cell>
          <table:table-cell office:value-type="float" office:value="11088" table:style-name="ce7">
            <text:p>11,088<text:s/></text:p>
          </table:table-cell>
          <table:table-cell office:value-type="float" office:value="23145" table:style-name="ce7">
            <text:p>23,145<text:s/></text:p>
          </table:table-cell>
          <table:table-cell office:value-type="float" office:value="9985" table:style-name="ce7">
            <text:p>9,985<text:s/></text:p>
          </table:table-cell>
          <table:table-cell office:value-type="float" office:value="28679" table:style-name="ce7">
            <text:p>28,679<text:s/></text:p>
          </table:table-cell>
          <table:table-cell office:value-type="float" office:value="14508" table:style-name="ce7">
            <text:p>14,508<text:s/></text:p>
          </table:table-cell>
          <table:table-cell office:value-type="float" office:value="10633" table:style-name="ce7">
            <text:p>10,633<text:s/></text:p>
          </table:table-cell>
          <table:table-cell office:value-type="float" office:value="15188" table:style-name="ce7">
            <text:p>15,188<text:s/></text:p>
          </table:table-cell>
          <table:table-cell office:value-type="float" office:value="20997" table:style-name="ce7">
            <text:p>20,997<text:s/></text:p>
          </table:table-cell>
          <table:table-cell office:value-type="float" office:value="19444" table:style-name="ce7">
            <text:p>19,444<text:s/></text:p>
          </table:table-cell>
          <table:table-cell office:value-type="float" office:value="14931" table:style-name="ce7">
            <text:p>14,931<text:s/></text:p>
          </table:table-cell>
          <table:table-cell office:value-type="float" office:value="21059" table:style-name="ce7">
            <text:p>21,059<text:s/></text:p>
          </table:table-cell>
          <table:table-cell office:value-type="float" office:value="5913" table:style-name="ce7">
            <text:p>5,913<text:s/></text:p>
          </table:table-cell>
          <table:table-cell office:value-type="float" office:value="7602" table:style-name="ce7">
            <text:p>7,602<text:s/></text:p>
          </table:table-cell>
          <table:table-cell office:value-type="float" office:value="3797" table:style-name="ce7">
            <text:p>3,797<text:s/></text:p>
          </table:table-cell>
          <table:table-cell office:value-type="float" office:value="2755" table:style-name="ce7">
            <text:p>2,755<text:s/></text:p>
          </table:table-cell>
          <table:table-cell office:value-type="float" office:value="7547" table:style-name="ce7">
            <text:p>7,547<text:s/></text:p>
          </table:table-cell>
          <table:table-cell office:value-type="float" office:value="9395" table:style-name="ce7">
            <text:p>9,395<text:s/></text:p>
          </table:table-cell>
          <table:table-cell office:value-type="float" office:value="9821" table:style-name="ce7">
            <text:p>9,821<text:s/></text:p>
          </table:table-cell>
          <table:table-cell office:value-type="float" office:value="12678" table:style-name="ce7">
            <text:p>12,678<text:s/></text:p>
          </table:table-cell>
          <table:table-cell office:value-type="float" office:value="14335" table:style-name="ce7">
            <text:p>14,335<text:s/></text:p>
          </table:table-cell>
          <table:table-cell office:value-type="float" office:value="19701" table:style-name="ce7">
            <text:p>19,701<text:s/></text:p>
          </table:table-cell>
          <table:table-cell office:value-type="float" office:value="24295" table:style-name="ce7">
            <text:p>24,295<text:s/></text:p>
          </table:table-cell>
          <table:table-cell office:value-type="float" office:value="12103" table:style-name="ce7">
            <text:p>12,103<text:s/></text:p>
          </table:table-cell>
          <table:table-cell office:value-type="float" office:value="9764" table:style-name="ce7">
            <text:p>9,764<text:s/></text:p>
          </table:table-cell>
          <table:table-cell office:value-type="float" office:value="10091" table:style-name="ce7">
            <text:p>10,091<text:s/></text:p>
          </table:table-cell>
          <table:table-cell office:value-type="float" office:value="10447" table:style-name="ce7">
            <text:p>10,447<text:s/></text:p>
          </table:table-cell>
          <table:table-cell office:value-type="float" office:value="10558" table:style-name="ce7">
            <text:p>10,558<text:s/></text:p>
          </table:table-cell>
          <table:table-cell office:value-type="float" office:value="8155" table:style-name="ce7">
            <text:p>8,155<text:s/></text:p>
          </table:table-cell>
          <table:table-cell office:value-type="float" office:value="7174" table:style-name="ce7">
            <text:p>7,174<text:s/></text:p>
          </table:table-cell>
          <table:table-cell office:value-type="float" office:value="1495" table:style-name="ce7">
            <text:p>1,495<text:s/></text:p>
          </table:table-cell>
          <table:table-cell office:value-type="float" office:value="1183" table:style-name="ce7">
            <text:p>1,183<text:s/></text:p>
          </table:table-cell>
          <table:table-cell office:value-type="float" office:value="1463" table:style-name="ce7">
            <text:p>1,463<text:s/></text:p>
          </table:table-cell>
          <table:table-cell office:value-type="float" office:value="2166" table:style-name="ce7">
            <text:p>2,166<text:s/></text:p>
          </table:table-cell>
          <table:table-cell office:value-type="float" office:value="565" table:style-name="ce7">
            <text:p>565<text:s/></text:p>
          </table:table-cell>
          <table:table-cell office:value-type="float" office:value="672" table:style-name="ce7">
            <text:p>672<text:s/></text:p>
          </table:table-cell>
          <table:table-cell office:value-type="float" office:value="849" table:style-name="ce7">
            <text:p>849<text:s/></text:p>
          </table:table-cell>
          <table:table-cell office:value-type="float" office:value="2316" table:style-name="ce7">
            <text:p>2,316<text:s/></text:p>
          </table:table-cell>
          <table:table-cell office:value-type="float" office:value="536" table:style-name="ce7">
            <text:p>536<text:s/></text:p>
          </table:table-cell>
          <table:table-cell office:value-type="float" office:value="1547" table:style-name="ce7">
            <text:p>1,547<text:s/></text:p>
          </table:table-cell>
          <table:table-cell office:value-type="float" office:value="1190" table:style-name="ce7">
            <text:p>1,190<text:s/></text:p>
          </table:table-cell>
          <table:table-cell table:number-columns-repeated="16264"/>
        </table:table-row>
        <table:table-row table:style-name="ro2">
          <table:table-cell office:value-type="date" office:date-value="2025-06-15T00:00:00" table:style-name="ce10">
            <text:p>2025/6/15</text:p>
          </table:table-cell>
          <table:table-cell office:value-type="float" office:value="4665" table:style-name="ce7">
            <text:p>4,665<text:s/></text:p>
          </table:table-cell>
          <table:table-cell office:value-type="float" office:value="7202" table:style-name="ce7">
            <text:p>7,202<text:s/></text:p>
          </table:table-cell>
          <table:table-cell office:value-type="float" office:value="21271" table:style-name="ce7">
            <text:p>21,271<text:s/></text:p>
          </table:table-cell>
          <table:table-cell office:value-type="float" office:value="37485" table:style-name="ce7">
            <text:p>37,485<text:s/></text:p>
          </table:table-cell>
          <table:table-cell office:value-type="float" office:value="14078" table:style-name="ce7">
            <text:p>14,078<text:s/></text:p>
          </table:table-cell>
          <table:table-cell office:value-type="float" office:value="8478" table:style-name="ce7">
            <text:p>8,478<text:s/></text:p>
          </table:table-cell>
          <table:table-cell office:value-type="float" office:value="6473" table:style-name="ce7">
            <text:p>6,473<text:s/></text:p>
          </table:table-cell>
          <table:table-cell office:value-type="float" office:value="3213" table:style-name="ce7">
            <text:p>3,213<text:s/></text:p>
          </table:table-cell>
          <table:table-cell office:value-type="float" office:value="2231" table:style-name="ce7">
            <text:p>2,231<text:s/></text:p>
          </table:table-cell>
          <table:table-cell office:value-type="float" office:value="5905" table:style-name="ce7">
            <text:p>5,905<text:s/></text:p>
          </table:table-cell>
          <table:table-cell office:value-type="float" office:value="1927" table:style-name="ce7">
            <text:p>1,927<text:s/></text:p>
          </table:table-cell>
          <table:table-cell office:value-type="float" office:value="2676" table:style-name="ce7">
            <text:p>2,676<text:s/></text:p>
          </table:table-cell>
          <table:table-cell office:value-type="float" office:value="6146" table:style-name="ce7">
            <text:p>6,146<text:s/></text:p>
          </table:table-cell>
          <table:table-cell office:value-type="float" office:value="5285" table:style-name="ce7">
            <text:p>5,285<text:s/></text:p>
          </table:table-cell>
          <table:table-cell office:value-type="float" office:value="9218" table:style-name="ce7">
            <text:p>9,218<text:s/></text:p>
          </table:table-cell>
          <table:table-cell office:value-type="float" office:value="4153" table:style-name="ce7">
            <text:p>4,153<text:s/></text:p>
          </table:table-cell>
          <table:table-cell office:value-type="float" office:value="5560" table:style-name="ce7">
            <text:p>5,560<text:s/></text:p>
          </table:table-cell>
          <table:table-cell office:value-type="float" office:value="3382" table:style-name="ce7">
            <text:p>3,382<text:s/></text:p>
          </table:table-cell>
          <table:table-cell office:value-type="float" office:value="7656" table:style-name="ce7">
            <text:p>7,656<text:s/></text:p>
          </table:table-cell>
          <table:table-cell office:value-type="float" office:value="3197" table:style-name="ce7">
            <text:p>3,197<text:s/></text:p>
          </table:table-cell>
          <table:table-cell office:value-type="float" office:value="5320" table:style-name="ce7">
            <text:p>5,320<text:s/></text:p>
          </table:table-cell>
          <table:table-cell office:value-type="float" office:value="5395" table:style-name="ce7">
            <text:p>5,395<text:s/></text:p>
          </table:table-cell>
          <table:table-cell office:value-type="float" office:value="6004" table:style-name="ce7">
            <text:p>6,004<text:s/></text:p>
          </table:table-cell>
          <table:table-cell office:value-type="float" office:value="27796" table:style-name="ce7">
            <text:p>27,796<text:s/></text:p>
          </table:table-cell>
          <table:table-cell office:value-type="float" office:value="3072" table:style-name="ce7">
            <text:p>3,072<text:s/></text:p>
          </table:table-cell>
          <table:table-cell office:value-type="float" office:value="10138" table:style-name="ce7">
            <text:p>10,138<text:s/></text:p>
          </table:table-cell>
          <table:table-cell office:value-type="float" office:value="7960" table:style-name="ce7">
            <text:p>7,960<text:s/></text:p>
          </table:table-cell>
          <table:table-cell office:value-type="float" office:value="10498" table:style-name="ce7">
            <text:p>10,498<text:s/></text:p>
          </table:table-cell>
          <table:table-cell office:value-type="float" office:value="13435" table:style-name="ce7">
            <text:p>13,435<text:s/></text:p>
          </table:table-cell>
          <table:table-cell office:value-type="float" office:value="11808" table:style-name="ce7">
            <text:p>11,808<text:s/></text:p>
          </table:table-cell>
          <table:table-cell office:value-type="float" office:value="7689" table:style-name="ce7">
            <text:p>7,689<text:s/></text:p>
          </table:table-cell>
          <table:table-cell office:value-type="float" office:value="21346" table:style-name="ce7">
            <text:p>21,346<text:s/></text:p>
          </table:table-cell>
          <table:table-cell office:value-type="float" office:value="11574" table:style-name="ce7">
            <text:p>11,574<text:s/></text:p>
          </table:table-cell>
          <table:table-cell office:value-type="float" office:value="20023" table:style-name="ce7">
            <text:p>20,023<text:s/></text:p>
          </table:table-cell>
          <table:table-cell office:value-type="float" office:value="18557" table:style-name="ce7">
            <text:p>18,557<text:s/></text:p>
          </table:table-cell>
          <table:table-cell office:value-type="float" office:value="4039" table:style-name="ce7">
            <text:p>4,039<text:s/></text:p>
          </table:table-cell>
          <table:table-cell office:value-type="float" office:value="23469" table:style-name="ce7">
            <text:p>23,469<text:s/></text:p>
          </table:table-cell>
          <table:table-cell office:value-type="float" office:value="16037" table:style-name="ce7">
            <text:p>16,037<text:s/></text:p>
          </table:table-cell>
          <table:table-cell office:value-type="float" office:value="14249" table:style-name="ce7">
            <text:p>14,249<text:s/></text:p>
          </table:table-cell>
          <table:table-cell office:value-type="float" office:value="13646" table:style-name="ce7">
            <text:p>13,646<text:s/></text:p>
          </table:table-cell>
          <table:table-cell office:value-type="float" office:value="9178" table:style-name="ce7">
            <text:p>9,178<text:s/></text:p>
          </table:table-cell>
          <table:table-cell office:value-type="float" office:value="157287" table:style-name="ce7">
            <text:p>157,287<text:s/></text:p>
          </table:table-cell>
          <table:table-cell office:value-type="float" office:value="48977" table:style-name="ce7">
            <text:p>48,977<text:s/></text:p>
          </table:table-cell>
          <table:table-cell office:value-type="float" office:value="13811" table:style-name="ce7">
            <text:p>13,811<text:s/></text:p>
          </table:table-cell>
          <table:table-cell office:value-type="float" office:value="16698" table:style-name="ce7">
            <text:p>16,698<text:s/></text:p>
          </table:table-cell>
          <table:table-cell office:value-type="float" office:value="23768" table:style-name="ce7">
            <text:p>23,768<text:s/></text:p>
          </table:table-cell>
          <table:table-cell office:value-type="float" office:value="23582" table:style-name="ce7">
            <text:p>23,582<text:s/></text:p>
          </table:table-cell>
          <table:table-cell office:value-type="float" office:value="21607" table:style-name="ce7">
            <text:p>21,607<text:s/></text:p>
          </table:table-cell>
          <table:table-cell office:value-type="float" office:value="16115" table:style-name="ce7">
            <text:p>16,115<text:s/></text:p>
          </table:table-cell>
          <table:table-cell office:value-type="float" office:value="7075" table:style-name="ce7">
            <text:p>7,075<text:s/></text:p>
          </table:table-cell>
          <table:table-cell office:value-type="float" office:value="18050" table:style-name="ce7">
            <text:p>18,050<text:s/></text:p>
          </table:table-cell>
          <table:table-cell office:value-type="float" office:value="5271" table:style-name="ce7">
            <text:p>5,271<text:s/></text:p>
          </table:table-cell>
          <table:table-cell office:value-type="float" office:value="5221" table:style-name="ce7">
            <text:p>5,221<text:s/></text:p>
          </table:table-cell>
          <table:table-cell office:value-type="float" office:value="13343" table:style-name="ce7">
            <text:p>13,343<text:s/></text:p>
          </table:table-cell>
          <table:table-cell office:value-type="float" office:value="4493" table:style-name="ce7">
            <text:p>4,493<text:s/></text:p>
          </table:table-cell>
          <table:table-cell office:value-type="float" office:value="2526" table:style-name="ce7">
            <text:p>2,526<text:s/></text:p>
          </table:table-cell>
          <table:table-cell office:value-type="float" office:value="1403" table:style-name="ce7">
            <text:p>1,403<text:s/></text:p>
          </table:table-cell>
          <table:table-cell office:value-type="float" office:value="7073" table:style-name="ce7">
            <text:p>7,073<text:s/></text:p>
          </table:table-cell>
          <table:table-cell office:value-type="float" office:value="6782" table:style-name="ce7">
            <text:p>6,782<text:s/></text:p>
          </table:table-cell>
          <table:table-cell office:value-type="float" office:value="9536" table:style-name="ce7">
            <text:p>9,536<text:s/></text:p>
          </table:table-cell>
          <table:table-cell office:value-type="float" office:value="31948" table:style-name="ce7">
            <text:p>31,948<text:s/></text:p>
          </table:table-cell>
          <table:table-cell office:value-type="float" office:value="6023" table:style-name="ce7">
            <text:p>6,023<text:s/></text:p>
          </table:table-cell>
          <table:table-cell office:value-type="float" office:value="10288" table:style-name="ce7">
            <text:p>10,288<text:s/></text:p>
          </table:table-cell>
          <table:table-cell office:value-type="float" office:value="5591" table:style-name="ce7">
            <text:p>5,591<text:s/></text:p>
          </table:table-cell>
          <table:table-cell office:value-type="float" office:value="15038" table:style-name="ce7">
            <text:p>15,038<text:s/></text:p>
          </table:table-cell>
          <table:table-cell office:value-type="float" office:value="13812" table:style-name="ce7">
            <text:p>13,812<text:s/></text:p>
          </table:table-cell>
          <table:table-cell office:value-type="float" office:value="23859" table:style-name="ce7">
            <text:p>23,859<text:s/></text:p>
          </table:table-cell>
          <table:table-cell office:value-type="float" office:value="35018" table:style-name="ce7">
            <text:p>35,018<text:s/></text:p>
          </table:table-cell>
          <table:table-cell office:value-type="float" office:value="26158" table:style-name="ce7">
            <text:p>26,158<text:s/></text:p>
          </table:table-cell>
          <table:table-cell office:value-type="float" office:value="19798" table:style-name="ce7">
            <text:p>19,798<text:s/></text:p>
          </table:table-cell>
          <table:table-cell office:value-type="float" office:value="24653" table:style-name="ce7">
            <text:p>24,653<text:s/></text:p>
          </table:table-cell>
          <table:table-cell office:value-type="float" office:value="66690" table:style-name="ce7">
            <text:p>66,690<text:s/></text:p>
          </table:table-cell>
          <table:table-cell office:value-type="float" office:value="13268" table:style-name="ce7">
            <text:p>13,268<text:s/></text:p>
          </table:table-cell>
          <table:table-cell office:value-type="float" office:value="28811" table:style-name="ce7">
            <text:p>28,811<text:s/></text:p>
          </table:table-cell>
          <table:table-cell office:value-type="float" office:value="24345" table:style-name="ce7">
            <text:p>24,345<text:s/></text:p>
          </table:table-cell>
          <table:table-cell office:value-type="float" office:value="32774" table:style-name="ce7">
            <text:p>32,774<text:s/></text:p>
          </table:table-cell>
          <table:table-cell office:value-type="float" office:value="53441" table:style-name="ce7">
            <text:p>53,441<text:s/></text:p>
          </table:table-cell>
          <table:table-cell office:value-type="float" office:value="13915" table:style-name="ce7">
            <text:p>13,915<text:s/></text:p>
          </table:table-cell>
          <table:table-cell office:value-type="float" office:value="12099" table:style-name="ce7">
            <text:p>12,099<text:s/></text:p>
          </table:table-cell>
          <table:table-cell office:value-type="float" office:value="8229" table:style-name="ce7">
            <text:p>8,229<text:s/></text:p>
          </table:table-cell>
          <table:table-cell office:value-type="float" office:value="21918" table:style-name="ce7">
            <text:p>21,918<text:s/></text:p>
          </table:table-cell>
          <table:table-cell office:value-type="float" office:value="8857" table:style-name="ce7">
            <text:p>8,857<text:s/></text:p>
          </table:table-cell>
          <table:table-cell office:value-type="float" office:value="27005" table:style-name="ce7">
            <text:p>27,005<text:s/></text:p>
          </table:table-cell>
          <table:table-cell office:value-type="float" office:value="10672" table:style-name="ce7">
            <text:p>10,672<text:s/></text:p>
          </table:table-cell>
          <table:table-cell office:value-type="float" office:value="9568" table:style-name="ce7">
            <text:p>9,568<text:s/></text:p>
          </table:table-cell>
          <table:table-cell office:value-type="float" office:value="12563" table:style-name="ce7">
            <text:p>12,563<text:s/></text:p>
          </table:table-cell>
          <table:table-cell office:value-type="float" office:value="15527" table:style-name="ce7">
            <text:p>15,527<text:s/></text:p>
          </table:table-cell>
          <table:table-cell office:value-type="float" office:value="15817" table:style-name="ce7">
            <text:p>15,817<text:s/></text:p>
          </table:table-cell>
          <table:table-cell office:value-type="float" office:value="11794" table:style-name="ce7">
            <text:p>11,794<text:s/></text:p>
          </table:table-cell>
          <table:table-cell office:value-type="float" office:value="17894" table:style-name="ce7">
            <text:p>17,894<text:s/></text:p>
          </table:table-cell>
          <table:table-cell office:value-type="float" office:value="4768" table:style-name="ce7">
            <text:p>4,768<text:s/></text:p>
          </table:table-cell>
          <table:table-cell office:value-type="float" office:value="5804" table:style-name="ce7">
            <text:p>5,804<text:s/></text:p>
          </table:table-cell>
          <table:table-cell office:value-type="float" office:value="3086" table:style-name="ce7">
            <text:p>3,086<text:s/></text:p>
          </table:table-cell>
          <table:table-cell office:value-type="float" office:value="2192" table:style-name="ce7">
            <text:p>2,192<text:s/></text:p>
          </table:table-cell>
          <table:table-cell office:value-type="float" office:value="7983" table:style-name="ce7">
            <text:p>7,983<text:s/></text:p>
          </table:table-cell>
          <table:table-cell office:value-type="float" office:value="6487" table:style-name="ce7">
            <text:p>6,487<text:s/></text:p>
          </table:table-cell>
          <table:table-cell office:value-type="float" office:value="8089" table:style-name="ce7">
            <text:p>8,089<text:s/></text:p>
          </table:table-cell>
          <table:table-cell office:value-type="float" office:value="10592" table:style-name="ce7">
            <text:p>10,592<text:s/></text:p>
          </table:table-cell>
          <table:table-cell office:value-type="float" office:value="11898" table:style-name="ce7">
            <text:p>11,898<text:s/></text:p>
          </table:table-cell>
          <table:table-cell office:value-type="float" office:value="15009" table:style-name="ce7">
            <text:p>15,009<text:s/></text:p>
          </table:table-cell>
          <table:table-cell office:value-type="float" office:value="19416" table:style-name="ce7">
            <text:p>19,416<text:s/></text:p>
          </table:table-cell>
          <table:table-cell office:value-type="float" office:value="9616" table:style-name="ce7">
            <text:p>9,616<text:s/></text:p>
          </table:table-cell>
          <table:table-cell office:value-type="float" office:value="7887" table:style-name="ce7">
            <text:p>7,887<text:s/></text:p>
          </table:table-cell>
          <table:table-cell office:value-type="float" office:value="8362" table:style-name="ce7">
            <text:p>8,362<text:s/></text:p>
          </table:table-cell>
          <table:table-cell office:value-type="float" office:value="8493" table:style-name="ce7">
            <text:p>8,493<text:s/></text:p>
          </table:table-cell>
          <table:table-cell office:value-type="float" office:value="8289" table:style-name="ce7">
            <text:p>8,289<text:s/></text:p>
          </table:table-cell>
          <table:table-cell office:value-type="float" office:value="6966" table:style-name="ce7">
            <text:p>6,966<text:s/></text:p>
          </table:table-cell>
          <table:table-cell office:value-type="float" office:value="5921" table:style-name="ce7">
            <text:p>5,921<text:s/></text:p>
          </table:table-cell>
          <table:table-cell office:value-type="float" office:value="1312" table:style-name="ce7">
            <text:p>1,312<text:s/></text:p>
          </table:table-cell>
          <table:table-cell office:value-type="float" office:value="1016" table:style-name="ce7">
            <text:p>1,016<text:s/></text:p>
          </table:table-cell>
          <table:table-cell office:value-type="float" office:value="1226" table:style-name="ce7">
            <text:p>1,226<text:s/></text:p>
          </table:table-cell>
          <table:table-cell office:value-type="float" office:value="1749" table:style-name="ce7">
            <text:p>1,749<text:s/></text:p>
          </table:table-cell>
          <table:table-cell office:value-type="float" office:value="373" table:style-name="ce7">
            <text:p>373<text:s/></text:p>
          </table:table-cell>
          <table:table-cell office:value-type="float" office:value="520" table:style-name="ce7">
            <text:p>520<text:s/></text:p>
          </table:table-cell>
          <table:table-cell office:value-type="float" office:value="660" table:style-name="ce7">
            <text:p>660<text:s/></text:p>
          </table:table-cell>
          <table:table-cell office:value-type="float" office:value="2113" table:style-name="ce7">
            <text:p>2,113<text:s/></text:p>
          </table:table-cell>
          <table:table-cell office:value-type="float" office:value="469" table:style-name="ce7">
            <text:p>469<text:s/></text:p>
          </table:table-cell>
          <table:table-cell office:value-type="float" office:value="1231" table:style-name="ce7">
            <text:p>1,231<text:s/></text:p>
          </table:table-cell>
          <table:table-cell office:value-type="float" office:value="963" table:style-name="ce7">
            <text:p>963<text:s/></text:p>
          </table:table-cell>
          <table:table-cell table:number-columns-repeated="16264"/>
        </table:table-row>
        <table:table-row table:style-name="ro2">
          <table:table-cell office:value-type="date" office:date-value="2025-06-16T00:00:00" table:style-name="ce10">
            <text:p>2025/6/16</text:p>
          </table:table-cell>
          <table:table-cell office:value-type="float" office:value="5356" table:style-name="ce7">
            <text:p>5,356<text:s/></text:p>
          </table:table-cell>
          <table:table-cell office:value-type="float" office:value="13223" table:style-name="ce7">
            <text:p>13,223<text:s/></text:p>
          </table:table-cell>
          <table:table-cell office:value-type="float" office:value="43994" table:style-name="ce7">
            <text:p>43,994<text:s/></text:p>
          </table:table-cell>
          <table:table-cell office:value-type="float" office:value="42014" table:style-name="ce7">
            <text:p>42,014<text:s/></text:p>
          </table:table-cell>
          <table:table-cell office:value-type="float" office:value="25543" table:style-name="ce7">
            <text:p>25,543<text:s/></text:p>
          </table:table-cell>
          <table:table-cell office:value-type="float" office:value="14193" table:style-name="ce7">
            <text:p>14,193<text:s/></text:p>
          </table:table-cell>
          <table:table-cell office:value-type="float" office:value="10871" table:style-name="ce7">
            <text:p>10,871<text:s/></text:p>
          </table:table-cell>
          <table:table-cell office:value-type="float" office:value="4097" table:style-name="ce7">
            <text:p>4,097<text:s/></text:p>
          </table:table-cell>
          <table:table-cell office:value-type="float" office:value="3487" table:style-name="ce7">
            <text:p>3,487<text:s/></text:p>
          </table:table-cell>
          <table:table-cell office:value-type="float" office:value="11752" table:style-name="ce7">
            <text:p>11,752<text:s/></text:p>
          </table:table-cell>
          <table:table-cell office:value-type="float" office:value="2733" table:style-name="ce7">
            <text:p>2,733<text:s/></text:p>
          </table:table-cell>
          <table:table-cell office:value-type="float" office:value="4286" table:style-name="ce7">
            <text:p>4,286<text:s/></text:p>
          </table:table-cell>
          <table:table-cell office:value-type="float" office:value="4538" table:style-name="ce7">
            <text:p>4,538<text:s/></text:p>
          </table:table-cell>
          <table:table-cell office:value-type="float" office:value="8272" table:style-name="ce7">
            <text:p>8,272<text:s/></text:p>
          </table:table-cell>
          <table:table-cell office:value-type="float" office:value="11051" table:style-name="ce7">
            <text:p>11,051<text:s/></text:p>
          </table:table-cell>
          <table:table-cell office:value-type="float" office:value="16025" table:style-name="ce7">
            <text:p>16,025<text:s/></text:p>
          </table:table-cell>
          <table:table-cell office:value-type="float" office:value="18525" table:style-name="ce7">
            <text:p>18,525<text:s/></text:p>
          </table:table-cell>
          <table:table-cell office:value-type="float" office:value="5875" table:style-name="ce7">
            <text:p>5,875<text:s/></text:p>
          </table:table-cell>
          <table:table-cell office:value-type="float" office:value="10015" table:style-name="ce7">
            <text:p>10,015<text:s/></text:p>
          </table:table-cell>
          <table:table-cell office:value-type="float" office:value="3582" table:style-name="ce7">
            <text:p>3,582<text:s/></text:p>
          </table:table-cell>
          <table:table-cell office:value-type="float" office:value="8870" table:style-name="ce7">
            <text:p>8,870<text:s/></text:p>
          </table:table-cell>
          <table:table-cell office:value-type="float" office:value="8543" table:style-name="ce7">
            <text:p>8,543<text:s/></text:p>
          </table:table-cell>
          <table:table-cell office:value-type="float" office:value="8831" table:style-name="ce7">
            <text:p>8,831<text:s/></text:p>
          </table:table-cell>
          <table:table-cell office:value-type="float" office:value="34088" table:style-name="ce7">
            <text:p>34,088<text:s/></text:p>
          </table:table-cell>
          <table:table-cell office:value-type="float" office:value="3042" table:style-name="ce7">
            <text:p>3,042<text:s/></text:p>
          </table:table-cell>
          <table:table-cell office:value-type="float" office:value="11728" table:style-name="ce7">
            <text:p>11,728<text:s/></text:p>
          </table:table-cell>
          <table:table-cell office:value-type="float" office:value="12214" table:style-name="ce7">
            <text:p>12,214<text:s/></text:p>
          </table:table-cell>
          <table:table-cell office:value-type="float" office:value="14532" table:style-name="ce7">
            <text:p>14,532<text:s/></text:p>
          </table:table-cell>
          <table:table-cell office:value-type="float" office:value="20983" table:style-name="ce7">
            <text:p>20,983<text:s/></text:p>
          </table:table-cell>
          <table:table-cell office:value-type="float" office:value="14394" table:style-name="ce7">
            <text:p>14,394<text:s/></text:p>
          </table:table-cell>
          <table:table-cell office:value-type="float" office:value="9699" table:style-name="ce7">
            <text:p>9,699<text:s/></text:p>
          </table:table-cell>
          <table:table-cell office:value-type="float" office:value="23219" table:style-name="ce7">
            <text:p>23,219<text:s/></text:p>
          </table:table-cell>
          <table:table-cell office:value-type="float" office:value="15079" table:style-name="ce7">
            <text:p>15,079<text:s/></text:p>
          </table:table-cell>
          <table:table-cell office:value-type="float" office:value="30169" table:style-name="ce7">
            <text:p>30,169<text:s/></text:p>
          </table:table-cell>
          <table:table-cell office:value-type="float" office:value="25077" table:style-name="ce7">
            <text:p>25,077<text:s/></text:p>
          </table:table-cell>
          <table:table-cell office:value-type="float" office:value="10426" table:style-name="ce7">
            <text:p>10,426<text:s/></text:p>
          </table:table-cell>
          <table:table-cell office:value-type="float" office:value="32411" table:style-name="ce7">
            <text:p>32,411<text:s/></text:p>
          </table:table-cell>
          <table:table-cell office:value-type="float" office:value="23478" table:style-name="ce7">
            <text:p>23,478<text:s/></text:p>
          </table:table-cell>
          <table:table-cell office:value-type="float" office:value="22566" table:style-name="ce7">
            <text:p>22,566<text:s/></text:p>
          </table:table-cell>
          <table:table-cell office:value-type="float" office:value="20031" table:style-name="ce7">
            <text:p>20,031<text:s/></text:p>
          </table:table-cell>
          <table:table-cell office:value-type="float" office:value="24639" table:style-name="ce7">
            <text:p>24,639<text:s/></text:p>
          </table:table-cell>
          <table:table-cell office:value-type="float" office:value="139568" table:style-name="ce7">
            <text:p>139,568<text:s/></text:p>
          </table:table-cell>
          <table:table-cell office:value-type="float" office:value="44605" table:style-name="ce7">
            <text:p>44,605<text:s/></text:p>
          </table:table-cell>
          <table:table-cell office:value-type="float" office:value="22095" table:style-name="ce7">
            <text:p>22,095<text:s/></text:p>
          </table:table-cell>
          <table:table-cell office:value-type="float" office:value="23942" table:style-name="ce7">
            <text:p>23,942<text:s/></text:p>
          </table:table-cell>
          <table:table-cell office:value-type="float" office:value="23040" table:style-name="ce7">
            <text:p>23,040<text:s/></text:p>
          </table:table-cell>
          <table:table-cell office:value-type="float" office:value="23471" table:style-name="ce7">
            <text:p>23,471<text:s/></text:p>
          </table:table-cell>
          <table:table-cell office:value-type="float" office:value="24721" table:style-name="ce7">
            <text:p>24,721<text:s/></text:p>
          </table:table-cell>
          <table:table-cell office:value-type="float" office:value="22415" table:style-name="ce7">
            <text:p>22,415<text:s/></text:p>
          </table:table-cell>
          <table:table-cell office:value-type="float" office:value="13099" table:style-name="ce7">
            <text:p>13,099<text:s/></text:p>
          </table:table-cell>
          <table:table-cell office:value-type="float" office:value="28531" table:style-name="ce7">
            <text:p>28,531<text:s/></text:p>
          </table:table-cell>
          <table:table-cell office:value-type="float" office:value="6951" table:style-name="ce7">
            <text:p>6,951<text:s/></text:p>
          </table:table-cell>
          <table:table-cell office:value-type="float" office:value="8746" table:style-name="ce7">
            <text:p>8,746<text:s/></text:p>
          </table:table-cell>
          <table:table-cell office:value-type="float" office:value="17053" table:style-name="ce7">
            <text:p>17,053<text:s/></text:p>
          </table:table-cell>
          <table:table-cell office:value-type="float" office:value="4497" table:style-name="ce7">
            <text:p>4,497<text:s/></text:p>
          </table:table-cell>
          <table:table-cell office:value-type="float" office:value="3718" table:style-name="ce7">
            <text:p>3,718<text:s/></text:p>
          </table:table-cell>
          <table:table-cell office:value-type="float" office:value="3319" table:style-name="ce7">
            <text:p>3,319<text:s/></text:p>
          </table:table-cell>
          <table:table-cell office:value-type="float" office:value="14167" table:style-name="ce7">
            <text:p>14,167<text:s/></text:p>
          </table:table-cell>
          <table:table-cell office:value-type="float" office:value="9167" table:style-name="ce7">
            <text:p>9,167<text:s/></text:p>
          </table:table-cell>
          <table:table-cell office:value-type="float" office:value="13337" table:style-name="ce7">
            <text:p>13,337<text:s/></text:p>
          </table:table-cell>
          <table:table-cell office:value-type="float" office:value="30650" table:style-name="ce7">
            <text:p>30,650<text:s/></text:p>
          </table:table-cell>
          <table:table-cell office:value-type="float" office:value="10390" table:style-name="ce7">
            <text:p>10,390<text:s/></text:p>
          </table:table-cell>
          <table:table-cell office:value-type="float" office:value="13372" table:style-name="ce7">
            <text:p>13,372<text:s/></text:p>
          </table:table-cell>
          <table:table-cell office:value-type="float" office:value="8918" table:style-name="ce7">
            <text:p>8,918<text:s/></text:p>
          </table:table-cell>
          <table:table-cell office:value-type="float" office:value="23010" table:style-name="ce7">
            <text:p>23,010<text:s/></text:p>
          </table:table-cell>
          <table:table-cell office:value-type="float" office:value="26648" table:style-name="ce7">
            <text:p>26,648<text:s/></text:p>
          </table:table-cell>
          <table:table-cell office:value-type="float" office:value="28855" table:style-name="ce7">
            <text:p>28,855<text:s/></text:p>
          </table:table-cell>
          <table:table-cell office:value-type="float" office:value="36872" table:style-name="ce7">
            <text:p>36,872<text:s/></text:p>
          </table:table-cell>
          <table:table-cell office:value-type="float" office:value="37961" table:style-name="ce7">
            <text:p>37,961<text:s/></text:p>
          </table:table-cell>
          <table:table-cell office:value-type="float" office:value="27851" table:style-name="ce7">
            <text:p>27,851<text:s/></text:p>
          </table:table-cell>
          <table:table-cell office:value-type="float" office:value="26862" table:style-name="ce7">
            <text:p>26,862<text:s/></text:p>
          </table:table-cell>
          <table:table-cell office:value-type="float" office:value="59789" table:style-name="ce7">
            <text:p>59,789<text:s/></text:p>
          </table:table-cell>
          <table:table-cell office:value-type="float" office:value="23105" table:style-name="ce7">
            <text:p>23,105<text:s/></text:p>
          </table:table-cell>
          <table:table-cell office:value-type="float" office:value="33134" table:style-name="ce7">
            <text:p>33,134<text:s/></text:p>
          </table:table-cell>
          <table:table-cell office:value-type="float" office:value="31743" table:style-name="ce7">
            <text:p>31,743<text:s/></text:p>
          </table:table-cell>
          <table:table-cell office:value-type="float" office:value="22448" table:style-name="ce7">
            <text:p>22,448<text:s/></text:p>
          </table:table-cell>
          <table:table-cell office:value-type="float" office:value="56828" table:style-name="ce7">
            <text:p>56,828<text:s/></text:p>
          </table:table-cell>
          <table:table-cell office:value-type="float" office:value="19385" table:style-name="ce7">
            <text:p>19,385<text:s/></text:p>
          </table:table-cell>
          <table:table-cell office:value-type="float" office:value="16199" table:style-name="ce7">
            <text:p>16,199<text:s/></text:p>
          </table:table-cell>
          <table:table-cell office:value-type="float" office:value="15219" table:style-name="ce7">
            <text:p>15,219<text:s/></text:p>
          </table:table-cell>
          <table:table-cell office:value-type="float" office:value="23598" table:style-name="ce7">
            <text:p>23,598<text:s/></text:p>
          </table:table-cell>
          <table:table-cell office:value-type="float" office:value="14557" table:style-name="ce7">
            <text:p>14,557<text:s/></text:p>
          </table:table-cell>
          <table:table-cell office:value-type="float" office:value="30081" table:style-name="ce7">
            <text:p>30,081<text:s/></text:p>
          </table:table-cell>
          <table:table-cell office:value-type="float" office:value="18985" table:style-name="ce7">
            <text:p>18,985<text:s/></text:p>
          </table:table-cell>
          <table:table-cell office:value-type="float" office:value="8240" table:style-name="ce7">
            <text:p>8,240<text:s/></text:p>
          </table:table-cell>
          <table:table-cell office:value-type="float" office:value="16470" table:style-name="ce7">
            <text:p>16,470<text:s/></text:p>
          </table:table-cell>
          <table:table-cell office:value-type="float" office:value="40473" table:style-name="ce7">
            <text:p>40,473<text:s/></text:p>
          </table:table-cell>
          <table:table-cell office:value-type="float" office:value="21707" table:style-name="ce7">
            <text:p>21,707<text:s/></text:p>
          </table:table-cell>
          <table:table-cell office:value-type="float" office:value="25264" table:style-name="ce7">
            <text:p>25,264<text:s/></text:p>
          </table:table-cell>
          <table:table-cell office:value-type="float" office:value="27557" table:style-name="ce7">
            <text:p>27,557<text:s/></text:p>
          </table:table-cell>
          <table:table-cell office:value-type="float" office:value="7408" table:style-name="ce7">
            <text:p>7,408<text:s/></text:p>
          </table:table-cell>
          <table:table-cell office:value-type="float" office:value="11355" table:style-name="ce7">
            <text:p>11,355<text:s/></text:p>
          </table:table-cell>
          <table:table-cell office:value-type="float" office:value="5537" table:style-name="ce7">
            <text:p>5,537<text:s/></text:p>
          </table:table-cell>
          <table:table-cell office:value-type="float" office:value="5311" table:style-name="ce7">
            <text:p>5,311<text:s/></text:p>
          </table:table-cell>
          <table:table-cell office:value-type="float" office:value="8753" table:style-name="ce7">
            <text:p>8,753<text:s/></text:p>
          </table:table-cell>
          <table:table-cell office:value-type="float" office:value="10414" table:style-name="ce7">
            <text:p>10,414<text:s/></text:p>
          </table:table-cell>
          <table:table-cell office:value-type="float" office:value="9741" table:style-name="ce7">
            <text:p>9,741<text:s/></text:p>
          </table:table-cell>
          <table:table-cell office:value-type="float" office:value="13264" table:style-name="ce7">
            <text:p>13,264<text:s/></text:p>
          </table:table-cell>
          <table:table-cell office:value-type="float" office:value="17471" table:style-name="ce7">
            <text:p>17,471<text:s/></text:p>
          </table:table-cell>
          <table:table-cell office:value-type="float" office:value="27776" table:style-name="ce7">
            <text:p>27,776<text:s/></text:p>
          </table:table-cell>
          <table:table-cell office:value-type="float" office:value="24311" table:style-name="ce7">
            <text:p>24,311<text:s/></text:p>
          </table:table-cell>
          <table:table-cell office:value-type="float" office:value="15211" table:style-name="ce7">
            <text:p>15,211<text:s/></text:p>
          </table:table-cell>
          <table:table-cell office:value-type="float" office:value="11800" table:style-name="ce7">
            <text:p>11,800<text:s/></text:p>
          </table:table-cell>
          <table:table-cell office:value-type="float" office:value="11697" table:style-name="ce7">
            <text:p>11,697<text:s/></text:p>
          </table:table-cell>
          <table:table-cell office:value-type="float" office:value="13013" table:style-name="ce7">
            <text:p>13,013<text:s/></text:p>
          </table:table-cell>
          <table:table-cell office:value-type="float" office:value="11669" table:style-name="ce7">
            <text:p>11,669<text:s/></text:p>
          </table:table-cell>
          <table:table-cell office:value-type="float" office:value="11620" table:style-name="ce7">
            <text:p>11,620<text:s/></text:p>
          </table:table-cell>
          <table:table-cell office:value-type="float" office:value="9156" table:style-name="ce7">
            <text:p>9,156<text:s/></text:p>
          </table:table-cell>
          <table:table-cell office:value-type="float" office:value="2134" table:style-name="ce7">
            <text:p>2,134<text:s/></text:p>
          </table:table-cell>
          <table:table-cell office:value-type="float" office:value="1303" table:style-name="ce7">
            <text:p>1,303<text:s/></text:p>
          </table:table-cell>
          <table:table-cell office:value-type="float" office:value="1707" table:style-name="ce7">
            <text:p>1,707<text:s/></text:p>
          </table:table-cell>
          <table:table-cell office:value-type="float" office:value="2241" table:style-name="ce7">
            <text:p>2,241<text:s/></text:p>
          </table:table-cell>
          <table:table-cell office:value-type="float" office:value="1163" table:style-name="ce7">
            <text:p>1,163<text:s/></text:p>
          </table:table-cell>
          <table:table-cell office:value-type="float" office:value="1665" table:style-name="ce7">
            <text:p>1,665<text:s/></text:p>
          </table:table-cell>
          <table:table-cell office:value-type="float" office:value="1168" table:style-name="ce7">
            <text:p>1,168<text:s/></text:p>
          </table:table-cell>
          <table:table-cell office:value-type="float" office:value="1953" table:style-name="ce7">
            <text:p>1,953<text:s/></text:p>
          </table:table-cell>
          <table:table-cell office:value-type="float" office:value="524" table:style-name="ce7">
            <text:p>524<text:s/></text:p>
          </table:table-cell>
          <table:table-cell office:value-type="float" office:value="1919" table:style-name="ce7">
            <text:p>1,919<text:s/></text:p>
          </table:table-cell>
          <table:table-cell office:value-type="float" office:value="1693" table:style-name="ce7">
            <text:p>1,693<text:s/></text:p>
          </table:table-cell>
          <table:table-cell table:number-columns-repeated="16264"/>
        </table:table-row>
        <table:table-row table:style-name="ro2">
          <table:table-cell office:value-type="date" office:date-value="2025-06-17T00:00:00" table:style-name="ce10">
            <text:p>2025/6/17</text:p>
          </table:table-cell>
          <table:table-cell office:value-type="float" office:value="5594" table:style-name="ce7">
            <text:p>5,594<text:s/></text:p>
          </table:table-cell>
          <table:table-cell office:value-type="float" office:value="13509" table:style-name="ce7">
            <text:p>13,509<text:s/></text:p>
          </table:table-cell>
          <table:table-cell office:value-type="float" office:value="45285" table:style-name="ce7">
            <text:p>45,285<text:s/></text:p>
          </table:table-cell>
          <table:table-cell office:value-type="float" office:value="42731" table:style-name="ce7">
            <text:p>42,731<text:s/></text:p>
          </table:table-cell>
          <table:table-cell office:value-type="float" office:value="26373" table:style-name="ce7">
            <text:p>26,373<text:s/></text:p>
          </table:table-cell>
          <table:table-cell office:value-type="float" office:value="14529" table:style-name="ce7">
            <text:p>14,529<text:s/></text:p>
          </table:table-cell>
          <table:table-cell office:value-type="float" office:value="11424" table:style-name="ce7">
            <text:p>11,424<text:s/></text:p>
          </table:table-cell>
          <table:table-cell office:value-type="float" office:value="4190" table:style-name="ce7">
            <text:p>4,190<text:s/></text:p>
          </table:table-cell>
          <table:table-cell office:value-type="float" office:value="3721" table:style-name="ce7">
            <text:p>3,721<text:s/></text:p>
          </table:table-cell>
          <table:table-cell office:value-type="float" office:value="11704" table:style-name="ce7">
            <text:p>11,704<text:s/></text:p>
          </table:table-cell>
          <table:table-cell office:value-type="float" office:value="2739" table:style-name="ce7">
            <text:p>2,739<text:s/></text:p>
          </table:table-cell>
          <table:table-cell office:value-type="float" office:value="4457" table:style-name="ce7">
            <text:p>4,457<text:s/></text:p>
          </table:table-cell>
          <table:table-cell office:value-type="float" office:value="5035" table:style-name="ce7">
            <text:p>5,035<text:s/></text:p>
          </table:table-cell>
          <table:table-cell office:value-type="float" office:value="8612" table:style-name="ce7">
            <text:p>8,612<text:s/></text:p>
          </table:table-cell>
          <table:table-cell office:value-type="float" office:value="11520" table:style-name="ce7">
            <text:p>11,520<text:s/></text:p>
          </table:table-cell>
          <table:table-cell office:value-type="float" office:value="16536" table:style-name="ce7">
            <text:p>16,536<text:s/></text:p>
          </table:table-cell>
          <table:table-cell office:value-type="float" office:value="19539" table:style-name="ce7">
            <text:p>19,539<text:s/></text:p>
          </table:table-cell>
          <table:table-cell office:value-type="float" office:value="6108" table:style-name="ce7">
            <text:p>6,108<text:s/></text:p>
          </table:table-cell>
          <table:table-cell office:value-type="float" office:value="10382" table:style-name="ce7">
            <text:p>10,382<text:s/></text:p>
          </table:table-cell>
          <table:table-cell office:value-type="float" office:value="3454" table:style-name="ce7">
            <text:p>3,454<text:s/></text:p>
          </table:table-cell>
          <table:table-cell office:value-type="float" office:value="9039" table:style-name="ce7">
            <text:p>9,039<text:s/></text:p>
          </table:table-cell>
          <table:table-cell office:value-type="float" office:value="8893" table:style-name="ce7">
            <text:p>8,893<text:s/></text:p>
          </table:table-cell>
          <table:table-cell office:value-type="float" office:value="8981" table:style-name="ce7">
            <text:p>8,981<text:s/></text:p>
          </table:table-cell>
          <table:table-cell office:value-type="float" office:value="34369" table:style-name="ce7">
            <text:p>34,369<text:s/></text:p>
          </table:table-cell>
          <table:table-cell office:value-type="float" office:value="3145" table:style-name="ce7">
            <text:p>3,145<text:s/></text:p>
          </table:table-cell>
          <table:table-cell office:value-type="float" office:value="12031" table:style-name="ce7">
            <text:p>12,031<text:s/></text:p>
          </table:table-cell>
          <table:table-cell office:value-type="float" office:value="12359" table:style-name="ce7">
            <text:p>12,359<text:s/></text:p>
          </table:table-cell>
          <table:table-cell office:value-type="float" office:value="14936" table:style-name="ce7">
            <text:p>14,936<text:s/></text:p>
          </table:table-cell>
          <table:table-cell office:value-type="float" office:value="21633" table:style-name="ce7">
            <text:p>21,633<text:s/></text:p>
          </table:table-cell>
          <table:table-cell office:value-type="float" office:value="14956" table:style-name="ce7">
            <text:p>14,956<text:s/></text:p>
          </table:table-cell>
          <table:table-cell office:value-type="float" office:value="10103" table:style-name="ce7">
            <text:p>10,103<text:s/></text:p>
          </table:table-cell>
          <table:table-cell office:value-type="float" office:value="24384" table:style-name="ce7">
            <text:p>24,384<text:s/></text:p>
          </table:table-cell>
          <table:table-cell office:value-type="float" office:value="15697" table:style-name="ce7">
            <text:p>15,697<text:s/></text:p>
          </table:table-cell>
          <table:table-cell office:value-type="float" office:value="31706" table:style-name="ce7">
            <text:p>31,706<text:s/></text:p>
          </table:table-cell>
          <table:table-cell office:value-type="float" office:value="27235" table:style-name="ce7">
            <text:p>27,235<text:s/></text:p>
          </table:table-cell>
          <table:table-cell office:value-type="float" office:value="10673" table:style-name="ce7">
            <text:p>10,673<text:s/></text:p>
          </table:table-cell>
          <table:table-cell office:value-type="float" office:value="32905" table:style-name="ce7">
            <text:p>32,905<text:s/></text:p>
          </table:table-cell>
          <table:table-cell office:value-type="float" office:value="24229" table:style-name="ce7">
            <text:p>24,229<text:s/></text:p>
          </table:table-cell>
          <table:table-cell office:value-type="float" office:value="23129" table:style-name="ce7">
            <text:p>23,129<text:s/></text:p>
          </table:table-cell>
          <table:table-cell office:value-type="float" office:value="20550" table:style-name="ce7">
            <text:p>20,550<text:s/></text:p>
          </table:table-cell>
          <table:table-cell office:value-type="float" office:value="24910" table:style-name="ce7">
            <text:p>24,910<text:s/></text:p>
          </table:table-cell>
          <table:table-cell office:value-type="float" office:value="135424" table:style-name="ce7">
            <text:p>135,424<text:s/></text:p>
          </table:table-cell>
          <table:table-cell office:value-type="float" office:value="46331" table:style-name="ce7">
            <text:p>46,331<text:s/></text:p>
          </table:table-cell>
          <table:table-cell office:value-type="float" office:value="21837" table:style-name="ce7">
            <text:p>21,837<text:s/></text:p>
          </table:table-cell>
          <table:table-cell office:value-type="float" office:value="24390" table:style-name="ce7">
            <text:p>24,390<text:s/></text:p>
          </table:table-cell>
          <table:table-cell office:value-type="float" office:value="24484" table:style-name="ce7">
            <text:p>24,484<text:s/></text:p>
          </table:table-cell>
          <table:table-cell office:value-type="float" office:value="24337" table:style-name="ce7">
            <text:p>24,337<text:s/></text:p>
          </table:table-cell>
          <table:table-cell office:value-type="float" office:value="25765" table:style-name="ce7">
            <text:p>25,765<text:s/></text:p>
          </table:table-cell>
          <table:table-cell office:value-type="float" office:value="23774" table:style-name="ce7">
            <text:p>23,774<text:s/></text:p>
          </table:table-cell>
          <table:table-cell office:value-type="float" office:value="13386" table:style-name="ce7">
            <text:p>13,386<text:s/></text:p>
          </table:table-cell>
          <table:table-cell office:value-type="float" office:value="28966" table:style-name="ce7">
            <text:p>28,966<text:s/></text:p>
          </table:table-cell>
          <table:table-cell office:value-type="float" office:value="7155" table:style-name="ce7">
            <text:p>7,155<text:s/></text:p>
          </table:table-cell>
          <table:table-cell office:value-type="float" office:value="9073" table:style-name="ce7">
            <text:p>9,073<text:s/></text:p>
          </table:table-cell>
          <table:table-cell office:value-type="float" office:value="17563" table:style-name="ce7">
            <text:p>17,563<text:s/></text:p>
          </table:table-cell>
          <table:table-cell office:value-type="float" office:value="4849" table:style-name="ce7">
            <text:p>4,849<text:s/></text:p>
          </table:table-cell>
          <table:table-cell office:value-type="float" office:value="3899" table:style-name="ce7">
            <text:p>3,899<text:s/></text:p>
          </table:table-cell>
          <table:table-cell office:value-type="float" office:value="3444" table:style-name="ce7">
            <text:p>3,444<text:s/></text:p>
          </table:table-cell>
          <table:table-cell office:value-type="float" office:value="14181" table:style-name="ce7">
            <text:p>14,181<text:s/></text:p>
          </table:table-cell>
          <table:table-cell office:value-type="float" office:value="9321" table:style-name="ce7">
            <text:p>9,321<text:s/></text:p>
          </table:table-cell>
          <table:table-cell office:value-type="float" office:value="13553" table:style-name="ce7">
            <text:p>13,553<text:s/></text:p>
          </table:table-cell>
          <table:table-cell office:value-type="float" office:value="30058" table:style-name="ce7">
            <text:p>30,058<text:s/></text:p>
          </table:table-cell>
          <table:table-cell office:value-type="float" office:value="10567" table:style-name="ce7">
            <text:p>10,567<text:s/></text:p>
          </table:table-cell>
          <table:table-cell office:value-type="float" office:value="13436" table:style-name="ce7">
            <text:p>13,436<text:s/></text:p>
          </table:table-cell>
          <table:table-cell office:value-type="float" office:value="8927" table:style-name="ce7">
            <text:p>8,927<text:s/></text:p>
          </table:table-cell>
          <table:table-cell office:value-type="float" office:value="23277" table:style-name="ce7">
            <text:p>23,277<text:s/></text:p>
          </table:table-cell>
          <table:table-cell office:value-type="float" office:value="27252" table:style-name="ce7">
            <text:p>27,252<text:s/></text:p>
          </table:table-cell>
          <table:table-cell office:value-type="float" office:value="29245" table:style-name="ce7">
            <text:p>29,245<text:s/></text:p>
          </table:table-cell>
          <table:table-cell office:value-type="float" office:value="36618" table:style-name="ce7">
            <text:p>36,618<text:s/></text:p>
          </table:table-cell>
          <table:table-cell office:value-type="float" office:value="38067" table:style-name="ce7">
            <text:p>38,067<text:s/></text:p>
          </table:table-cell>
          <table:table-cell office:value-type="float" office:value="28240" table:style-name="ce7">
            <text:p>28,240<text:s/></text:p>
          </table:table-cell>
          <table:table-cell office:value-type="float" office:value="26870" table:style-name="ce7">
            <text:p>26,870<text:s/></text:p>
          </table:table-cell>
          <table:table-cell office:value-type="float" office:value="61564" table:style-name="ce7">
            <text:p>61,564<text:s/></text:p>
          </table:table-cell>
          <table:table-cell office:value-type="float" office:value="24269" table:style-name="ce7">
            <text:p>24,269<text:s/></text:p>
          </table:table-cell>
          <table:table-cell office:value-type="float" office:value="33963" table:style-name="ce7">
            <text:p>33,963<text:s/></text:p>
          </table:table-cell>
          <table:table-cell office:value-type="float" office:value="32629" table:style-name="ce7">
            <text:p>32,629<text:s/></text:p>
          </table:table-cell>
          <table:table-cell office:value-type="float" office:value="23298" table:style-name="ce7">
            <text:p>23,298<text:s/></text:p>
          </table:table-cell>
          <table:table-cell office:value-type="float" office:value="56553" table:style-name="ce7">
            <text:p>56,553<text:s/></text:p>
          </table:table-cell>
          <table:table-cell office:value-type="float" office:value="20670" table:style-name="ce7">
            <text:p>20,670<text:s/></text:p>
          </table:table-cell>
          <table:table-cell office:value-type="float" office:value="16693" table:style-name="ce7">
            <text:p>16,693<text:s/></text:p>
          </table:table-cell>
          <table:table-cell office:value-type="float" office:value="15396" table:style-name="ce7">
            <text:p>15,396<text:s/></text:p>
          </table:table-cell>
          <table:table-cell office:value-type="float" office:value="23565" table:style-name="ce7">
            <text:p>23,565<text:s/></text:p>
          </table:table-cell>
          <table:table-cell office:value-type="float" office:value="14648" table:style-name="ce7">
            <text:p>14,648<text:s/></text:p>
          </table:table-cell>
          <table:table-cell office:value-type="float" office:value="29702" table:style-name="ce7">
            <text:p>29,702<text:s/></text:p>
          </table:table-cell>
          <table:table-cell office:value-type="float" office:value="19385" table:style-name="ce7">
            <text:p>19,385<text:s/></text:p>
          </table:table-cell>
          <table:table-cell office:value-type="float" office:value="8216" table:style-name="ce7">
            <text:p>8,216<text:s/></text:p>
          </table:table-cell>
          <table:table-cell office:value-type="float" office:value="16491" table:style-name="ce7">
            <text:p>16,491<text:s/></text:p>
          </table:table-cell>
          <table:table-cell office:value-type="float" office:value="41412" table:style-name="ce7">
            <text:p>41,412<text:s/></text:p>
          </table:table-cell>
          <table:table-cell office:value-type="float" office:value="22070" table:style-name="ce7">
            <text:p>22,070<text:s/></text:p>
          </table:table-cell>
          <table:table-cell office:value-type="float" office:value="25682" table:style-name="ce7">
            <text:p>25,682<text:s/></text:p>
          </table:table-cell>
          <table:table-cell office:value-type="float" office:value="27489" table:style-name="ce7">
            <text:p>27,489<text:s/></text:p>
          </table:table-cell>
          <table:table-cell office:value-type="float" office:value="7562" table:style-name="ce7">
            <text:p>7,562<text:s/></text:p>
          </table:table-cell>
          <table:table-cell office:value-type="float" office:value="11514" table:style-name="ce7">
            <text:p>11,514<text:s/></text:p>
          </table:table-cell>
          <table:table-cell office:value-type="float" office:value="5530" table:style-name="ce7">
            <text:p>5,530<text:s/></text:p>
          </table:table-cell>
          <table:table-cell office:value-type="float" office:value="5521" table:style-name="ce7">
            <text:p>5,521<text:s/></text:p>
          </table:table-cell>
          <table:table-cell office:value-type="float" office:value="8915" table:style-name="ce7">
            <text:p>8,915<text:s/></text:p>
          </table:table-cell>
          <table:table-cell office:value-type="float" office:value="10751" table:style-name="ce7">
            <text:p>10,751<text:s/></text:p>
          </table:table-cell>
          <table:table-cell office:value-type="float" office:value="10054" table:style-name="ce7">
            <text:p>10,054<text:s/></text:p>
          </table:table-cell>
          <table:table-cell office:value-type="float" office:value="13240" table:style-name="ce7">
            <text:p>13,240<text:s/></text:p>
          </table:table-cell>
          <table:table-cell office:value-type="float" office:value="18155" table:style-name="ce7">
            <text:p>18,155<text:s/></text:p>
          </table:table-cell>
          <table:table-cell office:value-type="float" office:value="28007" table:style-name="ce7">
            <text:p>28,007<text:s/></text:p>
          </table:table-cell>
          <table:table-cell office:value-type="float" office:value="25472" table:style-name="ce7">
            <text:p>25,472<text:s/></text:p>
          </table:table-cell>
          <table:table-cell office:value-type="float" office:value="15616" table:style-name="ce7">
            <text:p>15,616<text:s/></text:p>
          </table:table-cell>
          <table:table-cell office:value-type="float" office:value="12079" table:style-name="ce7">
            <text:p>12,079<text:s/></text:p>
          </table:table-cell>
          <table:table-cell office:value-type="float" office:value="12034" table:style-name="ce7">
            <text:p>12,034<text:s/></text:p>
          </table:table-cell>
          <table:table-cell office:value-type="float" office:value="13178" table:style-name="ce7">
            <text:p>13,178<text:s/></text:p>
          </table:table-cell>
          <table:table-cell office:value-type="float" office:value="12045" table:style-name="ce7">
            <text:p>12,045<text:s/></text:p>
          </table:table-cell>
          <table:table-cell office:value-type="float" office:value="11738" table:style-name="ce7">
            <text:p>11,738<text:s/></text:p>
          </table:table-cell>
          <table:table-cell office:value-type="float" office:value="9433" table:style-name="ce7">
            <text:p>9,433<text:s/></text:p>
          </table:table-cell>
          <table:table-cell office:value-type="float" office:value="2142" table:style-name="ce7">
            <text:p>2,142<text:s/></text:p>
          </table:table-cell>
          <table:table-cell office:value-type="float" office:value="1323" table:style-name="ce7">
            <text:p>1,323<text:s/></text:p>
          </table:table-cell>
          <table:table-cell office:value-type="float" office:value="1753" table:style-name="ce7">
            <text:p>1,753<text:s/></text:p>
          </table:table-cell>
          <table:table-cell office:value-type="float" office:value="2232" table:style-name="ce7">
            <text:p>2,232<text:s/></text:p>
          </table:table-cell>
          <table:table-cell office:value-type="float" office:value="1175" table:style-name="ce7">
            <text:p>1,175<text:s/></text:p>
          </table:table-cell>
          <table:table-cell office:value-type="float" office:value="1734" table:style-name="ce7">
            <text:p>1,734<text:s/></text:p>
          </table:table-cell>
          <table:table-cell office:value-type="float" office:value="1132" table:style-name="ce7">
            <text:p>1,132<text:s/></text:p>
          </table:table-cell>
          <table:table-cell office:value-type="float" office:value="1890" table:style-name="ce7">
            <text:p>1,890<text:s/></text:p>
          </table:table-cell>
          <table:table-cell office:value-type="float" office:value="610" table:style-name="ce7">
            <text:p>610<text:s/></text:p>
          </table:table-cell>
          <table:table-cell office:value-type="float" office:value="2012" table:style-name="ce7">
            <text:p>2,012<text:s/></text:p>
          </table:table-cell>
          <table:table-cell office:value-type="float" office:value="1839" table:style-name="ce7">
            <text:p>1,839<text:s/></text:p>
          </table:table-cell>
          <table:table-cell table:number-columns-repeated="16264"/>
        </table:table-row>
        <table:table-row table:style-name="ro2">
          <table:table-cell office:value-type="date" office:date-value="2025-06-18T00:00:00" table:style-name="ce10">
            <text:p>2025/6/18</text:p>
          </table:table-cell>
          <table:table-cell office:value-type="float" office:value="5494" table:style-name="ce7">
            <text:p>5,494<text:s/></text:p>
          </table:table-cell>
          <table:table-cell office:value-type="float" office:value="13979" table:style-name="ce7">
            <text:p>13,979<text:s/></text:p>
          </table:table-cell>
          <table:table-cell office:value-type="float" office:value="45735" table:style-name="ce7">
            <text:p>45,735<text:s/></text:p>
          </table:table-cell>
          <table:table-cell office:value-type="float" office:value="43637" table:style-name="ce7">
            <text:p>43,637<text:s/></text:p>
          </table:table-cell>
          <table:table-cell office:value-type="float" office:value="26355" table:style-name="ce7">
            <text:p>26,355<text:s/></text:p>
          </table:table-cell>
          <table:table-cell office:value-type="float" office:value="14652" table:style-name="ce7">
            <text:p>14,652<text:s/></text:p>
          </table:table-cell>
          <table:table-cell office:value-type="float" office:value="11526" table:style-name="ce7">
            <text:p>11,526<text:s/></text:p>
          </table:table-cell>
          <table:table-cell office:value-type="float" office:value="4356" table:style-name="ce7">
            <text:p>4,356<text:s/></text:p>
          </table:table-cell>
          <table:table-cell office:value-type="float" office:value="3744" table:style-name="ce7">
            <text:p>3,744<text:s/></text:p>
          </table:table-cell>
          <table:table-cell office:value-type="float" office:value="11865" table:style-name="ce7">
            <text:p>11,865<text:s/></text:p>
          </table:table-cell>
          <table:table-cell office:value-type="float" office:value="2874" table:style-name="ce7">
            <text:p>2,874<text:s/></text:p>
          </table:table-cell>
          <table:table-cell office:value-type="float" office:value="4302" table:style-name="ce7">
            <text:p>4,302<text:s/></text:p>
          </table:table-cell>
          <table:table-cell office:value-type="float" office:value="4011" table:style-name="ce7">
            <text:p>4,011<text:s/></text:p>
          </table:table-cell>
          <table:table-cell office:value-type="float" office:value="8600" table:style-name="ce7">
            <text:p>8,600<text:s/></text:p>
          </table:table-cell>
          <table:table-cell office:value-type="float" office:value="11168" table:style-name="ce7">
            <text:p>11,168<text:s/></text:p>
          </table:table-cell>
          <table:table-cell office:value-type="float" office:value="16464" table:style-name="ce7">
            <text:p>16,464<text:s/></text:p>
          </table:table-cell>
          <table:table-cell office:value-type="float" office:value="19233" table:style-name="ce7">
            <text:p>19,233<text:s/></text:p>
          </table:table-cell>
          <table:table-cell office:value-type="float" office:value="6142" table:style-name="ce7">
            <text:p>6,142<text:s/></text:p>
          </table:table-cell>
          <table:table-cell office:value-type="float" office:value="10460" table:style-name="ce7">
            <text:p>10,460<text:s/></text:p>
          </table:table-cell>
          <table:table-cell office:value-type="float" office:value="3621" table:style-name="ce7">
            <text:p>3,621<text:s/></text:p>
          </table:table-cell>
          <table:table-cell office:value-type="float" office:value="9288" table:style-name="ce7">
            <text:p>9,288<text:s/></text:p>
          </table:table-cell>
          <table:table-cell office:value-type="float" office:value="8922" table:style-name="ce7">
            <text:p>8,922<text:s/></text:p>
          </table:table-cell>
          <table:table-cell office:value-type="float" office:value="9058" table:style-name="ce7">
            <text:p>9,058<text:s/></text:p>
          </table:table-cell>
          <table:table-cell office:value-type="float" office:value="34748" table:style-name="ce7">
            <text:p>34,748<text:s/></text:p>
          </table:table-cell>
          <table:table-cell office:value-type="float" office:value="3374" table:style-name="ce7">
            <text:p>3,374<text:s/></text:p>
          </table:table-cell>
          <table:table-cell office:value-type="float" office:value="15651" table:style-name="ce7">
            <text:p>15,651<text:s/></text:p>
          </table:table-cell>
          <table:table-cell office:value-type="float" office:value="12992" table:style-name="ce7">
            <text:p>12,992<text:s/></text:p>
          </table:table-cell>
          <table:table-cell office:value-type="float" office:value="15496" table:style-name="ce7">
            <text:p>15,496<text:s/></text:p>
          </table:table-cell>
          <table:table-cell office:value-type="float" office:value="21853" table:style-name="ce7">
            <text:p>21,853<text:s/></text:p>
          </table:table-cell>
          <table:table-cell office:value-type="float" office:value="15474" table:style-name="ce7">
            <text:p>15,474<text:s/></text:p>
          </table:table-cell>
          <table:table-cell office:value-type="float" office:value="10434" table:style-name="ce7">
            <text:p>10,434<text:s/></text:p>
          </table:table-cell>
          <table:table-cell office:value-type="float" office:value="25131" table:style-name="ce7">
            <text:p>25,131<text:s/></text:p>
          </table:table-cell>
          <table:table-cell office:value-type="float" office:value="16225" table:style-name="ce7">
            <text:p>16,225<text:s/></text:p>
          </table:table-cell>
          <table:table-cell office:value-type="float" office:value="32817" table:style-name="ce7">
            <text:p>32,817<text:s/></text:p>
          </table:table-cell>
          <table:table-cell office:value-type="float" office:value="28003" table:style-name="ce7">
            <text:p>28,003<text:s/></text:p>
          </table:table-cell>
          <table:table-cell office:value-type="float" office:value="10917" table:style-name="ce7">
            <text:p>10,917<text:s/></text:p>
          </table:table-cell>
          <table:table-cell office:value-type="float" office:value="33568" table:style-name="ce7">
            <text:p>33,568<text:s/></text:p>
          </table:table-cell>
          <table:table-cell office:value-type="float" office:value="24740" table:style-name="ce7">
            <text:p>24,740<text:s/></text:p>
          </table:table-cell>
          <table:table-cell office:value-type="float" office:value="23342" table:style-name="ce7">
            <text:p>23,342<text:s/></text:p>
          </table:table-cell>
          <table:table-cell office:value-type="float" office:value="20627" table:style-name="ce7">
            <text:p>20,627<text:s/></text:p>
          </table:table-cell>
          <table:table-cell office:value-type="float" office:value="24823" table:style-name="ce7">
            <text:p>24,823<text:s/></text:p>
          </table:table-cell>
          <table:table-cell office:value-type="float" office:value="140162" table:style-name="ce7">
            <text:p>140,162<text:s/></text:p>
          </table:table-cell>
          <table:table-cell office:value-type="float" office:value="48382" table:style-name="ce7">
            <text:p>48,382<text:s/></text:p>
          </table:table-cell>
          <table:table-cell office:value-type="float" office:value="22206" table:style-name="ce7">
            <text:p>22,206<text:s/></text:p>
          </table:table-cell>
          <table:table-cell office:value-type="float" office:value="24885" table:style-name="ce7">
            <text:p>24,885<text:s/></text:p>
          </table:table-cell>
          <table:table-cell office:value-type="float" office:value="24623" table:style-name="ce7">
            <text:p>24,623<text:s/></text:p>
          </table:table-cell>
          <table:table-cell office:value-type="float" office:value="25289" table:style-name="ce7">
            <text:p>25,289<text:s/></text:p>
          </table:table-cell>
          <table:table-cell office:value-type="float" office:value="26540" table:style-name="ce7">
            <text:p>26,540<text:s/></text:p>
          </table:table-cell>
          <table:table-cell office:value-type="float" office:value="23488" table:style-name="ce7">
            <text:p>23,488<text:s/></text:p>
          </table:table-cell>
          <table:table-cell office:value-type="float" office:value="13341" table:style-name="ce7">
            <text:p>13,341<text:s/></text:p>
          </table:table-cell>
          <table:table-cell office:value-type="float" office:value="29900" table:style-name="ce7">
            <text:p>29,900<text:s/></text:p>
          </table:table-cell>
          <table:table-cell office:value-type="float" office:value="7285" table:style-name="ce7">
            <text:p>7,285<text:s/></text:p>
          </table:table-cell>
          <table:table-cell office:value-type="float" office:value="9206" table:style-name="ce7">
            <text:p>9,206<text:s/></text:p>
          </table:table-cell>
          <table:table-cell office:value-type="float" office:value="18163" table:style-name="ce7">
            <text:p>18,163<text:s/></text:p>
          </table:table-cell>
          <table:table-cell office:value-type="float" office:value="4757" table:style-name="ce7">
            <text:p>4,757<text:s/></text:p>
          </table:table-cell>
          <table:table-cell office:value-type="float" office:value="4148" table:style-name="ce7">
            <text:p>4,148<text:s/></text:p>
          </table:table-cell>
          <table:table-cell office:value-type="float" office:value="3666" table:style-name="ce7">
            <text:p>3,666<text:s/></text:p>
          </table:table-cell>
          <table:table-cell office:value-type="float" office:value="14196" table:style-name="ce7">
            <text:p>14,196<text:s/></text:p>
          </table:table-cell>
          <table:table-cell office:value-type="float" office:value="9474" table:style-name="ce7">
            <text:p>9,474<text:s/></text:p>
          </table:table-cell>
          <table:table-cell office:value-type="float" office:value="13904" table:style-name="ce7">
            <text:p>13,904<text:s/></text:p>
          </table:table-cell>
          <table:table-cell office:value-type="float" office:value="31568" table:style-name="ce7">
            <text:p>31,568<text:s/></text:p>
          </table:table-cell>
          <table:table-cell office:value-type="float" office:value="10684" table:style-name="ce7">
            <text:p>10,684<text:s/></text:p>
          </table:table-cell>
          <table:table-cell office:value-type="float" office:value="13878" table:style-name="ce7">
            <text:p>13,878<text:s/></text:p>
          </table:table-cell>
          <table:table-cell office:value-type="float" office:value="9194" table:style-name="ce7">
            <text:p>9,194<text:s/></text:p>
          </table:table-cell>
          <table:table-cell office:value-type="float" office:value="23728" table:style-name="ce7">
            <text:p>23,728<text:s/></text:p>
          </table:table-cell>
          <table:table-cell office:value-type="float" office:value="27552" table:style-name="ce7">
            <text:p>27,552<text:s/></text:p>
          </table:table-cell>
          <table:table-cell office:value-type="float" office:value="29935" table:style-name="ce7">
            <text:p>29,935<text:s/></text:p>
          </table:table-cell>
          <table:table-cell office:value-type="float" office:value="38012" table:style-name="ce7">
            <text:p>38,012<text:s/></text:p>
          </table:table-cell>
          <table:table-cell office:value-type="float" office:value="39561" table:style-name="ce7">
            <text:p>39,561<text:s/></text:p>
          </table:table-cell>
          <table:table-cell office:value-type="float" office:value="28549" table:style-name="ce7">
            <text:p>28,549<text:s/></text:p>
          </table:table-cell>
          <table:table-cell office:value-type="float" office:value="27236" table:style-name="ce7">
            <text:p>27,236<text:s/></text:p>
          </table:table-cell>
          <table:table-cell office:value-type="float" office:value="61724" table:style-name="ce7">
            <text:p>61,724<text:s/></text:p>
          </table:table-cell>
          <table:table-cell office:value-type="float" office:value="25197" table:style-name="ce7">
            <text:p>25,197<text:s/></text:p>
          </table:table-cell>
          <table:table-cell office:value-type="float" office:value="34675" table:style-name="ce7">
            <text:p>34,675<text:s/></text:p>
          </table:table-cell>
          <table:table-cell office:value-type="float" office:value="34153" table:style-name="ce7">
            <text:p>34,153<text:s/></text:p>
          </table:table-cell>
          <table:table-cell office:value-type="float" office:value="23481" table:style-name="ce7">
            <text:p>23,481<text:s/></text:p>
          </table:table-cell>
          <table:table-cell office:value-type="float" office:value="58858" table:style-name="ce7">
            <text:p>58,858<text:s/></text:p>
          </table:table-cell>
          <table:table-cell office:value-type="float" office:value="20507" table:style-name="ce7">
            <text:p>20,507<text:s/></text:p>
          </table:table-cell>
          <table:table-cell office:value-type="float" office:value="16809" table:style-name="ce7">
            <text:p>16,809<text:s/></text:p>
          </table:table-cell>
          <table:table-cell office:value-type="float" office:value="15703" table:style-name="ce7">
            <text:p>15,703<text:s/></text:p>
          </table:table-cell>
          <table:table-cell office:value-type="float" office:value="24070" table:style-name="ce7">
            <text:p>24,070<text:s/></text:p>
          </table:table-cell>
          <table:table-cell office:value-type="float" office:value="15207" table:style-name="ce7">
            <text:p>15,207<text:s/></text:p>
          </table:table-cell>
          <table:table-cell office:value-type="float" office:value="31233" table:style-name="ce7">
            <text:p>31,233<text:s/></text:p>
          </table:table-cell>
          <table:table-cell office:value-type="float" office:value="20117" table:style-name="ce7">
            <text:p>20,117<text:s/></text:p>
          </table:table-cell>
          <table:table-cell office:value-type="float" office:value="8668" table:style-name="ce7">
            <text:p>8,668<text:s/></text:p>
          </table:table-cell>
          <table:table-cell office:value-type="float" office:value="17126" table:style-name="ce7">
            <text:p>17,126<text:s/></text:p>
          </table:table-cell>
          <table:table-cell office:value-type="float" office:value="42269" table:style-name="ce7">
            <text:p>42,269<text:s/></text:p>
          </table:table-cell>
          <table:table-cell office:value-type="float" office:value="23237" table:style-name="ce7">
            <text:p>23,237<text:s/></text:p>
          </table:table-cell>
          <table:table-cell office:value-type="float" office:value="27251" table:style-name="ce7">
            <text:p>27,251<text:s/></text:p>
          </table:table-cell>
          <table:table-cell office:value-type="float" office:value="28053" table:style-name="ce7">
            <text:p>28,053<text:s/></text:p>
          </table:table-cell>
          <table:table-cell office:value-type="float" office:value="7630" table:style-name="ce7">
            <text:p>7,630<text:s/></text:p>
          </table:table-cell>
          <table:table-cell office:value-type="float" office:value="11748" table:style-name="ce7">
            <text:p>11,748<text:s/></text:p>
          </table:table-cell>
          <table:table-cell office:value-type="float" office:value="5539" table:style-name="ce7">
            <text:p>5,539<text:s/></text:p>
          </table:table-cell>
          <table:table-cell office:value-type="float" office:value="5657" table:style-name="ce7">
            <text:p>5,657<text:s/></text:p>
          </table:table-cell>
          <table:table-cell office:value-type="float" office:value="9050" table:style-name="ce7">
            <text:p>9,050<text:s/></text:p>
          </table:table-cell>
          <table:table-cell office:value-type="float" office:value="10713" table:style-name="ce7">
            <text:p>10,713<text:s/></text:p>
          </table:table-cell>
          <table:table-cell office:value-type="float" office:value="10264" table:style-name="ce7">
            <text:p>10,264<text:s/></text:p>
          </table:table-cell>
          <table:table-cell office:value-type="float" office:value="13564" table:style-name="ce7">
            <text:p>13,564<text:s/></text:p>
          </table:table-cell>
          <table:table-cell office:value-type="float" office:value="18199" table:style-name="ce7">
            <text:p>18,199<text:s/></text:p>
          </table:table-cell>
          <table:table-cell office:value-type="float" office:value="28298" table:style-name="ce7">
            <text:p>28,298<text:s/></text:p>
          </table:table-cell>
          <table:table-cell office:value-type="float" office:value="26169" table:style-name="ce7">
            <text:p>26,169<text:s/></text:p>
          </table:table-cell>
          <table:table-cell office:value-type="float" office:value="15612" table:style-name="ce7">
            <text:p>15,612<text:s/></text:p>
          </table:table-cell>
          <table:table-cell office:value-type="float" office:value="12145" table:style-name="ce7">
            <text:p>12,145<text:s/></text:p>
          </table:table-cell>
          <table:table-cell office:value-type="float" office:value="12147" table:style-name="ce7">
            <text:p>12,147<text:s/></text:p>
          </table:table-cell>
          <table:table-cell office:value-type="float" office:value="13504" table:style-name="ce7">
            <text:p>13,504<text:s/></text:p>
          </table:table-cell>
          <table:table-cell office:value-type="float" office:value="12063" table:style-name="ce7">
            <text:p>12,063<text:s/></text:p>
          </table:table-cell>
          <table:table-cell office:value-type="float" office:value="11896" table:style-name="ce7">
            <text:p>11,896<text:s/></text:p>
          </table:table-cell>
          <table:table-cell office:value-type="float" office:value="9462" table:style-name="ce7">
            <text:p>9,462<text:s/></text:p>
          </table:table-cell>
          <table:table-cell office:value-type="float" office:value="2192" table:style-name="ce7">
            <text:p>2,192<text:s/></text:p>
          </table:table-cell>
          <table:table-cell office:value-type="float" office:value="1286" table:style-name="ce7">
            <text:p>1,286<text:s/></text:p>
          </table:table-cell>
          <table:table-cell office:value-type="float" office:value="1840" table:style-name="ce7">
            <text:p>1,840<text:s/></text:p>
          </table:table-cell>
          <table:table-cell office:value-type="float" office:value="2211" table:style-name="ce7">
            <text:p>2,211<text:s/></text:p>
          </table:table-cell>
          <table:table-cell office:value-type="float" office:value="1226" table:style-name="ce7">
            <text:p>1,226<text:s/></text:p>
          </table:table-cell>
          <table:table-cell office:value-type="float" office:value="1720" table:style-name="ce7">
            <text:p>1,720<text:s/></text:p>
          </table:table-cell>
          <table:table-cell office:value-type="float" office:value="1151" table:style-name="ce7">
            <text:p>1,151<text:s/></text:p>
          </table:table-cell>
          <table:table-cell office:value-type="float" office:value="1975" table:style-name="ce7">
            <text:p>1,975<text:s/></text:p>
          </table:table-cell>
          <table:table-cell office:value-type="float" office:value="605" table:style-name="ce7">
            <text:p>605<text:s/></text:p>
          </table:table-cell>
          <table:table-cell office:value-type="float" office:value="2040" table:style-name="ce7">
            <text:p>2,040<text:s/></text:p>
          </table:table-cell>
          <table:table-cell office:value-type="float" office:value="1778" table:style-name="ce7">
            <text:p>1,778<text:s/></text:p>
          </table:table-cell>
          <table:table-cell table:number-columns-repeated="16264"/>
        </table:table-row>
        <table:table-row table:style-name="ro2">
          <table:table-cell office:value-type="date" office:date-value="2025-06-19T00:00:00" table:style-name="ce10">
            <text:p>2025/6/19</text:p>
          </table:table-cell>
          <table:table-cell office:value-type="float" office:value="5579" table:style-name="ce7">
            <text:p>5,579<text:s/></text:p>
          </table:table-cell>
          <table:table-cell office:value-type="float" office:value="13524" table:style-name="ce7">
            <text:p>13,524<text:s/></text:p>
          </table:table-cell>
          <table:table-cell office:value-type="float" office:value="45220" table:style-name="ce7">
            <text:p>45,220<text:s/></text:p>
          </table:table-cell>
          <table:table-cell office:value-type="float" office:value="44236" table:style-name="ce7">
            <text:p>44,236<text:s/></text:p>
          </table:table-cell>
          <table:table-cell office:value-type="float" office:value="26002" table:style-name="ce7">
            <text:p>26,002<text:s/></text:p>
          </table:table-cell>
          <table:table-cell office:value-type="float" office:value="14325" table:style-name="ce7">
            <text:p>14,325<text:s/></text:p>
          </table:table-cell>
          <table:table-cell office:value-type="float" office:value="11391" table:style-name="ce7">
            <text:p>11,391<text:s/></text:p>
          </table:table-cell>
          <table:table-cell office:value-type="float" office:value="4405" table:style-name="ce7">
            <text:p>4,405<text:s/></text:p>
          </table:table-cell>
          <table:table-cell office:value-type="float" office:value="3555" table:style-name="ce7">
            <text:p>3,555<text:s/></text:p>
          </table:table-cell>
          <table:table-cell office:value-type="float" office:value="11946" table:style-name="ce7">
            <text:p>11,946<text:s/></text:p>
          </table:table-cell>
          <table:table-cell office:value-type="float" office:value="2819" table:style-name="ce7">
            <text:p>2,819<text:s/></text:p>
          </table:table-cell>
          <table:table-cell office:value-type="float" office:value="4336" table:style-name="ce7">
            <text:p>4,336<text:s/></text:p>
          </table:table-cell>
          <table:table-cell office:value-type="float" office:value="4083" table:style-name="ce7">
            <text:p>4,083<text:s/></text:p>
          </table:table-cell>
          <table:table-cell office:value-type="float" office:value="8684" table:style-name="ce7">
            <text:p>8,684<text:s/></text:p>
          </table:table-cell>
          <table:table-cell office:value-type="float" office:value="11342" table:style-name="ce7">
            <text:p>11,342<text:s/></text:p>
          </table:table-cell>
          <table:table-cell office:value-type="float" office:value="16217" table:style-name="ce7">
            <text:p>16,217<text:s/></text:p>
          </table:table-cell>
          <table:table-cell office:value-type="float" office:value="19213" table:style-name="ce7">
            <text:p>19,213<text:s/></text:p>
          </table:table-cell>
          <table:table-cell office:value-type="float" office:value="6116" table:style-name="ce7">
            <text:p>6,116<text:s/></text:p>
          </table:table-cell>
          <table:table-cell office:value-type="float" office:value="10251" table:style-name="ce7">
            <text:p>10,251<text:s/></text:p>
          </table:table-cell>
          <table:table-cell office:value-type="float" office:value="3496" table:style-name="ce7">
            <text:p>3,496<text:s/></text:p>
          </table:table-cell>
          <table:table-cell office:value-type="float" office:value="9178" table:style-name="ce7">
            <text:p>9,178<text:s/></text:p>
          </table:table-cell>
          <table:table-cell office:value-type="float" office:value="8959" table:style-name="ce7">
            <text:p>8,959<text:s/></text:p>
          </table:table-cell>
          <table:table-cell office:value-type="float" office:value="8994" table:style-name="ce7">
            <text:p>8,994<text:s/></text:p>
          </table:table-cell>
          <table:table-cell office:value-type="float" office:value="33655" table:style-name="ce7">
            <text:p>33,655<text:s/></text:p>
          </table:table-cell>
          <table:table-cell office:value-type="float" office:value="3288" table:style-name="ce7">
            <text:p>3,288<text:s/></text:p>
          </table:table-cell>
          <table:table-cell office:value-type="float" office:value="12195" table:style-name="ce7">
            <text:p>12,195<text:s/></text:p>
          </table:table-cell>
          <table:table-cell office:value-type="float" office:value="12630" table:style-name="ce7">
            <text:p>12,630<text:s/></text:p>
          </table:table-cell>
          <table:table-cell office:value-type="float" office:value="15283" table:style-name="ce7">
            <text:p>15,283<text:s/></text:p>
          </table:table-cell>
          <table:table-cell office:value-type="float" office:value="21666" table:style-name="ce7">
            <text:p>21,666<text:s/></text:p>
          </table:table-cell>
          <table:table-cell office:value-type="float" office:value="15046" table:style-name="ce7">
            <text:p>15,046<text:s/></text:p>
          </table:table-cell>
          <table:table-cell office:value-type="float" office:value="10181" table:style-name="ce7">
            <text:p>10,181<text:s/></text:p>
          </table:table-cell>
          <table:table-cell office:value-type="float" office:value="25300" table:style-name="ce7">
            <text:p>25,300<text:s/></text:p>
          </table:table-cell>
          <table:table-cell office:value-type="float" office:value="16381" table:style-name="ce7">
            <text:p>16,381<text:s/></text:p>
          </table:table-cell>
          <table:table-cell office:value-type="float" office:value="32164" table:style-name="ce7">
            <text:p>32,164<text:s/></text:p>
          </table:table-cell>
          <table:table-cell office:value-type="float" office:value="28424" table:style-name="ce7">
            <text:p>28,424<text:s/></text:p>
          </table:table-cell>
          <table:table-cell office:value-type="float" office:value="10799" table:style-name="ce7">
            <text:p>10,799<text:s/></text:p>
          </table:table-cell>
          <table:table-cell office:value-type="float" office:value="33574" table:style-name="ce7">
            <text:p>33,574<text:s/></text:p>
          </table:table-cell>
          <table:table-cell office:value-type="float" office:value="24386" table:style-name="ce7">
            <text:p>24,386<text:s/></text:p>
          </table:table-cell>
          <table:table-cell office:value-type="float" office:value="23321" table:style-name="ce7">
            <text:p>23,321<text:s/></text:p>
          </table:table-cell>
          <table:table-cell office:value-type="float" office:value="20742" table:style-name="ce7">
            <text:p>20,742<text:s/></text:p>
          </table:table-cell>
          <table:table-cell office:value-type="float" office:value="24239" table:style-name="ce7">
            <text:p>24,239<text:s/></text:p>
          </table:table-cell>
          <table:table-cell office:value-type="float" office:value="141973" table:style-name="ce7">
            <text:p>141,973<text:s/></text:p>
          </table:table-cell>
          <table:table-cell office:value-type="float" office:value="48882" table:style-name="ce7">
            <text:p>48,882<text:s/></text:p>
          </table:table-cell>
          <table:table-cell office:value-type="float" office:value="22449" table:style-name="ce7">
            <text:p>22,449<text:s/></text:p>
          </table:table-cell>
          <table:table-cell office:value-type="float" office:value="25339" table:style-name="ce7">
            <text:p>25,339<text:s/></text:p>
          </table:table-cell>
          <table:table-cell office:value-type="float" office:value="25011" table:style-name="ce7">
            <text:p>25,011<text:s/></text:p>
          </table:table-cell>
          <table:table-cell office:value-type="float" office:value="26535" table:style-name="ce7">
            <text:p>26,535<text:s/></text:p>
          </table:table-cell>
          <table:table-cell office:value-type="float" office:value="26599" table:style-name="ce7">
            <text:p>26,599<text:s/></text:p>
          </table:table-cell>
          <table:table-cell office:value-type="float" office:value="24070" table:style-name="ce7">
            <text:p>24,070<text:s/></text:p>
          </table:table-cell>
          <table:table-cell office:value-type="float" office:value="13317" table:style-name="ce7">
            <text:p>13,317<text:s/></text:p>
          </table:table-cell>
          <table:table-cell office:value-type="float" office:value="29674" table:style-name="ce7">
            <text:p>29,674<text:s/></text:p>
          </table:table-cell>
          <table:table-cell office:value-type="float" office:value="7292" table:style-name="ce7">
            <text:p>7,292<text:s/></text:p>
          </table:table-cell>
          <table:table-cell office:value-type="float" office:value="9237" table:style-name="ce7">
            <text:p>9,237<text:s/></text:p>
          </table:table-cell>
          <table:table-cell office:value-type="float" office:value="17836" table:style-name="ce7">
            <text:p>17,836<text:s/></text:p>
          </table:table-cell>
          <table:table-cell office:value-type="float" office:value="5021" table:style-name="ce7">
            <text:p>5,021<text:s/></text:p>
          </table:table-cell>
          <table:table-cell office:value-type="float" office:value="4133" table:style-name="ce7">
            <text:p>4,133<text:s/></text:p>
          </table:table-cell>
          <table:table-cell office:value-type="float" office:value="3412" table:style-name="ce7">
            <text:p>3,412<text:s/></text:p>
          </table:table-cell>
          <table:table-cell office:value-type="float" office:value="14199" table:style-name="ce7">
            <text:p>14,199<text:s/></text:p>
          </table:table-cell>
          <table:table-cell office:value-type="float" office:value="9458" table:style-name="ce7">
            <text:p>9,458<text:s/></text:p>
          </table:table-cell>
          <table:table-cell office:value-type="float" office:value="14018" table:style-name="ce7">
            <text:p>14,018<text:s/></text:p>
          </table:table-cell>
          <table:table-cell office:value-type="float" office:value="32458" table:style-name="ce7">
            <text:p>32,458<text:s/></text:p>
          </table:table-cell>
          <table:table-cell office:value-type="float" office:value="10578" table:style-name="ce7">
            <text:p>10,578<text:s/></text:p>
          </table:table-cell>
          <table:table-cell office:value-type="float" office:value="13409" table:style-name="ce7">
            <text:p>13,409<text:s/></text:p>
          </table:table-cell>
          <table:table-cell office:value-type="float" office:value="8945" table:style-name="ce7">
            <text:p>8,945<text:s/></text:p>
          </table:table-cell>
          <table:table-cell office:value-type="float" office:value="23817" table:style-name="ce7">
            <text:p>23,817<text:s/></text:p>
          </table:table-cell>
          <table:table-cell office:value-type="float" office:value="27299" table:style-name="ce7">
            <text:p>27,299<text:s/></text:p>
          </table:table-cell>
          <table:table-cell office:value-type="float" office:value="30002" table:style-name="ce7">
            <text:p>30,002<text:s/></text:p>
          </table:table-cell>
          <table:table-cell office:value-type="float" office:value="38587" table:style-name="ce7">
            <text:p>38,587<text:s/></text:p>
          </table:table-cell>
          <table:table-cell office:value-type="float" office:value="39238" table:style-name="ce7">
            <text:p>39,238<text:s/></text:p>
          </table:table-cell>
          <table:table-cell office:value-type="float" office:value="28640" table:style-name="ce7">
            <text:p>28,640<text:s/></text:p>
          </table:table-cell>
          <table:table-cell office:value-type="float" office:value="27491" table:style-name="ce7">
            <text:p>27,491<text:s/></text:p>
          </table:table-cell>
          <table:table-cell office:value-type="float" office:value="62200" table:style-name="ce7">
            <text:p>62,200<text:s/></text:p>
          </table:table-cell>
          <table:table-cell office:value-type="float" office:value="25118" table:style-name="ce7">
            <text:p>25,118<text:s/></text:p>
          </table:table-cell>
          <table:table-cell office:value-type="float" office:value="35763" table:style-name="ce7">
            <text:p>35,763<text:s/></text:p>
          </table:table-cell>
          <table:table-cell office:value-type="float" office:value="34803" table:style-name="ce7">
            <text:p>34,803<text:s/></text:p>
          </table:table-cell>
          <table:table-cell office:value-type="float" office:value="24269" table:style-name="ce7">
            <text:p>24,269<text:s/></text:p>
          </table:table-cell>
          <table:table-cell office:value-type="float" office:value="58734" table:style-name="ce7">
            <text:p>58,734<text:s/></text:p>
          </table:table-cell>
          <table:table-cell office:value-type="float" office:value="20791" table:style-name="ce7">
            <text:p>20,791<text:s/></text:p>
          </table:table-cell>
          <table:table-cell office:value-type="float" office:value="16807" table:style-name="ce7">
            <text:p>16,807<text:s/></text:p>
          </table:table-cell>
          <table:table-cell office:value-type="float" office:value="15926" table:style-name="ce7">
            <text:p>15,926<text:s/></text:p>
          </table:table-cell>
          <table:table-cell office:value-type="float" office:value="24161" table:style-name="ce7">
            <text:p>24,161<text:s/></text:p>
          </table:table-cell>
          <table:table-cell office:value-type="float" office:value="15175" table:style-name="ce7">
            <text:p>15,175<text:s/></text:p>
          </table:table-cell>
          <table:table-cell office:value-type="float" office:value="31517" table:style-name="ce7">
            <text:p>31,517<text:s/></text:p>
          </table:table-cell>
          <table:table-cell office:value-type="float" office:value="19861" table:style-name="ce7">
            <text:p>19,861<text:s/></text:p>
          </table:table-cell>
          <table:table-cell office:value-type="float" office:value="8536" table:style-name="ce7">
            <text:p>8,536<text:s/></text:p>
          </table:table-cell>
          <table:table-cell office:value-type="float" office:value="17082" table:style-name="ce7">
            <text:p>17,082<text:s/></text:p>
          </table:table-cell>
          <table:table-cell office:value-type="float" office:value="42453" table:style-name="ce7">
            <text:p>42,453<text:s/></text:p>
          </table:table-cell>
          <table:table-cell office:value-type="float" office:value="22172" table:style-name="ce7">
            <text:p>22,172<text:s/></text:p>
          </table:table-cell>
          <table:table-cell office:value-type="float" office:value="26089" table:style-name="ce7">
            <text:p>26,089<text:s/></text:p>
          </table:table-cell>
          <table:table-cell office:value-type="float" office:value="27993" table:style-name="ce7">
            <text:p>27,993<text:s/></text:p>
          </table:table-cell>
          <table:table-cell office:value-type="float" office:value="7608" table:style-name="ce7">
            <text:p>7,608<text:s/></text:p>
          </table:table-cell>
          <table:table-cell office:value-type="float" office:value="10619" table:style-name="ce7">
            <text:p>10,619<text:s/></text:p>
          </table:table-cell>
          <table:table-cell office:value-type="float" office:value="5529" table:style-name="ce7">
            <text:p>5,529<text:s/></text:p>
          </table:table-cell>
          <table:table-cell office:value-type="float" office:value="5501" table:style-name="ce7">
            <text:p>5,501<text:s/></text:p>
          </table:table-cell>
          <table:table-cell office:value-type="float" office:value="8965" table:style-name="ce7">
            <text:p>8,965<text:s/></text:p>
          </table:table-cell>
          <table:table-cell office:value-type="float" office:value="10770" table:style-name="ce7">
            <text:p>10,770<text:s/></text:p>
          </table:table-cell>
          <table:table-cell office:value-type="float" office:value="10057" table:style-name="ce7">
            <text:p>10,057<text:s/></text:p>
          </table:table-cell>
          <table:table-cell office:value-type="float" office:value="13745" table:style-name="ce7">
            <text:p>13,745<text:s/></text:p>
          </table:table-cell>
          <table:table-cell office:value-type="float" office:value="18300" table:style-name="ce7">
            <text:p>18,300<text:s/></text:p>
          </table:table-cell>
          <table:table-cell office:value-type="float" office:value="28785" table:style-name="ce7">
            <text:p>28,785<text:s/></text:p>
          </table:table-cell>
          <table:table-cell office:value-type="float" office:value="26592" table:style-name="ce7">
            <text:p>26,592<text:s/></text:p>
          </table:table-cell>
          <table:table-cell office:value-type="float" office:value="15570" table:style-name="ce7">
            <text:p>15,570<text:s/></text:p>
          </table:table-cell>
          <table:table-cell office:value-type="float" office:value="12234" table:style-name="ce7">
            <text:p>12,234<text:s/></text:p>
          </table:table-cell>
          <table:table-cell office:value-type="float" office:value="12234" table:style-name="ce7">
            <text:p>12,234<text:s/></text:p>
          </table:table-cell>
          <table:table-cell office:value-type="float" office:value="13325" table:style-name="ce7">
            <text:p>13,325<text:s/></text:p>
          </table:table-cell>
          <table:table-cell office:value-type="float" office:value="12183" table:style-name="ce7">
            <text:p>12,183<text:s/></text:p>
          </table:table-cell>
          <table:table-cell office:value-type="float" office:value="11838" table:style-name="ce7">
            <text:p>11,838<text:s/></text:p>
          </table:table-cell>
          <table:table-cell office:value-type="float" office:value="9472" table:style-name="ce7">
            <text:p>9,472<text:s/></text:p>
          </table:table-cell>
          <table:table-cell office:value-type="float" office:value="2278" table:style-name="ce7">
            <text:p>2,278<text:s/></text:p>
          </table:table-cell>
          <table:table-cell office:value-type="float" office:value="1283" table:style-name="ce7">
            <text:p>1,283<text:s/></text:p>
          </table:table-cell>
          <table:table-cell office:value-type="float" office:value="1765" table:style-name="ce7">
            <text:p>1,765<text:s/></text:p>
          </table:table-cell>
          <table:table-cell office:value-type="float" office:value="2287" table:style-name="ce7">
            <text:p>2,287<text:s/></text:p>
          </table:table-cell>
          <table:table-cell office:value-type="float" office:value="1147" table:style-name="ce7">
            <text:p>1,147<text:s/></text:p>
          </table:table-cell>
          <table:table-cell office:value-type="float" office:value="1714" table:style-name="ce7">
            <text:p>1,714<text:s/></text:p>
          </table:table-cell>
          <table:table-cell office:value-type="float" office:value="1153" table:style-name="ce7">
            <text:p>1,153<text:s/></text:p>
          </table:table-cell>
          <table:table-cell office:value-type="float" office:value="1877" table:style-name="ce7">
            <text:p>1,877<text:s/></text:p>
          </table:table-cell>
          <table:table-cell office:value-type="float" office:value="564" table:style-name="ce7">
            <text:p>564<text:s/></text:p>
          </table:table-cell>
          <table:table-cell office:value-type="float" office:value="2037" table:style-name="ce7">
            <text:p>2,037<text:s/></text:p>
          </table:table-cell>
          <table:table-cell office:value-type="float" office:value="1741" table:style-name="ce7">
            <text:p>1,741<text:s/></text:p>
          </table:table-cell>
          <table:table-cell table:number-columns-repeated="16264"/>
        </table:table-row>
        <table:table-row table:style-name="ro2">
          <table:table-cell office:value-type="date" office:date-value="2025-06-20T00:00:00" table:style-name="ce10">
            <text:p>2025/6/20</text:p>
          </table:table-cell>
          <table:table-cell office:value-type="float" office:value="6073" table:style-name="ce7">
            <text:p>6,073<text:s/></text:p>
          </table:table-cell>
          <table:table-cell office:value-type="float" office:value="14107" table:style-name="ce7">
            <text:p>14,107<text:s/></text:p>
          </table:table-cell>
          <table:table-cell office:value-type="float" office:value="47054" table:style-name="ce7">
            <text:p>47,054<text:s/></text:p>
          </table:table-cell>
          <table:table-cell office:value-type="float" office:value="50290" table:style-name="ce7">
            <text:p>50,290<text:s/></text:p>
          </table:table-cell>
          <table:table-cell office:value-type="float" office:value="27118" table:style-name="ce7">
            <text:p>27,118<text:s/></text:p>
          </table:table-cell>
          <table:table-cell office:value-type="float" office:value="14779" table:style-name="ce7">
            <text:p>14,779<text:s/></text:p>
          </table:table-cell>
          <table:table-cell office:value-type="float" office:value="11871" table:style-name="ce7">
            <text:p>11,871<text:s/></text:p>
          </table:table-cell>
          <table:table-cell office:value-type="float" office:value="4526" table:style-name="ce7">
            <text:p>4,526<text:s/></text:p>
          </table:table-cell>
          <table:table-cell office:value-type="float" office:value="3711" table:style-name="ce7">
            <text:p>3,711<text:s/></text:p>
          </table:table-cell>
          <table:table-cell office:value-type="float" office:value="12535" table:style-name="ce7">
            <text:p>12,535<text:s/></text:p>
          </table:table-cell>
          <table:table-cell office:value-type="float" office:value="2848" table:style-name="ce7">
            <text:p>2,848<text:s/></text:p>
          </table:table-cell>
          <table:table-cell office:value-type="float" office:value="4567" table:style-name="ce7">
            <text:p>4,567<text:s/></text:p>
          </table:table-cell>
          <table:table-cell office:value-type="float" office:value="4077" table:style-name="ce7">
            <text:p>4,077<text:s/></text:p>
          </table:table-cell>
          <table:table-cell office:value-type="float" office:value="9085" table:style-name="ce7">
            <text:p>9,085<text:s/></text:p>
          </table:table-cell>
          <table:table-cell office:value-type="float" office:value="12236" table:style-name="ce7">
            <text:p>12,236<text:s/></text:p>
          </table:table-cell>
          <table:table-cell office:value-type="float" office:value="16292" table:style-name="ce7">
            <text:p>16,292<text:s/></text:p>
          </table:table-cell>
          <table:table-cell office:value-type="float" office:value="19300" table:style-name="ce7">
            <text:p>19,300<text:s/></text:p>
          </table:table-cell>
          <table:table-cell office:value-type="float" office:value="6497" table:style-name="ce7">
            <text:p>6,497<text:s/></text:p>
          </table:table-cell>
          <table:table-cell office:value-type="float" office:value="10849" table:style-name="ce7">
            <text:p>10,849<text:s/></text:p>
          </table:table-cell>
          <table:table-cell office:value-type="float" office:value="3628" table:style-name="ce7">
            <text:p>3,628<text:s/></text:p>
          </table:table-cell>
          <table:table-cell office:value-type="float" office:value="9481" table:style-name="ce7">
            <text:p>9,481<text:s/></text:p>
          </table:table-cell>
          <table:table-cell office:value-type="float" office:value="9458" table:style-name="ce7">
            <text:p>9,458<text:s/></text:p>
          </table:table-cell>
          <table:table-cell office:value-type="float" office:value="9587" table:style-name="ce7">
            <text:p>9,587<text:s/></text:p>
          </table:table-cell>
          <table:table-cell office:value-type="float" office:value="41133" table:style-name="ce7">
            <text:p>41,133<text:s/></text:p>
          </table:table-cell>
          <table:table-cell office:value-type="float" office:value="3668" table:style-name="ce7">
            <text:p>3,668<text:s/></text:p>
          </table:table-cell>
          <table:table-cell office:value-type="float" office:value="12533" table:style-name="ce7">
            <text:p>12,533<text:s/></text:p>
          </table:table-cell>
          <table:table-cell office:value-type="float" office:value="13022" table:style-name="ce7">
            <text:p>13,022<text:s/></text:p>
          </table:table-cell>
          <table:table-cell office:value-type="float" office:value="15769" table:style-name="ce7">
            <text:p>15,769<text:s/></text:p>
          </table:table-cell>
          <table:table-cell office:value-type="float" office:value="22682" table:style-name="ce7">
            <text:p>22,682<text:s/></text:p>
          </table:table-cell>
          <table:table-cell office:value-type="float" office:value="15706" table:style-name="ce7">
            <text:p>15,706<text:s/></text:p>
          </table:table-cell>
          <table:table-cell office:value-type="float" office:value="10819" table:style-name="ce7">
            <text:p>10,819<text:s/></text:p>
          </table:table-cell>
          <table:table-cell office:value-type="float" office:value="27097" table:style-name="ce7">
            <text:p>27,097<text:s/></text:p>
          </table:table-cell>
          <table:table-cell office:value-type="float" office:value="17164" table:style-name="ce7">
            <text:p>17,164<text:s/></text:p>
          </table:table-cell>
          <table:table-cell office:value-type="float" office:value="33480" table:style-name="ce7">
            <text:p>33,480<text:s/></text:p>
          </table:table-cell>
          <table:table-cell office:value-type="float" office:value="28829" table:style-name="ce7">
            <text:p>28,829<text:s/></text:p>
          </table:table-cell>
          <table:table-cell office:value-type="float" office:value="10827" table:style-name="ce7">
            <text:p>10,827<text:s/></text:p>
          </table:table-cell>
          <table:table-cell office:value-type="float" office:value="34729" table:style-name="ce7">
            <text:p>34,729<text:s/></text:p>
          </table:table-cell>
          <table:table-cell office:value-type="float" office:value="25194" table:style-name="ce7">
            <text:p>25,194<text:s/></text:p>
          </table:table-cell>
          <table:table-cell office:value-type="float" office:value="23992" table:style-name="ce7">
            <text:p>23,992<text:s/></text:p>
          </table:table-cell>
          <table:table-cell office:value-type="float" office:value="21005" table:style-name="ce7">
            <text:p>21,005<text:s/></text:p>
          </table:table-cell>
          <table:table-cell office:value-type="float" office:value="24464" table:style-name="ce7">
            <text:p>24,464<text:s/></text:p>
          </table:table-cell>
          <table:table-cell office:value-type="float" office:value="162313" table:style-name="ce7">
            <text:p>162,313<text:s/></text:p>
          </table:table-cell>
          <table:table-cell office:value-type="float" office:value="54455" table:style-name="ce7">
            <text:p>54,455<text:s/></text:p>
          </table:table-cell>
          <table:table-cell office:value-type="float" office:value="23840" table:style-name="ce7">
            <text:p>23,840<text:s/></text:p>
          </table:table-cell>
          <table:table-cell office:value-type="float" office:value="25853" table:style-name="ce7">
            <text:p>25,853<text:s/></text:p>
          </table:table-cell>
          <table:table-cell office:value-type="float" office:value="26600" table:style-name="ce7">
            <text:p>26,600<text:s/></text:p>
          </table:table-cell>
          <table:table-cell office:value-type="float" office:value="27677" table:style-name="ce7">
            <text:p>27,677<text:s/></text:p>
          </table:table-cell>
          <table:table-cell office:value-type="float" office:value="28162" table:style-name="ce7">
            <text:p>28,162<text:s/></text:p>
          </table:table-cell>
          <table:table-cell office:value-type="float" office:value="25692" table:style-name="ce7">
            <text:p>25,692<text:s/></text:p>
          </table:table-cell>
          <table:table-cell office:value-type="float" office:value="13649" table:style-name="ce7">
            <text:p>13,649<text:s/></text:p>
          </table:table-cell>
          <table:table-cell office:value-type="float" office:value="30418" table:style-name="ce7">
            <text:p>30,418<text:s/></text:p>
          </table:table-cell>
          <table:table-cell office:value-type="float" office:value="7701" table:style-name="ce7">
            <text:p>7,701<text:s/></text:p>
          </table:table-cell>
          <table:table-cell office:value-type="float" office:value="9423" table:style-name="ce7">
            <text:p>9,423<text:s/></text:p>
          </table:table-cell>
          <table:table-cell office:value-type="float" office:value="19557" table:style-name="ce7">
            <text:p>19,557<text:s/></text:p>
          </table:table-cell>
          <table:table-cell office:value-type="float" office:value="5195" table:style-name="ce7">
            <text:p>5,195<text:s/></text:p>
          </table:table-cell>
          <table:table-cell office:value-type="float" office:value="4259" table:style-name="ce7">
            <text:p>4,259<text:s/></text:p>
          </table:table-cell>
          <table:table-cell office:value-type="float" office:value="3728" table:style-name="ce7">
            <text:p>3,728<text:s/></text:p>
          </table:table-cell>
          <table:table-cell office:value-type="float" office:value="13983" table:style-name="ce7">
            <text:p>13,983<text:s/></text:p>
          </table:table-cell>
          <table:table-cell office:value-type="float" office:value="9737" table:style-name="ce7">
            <text:p>9,737<text:s/></text:p>
          </table:table-cell>
          <table:table-cell office:value-type="float" office:value="14544" table:style-name="ce7">
            <text:p>14,544<text:s/></text:p>
          </table:table-cell>
          <table:table-cell office:value-type="float" office:value="33896" table:style-name="ce7">
            <text:p>33,896<text:s/></text:p>
          </table:table-cell>
          <table:table-cell office:value-type="float" office:value="11255" table:style-name="ce7">
            <text:p>11,255<text:s/></text:p>
          </table:table-cell>
          <table:table-cell office:value-type="float" office:value="14555" table:style-name="ce7">
            <text:p>14,555<text:s/></text:p>
          </table:table-cell>
          <table:table-cell office:value-type="float" office:value="9330" table:style-name="ce7">
            <text:p>9,330<text:s/></text:p>
          </table:table-cell>
          <table:table-cell office:value-type="float" office:value="24883" table:style-name="ce7">
            <text:p>24,883<text:s/></text:p>
          </table:table-cell>
          <table:table-cell office:value-type="float" office:value="27875" table:style-name="ce7">
            <text:p>27,875<text:s/></text:p>
          </table:table-cell>
          <table:table-cell office:value-type="float" office:value="31624" table:style-name="ce7">
            <text:p>31,624<text:s/></text:p>
          </table:table-cell>
          <table:table-cell office:value-type="float" office:value="42819" table:style-name="ce7">
            <text:p>42,819<text:s/></text:p>
          </table:table-cell>
          <table:table-cell office:value-type="float" office:value="41215" table:style-name="ce7">
            <text:p>41,215<text:s/></text:p>
          </table:table-cell>
          <table:table-cell office:value-type="float" office:value="29997" table:style-name="ce7">
            <text:p>29,997<text:s/></text:p>
          </table:table-cell>
          <table:table-cell office:value-type="float" office:value="28695" table:style-name="ce7">
            <text:p>28,695<text:s/></text:p>
          </table:table-cell>
          <table:table-cell office:value-type="float" office:value="69108" table:style-name="ce7">
            <text:p>69,108<text:s/></text:p>
          </table:table-cell>
          <table:table-cell office:value-type="float" office:value="25500" table:style-name="ce7">
            <text:p>25,500<text:s/></text:p>
          </table:table-cell>
          <table:table-cell office:value-type="float" office:value="38959" table:style-name="ce7">
            <text:p>38,959<text:s/></text:p>
          </table:table-cell>
          <table:table-cell office:value-type="float" office:value="37875" table:style-name="ce7">
            <text:p>37,875<text:s/></text:p>
          </table:table-cell>
          <table:table-cell office:value-type="float" office:value="26568" table:style-name="ce7">
            <text:p>26,568<text:s/></text:p>
          </table:table-cell>
          <table:table-cell office:value-type="float" office:value="64946" table:style-name="ce7">
            <text:p>64,946<text:s/></text:p>
          </table:table-cell>
          <table:table-cell office:value-type="float" office:value="21946" table:style-name="ce7">
            <text:p>21,946<text:s/></text:p>
          </table:table-cell>
          <table:table-cell office:value-type="float" office:value="18006" table:style-name="ce7">
            <text:p>18,006<text:s/></text:p>
          </table:table-cell>
          <table:table-cell office:value-type="float" office:value="16217" table:style-name="ce7">
            <text:p>16,217<text:s/></text:p>
          </table:table-cell>
          <table:table-cell office:value-type="float" office:value="27052" table:style-name="ce7">
            <text:p>27,052<text:s/></text:p>
          </table:table-cell>
          <table:table-cell office:value-type="float" office:value="14781" table:style-name="ce7">
            <text:p>14,781<text:s/></text:p>
          </table:table-cell>
          <table:table-cell office:value-type="float" office:value="35126" table:style-name="ce7">
            <text:p>35,126<text:s/></text:p>
          </table:table-cell>
          <table:table-cell office:value-type="float" office:value="21067" table:style-name="ce7">
            <text:p>21,067<text:s/></text:p>
          </table:table-cell>
          <table:table-cell office:value-type="float" office:value="8970" table:style-name="ce7">
            <text:p>8,970<text:s/></text:p>
          </table:table-cell>
          <table:table-cell office:value-type="float" office:value="18239" table:style-name="ce7">
            <text:p>18,239<text:s/></text:p>
          </table:table-cell>
          <table:table-cell office:value-type="float" office:value="44134" table:style-name="ce7">
            <text:p>44,134<text:s/></text:p>
          </table:table-cell>
          <table:table-cell office:value-type="float" office:value="23532" table:style-name="ce7">
            <text:p>23,532<text:s/></text:p>
          </table:table-cell>
          <table:table-cell office:value-type="float" office:value="26575" table:style-name="ce7">
            <text:p>26,575<text:s/></text:p>
          </table:table-cell>
          <table:table-cell office:value-type="float" office:value="28937" table:style-name="ce7">
            <text:p>28,937<text:s/></text:p>
          </table:table-cell>
          <table:table-cell office:value-type="float" office:value="7886" table:style-name="ce7">
            <text:p>7,886<text:s/></text:p>
          </table:table-cell>
          <table:table-cell office:value-type="float" office:value="10912" table:style-name="ce7">
            <text:p>10,912<text:s/></text:p>
          </table:table-cell>
          <table:table-cell office:value-type="float" office:value="5790" table:style-name="ce7">
            <text:p>5,790<text:s/></text:p>
          </table:table-cell>
          <table:table-cell office:value-type="float" office:value="5516" table:style-name="ce7">
            <text:p>5,516<text:s/></text:p>
          </table:table-cell>
          <table:table-cell office:value-type="float" office:value="9348" table:style-name="ce7">
            <text:p>9,348<text:s/></text:p>
          </table:table-cell>
          <table:table-cell office:value-type="float" office:value="11086" table:style-name="ce7">
            <text:p>11,086<text:s/></text:p>
          </table:table-cell>
          <table:table-cell office:value-type="float" office:value="10732" table:style-name="ce7">
            <text:p>10,732<text:s/></text:p>
          </table:table-cell>
          <table:table-cell office:value-type="float" office:value="14865" table:style-name="ce7">
            <text:p>14,865<text:s/></text:p>
          </table:table-cell>
          <table:table-cell office:value-type="float" office:value="18961" table:style-name="ce7">
            <text:p>18,961<text:s/></text:p>
          </table:table-cell>
          <table:table-cell office:value-type="float" office:value="29387" table:style-name="ce7">
            <text:p>29,387<text:s/></text:p>
          </table:table-cell>
          <table:table-cell office:value-type="float" office:value="27990" table:style-name="ce7">
            <text:p>27,990<text:s/></text:p>
          </table:table-cell>
          <table:table-cell office:value-type="float" office:value="16175" table:style-name="ce7">
            <text:p>16,175<text:s/></text:p>
          </table:table-cell>
          <table:table-cell office:value-type="float" office:value="12606" table:style-name="ce7">
            <text:p>12,606<text:s/></text:p>
          </table:table-cell>
          <table:table-cell office:value-type="float" office:value="12956" table:style-name="ce7">
            <text:p>12,956<text:s/></text:p>
          </table:table-cell>
          <table:table-cell office:value-type="float" office:value="14295" table:style-name="ce7">
            <text:p>14,295<text:s/></text:p>
          </table:table-cell>
          <table:table-cell office:value-type="float" office:value="12807" table:style-name="ce7">
            <text:p>12,807<text:s/></text:p>
          </table:table-cell>
          <table:table-cell office:value-type="float" office:value="12253" table:style-name="ce7">
            <text:p>12,253<text:s/></text:p>
          </table:table-cell>
          <table:table-cell office:value-type="float" office:value="9783" table:style-name="ce7">
            <text:p>9,783<text:s/></text:p>
          </table:table-cell>
          <table:table-cell office:value-type="float" office:value="2177" table:style-name="ce7">
            <text:p>2,177<text:s/></text:p>
          </table:table-cell>
          <table:table-cell office:value-type="float" office:value="1391" table:style-name="ce7">
            <text:p>1,391<text:s/></text:p>
          </table:table-cell>
          <table:table-cell office:value-type="float" office:value="1794" table:style-name="ce7">
            <text:p>1,794<text:s/></text:p>
          </table:table-cell>
          <table:table-cell office:value-type="float" office:value="2407" table:style-name="ce7">
            <text:p>2,407<text:s/></text:p>
          </table:table-cell>
          <table:table-cell office:value-type="float" office:value="1188" table:style-name="ce7">
            <text:p>1,188<text:s/></text:p>
          </table:table-cell>
          <table:table-cell office:value-type="float" office:value="1722" table:style-name="ce7">
            <text:p>1,722<text:s/></text:p>
          </table:table-cell>
          <table:table-cell office:value-type="float" office:value="1121" table:style-name="ce7">
            <text:p>1,121<text:s/></text:p>
          </table:table-cell>
          <table:table-cell office:value-type="float" office:value="2247" table:style-name="ce7">
            <text:p>2,247<text:s/></text:p>
          </table:table-cell>
          <table:table-cell office:value-type="float" office:value="625" table:style-name="ce7">
            <text:p>625<text:s/></text:p>
          </table:table-cell>
          <table:table-cell office:value-type="float" office:value="2080" table:style-name="ce7">
            <text:p>2,080<text:s/></text:p>
          </table:table-cell>
          <table:table-cell office:value-type="float" office:value="1898" table:style-name="ce7">
            <text:p>1,898<text:s/></text:p>
          </table:table-cell>
          <table:table-cell table:number-columns-repeated="16264"/>
        </table:table-row>
        <table:table-row table:style-name="ro2">
          <table:table-cell office:value-type="date" office:date-value="2025-06-21T00:00:00" table:style-name="ce10">
            <text:p>2025/6/21</text:p>
          </table:table-cell>
          <table:table-cell office:value-type="float" office:value="4560" table:style-name="ce7">
            <text:p>4,560<text:s/></text:p>
          </table:table-cell>
          <table:table-cell office:value-type="float" office:value="9198" table:style-name="ce7">
            <text:p>9,198<text:s/></text:p>
          </table:table-cell>
          <table:table-cell office:value-type="float" office:value="26105" table:style-name="ce7">
            <text:p>26,105<text:s/></text:p>
          </table:table-cell>
          <table:table-cell office:value-type="float" office:value="45728" table:style-name="ce7">
            <text:p>45,728<text:s/></text:p>
          </table:table-cell>
          <table:table-cell office:value-type="float" office:value="15668" table:style-name="ce7">
            <text:p>15,668<text:s/></text:p>
          </table:table-cell>
          <table:table-cell office:value-type="float" office:value="9956" table:style-name="ce7">
            <text:p>9,956<text:s/></text:p>
          </table:table-cell>
          <table:table-cell office:value-type="float" office:value="7539" table:style-name="ce7">
            <text:p>7,539<text:s/></text:p>
          </table:table-cell>
          <table:table-cell office:value-type="float" office:value="3761" table:style-name="ce7">
            <text:p>3,761<text:s/></text:p>
          </table:table-cell>
          <table:table-cell office:value-type="float" office:value="2700" table:style-name="ce7">
            <text:p>2,700<text:s/></text:p>
          </table:table-cell>
          <table:table-cell office:value-type="float" office:value="7334" table:style-name="ce7">
            <text:p>7,334<text:s/></text:p>
          </table:table-cell>
          <table:table-cell office:value-type="float" office:value="2036" table:style-name="ce7">
            <text:p>2,036<text:s/></text:p>
          </table:table-cell>
          <table:table-cell office:value-type="float" office:value="3064" table:style-name="ce7">
            <text:p>3,064<text:s/></text:p>
          </table:table-cell>
          <table:table-cell office:value-type="float" office:value="3234" table:style-name="ce7">
            <text:p>3,234<text:s/></text:p>
          </table:table-cell>
          <table:table-cell office:value-type="float" office:value="6463" table:style-name="ce7">
            <text:p>6,463<text:s/></text:p>
          </table:table-cell>
          <table:table-cell office:value-type="float" office:value="10271" table:style-name="ce7">
            <text:p>10,271<text:s/></text:p>
          </table:table-cell>
          <table:table-cell office:value-type="float" office:value="5403" table:style-name="ce7">
            <text:p>5,403<text:s/></text:p>
          </table:table-cell>
          <table:table-cell office:value-type="float" office:value="7159" table:style-name="ce7">
            <text:p>7,159<text:s/></text:p>
          </table:table-cell>
          <table:table-cell office:value-type="float" office:value="4185" table:style-name="ce7">
            <text:p>4,185<text:s/></text:p>
          </table:table-cell>
          <table:table-cell office:value-type="float" office:value="8715" table:style-name="ce7">
            <text:p>8,715<text:s/></text:p>
          </table:table-cell>
          <table:table-cell office:value-type="float" office:value="3087" table:style-name="ce7">
            <text:p>3,087<text:s/></text:p>
          </table:table-cell>
          <table:table-cell office:value-type="float" office:value="5817" table:style-name="ce7">
            <text:p>5,817<text:s/></text:p>
          </table:table-cell>
          <table:table-cell office:value-type="float" office:value="6449" table:style-name="ce7">
            <text:p>6,449<text:s/></text:p>
          </table:table-cell>
          <table:table-cell office:value-type="float" office:value="6329" table:style-name="ce7">
            <text:p>6,329<text:s/></text:p>
          </table:table-cell>
          <table:table-cell office:value-type="float" office:value="28017" table:style-name="ce7">
            <text:p>28,017<text:s/></text:p>
          </table:table-cell>
          <table:table-cell office:value-type="float" office:value="3038" table:style-name="ce7">
            <text:p>3,038<text:s/></text:p>
          </table:table-cell>
          <table:table-cell office:value-type="float" office:value="11298" table:style-name="ce7">
            <text:p>11,298<text:s/></text:p>
          </table:table-cell>
          <table:table-cell office:value-type="float" office:value="9850" table:style-name="ce7">
            <text:p>9,850<text:s/></text:p>
          </table:table-cell>
          <table:table-cell office:value-type="float" office:value="12134" table:style-name="ce7">
            <text:p>12,134<text:s/></text:p>
          </table:table-cell>
          <table:table-cell office:value-type="float" office:value="15351" table:style-name="ce7">
            <text:p>15,351<text:s/></text:p>
          </table:table-cell>
          <table:table-cell office:value-type="float" office:value="13079" table:style-name="ce7">
            <text:p>13,079<text:s/></text:p>
          </table:table-cell>
          <table:table-cell office:value-type="float" office:value="8674" table:style-name="ce7">
            <text:p>8,674<text:s/></text:p>
          </table:table-cell>
          <table:table-cell office:value-type="float" office:value="24656" table:style-name="ce7">
            <text:p>24,656<text:s/></text:p>
          </table:table-cell>
          <table:table-cell office:value-type="float" office:value="13663" table:style-name="ce7">
            <text:p>13,663<text:s/></text:p>
          </table:table-cell>
          <table:table-cell office:value-type="float" office:value="25089" table:style-name="ce7">
            <text:p>25,089<text:s/></text:p>
          </table:table-cell>
          <table:table-cell office:value-type="float" office:value="20757" table:style-name="ce7">
            <text:p>20,757<text:s/></text:p>
          </table:table-cell>
          <table:table-cell office:value-type="float" office:value="4514" table:style-name="ce7">
            <text:p>4,514<text:s/></text:p>
          </table:table-cell>
          <table:table-cell office:value-type="float" office:value="28017" table:style-name="ce7">
            <text:p>28,017<text:s/></text:p>
          </table:table-cell>
          <table:table-cell office:value-type="float" office:value="19076" table:style-name="ce7">
            <text:p>19,076<text:s/></text:p>
          </table:table-cell>
          <table:table-cell office:value-type="float" office:value="17285" table:style-name="ce7">
            <text:p>17,285<text:s/></text:p>
          </table:table-cell>
          <table:table-cell office:value-type="float" office:value="16116" table:style-name="ce7">
            <text:p>16,116<text:s/></text:p>
          </table:table-cell>
          <table:table-cell office:value-type="float" office:value="10050" table:style-name="ce7">
            <text:p>10,050<text:s/></text:p>
          </table:table-cell>
          <table:table-cell office:value-type="float" office:value="152033" table:style-name="ce7">
            <text:p>152,033<text:s/></text:p>
          </table:table-cell>
          <table:table-cell office:value-type="float" office:value="56376" table:style-name="ce7">
            <text:p>56,376<text:s/></text:p>
          </table:table-cell>
          <table:table-cell office:value-type="float" office:value="19040" table:style-name="ce7">
            <text:p>19,040<text:s/></text:p>
          </table:table-cell>
          <table:table-cell office:value-type="float" office:value="18578" table:style-name="ce7">
            <text:p>18,578<text:s/></text:p>
          </table:table-cell>
          <table:table-cell office:value-type="float" office:value="28939" table:style-name="ce7">
            <text:p>28,939<text:s/></text:p>
          </table:table-cell>
          <table:table-cell office:value-type="float" office:value="26905" table:style-name="ce7">
            <text:p>26,905<text:s/></text:p>
          </table:table-cell>
          <table:table-cell office:value-type="float" office:value="25024" table:style-name="ce7">
            <text:p>25,024<text:s/></text:p>
          </table:table-cell>
          <table:table-cell office:value-type="float" office:value="19786" table:style-name="ce7">
            <text:p>19,786<text:s/></text:p>
          </table:table-cell>
          <table:table-cell office:value-type="float" office:value="9565" table:style-name="ce7">
            <text:p>9,565<text:s/></text:p>
          </table:table-cell>
          <table:table-cell office:value-type="float" office:value="20892" table:style-name="ce7">
            <text:p>20,892<text:s/></text:p>
          </table:table-cell>
          <table:table-cell office:value-type="float" office:value="6220" table:style-name="ce7">
            <text:p>6,220<text:s/></text:p>
          </table:table-cell>
          <table:table-cell office:value-type="float" office:value="6240" table:style-name="ce7">
            <text:p>6,240<text:s/></text:p>
          </table:table-cell>
          <table:table-cell office:value-type="float" office:value="15110" table:style-name="ce7">
            <text:p>15,110<text:s/></text:p>
          </table:table-cell>
          <table:table-cell office:value-type="float" office:value="4602" table:style-name="ce7">
            <text:p>4,602<text:s/></text:p>
          </table:table-cell>
          <table:table-cell office:value-type="float" office:value="3125" table:style-name="ce7">
            <text:p>3,125<text:s/></text:p>
          </table:table-cell>
          <table:table-cell office:value-type="float" office:value="1923" table:style-name="ce7">
            <text:p>1,923<text:s/></text:p>
          </table:table-cell>
          <table:table-cell office:value-type="float" office:value="8117" table:style-name="ce7">
            <text:p>8,117<text:s/></text:p>
          </table:table-cell>
          <table:table-cell office:value-type="float" office:value="7961" table:style-name="ce7">
            <text:p>7,961<text:s/></text:p>
          </table:table-cell>
          <table:table-cell office:value-type="float" office:value="10971" table:style-name="ce7">
            <text:p>10,971<text:s/></text:p>
          </table:table-cell>
          <table:table-cell office:value-type="float" office:value="32498" table:style-name="ce7">
            <text:p>32,498<text:s/></text:p>
          </table:table-cell>
          <table:table-cell office:value-type="float" office:value="6738" table:style-name="ce7">
            <text:p>6,738<text:s/></text:p>
          </table:table-cell>
          <table:table-cell office:value-type="float" office:value="10780" table:style-name="ce7">
            <text:p>10,780<text:s/></text:p>
          </table:table-cell>
          <table:table-cell office:value-type="float" office:value="6951" table:style-name="ce7">
            <text:p>6,951<text:s/></text:p>
          </table:table-cell>
          <table:table-cell office:value-type="float" office:value="17886" table:style-name="ce7">
            <text:p>17,886<text:s/></text:p>
          </table:table-cell>
          <table:table-cell office:value-type="float" office:value="18024" table:style-name="ce7">
            <text:p>18,024<text:s/></text:p>
          </table:table-cell>
          <table:table-cell office:value-type="float" office:value="27257" table:style-name="ce7">
            <text:p>27,257<text:s/></text:p>
          </table:table-cell>
          <table:table-cell office:value-type="float" office:value="36854" table:style-name="ce7">
            <text:p>36,854<text:s/></text:p>
          </table:table-cell>
          <table:table-cell office:value-type="float" office:value="31279" table:style-name="ce7">
            <text:p>31,279<text:s/></text:p>
          </table:table-cell>
          <table:table-cell office:value-type="float" office:value="23160" table:style-name="ce7">
            <text:p>23,160<text:s/></text:p>
          </table:table-cell>
          <table:table-cell office:value-type="float" office:value="27937" table:style-name="ce7">
            <text:p>27,937<text:s/></text:p>
          </table:table-cell>
          <table:table-cell office:value-type="float" office:value="70865" table:style-name="ce7">
            <text:p>70,865<text:s/></text:p>
          </table:table-cell>
          <table:table-cell office:value-type="float" office:value="14654" table:style-name="ce7">
            <text:p>14,654<text:s/></text:p>
          </table:table-cell>
          <table:table-cell office:value-type="float" office:value="34522" table:style-name="ce7">
            <text:p>34,522<text:s/></text:p>
          </table:table-cell>
          <table:table-cell office:value-type="float" office:value="30732" table:style-name="ce7">
            <text:p>30,732<text:s/></text:p>
          </table:table-cell>
          <table:table-cell office:value-type="float" office:value="23074" table:style-name="ce7">
            <text:p>23,074<text:s/></text:p>
          </table:table-cell>
          <table:table-cell office:value-type="float" office:value="50891" table:style-name="ce7">
            <text:p>50,891<text:s/></text:p>
          </table:table-cell>
          <table:table-cell office:value-type="float" office:value="15683" table:style-name="ce7">
            <text:p>15,683<text:s/></text:p>
          </table:table-cell>
          <table:table-cell office:value-type="float" office:value="14305" table:style-name="ce7">
            <text:p>14,305<text:s/></text:p>
          </table:table-cell>
          <table:table-cell office:value-type="float" office:value="9766" table:style-name="ce7">
            <text:p>9,766<text:s/></text:p>
          </table:table-cell>
          <table:table-cell office:value-type="float" office:value="20946" table:style-name="ce7">
            <text:p>20,946<text:s/></text:p>
          </table:table-cell>
          <table:table-cell office:value-type="float" office:value="9658" table:style-name="ce7">
            <text:p>9,658<text:s/></text:p>
          </table:table-cell>
          <table:table-cell office:value-type="float" office:value="28757" table:style-name="ce7">
            <text:p>28,757<text:s/></text:p>
          </table:table-cell>
          <table:table-cell office:value-type="float" office:value="14025" table:style-name="ce7">
            <text:p>14,025<text:s/></text:p>
          </table:table-cell>
          <table:table-cell office:value-type="float" office:value="9953" table:style-name="ce7">
            <text:p>9,953<text:s/></text:p>
          </table:table-cell>
          <table:table-cell office:value-type="float" office:value="14335" table:style-name="ce7">
            <text:p>14,335<text:s/></text:p>
          </table:table-cell>
          <table:table-cell office:value-type="float" office:value="21693" table:style-name="ce7">
            <text:p>21,693<text:s/></text:p>
          </table:table-cell>
          <table:table-cell office:value-type="float" office:value="17428" table:style-name="ce7">
            <text:p>17,428<text:s/></text:p>
          </table:table-cell>
          <table:table-cell office:value-type="float" office:value="14422" table:style-name="ce7">
            <text:p>14,422<text:s/></text:p>
          </table:table-cell>
          <table:table-cell office:value-type="float" office:value="19965" table:style-name="ce7">
            <text:p>19,965<text:s/></text:p>
          </table:table-cell>
          <table:table-cell office:value-type="float" office:value="5698" table:style-name="ce7">
            <text:p>5,698<text:s/></text:p>
          </table:table-cell>
          <table:table-cell office:value-type="float" office:value="7467" table:style-name="ce7">
            <text:p>7,467<text:s/></text:p>
          </table:table-cell>
          <table:table-cell office:value-type="float" office:value="3785" table:style-name="ce7">
            <text:p>3,785<text:s/></text:p>
          </table:table-cell>
          <table:table-cell office:value-type="float" office:value="2694" table:style-name="ce7">
            <text:p>2,694<text:s/></text:p>
          </table:table-cell>
          <table:table-cell office:value-type="float" office:value="7205" table:style-name="ce7">
            <text:p>7,205<text:s/></text:p>
          </table:table-cell>
          <table:table-cell office:value-type="float" office:value="7601" table:style-name="ce7">
            <text:p>7,601<text:s/></text:p>
          </table:table-cell>
          <table:table-cell office:value-type="float" office:value="9303" table:style-name="ce7">
            <text:p>9,303<text:s/></text:p>
          </table:table-cell>
          <table:table-cell office:value-type="float" office:value="12110" table:style-name="ce7">
            <text:p>12,110<text:s/></text:p>
          </table:table-cell>
          <table:table-cell office:value-type="float" office:value="13376" table:style-name="ce7">
            <text:p>13,376<text:s/></text:p>
          </table:table-cell>
          <table:table-cell office:value-type="float" office:value="19722" table:style-name="ce7">
            <text:p>19,722<text:s/></text:p>
          </table:table-cell>
          <table:table-cell office:value-type="float" office:value="23761" table:style-name="ce7">
            <text:p>23,761<text:s/></text:p>
          </table:table-cell>
          <table:table-cell office:value-type="float" office:value="11346" table:style-name="ce7">
            <text:p>11,346<text:s/></text:p>
          </table:table-cell>
          <table:table-cell office:value-type="float" office:value="9028" table:style-name="ce7">
            <text:p>9,028<text:s/></text:p>
          </table:table-cell>
          <table:table-cell office:value-type="float" office:value="9722" table:style-name="ce7">
            <text:p>9,722<text:s/></text:p>
          </table:table-cell>
          <table:table-cell office:value-type="float" office:value="10572" table:style-name="ce7">
            <text:p>10,572<text:s/></text:p>
          </table:table-cell>
          <table:table-cell office:value-type="float" office:value="10176" table:style-name="ce7">
            <text:p>10,176<text:s/></text:p>
          </table:table-cell>
          <table:table-cell office:value-type="float" office:value="8360" table:style-name="ce7">
            <text:p>8,360<text:s/></text:p>
          </table:table-cell>
          <table:table-cell office:value-type="float" office:value="6833" table:style-name="ce7">
            <text:p>6,833<text:s/></text:p>
          </table:table-cell>
          <table:table-cell office:value-type="float" office:value="1557" table:style-name="ce7">
            <text:p>1,557<text:s/></text:p>
          </table:table-cell>
          <table:table-cell office:value-type="float" office:value="1109" table:style-name="ce7">
            <text:p>1,109<text:s/></text:p>
          </table:table-cell>
          <table:table-cell office:value-type="float" office:value="1397" table:style-name="ce7">
            <text:p>1,397<text:s/></text:p>
          </table:table-cell>
          <table:table-cell office:value-type="float" office:value="2011" table:style-name="ce7">
            <text:p>2,011<text:s/></text:p>
          </table:table-cell>
          <table:table-cell office:value-type="float" office:value="471" table:style-name="ce7">
            <text:p>471<text:s/></text:p>
          </table:table-cell>
          <table:table-cell office:value-type="float" office:value="563" table:style-name="ce7">
            <text:p>563<text:s/></text:p>
          </table:table-cell>
          <table:table-cell office:value-type="float" office:value="783" table:style-name="ce7">
            <text:p>783<text:s/></text:p>
          </table:table-cell>
          <table:table-cell office:value-type="float" office:value="2065" table:style-name="ce7">
            <text:p>2,065<text:s/></text:p>
          </table:table-cell>
          <table:table-cell office:value-type="float" office:value="495" table:style-name="ce7">
            <text:p>495<text:s/></text:p>
          </table:table-cell>
          <table:table-cell office:value-type="float" office:value="1487" table:style-name="ce7">
            <text:p>1,487<text:s/></text:p>
          </table:table-cell>
          <table:table-cell office:value-type="float" office:value="1112" table:style-name="ce7">
            <text:p>1,112<text:s/></text:p>
          </table:table-cell>
          <table:table-cell table:number-columns-repeated="16264"/>
        </table:table-row>
        <table:table-row table:style-name="ro2">
          <table:table-cell office:value-type="date" office:date-value="2025-06-22T00:00:00" table:style-name="ce10">
            <text:p>2025/6/22</text:p>
          </table:table-cell>
          <table:table-cell office:value-type="float" office:value="4680" table:style-name="ce7">
            <text:p>4,680<text:s/></text:p>
          </table:table-cell>
          <table:table-cell office:value-type="float" office:value="6913" table:style-name="ce7">
            <text:p>6,913<text:s/></text:p>
          </table:table-cell>
          <table:table-cell office:value-type="float" office:value="19593" table:style-name="ce7">
            <text:p>19,593<text:s/></text:p>
          </table:table-cell>
          <table:table-cell office:value-type="float" office:value="35016" table:style-name="ce7">
            <text:p>35,016<text:s/></text:p>
          </table:table-cell>
          <table:table-cell office:value-type="float" office:value="11544" table:style-name="ce7">
            <text:p>11,544<text:s/></text:p>
          </table:table-cell>
          <table:table-cell office:value-type="float" office:value="7906" table:style-name="ce7">
            <text:p>7,906<text:s/></text:p>
          </table:table-cell>
          <table:table-cell office:value-type="float" office:value="6097" table:style-name="ce7">
            <text:p>6,097<text:s/></text:p>
          </table:table-cell>
          <table:table-cell office:value-type="float" office:value="3050" table:style-name="ce7">
            <text:p>3,050<text:s/></text:p>
          </table:table-cell>
          <table:table-cell office:value-type="float" office:value="2229" table:style-name="ce7">
            <text:p>2,229<text:s/></text:p>
          </table:table-cell>
          <table:table-cell office:value-type="float" office:value="5423" table:style-name="ce7">
            <text:p>5,423<text:s/></text:p>
          </table:table-cell>
          <table:table-cell office:value-type="float" office:value="1676" table:style-name="ce7">
            <text:p>1,676<text:s/></text:p>
          </table:table-cell>
          <table:table-cell office:value-type="float" office:value="2665" table:style-name="ce7">
            <text:p>2,665<text:s/></text:p>
          </table:table-cell>
          <table:table-cell office:value-type="float" office:value="2773" table:style-name="ce7">
            <text:p>2,773<text:s/></text:p>
          </table:table-cell>
          <table:table-cell office:value-type="float" office:value="5098" table:style-name="ce7">
            <text:p>5,098<text:s/></text:p>
          </table:table-cell>
          <table:table-cell office:value-type="float" office:value="10037" table:style-name="ce7">
            <text:p>10,037<text:s/></text:p>
          </table:table-cell>
          <table:table-cell office:value-type="float" office:value="3886" table:style-name="ce7">
            <text:p>3,886<text:s/></text:p>
          </table:table-cell>
          <table:table-cell office:value-type="float" office:value="5614" table:style-name="ce7">
            <text:p>5,614<text:s/></text:p>
          </table:table-cell>
          <table:table-cell office:value-type="float" office:value="3122" table:style-name="ce7">
            <text:p>3,122<text:s/></text:p>
          </table:table-cell>
          <table:table-cell office:value-type="float" office:value="7060" table:style-name="ce7">
            <text:p>7,060<text:s/></text:p>
          </table:table-cell>
          <table:table-cell office:value-type="float" office:value="2991" table:style-name="ce7">
            <text:p>2,991<text:s/></text:p>
          </table:table-cell>
          <table:table-cell office:value-type="float" office:value="4573" table:style-name="ce7">
            <text:p>4,573<text:s/></text:p>
          </table:table-cell>
          <table:table-cell office:value-type="float" office:value="5083" table:style-name="ce7">
            <text:p>5,083<text:s/></text:p>
          </table:table-cell>
          <table:table-cell office:value-type="float" office:value="5765" table:style-name="ce7">
            <text:p>5,765<text:s/></text:p>
          </table:table-cell>
          <table:table-cell office:value-type="float" office:value="23800" table:style-name="ce7">
            <text:p>23,800<text:s/></text:p>
          </table:table-cell>
          <table:table-cell office:value-type="float" office:value="2903" table:style-name="ce7">
            <text:p>2,903<text:s/></text:p>
          </table:table-cell>
          <table:table-cell office:value-type="float" office:value="10254" table:style-name="ce7">
            <text:p>10,254<text:s/></text:p>
          </table:table-cell>
          <table:table-cell office:value-type="float" office:value="7705" table:style-name="ce7">
            <text:p>7,705<text:s/></text:p>
          </table:table-cell>
          <table:table-cell office:value-type="float" office:value="9873" table:style-name="ce7">
            <text:p>9,873<text:s/></text:p>
          </table:table-cell>
          <table:table-cell office:value-type="float" office:value="12835" table:style-name="ce7">
            <text:p>12,835<text:s/></text:p>
          </table:table-cell>
          <table:table-cell office:value-type="float" office:value="11122" table:style-name="ce7">
            <text:p>11,122<text:s/></text:p>
          </table:table-cell>
          <table:table-cell office:value-type="float" office:value="7332" table:style-name="ce7">
            <text:p>7,332<text:s/></text:p>
          </table:table-cell>
          <table:table-cell office:value-type="float" office:value="19701" table:style-name="ce7">
            <text:p>19,701<text:s/></text:p>
          </table:table-cell>
          <table:table-cell office:value-type="float" office:value="10976" table:style-name="ce7">
            <text:p>10,976<text:s/></text:p>
          </table:table-cell>
          <table:table-cell office:value-type="float" office:value="18844" table:style-name="ce7">
            <text:p>18,844<text:s/></text:p>
          </table:table-cell>
          <table:table-cell office:value-type="float" office:value="18105" table:style-name="ce7">
            <text:p>18,105<text:s/></text:p>
          </table:table-cell>
          <table:table-cell office:value-type="float" office:value="3916" table:style-name="ce7">
            <text:p>3,916<text:s/></text:p>
          </table:table-cell>
          <table:table-cell office:value-type="float" office:value="23008" table:style-name="ce7">
            <text:p>23,008<text:s/></text:p>
          </table:table-cell>
          <table:table-cell office:value-type="float" office:value="15384" table:style-name="ce7">
            <text:p>15,384<text:s/></text:p>
          </table:table-cell>
          <table:table-cell office:value-type="float" office:value="13800" table:style-name="ce7">
            <text:p>13,800<text:s/></text:p>
          </table:table-cell>
          <table:table-cell office:value-type="float" office:value="13044" table:style-name="ce7">
            <text:p>13,044<text:s/></text:p>
          </table:table-cell>
          <table:table-cell office:value-type="float" office:value="8066" table:style-name="ce7">
            <text:p>8,066<text:s/></text:p>
          </table:table-cell>
          <table:table-cell office:value-type="float" office:value="147809" table:style-name="ce7">
            <text:p>147,809<text:s/></text:p>
          </table:table-cell>
          <table:table-cell office:value-type="float" office:value="45634" table:style-name="ce7">
            <text:p>45,634<text:s/></text:p>
          </table:table-cell>
          <table:table-cell office:value-type="float" office:value="13572" table:style-name="ce7">
            <text:p>13,572<text:s/></text:p>
          </table:table-cell>
          <table:table-cell office:value-type="float" office:value="16324" table:style-name="ce7">
            <text:p>16,324<text:s/></text:p>
          </table:table-cell>
          <table:table-cell office:value-type="float" office:value="25587" table:style-name="ce7">
            <text:p>25,587<text:s/></text:p>
          </table:table-cell>
          <table:table-cell office:value-type="float" office:value="23921" table:style-name="ce7">
            <text:p>23,921<text:s/></text:p>
          </table:table-cell>
          <table:table-cell office:value-type="float" office:value="20593" table:style-name="ce7">
            <text:p>20,593<text:s/></text:p>
          </table:table-cell>
          <table:table-cell office:value-type="float" office:value="16109" table:style-name="ce7">
            <text:p>16,109<text:s/></text:p>
          </table:table-cell>
          <table:table-cell office:value-type="float" office:value="6859" table:style-name="ce7">
            <text:p>6,859<text:s/></text:p>
          </table:table-cell>
          <table:table-cell office:value-type="float" office:value="16291" table:style-name="ce7">
            <text:p>16,291<text:s/></text:p>
          </table:table-cell>
          <table:table-cell office:value-type="float" office:value="5065" table:style-name="ce7">
            <text:p>5,065<text:s/></text:p>
          </table:table-cell>
          <table:table-cell office:value-type="float" office:value="5045" table:style-name="ce7">
            <text:p>5,045<text:s/></text:p>
          </table:table-cell>
          <table:table-cell office:value-type="float" office:value="12599" table:style-name="ce7">
            <text:p>12,599<text:s/></text:p>
          </table:table-cell>
          <table:table-cell office:value-type="float" office:value="4235" table:style-name="ce7">
            <text:p>4,235<text:s/></text:p>
          </table:table-cell>
          <table:table-cell office:value-type="float" office:value="2553" table:style-name="ce7">
            <text:p>2,553<text:s/></text:p>
          </table:table-cell>
          <table:table-cell office:value-type="float" office:value="1521" table:style-name="ce7">
            <text:p>1,521<text:s/></text:p>
          </table:table-cell>
          <table:table-cell office:value-type="float" office:value="6872" table:style-name="ce7">
            <text:p>6,872<text:s/></text:p>
          </table:table-cell>
          <table:table-cell office:value-type="float" office:value="6285" table:style-name="ce7">
            <text:p>6,285<text:s/></text:p>
          </table:table-cell>
          <table:table-cell office:value-type="float" office:value="9246" table:style-name="ce7">
            <text:p>9,246<text:s/></text:p>
          </table:table-cell>
          <table:table-cell office:value-type="float" office:value="29964" table:style-name="ce7">
            <text:p>29,964<text:s/></text:p>
          </table:table-cell>
          <table:table-cell office:value-type="float" office:value="5598" table:style-name="ce7">
            <text:p>5,598<text:s/></text:p>
          </table:table-cell>
          <table:table-cell office:value-type="float" office:value="9250" table:style-name="ce7">
            <text:p>9,250<text:s/></text:p>
          </table:table-cell>
          <table:table-cell office:value-type="float" office:value="5442" table:style-name="ce7">
            <text:p>5,442<text:s/></text:p>
          </table:table-cell>
          <table:table-cell office:value-type="float" office:value="14019" table:style-name="ce7">
            <text:p>14,019<text:s/></text:p>
          </table:table-cell>
          <table:table-cell office:value-type="float" office:value="12631" table:style-name="ce7">
            <text:p>12,631<text:s/></text:p>
          </table:table-cell>
          <table:table-cell office:value-type="float" office:value="22517" table:style-name="ce7">
            <text:p>22,517<text:s/></text:p>
          </table:table-cell>
          <table:table-cell office:value-type="float" office:value="33128" table:style-name="ce7">
            <text:p>33,128<text:s/></text:p>
          </table:table-cell>
          <table:table-cell office:value-type="float" office:value="24903" table:style-name="ce7">
            <text:p>24,903<text:s/></text:p>
          </table:table-cell>
          <table:table-cell office:value-type="float" office:value="18144" table:style-name="ce7">
            <text:p>18,144<text:s/></text:p>
          </table:table-cell>
          <table:table-cell office:value-type="float" office:value="23637" table:style-name="ce7">
            <text:p>23,637<text:s/></text:p>
          </table:table-cell>
          <table:table-cell office:value-type="float" office:value="60776" table:style-name="ce7">
            <text:p>60,776<text:s/></text:p>
          </table:table-cell>
          <table:table-cell office:value-type="float" office:value="12352" table:style-name="ce7">
            <text:p>12,352<text:s/></text:p>
          </table:table-cell>
          <table:table-cell office:value-type="float" office:value="27234" table:style-name="ce7">
            <text:p>27,234<text:s/></text:p>
          </table:table-cell>
          <table:table-cell office:value-type="float" office:value="22027" table:style-name="ce7">
            <text:p>22,027<text:s/></text:p>
          </table:table-cell>
          <table:table-cell office:value-type="float" office:value="18939" table:style-name="ce7">
            <text:p>18,939<text:s/></text:p>
          </table:table-cell>
          <table:table-cell office:value-type="float" office:value="42321" table:style-name="ce7">
            <text:p>42,321<text:s/></text:p>
          </table:table-cell>
          <table:table-cell office:value-type="float" office:value="12804" table:style-name="ce7">
            <text:p>12,804<text:s/></text:p>
          </table:table-cell>
          <table:table-cell office:value-type="float" office:value="11217" table:style-name="ce7">
            <text:p>11,217<text:s/></text:p>
          </table:table-cell>
          <table:table-cell office:value-type="float" office:value="7527" table:style-name="ce7">
            <text:p>7,527<text:s/></text:p>
          </table:table-cell>
          <table:table-cell office:value-type="float" office:value="18448" table:style-name="ce7">
            <text:p>18,448<text:s/></text:p>
          </table:table-cell>
          <table:table-cell office:value-type="float" office:value="8554" table:style-name="ce7">
            <text:p>8,554<text:s/></text:p>
          </table:table-cell>
          <table:table-cell office:value-type="float" office:value="26651" table:style-name="ce7">
            <text:p>26,651<text:s/></text:p>
          </table:table-cell>
          <table:table-cell office:value-type="float" office:value="10421" table:style-name="ce7">
            <text:p>10,421<text:s/></text:p>
          </table:table-cell>
          <table:table-cell office:value-type="float" office:value="8969" table:style-name="ce7">
            <text:p>8,969<text:s/></text:p>
          </table:table-cell>
          <table:table-cell office:value-type="float" office:value="12091" table:style-name="ce7">
            <text:p>12,091<text:s/></text:p>
          </table:table-cell>
          <table:table-cell office:value-type="float" office:value="16326" table:style-name="ce7">
            <text:p>16,326<text:s/></text:p>
          </table:table-cell>
          <table:table-cell office:value-type="float" office:value="11202" table:style-name="ce7">
            <text:p>11,202<text:s/></text:p>
          </table:table-cell>
          <table:table-cell office:value-type="float" office:value="11387" table:style-name="ce7">
            <text:p>11,387<text:s/></text:p>
          </table:table-cell>
          <table:table-cell office:value-type="float" office:value="16581" table:style-name="ce7">
            <text:p>16,581<text:s/></text:p>
          </table:table-cell>
          <table:table-cell office:value-type="float" office:value="4420" table:style-name="ce7">
            <text:p>4,420<text:s/></text:p>
          </table:table-cell>
          <table:table-cell office:value-type="float" office:value="5671" table:style-name="ce7">
            <text:p>5,671<text:s/></text:p>
          </table:table-cell>
          <table:table-cell office:value-type="float" office:value="3078" table:style-name="ce7">
            <text:p>3,078<text:s/></text:p>
          </table:table-cell>
          <table:table-cell office:value-type="float" office:value="2067" table:style-name="ce7">
            <text:p>2,067<text:s/></text:p>
          </table:table-cell>
          <table:table-cell office:value-type="float" office:value="6400" table:style-name="ce7">
            <text:p>6,400<text:s/></text:p>
          </table:table-cell>
          <table:table-cell office:value-type="float" office:value="6016" table:style-name="ce7">
            <text:p>6,016<text:s/></text:p>
          </table:table-cell>
          <table:table-cell office:value-type="float" office:value="7727" table:style-name="ce7">
            <text:p>7,727<text:s/></text:p>
          </table:table-cell>
          <table:table-cell office:value-type="float" office:value="10610" table:style-name="ce7">
            <text:p>10,610<text:s/></text:p>
          </table:table-cell>
          <table:table-cell office:value-type="float" office:value="11026" table:style-name="ce7">
            <text:p>11,026<text:s/></text:p>
          </table:table-cell>
          <table:table-cell office:value-type="float" office:value="14855" table:style-name="ce7">
            <text:p>14,855<text:s/></text:p>
          </table:table-cell>
          <table:table-cell office:value-type="float" office:value="19313" table:style-name="ce7">
            <text:p>19,313<text:s/></text:p>
          </table:table-cell>
          <table:table-cell office:value-type="float" office:value="8519" table:style-name="ce7">
            <text:p>8,519<text:s/></text:p>
          </table:table-cell>
          <table:table-cell office:value-type="float" office:value="7083" table:style-name="ce7">
            <text:p>7,083<text:s/></text:p>
          </table:table-cell>
          <table:table-cell office:value-type="float" office:value="7532" table:style-name="ce7">
            <text:p>7,532<text:s/></text:p>
          </table:table-cell>
          <table:table-cell office:value-type="float" office:value="8264" table:style-name="ce7">
            <text:p>8,264<text:s/></text:p>
          </table:table-cell>
          <table:table-cell office:value-type="float" office:value="7922" table:style-name="ce7">
            <text:p>7,922<text:s/></text:p>
          </table:table-cell>
          <table:table-cell office:value-type="float" office:value="6620" table:style-name="ce7">
            <text:p>6,620<text:s/></text:p>
          </table:table-cell>
          <table:table-cell office:value-type="float" office:value="5584" table:style-name="ce7">
            <text:p>5,584<text:s/></text:p>
          </table:table-cell>
          <table:table-cell office:value-type="float" office:value="1242" table:style-name="ce7">
            <text:p>1,242<text:s/></text:p>
          </table:table-cell>
          <table:table-cell office:value-type="float" office:value="915" table:style-name="ce7">
            <text:p>915<text:s/></text:p>
          </table:table-cell>
          <table:table-cell office:value-type="float" office:value="1242" table:style-name="ce7">
            <text:p>1,242<text:s/></text:p>
          </table:table-cell>
          <table:table-cell office:value-type="float" office:value="1650" table:style-name="ce7">
            <text:p>1,650<text:s/></text:p>
          </table:table-cell>
          <table:table-cell office:value-type="float" office:value="413" table:style-name="ce7">
            <text:p>413<text:s/></text:p>
          </table:table-cell>
          <table:table-cell office:value-type="float" office:value="506" table:style-name="ce7">
            <text:p>506<text:s/></text:p>
          </table:table-cell>
          <table:table-cell office:value-type="float" office:value="656" table:style-name="ce7">
            <text:p>656<text:s/></text:p>
          </table:table-cell>
          <table:table-cell office:value-type="float" office:value="1999" table:style-name="ce7">
            <text:p>1,999<text:s/></text:p>
          </table:table-cell>
          <table:table-cell office:value-type="float" office:value="433" table:style-name="ce7">
            <text:p>433<text:s/></text:p>
          </table:table-cell>
          <table:table-cell office:value-type="float" office:value="1208" table:style-name="ce7">
            <text:p>1,208<text:s/></text:p>
          </table:table-cell>
          <table:table-cell office:value-type="float" office:value="935" table:style-name="ce7">
            <text:p>935<text:s/></text:p>
          </table:table-cell>
          <table:table-cell table:number-columns-repeated="16264"/>
        </table:table-row>
        <table:table-row table:style-name="ro2">
          <table:table-cell office:value-type="date" office:date-value="2025-06-23T00:00:00" table:style-name="ce10">
            <text:p>2025/6/23</text:p>
          </table:table-cell>
          <table:table-cell office:value-type="float" office:value="5561" table:style-name="ce7">
            <text:p>5,561<text:s/></text:p>
          </table:table-cell>
          <table:table-cell office:value-type="float" office:value="12903" table:style-name="ce7">
            <text:p>12,903<text:s/></text:p>
          </table:table-cell>
          <table:table-cell office:value-type="float" office:value="43347" table:style-name="ce7">
            <text:p>43,347<text:s/></text:p>
          </table:table-cell>
          <table:table-cell office:value-type="float" office:value="41059" table:style-name="ce7">
            <text:p>41,059<text:s/></text:p>
          </table:table-cell>
          <table:table-cell office:value-type="float" office:value="24891" table:style-name="ce7">
            <text:p>24,891<text:s/></text:p>
          </table:table-cell>
          <table:table-cell office:value-type="float" office:value="13527" table:style-name="ce7">
            <text:p>13,527<text:s/></text:p>
          </table:table-cell>
          <table:table-cell office:value-type="float" office:value="10707" table:style-name="ce7">
            <text:p>10,707<text:s/></text:p>
          </table:table-cell>
          <table:table-cell office:value-type="float" office:value="4128" table:style-name="ce7">
            <text:p>4,128<text:s/></text:p>
          </table:table-cell>
          <table:table-cell office:value-type="float" office:value="3461" table:style-name="ce7">
            <text:p>3,461<text:s/></text:p>
          </table:table-cell>
          <table:table-cell office:value-type="float" office:value="11266" table:style-name="ce7">
            <text:p>11,266<text:s/></text:p>
          </table:table-cell>
          <table:table-cell office:value-type="float" office:value="2658" table:style-name="ce7">
            <text:p>2,658<text:s/></text:p>
          </table:table-cell>
          <table:table-cell office:value-type="float" office:value="4051" table:style-name="ce7">
            <text:p>4,051<text:s/></text:p>
          </table:table-cell>
          <table:table-cell office:value-type="float" office:value="3198" table:style-name="ce7">
            <text:p>3,198<text:s/></text:p>
          </table:table-cell>
          <table:table-cell office:value-type="float" office:value="7803" table:style-name="ce7">
            <text:p>7,803<text:s/></text:p>
          </table:table-cell>
          <table:table-cell office:value-type="float" office:value="10487" table:style-name="ce7">
            <text:p>10,487<text:s/></text:p>
          </table:table-cell>
          <table:table-cell office:value-type="float" office:value="15543" table:style-name="ce7">
            <text:p>15,543<text:s/></text:p>
          </table:table-cell>
          <table:table-cell office:value-type="float" office:value="18342" table:style-name="ce7">
            <text:p>18,342<text:s/></text:p>
          </table:table-cell>
          <table:table-cell office:value-type="float" office:value="5900" table:style-name="ce7">
            <text:p>5,900<text:s/></text:p>
          </table:table-cell>
          <table:table-cell office:value-type="float" office:value="9727" table:style-name="ce7">
            <text:p>9,727<text:s/></text:p>
          </table:table-cell>
          <table:table-cell office:value-type="float" office:value="3404" table:style-name="ce7">
            <text:p>3,404<text:s/></text:p>
          </table:table-cell>
          <table:table-cell office:value-type="float" office:value="8171" table:style-name="ce7">
            <text:p>8,171<text:s/></text:p>
          </table:table-cell>
          <table:table-cell office:value-type="float" office:value="8518" table:style-name="ce7">
            <text:p>8,518<text:s/></text:p>
          </table:table-cell>
          <table:table-cell office:value-type="float" office:value="8959" table:style-name="ce7">
            <text:p>8,959<text:s/></text:p>
          </table:table-cell>
          <table:table-cell office:value-type="float" office:value="33837" table:style-name="ce7">
            <text:p>33,837<text:s/></text:p>
          </table:table-cell>
          <table:table-cell office:value-type="float" office:value="3054" table:style-name="ce7">
            <text:p>3,054<text:s/></text:p>
          </table:table-cell>
          <table:table-cell office:value-type="float" office:value="11712" table:style-name="ce7">
            <text:p>11,712<text:s/></text:p>
          </table:table-cell>
          <table:table-cell office:value-type="float" office:value="11992" table:style-name="ce7">
            <text:p>11,992<text:s/></text:p>
          </table:table-cell>
          <table:table-cell office:value-type="float" office:value="14265" table:style-name="ce7">
            <text:p>14,265<text:s/></text:p>
          </table:table-cell>
          <table:table-cell office:value-type="float" office:value="20556" table:style-name="ce7">
            <text:p>20,556<text:s/></text:p>
          </table:table-cell>
          <table:table-cell office:value-type="float" office:value="13942" table:style-name="ce7">
            <text:p>13,942<text:s/></text:p>
          </table:table-cell>
          <table:table-cell office:value-type="float" office:value="9738" table:style-name="ce7">
            <text:p>9,738<text:s/></text:p>
          </table:table-cell>
          <table:table-cell office:value-type="float" office:value="23046" table:style-name="ce7">
            <text:p>23,046<text:s/></text:p>
          </table:table-cell>
          <table:table-cell office:value-type="float" office:value="14860" table:style-name="ce7">
            <text:p>14,860<text:s/></text:p>
          </table:table-cell>
          <table:table-cell office:value-type="float" office:value="30365" table:style-name="ce7">
            <text:p>30,365<text:s/></text:p>
          </table:table-cell>
          <table:table-cell office:value-type="float" office:value="24496" table:style-name="ce7">
            <text:p>24,496<text:s/></text:p>
          </table:table-cell>
          <table:table-cell office:value-type="float" office:value="10315" table:style-name="ce7">
            <text:p>10,315<text:s/></text:p>
          </table:table-cell>
          <table:table-cell office:value-type="float" office:value="31532" table:style-name="ce7">
            <text:p>31,532<text:s/></text:p>
          </table:table-cell>
          <table:table-cell office:value-type="float" office:value="22936" table:style-name="ce7">
            <text:p>22,936<text:s/></text:p>
          </table:table-cell>
          <table:table-cell office:value-type="float" office:value="22316" table:style-name="ce7">
            <text:p>22,316<text:s/></text:p>
          </table:table-cell>
          <table:table-cell office:value-type="float" office:value="19521" table:style-name="ce7">
            <text:p>19,521<text:s/></text:p>
          </table:table-cell>
          <table:table-cell office:value-type="float" office:value="24277" table:style-name="ce7">
            <text:p>24,277<text:s/></text:p>
          </table:table-cell>
          <table:table-cell office:value-type="float" office:value="141315" table:style-name="ce7">
            <text:p>141,315<text:s/></text:p>
          </table:table-cell>
          <table:table-cell office:value-type="float" office:value="44111" table:style-name="ce7">
            <text:p>44,111<text:s/></text:p>
          </table:table-cell>
          <table:table-cell office:value-type="float" office:value="21434" table:style-name="ce7">
            <text:p>21,434<text:s/></text:p>
          </table:table-cell>
          <table:table-cell office:value-type="float" office:value="23854" table:style-name="ce7">
            <text:p>23,854<text:s/></text:p>
          </table:table-cell>
          <table:table-cell office:value-type="float" office:value="22621" table:style-name="ce7">
            <text:p>22,621<text:s/></text:p>
          </table:table-cell>
          <table:table-cell office:value-type="float" office:value="22271" table:style-name="ce7">
            <text:p>22,271<text:s/></text:p>
          </table:table-cell>
          <table:table-cell office:value-type="float" office:value="23800" table:style-name="ce7">
            <text:p>23,800<text:s/></text:p>
          </table:table-cell>
          <table:table-cell office:value-type="float" office:value="21796" table:style-name="ce7">
            <text:p>21,796<text:s/></text:p>
          </table:table-cell>
          <table:table-cell office:value-type="float" office:value="13275" table:style-name="ce7">
            <text:p>13,275<text:s/></text:p>
          </table:table-cell>
          <table:table-cell office:value-type="float" office:value="28257" table:style-name="ce7">
            <text:p>28,257<text:s/></text:p>
          </table:table-cell>
          <table:table-cell office:value-type="float" office:value="6967" table:style-name="ce7">
            <text:p>6,967<text:s/></text:p>
          </table:table-cell>
          <table:table-cell office:value-type="float" office:value="8925" table:style-name="ce7">
            <text:p>8,925<text:s/></text:p>
          </table:table-cell>
          <table:table-cell office:value-type="float" office:value="16408" table:style-name="ce7">
            <text:p>16,408<text:s/></text:p>
          </table:table-cell>
          <table:table-cell office:value-type="float" office:value="4432" table:style-name="ce7">
            <text:p>4,432<text:s/></text:p>
          </table:table-cell>
          <table:table-cell office:value-type="float" office:value="3682" table:style-name="ce7">
            <text:p>3,682<text:s/></text:p>
          </table:table-cell>
          <table:table-cell office:value-type="float" office:value="3239" table:style-name="ce7">
            <text:p>3,239<text:s/></text:p>
          </table:table-cell>
          <table:table-cell office:value-type="float" office:value="12501" table:style-name="ce7">
            <text:p>12,501<text:s/></text:p>
          </table:table-cell>
          <table:table-cell office:value-type="float" office:value="8835" table:style-name="ce7">
            <text:p>8,835<text:s/></text:p>
          </table:table-cell>
          <table:table-cell office:value-type="float" office:value="13074" table:style-name="ce7">
            <text:p>13,074<text:s/></text:p>
          </table:table-cell>
          <table:table-cell office:value-type="float" office:value="29786" table:style-name="ce7">
            <text:p>29,786<text:s/></text:p>
          </table:table-cell>
          <table:table-cell office:value-type="float" office:value="10448" table:style-name="ce7">
            <text:p>10,448<text:s/></text:p>
          </table:table-cell>
          <table:table-cell office:value-type="float" office:value="13293" table:style-name="ce7">
            <text:p>13,293<text:s/></text:p>
          </table:table-cell>
          <table:table-cell office:value-type="float" office:value="8848" table:style-name="ce7">
            <text:p>8,848<text:s/></text:p>
          </table:table-cell>
          <table:table-cell office:value-type="float" office:value="22540" table:style-name="ce7">
            <text:p>22,540<text:s/></text:p>
          </table:table-cell>
          <table:table-cell office:value-type="float" office:value="26327" table:style-name="ce7">
            <text:p>26,327<text:s/></text:p>
          </table:table-cell>
          <table:table-cell office:value-type="float" office:value="28107" table:style-name="ce7">
            <text:p>28,107<text:s/></text:p>
          </table:table-cell>
          <table:table-cell office:value-type="float" office:value="36718" table:style-name="ce7">
            <text:p>36,718<text:s/></text:p>
          </table:table-cell>
          <table:table-cell office:value-type="float" office:value="37011" table:style-name="ce7">
            <text:p>37,011<text:s/></text:p>
          </table:table-cell>
          <table:table-cell office:value-type="float" office:value="27583" table:style-name="ce7">
            <text:p>27,583<text:s/></text:p>
          </table:table-cell>
          <table:table-cell office:value-type="float" office:value="25877" table:style-name="ce7">
            <text:p>25,877<text:s/></text:p>
          </table:table-cell>
          <table:table-cell office:value-type="float" office:value="59703" table:style-name="ce7">
            <text:p>59,703<text:s/></text:p>
          </table:table-cell>
          <table:table-cell office:value-type="float" office:value="20782" table:style-name="ce7">
            <text:p>20,782<text:s/></text:p>
          </table:table-cell>
          <table:table-cell office:value-type="float" office:value="31910" table:style-name="ce7">
            <text:p>31,910<text:s/></text:p>
          </table:table-cell>
          <table:table-cell office:value-type="float" office:value="31844" table:style-name="ce7">
            <text:p>31,844<text:s/></text:p>
          </table:table-cell>
          <table:table-cell office:value-type="float" office:value="22309" table:style-name="ce7">
            <text:p>22,309<text:s/></text:p>
          </table:table-cell>
          <table:table-cell office:value-type="float" office:value="56910" table:style-name="ce7">
            <text:p>56,910<text:s/></text:p>
          </table:table-cell>
          <table:table-cell office:value-type="float" office:value="19428" table:style-name="ce7">
            <text:p>19,428<text:s/></text:p>
          </table:table-cell>
          <table:table-cell office:value-type="float" office:value="16151" table:style-name="ce7">
            <text:p>16,151<text:s/></text:p>
          </table:table-cell>
          <table:table-cell office:value-type="float" office:value="15267" table:style-name="ce7">
            <text:p>15,267<text:s/></text:p>
          </table:table-cell>
          <table:table-cell office:value-type="float" office:value="23091" table:style-name="ce7">
            <text:p>23,091<text:s/></text:p>
          </table:table-cell>
          <table:table-cell office:value-type="float" office:value="14404" table:style-name="ce7">
            <text:p>14,404<text:s/></text:p>
          </table:table-cell>
          <table:table-cell office:value-type="float" office:value="31433" table:style-name="ce7">
            <text:p>31,433<text:s/></text:p>
          </table:table-cell>
          <table:table-cell office:value-type="float" office:value="18820" table:style-name="ce7">
            <text:p>18,820<text:s/></text:p>
          </table:table-cell>
          <table:table-cell office:value-type="float" office:value="8095" table:style-name="ce7">
            <text:p>8,095<text:s/></text:p>
          </table:table-cell>
          <table:table-cell office:value-type="float" office:value="16363" table:style-name="ce7">
            <text:p>16,363<text:s/></text:p>
          </table:table-cell>
          <table:table-cell office:value-type="float" office:value="40201" table:style-name="ce7">
            <text:p>40,201<text:s/></text:p>
          </table:table-cell>
          <table:table-cell office:value-type="float" office:value="21168" table:style-name="ce7">
            <text:p>21,168<text:s/></text:p>
          </table:table-cell>
          <table:table-cell office:value-type="float" office:value="24849" table:style-name="ce7">
            <text:p>24,849<text:s/></text:p>
          </table:table-cell>
          <table:table-cell office:value-type="float" office:value="26972" table:style-name="ce7">
            <text:p>26,972<text:s/></text:p>
          </table:table-cell>
          <table:table-cell office:value-type="float" office:value="7095" table:style-name="ce7">
            <text:p>7,095<text:s/></text:p>
          </table:table-cell>
          <table:table-cell office:value-type="float" office:value="10125" table:style-name="ce7">
            <text:p>10,125<text:s/></text:p>
          </table:table-cell>
          <table:table-cell office:value-type="float" office:value="5252" table:style-name="ce7">
            <text:p>5,252<text:s/></text:p>
          </table:table-cell>
          <table:table-cell office:value-type="float" office:value="5356" table:style-name="ce7">
            <text:p>5,356<text:s/></text:p>
          </table:table-cell>
          <table:table-cell office:value-type="float" office:value="8640" table:style-name="ce7">
            <text:p>8,640<text:s/></text:p>
          </table:table-cell>
          <table:table-cell office:value-type="float" office:value="10159" table:style-name="ce7">
            <text:p>10,159<text:s/></text:p>
          </table:table-cell>
          <table:table-cell office:value-type="float" office:value="9535" table:style-name="ce7">
            <text:p>9,535<text:s/></text:p>
          </table:table-cell>
          <table:table-cell office:value-type="float" office:value="12989" table:style-name="ce7">
            <text:p>12,989<text:s/></text:p>
          </table:table-cell>
          <table:table-cell office:value-type="float" office:value="17064" table:style-name="ce7">
            <text:p>17,064<text:s/></text:p>
          </table:table-cell>
          <table:table-cell office:value-type="float" office:value="27414" table:style-name="ce7">
            <text:p>27,414<text:s/></text:p>
          </table:table-cell>
          <table:table-cell office:value-type="float" office:value="24549" table:style-name="ce7">
            <text:p>24,549<text:s/></text:p>
          </table:table-cell>
          <table:table-cell office:value-type="float" office:value="14996" table:style-name="ce7">
            <text:p>14,996<text:s/></text:p>
          </table:table-cell>
          <table:table-cell office:value-type="float" office:value="11598" table:style-name="ce7">
            <text:p>11,598<text:s/></text:p>
          </table:table-cell>
          <table:table-cell office:value-type="float" office:value="11473" table:style-name="ce7">
            <text:p>11,473<text:s/></text:p>
          </table:table-cell>
          <table:table-cell office:value-type="float" office:value="12946" table:style-name="ce7">
            <text:p>12,946<text:s/></text:p>
          </table:table-cell>
          <table:table-cell office:value-type="float" office:value="11552" table:style-name="ce7">
            <text:p>11,552<text:s/></text:p>
          </table:table-cell>
          <table:table-cell office:value-type="float" office:value="10777" table:style-name="ce7">
            <text:p>10,777<text:s/></text:p>
          </table:table-cell>
          <table:table-cell office:value-type="float" office:value="9009" table:style-name="ce7">
            <text:p>9,009<text:s/></text:p>
          </table:table-cell>
          <table:table-cell office:value-type="float" office:value="2031" table:style-name="ce7">
            <text:p>2,031<text:s/></text:p>
          </table:table-cell>
          <table:table-cell office:value-type="float" office:value="1210" table:style-name="ce7">
            <text:p>1,210<text:s/></text:p>
          </table:table-cell>
          <table:table-cell office:value-type="float" office:value="1756" table:style-name="ce7">
            <text:p>1,756<text:s/></text:p>
          </table:table-cell>
          <table:table-cell office:value-type="float" office:value="2191" table:style-name="ce7">
            <text:p>2,191<text:s/></text:p>
          </table:table-cell>
          <table:table-cell office:value-type="float" office:value="1134" table:style-name="ce7">
            <text:p>1,134<text:s/></text:p>
          </table:table-cell>
          <table:table-cell office:value-type="float" office:value="1676" table:style-name="ce7">
            <text:p>1,676<text:s/></text:p>
          </table:table-cell>
          <table:table-cell office:value-type="float" office:value="1080" table:style-name="ce7">
            <text:p>1,080<text:s/></text:p>
          </table:table-cell>
          <table:table-cell office:value-type="float" office:value="1871" table:style-name="ce7">
            <text:p>1,871<text:s/></text:p>
          </table:table-cell>
          <table:table-cell office:value-type="float" office:value="482" table:style-name="ce7">
            <text:p>482<text:s/></text:p>
          </table:table-cell>
          <table:table-cell office:value-type="float" office:value="1902" table:style-name="ce7">
            <text:p>1,902<text:s/></text:p>
          </table:table-cell>
          <table:table-cell office:value-type="float" office:value="1687" table:style-name="ce7">
            <text:p>1,687<text:s/></text:p>
          </table:table-cell>
          <table:table-cell table:number-columns-repeated="16264"/>
        </table:table-row>
        <table:table-row table:style-name="ro2">
          <table:table-cell office:value-type="date" office:date-value="2025-06-24T00:00:00" table:style-name="ce10">
            <text:p>2025/6/24</text:p>
          </table:table-cell>
          <table:table-cell office:value-type="float" office:value="5620" table:style-name="ce7">
            <text:p>5,620<text:s/></text:p>
          </table:table-cell>
          <table:table-cell office:value-type="float" office:value="13605" table:style-name="ce7">
            <text:p>13,605<text:s/></text:p>
          </table:table-cell>
          <table:table-cell office:value-type="float" office:value="45609" table:style-name="ce7">
            <text:p>45,609<text:s/></text:p>
          </table:table-cell>
          <table:table-cell office:value-type="float" office:value="44280" table:style-name="ce7">
            <text:p>44,280<text:s/></text:p>
          </table:table-cell>
          <table:table-cell office:value-type="float" office:value="25793" table:style-name="ce7">
            <text:p>25,793<text:s/></text:p>
          </table:table-cell>
          <table:table-cell office:value-type="float" office:value="14177" table:style-name="ce7">
            <text:p>14,177<text:s/></text:p>
          </table:table-cell>
          <table:table-cell office:value-type="float" office:value="11281" table:style-name="ce7">
            <text:p>11,281<text:s/></text:p>
          </table:table-cell>
          <table:table-cell office:value-type="float" office:value="4376" table:style-name="ce7">
            <text:p>4,376<text:s/></text:p>
          </table:table-cell>
          <table:table-cell office:value-type="float" office:value="3694" table:style-name="ce7">
            <text:p>3,694<text:s/></text:p>
          </table:table-cell>
          <table:table-cell office:value-type="float" office:value="10986" table:style-name="ce7">
            <text:p>10,986<text:s/></text:p>
          </table:table-cell>
          <table:table-cell office:value-type="float" office:value="2979" table:style-name="ce7">
            <text:p>2,979<text:s/></text:p>
          </table:table-cell>
          <table:table-cell office:value-type="float" office:value="4186" table:style-name="ce7">
            <text:p>4,186<text:s/></text:p>
          </table:table-cell>
          <table:table-cell office:value-type="float" office:value="3600" table:style-name="ce7">
            <text:p>3,600<text:s/></text:p>
          </table:table-cell>
          <table:table-cell office:value-type="float" office:value="8364" table:style-name="ce7">
            <text:p>8,364<text:s/></text:p>
          </table:table-cell>
          <table:table-cell office:value-type="float" office:value="11622" table:style-name="ce7">
            <text:p>11,622<text:s/></text:p>
          </table:table-cell>
          <table:table-cell office:value-type="float" office:value="16398" table:style-name="ce7">
            <text:p>16,398<text:s/></text:p>
          </table:table-cell>
          <table:table-cell office:value-type="float" office:value="19059" table:style-name="ce7">
            <text:p>19,059<text:s/></text:p>
          </table:table-cell>
          <table:table-cell office:value-type="float" office:value="5877" table:style-name="ce7">
            <text:p>5,877<text:s/></text:p>
          </table:table-cell>
          <table:table-cell office:value-type="float" office:value="10221" table:style-name="ce7">
            <text:p>10,221<text:s/></text:p>
          </table:table-cell>
          <table:table-cell office:value-type="float" office:value="3483" table:style-name="ce7">
            <text:p>3,483<text:s/></text:p>
          </table:table-cell>
          <table:table-cell office:value-type="float" office:value="8553" table:style-name="ce7">
            <text:p>8,553<text:s/></text:p>
          </table:table-cell>
          <table:table-cell office:value-type="float" office:value="8965" table:style-name="ce7">
            <text:p>8,965<text:s/></text:p>
          </table:table-cell>
          <table:table-cell office:value-type="float" office:value="9091" table:style-name="ce7">
            <text:p>9,091<text:s/></text:p>
          </table:table-cell>
          <table:table-cell office:value-type="float" office:value="36666" table:style-name="ce7">
            <text:p>36,666<text:s/></text:p>
          </table:table-cell>
          <table:table-cell office:value-type="float" office:value="3148" table:style-name="ce7">
            <text:p>3,148<text:s/></text:p>
          </table:table-cell>
          <table:table-cell office:value-type="float" office:value="12212" table:style-name="ce7">
            <text:p>12,212<text:s/></text:p>
          </table:table-cell>
          <table:table-cell office:value-type="float" office:value="12543" table:style-name="ce7">
            <text:p>12,543<text:s/></text:p>
          </table:table-cell>
          <table:table-cell office:value-type="float" office:value="14974" table:style-name="ce7">
            <text:p>14,974<text:s/></text:p>
          </table:table-cell>
          <table:table-cell office:value-type="float" office:value="21576" table:style-name="ce7">
            <text:p>21,576<text:s/></text:p>
          </table:table-cell>
          <table:table-cell office:value-type="float" office:value="14777" table:style-name="ce7">
            <text:p>14,777<text:s/></text:p>
          </table:table-cell>
          <table:table-cell office:value-type="float" office:value="10109" table:style-name="ce7">
            <text:p>10,109<text:s/></text:p>
          </table:table-cell>
          <table:table-cell office:value-type="float" office:value="25356" table:style-name="ce7">
            <text:p>25,356<text:s/></text:p>
          </table:table-cell>
          <table:table-cell office:value-type="float" office:value="16017" table:style-name="ce7">
            <text:p>16,017<text:s/></text:p>
          </table:table-cell>
          <table:table-cell office:value-type="float" office:value="32107" table:style-name="ce7">
            <text:p>32,107<text:s/></text:p>
          </table:table-cell>
          <table:table-cell office:value-type="float" office:value="28606" table:style-name="ce7">
            <text:p>28,606<text:s/></text:p>
          </table:table-cell>
          <table:table-cell office:value-type="float" office:value="11023" table:style-name="ce7">
            <text:p>11,023<text:s/></text:p>
          </table:table-cell>
          <table:table-cell office:value-type="float" office:value="33004" table:style-name="ce7">
            <text:p>33,004<text:s/></text:p>
          </table:table-cell>
          <table:table-cell office:value-type="float" office:value="24556" table:style-name="ce7">
            <text:p>24,556<text:s/></text:p>
          </table:table-cell>
          <table:table-cell office:value-type="float" office:value="23103" table:style-name="ce7">
            <text:p>23,103<text:s/></text:p>
          </table:table-cell>
          <table:table-cell office:value-type="float" office:value="20263" table:style-name="ce7">
            <text:p>20,263<text:s/></text:p>
          </table:table-cell>
          <table:table-cell office:value-type="float" office:value="25483" table:style-name="ce7">
            <text:p>25,483<text:s/></text:p>
          </table:table-cell>
          <table:table-cell office:value-type="float" office:value="138000" table:style-name="ce7">
            <text:p>138,000<text:s/></text:p>
          </table:table-cell>
          <table:table-cell office:value-type="float" office:value="47347" table:style-name="ce7">
            <text:p>47,347<text:s/></text:p>
          </table:table-cell>
          <table:table-cell office:value-type="float" office:value="22473" table:style-name="ce7">
            <text:p>22,473<text:s/></text:p>
          </table:table-cell>
          <table:table-cell office:value-type="float" office:value="24799" table:style-name="ce7">
            <text:p>24,799<text:s/></text:p>
          </table:table-cell>
          <table:table-cell office:value-type="float" office:value="25407" table:style-name="ce7">
            <text:p>25,407<text:s/></text:p>
          </table:table-cell>
          <table:table-cell office:value-type="float" office:value="24719" table:style-name="ce7">
            <text:p>24,719<text:s/></text:p>
          </table:table-cell>
          <table:table-cell office:value-type="float" office:value="26116" table:style-name="ce7">
            <text:p>26,116<text:s/></text:p>
          </table:table-cell>
          <table:table-cell office:value-type="float" office:value="23354" table:style-name="ce7">
            <text:p>23,354<text:s/></text:p>
          </table:table-cell>
          <table:table-cell office:value-type="float" office:value="13568" table:style-name="ce7">
            <text:p>13,568<text:s/></text:p>
          </table:table-cell>
          <table:table-cell office:value-type="float" office:value="28222" table:style-name="ce7">
            <text:p>28,222<text:s/></text:p>
          </table:table-cell>
          <table:table-cell office:value-type="float" office:value="7225" table:style-name="ce7">
            <text:p>7,225<text:s/></text:p>
          </table:table-cell>
          <table:table-cell office:value-type="float" office:value="9233" table:style-name="ce7">
            <text:p>9,233<text:s/></text:p>
          </table:table-cell>
          <table:table-cell office:value-type="float" office:value="17312" table:style-name="ce7">
            <text:p>17,312<text:s/></text:p>
          </table:table-cell>
          <table:table-cell office:value-type="float" office:value="5041" table:style-name="ce7">
            <text:p>5,041<text:s/></text:p>
          </table:table-cell>
          <table:table-cell office:value-type="float" office:value="3943" table:style-name="ce7">
            <text:p>3,943<text:s/></text:p>
          </table:table-cell>
          <table:table-cell office:value-type="float" office:value="3326" table:style-name="ce7">
            <text:p>3,326<text:s/></text:p>
          </table:table-cell>
          <table:table-cell office:value-type="float" office:value="12944" table:style-name="ce7">
            <text:p>12,944<text:s/></text:p>
          </table:table-cell>
          <table:table-cell office:value-type="float" office:value="9126" table:style-name="ce7">
            <text:p>9,126<text:s/></text:p>
          </table:table-cell>
          <table:table-cell office:value-type="float" office:value="13341" table:style-name="ce7">
            <text:p>13,341<text:s/></text:p>
          </table:table-cell>
          <table:table-cell office:value-type="float" office:value="30621" table:style-name="ce7">
            <text:p>30,621<text:s/></text:p>
          </table:table-cell>
          <table:table-cell office:value-type="float" office:value="10620" table:style-name="ce7">
            <text:p>10,620<text:s/></text:p>
          </table:table-cell>
          <table:table-cell office:value-type="float" office:value="13712" table:style-name="ce7">
            <text:p>13,712<text:s/></text:p>
          </table:table-cell>
          <table:table-cell office:value-type="float" office:value="9199" table:style-name="ce7">
            <text:p>9,199<text:s/></text:p>
          </table:table-cell>
          <table:table-cell office:value-type="float" office:value="23128" table:style-name="ce7">
            <text:p>23,128<text:s/></text:p>
          </table:table-cell>
          <table:table-cell office:value-type="float" office:value="27151" table:style-name="ce7">
            <text:p>27,151<text:s/></text:p>
          </table:table-cell>
          <table:table-cell office:value-type="float" office:value="29544" table:style-name="ce7">
            <text:p>29,544<text:s/></text:p>
          </table:table-cell>
          <table:table-cell office:value-type="float" office:value="38033" table:style-name="ce7">
            <text:p>38,033<text:s/></text:p>
          </table:table-cell>
          <table:table-cell office:value-type="float" office:value="38724" table:style-name="ce7">
            <text:p>38,724<text:s/></text:p>
          </table:table-cell>
          <table:table-cell office:value-type="float" office:value="28524" table:style-name="ce7">
            <text:p>28,524<text:s/></text:p>
          </table:table-cell>
          <table:table-cell office:value-type="float" office:value="27003" table:style-name="ce7">
            <text:p>27,003<text:s/></text:p>
          </table:table-cell>
          <table:table-cell office:value-type="float" office:value="62006" table:style-name="ce7">
            <text:p>62,006<text:s/></text:p>
          </table:table-cell>
          <table:table-cell office:value-type="float" office:value="22173" table:style-name="ce7">
            <text:p>22,173<text:s/></text:p>
          </table:table-cell>
          <table:table-cell office:value-type="float" office:value="32819" table:style-name="ce7">
            <text:p>32,819<text:s/></text:p>
          </table:table-cell>
          <table:table-cell office:value-type="float" office:value="33499" table:style-name="ce7">
            <text:p>33,499<text:s/></text:p>
          </table:table-cell>
          <table:table-cell office:value-type="float" office:value="24186" table:style-name="ce7">
            <text:p>24,186<text:s/></text:p>
          </table:table-cell>
          <table:table-cell office:value-type="float" office:value="57750" table:style-name="ce7">
            <text:p>57,750<text:s/></text:p>
          </table:table-cell>
          <table:table-cell office:value-type="float" office:value="20670" table:style-name="ce7">
            <text:p>20,670<text:s/></text:p>
          </table:table-cell>
          <table:table-cell office:value-type="float" office:value="16526" table:style-name="ce7">
            <text:p>16,526<text:s/></text:p>
          </table:table-cell>
          <table:table-cell office:value-type="float" office:value="15517" table:style-name="ce7">
            <text:p>15,517<text:s/></text:p>
          </table:table-cell>
          <table:table-cell office:value-type="float" office:value="24477" table:style-name="ce7">
            <text:p>24,477<text:s/></text:p>
          </table:table-cell>
          <table:table-cell office:value-type="float" office:value="15061" table:style-name="ce7">
            <text:p>15,061<text:s/></text:p>
          </table:table-cell>
          <table:table-cell office:value-type="float" office:value="31273" table:style-name="ce7">
            <text:p>31,273<text:s/></text:p>
          </table:table-cell>
          <table:table-cell office:value-type="float" office:value="19764" table:style-name="ce7">
            <text:p>19,764<text:s/></text:p>
          </table:table-cell>
          <table:table-cell office:value-type="float" office:value="8763" table:style-name="ce7">
            <text:p>8,763<text:s/></text:p>
          </table:table-cell>
          <table:table-cell office:value-type="float" office:value="17279" table:style-name="ce7">
            <text:p>17,279<text:s/></text:p>
          </table:table-cell>
          <table:table-cell office:value-type="float" office:value="42120" table:style-name="ce7">
            <text:p>42,120<text:s/></text:p>
          </table:table-cell>
          <table:table-cell office:value-type="float" office:value="22382" table:style-name="ce7">
            <text:p>22,382<text:s/></text:p>
          </table:table-cell>
          <table:table-cell office:value-type="float" office:value="25755" table:style-name="ce7">
            <text:p>25,755<text:s/></text:p>
          </table:table-cell>
          <table:table-cell office:value-type="float" office:value="27500" table:style-name="ce7">
            <text:p>27,500<text:s/></text:p>
          </table:table-cell>
          <table:table-cell office:value-type="float" office:value="7606" table:style-name="ce7">
            <text:p>7,606<text:s/></text:p>
          </table:table-cell>
          <table:table-cell office:value-type="float" office:value="11646" table:style-name="ce7">
            <text:p>11,646<text:s/></text:p>
          </table:table-cell>
          <table:table-cell office:value-type="float" office:value="5671" table:style-name="ce7">
            <text:p>5,671<text:s/></text:p>
          </table:table-cell>
          <table:table-cell office:value-type="float" office:value="5489" table:style-name="ce7">
            <text:p>5,489<text:s/></text:p>
          </table:table-cell>
          <table:table-cell office:value-type="float" office:value="8890" table:style-name="ce7">
            <text:p>8,890<text:s/></text:p>
          </table:table-cell>
          <table:table-cell office:value-type="float" office:value="10365" table:style-name="ce7">
            <text:p>10,365<text:s/></text:p>
          </table:table-cell>
          <table:table-cell office:value-type="float" office:value="9933" table:style-name="ce7">
            <text:p>9,933<text:s/></text:p>
          </table:table-cell>
          <table:table-cell office:value-type="float" office:value="13387" table:style-name="ce7">
            <text:p>13,387<text:s/></text:p>
          </table:table-cell>
          <table:table-cell office:value-type="float" office:value="18028" table:style-name="ce7">
            <text:p>18,028<text:s/></text:p>
          </table:table-cell>
          <table:table-cell office:value-type="float" office:value="28730" table:style-name="ce7">
            <text:p>28,730<text:s/></text:p>
          </table:table-cell>
          <table:table-cell office:value-type="float" office:value="25827" table:style-name="ce7">
            <text:p>25,827<text:s/></text:p>
          </table:table-cell>
          <table:table-cell office:value-type="float" office:value="15804" table:style-name="ce7">
            <text:p>15,804<text:s/></text:p>
          </table:table-cell>
          <table:table-cell office:value-type="float" office:value="12050" table:style-name="ce7">
            <text:p>12,050<text:s/></text:p>
          </table:table-cell>
          <table:table-cell office:value-type="float" office:value="11886" table:style-name="ce7">
            <text:p>11,886<text:s/></text:p>
          </table:table-cell>
          <table:table-cell office:value-type="float" office:value="13403" table:style-name="ce7">
            <text:p>13,403<text:s/></text:p>
          </table:table-cell>
          <table:table-cell office:value-type="float" office:value="11870" table:style-name="ce7">
            <text:p>11,870<text:s/></text:p>
          </table:table-cell>
          <table:table-cell office:value-type="float" office:value="11131" table:style-name="ce7">
            <text:p>11,131<text:s/></text:p>
          </table:table-cell>
          <table:table-cell office:value-type="float" office:value="9384" table:style-name="ce7">
            <text:p>9,384<text:s/></text:p>
          </table:table-cell>
          <table:table-cell office:value-type="float" office:value="2012" table:style-name="ce7">
            <text:p>2,012<text:s/></text:p>
          </table:table-cell>
          <table:table-cell office:value-type="float" office:value="1276" table:style-name="ce7">
            <text:p>1,276<text:s/></text:p>
          </table:table-cell>
          <table:table-cell office:value-type="float" office:value="1795" table:style-name="ce7">
            <text:p>1,795<text:s/></text:p>
          </table:table-cell>
          <table:table-cell office:value-type="float" office:value="2318" table:style-name="ce7">
            <text:p>2,318<text:s/></text:p>
          </table:table-cell>
          <table:table-cell office:value-type="float" office:value="1152" table:style-name="ce7">
            <text:p>1,152<text:s/></text:p>
          </table:table-cell>
          <table:table-cell office:value-type="float" office:value="1727" table:style-name="ce7">
            <text:p>1,727<text:s/></text:p>
          </table:table-cell>
          <table:table-cell office:value-type="float" office:value="1125" table:style-name="ce7">
            <text:p>1,125<text:s/></text:p>
          </table:table-cell>
          <table:table-cell office:value-type="float" office:value="1939" table:style-name="ce7">
            <text:p>1,939<text:s/></text:p>
          </table:table-cell>
          <table:table-cell office:value-type="float" office:value="529" table:style-name="ce7">
            <text:p>529<text:s/></text:p>
          </table:table-cell>
          <table:table-cell office:value-type="float" office:value="1979" table:style-name="ce7">
            <text:p>1,979<text:s/></text:p>
          </table:table-cell>
          <table:table-cell office:value-type="float" office:value="1817" table:style-name="ce7">
            <text:p>1,817<text:s/></text:p>
          </table:table-cell>
          <table:table-cell table:number-columns-repeated="16264"/>
        </table:table-row>
        <table:table-row table:style-name="ro2">
          <table:table-cell office:value-type="date" office:date-value="2025-06-25T00:00:00" table:style-name="ce10">
            <text:p>2025/6/25</text:p>
          </table:table-cell>
          <table:table-cell office:value-type="float" office:value="5862" table:style-name="ce7">
            <text:p>5,862<text:s/></text:p>
          </table:table-cell>
          <table:table-cell office:value-type="float" office:value="13716" table:style-name="ce7">
            <text:p>13,716<text:s/></text:p>
          </table:table-cell>
          <table:table-cell office:value-type="float" office:value="46055" table:style-name="ce7">
            <text:p>46,055<text:s/></text:p>
          </table:table-cell>
          <table:table-cell office:value-type="float" office:value="44727" table:style-name="ce7">
            <text:p>44,727<text:s/></text:p>
          </table:table-cell>
          <table:table-cell office:value-type="float" office:value="25938" table:style-name="ce7">
            <text:p>25,938<text:s/></text:p>
          </table:table-cell>
          <table:table-cell office:value-type="float" office:value="14287" table:style-name="ce7">
            <text:p>14,287<text:s/></text:p>
          </table:table-cell>
          <table:table-cell office:value-type="float" office:value="11112" table:style-name="ce7">
            <text:p>11,112<text:s/></text:p>
          </table:table-cell>
          <table:table-cell office:value-type="float" office:value="4301" table:style-name="ce7">
            <text:p>4,301<text:s/></text:p>
          </table:table-cell>
          <table:table-cell office:value-type="float" office:value="3602" table:style-name="ce7">
            <text:p>3,602<text:s/></text:p>
          </table:table-cell>
          <table:table-cell office:value-type="float" office:value="11020" table:style-name="ce7">
            <text:p>11,020<text:s/></text:p>
          </table:table-cell>
          <table:table-cell office:value-type="float" office:value="2672" table:style-name="ce7">
            <text:p>2,672<text:s/></text:p>
          </table:table-cell>
          <table:table-cell office:value-type="float" office:value="4238" table:style-name="ce7">
            <text:p>4,238<text:s/></text:p>
          </table:table-cell>
          <table:table-cell office:value-type="float" office:value="3350" table:style-name="ce7">
            <text:p>3,350<text:s/></text:p>
          </table:table-cell>
          <table:table-cell office:value-type="float" office:value="8185" table:style-name="ce7">
            <text:p>8,185<text:s/></text:p>
          </table:table-cell>
          <table:table-cell office:value-type="float" office:value="11707" table:style-name="ce7">
            <text:p>11,707<text:s/></text:p>
          </table:table-cell>
          <table:table-cell office:value-type="float" office:value="16260" table:style-name="ce7">
            <text:p>16,260<text:s/></text:p>
          </table:table-cell>
          <table:table-cell office:value-type="float" office:value="19380" table:style-name="ce7">
            <text:p>19,380<text:s/></text:p>
          </table:table-cell>
          <table:table-cell office:value-type="float" office:value="5877" table:style-name="ce7">
            <text:p>5,877<text:s/></text:p>
          </table:table-cell>
          <table:table-cell office:value-type="float" office:value="10393" table:style-name="ce7">
            <text:p>10,393<text:s/></text:p>
          </table:table-cell>
          <table:table-cell office:value-type="float" office:value="3662" table:style-name="ce7">
            <text:p>3,662<text:s/></text:p>
          </table:table-cell>
          <table:table-cell office:value-type="float" office:value="8600" table:style-name="ce7">
            <text:p>8,600<text:s/></text:p>
          </table:table-cell>
          <table:table-cell office:value-type="float" office:value="9041" table:style-name="ce7">
            <text:p>9,041<text:s/></text:p>
          </table:table-cell>
          <table:table-cell office:value-type="float" office:value="9544" table:style-name="ce7">
            <text:p>9,544<text:s/></text:p>
          </table:table-cell>
          <table:table-cell office:value-type="float" office:value="48564" table:style-name="ce7">
            <text:p>48,564<text:s/></text:p>
          </table:table-cell>
          <table:table-cell office:value-type="float" office:value="3163" table:style-name="ce7">
            <text:p>3,163<text:s/></text:p>
          </table:table-cell>
          <table:table-cell office:value-type="float" office:value="12018" table:style-name="ce7">
            <text:p>12,018<text:s/></text:p>
          </table:table-cell>
          <table:table-cell office:value-type="float" office:value="12595" table:style-name="ce7">
            <text:p>12,595<text:s/></text:p>
          </table:table-cell>
          <table:table-cell office:value-type="float" office:value="14974" table:style-name="ce7">
            <text:p>14,974<text:s/></text:p>
          </table:table-cell>
          <table:table-cell office:value-type="float" office:value="21862" table:style-name="ce7">
            <text:p>21,862<text:s/></text:p>
          </table:table-cell>
          <table:table-cell office:value-type="float" office:value="14667" table:style-name="ce7">
            <text:p>14,667<text:s/></text:p>
          </table:table-cell>
          <table:table-cell office:value-type="float" office:value="10284" table:style-name="ce7">
            <text:p>10,284<text:s/></text:p>
          </table:table-cell>
          <table:table-cell office:value-type="float" office:value="25124" table:style-name="ce7">
            <text:p>25,124<text:s/></text:p>
          </table:table-cell>
          <table:table-cell office:value-type="float" office:value="17407" table:style-name="ce7">
            <text:p>17,407<text:s/></text:p>
          </table:table-cell>
          <table:table-cell office:value-type="float" office:value="32389" table:style-name="ce7">
            <text:p>32,389<text:s/></text:p>
          </table:table-cell>
          <table:table-cell office:value-type="float" office:value="28067" table:style-name="ce7">
            <text:p>28,067<text:s/></text:p>
          </table:table-cell>
          <table:table-cell office:value-type="float" office:value="10713" table:style-name="ce7">
            <text:p>10,713<text:s/></text:p>
          </table:table-cell>
          <table:table-cell office:value-type="float" office:value="33069" table:style-name="ce7">
            <text:p>33,069<text:s/></text:p>
          </table:table-cell>
          <table:table-cell office:value-type="float" office:value="24469" table:style-name="ce7">
            <text:p>24,469<text:s/></text:p>
          </table:table-cell>
          <table:table-cell office:value-type="float" office:value="23350" table:style-name="ce7">
            <text:p>23,350<text:s/></text:p>
          </table:table-cell>
          <table:table-cell office:value-type="float" office:value="20515" table:style-name="ce7">
            <text:p>20,515<text:s/></text:p>
          </table:table-cell>
          <table:table-cell office:value-type="float" office:value="24878" table:style-name="ce7">
            <text:p>24,878<text:s/></text:p>
          </table:table-cell>
          <table:table-cell office:value-type="float" office:value="140227" table:style-name="ce7">
            <text:p>140,227<text:s/></text:p>
          </table:table-cell>
          <table:table-cell office:value-type="float" office:value="47958" table:style-name="ce7">
            <text:p>47,958<text:s/></text:p>
          </table:table-cell>
          <table:table-cell office:value-type="float" office:value="22257" table:style-name="ce7">
            <text:p>22,257<text:s/></text:p>
          </table:table-cell>
          <table:table-cell office:value-type="float" office:value="24846" table:style-name="ce7">
            <text:p>24,846<text:s/></text:p>
          </table:table-cell>
          <table:table-cell office:value-type="float" office:value="24891" table:style-name="ce7">
            <text:p>24,891<text:s/></text:p>
          </table:table-cell>
          <table:table-cell office:value-type="float" office:value="24516" table:style-name="ce7">
            <text:p>24,516<text:s/></text:p>
          </table:table-cell>
          <table:table-cell office:value-type="float" office:value="25419" table:style-name="ce7">
            <text:p>25,419<text:s/></text:p>
          </table:table-cell>
          <table:table-cell office:value-type="float" office:value="23094" table:style-name="ce7">
            <text:p>23,094<text:s/></text:p>
          </table:table-cell>
          <table:table-cell office:value-type="float" office:value="13392" table:style-name="ce7">
            <text:p>13,392<text:s/></text:p>
          </table:table-cell>
          <table:table-cell office:value-type="float" office:value="28796" table:style-name="ce7">
            <text:p>28,796<text:s/></text:p>
          </table:table-cell>
          <table:table-cell office:value-type="float" office:value="7359" table:style-name="ce7">
            <text:p>7,359<text:s/></text:p>
          </table:table-cell>
          <table:table-cell office:value-type="float" office:value="9333" table:style-name="ce7">
            <text:p>9,333<text:s/></text:p>
          </table:table-cell>
          <table:table-cell office:value-type="float" office:value="17535" table:style-name="ce7">
            <text:p>17,535<text:s/></text:p>
          </table:table-cell>
          <table:table-cell office:value-type="float" office:value="4566" table:style-name="ce7">
            <text:p>4,566<text:s/></text:p>
          </table:table-cell>
          <table:table-cell office:value-type="float" office:value="4026" table:style-name="ce7">
            <text:p>4,026<text:s/></text:p>
          </table:table-cell>
          <table:table-cell office:value-type="float" office:value="3364" table:style-name="ce7">
            <text:p>3,364<text:s/></text:p>
          </table:table-cell>
          <table:table-cell office:value-type="float" office:value="12916" table:style-name="ce7">
            <text:p>12,916<text:s/></text:p>
          </table:table-cell>
          <table:table-cell office:value-type="float" office:value="9138" table:style-name="ce7">
            <text:p>9,138<text:s/></text:p>
          </table:table-cell>
          <table:table-cell office:value-type="float" office:value="13605" table:style-name="ce7">
            <text:p>13,605<text:s/></text:p>
          </table:table-cell>
          <table:table-cell office:value-type="float" office:value="29927" table:style-name="ce7">
            <text:p>29,927<text:s/></text:p>
          </table:table-cell>
          <table:table-cell office:value-type="float" office:value="10800" table:style-name="ce7">
            <text:p>10,800<text:s/></text:p>
          </table:table-cell>
          <table:table-cell office:value-type="float" office:value="13713" table:style-name="ce7">
            <text:p>13,713<text:s/></text:p>
          </table:table-cell>
          <table:table-cell office:value-type="float" office:value="9048" table:style-name="ce7">
            <text:p>9,048<text:s/></text:p>
          </table:table-cell>
          <table:table-cell office:value-type="float" office:value="23465" table:style-name="ce7">
            <text:p>23,465<text:s/></text:p>
          </table:table-cell>
          <table:table-cell office:value-type="float" office:value="27143" table:style-name="ce7">
            <text:p>27,143<text:s/></text:p>
          </table:table-cell>
          <table:table-cell office:value-type="float" office:value="29776" table:style-name="ce7">
            <text:p>29,776<text:s/></text:p>
          </table:table-cell>
          <table:table-cell office:value-type="float" office:value="38703" table:style-name="ce7">
            <text:p>38,703<text:s/></text:p>
          </table:table-cell>
          <table:table-cell office:value-type="float" office:value="39311" table:style-name="ce7">
            <text:p>39,311<text:s/></text:p>
          </table:table-cell>
          <table:table-cell office:value-type="float" office:value="28664" table:style-name="ce7">
            <text:p>28,664<text:s/></text:p>
          </table:table-cell>
          <table:table-cell office:value-type="float" office:value="27562" table:style-name="ce7">
            <text:p>27,562<text:s/></text:p>
          </table:table-cell>
          <table:table-cell office:value-type="float" office:value="62655" table:style-name="ce7">
            <text:p>62,655<text:s/></text:p>
          </table:table-cell>
          <table:table-cell office:value-type="float" office:value="22635" table:style-name="ce7">
            <text:p>22,635<text:s/></text:p>
          </table:table-cell>
          <table:table-cell office:value-type="float" office:value="33313" table:style-name="ce7">
            <text:p>33,313<text:s/></text:p>
          </table:table-cell>
          <table:table-cell office:value-type="float" office:value="33765" table:style-name="ce7">
            <text:p>33,765<text:s/></text:p>
          </table:table-cell>
          <table:table-cell office:value-type="float" office:value="24375" table:style-name="ce7">
            <text:p>24,375<text:s/></text:p>
          </table:table-cell>
          <table:table-cell office:value-type="float" office:value="60014" table:style-name="ce7">
            <text:p>60,014<text:s/></text:p>
          </table:table-cell>
          <table:table-cell office:value-type="float" office:value="20588" table:style-name="ce7">
            <text:p>20,588<text:s/></text:p>
          </table:table-cell>
          <table:table-cell office:value-type="float" office:value="16855" table:style-name="ce7">
            <text:p>16,855<text:s/></text:p>
          </table:table-cell>
          <table:table-cell office:value-type="float" office:value="16057" table:style-name="ce7">
            <text:p>16,057<text:s/></text:p>
          </table:table-cell>
          <table:table-cell office:value-type="float" office:value="27917" table:style-name="ce7">
            <text:p>27,917<text:s/></text:p>
          </table:table-cell>
          <table:table-cell office:value-type="float" office:value="14993" table:style-name="ce7">
            <text:p>14,993<text:s/></text:p>
          </table:table-cell>
          <table:table-cell office:value-type="float" office:value="30898" table:style-name="ce7">
            <text:p>30,898<text:s/></text:p>
          </table:table-cell>
          <table:table-cell office:value-type="float" office:value="20038" table:style-name="ce7">
            <text:p>20,038<text:s/></text:p>
          </table:table-cell>
          <table:table-cell office:value-type="float" office:value="8346" table:style-name="ce7">
            <text:p>8,346<text:s/></text:p>
          </table:table-cell>
          <table:table-cell office:value-type="float" office:value="17053" table:style-name="ce7">
            <text:p>17,053<text:s/></text:p>
          </table:table-cell>
          <table:table-cell office:value-type="float" office:value="42494" table:style-name="ce7">
            <text:p>42,494<text:s/></text:p>
          </table:table-cell>
          <table:table-cell office:value-type="float" office:value="23309" table:style-name="ce7">
            <text:p>23,309<text:s/></text:p>
          </table:table-cell>
          <table:table-cell office:value-type="float" office:value="25599" table:style-name="ce7">
            <text:p>25,599<text:s/></text:p>
          </table:table-cell>
          <table:table-cell office:value-type="float" office:value="28313" table:style-name="ce7">
            <text:p>28,313<text:s/></text:p>
          </table:table-cell>
          <table:table-cell office:value-type="float" office:value="7385" table:style-name="ce7">
            <text:p>7,385<text:s/></text:p>
          </table:table-cell>
          <table:table-cell office:value-type="float" office:value="12229" table:style-name="ce7">
            <text:p>12,229<text:s/></text:p>
          </table:table-cell>
          <table:table-cell office:value-type="float" office:value="5454" table:style-name="ce7">
            <text:p>5,454<text:s/></text:p>
          </table:table-cell>
          <table:table-cell office:value-type="float" office:value="5640" table:style-name="ce7">
            <text:p>5,640<text:s/></text:p>
          </table:table-cell>
          <table:table-cell office:value-type="float" office:value="9034" table:style-name="ce7">
            <text:p>9,034<text:s/></text:p>
          </table:table-cell>
          <table:table-cell office:value-type="float" office:value="10707" table:style-name="ce7">
            <text:p>10,707<text:s/></text:p>
          </table:table-cell>
          <table:table-cell office:value-type="float" office:value="10037" table:style-name="ce7">
            <text:p>10,037<text:s/></text:p>
          </table:table-cell>
          <table:table-cell office:value-type="float" office:value="13406" table:style-name="ce7">
            <text:p>13,406<text:s/></text:p>
          </table:table-cell>
          <table:table-cell office:value-type="float" office:value="17979" table:style-name="ce7">
            <text:p>17,979<text:s/></text:p>
          </table:table-cell>
          <table:table-cell office:value-type="float" office:value="28884" table:style-name="ce7">
            <text:p>28,884<text:s/></text:p>
          </table:table-cell>
          <table:table-cell office:value-type="float" office:value="26185" table:style-name="ce7">
            <text:p>26,185<text:s/></text:p>
          </table:table-cell>
          <table:table-cell office:value-type="float" office:value="15725" table:style-name="ce7">
            <text:p>15,725<text:s/></text:p>
          </table:table-cell>
          <table:table-cell office:value-type="float" office:value="12180" table:style-name="ce7">
            <text:p>12,180<text:s/></text:p>
          </table:table-cell>
          <table:table-cell office:value-type="float" office:value="12062" table:style-name="ce7">
            <text:p>12,062<text:s/></text:p>
          </table:table-cell>
          <table:table-cell office:value-type="float" office:value="13436" table:style-name="ce7">
            <text:p>13,436<text:s/></text:p>
          </table:table-cell>
          <table:table-cell office:value-type="float" office:value="12172" table:style-name="ce7">
            <text:p>12,172<text:s/></text:p>
          </table:table-cell>
          <table:table-cell office:value-type="float" office:value="11058" table:style-name="ce7">
            <text:p>11,058<text:s/></text:p>
          </table:table-cell>
          <table:table-cell office:value-type="float" office:value="9475" table:style-name="ce7">
            <text:p>9,475<text:s/></text:p>
          </table:table-cell>
          <table:table-cell office:value-type="float" office:value="2012" table:style-name="ce7">
            <text:p>2,012<text:s/></text:p>
          </table:table-cell>
          <table:table-cell office:value-type="float" office:value="1238" table:style-name="ce7">
            <text:p>1,238<text:s/></text:p>
          </table:table-cell>
          <table:table-cell office:value-type="float" office:value="1795" table:style-name="ce7">
            <text:p>1,795<text:s/></text:p>
          </table:table-cell>
          <table:table-cell office:value-type="float" office:value="2201" table:style-name="ce7">
            <text:p>2,201<text:s/></text:p>
          </table:table-cell>
          <table:table-cell office:value-type="float" office:value="1183" table:style-name="ce7">
            <text:p>1,183<text:s/></text:p>
          </table:table-cell>
          <table:table-cell office:value-type="float" office:value="1731" table:style-name="ce7">
            <text:p>1,731<text:s/></text:p>
          </table:table-cell>
          <table:table-cell office:value-type="float" office:value="1102" table:style-name="ce7">
            <text:p>1,102<text:s/></text:p>
          </table:table-cell>
          <table:table-cell office:value-type="float" office:value="2085" table:style-name="ce7">
            <text:p>2,085<text:s/></text:p>
          </table:table-cell>
          <table:table-cell office:value-type="float" office:value="512" table:style-name="ce7">
            <text:p>512<text:s/></text:p>
          </table:table-cell>
          <table:table-cell office:value-type="float" office:value="1952" table:style-name="ce7">
            <text:p>1,952<text:s/></text:p>
          </table:table-cell>
          <table:table-cell office:value-type="float" office:value="1757" table:style-name="ce7">
            <text:p>1,757<text:s/></text:p>
          </table:table-cell>
          <table:table-cell table:number-columns-repeated="16264"/>
        </table:table-row>
        <table:table-row table:style-name="ro2">
          <table:table-cell office:value-type="date" office:date-value="2025-06-26T00:00:00" table:style-name="ce10">
            <text:p>2025/6/26</text:p>
          </table:table-cell>
          <table:table-cell office:value-type="float" office:value="5767" table:style-name="ce7">
            <text:p>5,767<text:s/></text:p>
          </table:table-cell>
          <table:table-cell office:value-type="float" office:value="13758" table:style-name="ce7">
            <text:p>13,758<text:s/></text:p>
          </table:table-cell>
          <table:table-cell office:value-type="float" office:value="45697" table:style-name="ce7">
            <text:p>45,697<text:s/></text:p>
          </table:table-cell>
          <table:table-cell office:value-type="float" office:value="45476" table:style-name="ce7">
            <text:p>45,476<text:s/></text:p>
          </table:table-cell>
          <table:table-cell office:value-type="float" office:value="26349" table:style-name="ce7">
            <text:p>26,349<text:s/></text:p>
          </table:table-cell>
          <table:table-cell office:value-type="float" office:value="14043" table:style-name="ce7">
            <text:p>14,043<text:s/></text:p>
          </table:table-cell>
          <table:table-cell office:value-type="float" office:value="11251" table:style-name="ce7">
            <text:p>11,251<text:s/></text:p>
          </table:table-cell>
          <table:table-cell office:value-type="float" office:value="4305" table:style-name="ce7">
            <text:p>4,305<text:s/></text:p>
          </table:table-cell>
          <table:table-cell office:value-type="float" office:value="3633" table:style-name="ce7">
            <text:p>3,633<text:s/></text:p>
          </table:table-cell>
          <table:table-cell office:value-type="float" office:value="11118" table:style-name="ce7">
            <text:p>11,118<text:s/></text:p>
          </table:table-cell>
          <table:table-cell office:value-type="float" office:value="2771" table:style-name="ce7">
            <text:p>2,771<text:s/></text:p>
          </table:table-cell>
          <table:table-cell office:value-type="float" office:value="4341" table:style-name="ce7">
            <text:p>4,341<text:s/></text:p>
          </table:table-cell>
          <table:table-cell office:value-type="float" office:value="3571" table:style-name="ce7">
            <text:p>3,571<text:s/></text:p>
          </table:table-cell>
          <table:table-cell office:value-type="float" office:value="8386" table:style-name="ce7">
            <text:p>8,386<text:s/></text:p>
          </table:table-cell>
          <table:table-cell office:value-type="float" office:value="11818" table:style-name="ce7">
            <text:p>11,818<text:s/></text:p>
          </table:table-cell>
          <table:table-cell office:value-type="float" office:value="16648" table:style-name="ce7">
            <text:p>16,648<text:s/></text:p>
          </table:table-cell>
          <table:table-cell office:value-type="float" office:value="19061" table:style-name="ce7">
            <text:p>19,061<text:s/></text:p>
          </table:table-cell>
          <table:table-cell office:value-type="float" office:value="6054" table:style-name="ce7">
            <text:p>6,054<text:s/></text:p>
          </table:table-cell>
          <table:table-cell office:value-type="float" office:value="10413" table:style-name="ce7">
            <text:p>10,413<text:s/></text:p>
          </table:table-cell>
          <table:table-cell office:value-type="float" office:value="3537" table:style-name="ce7">
            <text:p>3,537<text:s/></text:p>
          </table:table-cell>
          <table:table-cell office:value-type="float" office:value="8590" table:style-name="ce7">
            <text:p>8,590<text:s/></text:p>
          </table:table-cell>
          <table:table-cell office:value-type="float" office:value="8851" table:style-name="ce7">
            <text:p>8,851<text:s/></text:p>
          </table:table-cell>
          <table:table-cell office:value-type="float" office:value="9336" table:style-name="ce7">
            <text:p>9,336<text:s/></text:p>
          </table:table-cell>
          <table:table-cell office:value-type="float" office:value="49752" table:style-name="ce7">
            <text:p>49,752<text:s/></text:p>
          </table:table-cell>
          <table:table-cell office:value-type="float" office:value="3228" table:style-name="ce7">
            <text:p>3,228<text:s/></text:p>
          </table:table-cell>
          <table:table-cell office:value-type="float" office:value="12037" table:style-name="ce7">
            <text:p>12,037<text:s/></text:p>
          </table:table-cell>
          <table:table-cell office:value-type="float" office:value="12744" table:style-name="ce7">
            <text:p>12,744<text:s/></text:p>
          </table:table-cell>
          <table:table-cell office:value-type="float" office:value="15104" table:style-name="ce7">
            <text:p>15,104<text:s/></text:p>
          </table:table-cell>
          <table:table-cell office:value-type="float" office:value="22089" table:style-name="ce7">
            <text:p>22,089<text:s/></text:p>
          </table:table-cell>
          <table:table-cell office:value-type="float" office:value="14991" table:style-name="ce7">
            <text:p>14,991<text:s/></text:p>
          </table:table-cell>
          <table:table-cell office:value-type="float" office:value="10191" table:style-name="ce7">
            <text:p>10,191<text:s/></text:p>
          </table:table-cell>
          <table:table-cell office:value-type="float" office:value="25559" table:style-name="ce7">
            <text:p>25,559<text:s/></text:p>
          </table:table-cell>
          <table:table-cell office:value-type="float" office:value="16912" table:style-name="ce7">
            <text:p>16,912<text:s/></text:p>
          </table:table-cell>
          <table:table-cell office:value-type="float" office:value="32166" table:style-name="ce7">
            <text:p>32,166<text:s/></text:p>
          </table:table-cell>
          <table:table-cell office:value-type="float" office:value="29113" table:style-name="ce7">
            <text:p>29,113<text:s/></text:p>
          </table:table-cell>
          <table:table-cell office:value-type="float" office:value="10615" table:style-name="ce7">
            <text:p>10,615<text:s/></text:p>
          </table:table-cell>
          <table:table-cell office:value-type="float" office:value="33286" table:style-name="ce7">
            <text:p>33,286<text:s/></text:p>
          </table:table-cell>
          <table:table-cell office:value-type="float" office:value="24417" table:style-name="ce7">
            <text:p>24,417<text:s/></text:p>
          </table:table-cell>
          <table:table-cell office:value-type="float" office:value="23660" table:style-name="ce7">
            <text:p>23,660<text:s/></text:p>
          </table:table-cell>
          <table:table-cell office:value-type="float" office:value="20628" table:style-name="ce7">
            <text:p>20,628<text:s/></text:p>
          </table:table-cell>
          <table:table-cell office:value-type="float" office:value="24434" table:style-name="ce7">
            <text:p>24,434<text:s/></text:p>
          </table:table-cell>
          <table:table-cell office:value-type="float" office:value="142950" table:style-name="ce7">
            <text:p>142,950<text:s/></text:p>
          </table:table-cell>
          <table:table-cell office:value-type="float" office:value="50334" table:style-name="ce7">
            <text:p>50,334<text:s/></text:p>
          </table:table-cell>
          <table:table-cell office:value-type="float" office:value="21960" table:style-name="ce7">
            <text:p>21,960<text:s/></text:p>
          </table:table-cell>
          <table:table-cell office:value-type="float" office:value="24911" table:style-name="ce7">
            <text:p>24,911<text:s/></text:p>
          </table:table-cell>
          <table:table-cell office:value-type="float" office:value="26926" table:style-name="ce7">
            <text:p>26,926<text:s/></text:p>
          </table:table-cell>
          <table:table-cell office:value-type="float" office:value="24744" table:style-name="ce7">
            <text:p>24,744<text:s/></text:p>
          </table:table-cell>
          <table:table-cell office:value-type="float" office:value="26464" table:style-name="ce7">
            <text:p>26,464<text:s/></text:p>
          </table:table-cell>
          <table:table-cell office:value-type="float" office:value="23046" table:style-name="ce7">
            <text:p>23,046<text:s/></text:p>
          </table:table-cell>
          <table:table-cell office:value-type="float" office:value="13014" table:style-name="ce7">
            <text:p>13,014<text:s/></text:p>
          </table:table-cell>
          <table:table-cell office:value-type="float" office:value="28540" table:style-name="ce7">
            <text:p>28,540<text:s/></text:p>
          </table:table-cell>
          <table:table-cell office:value-type="float" office:value="7490" table:style-name="ce7">
            <text:p>7,490<text:s/></text:p>
          </table:table-cell>
          <table:table-cell office:value-type="float" office:value="9198" table:style-name="ce7">
            <text:p>9,198<text:s/></text:p>
          </table:table-cell>
          <table:table-cell office:value-type="float" office:value="17600" table:style-name="ce7">
            <text:p>17,600<text:s/></text:p>
          </table:table-cell>
          <table:table-cell office:value-type="float" office:value="5226" table:style-name="ce7">
            <text:p>5,226<text:s/></text:p>
          </table:table-cell>
          <table:table-cell office:value-type="float" office:value="4065" table:style-name="ce7">
            <text:p>4,065<text:s/></text:p>
          </table:table-cell>
          <table:table-cell office:value-type="float" office:value="3399" table:style-name="ce7">
            <text:p>3,399<text:s/></text:p>
          </table:table-cell>
          <table:table-cell office:value-type="float" office:value="12677" table:style-name="ce7">
            <text:p>12,677<text:s/></text:p>
          </table:table-cell>
          <table:table-cell office:value-type="float" office:value="9018" table:style-name="ce7">
            <text:p>9,018<text:s/></text:p>
          </table:table-cell>
          <table:table-cell office:value-type="float" office:value="13536" table:style-name="ce7">
            <text:p>13,536<text:s/></text:p>
          </table:table-cell>
          <table:table-cell office:value-type="float" office:value="30947" table:style-name="ce7">
            <text:p>30,947<text:s/></text:p>
          </table:table-cell>
          <table:table-cell office:value-type="float" office:value="10694" table:style-name="ce7">
            <text:p>10,694<text:s/></text:p>
          </table:table-cell>
          <table:table-cell office:value-type="float" office:value="13649" table:style-name="ce7">
            <text:p>13,649<text:s/></text:p>
          </table:table-cell>
          <table:table-cell office:value-type="float" office:value="8991" table:style-name="ce7">
            <text:p>8,991<text:s/></text:p>
          </table:table-cell>
          <table:table-cell office:value-type="float" office:value="23106" table:style-name="ce7">
            <text:p>23,106<text:s/></text:p>
          </table:table-cell>
          <table:table-cell office:value-type="float" office:value="26760" table:style-name="ce7">
            <text:p>26,760<text:s/></text:p>
          </table:table-cell>
          <table:table-cell office:value-type="float" office:value="30061" table:style-name="ce7">
            <text:p>30,061<text:s/></text:p>
          </table:table-cell>
          <table:table-cell office:value-type="float" office:value="38743" table:style-name="ce7">
            <text:p>38,743<text:s/></text:p>
          </table:table-cell>
          <table:table-cell office:value-type="float" office:value="39525" table:style-name="ce7">
            <text:p>39,525<text:s/></text:p>
          </table:table-cell>
          <table:table-cell office:value-type="float" office:value="28958" table:style-name="ce7">
            <text:p>28,958<text:s/></text:p>
          </table:table-cell>
          <table:table-cell office:value-type="float" office:value="27764" table:style-name="ce7">
            <text:p>27,764<text:s/></text:p>
          </table:table-cell>
          <table:table-cell office:value-type="float" office:value="62730" table:style-name="ce7">
            <text:p>62,730<text:s/></text:p>
          </table:table-cell>
          <table:table-cell office:value-type="float" office:value="21962" table:style-name="ce7">
            <text:p>21,962<text:s/></text:p>
          </table:table-cell>
          <table:table-cell office:value-type="float" office:value="33718" table:style-name="ce7">
            <text:p>33,718<text:s/></text:p>
          </table:table-cell>
          <table:table-cell office:value-type="float" office:value="34747" table:style-name="ce7">
            <text:p>34,747<text:s/></text:p>
          </table:table-cell>
          <table:table-cell office:value-type="float" office:value="25775" table:style-name="ce7">
            <text:p>25,775<text:s/></text:p>
          </table:table-cell>
          <table:table-cell office:value-type="float" office:value="61219" table:style-name="ce7">
            <text:p>61,219<text:s/></text:p>
          </table:table-cell>
          <table:table-cell office:value-type="float" office:value="20980" table:style-name="ce7">
            <text:p>20,980<text:s/></text:p>
          </table:table-cell>
          <table:table-cell office:value-type="float" office:value="17006" table:style-name="ce7">
            <text:p>17,006<text:s/></text:p>
          </table:table-cell>
          <table:table-cell office:value-type="float" office:value="16069" table:style-name="ce7">
            <text:p>16,069<text:s/></text:p>
          </table:table-cell>
          <table:table-cell office:value-type="float" office:value="28153" table:style-name="ce7">
            <text:p>28,153<text:s/></text:p>
          </table:table-cell>
          <table:table-cell office:value-type="float" office:value="15186" table:style-name="ce7">
            <text:p>15,186<text:s/></text:p>
          </table:table-cell>
          <table:table-cell office:value-type="float" office:value="31755" table:style-name="ce7">
            <text:p>31,755<text:s/></text:p>
          </table:table-cell>
          <table:table-cell office:value-type="float" office:value="19779" table:style-name="ce7">
            <text:p>19,779<text:s/></text:p>
          </table:table-cell>
          <table:table-cell office:value-type="float" office:value="8900" table:style-name="ce7">
            <text:p>8,900<text:s/></text:p>
          </table:table-cell>
          <table:table-cell office:value-type="float" office:value="17292" table:style-name="ce7">
            <text:p>17,292<text:s/></text:p>
          </table:table-cell>
          <table:table-cell office:value-type="float" office:value="42445" table:style-name="ce7">
            <text:p>42,445<text:s/></text:p>
          </table:table-cell>
          <table:table-cell office:value-type="float" office:value="22620" table:style-name="ce7">
            <text:p>22,620<text:s/></text:p>
          </table:table-cell>
          <table:table-cell office:value-type="float" office:value="26382" table:style-name="ce7">
            <text:p>26,382<text:s/></text:p>
          </table:table-cell>
          <table:table-cell office:value-type="float" office:value="28344" table:style-name="ce7">
            <text:p>28,344<text:s/></text:p>
          </table:table-cell>
          <table:table-cell office:value-type="float" office:value="7451" table:style-name="ce7">
            <text:p>7,451<text:s/></text:p>
          </table:table-cell>
          <table:table-cell office:value-type="float" office:value="11285" table:style-name="ce7">
            <text:p>11,285<text:s/></text:p>
          </table:table-cell>
          <table:table-cell office:value-type="float" office:value="5533" table:style-name="ce7">
            <text:p>5,533<text:s/></text:p>
          </table:table-cell>
          <table:table-cell office:value-type="float" office:value="5515" table:style-name="ce7">
            <text:p>5,515<text:s/></text:p>
          </table:table-cell>
          <table:table-cell office:value-type="float" office:value="8939" table:style-name="ce7">
            <text:p>8,939<text:s/></text:p>
          </table:table-cell>
          <table:table-cell office:value-type="float" office:value="11546" table:style-name="ce7">
            <text:p>11,546<text:s/></text:p>
          </table:table-cell>
          <table:table-cell office:value-type="float" office:value="10037" table:style-name="ce7">
            <text:p>10,037<text:s/></text:p>
          </table:table-cell>
          <table:table-cell office:value-type="float" office:value="13830" table:style-name="ce7">
            <text:p>13,830<text:s/></text:p>
          </table:table-cell>
          <table:table-cell office:value-type="float" office:value="18129" table:style-name="ce7">
            <text:p>18,129<text:s/></text:p>
          </table:table-cell>
          <table:table-cell office:value-type="float" office:value="28556" table:style-name="ce7">
            <text:p>28,556<text:s/></text:p>
          </table:table-cell>
          <table:table-cell office:value-type="float" office:value="26917" table:style-name="ce7">
            <text:p>26,917<text:s/></text:p>
          </table:table-cell>
          <table:table-cell office:value-type="float" office:value="15445" table:style-name="ce7">
            <text:p>15,445<text:s/></text:p>
          </table:table-cell>
          <table:table-cell office:value-type="float" office:value="12162" table:style-name="ce7">
            <text:p>12,162<text:s/></text:p>
          </table:table-cell>
          <table:table-cell office:value-type="float" office:value="11942" table:style-name="ce7">
            <text:p>11,942<text:s/></text:p>
          </table:table-cell>
          <table:table-cell office:value-type="float" office:value="13572" table:style-name="ce7">
            <text:p>13,572<text:s/></text:p>
          </table:table-cell>
          <table:table-cell office:value-type="float" office:value="12027" table:style-name="ce7">
            <text:p>12,027<text:s/></text:p>
          </table:table-cell>
          <table:table-cell office:value-type="float" office:value="11025" table:style-name="ce7">
            <text:p>11,025<text:s/></text:p>
          </table:table-cell>
          <table:table-cell office:value-type="float" office:value="9454" table:style-name="ce7">
            <text:p>9,454<text:s/></text:p>
          </table:table-cell>
          <table:table-cell office:value-type="float" office:value="2128" table:style-name="ce7">
            <text:p>2,128<text:s/></text:p>
          </table:table-cell>
          <table:table-cell office:value-type="float" office:value="1333" table:style-name="ce7">
            <text:p>1,333<text:s/></text:p>
          </table:table-cell>
          <table:table-cell office:value-type="float" office:value="1923" table:style-name="ce7">
            <text:p>1,923<text:s/></text:p>
          </table:table-cell>
          <table:table-cell office:value-type="float" office:value="2292" table:style-name="ce7">
            <text:p>2,292<text:s/></text:p>
          </table:table-cell>
          <table:table-cell office:value-type="float" office:value="1196" table:style-name="ce7">
            <text:p>1,196<text:s/></text:p>
          </table:table-cell>
          <table:table-cell office:value-type="float" office:value="1806" table:style-name="ce7">
            <text:p>1,806<text:s/></text:p>
          </table:table-cell>
          <table:table-cell office:value-type="float" office:value="1130" table:style-name="ce7">
            <text:p>1,130<text:s/></text:p>
          </table:table-cell>
          <table:table-cell office:value-type="float" office:value="1938" table:style-name="ce7">
            <text:p>1,938<text:s/></text:p>
          </table:table-cell>
          <table:table-cell office:value-type="float" office:value="522" table:style-name="ce7">
            <text:p>522<text:s/></text:p>
          </table:table-cell>
          <table:table-cell office:value-type="float" office:value="2019" table:style-name="ce7">
            <text:p>2,019<text:s/></text:p>
          </table:table-cell>
          <table:table-cell office:value-type="float" office:value="1776" table:style-name="ce7">
            <text:p>1,776<text:s/></text:p>
          </table:table-cell>
          <table:table-cell table:number-columns-repeated="16264"/>
        </table:table-row>
        <table:table-row table:style-name="ro2">
          <table:table-cell office:value-type="date" office:date-value="2025-06-27T00:00:00" table:style-name="ce10">
            <text:p>2025/6/27</text:p>
          </table:table-cell>
          <table:table-cell office:value-type="float" office:value="6310" table:style-name="ce7">
            <text:p>6,310<text:s/></text:p>
          </table:table-cell>
          <table:table-cell office:value-type="float" office:value="14317" table:style-name="ce7">
            <text:p>14,317<text:s/></text:p>
          </table:table-cell>
          <table:table-cell office:value-type="float" office:value="46957" table:style-name="ce7">
            <text:p>46,957<text:s/></text:p>
          </table:table-cell>
          <table:table-cell office:value-type="float" office:value="51223" table:style-name="ce7">
            <text:p>51,223<text:s/></text:p>
          </table:table-cell>
          <table:table-cell office:value-type="float" office:value="27105" table:style-name="ce7">
            <text:p>27,105<text:s/></text:p>
          </table:table-cell>
          <table:table-cell office:value-type="float" office:value="14757" table:style-name="ce7">
            <text:p>14,757<text:s/></text:p>
          </table:table-cell>
          <table:table-cell office:value-type="float" office:value="11678" table:style-name="ce7">
            <text:p>11,678<text:s/></text:p>
          </table:table-cell>
          <table:table-cell office:value-type="float" office:value="4489" table:style-name="ce7">
            <text:p>4,489<text:s/></text:p>
          </table:table-cell>
          <table:table-cell office:value-type="float" office:value="3713" table:style-name="ce7">
            <text:p>3,713<text:s/></text:p>
          </table:table-cell>
          <table:table-cell office:value-type="float" office:value="12180" table:style-name="ce7">
            <text:p>12,180<text:s/></text:p>
          </table:table-cell>
          <table:table-cell office:value-type="float" office:value="2737" table:style-name="ce7">
            <text:p>2,737<text:s/></text:p>
          </table:table-cell>
          <table:table-cell office:value-type="float" office:value="4396" table:style-name="ce7">
            <text:p>4,396<text:s/></text:p>
          </table:table-cell>
          <table:table-cell office:value-type="float" office:value="3410" table:style-name="ce7">
            <text:p>3,410<text:s/></text:p>
          </table:table-cell>
          <table:table-cell office:value-type="float" office:value="8833" table:style-name="ce7">
            <text:p>8,833<text:s/></text:p>
          </table:table-cell>
          <table:table-cell office:value-type="float" office:value="12998" table:style-name="ce7">
            <text:p>12,998<text:s/></text:p>
          </table:table-cell>
          <table:table-cell office:value-type="float" office:value="16415" table:style-name="ce7">
            <text:p>16,415<text:s/></text:p>
          </table:table-cell>
          <table:table-cell office:value-type="float" office:value="19767" table:style-name="ce7">
            <text:p>19,767<text:s/></text:p>
          </table:table-cell>
          <table:table-cell office:value-type="float" office:value="6550" table:style-name="ce7">
            <text:p>6,550<text:s/></text:p>
          </table:table-cell>
          <table:table-cell office:value-type="float" office:value="11108" table:style-name="ce7">
            <text:p>11,108<text:s/></text:p>
          </table:table-cell>
          <table:table-cell office:value-type="float" office:value="3724" table:style-name="ce7">
            <text:p>3,724<text:s/></text:p>
          </table:table-cell>
          <table:table-cell office:value-type="float" office:value="8916" table:style-name="ce7">
            <text:p>8,916<text:s/></text:p>
          </table:table-cell>
          <table:table-cell office:value-type="float" office:value="9500" table:style-name="ce7">
            <text:p>9,500<text:s/></text:p>
          </table:table-cell>
          <table:table-cell office:value-type="float" office:value="9886" table:style-name="ce7">
            <text:p>9,886<text:s/></text:p>
          </table:table-cell>
          <table:table-cell office:value-type="float" office:value="51711" table:style-name="ce7">
            <text:p>51,711<text:s/></text:p>
          </table:table-cell>
          <table:table-cell office:value-type="float" office:value="3814" table:style-name="ce7">
            <text:p>3,814<text:s/></text:p>
          </table:table-cell>
          <table:table-cell office:value-type="float" office:value="12549" table:style-name="ce7">
            <text:p>12,549<text:s/></text:p>
          </table:table-cell>
          <table:table-cell office:value-type="float" office:value="13333" table:style-name="ce7">
            <text:p>13,333<text:s/></text:p>
          </table:table-cell>
          <table:table-cell office:value-type="float" office:value="15825" table:style-name="ce7">
            <text:p>15,825<text:s/></text:p>
          </table:table-cell>
          <table:table-cell office:value-type="float" office:value="22645" table:style-name="ce7">
            <text:p>22,645<text:s/></text:p>
          </table:table-cell>
          <table:table-cell office:value-type="float" office:value="15546" table:style-name="ce7">
            <text:p>15,546<text:s/></text:p>
          </table:table-cell>
          <table:table-cell office:value-type="float" office:value="11105" table:style-name="ce7">
            <text:p>11,105<text:s/></text:p>
          </table:table-cell>
          <table:table-cell office:value-type="float" office:value="28080" table:style-name="ce7">
            <text:p>28,080<text:s/></text:p>
          </table:table-cell>
          <table:table-cell office:value-type="float" office:value="17672" table:style-name="ce7">
            <text:p>17,672<text:s/></text:p>
          </table:table-cell>
          <table:table-cell office:value-type="float" office:value="33678" table:style-name="ce7">
            <text:p>33,678<text:s/></text:p>
          </table:table-cell>
          <table:table-cell office:value-type="float" office:value="29947" table:style-name="ce7">
            <text:p>29,947<text:s/></text:p>
          </table:table-cell>
          <table:table-cell office:value-type="float" office:value="10693" table:style-name="ce7">
            <text:p>10,693<text:s/></text:p>
          </table:table-cell>
          <table:table-cell office:value-type="float" office:value="34862" table:style-name="ce7">
            <text:p>34,862<text:s/></text:p>
          </table:table-cell>
          <table:table-cell office:value-type="float" office:value="25797" table:style-name="ce7">
            <text:p>25,797<text:s/></text:p>
          </table:table-cell>
          <table:table-cell office:value-type="float" office:value="24128" table:style-name="ce7">
            <text:p>24,128<text:s/></text:p>
          </table:table-cell>
          <table:table-cell office:value-type="float" office:value="20997" table:style-name="ce7">
            <text:p>20,997<text:s/></text:p>
          </table:table-cell>
          <table:table-cell office:value-type="float" office:value="24981" table:style-name="ce7">
            <text:p>24,981<text:s/></text:p>
          </table:table-cell>
          <table:table-cell office:value-type="float" office:value="166961" table:style-name="ce7">
            <text:p>166,961<text:s/></text:p>
          </table:table-cell>
          <table:table-cell office:value-type="float" office:value="56080" table:style-name="ce7">
            <text:p>56,080<text:s/></text:p>
          </table:table-cell>
          <table:table-cell office:value-type="float" office:value="23401" table:style-name="ce7">
            <text:p>23,401<text:s/></text:p>
          </table:table-cell>
          <table:table-cell office:value-type="float" office:value="25697" table:style-name="ce7">
            <text:p>25,697<text:s/></text:p>
          </table:table-cell>
          <table:table-cell office:value-type="float" office:value="28808" table:style-name="ce7">
            <text:p>28,808<text:s/></text:p>
          </table:table-cell>
          <table:table-cell office:value-type="float" office:value="27469" table:style-name="ce7">
            <text:p>27,469<text:s/></text:p>
          </table:table-cell>
          <table:table-cell office:value-type="float" office:value="27951" table:style-name="ce7">
            <text:p>27,951<text:s/></text:p>
          </table:table-cell>
          <table:table-cell office:value-type="float" office:value="25326" table:style-name="ce7">
            <text:p>25,326<text:s/></text:p>
          </table:table-cell>
          <table:table-cell office:value-type="float" office:value="13518" table:style-name="ce7">
            <text:p>13,518<text:s/></text:p>
          </table:table-cell>
          <table:table-cell office:value-type="float" office:value="29231" table:style-name="ce7">
            <text:p>29,231<text:s/></text:p>
          </table:table-cell>
          <table:table-cell office:value-type="float" office:value="7698" table:style-name="ce7">
            <text:p>7,698<text:s/></text:p>
          </table:table-cell>
          <table:table-cell office:value-type="float" office:value="9455" table:style-name="ce7">
            <text:p>9,455<text:s/></text:p>
          </table:table-cell>
          <table:table-cell office:value-type="float" office:value="18510" table:style-name="ce7">
            <text:p>18,510<text:s/></text:p>
          </table:table-cell>
          <table:table-cell office:value-type="float" office:value="5759" table:style-name="ce7">
            <text:p>5,759<text:s/></text:p>
          </table:table-cell>
          <table:table-cell office:value-type="float" office:value="4109" table:style-name="ce7">
            <text:p>4,109<text:s/></text:p>
          </table:table-cell>
          <table:table-cell office:value-type="float" office:value="3356" table:style-name="ce7">
            <text:p>3,356<text:s/></text:p>
          </table:table-cell>
          <table:table-cell office:value-type="float" office:value="13060" table:style-name="ce7">
            <text:p>13,060<text:s/></text:p>
          </table:table-cell>
          <table:table-cell office:value-type="float" office:value="9250" table:style-name="ce7">
            <text:p>9,250<text:s/></text:p>
          </table:table-cell>
          <table:table-cell office:value-type="float" office:value="14092" table:style-name="ce7">
            <text:p>14,092<text:s/></text:p>
          </table:table-cell>
          <table:table-cell office:value-type="float" office:value="32225" table:style-name="ce7">
            <text:p>32,225<text:s/></text:p>
          </table:table-cell>
          <table:table-cell office:value-type="float" office:value="11139" table:style-name="ce7">
            <text:p>11,139<text:s/></text:p>
          </table:table-cell>
          <table:table-cell office:value-type="float" office:value="14398" table:style-name="ce7">
            <text:p>14,398<text:s/></text:p>
          </table:table-cell>
          <table:table-cell office:value-type="float" office:value="9344" table:style-name="ce7">
            <text:p>9,344<text:s/></text:p>
          </table:table-cell>
          <table:table-cell office:value-type="float" office:value="24122" table:style-name="ce7">
            <text:p>24,122<text:s/></text:p>
          </table:table-cell>
          <table:table-cell office:value-type="float" office:value="27190" table:style-name="ce7">
            <text:p>27,190<text:s/></text:p>
          </table:table-cell>
          <table:table-cell office:value-type="float" office:value="31781" table:style-name="ce7">
            <text:p>31,781<text:s/></text:p>
          </table:table-cell>
          <table:table-cell office:value-type="float" office:value="43230" table:style-name="ce7">
            <text:p>43,230<text:s/></text:p>
          </table:table-cell>
          <table:table-cell office:value-type="float" office:value="40785" table:style-name="ce7">
            <text:p>40,785<text:s/></text:p>
          </table:table-cell>
          <table:table-cell office:value-type="float" office:value="30169" table:style-name="ce7">
            <text:p>30,169<text:s/></text:p>
          </table:table-cell>
          <table:table-cell office:value-type="float" office:value="28546" table:style-name="ce7">
            <text:p>28,546<text:s/></text:p>
          </table:table-cell>
          <table:table-cell office:value-type="float" office:value="71018" table:style-name="ce7">
            <text:p>71,018<text:s/></text:p>
          </table:table-cell>
          <table:table-cell office:value-type="float" office:value="23245" table:style-name="ce7">
            <text:p>23,245<text:s/></text:p>
          </table:table-cell>
          <table:table-cell office:value-type="float" office:value="37064" table:style-name="ce7">
            <text:p>37,064<text:s/></text:p>
          </table:table-cell>
          <table:table-cell office:value-type="float" office:value="38620" table:style-name="ce7">
            <text:p>38,620<text:s/></text:p>
          </table:table-cell>
          <table:table-cell office:value-type="float" office:value="39994" table:style-name="ce7">
            <text:p>39,994<text:s/></text:p>
          </table:table-cell>
          <table:table-cell office:value-type="float" office:value="68344" table:style-name="ce7">
            <text:p>68,344<text:s/></text:p>
          </table:table-cell>
          <table:table-cell office:value-type="float" office:value="21983" table:style-name="ce7">
            <text:p>21,983<text:s/></text:p>
          </table:table-cell>
          <table:table-cell office:value-type="float" office:value="18077" table:style-name="ce7">
            <text:p>18,077<text:s/></text:p>
          </table:table-cell>
          <table:table-cell office:value-type="float" office:value="16634" table:style-name="ce7">
            <text:p>16,634<text:s/></text:p>
          </table:table-cell>
          <table:table-cell office:value-type="float" office:value="31059" table:style-name="ce7">
            <text:p>31,059<text:s/></text:p>
          </table:table-cell>
          <table:table-cell office:value-type="float" office:value="15265" table:style-name="ce7">
            <text:p>15,265<text:s/></text:p>
          </table:table-cell>
          <table:table-cell office:value-type="float" office:value="33665" table:style-name="ce7">
            <text:p>33,665<text:s/></text:p>
          </table:table-cell>
          <table:table-cell office:value-type="float" office:value="20877" table:style-name="ce7">
            <text:p>20,877<text:s/></text:p>
          </table:table-cell>
          <table:table-cell office:value-type="float" office:value="9283" table:style-name="ce7">
            <text:p>9,283<text:s/></text:p>
          </table:table-cell>
          <table:table-cell office:value-type="float" office:value="18789" table:style-name="ce7">
            <text:p>18,789<text:s/></text:p>
          </table:table-cell>
          <table:table-cell office:value-type="float" office:value="43482" table:style-name="ce7">
            <text:p>43,482<text:s/></text:p>
          </table:table-cell>
          <table:table-cell office:value-type="float" office:value="23262" table:style-name="ce7">
            <text:p>23,262<text:s/></text:p>
          </table:table-cell>
          <table:table-cell office:value-type="float" office:value="26619" table:style-name="ce7">
            <text:p>26,619<text:s/></text:p>
          </table:table-cell>
          <table:table-cell office:value-type="float" office:value="29432" table:style-name="ce7">
            <text:p>29,432<text:s/></text:p>
          </table:table-cell>
          <table:table-cell office:value-type="float" office:value="7062" table:style-name="ce7">
            <text:p>7,062<text:s/></text:p>
          </table:table-cell>
          <table:table-cell office:value-type="float" office:value="10967" table:style-name="ce7">
            <text:p>10,967<text:s/></text:p>
          </table:table-cell>
          <table:table-cell office:value-type="float" office:value="5884" table:style-name="ce7">
            <text:p>5,884<text:s/></text:p>
          </table:table-cell>
          <table:table-cell office:value-type="float" office:value="5653" table:style-name="ce7">
            <text:p>5,653<text:s/></text:p>
          </table:table-cell>
          <table:table-cell office:value-type="float" office:value="9500" table:style-name="ce7">
            <text:p>9,500<text:s/></text:p>
          </table:table-cell>
          <table:table-cell office:value-type="float" office:value="11028" table:style-name="ce7">
            <text:p>11,028<text:s/></text:p>
          </table:table-cell>
          <table:table-cell office:value-type="float" office:value="10936" table:style-name="ce7">
            <text:p>10,936<text:s/></text:p>
          </table:table-cell>
          <table:table-cell office:value-type="float" office:value="15213" table:style-name="ce7">
            <text:p>15,213<text:s/></text:p>
          </table:table-cell>
          <table:table-cell office:value-type="float" office:value="19052" table:style-name="ce7">
            <text:p>19,052<text:s/></text:p>
          </table:table-cell>
          <table:table-cell office:value-type="float" office:value="29167" table:style-name="ce7">
            <text:p>29,167<text:s/></text:p>
          </table:table-cell>
          <table:table-cell office:value-type="float" office:value="28297" table:style-name="ce7">
            <text:p>28,297<text:s/></text:p>
          </table:table-cell>
          <table:table-cell office:value-type="float" office:value="16268" table:style-name="ce7">
            <text:p>16,268<text:s/></text:p>
          </table:table-cell>
          <table:table-cell office:value-type="float" office:value="12496" table:style-name="ce7">
            <text:p>12,496<text:s/></text:p>
          </table:table-cell>
          <table:table-cell office:value-type="float" office:value="12678" table:style-name="ce7">
            <text:p>12,678<text:s/></text:p>
          </table:table-cell>
          <table:table-cell office:value-type="float" office:value="14055" table:style-name="ce7">
            <text:p>14,055<text:s/></text:p>
          </table:table-cell>
          <table:table-cell office:value-type="float" office:value="12633" table:style-name="ce7">
            <text:p>12,633<text:s/></text:p>
          </table:table-cell>
          <table:table-cell office:value-type="float" office:value="11517" table:style-name="ce7">
            <text:p>11,517<text:s/></text:p>
          </table:table-cell>
          <table:table-cell office:value-type="float" office:value="9635" table:style-name="ce7">
            <text:p>9,635<text:s/></text:p>
          </table:table-cell>
          <table:table-cell office:value-type="float" office:value="2131" table:style-name="ce7">
            <text:p>2,131<text:s/></text:p>
          </table:table-cell>
          <table:table-cell office:value-type="float" office:value="1328" table:style-name="ce7">
            <text:p>1,328<text:s/></text:p>
          </table:table-cell>
          <table:table-cell office:value-type="float" office:value="1910" table:style-name="ce7">
            <text:p>1,910<text:s/></text:p>
          </table:table-cell>
          <table:table-cell office:value-type="float" office:value="2353" table:style-name="ce7">
            <text:p>2,353<text:s/></text:p>
          </table:table-cell>
          <table:table-cell office:value-type="float" office:value="1239" table:style-name="ce7">
            <text:p>1,239<text:s/></text:p>
          </table:table-cell>
          <table:table-cell office:value-type="float" office:value="1687" table:style-name="ce7">
            <text:p>1,687<text:s/></text:p>
          </table:table-cell>
          <table:table-cell office:value-type="float" office:value="1150" table:style-name="ce7">
            <text:p>1,150<text:s/></text:p>
          </table:table-cell>
          <table:table-cell office:value-type="float" office:value="2151" table:style-name="ce7">
            <text:p>2,151<text:s/></text:p>
          </table:table-cell>
          <table:table-cell office:value-type="float" office:value="535" table:style-name="ce7">
            <text:p>535<text:s/></text:p>
          </table:table-cell>
          <table:table-cell office:value-type="float" office:value="2151" table:style-name="ce7">
            <text:p>2,151<text:s/></text:p>
          </table:table-cell>
          <table:table-cell office:value-type="float" office:value="1884" table:style-name="ce7">
            <text:p>1,884<text:s/></text:p>
          </table:table-cell>
          <table:table-cell table:number-columns-repeated="16264"/>
        </table:table-row>
        <table:table-row table:style-name="ro2">
          <table:table-cell office:value-type="date" office:date-value="2025-06-28T00:00:00" table:style-name="ce10">
            <text:p>2025/6/28</text:p>
          </table:table-cell>
          <table:table-cell office:value-type="float" office:value="4787" table:style-name="ce7">
            <text:p>4,787<text:s/></text:p>
          </table:table-cell>
          <table:table-cell office:value-type="float" office:value="9287" table:style-name="ce7">
            <text:p>9,287<text:s/></text:p>
          </table:table-cell>
          <table:table-cell office:value-type="float" office:value="26854" table:style-name="ce7">
            <text:p>26,854<text:s/></text:p>
          </table:table-cell>
          <table:table-cell office:value-type="float" office:value="48571" table:style-name="ce7">
            <text:p>48,571<text:s/></text:p>
          </table:table-cell>
          <table:table-cell office:value-type="float" office:value="16420" table:style-name="ce7">
            <text:p>16,420<text:s/></text:p>
          </table:table-cell>
          <table:table-cell office:value-type="float" office:value="9743" table:style-name="ce7">
            <text:p>9,743<text:s/></text:p>
          </table:table-cell>
          <table:table-cell office:value-type="float" office:value="7874" table:style-name="ce7">
            <text:p>7,874<text:s/></text:p>
          </table:table-cell>
          <table:table-cell office:value-type="float" office:value="3746" table:style-name="ce7">
            <text:p>3,746<text:s/></text:p>
          </table:table-cell>
          <table:table-cell office:value-type="float" office:value="2879" table:style-name="ce7">
            <text:p>2,879<text:s/></text:p>
          </table:table-cell>
          <table:table-cell office:value-type="float" office:value="7549" table:style-name="ce7">
            <text:p>7,549<text:s/></text:p>
          </table:table-cell>
          <table:table-cell office:value-type="float" office:value="2013" table:style-name="ce7">
            <text:p>2,013<text:s/></text:p>
          </table:table-cell>
          <table:table-cell office:value-type="float" office:value="3165" table:style-name="ce7">
            <text:p>3,165<text:s/></text:p>
          </table:table-cell>
          <table:table-cell office:value-type="float" office:value="5334" table:style-name="ce7">
            <text:p>5,334<text:s/></text:p>
          </table:table-cell>
          <table:table-cell office:value-type="float" office:value="5869" table:style-name="ce7">
            <text:p>5,869<text:s/></text:p>
          </table:table-cell>
          <table:table-cell office:value-type="float" office:value="11559" table:style-name="ce7">
            <text:p>11,559<text:s/></text:p>
          </table:table-cell>
          <table:table-cell office:value-type="float" office:value="5361" table:style-name="ce7">
            <text:p>5,361<text:s/></text:p>
          </table:table-cell>
          <table:table-cell office:value-type="float" office:value="7437" table:style-name="ce7">
            <text:p>7,437<text:s/></text:p>
          </table:table-cell>
          <table:table-cell office:value-type="float" office:value="4155" table:style-name="ce7">
            <text:p>4,155<text:s/></text:p>
          </table:table-cell>
          <table:table-cell office:value-type="float" office:value="9293" table:style-name="ce7">
            <text:p>9,293<text:s/></text:p>
          </table:table-cell>
          <table:table-cell office:value-type="float" office:value="3334" table:style-name="ce7">
            <text:p>3,334<text:s/></text:p>
          </table:table-cell>
          <table:table-cell office:value-type="float" office:value="6278" table:style-name="ce7">
            <text:p>6,278<text:s/></text:p>
          </table:table-cell>
          <table:table-cell office:value-type="float" office:value="6666" table:style-name="ce7">
            <text:p>6,666<text:s/></text:p>
          </table:table-cell>
          <table:table-cell office:value-type="float" office:value="7157" table:style-name="ce7">
            <text:p>7,157<text:s/></text:p>
          </table:table-cell>
          <table:table-cell office:value-type="float" office:value="43897" table:style-name="ce7">
            <text:p>43,897<text:s/></text:p>
          </table:table-cell>
          <table:table-cell office:value-type="float" office:value="3199" table:style-name="ce7">
            <text:p>3,199<text:s/></text:p>
          </table:table-cell>
          <table:table-cell office:value-type="float" office:value="11418" table:style-name="ce7">
            <text:p>11,418<text:s/></text:p>
          </table:table-cell>
          <table:table-cell office:value-type="float" office:value="9653" table:style-name="ce7">
            <text:p>9,653<text:s/></text:p>
          </table:table-cell>
          <table:table-cell office:value-type="float" office:value="12175" table:style-name="ce7">
            <text:p>12,175<text:s/></text:p>
          </table:table-cell>
          <table:table-cell office:value-type="float" office:value="15707" table:style-name="ce7">
            <text:p>15,707<text:s/></text:p>
          </table:table-cell>
          <table:table-cell office:value-type="float" office:value="13210" table:style-name="ce7">
            <text:p>13,210<text:s/></text:p>
          </table:table-cell>
          <table:table-cell office:value-type="float" office:value="9008" table:style-name="ce7">
            <text:p>9,008<text:s/></text:p>
          </table:table-cell>
          <table:table-cell office:value-type="float" office:value="24344" table:style-name="ce7">
            <text:p>24,344<text:s/></text:p>
          </table:table-cell>
          <table:table-cell office:value-type="float" office:value="14388" table:style-name="ce7">
            <text:p>14,388<text:s/></text:p>
          </table:table-cell>
          <table:table-cell office:value-type="float" office:value="26065" table:style-name="ce7">
            <text:p>26,065<text:s/></text:p>
          </table:table-cell>
          <table:table-cell office:value-type="float" office:value="25971" table:style-name="ce7">
            <text:p>25,971<text:s/></text:p>
          </table:table-cell>
          <table:table-cell office:value-type="float" office:value="4578" table:style-name="ce7">
            <text:p>4,578<text:s/></text:p>
          </table:table-cell>
          <table:table-cell office:value-type="float" office:value="29078" table:style-name="ce7">
            <text:p>29,078<text:s/></text:p>
          </table:table-cell>
          <table:table-cell office:value-type="float" office:value="19757" table:style-name="ce7">
            <text:p>19,757<text:s/></text:p>
          </table:table-cell>
          <table:table-cell office:value-type="float" office:value="17874" table:style-name="ce7">
            <text:p>17,874<text:s/></text:p>
          </table:table-cell>
          <table:table-cell office:value-type="float" office:value="16883" table:style-name="ce7">
            <text:p>16,883<text:s/></text:p>
          </table:table-cell>
          <table:table-cell office:value-type="float" office:value="10451" table:style-name="ce7">
            <text:p>10,451<text:s/></text:p>
          </table:table-cell>
          <table:table-cell office:value-type="float" office:value="175415" table:style-name="ce7">
            <text:p>175,415<text:s/></text:p>
          </table:table-cell>
          <table:table-cell office:value-type="float" office:value="60202" table:style-name="ce7">
            <text:p>60,202<text:s/></text:p>
          </table:table-cell>
          <table:table-cell office:value-type="float" office:value="19430" table:style-name="ce7">
            <text:p>19,430<text:s/></text:p>
          </table:table-cell>
          <table:table-cell office:value-type="float" office:value="18526" table:style-name="ce7">
            <text:p>18,526<text:s/></text:p>
          </table:table-cell>
          <table:table-cell office:value-type="float" office:value="29193" table:style-name="ce7">
            <text:p>29,193<text:s/></text:p>
          </table:table-cell>
          <table:table-cell office:value-type="float" office:value="29579" table:style-name="ce7">
            <text:p>29,579<text:s/></text:p>
          </table:table-cell>
          <table:table-cell office:value-type="float" office:value="26110" table:style-name="ce7">
            <text:p>26,110<text:s/></text:p>
          </table:table-cell>
          <table:table-cell office:value-type="float" office:value="19877" table:style-name="ce7">
            <text:p>19,877<text:s/></text:p>
          </table:table-cell>
          <table:table-cell office:value-type="float" office:value="9538" table:style-name="ce7">
            <text:p>9,538<text:s/></text:p>
          </table:table-cell>
          <table:table-cell office:value-type="float" office:value="21145" table:style-name="ce7">
            <text:p>21,145<text:s/></text:p>
          </table:table-cell>
          <table:table-cell office:value-type="float" office:value="6664" table:style-name="ce7">
            <text:p>6,664<text:s/></text:p>
          </table:table-cell>
          <table:table-cell office:value-type="float" office:value="6482" table:style-name="ce7">
            <text:p>6,482<text:s/></text:p>
          </table:table-cell>
          <table:table-cell office:value-type="float" office:value="15736" table:style-name="ce7">
            <text:p>15,736<text:s/></text:p>
          </table:table-cell>
          <table:table-cell office:value-type="float" office:value="4986" table:style-name="ce7">
            <text:p>4,986<text:s/></text:p>
          </table:table-cell>
          <table:table-cell office:value-type="float" office:value="3219" table:style-name="ce7">
            <text:p>3,219<text:s/></text:p>
          </table:table-cell>
          <table:table-cell office:value-type="float" office:value="1827" table:style-name="ce7">
            <text:p>1,827<text:s/></text:p>
          </table:table-cell>
          <table:table-cell office:value-type="float" office:value="8017" table:style-name="ce7">
            <text:p>8,017<text:s/></text:p>
          </table:table-cell>
          <table:table-cell office:value-type="float" office:value="8155" table:style-name="ce7">
            <text:p>8,155<text:s/></text:p>
          </table:table-cell>
          <table:table-cell office:value-type="float" office:value="11479" table:style-name="ce7">
            <text:p>11,479<text:s/></text:p>
          </table:table-cell>
          <table:table-cell office:value-type="float" office:value="33605" table:style-name="ce7">
            <text:p>33,605<text:s/></text:p>
          </table:table-cell>
          <table:table-cell office:value-type="float" office:value="6865" table:style-name="ce7">
            <text:p>6,865<text:s/></text:p>
          </table:table-cell>
          <table:table-cell office:value-type="float" office:value="11614" table:style-name="ce7">
            <text:p>11,614<text:s/></text:p>
          </table:table-cell>
          <table:table-cell office:value-type="float" office:value="7219" table:style-name="ce7">
            <text:p>7,219<text:s/></text:p>
          </table:table-cell>
          <table:table-cell office:value-type="float" office:value="18487" table:style-name="ce7">
            <text:p>18,487<text:s/></text:p>
          </table:table-cell>
          <table:table-cell office:value-type="float" office:value="17845" table:style-name="ce7">
            <text:p>17,845<text:s/></text:p>
          </table:table-cell>
          <table:table-cell office:value-type="float" office:value="28572" table:style-name="ce7">
            <text:p>28,572<text:s/></text:p>
          </table:table-cell>
          <table:table-cell office:value-type="float" office:value="39887" table:style-name="ce7">
            <text:p>39,887<text:s/></text:p>
          </table:table-cell>
          <table:table-cell office:value-type="float" office:value="32437" table:style-name="ce7">
            <text:p>32,437<text:s/></text:p>
          </table:table-cell>
          <table:table-cell office:value-type="float" office:value="23824" table:style-name="ce7">
            <text:p>23,824<text:s/></text:p>
          </table:table-cell>
          <table:table-cell office:value-type="float" office:value="28457" table:style-name="ce7">
            <text:p>28,457<text:s/></text:p>
          </table:table-cell>
          <table:table-cell office:value-type="float" office:value="77381" table:style-name="ce7">
            <text:p>77,381<text:s/></text:p>
          </table:table-cell>
          <table:table-cell office:value-type="float" office:value="15549" table:style-name="ce7">
            <text:p>15,549<text:s/></text:p>
          </table:table-cell>
          <table:table-cell office:value-type="float" office:value="37259" table:style-name="ce7">
            <text:p>37,259<text:s/></text:p>
          </table:table-cell>
          <table:table-cell office:value-type="float" office:value="32087" table:style-name="ce7">
            <text:p>32,087<text:s/></text:p>
          </table:table-cell>
          <table:table-cell office:value-type="float" office:value="39461" table:style-name="ce7">
            <text:p>39,461<text:s/></text:p>
          </table:table-cell>
          <table:table-cell office:value-type="float" office:value="60451" table:style-name="ce7">
            <text:p>60,451<text:s/></text:p>
          </table:table-cell>
          <table:table-cell office:value-type="float" office:value="17004" table:style-name="ce7">
            <text:p>17,004<text:s/></text:p>
          </table:table-cell>
          <table:table-cell office:value-type="float" office:value="15408" table:style-name="ce7">
            <text:p>15,408<text:s/></text:p>
          </table:table-cell>
          <table:table-cell office:value-type="float" office:value="10991" table:style-name="ce7">
            <text:p>10,991<text:s/></text:p>
          </table:table-cell>
          <table:table-cell office:value-type="float" office:value="25479" table:style-name="ce7">
            <text:p>25,479<text:s/></text:p>
          </table:table-cell>
          <table:table-cell office:value-type="float" office:value="10866" table:style-name="ce7">
            <text:p>10,866<text:s/></text:p>
          </table:table-cell>
          <table:table-cell office:value-type="float" office:value="40283" table:style-name="ce7">
            <text:p>40,283<text:s/></text:p>
          </table:table-cell>
          <table:table-cell office:value-type="float" office:value="14391" table:style-name="ce7">
            <text:p>14,391<text:s/></text:p>
          </table:table-cell>
          <table:table-cell office:value-type="float" office:value="11978" table:style-name="ce7">
            <text:p>11,978<text:s/></text:p>
          </table:table-cell>
          <table:table-cell office:value-type="float" office:value="15351" table:style-name="ce7">
            <text:p>15,351<text:s/></text:p>
          </table:table-cell>
          <table:table-cell office:value-type="float" office:value="21783" table:style-name="ce7">
            <text:p>21,783<text:s/></text:p>
          </table:table-cell>
          <table:table-cell office:value-type="float" office:value="17821" table:style-name="ce7">
            <text:p>17,821<text:s/></text:p>
          </table:table-cell>
          <table:table-cell office:value-type="float" office:value="14491" table:style-name="ce7">
            <text:p>14,491<text:s/></text:p>
          </table:table-cell>
          <table:table-cell office:value-type="float" office:value="20797" table:style-name="ce7">
            <text:p>20,797<text:s/></text:p>
          </table:table-cell>
          <table:table-cell office:value-type="float" office:value="5722" table:style-name="ce7">
            <text:p>5,722<text:s/></text:p>
          </table:table-cell>
          <table:table-cell office:value-type="float" office:value="7684" table:style-name="ce7">
            <text:p>7,684<text:s/></text:p>
          </table:table-cell>
          <table:table-cell office:value-type="float" office:value="4076" table:style-name="ce7">
            <text:p>4,076<text:s/></text:p>
          </table:table-cell>
          <table:table-cell office:value-type="float" office:value="2733" table:style-name="ce7">
            <text:p>2,733<text:s/></text:p>
          </table:table-cell>
          <table:table-cell office:value-type="float" office:value="7822" table:style-name="ce7">
            <text:p>7,822<text:s/></text:p>
          </table:table-cell>
          <table:table-cell office:value-type="float" office:value="7723" table:style-name="ce7">
            <text:p>7,723<text:s/></text:p>
          </table:table-cell>
          <table:table-cell office:value-type="float" office:value="9800" table:style-name="ce7">
            <text:p>9,800<text:s/></text:p>
          </table:table-cell>
          <table:table-cell office:value-type="float" office:value="13047" table:style-name="ce7">
            <text:p>13,047<text:s/></text:p>
          </table:table-cell>
          <table:table-cell office:value-type="float" office:value="14588" table:style-name="ce7">
            <text:p>14,588<text:s/></text:p>
          </table:table-cell>
          <table:table-cell office:value-type="float" office:value="19471" table:style-name="ce7">
            <text:p>19,471<text:s/></text:p>
          </table:table-cell>
          <table:table-cell office:value-type="float" office:value="24151" table:style-name="ce7">
            <text:p>24,151<text:s/></text:p>
          </table:table-cell>
          <table:table-cell office:value-type="float" office:value="12060" table:style-name="ce7">
            <text:p>12,060<text:s/></text:p>
          </table:table-cell>
          <table:table-cell office:value-type="float" office:value="9428" table:style-name="ce7">
            <text:p>9,428<text:s/></text:p>
          </table:table-cell>
          <table:table-cell office:value-type="float" office:value="10147" table:style-name="ce7">
            <text:p>10,147<text:s/></text:p>
          </table:table-cell>
          <table:table-cell office:value-type="float" office:value="10892" table:style-name="ce7">
            <text:p>10,892<text:s/></text:p>
          </table:table-cell>
          <table:table-cell office:value-type="float" office:value="10462" table:style-name="ce7">
            <text:p>10,462<text:s/></text:p>
          </table:table-cell>
          <table:table-cell office:value-type="float" office:value="8653" table:style-name="ce7">
            <text:p>8,653<text:s/></text:p>
          </table:table-cell>
          <table:table-cell office:value-type="float" office:value="7425" table:style-name="ce7">
            <text:p>7,425<text:s/></text:p>
          </table:table-cell>
          <table:table-cell office:value-type="float" office:value="1530" table:style-name="ce7">
            <text:p>1,530<text:s/></text:p>
          </table:table-cell>
          <table:table-cell office:value-type="float" office:value="1163" table:style-name="ce7">
            <text:p>1,163<text:s/></text:p>
          </table:table-cell>
          <table:table-cell office:value-type="float" office:value="1406" table:style-name="ce7">
            <text:p>1,406<text:s/></text:p>
          </table:table-cell>
          <table:table-cell office:value-type="float" office:value="2119" table:style-name="ce7">
            <text:p>2,119<text:s/></text:p>
          </table:table-cell>
          <table:table-cell office:value-type="float" office:value="467" table:style-name="ce7">
            <text:p>467<text:s/></text:p>
          </table:table-cell>
          <table:table-cell office:value-type="float" office:value="634" table:style-name="ce7">
            <text:p>634<text:s/></text:p>
          </table:table-cell>
          <table:table-cell office:value-type="float" office:value="807" table:style-name="ce7">
            <text:p>807<text:s/></text:p>
          </table:table-cell>
          <table:table-cell office:value-type="float" office:value="2108" table:style-name="ce7">
            <text:p>2,108<text:s/></text:p>
          </table:table-cell>
          <table:table-cell office:value-type="float" office:value="468" table:style-name="ce7">
            <text:p>468<text:s/></text:p>
          </table:table-cell>
          <table:table-cell office:value-type="float" office:value="1598" table:style-name="ce7">
            <text:p>1,598<text:s/></text:p>
          </table:table-cell>
          <table:table-cell office:value-type="float" office:value="1214" table:style-name="ce7">
            <text:p>1,214<text:s/></text:p>
          </table:table-cell>
          <table:table-cell table:number-columns-repeated="16264"/>
        </table:table-row>
        <table:table-row table:style-name="ro2">
          <table:table-cell office:value-type="date" office:date-value="2025-06-29T00:00:00" table:style-name="ce10">
            <text:p>2025/6/29</text:p>
          </table:table-cell>
          <table:table-cell office:value-type="float" office:value="4730" table:style-name="ce7">
            <text:p>4,730<text:s/></text:p>
          </table:table-cell>
          <table:table-cell office:value-type="float" office:value="7399" table:style-name="ce7">
            <text:p>7,399<text:s/></text:p>
          </table:table-cell>
          <table:table-cell office:value-type="float" office:value="20158" table:style-name="ce7">
            <text:p>20,158<text:s/></text:p>
          </table:table-cell>
          <table:table-cell office:value-type="float" office:value="38340" table:style-name="ce7">
            <text:p>38,340<text:s/></text:p>
          </table:table-cell>
          <table:table-cell office:value-type="float" office:value="12804" table:style-name="ce7">
            <text:p>12,804<text:s/></text:p>
          </table:table-cell>
          <table:table-cell office:value-type="float" office:value="7814" table:style-name="ce7">
            <text:p>7,814<text:s/></text:p>
          </table:table-cell>
          <table:table-cell office:value-type="float" office:value="6065" table:style-name="ce7">
            <text:p>6,065<text:s/></text:p>
          </table:table-cell>
          <table:table-cell office:value-type="float" office:value="3205" table:style-name="ce7">
            <text:p>3,205<text:s/></text:p>
          </table:table-cell>
          <table:table-cell office:value-type="float" office:value="2159" table:style-name="ce7">
            <text:p>2,159<text:s/></text:p>
          </table:table-cell>
          <table:table-cell office:value-type="float" office:value="5730" table:style-name="ce7">
            <text:p>5,730<text:s/></text:p>
          </table:table-cell>
          <table:table-cell office:value-type="float" office:value="1655" table:style-name="ce7">
            <text:p>1,655<text:s/></text:p>
          </table:table-cell>
          <table:table-cell office:value-type="float" office:value="2793" table:style-name="ce7">
            <text:p>2,793<text:s/></text:p>
          </table:table-cell>
          <table:table-cell office:value-type="float" office:value="4433" table:style-name="ce7">
            <text:p>4,433<text:s/></text:p>
          </table:table-cell>
          <table:table-cell office:value-type="float" office:value="4879" table:style-name="ce7">
            <text:p>4,879<text:s/></text:p>
          </table:table-cell>
          <table:table-cell office:value-type="float" office:value="9422" table:style-name="ce7">
            <text:p>9,422<text:s/></text:p>
          </table:table-cell>
          <table:table-cell office:value-type="float" office:value="4127" table:style-name="ce7">
            <text:p>4,127<text:s/></text:p>
          </table:table-cell>
          <table:table-cell office:value-type="float" office:value="5614" table:style-name="ce7">
            <text:p>5,614<text:s/></text:p>
          </table:table-cell>
          <table:table-cell office:value-type="float" office:value="3232" table:style-name="ce7">
            <text:p>3,232<text:s/></text:p>
          </table:table-cell>
          <table:table-cell office:value-type="float" office:value="7379" table:style-name="ce7">
            <text:p>7,379<text:s/></text:p>
          </table:table-cell>
          <table:table-cell office:value-type="float" office:value="3086" table:style-name="ce7">
            <text:p>3,086<text:s/></text:p>
          </table:table-cell>
          <table:table-cell office:value-type="float" office:value="4832" table:style-name="ce7">
            <text:p>4,832<text:s/></text:p>
          </table:table-cell>
          <table:table-cell office:value-type="float" office:value="5350" table:style-name="ce7">
            <text:p>5,350<text:s/></text:p>
          </table:table-cell>
          <table:table-cell office:value-type="float" office:value="6264" table:style-name="ce7">
            <text:p>6,264<text:s/></text:p>
          </table:table-cell>
          <table:table-cell office:value-type="float" office:value="25772" table:style-name="ce7">
            <text:p>25,772<text:s/></text:p>
          </table:table-cell>
          <table:table-cell office:value-type="float" office:value="3044" table:style-name="ce7">
            <text:p>3,044<text:s/></text:p>
          </table:table-cell>
          <table:table-cell office:value-type="float" office:value="9959" table:style-name="ce7">
            <text:p>9,959<text:s/></text:p>
          </table:table-cell>
          <table:table-cell office:value-type="float" office:value="7912" table:style-name="ce7">
            <text:p>7,912<text:s/></text:p>
          </table:table-cell>
          <table:table-cell office:value-type="float" office:value="10320" table:style-name="ce7">
            <text:p>10,320<text:s/></text:p>
          </table:table-cell>
          <table:table-cell office:value-type="float" office:value="13076" table:style-name="ce7">
            <text:p>13,076<text:s/></text:p>
          </table:table-cell>
          <table:table-cell office:value-type="float" office:value="11176" table:style-name="ce7">
            <text:p>11,176<text:s/></text:p>
          </table:table-cell>
          <table:table-cell office:value-type="float" office:value="7740" table:style-name="ce7">
            <text:p>7,740<text:s/></text:p>
          </table:table-cell>
          <table:table-cell office:value-type="float" office:value="20509" table:style-name="ce7">
            <text:p>20,509<text:s/></text:p>
          </table:table-cell>
          <table:table-cell office:value-type="float" office:value="11602" table:style-name="ce7">
            <text:p>11,602<text:s/></text:p>
          </table:table-cell>
          <table:table-cell office:value-type="float" office:value="19230" table:style-name="ce7">
            <text:p>19,230<text:s/></text:p>
          </table:table-cell>
          <table:table-cell office:value-type="float" office:value="32022" table:style-name="ce7">
            <text:p>32,022<text:s/></text:p>
          </table:table-cell>
          <table:table-cell office:value-type="float" office:value="3875" table:style-name="ce7">
            <text:p>3,875<text:s/></text:p>
          </table:table-cell>
          <table:table-cell office:value-type="float" office:value="23581" table:style-name="ce7">
            <text:p>23,581<text:s/></text:p>
          </table:table-cell>
          <table:table-cell office:value-type="float" office:value="15997" table:style-name="ce7">
            <text:p>15,997<text:s/></text:p>
          </table:table-cell>
          <table:table-cell office:value-type="float" office:value="14341" table:style-name="ce7">
            <text:p>14,341<text:s/></text:p>
          </table:table-cell>
          <table:table-cell office:value-type="float" office:value="14166" table:style-name="ce7">
            <text:p>14,166<text:s/></text:p>
          </table:table-cell>
          <table:table-cell office:value-type="float" office:value="8355" table:style-name="ce7">
            <text:p>8,355<text:s/></text:p>
          </table:table-cell>
          <table:table-cell office:value-type="float" office:value="163731" table:style-name="ce7">
            <text:p>163,731<text:s/></text:p>
          </table:table-cell>
          <table:table-cell office:value-type="float" office:value="50948" table:style-name="ce7">
            <text:p>50,948<text:s/></text:p>
          </table:table-cell>
          <table:table-cell office:value-type="float" office:value="14315" table:style-name="ce7">
            <text:p>14,315<text:s/></text:p>
          </table:table-cell>
          <table:table-cell office:value-type="float" office:value="16630" table:style-name="ce7">
            <text:p>16,630<text:s/></text:p>
          </table:table-cell>
          <table:table-cell office:value-type="float" office:value="23618" table:style-name="ce7">
            <text:p>23,618<text:s/></text:p>
          </table:table-cell>
          <table:table-cell office:value-type="float" office:value="24249" table:style-name="ce7">
            <text:p>24,249<text:s/></text:p>
          </table:table-cell>
          <table:table-cell office:value-type="float" office:value="21293" table:style-name="ce7">
            <text:p>21,293<text:s/></text:p>
          </table:table-cell>
          <table:table-cell office:value-type="float" office:value="16366" table:style-name="ce7">
            <text:p>16,366<text:s/></text:p>
          </table:table-cell>
          <table:table-cell office:value-type="float" office:value="7240" table:style-name="ce7">
            <text:p>7,240<text:s/></text:p>
          </table:table-cell>
          <table:table-cell office:value-type="float" office:value="16738" table:style-name="ce7">
            <text:p>16,738<text:s/></text:p>
          </table:table-cell>
          <table:table-cell office:value-type="float" office:value="5354" table:style-name="ce7">
            <text:p>5,354<text:s/></text:p>
          </table:table-cell>
          <table:table-cell office:value-type="float" office:value="5028" table:style-name="ce7">
            <text:p>5,028<text:s/></text:p>
          </table:table-cell>
          <table:table-cell office:value-type="float" office:value="13121" table:style-name="ce7">
            <text:p>13,121<text:s/></text:p>
          </table:table-cell>
          <table:table-cell office:value-type="float" office:value="4391" table:style-name="ce7">
            <text:p>4,391<text:s/></text:p>
          </table:table-cell>
          <table:table-cell office:value-type="float" office:value="2764" table:style-name="ce7">
            <text:p>2,764<text:s/></text:p>
          </table:table-cell>
          <table:table-cell office:value-type="float" office:value="1504" table:style-name="ce7">
            <text:p>1,504<text:s/></text:p>
          </table:table-cell>
          <table:table-cell office:value-type="float" office:value="6628" table:style-name="ce7">
            <text:p>6,628<text:s/></text:p>
          </table:table-cell>
          <table:table-cell office:value-type="float" office:value="6321" table:style-name="ce7">
            <text:p>6,321<text:s/></text:p>
          </table:table-cell>
          <table:table-cell office:value-type="float" office:value="9595" table:style-name="ce7">
            <text:p>9,595<text:s/></text:p>
          </table:table-cell>
          <table:table-cell office:value-type="float" office:value="30087" table:style-name="ce7">
            <text:p>30,087<text:s/></text:p>
          </table:table-cell>
          <table:table-cell office:value-type="float" office:value="5947" table:style-name="ce7">
            <text:p>5,947<text:s/></text:p>
          </table:table-cell>
          <table:table-cell office:value-type="float" office:value="10241" table:style-name="ce7">
            <text:p>10,241<text:s/></text:p>
          </table:table-cell>
          <table:table-cell office:value-type="float" office:value="5745" table:style-name="ce7">
            <text:p>5,745<text:s/></text:p>
          </table:table-cell>
          <table:table-cell office:value-type="float" office:value="15007" table:style-name="ce7">
            <text:p>15,007<text:s/></text:p>
          </table:table-cell>
          <table:table-cell office:value-type="float" office:value="13430" table:style-name="ce7">
            <text:p>13,430<text:s/></text:p>
          </table:table-cell>
          <table:table-cell office:value-type="float" office:value="23549" table:style-name="ce7">
            <text:p>23,549<text:s/></text:p>
          </table:table-cell>
          <table:table-cell office:value-type="float" office:value="35782" table:style-name="ce7">
            <text:p>35,782<text:s/></text:p>
          </table:table-cell>
          <table:table-cell office:value-type="float" office:value="26220" table:style-name="ce7">
            <text:p>26,220<text:s/></text:p>
          </table:table-cell>
          <table:table-cell office:value-type="float" office:value="19354" table:style-name="ce7">
            <text:p>19,354<text:s/></text:p>
          </table:table-cell>
          <table:table-cell office:value-type="float" office:value="24544" table:style-name="ce7">
            <text:p>24,544<text:s/></text:p>
          </table:table-cell>
          <table:table-cell office:value-type="float" office:value="68131" table:style-name="ce7">
            <text:p>68,131<text:s/></text:p>
          </table:table-cell>
          <table:table-cell office:value-type="float" office:value="13396" table:style-name="ce7">
            <text:p>13,396<text:s/></text:p>
          </table:table-cell>
          <table:table-cell office:value-type="float" office:value="29761" table:style-name="ce7">
            <text:p>29,761<text:s/></text:p>
          </table:table-cell>
          <table:table-cell office:value-type="float" office:value="24426" table:style-name="ce7">
            <text:p>24,426<text:s/></text:p>
          </table:table-cell>
          <table:table-cell office:value-type="float" office:value="34629" table:style-name="ce7">
            <text:p>34,629<text:s/></text:p>
          </table:table-cell>
          <table:table-cell office:value-type="float" office:value="49933" table:style-name="ce7">
            <text:p>49,933<text:s/></text:p>
          </table:table-cell>
          <table:table-cell office:value-type="float" office:value="14066" table:style-name="ce7">
            <text:p>14,066<text:s/></text:p>
          </table:table-cell>
          <table:table-cell office:value-type="float" office:value="12199" table:style-name="ce7">
            <text:p>12,199<text:s/></text:p>
          </table:table-cell>
          <table:table-cell office:value-type="float" office:value="8206" table:style-name="ce7">
            <text:p>8,206<text:s/></text:p>
          </table:table-cell>
          <table:table-cell office:value-type="float" office:value="20600" table:style-name="ce7">
            <text:p>20,600<text:s/></text:p>
          </table:table-cell>
          <table:table-cell office:value-type="float" office:value="9289" table:style-name="ce7">
            <text:p>9,289<text:s/></text:p>
          </table:table-cell>
          <table:table-cell office:value-type="float" office:value="27271" table:style-name="ce7">
            <text:p>27,271<text:s/></text:p>
          </table:table-cell>
          <table:table-cell office:value-type="float" office:value="10694" table:style-name="ce7">
            <text:p>10,694<text:s/></text:p>
          </table:table-cell>
          <table:table-cell office:value-type="float" office:value="10397" table:style-name="ce7">
            <text:p>10,397<text:s/></text:p>
          </table:table-cell>
          <table:table-cell office:value-type="float" office:value="13079" table:style-name="ce7">
            <text:p>13,079<text:s/></text:p>
          </table:table-cell>
          <table:table-cell office:value-type="float" office:value="16901" table:style-name="ce7">
            <text:p>16,901<text:s/></text:p>
          </table:table-cell>
          <table:table-cell office:value-type="float" office:value="10884" table:style-name="ce7">
            <text:p>10,884<text:s/></text:p>
          </table:table-cell>
          <table:table-cell office:value-type="float" office:value="11884" table:style-name="ce7">
            <text:p>11,884<text:s/></text:p>
          </table:table-cell>
          <table:table-cell office:value-type="float" office:value="17184" table:style-name="ce7">
            <text:p>17,184<text:s/></text:p>
          </table:table-cell>
          <table:table-cell office:value-type="float" office:value="4451" table:style-name="ce7">
            <text:p>4,451<text:s/></text:p>
          </table:table-cell>
          <table:table-cell office:value-type="float" office:value="8472" table:style-name="ce7">
            <text:p>8,472<text:s/></text:p>
          </table:table-cell>
          <table:table-cell office:value-type="float" office:value="3258" table:style-name="ce7">
            <text:p>3,258<text:s/></text:p>
          </table:table-cell>
          <table:table-cell office:value-type="float" office:value="2143" table:style-name="ce7">
            <text:p>2,143<text:s/></text:p>
          </table:table-cell>
          <table:table-cell office:value-type="float" office:value="6558" table:style-name="ce7">
            <text:p>6,558<text:s/></text:p>
          </table:table-cell>
          <table:table-cell office:value-type="float" office:value="6096" table:style-name="ce7">
            <text:p>6,096<text:s/></text:p>
          </table:table-cell>
          <table:table-cell office:value-type="float" office:value="8243" table:style-name="ce7">
            <text:p>8,243<text:s/></text:p>
          </table:table-cell>
          <table:table-cell office:value-type="float" office:value="10616" table:style-name="ce7">
            <text:p>10,616<text:s/></text:p>
          </table:table-cell>
          <table:table-cell office:value-type="float" office:value="11291" table:style-name="ce7">
            <text:p>11,291<text:s/></text:p>
          </table:table-cell>
          <table:table-cell office:value-type="float" office:value="15189" table:style-name="ce7">
            <text:p>15,189<text:s/></text:p>
          </table:table-cell>
          <table:table-cell office:value-type="float" office:value="20557" table:style-name="ce7">
            <text:p>20,557<text:s/></text:p>
          </table:table-cell>
          <table:table-cell office:value-type="float" office:value="9700" table:style-name="ce7">
            <text:p>9,700<text:s/></text:p>
          </table:table-cell>
          <table:table-cell office:value-type="float" office:value="7520" table:style-name="ce7">
            <text:p>7,520<text:s/></text:p>
          </table:table-cell>
          <table:table-cell office:value-type="float" office:value="8145" table:style-name="ce7">
            <text:p>8,145<text:s/></text:p>
          </table:table-cell>
          <table:table-cell office:value-type="float" office:value="8642" table:style-name="ce7">
            <text:p>8,642<text:s/></text:p>
          </table:table-cell>
          <table:table-cell office:value-type="float" office:value="8670" table:style-name="ce7">
            <text:p>8,670<text:s/></text:p>
          </table:table-cell>
          <table:table-cell office:value-type="float" office:value="6694" table:style-name="ce7">
            <text:p>6,694<text:s/></text:p>
          </table:table-cell>
          <table:table-cell office:value-type="float" office:value="5930" table:style-name="ce7">
            <text:p>5,930<text:s/></text:p>
          </table:table-cell>
          <table:table-cell office:value-type="float" office:value="1338" table:style-name="ce7">
            <text:p>1,338<text:s/></text:p>
          </table:table-cell>
          <table:table-cell office:value-type="float" office:value="977" table:style-name="ce7">
            <text:p>977<text:s/></text:p>
          </table:table-cell>
          <table:table-cell office:value-type="float" office:value="1271" table:style-name="ce7">
            <text:p>1,271<text:s/></text:p>
          </table:table-cell>
          <table:table-cell office:value-type="float" office:value="1643" table:style-name="ce7">
            <text:p>1,643<text:s/></text:p>
          </table:table-cell>
          <table:table-cell office:value-type="float" office:value="391" table:style-name="ce7">
            <text:p>391<text:s/></text:p>
          </table:table-cell>
          <table:table-cell office:value-type="float" office:value="520" table:style-name="ce7">
            <text:p>520<text:s/></text:p>
          </table:table-cell>
          <table:table-cell office:value-type="float" office:value="618" table:style-name="ce7">
            <text:p>618<text:s/></text:p>
          </table:table-cell>
          <table:table-cell office:value-type="float" office:value="2262" table:style-name="ce7">
            <text:p>2,262<text:s/></text:p>
          </table:table-cell>
          <table:table-cell office:value-type="float" office:value="397" table:style-name="ce7">
            <text:p>397<text:s/></text:p>
          </table:table-cell>
          <table:table-cell office:value-type="float" office:value="1232" table:style-name="ce7">
            <text:p>1,232<text:s/></text:p>
          </table:table-cell>
          <table:table-cell office:value-type="float" office:value="1162" table:style-name="ce7">
            <text:p>1,162<text:s/></text:p>
          </table:table-cell>
          <table:table-cell table:number-columns-repeated="16264"/>
        </table:table-row>
        <table:table-row table:style-name="ro2">
          <table:table-cell office:value-type="date" office:date-value="2025-06-30T00:00:00" table:style-name="ce10">
            <text:p>2025/6/30</text:p>
          </table:table-cell>
          <table:table-cell office:value-type="float" office:value="6016" table:style-name="ce7">
            <text:p>6,016<text:s/></text:p>
          </table:table-cell>
          <table:table-cell office:value-type="float" office:value="13510" table:style-name="ce7">
            <text:p>13,510<text:s/></text:p>
          </table:table-cell>
          <table:table-cell office:value-type="float" office:value="44597" table:style-name="ce7">
            <text:p>44,597<text:s/></text:p>
          </table:table-cell>
          <table:table-cell office:value-type="float" office:value="44109" table:style-name="ce7">
            <text:p>44,109<text:s/></text:p>
          </table:table-cell>
          <table:table-cell office:value-type="float" office:value="25570" table:style-name="ce7">
            <text:p>25,570<text:s/></text:p>
          </table:table-cell>
          <table:table-cell office:value-type="float" office:value="14127" table:style-name="ce7">
            <text:p>14,127<text:s/></text:p>
          </table:table-cell>
          <table:table-cell office:value-type="float" office:value="10868" table:style-name="ce7">
            <text:p>10,868<text:s/></text:p>
          </table:table-cell>
          <table:table-cell office:value-type="float" office:value="4253" table:style-name="ce7">
            <text:p>4,253<text:s/></text:p>
          </table:table-cell>
          <table:table-cell office:value-type="float" office:value="3529" table:style-name="ce7">
            <text:p>3,529<text:s/></text:p>
          </table:table-cell>
          <table:table-cell office:value-type="float" office:value="11735" table:style-name="ce7">
            <text:p>11,735<text:s/></text:p>
          </table:table-cell>
          <table:table-cell office:value-type="float" office:value="2696" table:style-name="ce7">
            <text:p>2,696<text:s/></text:p>
          </table:table-cell>
          <table:table-cell office:value-type="float" office:value="4252" table:style-name="ce7">
            <text:p>4,252<text:s/></text:p>
          </table:table-cell>
          <table:table-cell office:value-type="float" office:value="4393" table:style-name="ce7">
            <text:p>4,393<text:s/></text:p>
          </table:table-cell>
          <table:table-cell office:value-type="float" office:value="8070" table:style-name="ce7">
            <text:p>8,070<text:s/></text:p>
          </table:table-cell>
          <table:table-cell office:value-type="float" office:value="12316" table:style-name="ce7">
            <text:p>12,316<text:s/></text:p>
          </table:table-cell>
          <table:table-cell office:value-type="float" office:value="15071" table:style-name="ce7">
            <text:p>15,071<text:s/></text:p>
          </table:table-cell>
          <table:table-cell office:value-type="float" office:value="19210" table:style-name="ce7">
            <text:p>19,210<text:s/></text:p>
          </table:table-cell>
          <table:table-cell office:value-type="float" office:value="6333" table:style-name="ce7">
            <text:p>6,333<text:s/></text:p>
          </table:table-cell>
          <table:table-cell office:value-type="float" office:value="10517" table:style-name="ce7">
            <text:p>10,517<text:s/></text:p>
          </table:table-cell>
          <table:table-cell office:value-type="float" office:value="3697" table:style-name="ce7">
            <text:p>3,697<text:s/></text:p>
          </table:table-cell>
          <table:table-cell office:value-type="float" office:value="8818" table:style-name="ce7">
            <text:p>8,818<text:s/></text:p>
          </table:table-cell>
          <table:table-cell office:value-type="float" office:value="9239" table:style-name="ce7">
            <text:p>9,239<text:s/></text:p>
          </table:table-cell>
          <table:table-cell office:value-type="float" office:value="10292" table:style-name="ce7">
            <text:p>10,292<text:s/></text:p>
          </table:table-cell>
          <table:table-cell office:value-type="float" office:value="36045" table:style-name="ce7">
            <text:p>36,045<text:s/></text:p>
          </table:table-cell>
          <table:table-cell office:value-type="float" office:value="3542" table:style-name="ce7">
            <text:p>3,542<text:s/></text:p>
          </table:table-cell>
          <table:table-cell office:value-type="float" office:value="12077" table:style-name="ce7">
            <text:p>12,077<text:s/></text:p>
          </table:table-cell>
          <table:table-cell office:value-type="float" office:value="12755" table:style-name="ce7">
            <text:p>12,755<text:s/></text:p>
          </table:table-cell>
          <table:table-cell office:value-type="float" office:value="15367" table:style-name="ce7">
            <text:p>15,367<text:s/></text:p>
          </table:table-cell>
          <table:table-cell office:value-type="float" office:value="21633" table:style-name="ce7">
            <text:p>21,633<text:s/></text:p>
          </table:table-cell>
          <table:table-cell office:value-type="float" office:value="14827" table:style-name="ce7">
            <text:p>14,827<text:s/></text:p>
          </table:table-cell>
          <table:table-cell office:value-type="float" office:value="9899" table:style-name="ce7">
            <text:p>9,899<text:s/></text:p>
          </table:table-cell>
          <table:table-cell office:value-type="float" office:value="24537" table:style-name="ce7">
            <text:p>24,537<text:s/></text:p>
          </table:table-cell>
          <table:table-cell office:value-type="float" office:value="15160" table:style-name="ce7">
            <text:p>15,160<text:s/></text:p>
          </table:table-cell>
          <table:table-cell office:value-type="float" office:value="31415" table:style-name="ce7">
            <text:p>31,415<text:s/></text:p>
          </table:table-cell>
          <table:table-cell office:value-type="float" office:value="28236" table:style-name="ce7">
            <text:p>28,236<text:s/></text:p>
          </table:table-cell>
          <table:table-cell office:value-type="float" office:value="10494" table:style-name="ce7">
            <text:p>10,494<text:s/></text:p>
          </table:table-cell>
          <table:table-cell office:value-type="float" office:value="33167" table:style-name="ce7">
            <text:p>33,167<text:s/></text:p>
          </table:table-cell>
          <table:table-cell office:value-type="float" office:value="24519" table:style-name="ce7">
            <text:p>24,519<text:s/></text:p>
          </table:table-cell>
          <table:table-cell office:value-type="float" office:value="23124" table:style-name="ce7">
            <text:p>23,124<text:s/></text:p>
          </table:table-cell>
          <table:table-cell office:value-type="float" office:value="20177" table:style-name="ce7">
            <text:p>20,177<text:s/></text:p>
          </table:table-cell>
          <table:table-cell office:value-type="float" office:value="24274" table:style-name="ce7">
            <text:p>24,274<text:s/></text:p>
          </table:table-cell>
          <table:table-cell office:value-type="float" office:value="151705" table:style-name="ce7">
            <text:p>151,705<text:s/></text:p>
          </table:table-cell>
          <table:table-cell office:value-type="float" office:value="52151" table:style-name="ce7">
            <text:p>52,151<text:s/></text:p>
          </table:table-cell>
          <table:table-cell office:value-type="float" office:value="22724" table:style-name="ce7">
            <text:p>22,724<text:s/></text:p>
          </table:table-cell>
          <table:table-cell office:value-type="float" office:value="24757" table:style-name="ce7">
            <text:p>24,757<text:s/></text:p>
          </table:table-cell>
          <table:table-cell office:value-type="float" office:value="23653" table:style-name="ce7">
            <text:p>23,653<text:s/></text:p>
          </table:table-cell>
          <table:table-cell office:value-type="float" office:value="24451" table:style-name="ce7">
            <text:p>24,451<text:s/></text:p>
          </table:table-cell>
          <table:table-cell office:value-type="float" office:value="25868" table:style-name="ce7">
            <text:p>25,868<text:s/></text:p>
          </table:table-cell>
          <table:table-cell office:value-type="float" office:value="22906" table:style-name="ce7">
            <text:p>22,906<text:s/></text:p>
          </table:table-cell>
          <table:table-cell office:value-type="float" office:value="13498" table:style-name="ce7">
            <text:p>13,498<text:s/></text:p>
          </table:table-cell>
          <table:table-cell office:value-type="float" office:value="29072" table:style-name="ce7">
            <text:p>29,072<text:s/></text:p>
          </table:table-cell>
          <table:table-cell office:value-type="float" office:value="7477" table:style-name="ce7">
            <text:p>7,477<text:s/></text:p>
          </table:table-cell>
          <table:table-cell office:value-type="float" office:value="9226" table:style-name="ce7">
            <text:p>9,226<text:s/></text:p>
          </table:table-cell>
          <table:table-cell office:value-type="float" office:value="17255" table:style-name="ce7">
            <text:p>17,255<text:s/></text:p>
          </table:table-cell>
          <table:table-cell office:value-type="float" office:value="4350" table:style-name="ce7">
            <text:p>4,350<text:s/></text:p>
          </table:table-cell>
          <table:table-cell office:value-type="float" office:value="4033" table:style-name="ce7">
            <text:p>4,033<text:s/></text:p>
          </table:table-cell>
          <table:table-cell office:value-type="float" office:value="3262" table:style-name="ce7">
            <text:p>3,262<text:s/></text:p>
          </table:table-cell>
          <table:table-cell office:value-type="float" office:value="12707" table:style-name="ce7">
            <text:p>12,707<text:s/></text:p>
          </table:table-cell>
          <table:table-cell office:value-type="float" office:value="9136" table:style-name="ce7">
            <text:p>9,136<text:s/></text:p>
          </table:table-cell>
          <table:table-cell office:value-type="float" office:value="14550" table:style-name="ce7">
            <text:p>14,550<text:s/></text:p>
          </table:table-cell>
          <table:table-cell office:value-type="float" office:value="33303" table:style-name="ce7">
            <text:p>33,303<text:s/></text:p>
          </table:table-cell>
          <table:table-cell office:value-type="float" office:value="10637" table:style-name="ce7">
            <text:p>10,637<text:s/></text:p>
          </table:table-cell>
          <table:table-cell office:value-type="float" office:value="13979" table:style-name="ce7">
            <text:p>13,979<text:s/></text:p>
          </table:table-cell>
          <table:table-cell office:value-type="float" office:value="9385" table:style-name="ce7">
            <text:p>9,385<text:s/></text:p>
          </table:table-cell>
          <table:table-cell office:value-type="float" office:value="23123" table:style-name="ce7">
            <text:p>23,123<text:s/></text:p>
          </table:table-cell>
          <table:table-cell office:value-type="float" office:value="26667" table:style-name="ce7">
            <text:p>26,667<text:s/></text:p>
          </table:table-cell>
          <table:table-cell office:value-type="float" office:value="30351" table:style-name="ce7">
            <text:p>30,351<text:s/></text:p>
          </table:table-cell>
          <table:table-cell office:value-type="float" office:value="39999" table:style-name="ce7">
            <text:p>39,999<text:s/></text:p>
          </table:table-cell>
          <table:table-cell office:value-type="float" office:value="38563" table:style-name="ce7">
            <text:p>38,563<text:s/></text:p>
          </table:table-cell>
          <table:table-cell office:value-type="float" office:value="28892" table:style-name="ce7">
            <text:p>28,892<text:s/></text:p>
          </table:table-cell>
          <table:table-cell office:value-type="float" office:value="27337" table:style-name="ce7">
            <text:p>27,337<text:s/></text:p>
          </table:table-cell>
          <table:table-cell office:value-type="float" office:value="71086" table:style-name="ce7">
            <text:p>71,086<text:s/></text:p>
          </table:table-cell>
          <table:table-cell office:value-type="float" office:value="21442" table:style-name="ce7">
            <text:p>21,442<text:s/></text:p>
          </table:table-cell>
          <table:table-cell office:value-type="float" office:value="35155" table:style-name="ce7">
            <text:p>35,155<text:s/></text:p>
          </table:table-cell>
          <table:table-cell office:value-type="float" office:value="33503" table:style-name="ce7">
            <text:p>33,503<text:s/></text:p>
          </table:table-cell>
          <table:table-cell office:value-type="float" office:value="24634" table:style-name="ce7">
            <text:p>24,634<text:s/></text:p>
          </table:table-cell>
          <table:table-cell office:value-type="float" office:value="61623" table:style-name="ce7">
            <text:p>61,623<text:s/></text:p>
          </table:table-cell>
          <table:table-cell office:value-type="float" office:value="20424" table:style-name="ce7">
            <text:p>20,424<text:s/></text:p>
          </table:table-cell>
          <table:table-cell office:value-type="float" office:value="17112" table:style-name="ce7">
            <text:p>17,112<text:s/></text:p>
          </table:table-cell>
          <table:table-cell office:value-type="float" office:value="15762" table:style-name="ce7">
            <text:p>15,762<text:s/></text:p>
          </table:table-cell>
          <table:table-cell office:value-type="float" office:value="25431" table:style-name="ce7">
            <text:p>25,431<text:s/></text:p>
          </table:table-cell>
          <table:table-cell office:value-type="float" office:value="15255" table:style-name="ce7">
            <text:p>15,255<text:s/></text:p>
          </table:table-cell>
          <table:table-cell office:value-type="float" office:value="33387" table:style-name="ce7">
            <text:p>33,387<text:s/></text:p>
          </table:table-cell>
          <table:table-cell office:value-type="float" office:value="19264" table:style-name="ce7">
            <text:p>19,264<text:s/></text:p>
          </table:table-cell>
          <table:table-cell office:value-type="float" office:value="9104" table:style-name="ce7">
            <text:p>9,104<text:s/></text:p>
          </table:table-cell>
          <table:table-cell office:value-type="float" office:value="17090" table:style-name="ce7">
            <text:p>17,090<text:s/></text:p>
          </table:table-cell>
          <table:table-cell office:value-type="float" office:value="41629" table:style-name="ce7">
            <text:p>41,629<text:s/></text:p>
          </table:table-cell>
          <table:table-cell office:value-type="float" office:value="23260" table:style-name="ce7">
            <text:p>23,260<text:s/></text:p>
          </table:table-cell>
          <table:table-cell office:value-type="float" office:value="25858" table:style-name="ce7">
            <text:p>25,858<text:s/></text:p>
          </table:table-cell>
          <table:table-cell office:value-type="float" office:value="28815" table:style-name="ce7">
            <text:p>28,815<text:s/></text:p>
          </table:table-cell>
          <table:table-cell office:value-type="float" office:value="7385" table:style-name="ce7">
            <text:p>7,385<text:s/></text:p>
          </table:table-cell>
          <table:table-cell office:value-type="float" office:value="10892" table:style-name="ce7">
            <text:p>10,892<text:s/></text:p>
          </table:table-cell>
          <table:table-cell office:value-type="float" office:value="5541" table:style-name="ce7">
            <text:p>5,541<text:s/></text:p>
          </table:table-cell>
          <table:table-cell office:value-type="float" office:value="5640" table:style-name="ce7">
            <text:p>5,640<text:s/></text:p>
          </table:table-cell>
          <table:table-cell office:value-type="float" office:value="9188" table:style-name="ce7">
            <text:p>9,188<text:s/></text:p>
          </table:table-cell>
          <table:table-cell office:value-type="float" office:value="10465" table:style-name="ce7">
            <text:p>10,465<text:s/></text:p>
          </table:table-cell>
          <table:table-cell office:value-type="float" office:value="10741" table:style-name="ce7">
            <text:p>10,741<text:s/></text:p>
          </table:table-cell>
          <table:table-cell office:value-type="float" office:value="13641" table:style-name="ce7">
            <text:p>13,641<text:s/></text:p>
          </table:table-cell>
          <table:table-cell office:value-type="float" office:value="17753" table:style-name="ce7">
            <text:p>17,753<text:s/></text:p>
          </table:table-cell>
          <table:table-cell office:value-type="float" office:value="28584" table:style-name="ce7">
            <text:p>28,584<text:s/></text:p>
          </table:table-cell>
          <table:table-cell office:value-type="float" office:value="25458" table:style-name="ce7">
            <text:p>25,458<text:s/></text:p>
          </table:table-cell>
          <table:table-cell office:value-type="float" office:value="15876" table:style-name="ce7">
            <text:p>15,876<text:s/></text:p>
          </table:table-cell>
          <table:table-cell office:value-type="float" office:value="12102" table:style-name="ce7">
            <text:p>12,102<text:s/></text:p>
          </table:table-cell>
          <table:table-cell office:value-type="float" office:value="12392" table:style-name="ce7">
            <text:p>12,392<text:s/></text:p>
          </table:table-cell>
          <table:table-cell office:value-type="float" office:value="13660" table:style-name="ce7">
            <text:p>13,660<text:s/></text:p>
          </table:table-cell>
          <table:table-cell office:value-type="float" office:value="12100" table:style-name="ce7">
            <text:p>12,100<text:s/></text:p>
          </table:table-cell>
          <table:table-cell office:value-type="float" office:value="11104" table:style-name="ce7">
            <text:p>11,104<text:s/></text:p>
          </table:table-cell>
          <table:table-cell office:value-type="float" office:value="9382" table:style-name="ce7">
            <text:p>9,382<text:s/></text:p>
          </table:table-cell>
          <table:table-cell office:value-type="float" office:value="2128" table:style-name="ce7">
            <text:p>2,128<text:s/></text:p>
          </table:table-cell>
          <table:table-cell office:value-type="float" office:value="1312" table:style-name="ce7">
            <text:p>1,312<text:s/></text:p>
          </table:table-cell>
          <table:table-cell office:value-type="float" office:value="1770" table:style-name="ce7">
            <text:p>1,770<text:s/></text:p>
          </table:table-cell>
          <table:table-cell office:value-type="float" office:value="2336" table:style-name="ce7">
            <text:p>2,336<text:s/></text:p>
          </table:table-cell>
          <table:table-cell office:value-type="float" office:value="1190" table:style-name="ce7">
            <text:p>1,190<text:s/></text:p>
          </table:table-cell>
          <table:table-cell office:value-type="float" office:value="1668" table:style-name="ce7">
            <text:p>1,668<text:s/></text:p>
          </table:table-cell>
          <table:table-cell office:value-type="float" office:value="1125" table:style-name="ce7">
            <text:p>1,125<text:s/></text:p>
          </table:table-cell>
          <table:table-cell office:value-type="float" office:value="2105" table:style-name="ce7">
            <text:p>2,105<text:s/></text:p>
          </table:table-cell>
          <table:table-cell office:value-type="float" office:value="536" table:style-name="ce7">
            <text:p>536<text:s/></text:p>
          </table:table-cell>
          <table:table-cell office:value-type="float" office:value="2049" table:style-name="ce7">
            <text:p>2,049<text:s/></text:p>
          </table:table-cell>
          <table:table-cell office:value-type="float" office:value="1758" table:style-name="ce7">
            <text:p>1,758<text:s/></text:p>
          </table:table-cell>
          <table:table-cell table:number-columns-repeated="16264"/>
        </table:table-row>
        <table:table-row table:number-rows-repeated="1048545" table:style-name="ro3">
          <table:table-cell table:number-columns-repeated="16384"/>
        </table:table-row>
        <table:named-expressions>
          <table:named-range table:name="Print_Titles" table:cell-range-address="進站資料.$A$1:進站資料.$A$1048576" table:base-cell-address="進站資料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全真楷書" svg:font-family="全真楷書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date-style style:name="N19">
      <number:year number:style="long"/>
      <number:text>/</number:text>
      <number:month/>
      <number:text>/</number:text>
      <number:day/>
    </number:date-style>
    <number:number-style style:name="N48P0">
      <number:number number:decimal-places="0" number:min-integer-digits="1" number:grouping="true">
        <number:embedded-text number:position="0"> </number:embedded-text>
      </number:number>
    </number:number-style>
    <number:number-style style:name="N48">
      <style:text-properties fo:color="#FF0000"/>
      <number:text>(</number:text>
      <number:number number:decimal-places="0" number:min-integer-digits="1" number:grouping="true">
        <number:embedded-text number:position="0">)</number:embedded-text>
      </number:number>
      <style:map style:condition="value()&gt;=0" style:apply-style-name="N48P0"/>
    </number:number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</office:styles>
  <office:automatic-styles>
    <style:page-layout style:name="pm1">
      <style:page-layout-properties fo:margin-top="0.31496062992126in" fo:margin-bottom="0.31496062992126in" fo:margin-left="0.708661417322835in" fo:margin-right="0.708661417322835in" style:print-orientation="landscape" style:print-page-order="ttb" style:first-page-number="continue" style:scale-to="58%" style:table-centering="none" style:print="objects charts drawings"/>
      <style:header-style>
        <style:header-footer-properties fo:min-height="0.433070866141732in" fo:margin-left="0.708661417322835in" fo:margin-right="0.708661417322835in" fo:margin-bottom="0in"/>
      </style:header-style>
      <style:footer-style>
        <style:header-footer-properties fo:min-height="0.433070866141732in" fo:margin-left="0.708661417322835in" fo:margin-right="0.708661417322835in" fo:margin-top="0in"/>
      </style:footer-style>
    </style:page-layout>
    <style:page-layout style:name="pm2">
      <style:page-layout-properties fo:margin-top="0.31496062992126in" fo:margin-bottom="0.31496062992126in" fo:margin-left="0.708661417322835in" fo:margin-right="0.708661417322835in" style:print-orientation="landscape" style:print-page-order="ttb" style:first-page-number="continue" style:scale-to="58%" style:table-centering="none" style:print="objects charts drawings"/>
      <style:header-style>
        <style:header-footer-properties fo:min-height="0.433070866141732in" fo:margin-left="0.708661417322835in" fo:margin-right="0.708661417322835in" fo:margin-bottom="0in"/>
      </style:header-style>
      <style:footer-style>
        <style:header-footer-properties fo:min-height="0.433070866141732in" fo:margin-left="0.708661417322835in" fo:margin-right="0.708661417322835in" fo:margin-top="0in"/>
      </style:footer-style>
    </style:page-layout>
  </office:automatic-styles>
  <office:master-styles>
    <style:master-page style:name="mp1" style:page-layout-name="pm1">
      <style:header>
        <text:p>各站出站量統計</text:p>
      </style:header>
      <style:header-left style:display="false"/>
      <style:footer/>
      <style:footer-left style:display="false"/>
    </style:master-page>
    <style:master-page style:name="mp2" style:page-layout-name="pm2">
      <style:header>
        <text:p>各站進站量統計</text:p>
      </style:header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Y.C. CHUANG</meta:initial-creator>
    <dc:creator>Y.C. CHUANG</dc:creator>
    <meta:creation-date>2025-07-10T05:52:07Z</meta:creation-date>
    <dc:date>2025-07-10T05:52:33Z</dc:date>
  </office:meta>
</office:document-meta>
</file>